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33cm"/>
    </style:style>
    <style:style style:name="co2" style:family="table-column">
      <style:table-column-properties fo:break-before="auto" style:column-width="3.447cm"/>
    </style:style>
    <style:style style:name="co3" style:family="table-column">
      <style:table-column-properties fo:break-before="auto" style:column-width="4.018cm"/>
    </style:style>
    <style:style style:name="co4" style:family="table-column">
      <style:table-column-properties fo:break-before="auto" style:column-width="3.997cm"/>
    </style:style>
    <style:style style:name="co5" style:family="table-column">
      <style:table-column-properties fo:break-before="auto" style:column-width="3.5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8.09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transparent" fo:border="0.74pt solid #000000"/>
    </style:style>
    <style:style style:name="ce14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8" style:family="table-cell" style:parent-style-name="Default" style:data-style-name="N99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4" table:default-cell-style-name="ce14"/>
        <table:table-column table:style-name="co2" table:default-cell-style-name="ce14"/>
        <table:table-column table:style-name="co4" table:default-cell-style-name="ce14"/>
        <table:table-column table:style-name="co2" table:default-cell-style-name="ce14"/>
        <table:table-column table:style-name="co4" table:default-cell-style-name="ce14"/>
        <table:table-column table:style-name="co2" table:default-cell-style-name="ce14"/>
        <table:table-column table:style-name="co4" table:default-cell-style-name="ce14"/>
        <table:table-column table:style-name="co2" table:default-cell-style-name="ce14"/>
        <table:table-column table:style-name="co5" table:default-cell-style-name="ce14"/>
        <table:table-column table:style-name="co2" table:default-cell-style-name="ce14"/>
        <table:table-column table:style-name="co4" table:default-cell-style-name="ce14"/>
        <table:table-column table:style-name="co2" table:default-cell-style-name="ce14"/>
        <table:table-column table:style-name="co4" table:default-cell-style-name="ce14"/>
        <table:table-column table:style-name="co2" table:default-cell-style-name="ce14"/>
        <table:table-column table:style-name="co4" table:default-cell-style-name="ce14"/>
        <table:table-column table:style-name="co2" table:default-cell-style-name="ce14"/>
        <table:table-column table:style-name="co4" table:default-cell-style-name="ce14"/>
        <table:table-column table:style-name="co6" table:number-columns-repeated="11" table:default-cell-style-name="ce14"/>
        <table:table-column table:style-name="co7" table:default-cell-style-name="ce14"/>
        <table:table-column table:style-name="co6" table:number-columns-repeated="987" table:default-cell-style-name="ce14"/>
        <table:table-row table:style-name="ro1">
          <table:table-cell table:style-name="ce1" office:value-type="string" calcext:value-type="string" table:number-columns-spanned="25" table:number-rows-spanned="1">
            <text:p>IONOSPHERE</text:p>
          </table:table-cell>
          <table:covered-table-cell table:number-columns-repeated="23" table:style-name="ce2"/>
          <table:covered-table-cell/>
          <table:table-cell table:number-columns-repeated="999"/>
        </table:table-row>
        <table:table-row table:style-name="ro1">
          <table:table-cell table:style-name="ce1"/>
          <table:table-cell table:style-name="ce4" office:value-type="string" calcext:value-type="string" table:number-columns-spanned="6" table:number-rows-spanned="1">
            <text:p>MO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SO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ANOVA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RFE</text:p>
          </table:table-cell>
          <table:covered-table-cell table:style-name="ce4"/>
          <table:covered-table-cell table:number-columns-repeated="3" table:style-name="ce2"/>
          <table:covered-table-cell/>
          <table:table-cell table:number-columns-repeated="999"/>
        </table:table-row>
        <table:table-row table:style-name="ro2">
          <table:table-cell table:style-name="ce2" office:value-type="string" calcext:value-type="string">
            <text:p>Num. Ftr.</text:p>
          </table:table-cell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/>
          <table:table-cell table:number-columns-repeated="999"/>
        </table:table-row>
        <table:table-row table:style-name="ro2"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office:value-type="string" calcext:value-type="string">
            <text:p>MO&gt;ANOVA?</text:p>
          </table:table-cell>
          <table:table-cell/>
          <table:table-cell office:value-type="string" calcext:value-type="string">
            <text:p>MO&gt;RFE</text:p>
          </table:table-cell>
          <table:table-cell/>
          <table:table-cell office:value-type="string" calcext:value-type="string">
            <text:p>MO&gt;SO</text:p>
          </table:table-cell>
          <table:table-cell table:number-columns-repeated="99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Default" office:value-type="float" office:value="0.854269144340352" calcext:value-type="float">
            <text:p>0.854269144340352</text:p>
          </table:table-cell>
          <table:table-cell table:style-name="Default" office:value-type="float" office:value="0.028182944561361" calcext:value-type="float">
            <text:p>0.028182944561361</text:p>
          </table:table-cell>
          <table:table-cell table:style-name="Default" office:value-type="float" office:value="0.869417092521073" calcext:value-type="float">
            <text:p>0.869417092521073</text:p>
          </table:table-cell>
          <table:table-cell table:style-name="Default" office:value-type="float" office:value="0.0278613930440004" calcext:value-type="float">
            <text:p>0.0278613930440004</text:p>
          </table:table-cell>
          <table:table-cell table:style-name="Default" office:value-type="float" office:value="0.854269144340352" calcext:value-type="float">
            <text:p>0.854269144340352</text:p>
          </table:table-cell>
          <table:table-cell table:style-name="Default" office:value-type="float" office:value="0.028182944561361" calcext:value-type="float">
            <text:p>0.028182944561361</text:p>
          </table:table-cell>
          <table:table-cell table:style-name="ce16" office:value-type="float" office:value="0.891500270283552" calcext:value-type="float">
            <text:p>0.891500270283552</text:p>
          </table:table-cell>
          <table:table-cell table:style-name="ce16" office:value-type="float" office:value="0.0250522939667418" calcext:value-type="float">
            <text:p>0.0250522939667418</text:p>
          </table:table-cell>
          <table:table-cell table:style-name="ce16" office:value-type="float" office:value="0.907750481278029" calcext:value-type="float">
            <text:p>0.907750481278029</text:p>
          </table:table-cell>
          <table:table-cell table:style-name="ce16" office:value-type="float" office:value="0.0251004804805318" calcext:value-type="float">
            <text:p>0.0251004804805318</text:p>
          </table:table-cell>
          <table:table-cell table:style-name="ce16" office:value-type="float" office:value="0.891500270283552" calcext:value-type="float">
            <text:p>0.891500270283552</text:p>
          </table:table-cell>
          <table:table-cell table:style-name="ce16" office:value-type="float" office:value="0.0250522939667418" calcext:value-type="float">
            <text:p>0.0250522939667418</text:p>
          </table:table-cell>
          <table:table-cell table:style-name="Default" office:value-type="float" office:value="0.852705910274796" calcext:value-type="float">
            <text:p>0.852705910274796</text:p>
          </table:table-cell>
          <table:table-cell table:style-name="Default" office:value-type="float" office:value="0.0294156941546551" calcext:value-type="float">
            <text:p>0.0294156941546551</text:p>
          </table:table-cell>
          <table:table-cell table:style-name="Default" office:value-type="float" office:value="0.87572722070671" calcext:value-type="float">
            <text:p>0.87572722070671</text:p>
          </table:table-cell>
          <table:table-cell table:style-name="Default" office:value-type="float" office:value="0.0328899813521391" calcext:value-type="float">
            <text:p>0.0328899813521391</text:p>
          </table:table-cell>
          <table:table-cell table:style-name="Default" office:value-type="float" office:value="0.852705910274796" calcext:value-type="float">
            <text:p>0.852705910274796</text:p>
          </table:table-cell>
          <table:table-cell table:style-name="Default" office:value-type="float" office:value="0.0294156941546551" calcext:value-type="float">
            <text:p>0.0294156941546551</text:p>
          </table:table-cell>
          <table:table-cell table:style-name="Default" office:value-type="float" office:value="0.840818083533254" calcext:value-type="float">
            <text:p>0.840818083533254</text:p>
          </table:table-cell>
          <table:table-cell table:style-name="Default" office:value-type="float" office:value="0.0434887434978328" calcext:value-type="float">
            <text:p>0.0434887434978328</text:p>
          </table:table-cell>
          <table:table-cell table:style-name="Default" office:value-type="float" office:value="0.863360296795281" calcext:value-type="float">
            <text:p>0.863360296795281</text:p>
          </table:table-cell>
          <table:table-cell table:style-name="Default" office:value-type="float" office:value="0.0363489842941639" calcext:value-type="float">
            <text:p>0.0363489842941639</text:p>
          </table:table-cell>
          <table:table-cell table:style-name="Default" office:value-type="float" office:value="0.840818083533254" calcext:value-type="float">
            <text:p>0.840818083533254</text:p>
          </table:table-cell>
          <table:table-cell table:style-name="Default" office:value-type="float" office:value="0.0434887434978328" calcext:value-type="float">
            <text:p>0.0434887434978328</text:p>
          </table:table-cell>
          <table:table-cell/>
          <table:table-cell table:style-name="ce18" table:formula="of:=[.N5]&gt;[.N5]" office:value-type="boolean" office:boolean-value="false" calcext:value-type="boolean">
            <text:p>FALSE</text:p>
          </table:table-cell>
          <table:table-cell/>
          <table:table-cell table:style-name="ce18" table:formula="of:=[.N5]&gt;[.T5]" office:value-type="boolean" office:boolean-value="true" calcext:value-type="boolean">
            <text:p>TRUE</text:p>
          </table:table-cell>
          <table:table-cell/>
          <table:table-cell table:style-name="ce18" table:formula="of:=[.N5]&gt;[.T5]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Default" office:value-type="float" office:value="0.843127424175412" calcext:value-type="float">
            <text:p>0.843127424175412</text:p>
          </table:table-cell>
          <table:table-cell table:style-name="Default" office:value-type="float" office:value="0.0305997980794226" calcext:value-type="float">
            <text:p>0.0305997980794226</text:p>
          </table:table-cell>
          <table:table-cell table:style-name="Default" office:value-type="float" office:value="0.860602922371416" calcext:value-type="float">
            <text:p>0.860602922371416</text:p>
          </table:table-cell>
          <table:table-cell table:style-name="Default" office:value-type="float" office:value="0.029083474274415" calcext:value-type="float">
            <text:p>0.029083474274415</text:p>
          </table:table-cell>
          <table:table-cell table:style-name="Default" office:value-type="float" office:value="0.843127424175412" calcext:value-type="float">
            <text:p>0.843127424175412</text:p>
          </table:table-cell>
          <table:table-cell table:style-name="Default" office:value-type="float" office:value="0.0305997980794226" calcext:value-type="float">
            <text:p>0.0305997980794226</text:p>
          </table:table-cell>
          <table:table-cell table:style-name="Default" office:value-type="float" office:value="0.895984274411519" calcext:value-type="float">
            <text:p>0.895984274411519</text:p>
          </table:table-cell>
          <table:table-cell table:style-name="Default" office:value-type="float" office:value="0.0391314486848166" calcext:value-type="float">
            <text:p>0.0391314486848166</text:p>
          </table:table-cell>
          <table:table-cell table:style-name="Default" office:value-type="float" office:value="0.908849652392003" calcext:value-type="float">
            <text:p>0.908849652392003</text:p>
          </table:table-cell>
          <table:table-cell table:style-name="Default" office:value-type="float" office:value="0.0312464225582317" calcext:value-type="float">
            <text:p>0.0312464225582317</text:p>
          </table:table-cell>
          <table:table-cell table:style-name="Default" office:value-type="float" office:value="0.895984274411519" calcext:value-type="float">
            <text:p>0.895984274411519</text:p>
          </table:table-cell>
          <table:table-cell table:style-name="Default" office:value-type="float" office:value="0.0391314486848166" calcext:value-type="float">
            <text:p>0.0391314486848166</text:p>
          </table:table-cell>
          <table:table-cell table:style-name="Default" office:value-type="float" office:value="0.853141595075032" calcext:value-type="float">
            <text:p>0.853141595075032</text:p>
          </table:table-cell>
          <table:table-cell table:style-name="Default" office:value-type="float" office:value="0.0368542561519973" calcext:value-type="float">
            <text:p>0.0368542561519973</text:p>
          </table:table-cell>
          <table:table-cell table:style-name="Default" office:value-type="float" office:value="0.874797235152189" calcext:value-type="float">
            <text:p>0.874797235152189</text:p>
          </table:table-cell>
          <table:table-cell table:style-name="Default" office:value-type="float" office:value="0.0316837380601227" calcext:value-type="float">
            <text:p>0.0316837380601227</text:p>
          </table:table-cell>
          <table:table-cell table:style-name="Default" office:value-type="float" office:value="0.853141595075032" calcext:value-type="float">
            <text:p>0.853141595075032</text:p>
          </table:table-cell>
          <table:table-cell table:style-name="Default" office:value-type="float" office:value="0.0368542561519973" calcext:value-type="float">
            <text:p>0.0368542561519973</text:p>
          </table:table-cell>
          <table:table-cell table:style-name="Default" office:value-type="float" office:value="0.842629708183114" calcext:value-type="float">
            <text:p>0.842629708183114</text:p>
          </table:table-cell>
          <table:table-cell table:style-name="Default" office:value-type="float" office:value="0.0537691238868577" calcext:value-type="float">
            <text:p>0.0537691238868577</text:p>
          </table:table-cell>
          <table:table-cell table:style-name="Default" office:value-type="float" office:value="0.866815129081254" calcext:value-type="float">
            <text:p>0.866815129081254</text:p>
          </table:table-cell>
          <table:table-cell table:style-name="Default" office:value-type="float" office:value="0.0447694546041043" calcext:value-type="float">
            <text:p>0.0447694546041043</text:p>
          </table:table-cell>
          <table:table-cell table:style-name="Default" office:value-type="float" office:value="0.842629708183114" calcext:value-type="float">
            <text:p>0.842629708183114</text:p>
          </table:table-cell>
          <table:table-cell table:style-name="Default" office:value-type="float" office:value="0.0537691238868577" calcext:value-type="float">
            <text:p>0.0537691238868577</text:p>
          </table:table-cell>
          <table:table-cell/>
          <table:table-cell table:style-name="ce18" table:formula="of:=[.N6]&gt;[.N6]" office:value-type="boolean" office:boolean-value="false" calcext:value-type="boolean">
            <text:p>FALSE</text:p>
          </table:table-cell>
          <table:table-cell/>
          <table:table-cell table:style-name="ce18" table:formula="of:=[.N6]&gt;[.T6]" office:value-type="boolean" office:boolean-value="true" calcext:value-type="boolean">
            <text:p>TRUE</text:p>
          </table:table-cell>
          <table:table-cell/>
          <table:table-cell table:style-name="ce18" table:formula="of:=[.N6]&gt;[.T6]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6" office:value-type="float" office:value="0.887275124084722" calcext:value-type="float">
            <text:p>0.887275124084722</text:p>
          </table:table-cell>
          <table:table-cell table:style-name="ce16" office:value-type="float" office:value="0.029692394035655" calcext:value-type="float">
            <text:p>0.029692394035655</text:p>
          </table:table-cell>
          <table:table-cell table:style-name="ce16" office:value-type="float" office:value="0.901132061538475" calcext:value-type="float">
            <text:p>0.901132061538475</text:p>
          </table:table-cell>
          <table:table-cell table:style-name="ce16" office:value-type="float" office:value="0.0281327979320458" calcext:value-type="float">
            <text:p>0.0281327979320458</text:p>
          </table:table-cell>
          <table:table-cell table:style-name="ce16" office:value-type="float" office:value="0.887275124084722" calcext:value-type="float">
            <text:p>0.887275124084722</text:p>
          </table:table-cell>
          <table:table-cell table:style-name="ce16" office:value-type="float" office:value="0.029692394035655" calcext:value-type="float">
            <text:p>0.029692394035655</text:p>
          </table:table-cell>
          <table:table-cell table:style-name="Default" office:value-type="float" office:value="0.886822485134405" calcext:value-type="float">
            <text:p>0.886822485134405</text:p>
          </table:table-cell>
          <table:table-cell table:style-name="Default" office:value-type="float" office:value="0.0304702106235881" calcext:value-type="float">
            <text:p>0.0304702106235881</text:p>
          </table:table-cell>
          <table:table-cell table:style-name="Default" office:value-type="float" office:value="0.904494976198743" calcext:value-type="float">
            <text:p>0.904494976198743</text:p>
          </table:table-cell>
          <table:table-cell table:style-name="Default" office:value-type="float" office:value="0.0240470474847193" calcext:value-type="float">
            <text:p>0.0240470474847193</text:p>
          </table:table-cell>
          <table:table-cell table:style-name="Default" office:value-type="float" office:value="0.886822485134405" calcext:value-type="float">
            <text:p>0.886822485134405</text:p>
          </table:table-cell>
          <table:table-cell table:style-name="Default" office:value-type="float" office:value="0.0304702106235881" calcext:value-type="float">
            <text:p>0.0304702106235881</text:p>
          </table:table-cell>
          <table:table-cell table:style-name="Default" office:value-type="float" office:value="0.853027559987312" calcext:value-type="float">
            <text:p>0.853027559987312</text:p>
          </table:table-cell>
          <table:table-cell table:style-name="Default" office:value-type="float" office:value="0.0355507088443812" calcext:value-type="float">
            <text:p>0.0355507088443812</text:p>
          </table:table-cell>
          <table:table-cell table:style-name="Default" office:value-type="float" office:value="0.875346120425842" calcext:value-type="float">
            <text:p>0.875346120425842</text:p>
          </table:table-cell>
          <table:table-cell table:style-name="Default" office:value-type="float" office:value="0.0270179949427679" calcext:value-type="float">
            <text:p>0.0270179949427679</text:p>
          </table:table-cell>
          <table:table-cell table:style-name="Default" office:value-type="float" office:value="0.853027559987312" calcext:value-type="float">
            <text:p>0.853027559987312</text:p>
          </table:table-cell>
          <table:table-cell table:style-name="Default" office:value-type="float" office:value="0.0355507088443812" calcext:value-type="float">
            <text:p>0.0355507088443812</text:p>
          </table:table-cell>
          <table:table-cell table:style-name="Default" office:value-type="float" office:value="0.848839702866793" calcext:value-type="float">
            <text:p>0.848839702866793</text:p>
          </table:table-cell>
          <table:table-cell table:style-name="Default" office:value-type="float" office:value="0.0501896756902842" calcext:value-type="float">
            <text:p>0.0501896756902842</text:p>
          </table:table-cell>
          <table:table-cell table:style-name="Default" office:value-type="float" office:value="0.866481414636084" calcext:value-type="float">
            <text:p>0.866481414636084</text:p>
          </table:table-cell>
          <table:table-cell table:style-name="Default" office:value-type="float" office:value="0.0433759565496565" calcext:value-type="float">
            <text:p>0.0433759565496565</text:p>
          </table:table-cell>
          <table:table-cell table:style-name="Default" office:value-type="float" office:value="0.848839702866793" calcext:value-type="float">
            <text:p>0.848839702866793</text:p>
          </table:table-cell>
          <table:table-cell table:style-name="Default" office:value-type="float" office:value="0.0501896756902842" calcext:value-type="float">
            <text:p>0.0501896756902842</text:p>
          </table:table-cell>
          <table:table-cell/>
          <table:table-cell table:style-name="ce18" table:formula="of:=[.N7]&gt;[.N7]" office:value-type="boolean" office:boolean-value="false" calcext:value-type="boolean">
            <text:p>FALSE</text:p>
          </table:table-cell>
          <table:table-cell/>
          <table:table-cell table:style-name="ce18" table:formula="of:=[.N7]&gt;[.T7]" office:value-type="boolean" office:boolean-value="true" calcext:value-type="boolean">
            <text:p>TRUE</text:p>
          </table:table-cell>
          <table:table-cell/>
          <table:table-cell table:style-name="ce18" table:formula="of:=[.N7]&gt;[.T7]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Default" office:value-type="float" office:value="0.876374576146248" calcext:value-type="float">
            <text:p>0.876374576146248</text:p>
          </table:table-cell>
          <table:table-cell table:style-name="Default" office:value-type="float" office:value="0.0258528310068303" calcext:value-type="float">
            <text:p>0.0258528310068303</text:p>
          </table:table-cell>
          <table:table-cell table:style-name="Default" office:value-type="float" office:value="0.896390459792472" calcext:value-type="float">
            <text:p>0.896390459792472</text:p>
          </table:table-cell>
          <table:table-cell table:style-name="Default" office:value-type="float" office:value="0.0180031691598259" calcext:value-type="float">
            <text:p>0.0180031691598259</text:p>
          </table:table-cell>
          <table:table-cell table:style-name="Default" office:value-type="float" office:value="0.876374576146248" calcext:value-type="float">
            <text:p>0.876374576146248</text:p>
          </table:table-cell>
          <table:table-cell table:style-name="Default" office:value-type="float" office:value="0.0258528310068303" calcext:value-type="float">
            <text:p>0.0258528310068303</text:p>
          </table:table-cell>
          <table:table-cell table:style-name="Default" office:value-type="float" office:value="0.8932641977046" calcext:value-type="float">
            <text:p>0.8932641977046</text:p>
          </table:table-cell>
          <table:table-cell table:style-name="Default" office:value-type="float" office:value="0.0383086658930848" calcext:value-type="float">
            <text:p>0.0383086658930848</text:p>
          </table:table-cell>
          <table:table-cell table:style-name="Default" office:value-type="float" office:value="0.910796285776201" calcext:value-type="float">
            <text:p>0.910796285776201</text:p>
          </table:table-cell>
          <table:table-cell table:style-name="Default" office:value-type="float" office:value="0.0292074282133217" calcext:value-type="float">
            <text:p>0.0292074282133217</text:p>
          </table:table-cell>
          <table:table-cell table:style-name="Default" office:value-type="float" office:value="0.8932641977046" calcext:value-type="float">
            <text:p>0.8932641977046</text:p>
          </table:table-cell>
          <table:table-cell table:style-name="Default" office:value-type="float" office:value="0.0383086658930848" calcext:value-type="float">
            <text:p>0.0383086658930848</text:p>
          </table:table-cell>
          <table:table-cell table:style-name="Default" office:value-type="float" office:value="0.854517887856897" calcext:value-type="float">
            <text:p>0.854517887856897</text:p>
          </table:table-cell>
          <table:table-cell table:style-name="Default" office:value-type="float" office:value="0.0316806249301166" calcext:value-type="float">
            <text:p>0.0316806249301166</text:p>
          </table:table-cell>
          <table:table-cell table:style-name="Default" office:value-type="float" office:value="0.876029240895366" calcext:value-type="float">
            <text:p>0.876029240895366</text:p>
          </table:table-cell>
          <table:table-cell table:style-name="Default" office:value-type="float" office:value="0.0281841952433702" calcext:value-type="float">
            <text:p>0.0281841952433702</text:p>
          </table:table-cell>
          <table:table-cell table:style-name="Default" office:value-type="float" office:value="0.854517887856897" calcext:value-type="float">
            <text:p>0.854517887856897</text:p>
          </table:table-cell>
          <table:table-cell table:style-name="Default" office:value-type="float" office:value="0.0316806249301166" calcext:value-type="float">
            <text:p>0.0316806249301166</text:p>
          </table:table-cell>
          <table:table-cell table:style-name="Default" office:value-type="float" office:value="0.847038671768548" calcext:value-type="float">
            <text:p>0.847038671768548</text:p>
          </table:table-cell>
          <table:table-cell table:style-name="Default" office:value-type="float" office:value="0.0457762276642421" calcext:value-type="float">
            <text:p>0.0457762276642421</text:p>
          </table:table-cell>
          <table:table-cell table:style-name="Default" office:value-type="float" office:value="0.864412334884471" calcext:value-type="float">
            <text:p>0.864412334884471</text:p>
          </table:table-cell>
          <table:table-cell table:style-name="Default" office:value-type="float" office:value="0.04084329388478" calcext:value-type="float">
            <text:p>0.04084329388478</text:p>
          </table:table-cell>
          <table:table-cell table:style-name="Default" office:value-type="float" office:value="0.847038671768548" calcext:value-type="float">
            <text:p>0.847038671768548</text:p>
          </table:table-cell>
          <table:table-cell table:style-name="Default" office:value-type="float" office:value="0.0457762276642421" calcext:value-type="float">
            <text:p>0.0457762276642421</text:p>
          </table:table-cell>
          <table:table-cell/>
          <table:table-cell table:style-name="ce18" table:formula="of:=[.N8]&gt;[.N8]" office:value-type="boolean" office:boolean-value="false" calcext:value-type="boolean">
            <text:p>FALSE</text:p>
          </table:table-cell>
          <table:table-cell/>
          <table:table-cell table:style-name="ce18" table:formula="of:=[.N8]&gt;[.T8]" office:value-type="boolean" office:boolean-value="true" calcext:value-type="boolean">
            <text:p>TRUE</text:p>
          </table:table-cell>
          <table:table-cell/>
          <table:table-cell table:style-name="ce18" table:formula="of:=[.N8]&gt;[.T8]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Default" office:value-type="float" office:value="0.881959620530828" calcext:value-type="float">
            <text:p>0.881959620530828</text:p>
          </table:table-cell>
          <table:table-cell table:style-name="Default" office:value-type="float" office:value="0.0236205516168784" calcext:value-type="float">
            <text:p>0.0236205516168784</text:p>
          </table:table-cell>
          <table:table-cell table:style-name="Default" office:value-type="float" office:value="0.895641579255511" calcext:value-type="float">
            <text:p>0.895641579255511</text:p>
          </table:table-cell>
          <table:table-cell table:style-name="Default" office:value-type="float" office:value="0.0208110773948314" calcext:value-type="float">
            <text:p>0.0208110773948314</text:p>
          </table:table-cell>
          <table:table-cell table:style-name="Default" office:value-type="float" office:value="0.881959620530828" calcext:value-type="float">
            <text:p>0.881959620530828</text:p>
          </table:table-cell>
          <table:table-cell table:style-name="Default" office:value-type="float" office:value="0.0236205516168784" calcext:value-type="float">
            <text:p>0.0236205516168784</text:p>
          </table:table-cell>
          <table:table-cell table:style-name="Default" office:value-type="float" office:value="0.899609599980343" calcext:value-type="float">
            <text:p>0.899609599980343</text:p>
          </table:table-cell>
          <table:table-cell table:style-name="Default" office:value-type="float" office:value="0.0286951801757038" calcext:value-type="float">
            <text:p>0.0286951801757038</text:p>
          </table:table-cell>
          <table:table-cell table:style-name="Default" office:value-type="float" office:value="0.912767790659251" calcext:value-type="float">
            <text:p>0.912767790659251</text:p>
          </table:table-cell>
          <table:table-cell table:style-name="Default" office:value-type="float" office:value="0.0279142243933857" calcext:value-type="float">
            <text:p>0.0279142243933857</text:p>
          </table:table-cell>
          <table:table-cell table:style-name="Default" office:value-type="float" office:value="0.899609599980343" calcext:value-type="float">
            <text:p>0.899609599980343</text:p>
          </table:table-cell>
          <table:table-cell table:style-name="Default" office:value-type="float" office:value="0.0286951801757038" calcext:value-type="float">
            <text:p>0.0286951801757038</text:p>
          </table:table-cell>
          <table:table-cell table:style-name="Default" office:value-type="float" office:value="0.853663656690746" calcext:value-type="float">
            <text:p>0.853663656690746</text:p>
          </table:table-cell>
          <table:table-cell table:style-name="Default" office:value-type="float" office:value="0.0269769660886682" calcext:value-type="float">
            <text:p>0.0269769660886682</text:p>
          </table:table-cell>
          <table:table-cell table:style-name="Default" office:value-type="float" office:value="0.877372204999449" calcext:value-type="float">
            <text:p>0.877372204999449</text:p>
          </table:table-cell>
          <table:table-cell table:style-name="Default" office:value-type="float" office:value="0.0250256348637757" calcext:value-type="float">
            <text:p>0.0250256348637757</text:p>
          </table:table-cell>
          <table:table-cell table:style-name="Default" office:value-type="float" office:value="0.853663656690746" calcext:value-type="float">
            <text:p>0.853663656690746</text:p>
          </table:table-cell>
          <table:table-cell table:style-name="Default" office:value-type="float" office:value="0.0269769660886682" calcext:value-type="float">
            <text:p>0.0269769660886682</text:p>
          </table:table-cell>
          <table:table-cell table:style-name="Default" office:value-type="float" office:value="0.853526160543962" calcext:value-type="float">
            <text:p>0.853526160543962</text:p>
          </table:table-cell>
          <table:table-cell table:style-name="Default" office:value-type="float" office:value="0.0482308036045791" calcext:value-type="float">
            <text:p>0.0482308036045791</text:p>
          </table:table-cell>
          <table:table-cell table:style-name="Default" office:value-type="float" office:value="0.872404603110073" calcext:value-type="float">
            <text:p>0.872404603110073</text:p>
          </table:table-cell>
          <table:table-cell table:style-name="Default" office:value-type="float" office:value="0.0414241908087428" calcext:value-type="float">
            <text:p>0.0414241908087428</text:p>
          </table:table-cell>
          <table:table-cell table:style-name="Default" office:value-type="float" office:value="0.853526160543962" calcext:value-type="float">
            <text:p>0.853526160543962</text:p>
          </table:table-cell>
          <table:table-cell table:style-name="Default" office:value-type="float" office:value="0.0482308036045791" calcext:value-type="float">
            <text:p>0.0482308036045791</text:p>
          </table:table-cell>
          <table:table-cell/>
          <table:table-cell table:style-name="ce18" table:formula="of:=[.N9]&gt;[.N9]" office:value-type="boolean" office:boolean-value="false" calcext:value-type="boolean">
            <text:p>FALSE</text:p>
          </table:table-cell>
          <table:table-cell/>
          <table:table-cell table:style-name="ce18" table:formula="of:=[.N9]&gt;[.T9]" office:value-type="boolean" office:boolean-value="true" calcext:value-type="boolean">
            <text:p>TRUE</text:p>
          </table:table-cell>
          <table:table-cell/>
          <table:table-cell table:style-name="ce18" table:formula="of:=[.N9]&gt;[.T9]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Default" office:value-type="float" office:value="0.866752715121136" calcext:value-type="float">
            <text:p>0.866752715121136</text:p>
          </table:table-cell>
          <table:table-cell table:style-name="Default" office:value-type="float" office:value="0.0343675856366462" calcext:value-type="float">
            <text:p>0.0343675856366462</text:p>
          </table:table-cell>
          <table:table-cell table:style-name="Default" office:value-type="float" office:value="0.887796533552147" calcext:value-type="float">
            <text:p>0.887796533552147</text:p>
          </table:table-cell>
          <table:table-cell table:style-name="Default" office:value-type="float" office:value="0.024874621242086" calcext:value-type="float">
            <text:p>0.024874621242086</text:p>
          </table:table-cell>
          <table:table-cell table:style-name="Default" office:value-type="float" office:value="0.866752715121136" calcext:value-type="float">
            <text:p>0.866752715121136</text:p>
          </table:table-cell>
          <table:table-cell table:style-name="Default" office:value-type="float" office:value="0.0343675856366462" calcext:value-type="float">
            <text:p>0.0343675856366462</text:p>
          </table:table-cell>
          <table:table-cell table:style-name="Default" office:value-type="float" office:value="0.902309732664996" calcext:value-type="float">
            <text:p>0.902309732664996</text:p>
          </table:table-cell>
          <table:table-cell table:style-name="Default" office:value-type="float" office:value="0.0369716870514943" calcext:value-type="float">
            <text:p>0.0369716870514943</text:p>
          </table:table-cell>
          <table:table-cell table:style-name="Default" office:value-type="float" office:value="0.911692275837529" calcext:value-type="float">
            <text:p>0.911692275837529</text:p>
          </table:table-cell>
          <table:table-cell table:style-name="Default" office:value-type="float" office:value="0.0336343960566307" calcext:value-type="float">
            <text:p>0.0336343960566307</text:p>
          </table:table-cell>
          <table:table-cell table:style-name="Default" office:value-type="float" office:value="0.902309732664996" calcext:value-type="float">
            <text:p>0.902309732664996</text:p>
          </table:table-cell>
          <table:table-cell table:style-name="Default" office:value-type="float" office:value="0.0369716870514943" calcext:value-type="float">
            <text:p>0.0369716870514943</text:p>
          </table:table-cell>
          <table:table-cell table:style-name="Default" office:value-type="float" office:value="0.863387512899897" calcext:value-type="float">
            <text:p>0.863387512899897</text:p>
          </table:table-cell>
          <table:table-cell table:style-name="Default" office:value-type="float" office:value="0.033287395676593" calcext:value-type="float">
            <text:p>0.033287395676593</text:p>
          </table:table-cell>
          <table:table-cell table:style-name="Default" office:value-type="float" office:value="0.885261010291738" calcext:value-type="float">
            <text:p>0.885261010291738</text:p>
          </table:table-cell>
          <table:table-cell table:style-name="Default" office:value-type="float" office:value="0.0277149817486155" calcext:value-type="float">
            <text:p>0.0277149817486155</text:p>
          </table:table-cell>
          <table:table-cell table:style-name="Default" office:value-type="float" office:value="0.863387512899897" calcext:value-type="float">
            <text:p>0.863387512899897</text:p>
          </table:table-cell>
          <table:table-cell table:style-name="Default" office:value-type="float" office:value="0.033287395676593" calcext:value-type="float">
            <text:p>0.033287395676593</text:p>
          </table:table-cell>
          <table:table-cell table:style-name="Default" office:value-type="float" office:value="0.859323546164877" calcext:value-type="float">
            <text:p>0.859323546164877</text:p>
          </table:table-cell>
          <table:table-cell table:style-name="Default" office:value-type="float" office:value="0.0506771885082921" calcext:value-type="float">
            <text:p>0.0506771885082921</text:p>
          </table:table-cell>
          <table:table-cell table:style-name="Default" office:value-type="float" office:value="0.878272923398524" calcext:value-type="float">
            <text:p>0.878272923398524</text:p>
          </table:table-cell>
          <table:table-cell table:style-name="Default" office:value-type="float" office:value="0.0441983302823052" calcext:value-type="float">
            <text:p>0.0441983302823052</text:p>
          </table:table-cell>
          <table:table-cell table:style-name="Default" office:value-type="float" office:value="0.859323546164877" calcext:value-type="float">
            <text:p>0.859323546164877</text:p>
          </table:table-cell>
          <table:table-cell table:style-name="Default" office:value-type="float" office:value="0.0506771885082921" calcext:value-type="float">
            <text:p>0.0506771885082921</text:p>
          </table:table-cell>
          <table:table-cell/>
          <table:table-cell table:style-name="ce18" table:formula="of:=[.N10]&gt;[.N10]" office:value-type="boolean" office:boolean-value="false" calcext:value-type="boolean">
            <text:p>FALSE</text:p>
          </table:table-cell>
          <table:table-cell/>
          <table:table-cell table:style-name="ce18" table:formula="of:=[.N10]&gt;[.T10]" office:value-type="boolean" office:boolean-value="true" calcext:value-type="boolean">
            <text:p>TRUE</text:p>
          </table:table-cell>
          <table:table-cell/>
          <table:table-cell table:style-name="ce18" table:formula="of:=[.N10]&gt;[.T10]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Default" office:value-type="float" office:value="0.869144945697577" calcext:value-type="float">
            <text:p>0.869144945697577</text:p>
          </table:table-cell>
          <table:table-cell table:style-name="Default" office:value-type="float" office:value="0.0358789919156733" calcext:value-type="float">
            <text:p>0.0358789919156733</text:p>
          </table:table-cell>
          <table:table-cell table:style-name="Default" office:value-type="float" office:value="0.883698280904395" calcext:value-type="float">
            <text:p>0.883698280904395</text:p>
          </table:table-cell>
          <table:table-cell table:style-name="Default" office:value-type="float" office:value="0.0345509915975835" calcext:value-type="float">
            <text:p>0.0345509915975835</text:p>
          </table:table-cell>
          <table:table-cell table:style-name="Default" office:value-type="float" office:value="0.869144945697577" calcext:value-type="float">
            <text:p>0.869144945697577</text:p>
          </table:table-cell>
          <table:table-cell table:style-name="Default" office:value-type="float" office:value="0.0358789919156733" calcext:value-type="float">
            <text:p>0.0358789919156733</text:p>
          </table:table-cell>
          <table:table-cell table:style-name="Default" office:value-type="float" office:value="0.879140510590201" calcext:value-type="float">
            <text:p>0.879140510590201</text:p>
          </table:table-cell>
          <table:table-cell table:style-name="Default" office:value-type="float" office:value="0.0362174866254529" calcext:value-type="float">
            <text:p>0.0362174866254529</text:p>
          </table:table-cell>
          <table:table-cell table:style-name="Default" office:value-type="float" office:value="0.895077505049512" calcext:value-type="float">
            <text:p>0.895077505049512</text:p>
          </table:table-cell>
          <table:table-cell table:style-name="Default" office:value-type="float" office:value="0.0319040395146776" calcext:value-type="float">
            <text:p>0.0319040395146776</text:p>
          </table:table-cell>
          <table:table-cell table:style-name="Default" office:value-type="float" office:value="0.879140510590201" calcext:value-type="float">
            <text:p>0.879140510590201</text:p>
          </table:table-cell>
          <table:table-cell table:style-name="Default" office:value-type="float" office:value="0.0362174866254529" calcext:value-type="float">
            <text:p>0.0362174866254529</text:p>
          </table:table-cell>
          <table:table-cell table:style-name="Default" office:value-type="float" office:value="0.863003034547152" calcext:value-type="float">
            <text:p>0.863003034547152</text:p>
          </table:table-cell>
          <table:table-cell table:style-name="Default" office:value-type="float" office:value="0.0248369897979392" calcext:value-type="float">
            <text:p>0.0248369897979392</text:p>
          </table:table-cell>
          <table:table-cell table:style-name="Default" office:value-type="float" office:value="0.88417391362579" calcext:value-type="float">
            <text:p>0.88417391362579</text:p>
          </table:table-cell>
          <table:table-cell table:style-name="Default" office:value-type="float" office:value="0.0218345589994309" calcext:value-type="float">
            <text:p>0.0218345589994309</text:p>
          </table:table-cell>
          <table:table-cell table:style-name="Default" office:value-type="float" office:value="0.863003034547152" calcext:value-type="float">
            <text:p>0.863003034547152</text:p>
          </table:table-cell>
          <table:table-cell table:style-name="Default" office:value-type="float" office:value="0.0248369897979392" calcext:value-type="float">
            <text:p>0.0248369897979392</text:p>
          </table:table-cell>
          <table:table-cell table:style-name="ce16" office:value-type="float" office:value="0.867676606846885" calcext:value-type="float">
            <text:p>0.867676606846885</text:p>
          </table:table-cell>
          <table:table-cell table:style-name="ce16" office:value-type="float" office:value="0.0545610413997186" calcext:value-type="float">
            <text:p>0.0545610413997186</text:p>
          </table:table-cell>
          <table:table-cell table:style-name="ce16" office:value-type="float" office:value="0.884229612085875" calcext:value-type="float">
            <text:p>0.884229612085875</text:p>
          </table:table-cell>
          <table:table-cell table:style-name="ce16" office:value-type="float" office:value="0.0478357982066039" calcext:value-type="float">
            <text:p>0.0478357982066039</text:p>
          </table:table-cell>
          <table:table-cell table:style-name="ce16" office:value-type="float" office:value="0.867676606846885" calcext:value-type="float">
            <text:p>0.867676606846885</text:p>
          </table:table-cell>
          <table:table-cell table:style-name="ce16" office:value-type="float" office:value="0.0545610413997186" calcext:value-type="float">
            <text:p>0.0545610413997186</text:p>
          </table:table-cell>
          <table:table-cell/>
          <table:table-cell table:style-name="ce18" table:formula="of:=[.N11]&gt;[.N11]" office:value-type="boolean" office:boolean-value="false" calcext:value-type="boolean">
            <text:p>FALSE</text:p>
          </table:table-cell>
          <table:table-cell/>
          <table:table-cell table:style-name="ce18" table:formula="of:=[.N11]&gt;[.T11]" office:value-type="boolean" office:boolean-value="false" calcext:value-type="boolean">
            <text:p>FALSE</text:p>
          </table:table-cell>
          <table:table-cell/>
          <table:table-cell table:style-name="ce18" table:formula="of:=[.N11]&gt;[.T11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Default" office:value-type="float" office:value="0.860673239471227" calcext:value-type="float">
            <text:p>0.860673239471227</text:p>
          </table:table-cell>
          <table:table-cell table:style-name="Default" office:value-type="float" office:value="0.0281062432108891" calcext:value-type="float">
            <text:p>0.0281062432108891</text:p>
          </table:table-cell>
          <table:table-cell table:style-name="Default" office:value-type="float" office:value="0.881479073354999" calcext:value-type="float">
            <text:p>0.881479073354999</text:p>
          </table:table-cell>
          <table:table-cell table:style-name="Default" office:value-type="float" office:value="0.025919144540343" calcext:value-type="float">
            <text:p>0.025919144540343</text:p>
          </table:table-cell>
          <table:table-cell table:style-name="Default" office:value-type="float" office:value="0.860673239471227" calcext:value-type="float">
            <text:p>0.860673239471227</text:p>
          </table:table-cell>
          <table:table-cell table:style-name="Default" office:value-type="float" office:value="0.0281062432108891" calcext:value-type="float">
            <text:p>0.0281062432108891</text:p>
          </table:table-cell>
          <table:table-cell table:style-name="Default" office:value-type="float" office:value="0.897582562690148" calcext:value-type="float">
            <text:p>0.897582562690148</text:p>
          </table:table-cell>
          <table:table-cell table:style-name="Default" office:value-type="float" office:value="0.0339137155691057" calcext:value-type="float">
            <text:p>0.0339137155691057</text:p>
          </table:table-cell>
          <table:table-cell table:style-name="Default" office:value-type="float" office:value="0.912472088543187" calcext:value-type="float">
            <text:p>0.912472088543187</text:p>
          </table:table-cell>
          <table:table-cell table:style-name="Default" office:value-type="float" office:value="0.0306706655911435" calcext:value-type="float">
            <text:p>0.0306706655911435</text:p>
          </table:table-cell>
          <table:table-cell table:style-name="Default" office:value-type="float" office:value="0.897582562690148" calcext:value-type="float">
            <text:p>0.897582562690148</text:p>
          </table:table-cell>
          <table:table-cell table:style-name="Default" office:value-type="float" office:value="0.0339137155691057" calcext:value-type="float">
            <text:p>0.0339137155691057</text:p>
          </table:table-cell>
          <table:table-cell table:style-name="ce16" office:value-type="float" office:value="0.868730048159615" calcext:value-type="float">
            <text:p>0.868730048159615</text:p>
          </table:table-cell>
          <table:table-cell table:style-name="ce16" office:value-type="float" office:value="0.0310064115314975" calcext:value-type="float">
            <text:p>0.0310064115314975</text:p>
          </table:table-cell>
          <table:table-cell table:style-name="ce16" office:value-type="float" office:value="0.888052530598009" calcext:value-type="float">
            <text:p>0.888052530598009</text:p>
          </table:table-cell>
          <table:table-cell table:style-name="ce16" office:value-type="float" office:value="0.0262859735985736" calcext:value-type="float">
            <text:p>0.0262859735985736</text:p>
          </table:table-cell>
          <table:table-cell table:style-name="ce16" office:value-type="float" office:value="0.868730048159615" calcext:value-type="float">
            <text:p>0.868730048159615</text:p>
          </table:table-cell>
          <table:table-cell table:style-name="ce16" office:value-type="float" office:value="0.0310064115314975" calcext:value-type="float">
            <text:p>0.0310064115314975</text:p>
          </table:table-cell>
          <table:table-cell table:style-name="Default" office:value-type="float" office:value="0.867390544096427" calcext:value-type="float">
            <text:p>0.867390544096427</text:p>
          </table:table-cell>
          <table:table-cell table:style-name="Default" office:value-type="float" office:value="0.0512195925014034" calcext:value-type="float">
            <text:p>0.0512195925014034</text:p>
          </table:table-cell>
          <table:table-cell table:style-name="Default" office:value-type="float" office:value="0.885287493159623" calcext:value-type="float">
            <text:p>0.885287493159623</text:p>
          </table:table-cell>
          <table:table-cell table:style-name="Default" office:value-type="float" office:value="0.0433114565414879" calcext:value-type="float">
            <text:p>0.0433114565414879</text:p>
          </table:table-cell>
          <table:table-cell table:style-name="Default" office:value-type="float" office:value="0.867390544096427" calcext:value-type="float">
            <text:p>0.867390544096427</text:p>
          </table:table-cell>
          <table:table-cell table:style-name="Default" office:value-type="float" office:value="0.0512195925014034" calcext:value-type="float">
            <text:p>0.0512195925014034</text:p>
          </table:table-cell>
          <table:table-cell/>
          <table:table-cell table:style-name="ce18" table:formula="of:=[.N12]&gt;[.N12]" office:value-type="boolean" office:boolean-value="false" calcext:value-type="boolean">
            <text:p>FALSE</text:p>
          </table:table-cell>
          <table:table-cell/>
          <table:table-cell table:style-name="ce18" table:formula="of:=[.N12]&gt;[.T12]" office:value-type="boolean" office:boolean-value="true" calcext:value-type="boolean">
            <text:p>TRUE</text:p>
          </table:table-cell>
          <table:table-cell/>
          <table:table-cell table:style-name="ce18" table:formula="of:=[.N12]&gt;[.T12]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Default" office:value-type="float" office:value="0.864966499358914" calcext:value-type="float">
            <text:p>0.864966499358914</text:p>
          </table:table-cell>
          <table:table-cell table:style-name="Default" office:value-type="float" office:value="0.0464941429367351" calcext:value-type="float">
            <text:p>0.0464941429367351</text:p>
          </table:table-cell>
          <table:table-cell table:style-name="Default" office:value-type="float" office:value="0.885152302426195" calcext:value-type="float">
            <text:p>0.885152302426195</text:p>
          </table:table-cell>
          <table:table-cell table:style-name="Default" office:value-type="float" office:value="0.0356445489252536" calcext:value-type="float">
            <text:p>0.0356445489252536</text:p>
          </table:table-cell>
          <table:table-cell table:style-name="Default" office:value-type="float" office:value="0.864966499358914" calcext:value-type="float">
            <text:p>0.864966499358914</text:p>
          </table:table-cell>
          <table:table-cell table:style-name="Default" office:value-type="float" office:value="0.0464941429367351" calcext:value-type="float">
            <text:p>0.0464941429367351</text:p>
          </table:table-cell>
          <table:table-cell table:style-name="Default" office:value-type="float" office:value="0.895759681065409" calcext:value-type="float">
            <text:p>0.895759681065409</text:p>
          </table:table-cell>
          <table:table-cell table:style-name="Default" office:value-type="float" office:value="0.0137062311334738" calcext:value-type="float">
            <text:p>0.0137062311334738</text:p>
          </table:table-cell>
          <table:table-cell table:style-name="Default" office:value-type="float" office:value="0.906837662764843" calcext:value-type="float">
            <text:p>0.906837662764843</text:p>
          </table:table-cell>
          <table:table-cell table:style-name="Default" office:value-type="float" office:value="0.0161103561025765" calcext:value-type="float">
            <text:p>0.0161103561025765</text:p>
          </table:table-cell>
          <table:table-cell table:style-name="Default" office:value-type="float" office:value="0.895759681065409" calcext:value-type="float">
            <text:p>0.895759681065409</text:p>
          </table:table-cell>
          <table:table-cell table:style-name="Default" office:value-type="float" office:value="0.0137062311334738" calcext:value-type="float">
            <text:p>0.0137062311334738</text:p>
          </table:table-cell>
          <table:table-cell table:style-name="Default" office:value-type="float" office:value="0.865819229446164" calcext:value-type="float">
            <text:p>0.865819229446164</text:p>
          </table:table-cell>
          <table:table-cell table:style-name="Default" office:value-type="float" office:value="0.0372733457403567" calcext:value-type="float">
            <text:p>0.0372733457403567</text:p>
          </table:table-cell>
          <table:table-cell table:style-name="Default" office:value-type="float" office:value="0.885758514545692" calcext:value-type="float">
            <text:p>0.885758514545692</text:p>
          </table:table-cell>
          <table:table-cell table:style-name="Default" office:value-type="float" office:value="0.0320184508098391" calcext:value-type="float">
            <text:p>0.0320184508098391</text:p>
          </table:table-cell>
          <table:table-cell table:style-name="Default" office:value-type="float" office:value="0.865819229446164" calcext:value-type="float">
            <text:p>0.865819229446164</text:p>
          </table:table-cell>
          <table:table-cell table:style-name="Default" office:value-type="float" office:value="0.0372733457403567" calcext:value-type="float">
            <text:p>0.0372733457403567</text:p>
          </table:table-cell>
          <table:table-cell table:style-name="Default" office:value-type="float" office:value="0.867495034377387" calcext:value-type="float">
            <text:p>0.867495034377387</text:p>
          </table:table-cell>
          <table:table-cell table:style-name="Default" office:value-type="float" office:value="0.056054672933156" calcext:value-type="float">
            <text:p>0.056054672933156</text:p>
          </table:table-cell>
          <table:table-cell table:style-name="Default" office:value-type="float" office:value="0.885318807040292" calcext:value-type="float">
            <text:p>0.885318807040292</text:p>
          </table:table-cell>
          <table:table-cell table:style-name="Default" office:value-type="float" office:value="0.0448460470068545" calcext:value-type="float">
            <text:p>0.0448460470068545</text:p>
          </table:table-cell>
          <table:table-cell table:style-name="Default" office:value-type="float" office:value="0.867495034377387" calcext:value-type="float">
            <text:p>0.867495034377387</text:p>
          </table:table-cell>
          <table:table-cell table:style-name="Default" office:value-type="float" office:value="0.056054672933156" calcext:value-type="float">
            <text:p>0.056054672933156</text:p>
          </table:table-cell>
          <table:table-cell/>
          <table:table-cell table:style-name="ce18" table:formula="of:=[.N13]&gt;[.N13]" office:value-type="boolean" office:boolean-value="false" calcext:value-type="boolean">
            <text:p>FALSE</text:p>
          </table:table-cell>
          <table:table-cell/>
          <table:table-cell table:style-name="ce18" table:formula="of:=[.N13]&gt;[.T13]" office:value-type="boolean" office:boolean-value="false" calcext:value-type="boolean">
            <text:p>FALSE</text:p>
          </table:table-cell>
          <table:table-cell/>
          <table:table-cell table:style-name="ce18" table:formula="of:=[.N13]&gt;[.T13]" office:value-type="boolean" office:boolean-value="false" calcext:value-type="boolean">
            <text:p>FALSE</text:p>
          </table:table-cell>
          <table:table-cell table:number-columns-repeated="4"/>
          <table:table-cell table:number-columns-spanned="2" table:number-rows-spanned="1"/>
          <table:covered-table-cell/>
          <table:table-cell table:number-columns-repeated="987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Default" office:value-type="float" office:value="0.887581625632709" calcext:value-type="float">
            <text:p>0.887581625632709</text:p>
          </table:table-cell>
          <table:table-cell table:style-name="Default" office:value-type="float" office:value="0.023704379319538" calcext:value-type="float">
            <text:p>0.023704379319538</text:p>
          </table:table-cell>
          <table:table-cell table:style-name="Default" office:value-type="float" office:value="0.902108141399528" calcext:value-type="float">
            <text:p>0.902108141399528</text:p>
          </table:table-cell>
          <table:table-cell table:style-name="Default" office:value-type="float" office:value="0.0228993829398131" calcext:value-type="float">
            <text:p>0.0228993829398131</text:p>
          </table:table-cell>
          <table:table-cell table:style-name="Default" office:value-type="float" office:value="0.887581625632709" calcext:value-type="float">
            <text:p>0.887581625632709</text:p>
          </table:table-cell>
          <table:table-cell table:style-name="Default" office:value-type="float" office:value="0.023704379319538" calcext:value-type="float">
            <text:p>0.023704379319538</text:p>
          </table:table-cell>
          <table:table-cell table:style-name="Default" office:value-type="float" office:value="0.887603919558254" calcext:value-type="float">
            <text:p>0.887603919558254</text:p>
          </table:table-cell>
          <table:table-cell table:style-name="Default" office:value-type="float" office:value="0.0333799844373384" calcext:value-type="float">
            <text:p>0.0333799844373384</text:p>
          </table:table-cell>
          <table:table-cell table:style-name="Default" office:value-type="float" office:value="0.902228223144245" calcext:value-type="float">
            <text:p>0.902228223144245</text:p>
          </table:table-cell>
          <table:table-cell table:style-name="Default" office:value-type="float" office:value="0.029723980869069" calcext:value-type="float">
            <text:p>0.029723980869069</text:p>
          </table:table-cell>
          <table:table-cell table:style-name="Default" office:value-type="float" office:value="0.887603919558254" calcext:value-type="float">
            <text:p>0.887603919558254</text:p>
          </table:table-cell>
          <table:table-cell table:style-name="Default" office:value-type="float" office:value="0.0333799844373384" calcext:value-type="float">
            <text:p>0.0333799844373384</text:p>
          </table:table-cell>
          <table:table-cell table:style-name="Default" office:value-type="float" office:value="0.871298761609907" calcext:value-type="float">
            <text:p>0.871298761609907</text:p>
          </table:table-cell>
          <table:table-cell table:style-name="Default" office:value-type="float" office:value="0.0335447727727117" calcext:value-type="float">
            <text:p>0.0335447727727117</text:p>
          </table:table-cell>
          <table:table-cell table:style-name="Default" office:value-type="float" office:value="0.889257908706361" calcext:value-type="float">
            <text:p>0.889257908706361</text:p>
          </table:table-cell>
          <table:table-cell table:style-name="Default" office:value-type="float" office:value="0.0261163649326689" calcext:value-type="float">
            <text:p>0.0261163649326689</text:p>
          </table:table-cell>
          <table:table-cell table:style-name="Default" office:value-type="float" office:value="0.871298761609907" calcext:value-type="float">
            <text:p>0.871298761609907</text:p>
          </table:table-cell>
          <table:table-cell table:style-name="Default" office:value-type="float" office:value="0.0335447727727117" calcext:value-type="float">
            <text:p>0.0335447727727117</text:p>
          </table:table-cell>
          <table:table-cell table:style-name="Default" office:value-type="float" office:value="0.870392309874508" calcext:value-type="float">
            <text:p>0.870392309874508</text:p>
          </table:table-cell>
          <table:table-cell table:style-name="Default" office:value-type="float" office:value="0.0556446699143194" calcext:value-type="float">
            <text:p>0.0556446699143194</text:p>
          </table:table-cell>
          <table:table-cell table:style-name="Default" office:value-type="float" office:value="0.8893675419837" calcext:value-type="float">
            <text:p>0.8893675419837</text:p>
          </table:table-cell>
          <table:table-cell table:style-name="Default" office:value-type="float" office:value="0.0446779215660881" calcext:value-type="float">
            <text:p>0.0446779215660881</text:p>
          </table:table-cell>
          <table:table-cell table:style-name="Default" office:value-type="float" office:value="0.870392309874508" calcext:value-type="float">
            <text:p>0.870392309874508</text:p>
          </table:table-cell>
          <table:table-cell table:style-name="Default" office:value-type="float" office:value="0.0556446699143194" calcext:value-type="float">
            <text:p>0.0556446699143194</text:p>
          </table:table-cell>
          <table:table-cell/>
          <table:table-cell table:style-name="ce18" table:formula="of:=[.N14]&gt;[.N14]" office:value-type="boolean" office:boolean-value="false" calcext:value-type="boolean">
            <text:p>FALSE</text:p>
          </table:table-cell>
          <table:table-cell/>
          <table:table-cell table:style-name="ce18" table:formula="of:=[.N14]&gt;[.T14]" office:value-type="boolean" office:boolean-value="true" calcext:value-type="boolean">
            <text:p>TRUE</text:p>
          </table:table-cell>
          <table:table-cell/>
          <table:table-cell table:style-name="ce18" table:formula="of:=[.N14]&gt;[.T14]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Default" office:value-type="float" office:value="0.867924434526602" calcext:value-type="float">
            <text:p>0.867924434526602</text:p>
          </table:table-cell>
          <table:table-cell table:style-name="Default" office:value-type="float" office:value="0.0228489794258363" calcext:value-type="float">
            <text:p>0.0228489794258363</text:p>
          </table:table-cell>
          <table:table-cell table:style-name="Default" office:value-type="float" office:value="0.880272171575319" calcext:value-type="float">
            <text:p>0.880272171575319</text:p>
          </table:table-cell>
          <table:table-cell table:style-name="Default" office:value-type="float" office:value="0.0194174737557018" calcext:value-type="float">
            <text:p>0.0194174737557018</text:p>
          </table:table-cell>
          <table:table-cell table:style-name="Default" office:value-type="float" office:value="0.867924434526602" calcext:value-type="float">
            <text:p>0.867924434526602</text:p>
          </table:table-cell>
          <table:table-cell table:style-name="Default" office:value-type="float" office:value="0.0228489794258363" calcext:value-type="float">
            <text:p>0.0228489794258363</text:p>
          </table:table-cell>
          <table:table-cell table:style-name="Default" office:value-type="float" office:value="0.909834852282221" calcext:value-type="float">
            <text:p>0.909834852282221</text:p>
          </table:table-cell>
          <table:table-cell table:style-name="Default" office:value-type="float" office:value="0.0187801643053252" calcext:value-type="float">
            <text:p>0.0187801643053252</text:p>
          </table:table-cell>
          <table:table-cell table:style-name="Default" office:value-type="float" office:value="0.919835906741273" calcext:value-type="float">
            <text:p>0.919835906741273</text:p>
          </table:table-cell>
          <table:table-cell table:style-name="Default" office:value-type="float" office:value="0.0203754483476087" calcext:value-type="float">
            <text:p>0.0203754483476087</text:p>
          </table:table-cell>
          <table:table-cell table:style-name="Default" office:value-type="float" office:value="0.909834852282221" calcext:value-type="float">
            <text:p>0.909834852282221</text:p>
          </table:table-cell>
          <table:table-cell table:style-name="Default" office:value-type="float" office:value="0.0187801643053252" calcext:value-type="float">
            <text:p>0.0187801643053252</text:p>
          </table:table-cell>
          <table:table-cell table:style-name="Default" office:value-type="float" office:value="0.869408840729274" calcext:value-type="float">
            <text:p>0.869408840729274</text:p>
          </table:table-cell>
          <table:table-cell table:style-name="Default" office:value-type="float" office:value="0.0354648184081688" calcext:value-type="float">
            <text:p>0.0354648184081688</text:p>
          </table:table-cell>
          <table:table-cell table:style-name="Default" office:value-type="float" office:value="0.889395833518047" calcext:value-type="float">
            <text:p>0.889395833518047</text:p>
          </table:table-cell>
          <table:table-cell table:style-name="Default" office:value-type="float" office:value="0.0294697622990078" calcext:value-type="float">
            <text:p>0.0294697622990078</text:p>
          </table:table-cell>
          <table:table-cell table:style-name="Default" office:value-type="float" office:value="0.869408840729274" calcext:value-type="float">
            <text:p>0.869408840729274</text:p>
          </table:table-cell>
          <table:table-cell table:style-name="Default" office:value-type="float" office:value="0.0354648184081688" calcext:value-type="float">
            <text:p>0.0354648184081688</text:p>
          </table:table-cell>
          <table:table-cell table:style-name="Default" office:value-type="float" office:value="0.877594690826889" calcext:value-type="float">
            <text:p>0.877594690826889</text:p>
          </table:table-cell>
          <table:table-cell table:style-name="Default" office:value-type="float" office:value="0.044803192381259" calcext:value-type="float">
            <text:p>0.044803192381259</text:p>
          </table:table-cell>
          <table:table-cell table:style-name="Default" office:value-type="float" office:value="0.893035180802235" calcext:value-type="float">
            <text:p>0.893035180802235</text:p>
          </table:table-cell>
          <table:table-cell table:style-name="Default" office:value-type="float" office:value="0.0424281507657043" calcext:value-type="float">
            <text:p>0.0424281507657043</text:p>
          </table:table-cell>
          <table:table-cell table:style-name="Default" office:value-type="float" office:value="0.877594690826889" calcext:value-type="float">
            <text:p>0.877594690826889</text:p>
          </table:table-cell>
          <table:table-cell table:style-name="Default" office:value-type="float" office:value="0.044803192381259" calcext:value-type="float">
            <text:p>0.044803192381259</text:p>
          </table:table-cell>
          <table:table-cell/>
          <table:table-cell table:style-name="ce18" table:formula="of:=[.N15]&gt;[.N15]" office:value-type="boolean" office:boolean-value="false" calcext:value-type="boolean">
            <text:p>FALSE</text:p>
          </table:table-cell>
          <table:table-cell/>
          <table:table-cell table:style-name="ce18" table:formula="of:=[.N15]&gt;[.T15]" office:value-type="boolean" office:boolean-value="false" calcext:value-type="boolean">
            <text:p>FALSE</text:p>
          </table:table-cell>
          <table:table-cell/>
          <table:table-cell table:style-name="ce18" table:formula="of:=[.N15]&gt;[.T15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Default" office:value-type="float" office:value="0.894056427834292" calcext:value-type="float">
            <text:p>0.894056427834292</text:p>
          </table:table-cell>
          <table:table-cell table:style-name="Default" office:value-type="float" office:value="0.0226402604306834" calcext:value-type="float">
            <text:p>0.0226402604306834</text:p>
          </table:table-cell>
          <table:table-cell table:style-name="Default" office:value-type="float" office:value="0.907184288944964" calcext:value-type="float">
            <text:p>0.907184288944964</text:p>
          </table:table-cell>
          <table:table-cell table:style-name="Default" office:value-type="float" office:value="0.0240258092263736" calcext:value-type="float">
            <text:p>0.0240258092263736</text:p>
          </table:table-cell>
          <table:table-cell table:style-name="Default" office:value-type="float" office:value="0.894056427834292" calcext:value-type="float">
            <text:p>0.894056427834292</text:p>
          </table:table-cell>
          <table:table-cell table:style-name="Default" office:value-type="float" office:value="0.0226402604306834" calcext:value-type="float">
            <text:p>0.0226402604306834</text:p>
          </table:table-cell>
          <table:table-cell table:style-name="Default" office:value-type="float" office:value="0.898746658312448" calcext:value-type="float">
            <text:p>0.898746658312448</text:p>
          </table:table-cell>
          <table:table-cell table:style-name="Default" office:value-type="float" office:value="0.030824835740347" calcext:value-type="float">
            <text:p>0.030824835740347</text:p>
          </table:table-cell>
          <table:table-cell table:style-name="Default" office:value-type="float" office:value="0.914188577657102" calcext:value-type="float">
            <text:p>0.914188577657102</text:p>
          </table:table-cell>
          <table:table-cell table:style-name="Default" office:value-type="float" office:value="0.0259687570781909" calcext:value-type="float">
            <text:p>0.0259687570781909</text:p>
          </table:table-cell>
          <table:table-cell table:style-name="Default" office:value-type="float" office:value="0.898746658312448" calcext:value-type="float">
            <text:p>0.898746658312448</text:p>
          </table:table-cell>
          <table:table-cell table:style-name="Default" office:value-type="float" office:value="0.030824835740347" calcext:value-type="float">
            <text:p>0.030824835740347</text:p>
          </table:table-cell>
          <table:table-cell table:style-name="Default" office:value-type="float" office:value="0.862679505135387" calcext:value-type="float">
            <text:p>0.862679505135387</text:p>
          </table:table-cell>
          <table:table-cell table:style-name="Default" office:value-type="float" office:value="0.0222142954156046" calcext:value-type="float">
            <text:p>0.0222142954156046</text:p>
          </table:table-cell>
          <table:table-cell table:style-name="Default" office:value-type="float" office:value="0.880727963826106" calcext:value-type="float">
            <text:p>0.880727963826106</text:p>
          </table:table-cell>
          <table:table-cell table:style-name="Default" office:value-type="float" office:value="0.0194844904427802" calcext:value-type="float">
            <text:p>0.0194844904427802</text:p>
          </table:table-cell>
          <table:table-cell table:style-name="Default" office:value-type="float" office:value="0.862679505135387" calcext:value-type="float">
            <text:p>0.862679505135387</text:p>
          </table:table-cell>
          <table:table-cell table:style-name="Default" office:value-type="float" office:value="0.0222142954156046" calcext:value-type="float">
            <text:p>0.0222142954156046</text:p>
          </table:table-cell>
          <table:table-cell table:style-name="Default" office:value-type="float" office:value="0.874972625413802" calcext:value-type="float">
            <text:p>0.874972625413802</text:p>
          </table:table-cell>
          <table:table-cell table:style-name="Default" office:value-type="float" office:value="0.0428272001062236" calcext:value-type="float">
            <text:p>0.0428272001062236</text:p>
          </table:table-cell>
          <table:table-cell table:style-name="Default" office:value-type="float" office:value="0.893142998353417" calcext:value-type="float">
            <text:p>0.893142998353417</text:p>
          </table:table-cell>
          <table:table-cell table:style-name="Default" office:value-type="float" office:value="0.0373101573221914" calcext:value-type="float">
            <text:p>0.0373101573221914</text:p>
          </table:table-cell>
          <table:table-cell table:style-name="Default" office:value-type="float" office:value="0.874972625413802" calcext:value-type="float">
            <text:p>0.874972625413802</text:p>
          </table:table-cell>
          <table:table-cell table:style-name="Default" office:value-type="float" office:value="0.0428272001062236" calcext:value-type="float">
            <text:p>0.0428272001062236</text:p>
          </table:table-cell>
          <table:table-cell/>
          <table:table-cell table:style-name="ce18" table:formula="of:=[.N16]&gt;[.N16]" office:value-type="boolean" office:boolean-value="false" calcext:value-type="boolean">
            <text:p>FALSE</text:p>
          </table:table-cell>
          <table:table-cell/>
          <table:table-cell table:style-name="ce18" table:formula="of:=[.N16]&gt;[.T16]" office:value-type="boolean" office:boolean-value="false" calcext:value-type="boolean">
            <text:p>FALSE</text:p>
          </table:table-cell>
          <table:table-cell/>
          <table:table-cell table:style-name="ce18" table:formula="of:=[.N16]&gt;[.T16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Default" office:value-type="float" office:value="0.889782692024178" calcext:value-type="float">
            <text:p>0.889782692024178</text:p>
          </table:table-cell>
          <table:table-cell table:style-name="Default" office:value-type="float" office:value="0.0303972774400975" calcext:value-type="float">
            <text:p>0.0303972774400975</text:p>
          </table:table-cell>
          <table:table-cell table:style-name="Default" office:value-type="float" office:value="0.904511858186479" calcext:value-type="float">
            <text:p>0.904511858186479</text:p>
          </table:table-cell>
          <table:table-cell table:style-name="Default" office:value-type="float" office:value="0.0232728896892247" calcext:value-type="float">
            <text:p>0.0232728896892247</text:p>
          </table:table-cell>
          <table:table-cell table:style-name="Default" office:value-type="float" office:value="0.889782692024178" calcext:value-type="float">
            <text:p>0.889782692024178</text:p>
          </table:table-cell>
          <table:table-cell table:style-name="Default" office:value-type="float" office:value="0.0303972774400975" calcext:value-type="float">
            <text:p>0.0303972774400975</text:p>
          </table:table-cell>
          <table:table-cell table:style-name="Default" office:value-type="float" office:value="0.888087740518855" calcext:value-type="float">
            <text:p>0.888087740518855</text:p>
          </table:table-cell>
          <table:table-cell table:style-name="Default" office:value-type="float" office:value="0.0286285595239233" calcext:value-type="float">
            <text:p>0.0286285595239233</text:p>
          </table:table-cell>
          <table:table-cell table:style-name="Default" office:value-type="float" office:value="0.902381865366139" calcext:value-type="float">
            <text:p>0.902381865366139</text:p>
          </table:table-cell>
          <table:table-cell table:style-name="Default" office:value-type="float" office:value="0.0219363196040501" calcext:value-type="float">
            <text:p>0.0219363196040501</text:p>
          </table:table-cell>
          <table:table-cell table:style-name="Default" office:value-type="float" office:value="0.888087740518855" calcext:value-type="float">
            <text:p>0.888087740518855</text:p>
          </table:table-cell>
          <table:table-cell table:style-name="Default" office:value-type="float" office:value="0.0286285595239233" calcext:value-type="float">
            <text:p>0.0286285595239233</text:p>
          </table:table-cell>
          <table:table-cell table:style-name="Default" office:value-type="float" office:value="0.862553344144675" calcext:value-type="float">
            <text:p>0.862553344144675</text:p>
          </table:table-cell>
          <table:table-cell table:style-name="Default" office:value-type="float" office:value="0.0311349690521332" calcext:value-type="float">
            <text:p>0.0311349690521332</text:p>
          </table:table-cell>
          <table:table-cell table:style-name="Default" office:value-type="float" office:value="0.882860558282256" calcext:value-type="float">
            <text:p>0.882860558282256</text:p>
          </table:table-cell>
          <table:table-cell table:style-name="Default" office:value-type="float" office:value="0.0268379328648752" calcext:value-type="float">
            <text:p>0.0268379328648752</text:p>
          </table:table-cell>
          <table:table-cell table:style-name="Default" office:value-type="float" office:value="0.862553344144675" calcext:value-type="float">
            <text:p>0.862553344144675</text:p>
          </table:table-cell>
          <table:table-cell table:style-name="Default" office:value-type="float" office:value="0.0311349690521332" calcext:value-type="float">
            <text:p>0.0311349690521332</text:p>
          </table:table-cell>
          <table:table-cell table:style-name="Default" office:value-type="float" office:value="0.885141982630373" calcext:value-type="float">
            <text:p>0.885141982630373</text:p>
          </table:table-cell>
          <table:table-cell table:style-name="Default" office:value-type="float" office:value="0.0423913238983607" calcext:value-type="float">
            <text:p>0.0423913238983607</text:p>
          </table:table-cell>
          <table:table-cell table:style-name="Default" office:value-type="float" office:value="0.900655504640412" calcext:value-type="float">
            <text:p>0.900655504640412</text:p>
          </table:table-cell>
          <table:table-cell table:style-name="Default" office:value-type="float" office:value="0.0364414944571497" calcext:value-type="float">
            <text:p>0.0364414944571497</text:p>
          </table:table-cell>
          <table:table-cell table:style-name="Default" office:value-type="float" office:value="0.885141982630373" calcext:value-type="float">
            <text:p>0.885141982630373</text:p>
          </table:table-cell>
          <table:table-cell table:style-name="Default" office:value-type="float" office:value="0.0423913238983607" calcext:value-type="float">
            <text:p>0.0423913238983607</text:p>
          </table:table-cell>
          <table:table-cell/>
          <table:table-cell table:style-name="ce18" table:formula="of:=[.N17]&gt;[.N17]" office:value-type="boolean" office:boolean-value="false" calcext:value-type="boolean">
            <text:p>FALSE</text:p>
          </table:table-cell>
          <table:table-cell/>
          <table:table-cell table:style-name="ce18" table:formula="of:=[.N17]&gt;[.T17]" office:value-type="boolean" office:boolean-value="false" calcext:value-type="boolean">
            <text:p>FALSE</text:p>
          </table:table-cell>
          <table:table-cell/>
          <table:table-cell table:style-name="ce18" table:formula="of:=[.N17]&gt;[.T17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Default" office:value-type="float" office:value="0.882865887981987" calcext:value-type="float">
            <text:p>0.882865887981987</text:p>
          </table:table-cell>
          <table:table-cell table:style-name="Default" office:value-type="float" office:value="0.0341207634338544" calcext:value-type="float">
            <text:p>0.0341207634338544</text:p>
          </table:table-cell>
          <table:table-cell table:style-name="Default" office:value-type="float" office:value="0.899005241213704" calcext:value-type="float">
            <text:p>0.899005241213704</text:p>
          </table:table-cell>
          <table:table-cell table:style-name="Default" office:value-type="float" office:value="0.0266059393216576" calcext:value-type="float">
            <text:p>0.0266059393216576</text:p>
          </table:table-cell>
          <table:table-cell table:style-name="Default" office:value-type="float" office:value="0.882865887981987" calcext:value-type="float">
            <text:p>0.882865887981987</text:p>
          </table:table-cell>
          <table:table-cell table:style-name="Default" office:value-type="float" office:value="0.0341207634338544" calcext:value-type="float">
            <text:p>0.0341207634338544</text:p>
          </table:table-cell>
          <table:table-cell table:style-name="Default" office:value-type="float" office:value="0.884077448523269" calcext:value-type="float">
            <text:p>0.884077448523269</text:p>
          </table:table-cell>
          <table:table-cell table:style-name="Default" office:value-type="float" office:value="0.0230695318010982" calcext:value-type="float">
            <text:p>0.0230695318010982</text:p>
          </table:table-cell>
          <table:table-cell table:style-name="Default" office:value-type="float" office:value="0.898735674080153" calcext:value-type="float">
            <text:p>0.898735674080153</text:p>
          </table:table-cell>
          <table:table-cell table:style-name="Default" office:value-type="float" office:value="0.0230872031189319" calcext:value-type="float">
            <text:p>0.0230872031189319</text:p>
          </table:table-cell>
          <table:table-cell table:style-name="Default" office:value-type="float" office:value="0.884077448523269" calcext:value-type="float">
            <text:p>0.884077448523269</text:p>
          </table:table-cell>
          <table:table-cell table:style-name="Default" office:value-type="float" office:value="0.0230695318010982" calcext:value-type="float">
            <text:p>0.0230695318010982</text:p>
          </table:table-cell>
          <table:table-cell table:style-name="Default" office:value-type="float" office:value="0.871883753501401" calcext:value-type="float">
            <text:p>0.871883753501401</text:p>
          </table:table-cell>
          <table:table-cell table:style-name="Default" office:value-type="float" office:value="0.0240460229869477" calcext:value-type="float">
            <text:p>0.0240460229869477</text:p>
          </table:table-cell>
          <table:table-cell table:style-name="Default" office:value-type="float" office:value="0.888375759862724" calcext:value-type="float">
            <text:p>0.888375759862724</text:p>
          </table:table-cell>
          <table:table-cell table:style-name="Default" office:value-type="float" office:value="0.0225110971500059" calcext:value-type="float">
            <text:p>0.0225110971500059</text:p>
          </table:table-cell>
          <table:table-cell table:style-name="Default" office:value-type="float" office:value="0.871883753501401" calcext:value-type="float">
            <text:p>0.871883753501401</text:p>
          </table:table-cell>
          <table:table-cell table:style-name="Default" office:value-type="float" office:value="0.0240460229869477" calcext:value-type="float">
            <text:p>0.0240460229869477</text:p>
          </table:table-cell>
          <table:table-cell table:style-name="Default" office:value-type="float" office:value="0.888210822287448" calcext:value-type="float">
            <text:p>0.888210822287448</text:p>
          </table:table-cell>
          <table:table-cell table:style-name="Default" office:value-type="float" office:value="0.0424904994331354" calcext:value-type="float">
            <text:p>0.0424904994331354</text:p>
          </table:table-cell>
          <table:table-cell table:style-name="Default" office:value-type="float" office:value="0.901252396034001" calcext:value-type="float">
            <text:p>0.901252396034001</text:p>
          </table:table-cell>
          <table:table-cell table:style-name="Default" office:value-type="float" office:value="0.039197507257345" calcext:value-type="float">
            <text:p>0.039197507257345</text:p>
          </table:table-cell>
          <table:table-cell table:style-name="Default" office:value-type="float" office:value="0.888210822287448" calcext:value-type="float">
            <text:p>0.888210822287448</text:p>
          </table:table-cell>
          <table:table-cell table:style-name="Default" office:value-type="float" office:value="0.0424904994331354" calcext:value-type="float">
            <text:p>0.0424904994331354</text:p>
          </table:table-cell>
          <table:table-cell/>
          <table:table-cell table:style-name="ce18" table:formula="of:=[.N18]&gt;[.N18]" office:value-type="boolean" office:boolean-value="false" calcext:value-type="boolean">
            <text:p>FALSE</text:p>
          </table:table-cell>
          <table:table-cell/>
          <table:table-cell table:style-name="ce18" table:formula="of:=[.N18]&gt;[.T18]" office:value-type="boolean" office:boolean-value="false" calcext:value-type="boolean">
            <text:p>FALSE</text:p>
          </table:table-cell>
          <table:table-cell/>
          <table:table-cell table:style-name="ce18" table:formula="of:=[.N18]&gt;[.T18]" office:value-type="boolean" office:boolean-value="false" calcext:value-type="boolean">
            <text:p>FALSE</text:p>
          </table:table-cell>
          <table:table-cell table:number-columns-spanned="2" table:number-rows-spanned="1"/>
          <table:covered-table-cell/>
          <table:table-cell table:number-columns-repeated="991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0.879228401887071" calcext:value-type="float">
            <text:p>0.879228401887071</text:p>
          </table:table-cell>
          <table:table-cell table:style-name="Default" office:value-type="float" office:value="0.0151647331889129" calcext:value-type="float">
            <text:p>0.0151647331889129</text:p>
          </table:table-cell>
          <table:table-cell table:style-name="Default" office:value-type="float" office:value="0.901965684458192" calcext:value-type="float">
            <text:p>0.901965684458192</text:p>
          </table:table-cell>
          <table:table-cell table:style-name="Default" office:value-type="float" office:value="0.0225298941765593" calcext:value-type="float">
            <text:p>0.0225298941765593</text:p>
          </table:table-cell>
          <table:table-cell table:style-name="Default" office:value-type="float" office:value="0.879228401887071" calcext:value-type="float">
            <text:p>0.879228401887071</text:p>
          </table:table-cell>
          <table:table-cell table:style-name="Default" office:value-type="float" office:value="0.0151647331889129" calcext:value-type="float">
            <text:p>0.0151647331889129</text:p>
          </table:table-cell>
          <table:table-cell table:style-name="Default" office:value-type="float" office:value="0.895754995778216" calcext:value-type="float">
            <text:p>0.895754995778216</text:p>
          </table:table-cell>
          <table:table-cell table:style-name="Default" office:value-type="float" office:value="0.0352541783398877" calcext:value-type="float">
            <text:p>0.0352541783398877</text:p>
          </table:table-cell>
          <table:table-cell table:style-name="Default" office:value-type="float" office:value="0.907251910813024" calcext:value-type="float">
            <text:p>0.907251910813024</text:p>
          </table:table-cell>
          <table:table-cell table:style-name="Default" office:value-type="float" office:value="0.0307716477984029" calcext:value-type="float">
            <text:p>0.0307716477984029</text:p>
          </table:table-cell>
          <table:table-cell table:style-name="Default" office:value-type="float" office:value="0.895754995778216" calcext:value-type="float">
            <text:p>0.895754995778216</text:p>
          </table:table-cell>
          <table:table-cell table:style-name="Default" office:value-type="float" office:value="0.0352541783398877" calcext:value-type="float">
            <text:p>0.0352541783398877</text:p>
          </table:table-cell>
          <table:table-cell table:style-name="Default" office:value-type="float" office:value="0.871757592510689" calcext:value-type="float">
            <text:p>0.871757592510689</text:p>
          </table:table-cell>
          <table:table-cell table:style-name="Default" office:value-type="float" office:value="0.0318444043844682" calcext:value-type="float">
            <text:p>0.0318444043844682</text:p>
          </table:table-cell>
          <table:table-cell table:style-name="Default" office:value-type="float" office:value="0.888767456878777" calcext:value-type="float">
            <text:p>0.888767456878777</text:p>
          </table:table-cell>
          <table:table-cell table:style-name="Default" office:value-type="float" office:value="0.0244952420904238" calcext:value-type="float">
            <text:p>0.0244952420904238</text:p>
          </table:table-cell>
          <table:table-cell table:style-name="Default" office:value-type="float" office:value="0.871757592510689" calcext:value-type="float">
            <text:p>0.871757592510689</text:p>
          </table:table-cell>
          <table:table-cell table:style-name="Default" office:value-type="float" office:value="0.0318444043844682" calcext:value-type="float">
            <text:p>0.0318444043844682</text:p>
          </table:table-cell>
          <table:table-cell table:style-name="Default" office:value-type="float" office:value="0.879798382989559" calcext:value-type="float">
            <text:p>0.879798382989559</text:p>
          </table:table-cell>
          <table:table-cell table:style-name="Default" office:value-type="float" office:value="0.0441643813648371" calcext:value-type="float">
            <text:p>0.0441643813648371</text:p>
          </table:table-cell>
          <table:table-cell table:style-name="Default" office:value-type="float" office:value="0.894181231745377" calcext:value-type="float">
            <text:p>0.894181231745377</text:p>
          </table:table-cell>
          <table:table-cell table:style-name="Default" office:value-type="float" office:value="0.0389153952887214" calcext:value-type="float">
            <text:p>0.0389153952887214</text:p>
          </table:table-cell>
          <table:table-cell table:style-name="Default" office:value-type="float" office:value="0.879798382989559" calcext:value-type="float">
            <text:p>0.879798382989559</text:p>
          </table:table-cell>
          <table:table-cell table:style-name="Default" office:value-type="float" office:value="0.0441643813648371" calcext:value-type="float">
            <text:p>0.0441643813648371</text:p>
          </table:table-cell>
          <table:table-cell/>
          <table:table-cell table:style-name="ce18" table:formula="of:=[.N19]&gt;[.N19]" office:value-type="boolean" office:boolean-value="false" calcext:value-type="boolean">
            <text:p>FALSE</text:p>
          </table:table-cell>
          <table:table-cell/>
          <table:table-cell table:style-name="ce18" table:formula="of:=[.N19]&gt;[.T19]" office:value-type="boolean" office:boolean-value="false" calcext:value-type="boolean">
            <text:p>FALSE</text:p>
          </table:table-cell>
          <table:table-cell/>
          <table:table-cell table:style-name="ce18" table:formula="of:=[.N19]&gt;[.T19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Default" office:value-type="float" office:value="0.900463155437614" calcext:value-type="float">
            <text:p>0.900463155437614</text:p>
          </table:table-cell>
          <table:table-cell table:style-name="Default" office:value-type="float" office:value="0.022753626179154" calcext:value-type="float">
            <text:p>0.022753626179154</text:p>
          </table:table-cell>
          <table:table-cell table:style-name="Default" office:value-type="float" office:value="0.912615163077868" calcext:value-type="float">
            <text:p>0.912615163077868</text:p>
          </table:table-cell>
          <table:table-cell table:style-name="Default" office:value-type="float" office:value="0.0241250569815151" calcext:value-type="float">
            <text:p>0.0241250569815151</text:p>
          </table:table-cell>
          <table:table-cell table:style-name="Default" office:value-type="float" office:value="0.900463155437614" calcext:value-type="float">
            <text:p>0.900463155437614</text:p>
          </table:table-cell>
          <table:table-cell table:style-name="Default" office:value-type="float" office:value="0.022753626179154" calcext:value-type="float">
            <text:p>0.022753626179154</text:p>
          </table:table-cell>
          <table:table-cell table:style-name="Default" office:value-type="float" office:value="0.867635227775321" calcext:value-type="float">
            <text:p>0.867635227775321</text:p>
          </table:table-cell>
          <table:table-cell table:style-name="Default" office:value-type="float" office:value="0.0360142319856769" calcext:value-type="float">
            <text:p>0.0360142319856769</text:p>
          </table:table-cell>
          <table:table-cell table:style-name="Default" office:value-type="float" office:value="0.884145804187213" calcext:value-type="float">
            <text:p>0.884145804187213</text:p>
          </table:table-cell>
          <table:table-cell table:style-name="Default" office:value-type="float" office:value="0.0317554396244619" calcext:value-type="float">
            <text:p>0.0317554396244619</text:p>
          </table:table-cell>
          <table:table-cell table:style-name="Default" office:value-type="float" office:value="0.867635227775321" calcext:value-type="float">
            <text:p>0.867635227775321</text:p>
          </table:table-cell>
          <table:table-cell table:style-name="Default" office:value-type="float" office:value="0.0360142319856769" calcext:value-type="float">
            <text:p>0.0360142319856769</text:p>
          </table:table-cell>
          <table:table-cell table:style-name="Default" office:value-type="float" office:value="0.867868703621799" calcext:value-type="float">
            <text:p>0.867868703621799</text:p>
          </table:table-cell>
          <table:table-cell table:style-name="Default" office:value-type="float" office:value="0.0319998736062671" calcext:value-type="float">
            <text:p>0.0319998736062671</text:p>
          </table:table-cell>
          <table:table-cell table:style-name="Default" office:value-type="float" office:value="0.884170762381753" calcext:value-type="float">
            <text:p>0.884170762381753</text:p>
          </table:table-cell>
          <table:table-cell table:style-name="Default" office:value-type="float" office:value="0.0292566081097868" calcext:value-type="float">
            <text:p>0.0292566081097868</text:p>
          </table:table-cell>
          <table:table-cell table:style-name="Default" office:value-type="float" office:value="0.867868703621799" calcext:value-type="float">
            <text:p>0.867868703621799</text:p>
          </table:table-cell>
          <table:table-cell table:style-name="Default" office:value-type="float" office:value="0.0319998736062671" calcext:value-type="float">
            <text:p>0.0319998736062671</text:p>
          </table:table-cell>
          <table:table-cell table:style-name="Default" office:value-type="float" office:value="0.888544864835887" calcext:value-type="float">
            <text:p>0.888544864835887</text:p>
          </table:table-cell>
          <table:table-cell table:style-name="Default" office:value-type="float" office:value="0.0449784357255549" calcext:value-type="float">
            <text:p>0.0449784357255549</text:p>
          </table:table-cell>
          <table:table-cell table:style-name="Default" office:value-type="float" office:value="0.903823103151244" calcext:value-type="float">
            <text:p>0.903823103151244</text:p>
          </table:table-cell>
          <table:table-cell table:style-name="Default" office:value-type="float" office:value="0.0409707155908131" calcext:value-type="float">
            <text:p>0.0409707155908131</text:p>
          </table:table-cell>
          <table:table-cell table:style-name="Default" office:value-type="float" office:value="0.888544864835887" calcext:value-type="float">
            <text:p>0.888544864835887</text:p>
          </table:table-cell>
          <table:table-cell table:style-name="Default" office:value-type="float" office:value="0.0449784357255549" calcext:value-type="float">
            <text:p>0.0449784357255549</text:p>
          </table:table-cell>
          <table:table-cell/>
          <table:table-cell table:style-name="ce18" table:formula="of:=[.N20]&gt;[.N20]" office:value-type="boolean" office:boolean-value="false" calcext:value-type="boolean">
            <text:p>FALSE</text:p>
          </table:table-cell>
          <table:table-cell/>
          <table:table-cell table:style-name="ce18" table:formula="of:=[.N20]&gt;[.T20]" office:value-type="boolean" office:boolean-value="false" calcext:value-type="boolean">
            <text:p>FALSE</text:p>
          </table:table-cell>
          <table:table-cell/>
          <table:table-cell table:style-name="ce18" table:formula="of:=[.N20]&gt;[.T20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Default" office:value-type="float" office:value="0.884438366415147" calcext:value-type="float">
            <text:p>0.884438366415147</text:p>
          </table:table-cell>
          <table:table-cell table:style-name="Default" office:value-type="float" office:value="0.0300831776812863" calcext:value-type="float">
            <text:p>0.0300831776812863</text:p>
          </table:table-cell>
          <table:table-cell table:style-name="Default" office:value-type="float" office:value="0.902408586102144" calcext:value-type="float">
            <text:p>0.902408586102144</text:p>
          </table:table-cell>
          <table:table-cell table:style-name="Default" office:value-type="float" office:value="0.0228302648925868" calcext:value-type="float">
            <text:p>0.0228302648925868</text:p>
          </table:table-cell>
          <table:table-cell table:style-name="Default" office:value-type="float" office:value="0.884438366415147" calcext:value-type="float">
            <text:p>0.884438366415147</text:p>
          </table:table-cell>
          <table:table-cell table:style-name="Default" office:value-type="float" office:value="0.0300831776812863" calcext:value-type="float">
            <text:p>0.0300831776812863</text:p>
          </table:table-cell>
          <table:table-cell table:style-name="Default" office:value-type="float" office:value="0.880453435281609" calcext:value-type="float">
            <text:p>0.880453435281609</text:p>
          </table:table-cell>
          <table:table-cell table:style-name="Default" office:value-type="float" office:value="0.0209067117968092" calcext:value-type="float">
            <text:p>0.0209067117968092</text:p>
          </table:table-cell>
          <table:table-cell table:style-name="Default" office:value-type="float" office:value="0.898055481142945" calcext:value-type="float">
            <text:p>0.898055481142945</text:p>
          </table:table-cell>
          <table:table-cell table:style-name="Default" office:value-type="float" office:value="0.0181652836570454" calcext:value-type="float">
            <text:p>0.0181652836570454</text:p>
          </table:table-cell>
          <table:table-cell table:style-name="Default" office:value-type="float" office:value="0.880453435281609" calcext:value-type="float">
            <text:p>0.880453435281609</text:p>
          </table:table-cell>
          <table:table-cell table:style-name="Default" office:value-type="float" office:value="0.0209067117968092" calcext:value-type="float">
            <text:p>0.0209067117968092</text:p>
          </table:table-cell>
          <table:table-cell table:style-name="Default" office:value-type="float" office:value="0.875233168706079" calcext:value-type="float">
            <text:p>0.875233168706079</text:p>
          </table:table-cell>
          <table:table-cell table:style-name="Default" office:value-type="float" office:value="0.0279766977031395" calcext:value-type="float">
            <text:p>0.0279766977031395</text:p>
          </table:table-cell>
          <table:table-cell table:style-name="Default" office:value-type="float" office:value="0.889697905506516" calcext:value-type="float">
            <text:p>0.889697905506516</text:p>
          </table:table-cell>
          <table:table-cell table:style-name="Default" office:value-type="float" office:value="0.0245628138560688" calcext:value-type="float">
            <text:p>0.0245628138560688</text:p>
          </table:table-cell>
          <table:table-cell table:style-name="Default" office:value-type="float" office:value="0.875233168706079" calcext:value-type="float">
            <text:p>0.875233168706079</text:p>
          </table:table-cell>
          <table:table-cell table:style-name="Default" office:value-type="float" office:value="0.0279766977031395" calcext:value-type="float">
            <text:p>0.0279766977031395</text:p>
          </table:table-cell>
          <table:table-cell table:style-name="Default" office:value-type="float" office:value="0.892289618877854" calcext:value-type="float">
            <text:p>0.892289618877854</text:p>
          </table:table-cell>
          <table:table-cell table:style-name="Default" office:value-type="float" office:value="0.0464034771276399" calcext:value-type="float">
            <text:p>0.0464034771276399</text:p>
          </table:table-cell>
          <table:table-cell table:style-name="Default" office:value-type="float" office:value="0.90637310517099" calcext:value-type="float">
            <text:p>0.90637310517099</text:p>
          </table:table-cell>
          <table:table-cell table:style-name="Default" office:value-type="float" office:value="0.0434032332876625" calcext:value-type="float">
            <text:p>0.0434032332876625</text:p>
          </table:table-cell>
          <table:table-cell table:style-name="Default" office:value-type="float" office:value="0.892289618877854" calcext:value-type="float">
            <text:p>0.892289618877854</text:p>
          </table:table-cell>
          <table:table-cell table:style-name="Default" office:value-type="float" office:value="0.0464034771276399" calcext:value-type="float">
            <text:p>0.0464034771276399</text:p>
          </table:table-cell>
          <table:table-cell/>
          <table:table-cell table:style-name="ce18" table:formula="of:=[.N21]&gt;[.N21]" office:value-type="boolean" office:boolean-value="false" calcext:value-type="boolean">
            <text:p>FALSE</text:p>
          </table:table-cell>
          <table:table-cell/>
          <table:table-cell table:style-name="ce18" table:formula="of:=[.N21]&gt;[.T21]" office:value-type="boolean" office:boolean-value="false" calcext:value-type="boolean">
            <text:p>FALSE</text:p>
          </table:table-cell>
          <table:table-cell/>
          <table:table-cell table:style-name="ce18" table:formula="of:=[.N21]&gt;[.T21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Default" office:value-type="float" office:value="0.870324094550101" calcext:value-type="float">
            <text:p>0.870324094550101</text:p>
          </table:table-cell>
          <table:table-cell table:style-name="Default" office:value-type="float" office:value="0.03673790818101" calcext:value-type="float">
            <text:p>0.03673790818101</text:p>
          </table:table-cell>
          <table:table-cell table:style-name="Default" office:value-type="float" office:value="0.888098155702322" calcext:value-type="float">
            <text:p>0.888098155702322</text:p>
          </table:table-cell>
          <table:table-cell table:style-name="Default" office:value-type="float" office:value="0.0293308827327975" calcext:value-type="float">
            <text:p>0.0293308827327975</text:p>
          </table:table-cell>
          <table:table-cell table:style-name="Default" office:value-type="float" office:value="0.870324094550101" calcext:value-type="float">
            <text:p>0.870324094550101</text:p>
          </table:table-cell>
          <table:table-cell table:style-name="Default" office:value-type="float" office:value="0.03673790818101" calcext:value-type="float">
            <text:p>0.03673790818101</text:p>
          </table:table-cell>
          <table:table-cell table:style-name="Default" office:value-type="float" office:value="0.900870965292018" calcext:value-type="float">
            <text:p>0.900870965292018</text:p>
          </table:table-cell>
          <table:table-cell table:style-name="Default" office:value-type="float" office:value="0.0258252442529201" calcext:value-type="float">
            <text:p>0.0258252442529201</text:p>
          </table:table-cell>
          <table:table-cell table:style-name="Default" office:value-type="float" office:value="0.910066545600369" calcext:value-type="float">
            <text:p>0.910066545600369</text:p>
          </table:table-cell>
          <table:table-cell table:style-name="Default" office:value-type="float" office:value="0.0237950958163411" calcext:value-type="float">
            <text:p>0.0237950958163411</text:p>
          </table:table-cell>
          <table:table-cell table:style-name="Default" office:value-type="float" office:value="0.900870965292018" calcext:value-type="float">
            <text:p>0.900870965292018</text:p>
          </table:table-cell>
          <table:table-cell table:style-name="Default" office:value-type="float" office:value="0.0258252442529201" calcext:value-type="float">
            <text:p>0.0258252442529201</text:p>
          </table:table-cell>
          <table:table-cell table:style-name="Default" office:value-type="float" office:value="0.870763440463905" calcext:value-type="float">
            <text:p>0.870763440463905</text:p>
          </table:table-cell>
          <table:table-cell table:style-name="Default" office:value-type="float" office:value="0.0316991730949312" calcext:value-type="float">
            <text:p>0.0316991730949312</text:p>
          </table:table-cell>
          <table:table-cell table:style-name="Default" office:value-type="float" office:value="0.886428805028773" calcext:value-type="float">
            <text:p>0.886428805028773</text:p>
          </table:table-cell>
          <table:table-cell table:style-name="Default" office:value-type="float" office:value="0.0277527349943911" calcext:value-type="float">
            <text:p>0.0277527349943911</text:p>
          </table:table-cell>
          <table:table-cell table:style-name="Default" office:value-type="float" office:value="0.870763440463905" calcext:value-type="float">
            <text:p>0.870763440463905</text:p>
          </table:table-cell>
          <table:table-cell table:style-name="Default" office:value-type="float" office:value="0.0316991730949312" calcext:value-type="float">
            <text:p>0.0316991730949312</text:p>
          </table:table-cell>
          <table:table-cell table:style-name="Default" office:value-type="float" office:value="0.883184449537391" calcext:value-type="float">
            <text:p>0.883184449537391</text:p>
          </table:table-cell>
          <table:table-cell table:style-name="Default" office:value-type="float" office:value="0.0476884615152539" calcext:value-type="float">
            <text:p>0.0476884615152539</text:p>
          </table:table-cell>
          <table:table-cell table:style-name="Default" office:value-type="float" office:value="0.898488169989977" calcext:value-type="float">
            <text:p>0.898488169989977</text:p>
          </table:table-cell>
          <table:table-cell table:style-name="Default" office:value-type="float" office:value="0.0434106749366585" calcext:value-type="float">
            <text:p>0.0434106749366585</text:p>
          </table:table-cell>
          <table:table-cell table:style-name="Default" office:value-type="float" office:value="0.883184449537391" calcext:value-type="float">
            <text:p>0.883184449537391</text:p>
          </table:table-cell>
          <table:table-cell table:style-name="Default" office:value-type="float" office:value="0.0476884615152539" calcext:value-type="float">
            <text:p>0.0476884615152539</text:p>
          </table:table-cell>
          <table:table-cell/>
          <table:table-cell table:style-name="ce18" table:formula="of:=[.N22]&gt;[.N22]" office:value-type="boolean" office:boolean-value="false" calcext:value-type="boolean">
            <text:p>FALSE</text:p>
          </table:table-cell>
          <table:table-cell/>
          <table:table-cell table:style-name="ce18" table:formula="of:=[.N22]&gt;[.T22]" office:value-type="boolean" office:boolean-value="false" calcext:value-type="boolean">
            <text:p>FALSE</text:p>
          </table:table-cell>
          <table:table-cell/>
          <table:table-cell table:style-name="ce18" table:formula="of:=[.N22]&gt;[.T19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Default" office:value-type="float" office:value="0.901260715290901" calcext:value-type="float">
            <text:p>0.901260715290901</text:p>
          </table:table-cell>
          <table:table-cell table:style-name="Default" office:value-type="float" office:value="0.0265034395370877" calcext:value-type="float">
            <text:p>0.0265034395370877</text:p>
          </table:table-cell>
          <table:table-cell table:style-name="Default" office:value-type="float" office:value="0.914280932624689" calcext:value-type="float">
            <text:p>0.914280932624689</text:p>
          </table:table-cell>
          <table:table-cell table:style-name="Default" office:value-type="float" office:value="0.023822533607638" calcext:value-type="float">
            <text:p>0.023822533607638</text:p>
          </table:table-cell>
          <table:table-cell table:style-name="Default" office:value-type="float" office:value="0.901260715290901" calcext:value-type="float">
            <text:p>0.901260715290901</text:p>
          </table:table-cell>
          <table:table-cell table:style-name="Default" office:value-type="float" office:value="0.0265034395370877" calcext:value-type="float">
            <text:p>0.0265034395370877</text:p>
          </table:table-cell>
          <table:table-cell table:style-name="Default" office:value-type="float" office:value="0.89234999262863" calcext:value-type="float">
            <text:p>0.89234999262863</text:p>
          </table:table-cell>
          <table:table-cell table:style-name="Default" office:value-type="float" office:value="0.0336798208041327" calcext:value-type="float">
            <text:p>0.0336798208041327</text:p>
          </table:table-cell>
          <table:table-cell table:style-name="Default" office:value-type="float" office:value="0.908463143385873" calcext:value-type="float">
            <text:p>0.908463143385873</text:p>
          </table:table-cell>
          <table:table-cell table:style-name="Default" office:value-type="float" office:value="0.0295714418367543" calcext:value-type="float">
            <text:p>0.0295714418367543</text:p>
          </table:table-cell>
          <table:table-cell table:style-name="Default" office:value-type="float" office:value="0.89234999262863" calcext:value-type="float">
            <text:p>0.89234999262863</text:p>
          </table:table-cell>
          <table:table-cell table:style-name="Default" office:value-type="float" office:value="0.0336798208041327" calcext:value-type="float">
            <text:p>0.0336798208041327</text:p>
          </table:table-cell>
          <table:table-cell table:style-name="Default" office:value-type="float" office:value="0.871348039215686" calcext:value-type="float">
            <text:p>0.871348039215686</text:p>
          </table:table-cell>
          <table:table-cell table:style-name="Default" office:value-type="float" office:value="0.0241069942180272" calcext:value-type="float">
            <text:p>0.0241069942180272</text:p>
          </table:table-cell>
          <table:table-cell table:style-name="Default" office:value-type="float" office:value="0.88700148721033" calcext:value-type="float">
            <text:p>0.88700148721033</text:p>
          </table:table-cell>
          <table:table-cell table:style-name="Default" office:value-type="float" office:value="0.0227329562846251" calcext:value-type="float">
            <text:p>0.0227329562846251</text:p>
          </table:table-cell>
          <table:table-cell table:style-name="Default" office:value-type="float" office:value="0.871348039215686" calcext:value-type="float">
            <text:p>0.871348039215686</text:p>
          </table:table-cell>
          <table:table-cell table:style-name="Default" office:value-type="float" office:value="0.0241069942180272" calcext:value-type="float">
            <text:p>0.0241069942180272</text:p>
          </table:table-cell>
          <table:table-cell table:style-name="Default" office:value-type="float" office:value="0.884093540446482" calcext:value-type="float">
            <text:p>0.884093540446482</text:p>
          </table:table-cell>
          <table:table-cell table:style-name="Default" office:value-type="float" office:value="0.0454078952530875" calcext:value-type="float">
            <text:p>0.0454078952530875</text:p>
          </table:table-cell>
          <table:table-cell table:style-name="Default" office:value-type="float" office:value="0.901013517715085" calcext:value-type="float">
            <text:p>0.901013517715085</text:p>
          </table:table-cell>
          <table:table-cell table:style-name="Default" office:value-type="float" office:value="0.0383886947428626" calcext:value-type="float">
            <text:p>0.0383886947428626</text:p>
          </table:table-cell>
          <table:table-cell table:style-name="Default" office:value-type="float" office:value="0.884093540446482" calcext:value-type="float">
            <text:p>0.884093540446482</text:p>
          </table:table-cell>
          <table:table-cell table:style-name="Default" office:value-type="float" office:value="0.0454078952530875" calcext:value-type="float">
            <text:p>0.0454078952530875</text:p>
          </table:table-cell>
          <table:table-cell/>
          <table:table-cell table:style-name="ce18" table:formula="of:=[.N23]&gt;[.N23]" office:value-type="boolean" office:boolean-value="false" calcext:value-type="boolean">
            <text:p>FALSE</text:p>
          </table:table-cell>
          <table:table-cell/>
          <table:table-cell table:style-name="ce18" table:formula="of:=[.N23]&gt;[.T23]" office:value-type="boolean" office:boolean-value="false" calcext:value-type="boolean">
            <text:p>FALSE</text:p>
          </table:table-cell>
          <table:table-cell/>
          <table:table-cell table:style-name="ce18" table:formula="of:=[.N23]&gt;[.T23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Default" office:value-type="float" office:value="0.893920266352155" calcext:value-type="float">
            <text:p>0.893920266352155</text:p>
          </table:table-cell>
          <table:table-cell table:style-name="Default" office:value-type="float" office:value="0.024626939237704" calcext:value-type="float">
            <text:p>0.024626939237704</text:p>
          </table:table-cell>
          <table:table-cell table:style-name="Default" office:value-type="float" office:value="0.905824165858222" calcext:value-type="float">
            <text:p>0.905824165858222</text:p>
          </table:table-cell>
          <table:table-cell table:style-name="Default" office:value-type="float" office:value="0.0248058251804668" calcext:value-type="float">
            <text:p>0.0248058251804668</text:p>
          </table:table-cell>
          <table:table-cell table:style-name="Default" office:value-type="float" office:value="0.893920266352155" calcext:value-type="float">
            <text:p>0.893920266352155</text:p>
          </table:table-cell>
          <table:table-cell table:style-name="Default" office:value-type="float" office:value="0.024626939237704" calcext:value-type="float">
            <text:p>0.024626939237704</text:p>
          </table:table-cell>
          <table:table-cell table:style-name="Default" office:value-type="float" office:value="0.893122696447" calcext:value-type="float">
            <text:p>0.893122696447</text:p>
          </table:table-cell>
          <table:table-cell table:style-name="Default" office:value-type="float" office:value="0.0448318927271306" calcext:value-type="float">
            <text:p>0.0448318927271306</text:p>
          </table:table-cell>
          <table:table-cell table:style-name="Default" office:value-type="float" office:value="0.907898590734601" calcext:value-type="float">
            <text:p>0.907898590734601</text:p>
          </table:table-cell>
          <table:table-cell table:style-name="Default" office:value-type="float" office:value="0.0374206340969023" calcext:value-type="float">
            <text:p>0.0374206340969023</text:p>
          </table:table-cell>
          <table:table-cell table:style-name="Default" office:value-type="float" office:value="0.893122696447" calcext:value-type="float">
            <text:p>0.893122696447</text:p>
          </table:table-cell>
          <table:table-cell table:style-name="Default" office:value-type="float" office:value="0.0448318927271306" calcext:value-type="float">
            <text:p>0.0448318927271306</text:p>
          </table:table-cell>
          <table:table-cell table:style-name="Default" office:value-type="float" office:value="0.876733168706079" calcext:value-type="float">
            <text:p>0.876733168706079</text:p>
          </table:table-cell>
          <table:table-cell table:style-name="Default" office:value-type="float" office:value="0.0255456551137047" calcext:value-type="float">
            <text:p>0.0255456551137047</text:p>
          </table:table-cell>
          <table:table-cell table:style-name="Default" office:value-type="float" office:value="0.891510839925468" calcext:value-type="float">
            <text:p>0.891510839925468</text:p>
          </table:table-cell>
          <table:table-cell table:style-name="Default" office:value-type="float" office:value="0.0237526798929214" calcext:value-type="float">
            <text:p>0.0237526798929214</text:p>
          </table:table-cell>
          <table:table-cell table:style-name="Default" office:value-type="float" office:value="0.876733168706079" calcext:value-type="float">
            <text:p>0.876733168706079</text:p>
          </table:table-cell>
          <table:table-cell table:style-name="Default" office:value-type="float" office:value="0.0255456551137047" calcext:value-type="float">
            <text:p>0.0255456551137047</text:p>
          </table:table-cell>
          <table:table-cell table:style-name="Default" office:value-type="float" office:value="0.885087692493265" calcext:value-type="float">
            <text:p>0.885087692493265</text:p>
          </table:table-cell>
          <table:table-cell table:style-name="Default" office:value-type="float" office:value="0.0437290792019542" calcext:value-type="float">
            <text:p>0.0437290792019542</text:p>
          </table:table-cell>
          <table:table-cell table:style-name="Default" office:value-type="float" office:value="0.901956500171225" calcext:value-type="float">
            <text:p>0.901956500171225</text:p>
          </table:table-cell>
          <table:table-cell table:style-name="Default" office:value-type="float" office:value="0.0372002202291049" calcext:value-type="float">
            <text:p>0.0372002202291049</text:p>
          </table:table-cell>
          <table:table-cell table:style-name="Default" office:value-type="float" office:value="0.885087692493265" calcext:value-type="float">
            <text:p>0.885087692493265</text:p>
          </table:table-cell>
          <table:table-cell table:style-name="Default" office:value-type="float" office:value="0.0437290792019542" calcext:value-type="float">
            <text:p>0.0437290792019542</text:p>
          </table:table-cell>
          <table:table-cell/>
          <table:table-cell table:style-name="ce18" table:formula="of:=[.N24]&gt;[.N24]" office:value-type="boolean" office:boolean-value="false" calcext:value-type="boolean">
            <text:p>FALSE</text:p>
          </table:table-cell>
          <table:table-cell/>
          <table:table-cell table:style-name="ce18" table:formula="of:=[.N24]&gt;[.T24]" office:value-type="boolean" office:boolean-value="false" calcext:value-type="boolean">
            <text:p>FALSE</text:p>
          </table:table-cell>
          <table:table-cell/>
          <table:table-cell table:style-name="ce18" table:formula="of:=[.N24]&gt;[.T24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Default" office:value-type="float" office:value="0.900081687060789" calcext:value-type="float">
            <text:p>0.900081687060789</text:p>
          </table:table-cell>
          <table:table-cell table:style-name="Default" office:value-type="float" office:value="0.0266263453657786" calcext:value-type="float">
            <text:p>0.0266263453657786</text:p>
          </table:table-cell>
          <table:table-cell table:style-name="Default" office:value-type="float" office:value="0.914439052523366" calcext:value-type="float">
            <text:p>0.914439052523366</text:p>
          </table:table-cell>
          <table:table-cell table:style-name="Default" office:value-type="float" office:value="0.0267019674291611" calcext:value-type="float">
            <text:p>0.0267019674291611</text:p>
          </table:table-cell>
          <table:table-cell table:style-name="Default" office:value-type="float" office:value="0.900081687060789" calcext:value-type="float">
            <text:p>0.900081687060789</text:p>
          </table:table-cell>
          <table:table-cell table:style-name="Default" office:value-type="float" office:value="0.0266263453657786" calcext:value-type="float">
            <text:p>0.0266263453657786</text:p>
          </table:table-cell>
          <table:table-cell table:style-name="Default" office:value-type="float" office:value="0.900374235499622" calcext:value-type="float">
            <text:p>0.900374235499622</text:p>
          </table:table-cell>
          <table:table-cell table:style-name="Default" office:value-type="float" office:value="0.0316498059864078" calcext:value-type="float">
            <text:p>0.0316498059864078</text:p>
          </table:table-cell>
          <table:table-cell table:style-name="Default" office:value-type="float" office:value="0.911585782448723" calcext:value-type="float">
            <text:p>0.911585782448723</text:p>
          </table:table-cell>
          <table:table-cell table:style-name="Default" office:value-type="float" office:value="0.0274039739753021" calcext:value-type="float">
            <text:p>0.0274039739753021</text:p>
          </table:table-cell>
          <table:table-cell table:style-name="Default" office:value-type="float" office:value="0.900374235499622" calcext:value-type="float">
            <text:p>0.900374235499622</text:p>
          </table:table-cell>
          <table:table-cell table:style-name="Default" office:value-type="float" office:value="0.0316498059864078" calcext:value-type="float">
            <text:p>0.0316498059864078</text:p>
          </table:table-cell>
          <table:table-cell table:style-name="Default" office:value-type="float" office:value="0.874443867020492" calcext:value-type="float">
            <text:p>0.874443867020492</text:p>
          </table:table-cell>
          <table:table-cell table:style-name="Default" office:value-type="float" office:value="0.0272590374496661" calcext:value-type="float">
            <text:p>0.0272590374496661</text:p>
          </table:table-cell>
          <table:table-cell table:style-name="Default" office:value-type="float" office:value="0.890226553193968" calcext:value-type="float">
            <text:p>0.890226553193968</text:p>
          </table:table-cell>
          <table:table-cell table:style-name="Default" office:value-type="float" office:value="0.0233145919118814" calcext:value-type="float">
            <text:p>0.0233145919118814</text:p>
          </table:table-cell>
          <table:table-cell table:style-name="Default" office:value-type="float" office:value="0.874443867020492" calcext:value-type="float">
            <text:p>0.874443867020492</text:p>
          </table:table-cell>
          <table:table-cell table:style-name="Default" office:value-type="float" office:value="0.0272590374496661" calcext:value-type="float">
            <text:p>0.0272590374496661</text:p>
          </table:table-cell>
          <table:table-cell table:style-name="Default" office:value-type="float" office:value="0.885251435183324" calcext:value-type="float">
            <text:p>0.885251435183324</text:p>
          </table:table-cell>
          <table:table-cell table:style-name="Default" office:value-type="float" office:value="0.0478234094052974" calcext:value-type="float">
            <text:p>0.0478234094052974</text:p>
          </table:table-cell>
          <table:table-cell table:style-name="Default" office:value-type="float" office:value="0.902277913020502" calcext:value-type="float">
            <text:p>0.902277913020502</text:p>
          </table:table-cell>
          <table:table-cell table:style-name="Default" office:value-type="float" office:value="0.0414909985145724" calcext:value-type="float">
            <text:p>0.0414909985145724</text:p>
          </table:table-cell>
          <table:table-cell table:style-name="Default" office:value-type="float" office:value="0.885251435183324" calcext:value-type="float">
            <text:p>0.885251435183324</text:p>
          </table:table-cell>
          <table:table-cell table:style-name="Default" office:value-type="float" office:value="0.0478234094052974" calcext:value-type="float">
            <text:p>0.0478234094052974</text:p>
          </table:table-cell>
          <table:table-cell/>
          <table:table-cell table:style-name="ce18" table:formula="of:=[.T19]&gt;[.N25]" office:value-type="boolean" office:boolean-value="true" calcext:value-type="boolean">
            <text:p>TRUE</text:p>
          </table:table-cell>
          <table:table-cell/>
          <table:table-cell table:style-name="ce18" table:formula="of:=[.T19]&gt;[.T25]" office:value-type="boolean" office:boolean-value="false" calcext:value-type="boolean">
            <text:p>FALSE</text:p>
          </table:table-cell>
          <table:table-cell/>
          <table:table-cell table:style-name="ce18" table:formula="of:=[.T19]&gt;[.T25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Default" office:value-type="float" office:value="0.874590557275542" calcext:value-type="float">
            <text:p>0.874590557275542</text:p>
          </table:table-cell>
          <table:table-cell table:style-name="Default" office:value-type="float" office:value="0.035565828619256" calcext:value-type="float">
            <text:p>0.035565828619256</text:p>
          </table:table-cell>
          <table:table-cell table:style-name="Default" office:value-type="float" office:value="0.882444467375685" calcext:value-type="float">
            <text:p>0.882444467375685</text:p>
          </table:table-cell>
          <table:table-cell table:style-name="Default" office:value-type="float" office:value="0.0385817219108504" calcext:value-type="float">
            <text:p>0.0385817219108504</text:p>
          </table:table-cell>
          <table:table-cell table:style-name="Default" office:value-type="float" office:value="0.874590557275542" calcext:value-type="float">
            <text:p>0.874590557275542</text:p>
          </table:table-cell>
          <table:table-cell table:style-name="Default" office:value-type="float" office:value="0.035565828619256" calcext:value-type="float">
            <text:p>0.035565828619256</text:p>
          </table:table-cell>
          <table:table-cell table:style-name="Default" office:value-type="float" office:value="0.894983864518694" calcext:value-type="float">
            <text:p>0.894983864518694</text:p>
          </table:table-cell>
          <table:table-cell table:style-name="Default" office:value-type="float" office:value="0.0255275619861543" calcext:value-type="float">
            <text:p>0.0255275619861543</text:p>
          </table:table-cell>
          <table:table-cell table:style-name="Default" office:value-type="float" office:value="0.904163980316018" calcext:value-type="float">
            <text:p>0.904163980316018</text:p>
          </table:table-cell>
          <table:table-cell table:style-name="Default" office:value-type="float" office:value="0.0256077844630844" calcext:value-type="float">
            <text:p>0.0256077844630844</text:p>
          </table:table-cell>
          <table:table-cell table:style-name="Default" office:value-type="float" office:value="0.894983864518694" calcext:value-type="float">
            <text:p>0.894983864518694</text:p>
          </table:table-cell>
          <table:table-cell table:style-name="Default" office:value-type="float" office:value="0.0255275619861543" calcext:value-type="float">
            <text:p>0.0255275619861543</text:p>
          </table:table-cell>
          <table:table-cell table:style-name="Default" office:value-type="float" office:value="0.871298098186643" calcext:value-type="float">
            <text:p>0.871298098186643</text:p>
          </table:table-cell>
          <table:table-cell table:style-name="Default" office:value-type="float" office:value="0.0332398030876836" calcext:value-type="float">
            <text:p>0.0332398030876836</text:p>
          </table:table-cell>
          <table:table-cell table:style-name="Default" office:value-type="float" office:value="0.887632107460823" calcext:value-type="float">
            <text:p>0.887632107460823</text:p>
          </table:table-cell>
          <table:table-cell table:style-name="Default" office:value-type="float" office:value="0.030475231710764" calcext:value-type="float">
            <text:p>0.030475231710764</text:p>
          </table:table-cell>
          <table:table-cell table:style-name="Default" office:value-type="float" office:value="0.871298098186643" calcext:value-type="float">
            <text:p>0.871298098186643</text:p>
          </table:table-cell>
          <table:table-cell table:style-name="Default" office:value-type="float" office:value="0.0332398030876836" calcext:value-type="float">
            <text:p>0.0332398030876836</text:p>
          </table:table-cell>
          <table:table-cell table:style-name="Default" office:value-type="float" office:value="0.889662855891958" calcext:value-type="float">
            <text:p>0.889662855891958</text:p>
          </table:table-cell>
          <table:table-cell table:style-name="Default" office:value-type="float" office:value="0.0434068570962334" calcext:value-type="float">
            <text:p>0.0434068570962334</text:p>
          </table:table-cell>
          <table:table-cell table:style-name="Default" office:value-type="float" office:value="0.906422504754877" calcext:value-type="float">
            <text:p>0.906422504754877</text:p>
          </table:table-cell>
          <table:table-cell table:style-name="Default" office:value-type="float" office:value="0.0370853046405454" calcext:value-type="float">
            <text:p>0.0370853046405454</text:p>
          </table:table-cell>
          <table:table-cell table:style-name="Default" office:value-type="float" office:value="0.889662855891958" calcext:value-type="float">
            <text:p>0.889662855891958</text:p>
          </table:table-cell>
          <table:table-cell table:style-name="Default" office:value-type="float" office:value="0.0434068570962334" calcext:value-type="float">
            <text:p>0.0434068570962334</text:p>
          </table:table-cell>
          <table:table-cell/>
          <table:table-cell table:style-name="ce18" table:formula="of:=[.N26]&gt;[.N26]" office:value-type="boolean" office:boolean-value="false" calcext:value-type="boolean">
            <text:p>FALSE</text:p>
          </table:table-cell>
          <table:table-cell/>
          <table:table-cell table:style-name="ce18" table:formula="of:=[.N26]&gt;[.T26]" office:value-type="boolean" office:boolean-value="false" calcext:value-type="boolean">
            <text:p>FALSE</text:p>
          </table:table-cell>
          <table:table-cell/>
          <table:table-cell table:style-name="ce18" table:formula="of:=[.N26]&gt;[.T26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Default" office:value-type="float" office:value="0.880768895277409" calcext:value-type="float">
            <text:p>0.880768895277409</text:p>
          </table:table-cell>
          <table:table-cell table:style-name="Default" office:value-type="float" office:value="0.0292775854597525" calcext:value-type="float">
            <text:p>0.0292775854597525</text:p>
          </table:table-cell>
          <table:table-cell table:style-name="Default" office:value-type="float" office:value="0.896915951536969" calcext:value-type="float">
            <text:p>0.896915951536969</text:p>
          </table:table-cell>
          <table:table-cell table:style-name="Default" office:value-type="float" office:value="0.0247398333485761" calcext:value-type="float">
            <text:p>0.0247398333485761</text:p>
          </table:table-cell>
          <table:table-cell table:style-name="Default" office:value-type="float" office:value="0.880768895277409" calcext:value-type="float">
            <text:p>0.880768895277409</text:p>
          </table:table-cell>
          <table:table-cell table:style-name="Default" office:value-type="float" office:value="0.0292775854597525" calcext:value-type="float">
            <text:p>0.0292775854597525</text:p>
          </table:table-cell>
          <table:table-cell table:style-name="Default" office:value-type="float" office:value="0.896292962799155" calcext:value-type="float">
            <text:p>0.896292962799155</text:p>
          </table:table-cell>
          <table:table-cell table:style-name="Default" office:value-type="float" office:value="0.0222751465694611" calcext:value-type="float">
            <text:p>0.0222751465694611</text:p>
          </table:table-cell>
          <table:table-cell table:style-name="Default" office:value-type="float" office:value="0.908328017184054" calcext:value-type="float">
            <text:p>0.908328017184054</text:p>
          </table:table-cell>
          <table:table-cell table:style-name="Default" office:value-type="float" office:value="0.0187667392099496" calcext:value-type="float">
            <text:p>0.0187667392099496</text:p>
          </table:table-cell>
          <table:table-cell table:style-name="Default" office:value-type="float" office:value="0.896292962799155" calcext:value-type="float">
            <text:p>0.896292962799155</text:p>
          </table:table-cell>
          <table:table-cell table:style-name="Default" office:value-type="float" office:value="0.0222751465694611" calcext:value-type="float">
            <text:p>0.0222751465694611</text:p>
          </table:table-cell>
          <table:table-cell table:style-name="Default" office:value-type="float" office:value="0.869930107130572" calcext:value-type="float">
            <text:p>0.869930107130572</text:p>
          </table:table-cell>
          <table:table-cell table:style-name="Default" office:value-type="float" office:value="0.0319116424706272" calcext:value-type="float">
            <text:p>0.0319116424706272</text:p>
          </table:table-cell>
          <table:table-cell table:style-name="Default" office:value-type="float" office:value="0.885976748432166" calcext:value-type="float">
            <text:p>0.885976748432166</text:p>
          </table:table-cell>
          <table:table-cell table:style-name="Default" office:value-type="float" office:value="0.026787088232454" calcext:value-type="float">
            <text:p>0.026787088232454</text:p>
          </table:table-cell>
          <table:table-cell table:style-name="Default" office:value-type="float" office:value="0.869930107130572" calcext:value-type="float">
            <text:p>0.869930107130572</text:p>
          </table:table-cell>
          <table:table-cell table:style-name="Default" office:value-type="float" office:value="0.0319116424706272" calcext:value-type="float">
            <text:p>0.0319116424706272</text:p>
          </table:table-cell>
          <table:table-cell table:style-name="Default" office:value-type="float" office:value="0.883976581382154" calcext:value-type="float">
            <text:p>0.883976581382154</text:p>
          </table:table-cell>
          <table:table-cell table:style-name="Default" office:value-type="float" office:value="0.0453410734038896" calcext:value-type="float">
            <text:p>0.0453410734038896</text:p>
          </table:table-cell>
          <table:table-cell table:style-name="Default" office:value-type="float" office:value="0.902055826770552" calcext:value-type="float">
            <text:p>0.902055826770552</text:p>
          </table:table-cell>
          <table:table-cell table:style-name="Default" office:value-type="float" office:value="0.0367444307849847" calcext:value-type="float">
            <text:p>0.0367444307849847</text:p>
          </table:table-cell>
          <table:table-cell table:style-name="Default" office:value-type="float" office:value="0.883976581382154" calcext:value-type="float">
            <text:p>0.883976581382154</text:p>
          </table:table-cell>
          <table:table-cell table:style-name="Default" office:value-type="float" office:value="0.0453410734038896" calcext:value-type="float">
            <text:p>0.0453410734038896</text:p>
          </table:table-cell>
          <table:table-cell/>
          <table:table-cell table:style-name="ce18" table:formula="of:=[.N27]&gt;[.N27]" office:value-type="boolean" office:boolean-value="false" calcext:value-type="boolean">
            <text:p>FALSE</text:p>
          </table:table-cell>
          <table:table-cell/>
          <table:table-cell table:style-name="ce18" table:formula="of:=[.N27]&gt;[.T27]" office:value-type="boolean" office:boolean-value="false" calcext:value-type="boolean">
            <text:p>FALSE</text:p>
          </table:table-cell>
          <table:table-cell/>
          <table:table-cell table:style-name="ce18" table:formula="of:=[.N27]&gt;[.T27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Default" office:value-type="float" office:value="0.888888286893705" calcext:value-type="float">
            <text:p>0.888888286893705</text:p>
          </table:table-cell>
          <table:table-cell table:style-name="Default" office:value-type="float" office:value="0.0255672810468628" calcext:value-type="float">
            <text:p>0.0255672810468628</text:p>
          </table:table-cell>
          <table:table-cell table:style-name="Default" office:value-type="float" office:value="0.905145113820552" calcext:value-type="float">
            <text:p>0.905145113820552</text:p>
          </table:table-cell>
          <table:table-cell table:style-name="Default" office:value-type="float" office:value="0.0205745738105423" calcext:value-type="float">
            <text:p>0.0205745738105423</text:p>
          </table:table-cell>
          <table:table-cell table:style-name="Default" office:value-type="float" office:value="0.888888286893705" calcext:value-type="float">
            <text:p>0.888888286893705</text:p>
          </table:table-cell>
          <table:table-cell table:style-name="Default" office:value-type="float" office:value="0.0255672810468628" calcext:value-type="float">
            <text:p>0.0255672810468628</text:p>
          </table:table-cell>
          <table:table-cell table:style-name="Default" office:value-type="float" office:value="0.892783785444002" calcext:value-type="float">
            <text:p>0.892783785444002</text:p>
          </table:table-cell>
          <table:table-cell table:style-name="Default" office:value-type="float" office:value="0.034939567546733" calcext:value-type="float">
            <text:p>0.034939567546733</text:p>
          </table:table-cell>
          <table:table-cell table:style-name="Default" office:value-type="float" office:value="0.910162268126556" calcext:value-type="float">
            <text:p>0.910162268126556</text:p>
          </table:table-cell>
          <table:table-cell table:style-name="Default" office:value-type="float" office:value="0.0284031207245489" calcext:value-type="float">
            <text:p>0.0284031207245489</text:p>
          </table:table-cell>
          <table:table-cell table:style-name="Default" office:value-type="float" office:value="0.892783785444002" calcext:value-type="float">
            <text:p>0.892783785444002</text:p>
          </table:table-cell>
          <table:table-cell table:style-name="Default" office:value-type="float" office:value="0.034939567546733" calcext:value-type="float">
            <text:p>0.034939567546733</text:p>
          </table:table-cell>
          <table:table-cell table:style-name="Default" office:value-type="float" office:value="0.872371627598408" calcext:value-type="float">
            <text:p>0.872371627598408</text:p>
          </table:table-cell>
          <table:table-cell table:style-name="Default" office:value-type="float" office:value="0.0340723004388233" calcext:value-type="float">
            <text:p>0.0340723004388233</text:p>
          </table:table-cell>
          <table:table-cell table:style-name="Default" office:value-type="float" office:value="0.888005008914374" calcext:value-type="float">
            <text:p>0.888005008914374</text:p>
          </table:table-cell>
          <table:table-cell table:style-name="Default" office:value-type="float" office:value="0.0309726540487241" calcext:value-type="float">
            <text:p>0.0309726540487241</text:p>
          </table:table-cell>
          <table:table-cell table:style-name="Default" office:value-type="float" office:value="0.872371627598408" calcext:value-type="float">
            <text:p>0.872371627598408</text:p>
          </table:table-cell>
          <table:table-cell table:style-name="Default" office:value-type="float" office:value="0.0340723004388233" calcext:value-type="float">
            <text:p>0.0340723004388233</text:p>
          </table:table-cell>
          <table:table-cell table:style-name="Default" office:value-type="float" office:value="0.889625274192612" calcext:value-type="float">
            <text:p>0.889625274192612</text:p>
          </table:table-cell>
          <table:table-cell table:style-name="Default" office:value-type="float" office:value="0.0464995922944745" calcext:value-type="float">
            <text:p>0.0464995922944745</text:p>
          </table:table-cell>
          <table:table-cell table:style-name="Default" office:value-type="float" office:value="0.906368097288705" calcext:value-type="float">
            <text:p>0.906368097288705</text:p>
          </table:table-cell>
          <table:table-cell table:style-name="Default" office:value-type="float" office:value="0.0395241319162333" calcext:value-type="float">
            <text:p>0.0395241319162333</text:p>
          </table:table-cell>
          <table:table-cell table:style-name="Default" office:value-type="float" office:value="0.889625274192612" calcext:value-type="float">
            <text:p>0.889625274192612</text:p>
          </table:table-cell>
          <table:table-cell table:style-name="Default" office:value-type="float" office:value="0.0464995922944745" calcext:value-type="float">
            <text:p>0.0464995922944745</text:p>
          </table:table-cell>
          <table:table-cell/>
          <table:table-cell table:style-name="ce18" table:formula="of:=[.N28]&gt;[.N28]" office:value-type="boolean" office:boolean-value="false" calcext:value-type="boolean">
            <text:p>FALSE</text:p>
          </table:table-cell>
          <table:table-cell/>
          <table:table-cell table:style-name="ce18" table:formula="of:=[.N28]&gt;[.T28]" office:value-type="boolean" office:boolean-value="false" calcext:value-type="boolean">
            <text:p>FALSE</text:p>
          </table:table-cell>
          <table:table-cell/>
          <table:table-cell table:style-name="ce18" table:formula="of:=[.N28]&gt;[.T28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Default" office:value-type="float" office:value="0.872269706128065" calcext:value-type="float">
            <text:p>0.872269706128065</text:p>
          </table:table-cell>
          <table:table-cell table:style-name="Default" office:value-type="float" office:value="0.0455102587372982" calcext:value-type="float">
            <text:p>0.0455102587372982</text:p>
          </table:table-cell>
          <table:table-cell table:style-name="Default" office:value-type="float" office:value="0.883824095342072" calcext:value-type="float">
            <text:p>0.883824095342072</text:p>
          </table:table-cell>
          <table:table-cell table:style-name="Default" office:value-type="float" office:value="0.044713347777984" calcext:value-type="float">
            <text:p>0.044713347777984</text:p>
          </table:table-cell>
          <table:table-cell table:style-name="Default" office:value-type="float" office:value="0.872269706128065" calcext:value-type="float">
            <text:p>0.872269706128065</text:p>
          </table:table-cell>
          <table:table-cell table:style-name="Default" office:value-type="float" office:value="0.0455102587372982" calcext:value-type="float">
            <text:p>0.0455102587372982</text:p>
          </table:table-cell>
          <table:table-cell table:style-name="Default" office:value-type="float" office:value="0.896337191016758" calcext:value-type="float">
            <text:p>0.896337191016758</text:p>
          </table:table-cell>
          <table:table-cell table:style-name="Default" office:value-type="float" office:value="0.0354939285573621" calcext:value-type="float">
            <text:p>0.0354939285573621</text:p>
          </table:table-cell>
          <table:table-cell table:style-name="Default" office:value-type="float" office:value="0.907191590499427" calcext:value-type="float">
            <text:p>0.907191590499427</text:p>
          </table:table-cell>
          <table:table-cell table:style-name="Default" office:value-type="float" office:value="0.0356204188156716" calcext:value-type="float">
            <text:p>0.0356204188156716</text:p>
          </table:table-cell>
          <table:table-cell table:style-name="Default" office:value-type="float" office:value="0.896337191016758" calcext:value-type="float">
            <text:p>0.896337191016758</text:p>
          </table:table-cell>
          <table:table-cell table:style-name="Default" office:value-type="float" office:value="0.0354939285573621" calcext:value-type="float">
            <text:p>0.0354939285573621</text:p>
          </table:table-cell>
          <table:table-cell table:style-name="Default" office:value-type="float" office:value="0.866794142218291" calcext:value-type="float">
            <text:p>0.866794142218291</text:p>
          </table:table-cell>
          <table:table-cell table:style-name="Default" office:value-type="float" office:value="0.0350832092346759" calcext:value-type="float">
            <text:p>0.0350832092346759</text:p>
          </table:table-cell>
          <table:table-cell table:style-name="Default" office:value-type="float" office:value="0.882916560082504" calcext:value-type="float">
            <text:p>0.882916560082504</text:p>
          </table:table-cell>
          <table:table-cell table:style-name="Default" office:value-type="float" office:value="0.0311196405113978" calcext:value-type="float">
            <text:p>0.0311196405113978</text:p>
          </table:table-cell>
          <table:table-cell table:style-name="Default" office:value-type="float" office:value="0.866794142218291" calcext:value-type="float">
            <text:p>0.866794142218291</text:p>
          </table:table-cell>
          <table:table-cell table:style-name="Default" office:value-type="float" office:value="0.0350832092346759" calcext:value-type="float">
            <text:p>0.0350832092346759</text:p>
          </table:table-cell>
          <table:table-cell table:style-name="Default" office:value-type="float" office:value="0.889847496414834" calcext:value-type="float">
            <text:p>0.889847496414834</text:p>
          </table:table-cell>
          <table:table-cell table:style-name="Default" office:value-type="float" office:value="0.046191472223429" calcext:value-type="float">
            <text:p>0.046191472223429</text:p>
          </table:table-cell>
          <table:table-cell table:style-name="Default" office:value-type="float" office:value="0.907150992025547" calcext:value-type="float">
            <text:p>0.907150992025547</text:p>
          </table:table-cell>
          <table:table-cell table:style-name="Default" office:value-type="float" office:value="0.0384767973809368" calcext:value-type="float">
            <text:p>0.0384767973809368</text:p>
          </table:table-cell>
          <table:table-cell table:style-name="Default" office:value-type="float" office:value="0.889847496414834" calcext:value-type="float">
            <text:p>0.889847496414834</text:p>
          </table:table-cell>
          <table:table-cell table:style-name="Default" office:value-type="float" office:value="0.046191472223429" calcext:value-type="float">
            <text:p>0.046191472223429</text:p>
          </table:table-cell>
          <table:table-cell/>
          <table:table-cell table:style-name="ce18" table:formula="of:=[.N29]&gt;[.N29]" office:value-type="boolean" office:boolean-value="false" calcext:value-type="boolean">
            <text:p>FALSE</text:p>
          </table:table-cell>
          <table:table-cell/>
          <table:table-cell table:style-name="ce18" table:formula="of:=[.N29]&gt;[.T29]" office:value-type="boolean" office:boolean-value="false" calcext:value-type="boolean">
            <text:p>FALSE</text:p>
          </table:table-cell>
          <table:table-cell/>
          <table:table-cell table:style-name="ce18" table:formula="of:=[.N29]&gt;[.T29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Default" office:value-type="float" office:value="0.861980687011647" calcext:value-type="float">
            <text:p>0.861980687011647</text:p>
          </table:table-cell>
          <table:table-cell table:style-name="Default" office:value-type="float" office:value="0.0286683818545132" calcext:value-type="float">
            <text:p>0.0286683818545132</text:p>
          </table:table-cell>
          <table:table-cell table:style-name="Default" office:value-type="float" office:value="0.87546687934433" calcext:value-type="float">
            <text:p>0.87546687934433</text:p>
          </table:table-cell>
          <table:table-cell table:style-name="Default" office:value-type="float" office:value="0.0330129768675543" calcext:value-type="float">
            <text:p>0.0330129768675543</text:p>
          </table:table-cell>
          <table:table-cell table:style-name="Default" office:value-type="float" office:value="0.861980687011647" calcext:value-type="float">
            <text:p>0.861980687011647</text:p>
          </table:table-cell>
          <table:table-cell table:style-name="Default" office:value-type="float" office:value="0.0286683818545132" calcext:value-type="float">
            <text:p>0.0286683818545132</text:p>
          </table:table-cell>
          <table:table-cell table:style-name="Default" office:value-type="float" office:value="0.892032908697769" calcext:value-type="float">
            <text:p>0.892032908697769</text:p>
          </table:table-cell>
          <table:table-cell table:style-name="Default" office:value-type="float" office:value="0.0420596669542561" calcext:value-type="float">
            <text:p>0.0420596669542561</text:p>
          </table:table-cell>
          <table:table-cell table:style-name="Default" office:value-type="float" office:value="0.905709593144696" calcext:value-type="float">
            <text:p>0.905709593144696</text:p>
          </table:table-cell>
          <table:table-cell table:style-name="Default" office:value-type="float" office:value="0.0390338738585883" calcext:value-type="float">
            <text:p>0.0390338738585883</text:p>
          </table:table-cell>
          <table:table-cell table:style-name="Default" office:value-type="float" office:value="0.892032908697769" calcext:value-type="float">
            <text:p>0.892032908697769</text:p>
          </table:table-cell>
          <table:table-cell table:style-name="Default" office:value-type="float" office:value="0.0420596669542561" calcext:value-type="float">
            <text:p>0.0420596669542561</text:p>
          </table:table-cell>
          <table:table-cell table:style-name="Default" office:value-type="float" office:value="0.870201004963389" calcext:value-type="float">
            <text:p>0.870201004963389</text:p>
          </table:table-cell>
          <table:table-cell table:style-name="Default" office:value-type="float" office:value="0.0366455321620279" calcext:value-type="float">
            <text:p>0.0366455321620279</text:p>
          </table:table-cell>
          <table:table-cell table:style-name="Default" office:value-type="float" office:value="0.885184658899752" calcext:value-type="float">
            <text:p>0.885184658899752</text:p>
          </table:table-cell>
          <table:table-cell table:style-name="Default" office:value-type="float" office:value="0.0315840709834702" calcext:value-type="float">
            <text:p>0.0315840709834702</text:p>
          </table:table-cell>
          <table:table-cell table:style-name="Default" office:value-type="float" office:value="0.870201004963389" calcext:value-type="float">
            <text:p>0.870201004963389</text:p>
          </table:table-cell>
          <table:table-cell table:style-name="Default" office:value-type="float" office:value="0.0366455321620279" calcext:value-type="float">
            <text:p>0.0366455321620279</text:p>
          </table:table-cell>
          <table:table-cell table:style-name="Default" office:value-type="float" office:value="0.889794864835886" calcext:value-type="float">
            <text:p>0.889794864835886</text:p>
          </table:table-cell>
          <table:table-cell table:style-name="Default" office:value-type="float" office:value="0.0462637652912932" calcext:value-type="float">
            <text:p>0.0462637652912932</text:p>
          </table:table-cell>
          <table:table-cell table:style-name="Default" office:value-type="float" office:value="0.907088259436499" calcext:value-type="float">
            <text:p>0.907088259436499</text:p>
          </table:table-cell>
          <table:table-cell table:style-name="Default" office:value-type="float" office:value="0.0385564952177747" calcext:value-type="float">
            <text:p>0.0385564952177747</text:p>
          </table:table-cell>
          <table:table-cell table:style-name="Default" office:value-type="float" office:value="0.889794864835886" calcext:value-type="float">
            <text:p>0.889794864835886</text:p>
          </table:table-cell>
          <table:table-cell table:style-name="Default" office:value-type="float" office:value="0.0462637652912932" calcext:value-type="float">
            <text:p>0.0462637652912932</text:p>
          </table:table-cell>
          <table:table-cell/>
          <table:table-cell table:style-name="ce18" table:formula="of:=[.N30]&gt;[.N30]" office:value-type="boolean" office:boolean-value="false" calcext:value-type="boolean">
            <text:p>FALSE</text:p>
          </table:table-cell>
          <table:table-cell/>
          <table:table-cell table:style-name="ce18" table:formula="of:=[.N30]&gt;[.T30]" office:value-type="boolean" office:boolean-value="false" calcext:value-type="boolean">
            <text:p>FALSE</text:p>
          </table:table-cell>
          <table:table-cell/>
          <table:table-cell table:style-name="ce18" table:formula="of:=[.N30]&gt;[.T30]" office:value-type="boolean" office:boolean-value="false" calcext:value-type="boolean">
            <text:p>FALSE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989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Default" office:value-type="float" office:value="0.911043342536377" calcext:value-type="float">
            <text:p>0.911043342536377</text:p>
          </table:table-cell>
          <table:table-cell table:style-name="Default" office:value-type="float" office:value="0.0268481944862156" calcext:value-type="float">
            <text:p>0.0268481944862156</text:p>
          </table:table-cell>
          <table:table-cell table:style-name="Default" office:value-type="float" office:value="0.919151005551418" calcext:value-type="float">
            <text:p>0.919151005551418</text:p>
          </table:table-cell>
          <table:table-cell table:style-name="Default" office:value-type="float" office:value="0.0242669502660315" calcext:value-type="float">
            <text:p>0.0242669502660315</text:p>
          </table:table-cell>
          <table:table-cell table:style-name="Default" office:value-type="float" office:value="0.911043342536377" calcext:value-type="float">
            <text:p>0.911043342536377</text:p>
          </table:table-cell>
          <table:table-cell table:style-name="Default" office:value-type="float" office:value="0.0268481944862156" calcext:value-type="float">
            <text:p>0.0268481944862156</text:p>
          </table:table-cell>
          <table:table-cell table:style-name="Default" office:value-type="float" office:value="0.889238107523711" calcext:value-type="float">
            <text:p>0.889238107523711</text:p>
          </table:table-cell>
          <table:table-cell table:style-name="Default" office:value-type="float" office:value="0.0292460356555427" calcext:value-type="float">
            <text:p>0.0292460356555427</text:p>
          </table:table-cell>
          <table:table-cell table:style-name="Default" office:value-type="float" office:value="0.904760813771521" calcext:value-type="float">
            <text:p>0.904760813771521</text:p>
          </table:table-cell>
          <table:table-cell table:style-name="Default" office:value-type="float" office:value="0.025192909567232" calcext:value-type="float">
            <text:p>0.025192909567232</text:p>
          </table:table-cell>
          <table:table-cell table:style-name="Default" office:value-type="float" office:value="0.889238107523711" calcext:value-type="float">
            <text:p>0.889238107523711</text:p>
          </table:table-cell>
          <table:table-cell table:style-name="Default" office:value-type="float" office:value="0.0292460356555427" calcext:value-type="float">
            <text:p>0.0292460356555427</text:p>
          </table:table-cell>
          <table:table-cell table:style-name="Default" office:value-type="float" office:value="0.872371627598408" calcext:value-type="float">
            <text:p>0.872371627598408</text:p>
          </table:table-cell>
          <table:table-cell table:style-name="Default" office:value-type="float" office:value="0.0359437964653081" calcext:value-type="float">
            <text:p>0.0359437964653081</text:p>
          </table:table-cell>
          <table:table-cell table:style-name="Default" office:value-type="float" office:value="0.887655329354168" calcext:value-type="float">
            <text:p>0.887655329354168</text:p>
          </table:table-cell>
          <table:table-cell table:style-name="Default" office:value-type="float" office:value="0.0308150078475186" calcext:value-type="float">
            <text:p>0.0308150078475186</text:p>
          </table:table-cell>
          <table:table-cell table:style-name="Default" office:value-type="float" office:value="0.872371627598408" calcext:value-type="float">
            <text:p>0.872371627598408</text:p>
          </table:table-cell>
          <table:table-cell table:style-name="Default" office:value-type="float" office:value="0.0359437964653081" calcext:value-type="float">
            <text:p>0.0359437964653081</text:p>
          </table:table-cell>
          <table:table-cell table:style-name="Default" office:value-type="float" office:value="0.889794864835886" calcext:value-type="float">
            <text:p>0.889794864835886</text:p>
          </table:table-cell>
          <table:table-cell table:style-name="Default" office:value-type="float" office:value="0.0462637652912932" calcext:value-type="float">
            <text:p>0.0462637652912932</text:p>
          </table:table-cell>
          <table:table-cell table:style-name="Default" office:value-type="float" office:value="0.907088259436499" calcext:value-type="float">
            <text:p>0.907088259436499</text:p>
          </table:table-cell>
          <table:table-cell table:style-name="Default" office:value-type="float" office:value="0.0385564952177747" calcext:value-type="float">
            <text:p>0.0385564952177747</text:p>
          </table:table-cell>
          <table:table-cell table:style-name="Default" office:value-type="float" office:value="0.889794864835886" calcext:value-type="float">
            <text:p>0.889794864835886</text:p>
          </table:table-cell>
          <table:table-cell table:style-name="Default" office:value-type="float" office:value="0.0462637652912932" calcext:value-type="float">
            <text:p>0.0462637652912932</text:p>
          </table:table-cell>
          <table:table-cell/>
          <table:table-cell table:style-name="ce18" table:formula="of:=[.N31]&gt;[.N31]" office:value-type="boolean" office:boolean-value="false" calcext:value-type="boolean">
            <text:p>FALSE</text:p>
          </table:table-cell>
          <table:table-cell/>
          <table:table-cell table:style-name="ce18" table:formula="of:=[.N31]&gt;[.T31]" office:value-type="boolean" office:boolean-value="false" calcext:value-type="boolean">
            <text:p>FALSE</text:p>
          </table:table-cell>
          <table:table-cell/>
          <table:table-cell table:style-name="ce18" table:formula="of:=[.N31]&gt;[.T31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Default" office:value-type="float" office:value="0.905666801808443" calcext:value-type="float">
            <text:p>0.905666801808443</text:p>
          </table:table-cell>
          <table:table-cell table:style-name="Default" office:value-type="float" office:value="0.0192177574920915" calcext:value-type="float">
            <text:p>0.0192177574920915</text:p>
          </table:table-cell>
          <table:table-cell table:style-name="Default" office:value-type="float" office:value="0.918438773480466" calcext:value-type="float">
            <text:p>0.918438773480466</text:p>
          </table:table-cell>
          <table:table-cell table:style-name="Default" office:value-type="float" office:value="0.0200993728778718" calcext:value-type="float">
            <text:p>0.0200993728778718</text:p>
          </table:table-cell>
          <table:table-cell table:style-name="Default" office:value-type="float" office:value="0.905666801808443" calcext:value-type="float">
            <text:p>0.905666801808443</text:p>
          </table:table-cell>
          <table:table-cell table:style-name="Default" office:value-type="float" office:value="0.0192177574920915" calcext:value-type="float">
            <text:p>0.0192177574920915</text:p>
          </table:table-cell>
          <table:table-cell table:style-name="Default" office:value-type="float" office:value="0.878042384258328" calcext:value-type="float">
            <text:p>0.878042384258328</text:p>
          </table:table-cell>
          <table:table-cell table:style-name="Default" office:value-type="float" office:value="0.033274485873643" calcext:value-type="float">
            <text:p>0.033274485873643</text:p>
          </table:table-cell>
          <table:table-cell table:style-name="Default" office:value-type="float" office:value="0.892889385077666" calcext:value-type="float">
            <text:p>0.892889385077666</text:p>
          </table:table-cell>
          <table:table-cell table:style-name="Default" office:value-type="float" office:value="0.0281701313049345" calcext:value-type="float">
            <text:p>0.0281701313049345</text:p>
          </table:table-cell>
          <table:table-cell table:style-name="Default" office:value-type="float" office:value="0.878042384258328" calcext:value-type="float">
            <text:p>0.878042384258328</text:p>
          </table:table-cell>
          <table:table-cell table:style-name="Default" office:value-type="float" office:value="0.033274485873643" calcext:value-type="float">
            <text:p>0.033274485873643</text:p>
          </table:table-cell>
          <table:table-cell table:style-name="Default" office:value-type="float" office:value="0.869081723917637" calcext:value-type="float">
            <text:p>0.869081723917637</text:p>
          </table:table-cell>
          <table:table-cell table:style-name="Default" office:value-type="float" office:value="0.037118422457967" calcext:value-type="float">
            <text:p>0.037118422457967</text:p>
          </table:table-cell>
          <table:table-cell table:style-name="Default" office:value-type="float" office:value="0.88477191224668" calcext:value-type="float">
            <text:p>0.88477191224668</text:p>
          </table:table-cell>
          <table:table-cell table:style-name="Default" office:value-type="float" office:value="0.0323946802897067" calcext:value-type="float">
            <text:p>0.0323946802897067</text:p>
          </table:table-cell>
          <table:table-cell table:style-name="Default" office:value-type="float" office:value="0.869081723917637" calcext:value-type="float">
            <text:p>0.869081723917637</text:p>
          </table:table-cell>
          <table:table-cell table:style-name="Default" office:value-type="float" office:value="0.037118422457967" calcext:value-type="float">
            <text:p>0.037118422457967</text:p>
          </table:table-cell>
          <table:table-cell table:style-name="Default" office:value-type="float" office:value="0.889794864835886" calcext:value-type="float">
            <text:p>0.889794864835886</text:p>
          </table:table-cell>
          <table:table-cell table:style-name="Default" office:value-type="float" office:value="0.0462637652912932" calcext:value-type="float">
            <text:p>0.0462637652912932</text:p>
          </table:table-cell>
          <table:table-cell table:style-name="Default" office:value-type="float" office:value="0.907088259436499" calcext:value-type="float">
            <text:p>0.907088259436499</text:p>
          </table:table-cell>
          <table:table-cell table:style-name="Default" office:value-type="float" office:value="0.0385564952177747" calcext:value-type="float">
            <text:p>0.0385564952177747</text:p>
          </table:table-cell>
          <table:table-cell table:style-name="Default" office:value-type="float" office:value="0.889794864835886" calcext:value-type="float">
            <text:p>0.889794864835886</text:p>
          </table:table-cell>
          <table:table-cell table:style-name="Default" office:value-type="float" office:value="0.0462637652912932" calcext:value-type="float">
            <text:p>0.0462637652912932</text:p>
          </table:table-cell>
          <table:table-cell/>
          <table:table-cell table:style-name="ce18" table:formula="of:=[.N32]&gt;[.N32]" office:value-type="boolean" office:boolean-value="false" calcext:value-type="boolean">
            <text:p>FALSE</text:p>
          </table:table-cell>
          <table:table-cell/>
          <table:table-cell table:style-name="ce18" table:formula="of:=[.N32]&gt;[.T32]" office:value-type="boolean" office:boolean-value="false" calcext:value-type="boolean">
            <text:p>FALSE</text:p>
          </table:table-cell>
          <table:table-cell/>
          <table:table-cell table:style-name="ce18" table:formula="of:=[.N32]&gt;[.T32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BENCHMARK</text:p>
          </table:table-cell>
          <table:table-cell table:number-columns-repeated="12"/>
          <table:table-cell table:style-name="Default" table:number-columns-repeated="12"/>
          <table:table-cell/>
          <table:table-cell table:style-name="ce18" table:formula="of:=[.B33]&gt;[.N33]" office:value-type="boolean" office:boolean-value="false" calcext:value-type="boolean">
            <text:p>FALSE</text:p>
          </table:table-cell>
          <table:table-cell/>
          <table:table-cell table:style-name="ce18" table:formula="of:=[.B33]&gt;[.T33]" office:value-type="boolean" office:boolean-value="false" calcext:value-type="boolean">
            <text:p>FALSE</text:p>
          </table:table-cell>
          <table:table-cell/>
          <table:table-cell table:style-name="ce18" table:formula="of:=[.B33]&gt;[.H33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0.866569969933747" calcext:value-type="float">
            <text:p>0.866569969933747</text:p>
          </table:table-cell>
          <table:table-cell table:style-name="Default" office:value-type="float" office:value="0.0230881875815748" calcext:value-type="float">
            <text:p>0.0230881875815748</text:p>
          </table:table-cell>
          <table:table-cell table:style-name="Default" office:value-type="float" office:value="0.888495104289893" calcext:value-type="float">
            <text:p>0.888495104289893</text:p>
          </table:table-cell>
          <table:table-cell table:style-name="Default" office:value-type="float" office:value="0.0159000065551161" calcext:value-type="float">
            <text:p>0.0159000065551161</text:p>
          </table:table-cell>
          <table:table-cell table:style-name="Default" office:value-type="float" office:value="0.866569969933747" calcext:value-type="float">
            <text:p>0.866569969933747</text:p>
          </table:table-cell>
          <table:table-cell table:style-name="Default" office:value-type="float" office:value="0.0230881875815748" calcext:value-type="float">
            <text:p>0.0230881875815748</text:p>
          </table:table-cell>
          <table:table-cell table:style-name="Default" office:value-type="float" office:value="0.866569969933747" calcext:value-type="float">
            <text:p>0.866569969933747</text:p>
          </table:table-cell>
          <table:table-cell table:style-name="Default" office:value-type="float" office:value="0.0230881875815748" calcext:value-type="float">
            <text:p>0.0230881875815748</text:p>
          </table:table-cell>
          <table:table-cell table:style-name="Default" office:value-type="float" office:value="0.888495104289893" calcext:value-type="float">
            <text:p>0.888495104289893</text:p>
          </table:table-cell>
          <table:table-cell table:style-name="Default" office:value-type="float" office:value="0.0159000065551161" calcext:value-type="float">
            <text:p>0.0159000065551161</text:p>
          </table:table-cell>
          <table:table-cell table:style-name="Default" office:value-type="float" office:value="0.866569969933747" calcext:value-type="float">
            <text:p>0.866569969933747</text:p>
          </table:table-cell>
          <table:table-cell table:style-name="Default" office:value-type="float" office:value="0.0230881875815748" calcext:value-type="float">
            <text:p>0.0230881875815748</text:p>
          </table:table-cell>
          <table:table-cell table:style-name="Default" office:value-type="float" office:value="0.866569969933747" calcext:value-type="float">
            <text:p>0.866569969933747</text:p>
          </table:table-cell>
          <table:table-cell table:style-name="Default" office:value-type="float" office:value="0.0230881875815748" calcext:value-type="float">
            <text:p>0.0230881875815748</text:p>
          </table:table-cell>
          <table:table-cell table:style-name="Default" office:value-type="float" office:value="0.888495104289893" calcext:value-type="float">
            <text:p>0.888495104289893</text:p>
          </table:table-cell>
          <table:table-cell table:style-name="Default" office:value-type="float" office:value="0.0159000065551161" calcext:value-type="float">
            <text:p>0.0159000065551161</text:p>
          </table:table-cell>
          <table:table-cell table:style-name="Default" office:value-type="float" office:value="0.866569969933747" calcext:value-type="float">
            <text:p>0.866569969933747</text:p>
          </table:table-cell>
          <table:table-cell table:style-name="Default" office:value-type="float" office:value="0.0230881875815748" calcext:value-type="float">
            <text:p>0.0230881875815748</text:p>
          </table:table-cell>
          <table:table-cell table:style-name="Default" office:value-type="float" office:value="0.866569969933747" calcext:value-type="float">
            <text:p>0.866569969933747</text:p>
          </table:table-cell>
          <table:table-cell table:style-name="Default" office:value-type="float" office:value="0.0230881875815748" calcext:value-type="float">
            <text:p>0.0230881875815748</text:p>
          </table:table-cell>
          <table:table-cell table:style-name="Default" office:value-type="float" office:value="0.888495104289893" calcext:value-type="float">
            <text:p>0.888495104289893</text:p>
          </table:table-cell>
          <table:table-cell table:style-name="Default" office:value-type="float" office:value="0.0159000065551161" calcext:value-type="float">
            <text:p>0.0159000065551161</text:p>
          </table:table-cell>
          <table:table-cell table:style-name="Default" office:value-type="float" office:value="0.866569969933747" calcext:value-type="float">
            <text:p>0.866569969933747</text:p>
          </table:table-cell>
          <table:table-cell table:style-name="Default" office:value-type="float" office:value="0.0230881875815748" calcext:value-type="float">
            <text:p>0.0230881875815748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993"/>
        </table:table-row>
        <table:table-row table:style-name="ro2">
          <table:table-cell table:number-columns-repeated="26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993"/>
        </table:table-row>
        <table:table-row table:style-name="ro1">
          <table:table-cell table:style-name="ce1" office:value-type="string" calcext:value-type="string" table:number-columns-spanned="25" table:number-rows-spanned="1">
            <text:p>WDBC</text:p>
          </table:table-cell>
          <table:covered-table-cell table:number-columns-repeated="23" table:style-name="ce2"/>
          <table:covered-table-cell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993"/>
        </table:table-row>
        <table:table-row table:style-name="ro1">
          <table:table-cell table:style-name="ce1"/>
          <table:table-cell table:style-name="ce4" office:value-type="string" calcext:value-type="string" table:number-columns-spanned="6" table:number-rows-spanned="1">
            <text:p>MO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SO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ANOVA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RFE</text:p>
          </table:table-cell>
          <table:covered-table-cell table:style-name="ce4"/>
          <table:covered-table-cell table:number-columns-repeated="3" table:style-name="ce2"/>
          <table:covered-table-cell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993"/>
        </table:table-row>
        <table:table-row table:style-name="ro2">
          <table:table-cell table:style-name="ce2" office:value-type="string" calcext:value-type="string">
            <text:p>Num. Ftr.</text:p>
          </table:table-cell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993"/>
        </table:table-row>
        <table:table-row table:style-name="ro2"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99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Default" office:value-type="float" office:value="0.93597892354331" calcext:value-type="float">
            <text:p>0.93597892354331</text:p>
          </table:table-cell>
          <table:table-cell table:style-name="Default" office:value-type="float" office:value="0.00935454657781451" calcext:value-type="float">
            <text:p>0.00935454657781451</text:p>
          </table:table-cell>
          <table:table-cell table:style-name="Default" office:value-type="float" office:value="0.941567608816109" calcext:value-type="float">
            <text:p>0.941567608816109</text:p>
          </table:table-cell>
          <table:table-cell table:style-name="Default" office:value-type="float" office:value="0.00808067436136936" calcext:value-type="float">
            <text:p>0.00808067436136936</text:p>
          </table:table-cell>
          <table:table-cell table:style-name="Default" office:value-type="float" office:value="0.93597892354331" calcext:value-type="float">
            <text:p>0.93597892354331</text:p>
          </table:table-cell>
          <table:table-cell table:style-name="Default" office:value-type="float" office:value="0.00935454657781451" calcext:value-type="float">
            <text:p>0.00935454657781451</text:p>
          </table:table-cell>
          <table:table-cell table:style-name="Default" office:value-type="float" office:value="0.934266081184114" calcext:value-type="float">
            <text:p>0.934266081184114</text:p>
          </table:table-cell>
          <table:table-cell table:style-name="Default" office:value-type="float" office:value="0.0240386052952602" calcext:value-type="float">
            <text:p>0.0240386052952602</text:p>
          </table:table-cell>
          <table:table-cell table:style-name="Default" office:value-type="float" office:value="0.938838388076668" calcext:value-type="float">
            <text:p>0.938838388076668</text:p>
          </table:table-cell>
          <table:table-cell table:style-name="Default" office:value-type="float" office:value="0.0218081096123436" calcext:value-type="float">
            <text:p>0.0218081096123436</text:p>
          </table:table-cell>
          <table:table-cell table:style-name="Default" office:value-type="float" office:value="0.934266081184114" calcext:value-type="float">
            <text:p>0.934266081184114</text:p>
          </table:table-cell>
          <table:table-cell table:style-name="Default" office:value-type="float" office:value="0.0240386052952602" calcext:value-type="float">
            <text:p>0.0240386052952602</text:p>
          </table:table-cell>
          <table:table-cell table:style-name="Default" office:value-type="float" office:value="0.930497042604147" calcext:value-type="float">
            <text:p>0.930497042604147</text:p>
          </table:table-cell>
          <table:table-cell table:style-name="Default" office:value-type="float" office:value="0.0134280721975237" calcext:value-type="float">
            <text:p>0.0134280721975237</text:p>
          </table:table-cell>
          <table:table-cell table:style-name="Default" office:value-type="float" office:value="0.935042826117179" calcext:value-type="float">
            <text:p>0.935042826117179</text:p>
          </table:table-cell>
          <table:table-cell table:style-name="Default" office:value-type="float" office:value="0.0129260497634906" calcext:value-type="float">
            <text:p>0.0129260497634906</text:p>
          </table:table-cell>
          <table:table-cell table:style-name="Default" office:value-type="float" office:value="0.930497042604147" calcext:value-type="float">
            <text:p>0.930497042604147</text:p>
          </table:table-cell>
          <table:table-cell table:style-name="Default" office:value-type="float" office:value="0.0134280721975237" calcext:value-type="float">
            <text:p>0.0134280721975237</text:p>
          </table:table-cell>
          <table:table-cell table:style-name="Default" office:value-type="float" office:value="0.941432485832694" calcext:value-type="float">
            <text:p>0.941432485832694</text:p>
          </table:table-cell>
          <table:table-cell table:style-name="Default" office:value-type="float" office:value="0.0199409303648522" calcext:value-type="float">
            <text:p>0.0199409303648522</text:p>
          </table:table-cell>
          <table:table-cell table:style-name="Default" office:value-type="float" office:value="0.946458044407383" calcext:value-type="float">
            <text:p>0.946458044407383</text:p>
          </table:table-cell>
          <table:table-cell table:style-name="Default" office:value-type="float" office:value="0.0169119887827362" calcext:value-type="float">
            <text:p>0.0169119887827362</text:p>
          </table:table-cell>
          <table:table-cell table:style-name="Default" office:value-type="float" office:value="0.941432485832694" calcext:value-type="float">
            <text:p>0.941432485832694</text:p>
          </table:table-cell>
          <table:table-cell table:style-name="Default" office:value-type="float" office:value="0.0199409303648522" calcext:value-type="float">
            <text:p>0.0199409303648522</text:p>
          </table:table-cell>
          <table:table-cell/>
          <table:table-cell table:style-name="ce18" table:formula="of:=[.B40]&gt;[.N40]" office:value-type="boolean" office:boolean-value="true" calcext:value-type="boolean">
            <text:p>TRUE</text:p>
          </table:table-cell>
          <table:table-cell/>
          <table:table-cell table:style-name="ce18" table:formula="of:=[.B40]&gt;[.T40]" office:value-type="boolean" office:boolean-value="false" calcext:value-type="boolean">
            <text:p>FALSE</text:p>
          </table:table-cell>
          <table:table-cell/>
          <table:table-cell table:style-name="ce18" table:formula="of:=[.B40]&gt;[.N40]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6" office:value-type="float" office:value="0.943649141067491" calcext:value-type="float">
            <text:p>0.943649141067491</text:p>
          </table:table-cell>
          <table:table-cell table:style-name="ce16" office:value-type="float" office:value="0.0172064259398889" calcext:value-type="float">
            <text:p>0.0172064259398889</text:p>
          </table:table-cell>
          <table:table-cell table:style-name="ce16" office:value-type="float" office:value="0.948801847772826" calcext:value-type="float">
            <text:p>0.948801847772826</text:p>
          </table:table-cell>
          <table:table-cell table:style-name="ce16" office:value-type="float" office:value="0.0151809823953623" calcext:value-type="float">
            <text:p>0.0151809823953623</text:p>
          </table:table-cell>
          <table:table-cell table:style-name="ce16" office:value-type="float" office:value="0.943649141067491" calcext:value-type="float">
            <text:p>0.943649141067491</text:p>
          </table:table-cell>
          <table:table-cell table:style-name="ce16" office:value-type="float" office:value="0.0172064259398889" calcext:value-type="float">
            <text:p>0.0172064259398889</text:p>
          </table:table-cell>
          <table:table-cell table:style-name="Default" office:value-type="float" office:value="0.939412763605865" calcext:value-type="float">
            <text:p>0.939412763605865</text:p>
          </table:table-cell>
          <table:table-cell table:style-name="Default" office:value-type="float" office:value="0.0106510056907793" calcext:value-type="float">
            <text:p>0.0106510056907793</text:p>
          </table:table-cell>
          <table:table-cell table:style-name="Default" office:value-type="float" office:value="0.943233997265064" calcext:value-type="float">
            <text:p>0.943233997265064</text:p>
          </table:table-cell>
          <table:table-cell table:style-name="Default" office:value-type="float" office:value="0.00981790391462641" calcext:value-type="float">
            <text:p>0.00981790391462641</text:p>
          </table:table-cell>
          <table:table-cell table:style-name="Default" office:value-type="float" office:value="0.939412763605865" calcext:value-type="float">
            <text:p>0.939412763605865</text:p>
          </table:table-cell>
          <table:table-cell table:style-name="Default" office:value-type="float" office:value="0.0106510056907793" calcext:value-type="float">
            <text:p>0.0106510056907793</text:p>
          </table:table-cell>
          <table:table-cell table:style-name="Default" office:value-type="float" office:value="0.935530314434694" calcext:value-type="float">
            <text:p>0.935530314434694</text:p>
          </table:table-cell>
          <table:table-cell table:style-name="Default" office:value-type="float" office:value="0.014446654915102" calcext:value-type="float">
            <text:p>0.014446654915102</text:p>
          </table:table-cell>
          <table:table-cell table:style-name="Default" office:value-type="float" office:value="0.93854429015076" calcext:value-type="float">
            <text:p>0.93854429015076</text:p>
          </table:table-cell>
          <table:table-cell table:style-name="Default" office:value-type="float" office:value="0.0154375409944111" calcext:value-type="float">
            <text:p>0.0154375409944111</text:p>
          </table:table-cell>
          <table:table-cell table:style-name="Default" office:value-type="float" office:value="0.935530314434694" calcext:value-type="float">
            <text:p>0.935530314434694</text:p>
          </table:table-cell>
          <table:table-cell table:style-name="Default" office:value-type="float" office:value="0.014446654915102" calcext:value-type="float">
            <text:p>0.014446654915102</text:p>
          </table:table-cell>
          <table:table-cell table:style-name="Default" office:value-type="float" office:value="0.928963321059008" calcext:value-type="float">
            <text:p>0.928963321059008</text:p>
          </table:table-cell>
          <table:table-cell table:style-name="Default" office:value-type="float" office:value="0.0153265535829679" calcext:value-type="float">
            <text:p>0.0153265535829679</text:p>
          </table:table-cell>
          <table:table-cell table:style-name="Default" office:value-type="float" office:value="0.935829897826374" calcext:value-type="float">
            <text:p>0.935829897826374</text:p>
          </table:table-cell>
          <table:table-cell table:style-name="Default" office:value-type="float" office:value="0.0133175001263352" calcext:value-type="float">
            <text:p>0.0133175001263352</text:p>
          </table:table-cell>
          <table:table-cell table:style-name="Default" office:value-type="float" office:value="0.928963321059008" calcext:value-type="float">
            <text:p>0.928963321059008</text:p>
          </table:table-cell>
          <table:table-cell table:style-name="Default" office:value-type="float" office:value="0.0153265535829679" calcext:value-type="float">
            <text:p>0.0153265535829679</text:p>
          </table:table-cell>
          <table:table-cell/>
          <table:table-cell table:style-name="ce18" table:formula="of:=[.B41]&gt;[.N41]" office:value-type="boolean" office:boolean-value="true" calcext:value-type="boolean">
            <text:p>TRUE</text:p>
          </table:table-cell>
          <table:table-cell/>
          <table:table-cell table:style-name="ce18" table:formula="of:=[.B41]&gt;[.T41]" office:value-type="boolean" office:boolean-value="true" calcext:value-type="boolean">
            <text:p>TRUE</text:p>
          </table:table-cell>
          <table:table-cell/>
          <table:table-cell table:style-name="ce18" table:formula="of:=[.B41]&gt;[.N41]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Default" office:value-type="float" office:value="0.938716597463548" calcext:value-type="float">
            <text:p>0.938716597463548</text:p>
          </table:table-cell>
          <table:table-cell table:style-name="Default" office:value-type="float" office:value="0.0180565296029304" calcext:value-type="float">
            <text:p>0.0180565296029304</text:p>
          </table:table-cell>
          <table:table-cell table:style-name="Default" office:value-type="float" office:value="0.944813707349848" calcext:value-type="float">
            <text:p>0.944813707349848</text:p>
          </table:table-cell>
          <table:table-cell table:style-name="Default" office:value-type="float" office:value="0.0154307354124411" calcext:value-type="float">
            <text:p>0.0154307354124411</text:p>
          </table:table-cell>
          <table:table-cell table:style-name="Default" office:value-type="float" office:value="0.938716597463548" calcext:value-type="float">
            <text:p>0.938716597463548</text:p>
          </table:table-cell>
          <table:table-cell table:style-name="Default" office:value-type="float" office:value="0.0180565296029304" calcext:value-type="float">
            <text:p>0.0180565296029304</text:p>
          </table:table-cell>
          <table:table-cell table:style-name="ce16" office:value-type="float" office:value="0.949041547582315" calcext:value-type="float">
            <text:p>0.949041547582315</text:p>
          </table:table-cell>
          <table:table-cell table:style-name="ce16" office:value-type="float" office:value="0.0190426934141939" calcext:value-type="float">
            <text:p>0.0190426934141939</text:p>
          </table:table-cell>
          <table:table-cell table:style-name="ce16" office:value-type="float" office:value="0.954187100262162" calcext:value-type="float">
            <text:p>0.954187100262162</text:p>
          </table:table-cell>
          <table:table-cell table:style-name="ce16" office:value-type="float" office:value="0.0172149914483084" calcext:value-type="float">
            <text:p>0.0172149914483084</text:p>
          </table:table-cell>
          <table:table-cell table:style-name="ce16" office:value-type="float" office:value="0.949041547582315" calcext:value-type="float">
            <text:p>0.949041547582315</text:p>
          </table:table-cell>
          <table:table-cell table:style-name="ce16" office:value-type="float" office:value="0.0190426934141939" calcext:value-type="float">
            <text:p>0.0190426934141939</text:p>
          </table:table-cell>
          <table:table-cell table:style-name="Default" office:value-type="float" office:value="0.938338937263478" calcext:value-type="float">
            <text:p>0.938338937263478</text:p>
          </table:table-cell>
          <table:table-cell table:style-name="Default" office:value-type="float" office:value="0.0122264888050945" calcext:value-type="float">
            <text:p>0.0122264888050945</text:p>
          </table:table-cell>
          <table:table-cell table:style-name="Default" office:value-type="float" office:value="0.941382829089692" calcext:value-type="float">
            <text:p>0.941382829089692</text:p>
          </table:table-cell>
          <table:table-cell table:style-name="Default" office:value-type="float" office:value="0.012884807871807" calcext:value-type="float">
            <text:p>0.012884807871807</text:p>
          </table:table-cell>
          <table:table-cell table:style-name="Default" office:value-type="float" office:value="0.938338937263478" calcext:value-type="float">
            <text:p>0.938338937263478</text:p>
          </table:table-cell>
          <table:table-cell table:style-name="Default" office:value-type="float" office:value="0.0122264888050945" calcext:value-type="float">
            <text:p>0.0122264888050945</text:p>
          </table:table-cell>
          <table:table-cell table:style-name="Default" office:value-type="float" office:value="0.942964978134583" calcext:value-type="float">
            <text:p>0.942964978134583</text:p>
          </table:table-cell>
          <table:table-cell table:style-name="Default" office:value-type="float" office:value="0.0149586330575478" calcext:value-type="float">
            <text:p>0.0149586330575478</text:p>
          </table:table-cell>
          <table:table-cell table:style-name="Default" office:value-type="float" office:value="0.947170780413421" calcext:value-type="float">
            <text:p>0.947170780413421</text:p>
          </table:table-cell>
          <table:table-cell table:style-name="Default" office:value-type="float" office:value="0.0138114099961802" calcext:value-type="float">
            <text:p>0.0138114099961802</text:p>
          </table:table-cell>
          <table:table-cell table:style-name="Default" office:value-type="float" office:value="0.942964978134583" calcext:value-type="float">
            <text:p>0.942964978134583</text:p>
          </table:table-cell>
          <table:table-cell table:style-name="Default" office:value-type="float" office:value="0.0149586330575478" calcext:value-type="float">
            <text:p>0.0149586330575478</text:p>
          </table:table-cell>
          <table:table-cell/>
          <table:table-cell table:style-name="ce18" table:formula="of:=[.B42]&gt;[.N42]" office:value-type="boolean" office:boolean-value="true" calcext:value-type="boolean">
            <text:p>TRUE</text:p>
          </table:table-cell>
          <table:table-cell/>
          <table:table-cell table:style-name="ce18" table:formula="of:=[.B42]&gt;[.T42]" office:value-type="boolean" office:boolean-value="false" calcext:value-type="boolean">
            <text:p>FALSE</text:p>
          </table:table-cell>
          <table:table-cell/>
          <table:table-cell table:style-name="ce18" table:formula="of:=[.B42]&gt;[.N42]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Default" office:value-type="float" office:value="0.944002272548543" calcext:value-type="float">
            <text:p>0.944002272548543</text:p>
          </table:table-cell>
          <table:table-cell table:style-name="Default" office:value-type="float" office:value="0.015011716900813" calcext:value-type="float">
            <text:p>0.015011716900813</text:p>
          </table:table-cell>
          <table:table-cell table:style-name="Default" office:value-type="float" office:value="0.949557289611655" calcext:value-type="float">
            <text:p>0.949557289611655</text:p>
          </table:table-cell>
          <table:table-cell table:style-name="Default" office:value-type="float" office:value="0.0132946429912061" calcext:value-type="float">
            <text:p>0.0132946429912061</text:p>
          </table:table-cell>
          <table:table-cell table:style-name="Default" office:value-type="float" office:value="0.944002272548543" calcext:value-type="float">
            <text:p>0.944002272548543</text:p>
          </table:table-cell>
          <table:table-cell table:style-name="Default" office:value-type="float" office:value="0.015011716900813" calcext:value-type="float">
            <text:p>0.015011716900813</text:p>
          </table:table-cell>
          <table:table-cell table:style-name="Default" office:value-type="float" office:value="0.941312034256305" calcext:value-type="float">
            <text:p>0.941312034256305</text:p>
          </table:table-cell>
          <table:table-cell table:style-name="Default" office:value-type="float" office:value="0.0155149451372108" calcext:value-type="float">
            <text:p>0.0155149451372108</text:p>
          </table:table-cell>
          <table:table-cell table:style-name="Default" office:value-type="float" office:value="0.945213769518064" calcext:value-type="float">
            <text:p>0.945213769518064</text:p>
          </table:table-cell>
          <table:table-cell table:style-name="Default" office:value-type="float" office:value="0.0145739574828908" calcext:value-type="float">
            <text:p>0.0145739574828908</text:p>
          </table:table-cell>
          <table:table-cell table:style-name="Default" office:value-type="float" office:value="0.941312034256305" calcext:value-type="float">
            <text:p>0.941312034256305</text:p>
          </table:table-cell>
          <table:table-cell table:style-name="Default" office:value-type="float" office:value="0.0155149451372108" calcext:value-type="float">
            <text:p>0.0155149451372108</text:p>
          </table:table-cell>
          <table:table-cell table:style-name="Default" office:value-type="float" office:value="0.938896092628197" calcext:value-type="float">
            <text:p>0.938896092628197</text:p>
          </table:table-cell>
          <table:table-cell table:style-name="Default" office:value-type="float" office:value="0.0189285913337287" calcext:value-type="float">
            <text:p>0.0189285913337287</text:p>
          </table:table-cell>
          <table:table-cell table:style-name="Default" office:value-type="float" office:value="0.942665136025047" calcext:value-type="float">
            <text:p>0.942665136025047</text:p>
          </table:table-cell>
          <table:table-cell table:style-name="Default" office:value-type="float" office:value="0.0182940493458453" calcext:value-type="float">
            <text:p>0.0182940493458453</text:p>
          </table:table-cell>
          <table:table-cell table:style-name="Default" office:value-type="float" office:value="0.938896092628197" calcext:value-type="float">
            <text:p>0.938896092628197</text:p>
          </table:table-cell>
          <table:table-cell table:style-name="Default" office:value-type="float" office:value="0.0189285913337287" calcext:value-type="float">
            <text:p>0.0189285913337287</text:p>
          </table:table-cell>
          <table:table-cell table:style-name="ce16" office:value-type="float" office:value="0.9480419687304" calcext:value-type="float">
            <text:p>0.9480419687304</text:p>
          </table:table-cell>
          <table:table-cell table:style-name="ce16" office:value-type="float" office:value="0.0216977758882074" calcext:value-type="float">
            <text:p>0.0216977758882074</text:p>
          </table:table-cell>
          <table:table-cell table:style-name="ce16" office:value-type="float" office:value="0.951268193788137" calcext:value-type="float">
            <text:p>0.951268193788137</text:p>
          </table:table-cell>
          <table:table-cell table:style-name="ce16" office:value-type="float" office:value="0.0209045957580164" calcext:value-type="float">
            <text:p>0.0209045957580164</text:p>
          </table:table-cell>
          <table:table-cell table:style-name="ce16" office:value-type="float" office:value="0.9480419687304" calcext:value-type="float">
            <text:p>0.9480419687304</text:p>
          </table:table-cell>
          <table:table-cell table:style-name="ce16" office:value-type="float" office:value="0.0216977758882074" calcext:value-type="float">
            <text:p>0.0216977758882074</text:p>
          </table:table-cell>
          <table:table-cell/>
          <table:table-cell table:style-name="ce18" table:formula="of:=[.B43]&gt;[.N43]" office:value-type="boolean" office:boolean-value="true" calcext:value-type="boolean">
            <text:p>TRUE</text:p>
          </table:table-cell>
          <table:table-cell/>
          <table:table-cell table:style-name="ce18" table:formula="of:=[.B43]&gt;[.T43]" office:value-type="boolean" office:boolean-value="false" calcext:value-type="boolean">
            <text:p>FALSE</text:p>
          </table:table-cell>
          <table:table-cell/>
          <table:table-cell table:style-name="ce18" table:formula="of:=[.B43]&gt;[.N43]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Default" office:value-type="float" office:value="0.943829293996769" calcext:value-type="float">
            <text:p>0.943829293996769</text:p>
          </table:table-cell>
          <table:table-cell table:style-name="Default" office:value-type="float" office:value="0.0180901935073233" calcext:value-type="float">
            <text:p>0.0180901935073233</text:p>
          </table:table-cell>
          <table:table-cell table:style-name="Default" office:value-type="float" office:value="0.949146326014475" calcext:value-type="float">
            <text:p>0.949146326014475</text:p>
          </table:table-cell>
          <table:table-cell table:style-name="Default" office:value-type="float" office:value="0.0164062194692905" calcext:value-type="float">
            <text:p>0.0164062194692905</text:p>
          </table:table-cell>
          <table:table-cell table:style-name="Default" office:value-type="float" office:value="0.943829293996769" calcext:value-type="float">
            <text:p>0.943829293996769</text:p>
          </table:table-cell>
          <table:table-cell table:style-name="Default" office:value-type="float" office:value="0.0180901935073233" calcext:value-type="float">
            <text:p>0.0180901935073233</text:p>
          </table:table-cell>
          <table:table-cell table:style-name="Default" office:value-type="float" office:value="0.939947086290301" calcext:value-type="float">
            <text:p>0.939947086290301</text:p>
          </table:table-cell>
          <table:table-cell table:style-name="Default" office:value-type="float" office:value="0.0273562229052654" calcext:value-type="float">
            <text:p>0.0273562229052654</text:p>
          </table:table-cell>
          <table:table-cell table:style-name="Default" office:value-type="float" office:value="0.944145987230498" calcext:value-type="float">
            <text:p>0.944145987230498</text:p>
          </table:table-cell>
          <table:table-cell table:style-name="Default" office:value-type="float" office:value="0.0259403239337358" calcext:value-type="float">
            <text:p>0.0259403239337358</text:p>
          </table:table-cell>
          <table:table-cell table:style-name="Default" office:value-type="float" office:value="0.939947086290301" calcext:value-type="float">
            <text:p>0.939947086290301</text:p>
          </table:table-cell>
          <table:table-cell table:style-name="Default" office:value-type="float" office:value="0.0273562229052654" calcext:value-type="float">
            <text:p>0.0273562229052654</text:p>
          </table:table-cell>
          <table:table-cell table:style-name="Default" office:value-type="float" office:value="0.938259361666661" calcext:value-type="float">
            <text:p>0.938259361666661</text:p>
          </table:table-cell>
          <table:table-cell table:style-name="Default" office:value-type="float" office:value="0.0145490264359965" calcext:value-type="float">
            <text:p>0.0145490264359965</text:p>
          </table:table-cell>
          <table:table-cell table:style-name="Default" office:value-type="float" office:value="0.942093671716001" calcext:value-type="float">
            <text:p>0.942093671716001</text:p>
          </table:table-cell>
          <table:table-cell table:style-name="Default" office:value-type="float" office:value="0.013980353723753" calcext:value-type="float">
            <text:p>0.013980353723753</text:p>
          </table:table-cell>
          <table:table-cell table:style-name="Default" office:value-type="float" office:value="0.938259361666661" calcext:value-type="float">
            <text:p>0.938259361666661</text:p>
          </table:table-cell>
          <table:table-cell table:style-name="Default" office:value-type="float" office:value="0.0145490264359965" calcext:value-type="float">
            <text:p>0.0145490264359965</text:p>
          </table:table-cell>
          <table:table-cell table:style-name="Default" office:value-type="float" office:value="0.944973883167876" calcext:value-type="float">
            <text:p>0.944973883167876</text:p>
          </table:table-cell>
          <table:table-cell table:style-name="Default" office:value-type="float" office:value="0.0183657158878433" calcext:value-type="float">
            <text:p>0.0183657158878433</text:p>
          </table:table-cell>
          <table:table-cell table:style-name="Default" office:value-type="float" office:value="0.947911088651689" calcext:value-type="float">
            <text:p>0.947911088651689</text:p>
          </table:table-cell>
          <table:table-cell table:style-name="Default" office:value-type="float" office:value="0.0192659400981112" calcext:value-type="float">
            <text:p>0.0192659400981112</text:p>
          </table:table-cell>
          <table:table-cell table:style-name="Default" office:value-type="float" office:value="0.944973883167876" calcext:value-type="float">
            <text:p>0.944973883167876</text:p>
          </table:table-cell>
          <table:table-cell table:style-name="Default" office:value-type="float" office:value="0.0183657158878433" calcext:value-type="float">
            <text:p>0.0183657158878433</text:p>
          </table:table-cell>
          <table:table-cell/>
          <table:table-cell table:style-name="ce18" table:formula="of:=[.B44]&gt;[.N44]" office:value-type="boolean" office:boolean-value="true" calcext:value-type="boolean">
            <text:p>TRUE</text:p>
          </table:table-cell>
          <table:table-cell/>
          <table:table-cell table:style-name="ce18" table:formula="of:=[.B44]&gt;[.T44]" office:value-type="boolean" office:boolean-value="false" calcext:value-type="boolean">
            <text:p>FALSE</text:p>
          </table:table-cell>
          <table:table-cell/>
          <table:table-cell table:style-name="ce18" table:formula="of:=[.B44]&gt;[.N44]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Default" office:value-type="float" office:value="0.948938832095781" calcext:value-type="float">
            <text:p>0.948938832095781</text:p>
          </table:table-cell>
          <table:table-cell table:style-name="Default" office:value-type="float" office:value="0.0167593730842241" calcext:value-type="float">
            <text:p>0.0167593730842241</text:p>
          </table:table-cell>
          <table:table-cell table:style-name="Default" office:value-type="float" office:value="0.953891510326588" calcext:value-type="float">
            <text:p>0.953891510326588</text:p>
          </table:table-cell>
          <table:table-cell table:style-name="Default" office:value-type="float" office:value="0.0144484739496786" calcext:value-type="float">
            <text:p>0.0144484739496786</text:p>
          </table:table-cell>
          <table:table-cell table:style-name="Default" office:value-type="float" office:value="0.948938832095781" calcext:value-type="float">
            <text:p>0.948938832095781</text:p>
          </table:table-cell>
          <table:table-cell table:style-name="Default" office:value-type="float" office:value="0.0167593730842241" calcext:value-type="float">
            <text:p>0.0167593730842241</text:p>
          </table:table-cell>
          <table:table-cell table:style-name="Default" office:value-type="float" office:value="0.937373771755168" calcext:value-type="float">
            <text:p>0.937373771755168</text:p>
          </table:table-cell>
          <table:table-cell table:style-name="Default" office:value-type="float" office:value="0.0200169878134443" calcext:value-type="float">
            <text:p>0.0200169878134443</text:p>
          </table:table-cell>
          <table:table-cell table:style-name="Default" office:value-type="float" office:value="0.941787839174956" calcext:value-type="float">
            <text:p>0.941787839174956</text:p>
          </table:table-cell>
          <table:table-cell table:style-name="Default" office:value-type="float" office:value="0.0192825230671047" calcext:value-type="float">
            <text:p>0.0192825230671047</text:p>
          </table:table-cell>
          <table:table-cell table:style-name="Default" office:value-type="float" office:value="0.937373771755168" calcext:value-type="float">
            <text:p>0.937373771755168</text:p>
          </table:table-cell>
          <table:table-cell table:style-name="Default" office:value-type="float" office:value="0.0200169878134443" calcext:value-type="float">
            <text:p>0.0200169878134443</text:p>
          </table:table-cell>
          <table:table-cell table:style-name="Default" office:value-type="float" office:value="0.940302718058779" calcext:value-type="float">
            <text:p>0.940302718058779</text:p>
          </table:table-cell>
          <table:table-cell table:style-name="Default" office:value-type="float" office:value="0.0113749710566512" calcext:value-type="float">
            <text:p>0.0113749710566512</text:p>
          </table:table-cell>
          <table:table-cell table:style-name="Default" office:value-type="float" office:value="0.943831169004464" calcext:value-type="float">
            <text:p>0.943831169004464</text:p>
          </table:table-cell>
          <table:table-cell table:style-name="Default" office:value-type="float" office:value="0.0119218822854038" calcext:value-type="float">
            <text:p>0.0119218822854038</text:p>
          </table:table-cell>
          <table:table-cell table:style-name="Default" office:value-type="float" office:value="0.940302718058779" calcext:value-type="float">
            <text:p>0.940302718058779</text:p>
          </table:table-cell>
          <table:table-cell table:style-name="Default" office:value-type="float" office:value="0.0113749710566512" calcext:value-type="float">
            <text:p>0.0113749710566512</text:p>
          </table:table-cell>
          <table:table-cell table:style-name="Default" office:value-type="float" office:value="0.952236081101389" calcext:value-type="float">
            <text:p>0.952236081101389</text:p>
          </table:table-cell>
          <table:table-cell table:style-name="Default" office:value-type="float" office:value="0.0286162836955226" calcext:value-type="float">
            <text:p>0.0286162836955226</text:p>
          </table:table-cell>
          <table:table-cell table:style-name="Default" office:value-type="float" office:value="0.954920206457707" calcext:value-type="float">
            <text:p>0.954920206457707</text:p>
          </table:table-cell>
          <table:table-cell table:style-name="Default" office:value-type="float" office:value="0.0278446865659442" calcext:value-type="float">
            <text:p>0.0278446865659442</text:p>
          </table:table-cell>
          <table:table-cell table:style-name="Default" office:value-type="float" office:value="0.952236081101389" calcext:value-type="float">
            <text:p>0.952236081101389</text:p>
          </table:table-cell>
          <table:table-cell table:style-name="Default" office:value-type="float" office:value="0.0286162836955226" calcext:value-type="float">
            <text:p>0.0286162836955226</text:p>
          </table:table-cell>
          <table:table-cell/>
          <table:table-cell table:style-name="ce18" table:formula="of:=[.B45]&gt;[.N45]" office:value-type="boolean" office:boolean-value="true" calcext:value-type="boolean">
            <text:p>TRUE</text:p>
          </table:table-cell>
          <table:table-cell/>
          <table:table-cell table:style-name="ce18" table:formula="of:=[.B45]&gt;[.T45]" office:value-type="boolean" office:boolean-value="false" calcext:value-type="boolean">
            <text:p>FALSE</text:p>
          </table:table-cell>
          <table:table-cell/>
          <table:table-cell table:style-name="ce18" table:formula="of:=[.B45]&gt;[.N45]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Default" office:value-type="float" office:value="0.94538525993153" calcext:value-type="float">
            <text:p>0.94538525993153</text:p>
          </table:table-cell>
          <table:table-cell table:style-name="Default" office:value-type="float" office:value="0.0165094789674126" calcext:value-type="float">
            <text:p>0.0165094789674126</text:p>
          </table:table-cell>
          <table:table-cell table:style-name="Default" office:value-type="float" office:value="0.950913963847502" calcext:value-type="float">
            <text:p>0.950913963847502</text:p>
          </table:table-cell>
          <table:table-cell table:style-name="Default" office:value-type="float" office:value="0.0137495419753143" calcext:value-type="float">
            <text:p>0.0137495419753143</text:p>
          </table:table-cell>
          <table:table-cell table:style-name="Default" office:value-type="float" office:value="0.94538525993153" calcext:value-type="float">
            <text:p>0.94538525993153</text:p>
          </table:table-cell>
          <table:table-cell table:style-name="Default" office:value-type="float" office:value="0.0165094789674126" calcext:value-type="float">
            <text:p>0.0165094789674126</text:p>
          </table:table-cell>
          <table:table-cell table:style-name="Default" office:value-type="float" office:value="0.944629788151171" calcext:value-type="float">
            <text:p>0.944629788151171</text:p>
          </table:table-cell>
          <table:table-cell table:style-name="Default" office:value-type="float" office:value="0.00812184730558499" calcext:value-type="float">
            <text:p>0.00812184730558499</text:p>
          </table:table-cell>
          <table:table-cell table:style-name="Default" office:value-type="float" office:value="0.948531826904608" calcext:value-type="float">
            <text:p>0.948531826904608</text:p>
          </table:table-cell>
          <table:table-cell table:style-name="Default" office:value-type="float" office:value="0.00668116877457155" calcext:value-type="float">
            <text:p>0.00668116877457155</text:p>
          </table:table-cell>
          <table:table-cell table:style-name="Default" office:value-type="float" office:value="0.944629788151171" calcext:value-type="float">
            <text:p>0.944629788151171</text:p>
          </table:table-cell>
          <table:table-cell table:style-name="Default" office:value-type="float" office:value="0.00812184730558499" calcext:value-type="float">
            <text:p>0.00812184730558499</text:p>
          </table:table-cell>
          <table:table-cell table:style-name="Default" office:value-type="float" office:value="0.938054633161737" calcext:value-type="float">
            <text:p>0.938054633161737</text:p>
          </table:table-cell>
          <table:table-cell table:style-name="Default" office:value-type="float" office:value="0.0161469484139204" calcext:value-type="float">
            <text:p>0.0161469484139204</text:p>
          </table:table-cell>
          <table:table-cell table:style-name="Default" office:value-type="float" office:value="0.941321585840412" calcext:value-type="float">
            <text:p>0.941321585840412</text:p>
          </table:table-cell>
          <table:table-cell table:style-name="Default" office:value-type="float" office:value="0.0161828493022557" calcext:value-type="float">
            <text:p>0.0161828493022557</text:p>
          </table:table-cell>
          <table:table-cell table:style-name="Default" office:value-type="float" office:value="0.938054633161737" calcext:value-type="float">
            <text:p>0.938054633161737</text:p>
          </table:table-cell>
          <table:table-cell table:style-name="Default" office:value-type="float" office:value="0.0161469484139204" calcext:value-type="float">
            <text:p>0.0161469484139204</text:p>
          </table:table-cell>
          <table:table-cell table:style-name="Default" office:value-type="float" office:value="0.953714223817906" calcext:value-type="float">
            <text:p>0.953714223817906</text:p>
          </table:table-cell>
          <table:table-cell table:style-name="Default" office:value-type="float" office:value="0.0167397693920344" calcext:value-type="float">
            <text:p>0.0167397693920344</text:p>
          </table:table-cell>
          <table:table-cell table:style-name="Default" office:value-type="float" office:value="0.957645998394415" calcext:value-type="float">
            <text:p>0.957645998394415</text:p>
          </table:table-cell>
          <table:table-cell table:style-name="Default" office:value-type="float" office:value="0.0151271357338475" calcext:value-type="float">
            <text:p>0.0151271357338475</text:p>
          </table:table-cell>
          <table:table-cell table:style-name="Default" office:value-type="float" office:value="0.953714223817906" calcext:value-type="float">
            <text:p>0.953714223817906</text:p>
          </table:table-cell>
          <table:table-cell table:style-name="Default" office:value-type="float" office:value="0.0167397693920344" calcext:value-type="float">
            <text:p>0.0167397693920344</text:p>
          </table:table-cell>
          <table:table-cell/>
          <table:table-cell table:style-name="ce18" table:formula="of:=[.B46]&gt;[.N46]" office:value-type="boolean" office:boolean-value="true" calcext:value-type="boolean">
            <text:p>TRUE</text:p>
          </table:table-cell>
          <table:table-cell/>
          <table:table-cell table:style-name="ce18" table:formula="of:=[.B46]&gt;[.T46]" office:value-type="boolean" office:boolean-value="false" calcext:value-type="boolean">
            <text:p>FALSE</text:p>
          </table:table-cell>
          <table:table-cell/>
          <table:table-cell table:style-name="ce18" table:formula="of:=[.B46]&gt;[.N46]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Default" office:value-type="float" office:value="0.949398779113292" calcext:value-type="float">
            <text:p>0.949398779113292</text:p>
          </table:table-cell>
          <table:table-cell table:style-name="Default" office:value-type="float" office:value="0.0167027244658909" calcext:value-type="float">
            <text:p>0.0167027244658909</text:p>
          </table:table-cell>
          <table:table-cell table:style-name="Default" office:value-type="float" office:value="0.954319280652711" calcext:value-type="float">
            <text:p>0.954319280652711</text:p>
          </table:table-cell>
          <table:table-cell table:style-name="Default" office:value-type="float" office:value="0.0145816830297765" calcext:value-type="float">
            <text:p>0.0145816830297765</text:p>
          </table:table-cell>
          <table:table-cell table:style-name="Default" office:value-type="float" office:value="0.949398779113292" calcext:value-type="float">
            <text:p>0.949398779113292</text:p>
          </table:table-cell>
          <table:table-cell table:style-name="Default" office:value-type="float" office:value="0.0167027244658909" calcext:value-type="float">
            <text:p>0.0167027244658909</text:p>
          </table:table-cell>
          <table:table-cell table:style-name="Default" office:value-type="float" office:value="0.936823686703442" calcext:value-type="float">
            <text:p>0.936823686703442</text:p>
          </table:table-cell>
          <table:table-cell table:style-name="Default" office:value-type="float" office:value="0.019724716525391" calcext:value-type="float">
            <text:p>0.019724716525391</text:p>
          </table:table-cell>
          <table:table-cell table:style-name="Default" office:value-type="float" office:value="0.94160280659597" calcext:value-type="float">
            <text:p>0.94160280659597</text:p>
          </table:table-cell>
          <table:table-cell table:style-name="Default" office:value-type="float" office:value="0.0183435309119094" calcext:value-type="float">
            <text:p>0.0183435309119094</text:p>
          </table:table-cell>
          <table:table-cell table:style-name="Default" office:value-type="float" office:value="0.936823686703442" calcext:value-type="float">
            <text:p>0.936823686703442</text:p>
          </table:table-cell>
          <table:table-cell table:style-name="Default" office:value-type="float" office:value="0.019724716525391" calcext:value-type="float">
            <text:p>0.019724716525391</text:p>
          </table:table-cell>
          <table:table-cell table:style-name="Default" office:value-type="float" office:value="0.938672780242482" calcext:value-type="float">
            <text:p>0.938672780242482</text:p>
          </table:table-cell>
          <table:table-cell table:style-name="Default" office:value-type="float" office:value="0.0084191513698864" calcext:value-type="float">
            <text:p>0.0084191513698864</text:p>
          </table:table-cell>
          <table:table-cell table:style-name="Default" office:value-type="float" office:value="0.942169771510003" calcext:value-type="float">
            <text:p>0.942169771510003</text:p>
          </table:table-cell>
          <table:table-cell table:style-name="Default" office:value-type="float" office:value="0.00926352434615315" calcext:value-type="float">
            <text:p>0.00926352434615315</text:p>
          </table:table-cell>
          <table:table-cell table:style-name="Default" office:value-type="float" office:value="0.938672780242482" calcext:value-type="float">
            <text:p>0.938672780242482</text:p>
          </table:table-cell>
          <table:table-cell table:style-name="Default" office:value-type="float" office:value="0.0084191513698864" calcext:value-type="float">
            <text:p>0.0084191513698864</text:p>
          </table:table-cell>
          <table:table-cell table:style-name="Default" office:value-type="float" office:value="0.943310648944322" calcext:value-type="float">
            <text:p>0.943310648944322</text:p>
          </table:table-cell>
          <table:table-cell table:style-name="Default" office:value-type="float" office:value="0.0231192453711671" calcext:value-type="float">
            <text:p>0.0231192453711671</text:p>
          </table:table-cell>
          <table:table-cell table:style-name="Default" office:value-type="float" office:value="0.94681147501429" calcext:value-type="float">
            <text:p>0.94681147501429</text:p>
          </table:table-cell>
          <table:table-cell table:style-name="Default" office:value-type="float" office:value="0.0210704167064401" calcext:value-type="float">
            <text:p>0.0210704167064401</text:p>
          </table:table-cell>
          <table:table-cell table:style-name="Default" office:value-type="float" office:value="0.943310648944322" calcext:value-type="float">
            <text:p>0.943310648944322</text:p>
          </table:table-cell>
          <table:table-cell table:style-name="Default" office:value-type="float" office:value="0.0231192453711671" calcext:value-type="float">
            <text:p>0.0231192453711671</text:p>
          </table:table-cell>
          <table:table-cell/>
          <table:table-cell table:style-name="ce18" table:formula="of:=[.B47]&gt;[.N47]" office:value-type="boolean" office:boolean-value="true" calcext:value-type="boolean">
            <text:p>TRUE</text:p>
          </table:table-cell>
          <table:table-cell/>
          <table:table-cell table:style-name="ce18" table:formula="of:=[.B47]&gt;[.T46]" office:value-type="boolean" office:boolean-value="false" calcext:value-type="boolean">
            <text:p>FALSE</text:p>
          </table:table-cell>
          <table:table-cell/>
          <table:table-cell table:style-name="ce18" table:formula="of:=[.B47]&gt;[.N47]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Default" office:value-type="float" office:value="0.948596740953495" calcext:value-type="float">
            <text:p>0.948596740953495</text:p>
          </table:table-cell>
          <table:table-cell table:style-name="Default" office:value-type="float" office:value="0.0141964856377955" calcext:value-type="float">
            <text:p>0.0141964856377955</text:p>
          </table:table-cell>
          <table:table-cell table:style-name="Default" office:value-type="float" office:value="0.953799571692129" calcext:value-type="float">
            <text:p>0.953799571692129</text:p>
          </table:table-cell>
          <table:table-cell table:style-name="Default" office:value-type="float" office:value="0.0117570016230966" calcext:value-type="float">
            <text:p>0.0117570016230966</text:p>
          </table:table-cell>
          <table:table-cell table:style-name="Default" office:value-type="float" office:value="0.948596740953495" calcext:value-type="float">
            <text:p>0.948596740953495</text:p>
          </table:table-cell>
          <table:table-cell table:style-name="Default" office:value-type="float" office:value="0.0141964856377955" calcext:value-type="float">
            <text:p>0.0141964856377955</text:p>
          </table:table-cell>
          <table:table-cell table:style-name="Default" office:value-type="float" office:value="0.941899611337042" calcext:value-type="float">
            <text:p>0.941899611337042</text:p>
          </table:table-cell>
          <table:table-cell table:style-name="Default" office:value-type="float" office:value="0.0143763060086912" calcext:value-type="float">
            <text:p>0.0143763060086912</text:p>
          </table:table-cell>
          <table:table-cell table:style-name="Default" office:value-type="float" office:value="0.946736144627443" calcext:value-type="float">
            <text:p>0.946736144627443</text:p>
          </table:table-cell>
          <table:table-cell table:style-name="Default" office:value-type="float" office:value="0.0136553491853054" calcext:value-type="float">
            <text:p>0.0136553491853054</text:p>
          </table:table-cell>
          <table:table-cell table:style-name="Default" office:value-type="float" office:value="0.941899611337042" calcext:value-type="float">
            <text:p>0.941899611337042</text:p>
          </table:table-cell>
          <table:table-cell table:style-name="Default" office:value-type="float" office:value="0.0143763060086912" calcext:value-type="float">
            <text:p>0.0143763060086912</text:p>
          </table:table-cell>
          <table:table-cell table:style-name="Default" office:value-type="float" office:value="0.938683390898254" calcext:value-type="float">
            <text:p>0.938683390898254</text:p>
          </table:table-cell>
          <table:table-cell table:style-name="Default" office:value-type="float" office:value="0.0165328558154114" calcext:value-type="float">
            <text:p>0.0165328558154114</text:p>
          </table:table-cell>
          <table:table-cell table:style-name="Default" office:value-type="float" office:value="0.941633279419749" calcext:value-type="float">
            <text:p>0.941633279419749</text:p>
          </table:table-cell>
          <table:table-cell table:style-name="Default" office:value-type="float" office:value="0.0155940820154353" calcext:value-type="float">
            <text:p>0.0155940820154353</text:p>
          </table:table-cell>
          <table:table-cell table:style-name="Default" office:value-type="float" office:value="0.938683390898254" calcext:value-type="float">
            <text:p>0.938683390898254</text:p>
          </table:table-cell>
          <table:table-cell table:style-name="Default" office:value-type="float" office:value="0.0165328558154114" calcext:value-type="float">
            <text:p>0.0165328558154114</text:p>
          </table:table-cell>
          <table:table-cell table:style-name="Default" office:value-type="float" office:value="0.956428473804266" calcext:value-type="float">
            <text:p>0.956428473804266</text:p>
          </table:table-cell>
          <table:table-cell table:style-name="Default" office:value-type="float" office:value="0.0117717735582164" calcext:value-type="float">
            <text:p>0.0117717735582164</text:p>
          </table:table-cell>
          <table:table-cell table:style-name="Default" office:value-type="float" office:value="0.960309555123343" calcext:value-type="float">
            <text:p>0.960309555123343</text:p>
          </table:table-cell>
          <table:table-cell table:style-name="Default" office:value-type="float" office:value="0.0105002140385321" calcext:value-type="float">
            <text:p>0.0105002140385321</text:p>
          </table:table-cell>
          <table:table-cell table:style-name="Default" office:value-type="float" office:value="0.956428473804266" calcext:value-type="float">
            <text:p>0.956428473804266</text:p>
          </table:table-cell>
          <table:table-cell table:style-name="Default" office:value-type="float" office:value="0.0117717735582164" calcext:value-type="float">
            <text:p>0.0117717735582164</text:p>
          </table:table-cell>
          <table:table-cell/>
          <table:table-cell table:style-name="ce18" table:formula="of:=[.B48]&gt;[.N48]" office:value-type="boolean" office:boolean-value="true" calcext:value-type="boolean">
            <text:p>TRUE</text:p>
          </table:table-cell>
          <table:table-cell/>
          <table:table-cell table:style-name="ce18" table:formula="of:=[.B48]&gt;[.T47]" office:value-type="boolean" office:boolean-value="true" calcext:value-type="boolean">
            <text:p>TRUE</text:p>
          </table:table-cell>
          <table:table-cell/>
          <table:table-cell table:style-name="ce18" table:formula="of:=[.B48]&gt;[.N48]" office:value-type="boolean" office:boolean-value="true" calcext:value-type="boolean">
            <text:p>TRUE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98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Default" office:value-type="float" office:value="0.947695765589923" calcext:value-type="float">
            <text:p>0.947695765589923</text:p>
          </table:table-cell>
          <table:table-cell table:style-name="Default" office:value-type="float" office:value="0.0197718677549859" calcext:value-type="float">
            <text:p>0.0197718677549859</text:p>
          </table:table-cell>
          <table:table-cell table:style-name="Default" office:value-type="float" office:value="0.952836035689765" calcext:value-type="float">
            <text:p>0.952836035689765</text:p>
          </table:table-cell>
          <table:table-cell table:style-name="Default" office:value-type="float" office:value="0.0176784626923703" calcext:value-type="float">
            <text:p>0.0176784626923703</text:p>
          </table:table-cell>
          <table:table-cell table:style-name="Default" office:value-type="float" office:value="0.947695765589923" calcext:value-type="float">
            <text:p>0.947695765589923</text:p>
          </table:table-cell>
          <table:table-cell table:style-name="Default" office:value-type="float" office:value="0.0197718677549859" calcext:value-type="float">
            <text:p>0.0197718677549859</text:p>
          </table:table-cell>
          <table:table-cell table:style-name="Default" office:value-type="float" office:value="0.949341781214501" calcext:value-type="float">
            <text:p>0.949341781214501</text:p>
          </table:table-cell>
          <table:table-cell table:style-name="Default" office:value-type="float" office:value="0.0154842195602127" calcext:value-type="float">
            <text:p>0.0154842195602127</text:p>
          </table:table-cell>
          <table:table-cell table:style-name="Default" office:value-type="float" office:value="0.953085218289601" calcext:value-type="float">
            <text:p>0.953085218289601</text:p>
          </table:table-cell>
          <table:table-cell table:style-name="Default" office:value-type="float" office:value="0.0140993040818994" calcext:value-type="float">
            <text:p>0.0140993040818994</text:p>
          </table:table-cell>
          <table:table-cell table:style-name="Default" office:value-type="float" office:value="0.949341781214501" calcext:value-type="float">
            <text:p>0.949341781214501</text:p>
          </table:table-cell>
          <table:table-cell table:style-name="Default" office:value-type="float" office:value="0.0154842195602127" calcext:value-type="float">
            <text:p>0.0154842195602127</text:p>
          </table:table-cell>
          <table:table-cell table:style-name="Default" office:value-type="float" office:value="0.933582229669173" calcext:value-type="float">
            <text:p>0.933582229669173</text:p>
          </table:table-cell>
          <table:table-cell table:style-name="Default" office:value-type="float" office:value="0.0141228123637582" calcext:value-type="float">
            <text:p>0.0141228123637582</text:p>
          </table:table-cell>
          <table:table-cell table:style-name="Default" office:value-type="float" office:value="0.937569071628007" calcext:value-type="float">
            <text:p>0.937569071628007</text:p>
          </table:table-cell>
          <table:table-cell table:style-name="Default" office:value-type="float" office:value="0.0131837544735108" calcext:value-type="float">
            <text:p>0.0131837544735108</text:p>
          </table:table-cell>
          <table:table-cell table:style-name="Default" office:value-type="float" office:value="0.933582229669173" calcext:value-type="float">
            <text:p>0.933582229669173</text:p>
          </table:table-cell>
          <table:table-cell table:style-name="Default" office:value-type="float" office:value="0.0141228123637582" calcext:value-type="float">
            <text:p>0.0141228123637582</text:p>
          </table:table-cell>
          <table:table-cell table:style-name="Default" office:value-type="float" office:value="0.946552689212283" calcext:value-type="float">
            <text:p>0.946552689212283</text:p>
          </table:table-cell>
          <table:table-cell table:style-name="Default" office:value-type="float" office:value="0.0109981770634898" calcext:value-type="float">
            <text:p>0.0109981770634898</text:p>
          </table:table-cell>
          <table:table-cell table:style-name="Default" office:value-type="float" office:value="0.949153502677469" calcext:value-type="float">
            <text:p>0.949153502677469</text:p>
          </table:table-cell>
          <table:table-cell table:style-name="Default" office:value-type="float" office:value="0.0104580042471299" calcext:value-type="float">
            <text:p>0.0104580042471299</text:p>
          </table:table-cell>
          <table:table-cell table:style-name="Default" office:value-type="float" office:value="0.946552689212283" calcext:value-type="float">
            <text:p>0.946552689212283</text:p>
          </table:table-cell>
          <table:table-cell table:style-name="Default" office:value-type="float" office:value="0.0109981770634898" calcext:value-type="float">
            <text:p>0.0109981770634898</text:p>
          </table:table-cell>
          <table:table-cell/>
          <table:table-cell table:style-name="ce18" table:formula="of:=[.B49]&gt;[.N49]" office:value-type="boolean" office:boolean-value="true" calcext:value-type="boolean">
            <text:p>TRUE</text:p>
          </table:table-cell>
          <table:table-cell/>
          <table:table-cell table:style-name="ce18" table:formula="of:=[.B49]&gt;[.T49]" office:value-type="boolean" office:boolean-value="true" calcext:value-type="boolean">
            <text:p>TRUE</text:p>
          </table:table-cell>
          <table:table-cell/>
          <table:table-cell table:style-name="ce18" table:formula="of:=[.B49]&gt;[.N49]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Default" office:value-type="float" office:value="0.949019439963791" calcext:value-type="float">
            <text:p>0.949019439963791</text:p>
          </table:table-cell>
          <table:table-cell table:style-name="Default" office:value-type="float" office:value="0.017863235664812" calcext:value-type="float">
            <text:p>0.017863235664812</text:p>
          </table:table-cell>
          <table:table-cell table:style-name="Default" office:value-type="float" office:value="0.953761317510773" calcext:value-type="float">
            <text:p>0.953761317510773</text:p>
          </table:table-cell>
          <table:table-cell table:style-name="Default" office:value-type="float" office:value="0.0152201006773423" calcext:value-type="float">
            <text:p>0.0152201006773423</text:p>
          </table:table-cell>
          <table:table-cell table:style-name="Default" office:value-type="float" office:value="0.949019439963791" calcext:value-type="float">
            <text:p>0.949019439963791</text:p>
          </table:table-cell>
          <table:table-cell table:style-name="Default" office:value-type="float" office:value="0.017863235664812" calcext:value-type="float">
            <text:p>0.017863235664812</text:p>
          </table:table-cell>
          <table:table-cell table:style-name="Default" office:value-type="float" office:value="0.94197673215511" calcext:value-type="float">
            <text:p>0.94197673215511</text:p>
          </table:table-cell>
          <table:table-cell table:style-name="Default" office:value-type="float" office:value="0.0178127428787187" calcext:value-type="float">
            <text:p>0.0178127428787187</text:p>
          </table:table-cell>
          <table:table-cell table:style-name="Default" office:value-type="float" office:value="0.947432194019718" calcext:value-type="float">
            <text:p>0.947432194019718</text:p>
          </table:table-cell>
          <table:table-cell table:style-name="Default" office:value-type="float" office:value="0.0145854439722425" calcext:value-type="float">
            <text:p>0.0145854439722425</text:p>
          </table:table-cell>
          <table:table-cell table:style-name="Default" office:value-type="float" office:value="0.94197673215511" calcext:value-type="float">
            <text:p>0.94197673215511</text:p>
          </table:table-cell>
          <table:table-cell table:style-name="Default" office:value-type="float" office:value="0.0178127428787187" calcext:value-type="float">
            <text:p>0.0178127428787187</text:p>
          </table:table-cell>
          <table:table-cell table:style-name="Default" office:value-type="float" office:value="0.938160372409718" calcext:value-type="float">
            <text:p>0.938160372409718</text:p>
          </table:table-cell>
          <table:table-cell table:style-name="Default" office:value-type="float" office:value="0.016313428682395" calcext:value-type="float">
            <text:p>0.016313428682395</text:p>
          </table:table-cell>
          <table:table-cell table:style-name="Default" office:value-type="float" office:value="0.942072630237573" calcext:value-type="float">
            <text:p>0.942072630237573</text:p>
          </table:table-cell>
          <table:table-cell table:style-name="Default" office:value-type="float" office:value="0.0154895827611873" calcext:value-type="float">
            <text:p>0.0154895827611873</text:p>
          </table:table-cell>
          <table:table-cell table:style-name="Default" office:value-type="float" office:value="0.938160372409718" calcext:value-type="float">
            <text:p>0.938160372409718</text:p>
          </table:table-cell>
          <table:table-cell table:style-name="Default" office:value-type="float" office:value="0.016313428682395" calcext:value-type="float">
            <text:p>0.016313428682395</text:p>
          </table:table-cell>
          <table:table-cell table:style-name="Default" office:value-type="float" office:value="0.948626378394217" calcext:value-type="float">
            <text:p>0.948626378394217</text:p>
          </table:table-cell>
          <table:table-cell table:style-name="Default" office:value-type="float" office:value="0.0143564098261316" calcext:value-type="float">
            <text:p>0.0143564098261316</text:p>
          </table:table-cell>
          <table:table-cell table:style-name="Default" office:value-type="float" office:value="0.952925846224905" calcext:value-type="float">
            <text:p>0.952925846224905</text:p>
          </table:table-cell>
          <table:table-cell table:style-name="Default" office:value-type="float" office:value="0.0136135693373071" calcext:value-type="float">
            <text:p>0.0136135693373071</text:p>
          </table:table-cell>
          <table:table-cell table:style-name="Default" office:value-type="float" office:value="0.948626378394217" calcext:value-type="float">
            <text:p>0.948626378394217</text:p>
          </table:table-cell>
          <table:table-cell table:style-name="Default" office:value-type="float" office:value="0.0143564098261316" calcext:value-type="float">
            <text:p>0.0143564098261316</text:p>
          </table:table-cell>
          <table:table-cell/>
          <table:table-cell table:style-name="ce18" table:formula="of:=[.B50]&gt;[.N50]" office:value-type="boolean" office:boolean-value="true" calcext:value-type="boolean">
            <text:p>TRUE</text:p>
          </table:table-cell>
          <table:table-cell/>
          <table:table-cell table:style-name="ce18" table:formula="of:=[.B50]&gt;[.T48]" office:value-type="boolean" office:boolean-value="false" calcext:value-type="boolean">
            <text:p>FALSE</text:p>
          </table:table-cell>
          <table:table-cell/>
          <table:table-cell table:style-name="ce18" table:formula="of:=[.B50]&gt;[.N50]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Default" office:value-type="float" office:value="0.949092721824476" calcext:value-type="float">
            <text:p>0.949092721824476</text:p>
          </table:table-cell>
          <table:table-cell table:style-name="Default" office:value-type="float" office:value="0.0174552163575412" calcext:value-type="float">
            <text:p>0.0174552163575412</text:p>
          </table:table-cell>
          <table:table-cell table:style-name="Default" office:value-type="float" office:value="0.953972805330693" calcext:value-type="float">
            <text:p>0.953972805330693</text:p>
          </table:table-cell>
          <table:table-cell table:style-name="Default" office:value-type="float" office:value="0.0143229257207523" calcext:value-type="float">
            <text:p>0.0143229257207523</text:p>
          </table:table-cell>
          <table:table-cell table:style-name="Default" office:value-type="float" office:value="0.949092721824476" calcext:value-type="float">
            <text:p>0.949092721824476</text:p>
          </table:table-cell>
          <table:table-cell table:style-name="Default" office:value-type="float" office:value="0.0174552163575412" calcext:value-type="float">
            <text:p>0.0174552163575412</text:p>
          </table:table-cell>
          <table:table-cell table:style-name="Default" office:value-type="float" office:value="0.949279858703691" calcext:value-type="float">
            <text:p>0.949279858703691</text:p>
          </table:table-cell>
          <table:table-cell table:style-name="Default" office:value-type="float" office:value="0.016541492120123" calcext:value-type="float">
            <text:p>0.016541492120123</text:p>
          </table:table-cell>
          <table:table-cell table:style-name="Default" office:value-type="float" office:value="0.95200867956237" calcext:value-type="float">
            <text:p>0.95200867956237</text:p>
          </table:table-cell>
          <table:table-cell table:style-name="Default" office:value-type="float" office:value="0.0159268723203474" calcext:value-type="float">
            <text:p>0.0159268723203474</text:p>
          </table:table-cell>
          <table:table-cell table:style-name="Default" office:value-type="float" office:value="0.949279858703691" calcext:value-type="float">
            <text:p>0.949279858703691</text:p>
          </table:table-cell>
          <table:table-cell table:style-name="Default" office:value-type="float" office:value="0.016541492120123" calcext:value-type="float">
            <text:p>0.016541492120123</text:p>
          </table:table-cell>
          <table:table-cell table:style-name="Default" office:value-type="float" office:value="0.936369055746321" calcext:value-type="float">
            <text:p>0.936369055746321</text:p>
          </table:table-cell>
          <table:table-cell table:style-name="Default" office:value-type="float" office:value="0.0135698297335763" calcext:value-type="float">
            <text:p>0.0135698297335763</text:p>
          </table:table-cell>
          <table:table-cell table:style-name="Default" office:value-type="float" office:value="0.939802712119211" calcext:value-type="float">
            <text:p>0.939802712119211</text:p>
          </table:table-cell>
          <table:table-cell table:style-name="Default" office:value-type="float" office:value="0.0135737454634554" calcext:value-type="float">
            <text:p>0.0135737454634554</text:p>
          </table:table-cell>
          <table:table-cell table:style-name="Default" office:value-type="float" office:value="0.936369055746321" calcext:value-type="float">
            <text:p>0.936369055746321</text:p>
          </table:table-cell>
          <table:table-cell table:style-name="Default" office:value-type="float" office:value="0.0135698297335763" calcext:value-type="float">
            <text:p>0.0135698297335763</text:p>
          </table:table-cell>
          <table:table-cell table:style-name="Default" office:value-type="float" office:value="0.952536879268121" calcext:value-type="float">
            <text:p>0.952536879268121</text:p>
          </table:table-cell>
          <table:table-cell table:style-name="Default" office:value-type="float" office:value="0.0184986606847526" calcext:value-type="float">
            <text:p>0.0184986606847526</text:p>
          </table:table-cell>
          <table:table-cell table:style-name="Default" office:value-type="float" office:value="0.956073393804798" calcext:value-type="float">
            <text:p>0.956073393804798</text:p>
          </table:table-cell>
          <table:table-cell table:style-name="Default" office:value-type="float" office:value="0.0182694112971099" calcext:value-type="float">
            <text:p>0.0182694112971099</text:p>
          </table:table-cell>
          <table:table-cell table:style-name="Default" office:value-type="float" office:value="0.952536879268121" calcext:value-type="float">
            <text:p>0.952536879268121</text:p>
          </table:table-cell>
          <table:table-cell table:style-name="Default" office:value-type="float" office:value="0.0184986606847526" calcext:value-type="float">
            <text:p>0.0184986606847526</text:p>
          </table:table-cell>
          <table:table-cell/>
          <table:table-cell table:style-name="ce18" table:formula="of:=[.B51]&gt;[.N51]" office:value-type="boolean" office:boolean-value="true" calcext:value-type="boolean">
            <text:p>TRUE</text:p>
          </table:table-cell>
          <table:table-cell/>
          <table:table-cell table:style-name="ce18" table:formula="of:=[.B51]&gt;[.T53]" office:value-type="boolean" office:boolean-value="true" calcext:value-type="boolean">
            <text:p>TRUE</text:p>
          </table:table-cell>
          <table:table-cell/>
          <table:table-cell table:style-name="ce18" table:formula="of:=[.B51]&gt;[.N51]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Default" office:value-type="float" office:value="0.944106420794932" calcext:value-type="float">
            <text:p>0.944106420794932</text:p>
          </table:table-cell>
          <table:table-cell table:style-name="Default" office:value-type="float" office:value="0.0145211246389793" calcext:value-type="float">
            <text:p>0.0145211246389793</text:p>
          </table:table-cell>
          <table:table-cell table:style-name="Default" office:value-type="float" office:value="0.948676498022954" calcext:value-type="float">
            <text:p>0.948676498022954</text:p>
          </table:table-cell>
          <table:table-cell table:style-name="Default" office:value-type="float" office:value="0.0121795434031175" calcext:value-type="float">
            <text:p>0.0121795434031175</text:p>
          </table:table-cell>
          <table:table-cell table:style-name="Default" office:value-type="float" office:value="0.944106420794932" calcext:value-type="float">
            <text:p>0.944106420794932</text:p>
          </table:table-cell>
          <table:table-cell table:style-name="Default" office:value-type="float" office:value="0.0145211246389793" calcext:value-type="float">
            <text:p>0.0145211246389793</text:p>
          </table:table-cell>
          <table:table-cell table:style-name="Default" office:value-type="float" office:value="0.941481576097159" calcext:value-type="float">
            <text:p>0.941481576097159</text:p>
          </table:table-cell>
          <table:table-cell table:style-name="Default" office:value-type="float" office:value="0.0196967793401874" calcext:value-type="float">
            <text:p>0.0196967793401874</text:p>
          </table:table-cell>
          <table:table-cell table:style-name="Default" office:value-type="float" office:value="0.948083004670301" calcext:value-type="float">
            <text:p>0.948083004670301</text:p>
          </table:table-cell>
          <table:table-cell table:style-name="Default" office:value-type="float" office:value="0.0162268502521898" calcext:value-type="float">
            <text:p>0.0162268502521898</text:p>
          </table:table-cell>
          <table:table-cell table:style-name="Default" office:value-type="float" office:value="0.941481576097159" calcext:value-type="float">
            <text:p>0.941481576097159</text:p>
          </table:table-cell>
          <table:table-cell table:style-name="Default" office:value-type="float" office:value="0.0196967793401874" calcext:value-type="float">
            <text:p>0.0196967793401874</text:p>
          </table:table-cell>
          <table:table-cell table:style-name="Default" office:value-type="float" office:value="0.941403079570905" calcext:value-type="float">
            <text:p>0.941403079570905</text:p>
          </table:table-cell>
          <table:table-cell table:style-name="Default" office:value-type="float" office:value="0.0185448915235756" calcext:value-type="float">
            <text:p>0.0185448915235756</text:p>
          </table:table-cell>
          <table:table-cell table:style-name="Default" office:value-type="float" office:value="0.945208528565348" calcext:value-type="float">
            <text:p>0.945208528565348</text:p>
          </table:table-cell>
          <table:table-cell table:style-name="Default" office:value-type="float" office:value="0.0174045502652499" calcext:value-type="float">
            <text:p>0.0174045502652499</text:p>
          </table:table-cell>
          <table:table-cell table:style-name="Default" office:value-type="float" office:value="0.941403079570905" calcext:value-type="float">
            <text:p>0.941403079570905</text:p>
          </table:table-cell>
          <table:table-cell table:style-name="Default" office:value-type="float" office:value="0.0185448915235756" calcext:value-type="float">
            <text:p>0.0185448915235756</text:p>
          </table:table-cell>
          <table:table-cell table:style-name="Default" office:value-type="float" office:value="0.943815428141511" calcext:value-type="float">
            <text:p>0.943815428141511</text:p>
          </table:table-cell>
          <table:table-cell table:style-name="Default" office:value-type="float" office:value="0.0183112017241709" calcext:value-type="float">
            <text:p>0.0183112017241709</text:p>
          </table:table-cell>
          <table:table-cell table:style-name="Default" office:value-type="float" office:value="0.947901558900461" calcext:value-type="float">
            <text:p>0.947901558900461</text:p>
          </table:table-cell>
          <table:table-cell table:style-name="Default" office:value-type="float" office:value="0.0172000627850597" calcext:value-type="float">
            <text:p>0.0172000627850597</text:p>
          </table:table-cell>
          <table:table-cell table:style-name="Default" office:value-type="float" office:value="0.943815428141511" calcext:value-type="float">
            <text:p>0.943815428141511</text:p>
          </table:table-cell>
          <table:table-cell table:style-name="Default" office:value-type="float" office:value="0.0183112017241709" calcext:value-type="float">
            <text:p>0.0183112017241709</text:p>
          </table:table-cell>
          <table:table-cell/>
          <table:table-cell table:style-name="ce18" table:formula="of:=[.B52]&gt;[.N52]" office:value-type="boolean" office:boolean-value="true" calcext:value-type="boolean">
            <text:p>TRUE</text:p>
          </table:table-cell>
          <table:table-cell/>
          <table:table-cell table:style-name="ce18" table:formula="of:=[.B52]&gt;[.T54]" office:value-type="boolean" office:boolean-value="false" calcext:value-type="boolean">
            <text:p>FALSE</text:p>
          </table:table-cell>
          <table:table-cell/>
          <table:table-cell table:style-name="ce18" table:formula="of:=[.B52]&gt;[.N52]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Default" office:value-type="float" office:value="0.944728012166524" calcext:value-type="float">
            <text:p>0.944728012166524</text:p>
          </table:table-cell>
          <table:table-cell table:style-name="Default" office:value-type="float" office:value="0.0130341087713362" calcext:value-type="float">
            <text:p>0.0130341087713362</text:p>
          </table:table-cell>
          <table:table-cell table:style-name="Default" office:value-type="float" office:value="0.949728773928226" calcext:value-type="float">
            <text:p>0.949728773928226</text:p>
          </table:table-cell>
          <table:table-cell table:style-name="Default" office:value-type="float" office:value="0.00991174650197878" calcext:value-type="float">
            <text:p>0.00991174650197878</text:p>
          </table:table-cell>
          <table:table-cell table:style-name="Default" office:value-type="float" office:value="0.944728012166524" calcext:value-type="float">
            <text:p>0.944728012166524</text:p>
          </table:table-cell>
          <table:table-cell table:style-name="Default" office:value-type="float" office:value="0.0130341087713362" calcext:value-type="float">
            <text:p>0.0130341087713362</text:p>
          </table:table-cell>
          <table:table-cell table:style-name="Default" office:value-type="float" office:value="0.943090145622818" calcext:value-type="float">
            <text:p>0.943090145622818</text:p>
          </table:table-cell>
          <table:table-cell table:style-name="Default" office:value-type="float" office:value="0.0190708203694855" calcext:value-type="float">
            <text:p>0.0190708203694855</text:p>
          </table:table-cell>
          <table:table-cell table:style-name="Default" office:value-type="float" office:value="0.948456810649997" calcext:value-type="float">
            <text:p>0.948456810649997</text:p>
          </table:table-cell>
          <table:table-cell table:style-name="Default" office:value-type="float" office:value="0.0173785303744917" calcext:value-type="float">
            <text:p>0.0173785303744917</text:p>
          </table:table-cell>
          <table:table-cell table:style-name="Default" office:value-type="float" office:value="0.943090145622818" calcext:value-type="float">
            <text:p>0.943090145622818</text:p>
          </table:table-cell>
          <table:table-cell table:style-name="Default" office:value-type="float" office:value="0.0190708203694855" calcext:value-type="float">
            <text:p>0.0190708203694855</text:p>
          </table:table-cell>
          <table:table-cell table:style-name="Default" office:value-type="float" office:value="0.942010331931077" calcext:value-type="float">
            <text:p>0.942010331931077</text:p>
          </table:table-cell>
          <table:table-cell table:style-name="Default" office:value-type="float" office:value="0.0155093119198579" calcext:value-type="float">
            <text:p>0.0155093119198579</text:p>
          </table:table-cell>
          <table:table-cell table:style-name="Default" office:value-type="float" office:value="0.945788239072007" calcext:value-type="float">
            <text:p>0.945788239072007</text:p>
          </table:table-cell>
          <table:table-cell table:style-name="Default" office:value-type="float" office:value="0.0140223665585332" calcext:value-type="float">
            <text:p>0.0140223665585332</text:p>
          </table:table-cell>
          <table:table-cell table:style-name="Default" office:value-type="float" office:value="0.942010331931077" calcext:value-type="float">
            <text:p>0.942010331931077</text:p>
          </table:table-cell>
          <table:table-cell table:style-name="Default" office:value-type="float" office:value="0.0155093119198579" calcext:value-type="float">
            <text:p>0.0155093119198579</text:p>
          </table:table-cell>
          <table:table-cell table:style-name="Default" office:value-type="float" office:value="0.948732648357287" calcext:value-type="float">
            <text:p>0.948732648357287</text:p>
          </table:table-cell>
          <table:table-cell table:style-name="Default" office:value-type="float" office:value="0.017518230264776" calcext:value-type="float">
            <text:p>0.017518230264776</text:p>
          </table:table-cell>
          <table:table-cell table:style-name="Default" office:value-type="float" office:value="0.952100812138598" calcext:value-type="float">
            <text:p>0.952100812138598</text:p>
          </table:table-cell>
          <table:table-cell table:style-name="Default" office:value-type="float" office:value="0.0157658124953109" calcext:value-type="float">
            <text:p>0.0157658124953109</text:p>
          </table:table-cell>
          <table:table-cell table:style-name="Default" office:value-type="float" office:value="0.948732648357287" calcext:value-type="float">
            <text:p>0.948732648357287</text:p>
          </table:table-cell>
          <table:table-cell table:style-name="Default" office:value-type="float" office:value="0.017518230264776" calcext:value-type="float">
            <text:p>0.017518230264776</text:p>
          </table:table-cell>
          <table:table-cell/>
          <table:table-cell table:style-name="ce18" table:formula="of:=[.B53]&gt;[.N53]" office:value-type="boolean" office:boolean-value="true" calcext:value-type="boolean">
            <text:p>TRUE</text:p>
          </table:table-cell>
          <table:table-cell/>
          <table:table-cell table:style-name="ce18" table:formula="of:=[.B53]&gt;[.T55]" office:value-type="boolean" office:boolean-value="false" calcext:value-type="boolean">
            <text:p>FALSE</text:p>
          </table:table-cell>
          <table:table-cell/>
          <table:table-cell table:style-name="ce18" table:formula="of:=[.B53]&gt;[.N53]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0.946793811563206" calcext:value-type="float">
            <text:p>0.946793811563206</text:p>
          </table:table-cell>
          <table:table-cell table:style-name="Default" office:value-type="float" office:value="0.0115937169232321" calcext:value-type="float">
            <text:p>0.0115937169232321</text:p>
          </table:table-cell>
          <table:table-cell table:style-name="Default" office:value-type="float" office:value="0.951571441042919" calcext:value-type="float">
            <text:p>0.951571441042919</text:p>
          </table:table-cell>
          <table:table-cell table:style-name="Default" office:value-type="float" office:value="0.01035857917211" calcext:value-type="float">
            <text:p>0.01035857917211</text:p>
          </table:table-cell>
          <table:table-cell table:style-name="Default" office:value-type="float" office:value="0.946793811563206" calcext:value-type="float">
            <text:p>0.946793811563206</text:p>
          </table:table-cell>
          <table:table-cell table:style-name="Default" office:value-type="float" office:value="0.0115937169232321" calcext:value-type="float">
            <text:p>0.0115937169232321</text:p>
          </table:table-cell>
          <table:table-cell table:style-name="Default" office:value-type="float" office:value="0.940388437019249" calcext:value-type="float">
            <text:p>0.940388437019249</text:p>
          </table:table-cell>
          <table:table-cell table:style-name="Default" office:value-type="float" office:value="0.0175154160065729" calcext:value-type="float">
            <text:p>0.0175154160065729</text:p>
          </table:table-cell>
          <table:table-cell table:style-name="Default" office:value-type="float" office:value="0.943997078013488" calcext:value-type="float">
            <text:p>0.943997078013488</text:p>
          </table:table-cell>
          <table:table-cell table:style-name="Default" office:value-type="float" office:value="0.0162199413444562" calcext:value-type="float">
            <text:p>0.0162199413444562</text:p>
          </table:table-cell>
          <table:table-cell table:style-name="Default" office:value-type="float" office:value="0.940388437019249" calcext:value-type="float">
            <text:p>0.940388437019249</text:p>
          </table:table-cell>
          <table:table-cell table:style-name="Default" office:value-type="float" office:value="0.0175154160065729" calcext:value-type="float">
            <text:p>0.0175154160065729</text:p>
          </table:table-cell>
          <table:table-cell table:style-name="Default" office:value-type="float" office:value="0.941278559233787" calcext:value-type="float">
            <text:p>0.941278559233787</text:p>
          </table:table-cell>
          <table:table-cell table:style-name="Default" office:value-type="float" office:value="0.0186413261541604" calcext:value-type="float">
            <text:p>0.0186413261541604</text:p>
          </table:table-cell>
          <table:table-cell table:style-name="Default" office:value-type="float" office:value="0.945088313087304" calcext:value-type="float">
            <text:p>0.945088313087304</text:p>
          </table:table-cell>
          <table:table-cell table:style-name="Default" office:value-type="float" office:value="0.0174420686702986" calcext:value-type="float">
            <text:p>0.0174420686702986</text:p>
          </table:table-cell>
          <table:table-cell table:style-name="Default" office:value-type="float" office:value="0.941278559233787" calcext:value-type="float">
            <text:p>0.941278559233787</text:p>
          </table:table-cell>
          <table:table-cell table:style-name="Default" office:value-type="float" office:value="0.0186413261541604" calcext:value-type="float">
            <text:p>0.0186413261541604</text:p>
          </table:table-cell>
          <table:table-cell table:style-name="Default" office:value-type="float" office:value="0.946028254339489" calcext:value-type="float">
            <text:p>0.946028254339489</text:p>
          </table:table-cell>
          <table:table-cell table:style-name="Default" office:value-type="float" office:value="0.0168881467608562" calcext:value-type="float">
            <text:p>0.0168881467608562</text:p>
          </table:table-cell>
          <table:table-cell table:style-name="Default" office:value-type="float" office:value="0.950333551044581" calcext:value-type="float">
            <text:p>0.950333551044581</text:p>
          </table:table-cell>
          <table:table-cell table:style-name="Default" office:value-type="float" office:value="0.0159771260042985" calcext:value-type="float">
            <text:p>0.0159771260042985</text:p>
          </table:table-cell>
          <table:table-cell table:style-name="Default" office:value-type="float" office:value="0.946028254339489" calcext:value-type="float">
            <text:p>0.946028254339489</text:p>
          </table:table-cell>
          <table:table-cell table:style-name="Default" office:value-type="float" office:value="0.0168881467608562" calcext:value-type="float">
            <text:p>0.0168881467608562</text:p>
          </table:table-cell>
          <table:table-cell/>
          <table:table-cell table:style-name="ce18" table:formula="of:=[.B54]&gt;[.N54]" office:value-type="boolean" office:boolean-value="true" calcext:value-type="boolean">
            <text:p>TRUE</text:p>
          </table:table-cell>
          <table:table-cell/>
          <table:table-cell table:style-name="ce18" table:formula="of:=[.B54]&gt;[.T56]" office:value-type="boolean" office:boolean-value="true" calcext:value-type="boolean">
            <text:p>TRUE</text:p>
          </table:table-cell>
          <table:table-cell/>
          <table:table-cell table:style-name="ce18" table:formula="of:=[.B54]&gt;[.N54]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Default" office:value-type="float" office:value="0.9460534097276" calcext:value-type="float">
            <text:p>0.9460534097276</text:p>
          </table:table-cell>
          <table:table-cell table:style-name="Default" office:value-type="float" office:value="0.0119060406236649" calcext:value-type="float">
            <text:p>0.0119060406236649</text:p>
          </table:table-cell>
          <table:table-cell table:style-name="Default" office:value-type="float" office:value="0.950894769668159" calcext:value-type="float">
            <text:p>0.950894769668159</text:p>
          </table:table-cell>
          <table:table-cell table:style-name="Default" office:value-type="float" office:value="0.00962250493481374" calcext:value-type="float">
            <text:p>0.00962250493481374</text:p>
          </table:table-cell>
          <table:table-cell table:style-name="Default" office:value-type="float" office:value="0.9460534097276" calcext:value-type="float">
            <text:p>0.9460534097276</text:p>
          </table:table-cell>
          <table:table-cell table:style-name="Default" office:value-type="float" office:value="0.0119060406236649" calcext:value-type="float">
            <text:p>0.0119060406236649</text:p>
          </table:table-cell>
          <table:table-cell table:style-name="Default" office:value-type="float" office:value="0.944492657240794" calcext:value-type="float">
            <text:p>0.944492657240794</text:p>
          </table:table-cell>
          <table:table-cell table:style-name="Default" office:value-type="float" office:value="0.0206449869298032" calcext:value-type="float">
            <text:p>0.0206449869298032</text:p>
          </table:table-cell>
          <table:table-cell table:style-name="Default" office:value-type="float" office:value="0.947226473569511" calcext:value-type="float">
            <text:p>0.947226473569511</text:p>
          </table:table-cell>
          <table:table-cell table:style-name="Default" office:value-type="float" office:value="0.0199724396773822" calcext:value-type="float">
            <text:p>0.0199724396773822</text:p>
          </table:table-cell>
          <table:table-cell table:style-name="Default" office:value-type="float" office:value="0.944492657240794" calcext:value-type="float">
            <text:p>0.944492657240794</text:p>
          </table:table-cell>
          <table:table-cell table:style-name="Default" office:value-type="float" office:value="0.0206449869298032" calcext:value-type="float">
            <text:p>0.0206449869298032</text:p>
          </table:table-cell>
          <table:table-cell table:style-name="Default" office:value-type="float" office:value="0.943017145266491" calcext:value-type="float">
            <text:p>0.943017145266491</text:p>
          </table:table-cell>
          <table:table-cell table:style-name="Default" office:value-type="float" office:value="0.0179656107607428" calcext:value-type="float">
            <text:p>0.0179656107607428</text:p>
          </table:table-cell>
          <table:table-cell table:style-name="Default" office:value-type="float" office:value="0.946825441440178" calcext:value-type="float">
            <text:p>0.946825441440178</text:p>
          </table:table-cell>
          <table:table-cell table:style-name="Default" office:value-type="float" office:value="0.0169340009526407" calcext:value-type="float">
            <text:p>0.0169340009526407</text:p>
          </table:table-cell>
          <table:table-cell table:style-name="Default" office:value-type="float" office:value="0.943017145266491" calcext:value-type="float">
            <text:p>0.943017145266491</text:p>
          </table:table-cell>
          <table:table-cell table:style-name="Default" office:value-type="float" office:value="0.0179656107607428" calcext:value-type="float">
            <text:p>0.0179656107607428</text:p>
          </table:table-cell>
          <table:table-cell table:style-name="Default" office:value-type="float" office:value="0.949889585232366" calcext:value-type="float">
            <text:p>0.949889585232366</text:p>
          </table:table-cell>
          <table:table-cell table:style-name="Default" office:value-type="float" office:value="0.0131738408554645" calcext:value-type="float">
            <text:p>0.0131738408554645</text:p>
          </table:table-cell>
          <table:table-cell table:style-name="Default" office:value-type="float" office:value="0.955061461515228" calcext:value-type="float">
            <text:p>0.955061461515228</text:p>
          </table:table-cell>
          <table:table-cell table:style-name="Default" office:value-type="float" office:value="0.0116036035702246" calcext:value-type="float">
            <text:p>0.0116036035702246</text:p>
          </table:table-cell>
          <table:table-cell table:style-name="Default" office:value-type="float" office:value="0.949889585232366" calcext:value-type="float">
            <text:p>0.949889585232366</text:p>
          </table:table-cell>
          <table:table-cell table:style-name="Default" office:value-type="float" office:value="0.0131738408554645" calcext:value-type="float">
            <text:p>0.0131738408554645</text:p>
          </table:table-cell>
          <table:table-cell/>
          <table:table-cell table:style-name="ce18" table:formula="of:=[.B55]&gt;[.N55]" office:value-type="boolean" office:boolean-value="true" calcext:value-type="boolean">
            <text:p>TRUE</text:p>
          </table:table-cell>
          <table:table-cell/>
          <table:table-cell table:style-name="ce18" table:formula="of:=[.B55]&gt;[.T49]" office:value-type="boolean" office:boolean-value="false" calcext:value-type="boolean">
            <text:p>FALSE</text:p>
          </table:table-cell>
          <table:table-cell/>
          <table:table-cell table:style-name="ce18" table:formula="of:=[.B55]&gt;[.N55]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Default" office:value-type="float" office:value="0.947025253301363" calcext:value-type="float">
            <text:p>0.947025253301363</text:p>
          </table:table-cell>
          <table:table-cell table:style-name="Default" office:value-type="float" office:value="0.00869975798165424" calcext:value-type="float">
            <text:p>0.00869975798165424</text:p>
          </table:table-cell>
          <table:table-cell table:style-name="Default" office:value-type="float" office:value="0.951898019977464" calcext:value-type="float">
            <text:p>0.951898019977464</text:p>
          </table:table-cell>
          <table:table-cell table:style-name="Default" office:value-type="float" office:value="0.00663469543833334" calcext:value-type="float">
            <text:p>0.00663469543833334</text:p>
          </table:table-cell>
          <table:table-cell table:style-name="Default" office:value-type="float" office:value="0.947025253301363" calcext:value-type="float">
            <text:p>0.947025253301363</text:p>
          </table:table-cell>
          <table:table-cell table:style-name="Default" office:value-type="float" office:value="0.00869975798165424" calcext:value-type="float">
            <text:p>0.00869975798165424</text:p>
          </table:table-cell>
          <table:table-cell table:style-name="Default" office:value-type="float" office:value="0.950489498665138" calcext:value-type="float">
            <text:p>0.950489498665138</text:p>
          </table:table-cell>
          <table:table-cell table:style-name="Default" office:value-type="float" office:value="0.0140894062010644" calcext:value-type="float">
            <text:p>0.0140894062010644</text:p>
          </table:table-cell>
          <table:table-cell table:style-name="Default" office:value-type="float" office:value="0.955223663506614" calcext:value-type="float">
            <text:p>0.955223663506614</text:p>
          </table:table-cell>
          <table:table-cell table:style-name="Default" office:value-type="float" office:value="0.0124123909519027" calcext:value-type="float">
            <text:p>0.0124123909519027</text:p>
          </table:table-cell>
          <table:table-cell table:style-name="Default" office:value-type="float" office:value="0.950489498665138" calcext:value-type="float">
            <text:p>0.950489498665138</text:p>
          </table:table-cell>
          <table:table-cell table:style-name="Default" office:value-type="float" office:value="0.0140894062010644" calcext:value-type="float">
            <text:p>0.0140894062010644</text:p>
          </table:table-cell>
          <table:table-cell table:style-name="Default" office:value-type="float" office:value="0.940640542078529" calcext:value-type="float">
            <text:p>0.940640542078529</text:p>
          </table:table-cell>
          <table:table-cell table:style-name="Default" office:value-type="float" office:value="0.0227287614343529" calcext:value-type="float">
            <text:p>0.0227287614343529</text:p>
          </table:table-cell>
          <table:table-cell table:style-name="Default" office:value-type="float" office:value="0.94476982022917" calcext:value-type="float">
            <text:p>0.94476982022917</text:p>
          </table:table-cell>
          <table:table-cell table:style-name="Default" office:value-type="float" office:value="0.0202842223779126" calcext:value-type="float">
            <text:p>0.0202842223779126</text:p>
          </table:table-cell>
          <table:table-cell table:style-name="Default" office:value-type="float" office:value="0.940640542078529" calcext:value-type="float">
            <text:p>0.940640542078529</text:p>
          </table:table-cell>
          <table:table-cell table:style-name="Default" office:value-type="float" office:value="0.0227287614343529" calcext:value-type="float">
            <text:p>0.0227287614343529</text:p>
          </table:table-cell>
          <table:table-cell table:style-name="Default" office:value-type="float" office:value="0.946448662410229" calcext:value-type="float">
            <text:p>0.946448662410229</text:p>
          </table:table-cell>
          <table:table-cell table:style-name="Default" office:value-type="float" office:value="0.0170690848033553" calcext:value-type="float">
            <text:p>0.0170690848033553</text:p>
          </table:table-cell>
          <table:table-cell table:style-name="Default" office:value-type="float" office:value="0.951284401230205" calcext:value-type="float">
            <text:p>0.951284401230205</text:p>
          </table:table-cell>
          <table:table-cell table:style-name="Default" office:value-type="float" office:value="0.0151768691320794" calcext:value-type="float">
            <text:p>0.0151768691320794</text:p>
          </table:table-cell>
          <table:table-cell table:style-name="Default" office:value-type="float" office:value="0.946448662410229" calcext:value-type="float">
            <text:p>0.946448662410229</text:p>
          </table:table-cell>
          <table:table-cell table:style-name="Default" office:value-type="float" office:value="0.0170690848033553" calcext:value-type="float">
            <text:p>0.0170690848033553</text:p>
          </table:table-cell>
          <table:table-cell/>
          <table:table-cell table:style-name="ce18" table:formula="of:=[.B56]&gt;[.N56]" office:value-type="boolean" office:boolean-value="true" calcext:value-type="boolean">
            <text:p>TRUE</text:p>
          </table:table-cell>
          <table:table-cell/>
          <table:table-cell table:style-name="ce18" table:formula="of:=[.B56]&gt;[.T50]" office:value-type="boolean" office:boolean-value="false" calcext:value-type="boolean">
            <text:p>FALSE</text:p>
          </table:table-cell>
          <table:table-cell/>
          <table:table-cell table:style-name="ce18" table:formula="of:=[.B56]&gt;[.N56]" office:value-type="boolean" office:boolean-value="true" calcext:value-type="boolean">
            <text:p>TRUE</text:p>
          </table:table-cell>
          <table:table-cell table:number-columns-repeated="4"/>
          <table:table-cell table:number-columns-spanned="2" table:number-rows-spanned="1"/>
          <table:covered-table-cell/>
          <table:table-cell table:number-columns-repeated="987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Default" office:value-type="float" office:value="0.944242136828967" calcext:value-type="float">
            <text:p>0.944242136828967</text:p>
          </table:table-cell>
          <table:table-cell table:style-name="Default" office:value-type="float" office:value="0.011889888342421" calcext:value-type="float">
            <text:p>0.011889888342421</text:p>
          </table:table-cell>
          <table:table-cell table:style-name="Default" office:value-type="float" office:value="0.949634677037981" calcext:value-type="float">
            <text:p>0.949634677037981</text:p>
          </table:table-cell>
          <table:table-cell table:style-name="Default" office:value-type="float" office:value="0.0102568207947879" calcext:value-type="float">
            <text:p>0.0102568207947879</text:p>
          </table:table-cell>
          <table:table-cell table:style-name="Default" office:value-type="float" office:value="0.944242136828967" calcext:value-type="float">
            <text:p>0.944242136828967</text:p>
          </table:table-cell>
          <table:table-cell table:style-name="Default" office:value-type="float" office:value="0.011889888342421" calcext:value-type="float">
            <text:p>0.011889888342421</text:p>
          </table:table-cell>
          <table:table-cell table:style-name="Default" office:value-type="float" office:value="0.946202258476702" calcext:value-type="float">
            <text:p>0.946202258476702</text:p>
          </table:table-cell>
          <table:table-cell table:style-name="Default" office:value-type="float" office:value="0.0199254157262135" calcext:value-type="float">
            <text:p>0.0199254157262135</text:p>
          </table:table-cell>
          <table:table-cell table:style-name="Default" office:value-type="float" office:value="0.949064388613843" calcext:value-type="float">
            <text:p>0.949064388613843</text:p>
          </table:table-cell>
          <table:table-cell table:style-name="Default" office:value-type="float" office:value="0.0197323322755586" calcext:value-type="float">
            <text:p>0.0197323322755586</text:p>
          </table:table-cell>
          <table:table-cell table:style-name="Default" office:value-type="float" office:value="0.946202258476702" calcext:value-type="float">
            <text:p>0.946202258476702</text:p>
          </table:table-cell>
          <table:table-cell table:style-name="Default" office:value-type="float" office:value="0.0199254157262135" calcext:value-type="float">
            <text:p>0.0199254157262135</text:p>
          </table:table-cell>
          <table:table-cell table:style-name="Default" office:value-type="float" office:value="0.942762075717304" calcext:value-type="float">
            <text:p>0.942762075717304</text:p>
          </table:table-cell>
          <table:table-cell table:style-name="Default" office:value-type="float" office:value="0.0156318893990617" calcext:value-type="float">
            <text:p>0.0156318893990617</text:p>
          </table:table-cell>
          <table:table-cell table:style-name="Default" office:value-type="float" office:value="0.946260049961287" calcext:value-type="float">
            <text:p>0.946260049961287</text:p>
          </table:table-cell>
          <table:table-cell table:style-name="Default" office:value-type="float" office:value="0.0148238724673997" calcext:value-type="float">
            <text:p>0.0148238724673997</text:p>
          </table:table-cell>
          <table:table-cell table:style-name="Default" office:value-type="float" office:value="0.942762075717304" calcext:value-type="float">
            <text:p>0.942762075717304</text:p>
          </table:table-cell>
          <table:table-cell table:style-name="Default" office:value-type="float" office:value="0.0156318893990617" calcext:value-type="float">
            <text:p>0.0156318893990617</text:p>
          </table:table-cell>
          <table:table-cell table:style-name="Default" office:value-type="float" office:value="0.95497012641277" calcext:value-type="float">
            <text:p>0.95497012641277</text:p>
          </table:table-cell>
          <table:table-cell table:style-name="Default" office:value-type="float" office:value="0.0142464176727893" calcext:value-type="float">
            <text:p>0.0142464176727893</text:p>
          </table:table-cell>
          <table:table-cell table:style-name="Default" office:value-type="float" office:value="0.957901231531632" calcext:value-type="float">
            <text:p>0.957901231531632</text:p>
          </table:table-cell>
          <table:table-cell table:style-name="Default" office:value-type="float" office:value="0.0133425692144884" calcext:value-type="float">
            <text:p>0.0133425692144884</text:p>
          </table:table-cell>
          <table:table-cell table:style-name="Default" office:value-type="float" office:value="0.95497012641277" calcext:value-type="float">
            <text:p>0.95497012641277</text:p>
          </table:table-cell>
          <table:table-cell table:style-name="Default" office:value-type="float" office:value="0.0142464176727893" calcext:value-type="float">
            <text:p>0.0142464176727893</text:p>
          </table:table-cell>
          <table:table-cell/>
          <table:table-cell table:style-name="ce18" table:formula="of:=[.B57]&gt;[.N57]" office:value-type="boolean" office:boolean-value="true" calcext:value-type="boolean">
            <text:p>TRUE</text:p>
          </table:table-cell>
          <table:table-cell/>
          <table:table-cell table:style-name="ce18" table:formula="of:=[.B57]&gt;[.T57]" office:value-type="boolean" office:boolean-value="false" calcext:value-type="boolean">
            <text:p>FALSE</text:p>
          </table:table-cell>
          <table:table-cell/>
          <table:table-cell table:style-name="ce18" table:formula="of:=[.B57]&gt;[.N57]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Default" office:value-type="float" office:value="0.940762977643925" calcext:value-type="float">
            <text:p>0.940762977643925</text:p>
          </table:table-cell>
          <table:table-cell table:style-name="Default" office:value-type="float" office:value="0.0127802359573807" calcext:value-type="float">
            <text:p>0.0127802359573807</text:p>
          </table:table-cell>
          <table:table-cell table:style-name="Default" office:value-type="float" office:value="0.946141054980508" calcext:value-type="float">
            <text:p>0.946141054980508</text:p>
          </table:table-cell>
          <table:table-cell table:style-name="Default" office:value-type="float" office:value="0.0106034108131277" calcext:value-type="float">
            <text:p>0.0106034108131277</text:p>
          </table:table-cell>
          <table:table-cell table:style-name="Default" office:value-type="float" office:value="0.940762977643925" calcext:value-type="float">
            <text:p>0.940762977643925</text:p>
          </table:table-cell>
          <table:table-cell table:style-name="Default" office:value-type="float" office:value="0.0127802359573807" calcext:value-type="float">
            <text:p>0.0127802359573807</text:p>
          </table:table-cell>
          <table:table-cell table:style-name="Default" office:value-type="float" office:value="0.953511789735622" calcext:value-type="float">
            <text:p>0.953511789735622</text:p>
          </table:table-cell>
          <table:table-cell table:style-name="Default" office:value-type="float" office:value="0.0203058688594165" calcext:value-type="float">
            <text:p>0.0203058688594165</text:p>
          </table:table-cell>
          <table:table-cell table:style-name="Default" office:value-type="float" office:value="0.956856607298305" calcext:value-type="float">
            <text:p>0.956856607298305</text:p>
          </table:table-cell>
          <table:table-cell table:style-name="Default" office:value-type="float" office:value="0.0187874894364704" calcext:value-type="float">
            <text:p>0.0187874894364704</text:p>
          </table:table-cell>
          <table:table-cell table:style-name="Default" office:value-type="float" office:value="0.953511789735622" calcext:value-type="float">
            <text:p>0.953511789735622</text:p>
          </table:table-cell>
          <table:table-cell table:style-name="Default" office:value-type="float" office:value="0.0203058688594165" calcext:value-type="float">
            <text:p>0.0203058688594165</text:p>
          </table:table-cell>
          <table:table-cell table:style-name="ce16" office:value-type="float" office:value="0.944867805940428" calcext:value-type="float">
            <text:p>0.944867805940428</text:p>
          </table:table-cell>
          <table:table-cell table:style-name="ce16" office:value-type="float" office:value="0.0136508654949305" calcext:value-type="float">
            <text:p>0.0136508654949305</text:p>
          </table:table-cell>
          <table:table-cell table:style-name="ce16" office:value-type="float" office:value="0.948053679566225" calcext:value-type="float">
            <text:p>0.948053679566225</text:p>
          </table:table-cell>
          <table:table-cell table:style-name="ce16" office:value-type="float" office:value="0.0139748017134057" calcext:value-type="float">
            <text:p>0.0139748017134057</text:p>
          </table:table-cell>
          <table:table-cell table:style-name="ce16" office:value-type="float" office:value="0.944867805940428" calcext:value-type="float">
            <text:p>0.944867805940428</text:p>
          </table:table-cell>
          <table:table-cell table:style-name="ce16" office:value-type="float" office:value="0.0136508654949305" calcext:value-type="float">
            <text:p>0.0136508654949305</text:p>
          </table:table-cell>
          <table:table-cell table:style-name="Default" office:value-type="float" office:value="0.938279653040148" calcext:value-type="float">
            <text:p>0.938279653040148</text:p>
          </table:table-cell>
          <table:table-cell table:style-name="Default" office:value-type="float" office:value="0.0183243983236187" calcext:value-type="float">
            <text:p>0.0183243983236187</text:p>
          </table:table-cell>
          <table:table-cell table:style-name="Default" office:value-type="float" office:value="0.94219386572854" calcext:value-type="float">
            <text:p>0.94219386572854</text:p>
          </table:table-cell>
          <table:table-cell table:style-name="Default" office:value-type="float" office:value="0.0167665764570427" calcext:value-type="float">
            <text:p>0.0167665764570427</text:p>
          </table:table-cell>
          <table:table-cell table:style-name="Default" office:value-type="float" office:value="0.938279653040148" calcext:value-type="float">
            <text:p>0.938279653040148</text:p>
          </table:table-cell>
          <table:table-cell table:style-name="Default" office:value-type="float" office:value="0.0183243983236187" calcext:value-type="float">
            <text:p>0.0183243983236187</text:p>
          </table:table-cell>
          <table:table-cell/>
          <table:table-cell table:style-name="ce18" table:formula="of:=[.B58]&gt;[.N58]" office:value-type="boolean" office:boolean-value="false" calcext:value-type="boolean">
            <text:p>FALSE</text:p>
          </table:table-cell>
          <table:table-cell/>
          <table:table-cell table:style-name="ce18" table:formula="of:=[.B58]&gt;[.T58]" office:value-type="boolean" office:boolean-value="true" calcext:value-type="boolean">
            <text:p>TRUE</text:p>
          </table:table-cell>
          <table:table-cell/>
          <table:table-cell table:style-name="ce18" table:formula="of:=[.B58]&gt;[.N58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Default" office:value-type="float" office:value="0.943318511864782" calcext:value-type="float">
            <text:p>0.943318511864782</text:p>
          </table:table-cell>
          <table:table-cell table:style-name="Default" office:value-type="float" office:value="0.0138389243671358" calcext:value-type="float">
            <text:p>0.0138389243671358</text:p>
          </table:table-cell>
          <table:table-cell table:style-name="Default" office:value-type="float" office:value="0.948580462705189" calcext:value-type="float">
            <text:p>0.948580462705189</text:p>
          </table:table-cell>
          <table:table-cell table:style-name="Default" office:value-type="float" office:value="0.0111256987051237" calcext:value-type="float">
            <text:p>0.0111256987051237</text:p>
          </table:table-cell>
          <table:table-cell table:style-name="Default" office:value-type="float" office:value="0.943318511864782" calcext:value-type="float">
            <text:p>0.943318511864782</text:p>
          </table:table-cell>
          <table:table-cell table:style-name="Default" office:value-type="float" office:value="0.0138389243671358" calcext:value-type="float">
            <text:p>0.0138389243671358</text:p>
          </table:table-cell>
          <table:table-cell table:style-name="Default" office:value-type="float" office:value="0.957038853919399" calcext:value-type="float">
            <text:p>0.957038853919399</text:p>
          </table:table-cell>
          <table:table-cell table:style-name="Default" office:value-type="float" office:value="0.0167851502998478" calcext:value-type="float">
            <text:p>0.0167851502998478</text:p>
          </table:table-cell>
          <table:table-cell table:style-name="Default" office:value-type="float" office:value="0.959487141369303" calcext:value-type="float">
            <text:p>0.959487141369303</text:p>
          </table:table-cell>
          <table:table-cell table:style-name="Default" office:value-type="float" office:value="0.0157683906877786" calcext:value-type="float">
            <text:p>0.0157683906877786</text:p>
          </table:table-cell>
          <table:table-cell table:style-name="Default" office:value-type="float" office:value="0.957038853919399" calcext:value-type="float">
            <text:p>0.957038853919399</text:p>
          </table:table-cell>
          <table:table-cell table:style-name="Default" office:value-type="float" office:value="0.0167851502998478" calcext:value-type="float">
            <text:p>0.0167851502998478</text:p>
          </table:table-cell>
          <table:table-cell table:style-name="Default" office:value-type="float" office:value="0.94402815724302" calcext:value-type="float">
            <text:p>0.94402815724302</text:p>
          </table:table-cell>
          <table:table-cell table:style-name="Default" office:value-type="float" office:value="0.0165221832132977" calcext:value-type="float">
            <text:p>0.0165221832132977</text:p>
          </table:table-cell>
          <table:table-cell table:style-name="Default" office:value-type="float" office:value="0.947854432993869" calcext:value-type="float">
            <text:p>0.947854432993869</text:p>
          </table:table-cell>
          <table:table-cell table:style-name="Default" office:value-type="float" office:value="0.0147440829733653" calcext:value-type="float">
            <text:p>0.0147440829733653</text:p>
          </table:table-cell>
          <table:table-cell table:style-name="Default" office:value-type="float" office:value="0.94402815724302" calcext:value-type="float">
            <text:p>0.94402815724302</text:p>
          </table:table-cell>
          <table:table-cell table:style-name="Default" office:value-type="float" office:value="0.0165221832132977" calcext:value-type="float">
            <text:p>0.0165221832132977</text:p>
          </table:table-cell>
          <table:table-cell table:style-name="Default" office:value-type="float" office:value="0.960787743444501" calcext:value-type="float">
            <text:p>0.960787743444501</text:p>
          </table:table-cell>
          <table:table-cell table:style-name="Default" office:value-type="float" office:value="0.0200412999016573" calcext:value-type="float">
            <text:p>0.0200412999016573</text:p>
          </table:table-cell>
          <table:table-cell table:style-name="Default" office:value-type="float" office:value="0.962777754640761" calcext:value-type="float">
            <text:p>0.962777754640761</text:p>
          </table:table-cell>
          <table:table-cell table:style-name="Default" office:value-type="float" office:value="0.0196798958168549" calcext:value-type="float">
            <text:p>0.0196798958168549</text:p>
          </table:table-cell>
          <table:table-cell table:style-name="Default" office:value-type="float" office:value="0.960787743444501" calcext:value-type="float">
            <text:p>0.960787743444501</text:p>
          </table:table-cell>
          <table:table-cell table:style-name="Default" office:value-type="float" office:value="0.0200412999016573" calcext:value-type="float">
            <text:p>0.0200412999016573</text:p>
          </table:table-cell>
          <table:table-cell/>
          <table:table-cell table:style-name="ce18" table:formula="of:=[.B59]&gt;[.N59]" office:value-type="boolean" office:boolean-value="false" calcext:value-type="boolean">
            <text:p>FALSE</text:p>
          </table:table-cell>
          <table:table-cell/>
          <table:table-cell table:style-name="ce18" table:formula="of:=[.B59]&gt;[.T59]" office:value-type="boolean" office:boolean-value="false" calcext:value-type="boolean">
            <text:p>FALSE</text:p>
          </table:table-cell>
          <table:table-cell/>
          <table:table-cell table:style-name="ce18" table:formula="of:=[.B59]&gt;[.N59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Default" office:value-type="float" office:value="0.943353786230939" calcext:value-type="float">
            <text:p>0.943353786230939</text:p>
          </table:table-cell>
          <table:table-cell table:style-name="Default" office:value-type="float" office:value="0.0120171384297763" calcext:value-type="float">
            <text:p>0.0120171384297763</text:p>
          </table:table-cell>
          <table:table-cell table:style-name="Default" office:value-type="float" office:value="0.948848442623756" calcext:value-type="float">
            <text:p>0.948848442623756</text:p>
          </table:table-cell>
          <table:table-cell table:style-name="Default" office:value-type="float" office:value="0.00978698853087179" calcext:value-type="float">
            <text:p>0.00978698853087179</text:p>
          </table:table-cell>
          <table:table-cell table:style-name="Default" office:value-type="float" office:value="0.943353786230939" calcext:value-type="float">
            <text:p>0.943353786230939</text:p>
          </table:table-cell>
          <table:table-cell table:style-name="Default" office:value-type="float" office:value="0.0120171384297763" calcext:value-type="float">
            <text:p>0.0120171384297763</text:p>
          </table:table-cell>
          <table:table-cell table:style-name="Default" office:value-type="float" office:value="0.948292297741603" calcext:value-type="float">
            <text:p>0.948292297741603</text:p>
          </table:table-cell>
          <table:table-cell table:style-name="Default" office:value-type="float" office:value="0.0139952758709417" calcext:value-type="float">
            <text:p>0.0139952758709417</text:p>
          </table:table-cell>
          <table:table-cell table:style-name="Default" office:value-type="float" office:value="0.952061674701833" calcext:value-type="float">
            <text:p>0.952061674701833</text:p>
          </table:table-cell>
          <table:table-cell table:style-name="Default" office:value-type="float" office:value="0.0135058301964925" calcext:value-type="float">
            <text:p>0.0135058301964925</text:p>
          </table:table-cell>
          <table:table-cell table:style-name="Default" office:value-type="float" office:value="0.948292297741603" calcext:value-type="float">
            <text:p>0.948292297741603</text:p>
          </table:table-cell>
          <table:table-cell table:style-name="Default" office:value-type="float" office:value="0.0139952758709417" calcext:value-type="float">
            <text:p>0.0139952758709417</text:p>
          </table:table-cell>
          <table:table-cell table:style-name="Default" office:value-type="float" office:value="0.939908499123362" calcext:value-type="float">
            <text:p>0.939908499123362</text:p>
          </table:table-cell>
          <table:table-cell table:style-name="Default" office:value-type="float" office:value="0.0153662971814388" calcext:value-type="float">
            <text:p>0.0153662971814388</text:p>
          </table:table-cell>
          <table:table-cell table:style-name="Default" office:value-type="float" office:value="0.94369544102017" calcext:value-type="float">
            <text:p>0.94369544102017</text:p>
          </table:table-cell>
          <table:table-cell table:style-name="Default" office:value-type="float" office:value="0.0148658047685779" calcext:value-type="float">
            <text:p>0.0148658047685779</text:p>
          </table:table-cell>
          <table:table-cell table:style-name="Default" office:value-type="float" office:value="0.939908499123362" calcext:value-type="float">
            <text:p>0.939908499123362</text:p>
          </table:table-cell>
          <table:table-cell table:style-name="Default" office:value-type="float" office:value="0.0153662971814388" calcext:value-type="float">
            <text:p>0.0153662971814388</text:p>
          </table:table-cell>
          <table:table-cell table:style-name="Default" office:value-type="float" office:value="0.944781607645482" calcext:value-type="float">
            <text:p>0.944781607645482</text:p>
          </table:table-cell>
          <table:table-cell table:style-name="Default" office:value-type="float" office:value="0.0135038242491705" calcext:value-type="float">
            <text:p>0.0135038242491705</text:p>
          </table:table-cell>
          <table:table-cell table:style-name="Default" office:value-type="float" office:value="0.948618161793649" calcext:value-type="float">
            <text:p>0.948618161793649</text:p>
          </table:table-cell>
          <table:table-cell table:style-name="Default" office:value-type="float" office:value="0.0127292431965897" calcext:value-type="float">
            <text:p>0.0127292431965897</text:p>
          </table:table-cell>
          <table:table-cell table:style-name="Default" office:value-type="float" office:value="0.944781607645482" calcext:value-type="float">
            <text:p>0.944781607645482</text:p>
          </table:table-cell>
          <table:table-cell table:style-name="Default" office:value-type="float" office:value="0.0135038242491705" calcext:value-type="float">
            <text:p>0.0135038242491705</text:p>
          </table:table-cell>
          <table:table-cell/>
          <table:table-cell table:style-name="ce18" table:formula="of:=[.B60]&gt;[.N60]" office:value-type="boolean" office:boolean-value="true" calcext:value-type="boolean">
            <text:p>TRUE</text:p>
          </table:table-cell>
          <table:table-cell/>
          <table:table-cell table:style-name="ce18" table:formula="of:=[.B60]&gt;[.T60]" office:value-type="boolean" office:boolean-value="false" calcext:value-type="boolean">
            <text:p>FALSE</text:p>
          </table:table-cell>
          <table:table-cell/>
          <table:table-cell table:style-name="ce18" table:formula="of:=[.B60]&gt;[.N60]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Default" office:value-type="float" office:value="0.942079274852464" calcext:value-type="float">
            <text:p>0.942079274852464</text:p>
          </table:table-cell>
          <table:table-cell table:style-name="Default" office:value-type="float" office:value="0.0119261310869042" calcext:value-type="float">
            <text:p>0.0119261310869042</text:p>
          </table:table-cell>
          <table:table-cell table:style-name="Default" office:value-type="float" office:value="0.947595281535901" calcext:value-type="float">
            <text:p>0.947595281535901</text:p>
          </table:table-cell>
          <table:table-cell table:style-name="Default" office:value-type="float" office:value="0.00925528091388397" calcext:value-type="float">
            <text:p>0.00925528091388397</text:p>
          </table:table-cell>
          <table:table-cell table:style-name="Default" office:value-type="float" office:value="0.942079274852464" calcext:value-type="float">
            <text:p>0.942079274852464</text:p>
          </table:table-cell>
          <table:table-cell table:style-name="Default" office:value-type="float" office:value="0.0119261310869042" calcext:value-type="float">
            <text:p>0.0119261310869042</text:p>
          </table:table-cell>
          <table:table-cell table:style-name="Default" office:value-type="float" office:value="0.9538226340421" calcext:value-type="float">
            <text:p>0.9538226340421</text:p>
          </table:table-cell>
          <table:table-cell table:style-name="Default" office:value-type="float" office:value="0.0178370502611501" calcext:value-type="float">
            <text:p>0.0178370502611501</text:p>
          </table:table-cell>
          <table:table-cell table:style-name="Default" office:value-type="float" office:value="0.958616607327083" calcext:value-type="float">
            <text:p>0.958616607327083</text:p>
          </table:table-cell>
          <table:table-cell table:style-name="Default" office:value-type="float" office:value="0.0155593770451105" calcext:value-type="float">
            <text:p>0.0155593770451105</text:p>
          </table:table-cell>
          <table:table-cell table:style-name="Default" office:value-type="float" office:value="0.9538226340421" calcext:value-type="float">
            <text:p>0.9538226340421</text:p>
          </table:table-cell>
          <table:table-cell table:style-name="Default" office:value-type="float" office:value="0.0178370502611501" calcext:value-type="float">
            <text:p>0.0178370502611501</text:p>
          </table:table-cell>
          <table:table-cell table:style-name="Default" office:value-type="float" office:value="0.946840460136205" calcext:value-type="float">
            <text:p>0.946840460136205</text:p>
          </table:table-cell>
          <table:table-cell table:style-name="Default" office:value-type="float" office:value="0.0173374194870559" calcext:value-type="float">
            <text:p>0.0173374194870559</text:p>
          </table:table-cell>
          <table:table-cell table:style-name="Default" office:value-type="float" office:value="0.950481453777477" calcext:value-type="float">
            <text:p>0.950481453777477</text:p>
          </table:table-cell>
          <table:table-cell table:style-name="Default" office:value-type="float" office:value="0.0162040766600556" calcext:value-type="float">
            <text:p>0.0162040766600556</text:p>
          </table:table-cell>
          <table:table-cell table:style-name="Default" office:value-type="float" office:value="0.946840460136205" calcext:value-type="float">
            <text:p>0.946840460136205</text:p>
          </table:table-cell>
          <table:table-cell table:style-name="Default" office:value-type="float" office:value="0.0173374194870559" calcext:value-type="float">
            <text:p>0.0173374194870559</text:p>
          </table:table-cell>
          <table:table-cell table:style-name="Default" office:value-type="float" office:value="0.946266424965674" calcext:value-type="float">
            <text:p>0.946266424965674</text:p>
          </table:table-cell>
          <table:table-cell table:style-name="Default" office:value-type="float" office:value="0.0108639535356947" calcext:value-type="float">
            <text:p>0.0108639535356947</text:p>
          </table:table-cell>
          <table:table-cell table:style-name="Default" office:value-type="float" office:value="0.95215744240118" calcext:value-type="float">
            <text:p>0.95215744240118</text:p>
          </table:table-cell>
          <table:table-cell table:style-name="Default" office:value-type="float" office:value="0.0108597760867767" calcext:value-type="float">
            <text:p>0.0108597760867767</text:p>
          </table:table-cell>
          <table:table-cell table:style-name="Default" office:value-type="float" office:value="0.946266424965674" calcext:value-type="float">
            <text:p>0.946266424965674</text:p>
          </table:table-cell>
          <table:table-cell table:style-name="Default" office:value-type="float" office:value="0.0108639535356947" calcext:value-type="float">
            <text:p>0.0108639535356947</text:p>
          </table:table-cell>
          <table:table-cell/>
          <table:table-cell table:style-name="ce18" table:formula="of:=[.B61]&gt;[.N61]" office:value-type="boolean" office:boolean-value="false" calcext:value-type="boolean">
            <text:p>FALSE</text:p>
          </table:table-cell>
          <table:table-cell/>
          <table:table-cell table:style-name="ce18" table:formula="of:=[.B61]&gt;[.T61]" office:value-type="boolean" office:boolean-value="false" calcext:value-type="boolean">
            <text:p>FALSE</text:p>
          </table:table-cell>
          <table:table-cell/>
          <table:table-cell table:style-name="ce18" table:formula="of:=[.B61]&gt;[.N61]" office:value-type="boolean" office:boolean-value="false" calcext:value-type="boolean">
            <text:p>FALSE</text:p>
          </table:table-cell>
          <table:table-cell table:number-columns-spanned="2" table:number-rows-spanned="1"/>
          <table:covered-table-cell/>
          <table:table-cell table:number-columns-repeated="991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Default" office:value-type="float" office:value="0.941103385795055" calcext:value-type="float">
            <text:p>0.941103385795055</text:p>
          </table:table-cell>
          <table:table-cell table:style-name="Default" office:value-type="float" office:value="0.00969161768941866" calcext:value-type="float">
            <text:p>0.00969161768941866</text:p>
          </table:table-cell>
          <table:table-cell table:style-name="Default" office:value-type="float" office:value="0.945887777696891" calcext:value-type="float">
            <text:p>0.945887777696891</text:p>
          </table:table-cell>
          <table:table-cell table:style-name="Default" office:value-type="float" office:value="0.00898774663575855" calcext:value-type="float">
            <text:p>0.00898774663575855</text:p>
          </table:table-cell>
          <table:table-cell table:style-name="Default" office:value-type="float" office:value="0.941103385795055" calcext:value-type="float">
            <text:p>0.941103385795055</text:p>
          </table:table-cell>
          <table:table-cell table:style-name="Default" office:value-type="float" office:value="0.00969161768941866" calcext:value-type="float">
            <text:p>0.00969161768941866</text:p>
          </table:table-cell>
          <table:table-cell table:style-name="Default" office:value-type="float" office:value="0.939596705963669" calcext:value-type="float">
            <text:p>0.939596705963669</text:p>
          </table:table-cell>
          <table:table-cell table:style-name="Default" office:value-type="float" office:value="0.016912810634542" calcext:value-type="float">
            <text:p>0.016912810634542</text:p>
          </table:table-cell>
          <table:table-cell table:style-name="Default" office:value-type="float" office:value="0.944538176209936" calcext:value-type="float">
            <text:p>0.944538176209936</text:p>
          </table:table-cell>
          <table:table-cell table:style-name="Default" office:value-type="float" office:value="0.0157265488820855" calcext:value-type="float">
            <text:p>0.0157265488820855</text:p>
          </table:table-cell>
          <table:table-cell table:style-name="Default" office:value-type="float" office:value="0.939596705963669" calcext:value-type="float">
            <text:p>0.939596705963669</text:p>
          </table:table-cell>
          <table:table-cell table:style-name="Default" office:value-type="float" office:value="0.016912810634542" calcext:value-type="float">
            <text:p>0.016912810634542</text:p>
          </table:table-cell>
          <table:table-cell table:style-name="Default" office:value-type="float" office:value="0.946838635651622" calcext:value-type="float">
            <text:p>0.946838635651622</text:p>
          </table:table-cell>
          <table:table-cell table:style-name="Default" office:value-type="float" office:value="0.0193295143792921" calcext:value-type="float">
            <text:p>0.0193295143792921</text:p>
          </table:table-cell>
          <table:table-cell table:style-name="Default" office:value-type="float" office:value="0.950307891318496" calcext:value-type="float">
            <text:p>0.950307891318496</text:p>
          </table:table-cell>
          <table:table-cell table:style-name="Default" office:value-type="float" office:value="0.0184198516774056" calcext:value-type="float">
            <text:p>0.0184198516774056</text:p>
          </table:table-cell>
          <table:table-cell table:style-name="Default" office:value-type="float" office:value="0.946838635651622" calcext:value-type="float">
            <text:p>0.946838635651622</text:p>
          </table:table-cell>
          <table:table-cell table:style-name="Default" office:value-type="float" office:value="0.0193295143792921" calcext:value-type="float">
            <text:p>0.0193295143792921</text:p>
          </table:table-cell>
          <table:table-cell table:style-name="Default" office:value-type="float" office:value="0.935024395494313" calcext:value-type="float">
            <text:p>0.935024395494313</text:p>
          </table:table-cell>
          <table:table-cell table:style-name="Default" office:value-type="float" office:value="0.0142986820086" calcext:value-type="float">
            <text:p>0.0142986820086</text:p>
          </table:table-cell>
          <table:table-cell table:style-name="Default" office:value-type="float" office:value="0.942287997554073" calcext:value-type="float">
            <text:p>0.942287997554073</text:p>
          </table:table-cell>
          <table:table-cell table:style-name="Default" office:value-type="float" office:value="0.0112134879155214" calcext:value-type="float">
            <text:p>0.0112134879155214</text:p>
          </table:table-cell>
          <table:table-cell table:style-name="Default" office:value-type="float" office:value="0.935024395494313" calcext:value-type="float">
            <text:p>0.935024395494313</text:p>
          </table:table-cell>
          <table:table-cell table:style-name="Default" office:value-type="float" office:value="0.0142986820086" calcext:value-type="float">
            <text:p>0.0142986820086</text:p>
          </table:table-cell>
          <table:table-cell/>
          <table:table-cell table:style-name="ce18" table:formula="of:=[.B62]&gt;[.N62]" office:value-type="boolean" office:boolean-value="false" calcext:value-type="boolean">
            <text:p>FALSE</text:p>
          </table:table-cell>
          <table:table-cell/>
          <table:table-cell table:style-name="ce18" table:formula="of:=[.B62]&gt;[.T62]" office:value-type="boolean" office:boolean-value="true" calcext:value-type="boolean">
            <text:p>TRUE</text:p>
          </table:table-cell>
          <table:table-cell/>
          <table:table-cell table:style-name="ce18" table:formula="of:=[.B62]&gt;[.N62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Default" office:value-type="float" office:value="0.94417396107507" calcext:value-type="float">
            <text:p>0.94417396107507</text:p>
          </table:table-cell>
          <table:table-cell table:style-name="Default" office:value-type="float" office:value="0.00998678548523113" calcext:value-type="float">
            <text:p>0.00998678548523113</text:p>
          </table:table-cell>
          <table:table-cell table:style-name="Default" office:value-type="float" office:value="0.948973990976805" calcext:value-type="float">
            <text:p>0.948973990976805</text:p>
          </table:table-cell>
          <table:table-cell table:style-name="Default" office:value-type="float" office:value="0.007023694160803" calcext:value-type="float">
            <text:p>0.007023694160803</text:p>
          </table:table-cell>
          <table:table-cell table:style-name="Default" office:value-type="float" office:value="0.94417396107507" calcext:value-type="float">
            <text:p>0.94417396107507</text:p>
          </table:table-cell>
          <table:table-cell table:style-name="Default" office:value-type="float" office:value="0.00998678548523113" calcext:value-type="float">
            <text:p>0.00998678548523113</text:p>
          </table:table-cell>
          <table:table-cell table:style-name="Default" office:value-type="float" office:value="0.954539155649278" calcext:value-type="float">
            <text:p>0.954539155649278</text:p>
          </table:table-cell>
          <table:table-cell table:style-name="Default" office:value-type="float" office:value="0.0157297701159117" calcext:value-type="float">
            <text:p>0.0157297701159117</text:p>
          </table:table-cell>
          <table:table-cell table:style-name="Default" office:value-type="float" office:value="0.957257007145192" calcext:value-type="float">
            <text:p>0.957257007145192</text:p>
          </table:table-cell>
          <table:table-cell table:style-name="Default" office:value-type="float" office:value="0.0141123573283081" calcext:value-type="float">
            <text:p>0.0141123573283081</text:p>
          </table:table-cell>
          <table:table-cell table:style-name="Default" office:value-type="float" office:value="0.954539155649278" calcext:value-type="float">
            <text:p>0.954539155649278</text:p>
          </table:table-cell>
          <table:table-cell table:style-name="Default" office:value-type="float" office:value="0.0157297701159117" calcext:value-type="float">
            <text:p>0.0157297701159117</text:p>
          </table:table-cell>
          <table:table-cell table:style-name="Default" office:value-type="float" office:value="0.940787386519491" calcext:value-type="float">
            <text:p>0.940787386519491</text:p>
          </table:table-cell>
          <table:table-cell table:style-name="Default" office:value-type="float" office:value="0.016756210801381" calcext:value-type="float">
            <text:p>0.016756210801381</text:p>
          </table:table-cell>
          <table:table-cell table:style-name="Default" office:value-type="float" office:value="0.944340895296759" calcext:value-type="float">
            <text:p>0.944340895296759</text:p>
          </table:table-cell>
          <table:table-cell table:style-name="Default" office:value-type="float" office:value="0.0166431156017604" calcext:value-type="float">
            <text:p>0.0166431156017604</text:p>
          </table:table-cell>
          <table:table-cell table:style-name="Default" office:value-type="float" office:value="0.940787386519491" calcext:value-type="float">
            <text:p>0.940787386519491</text:p>
          </table:table-cell>
          <table:table-cell table:style-name="Default" office:value-type="float" office:value="0.016756210801381" calcext:value-type="float">
            <text:p>0.016756210801381</text:p>
          </table:table-cell>
          <table:table-cell table:style-name="Default" office:value-type="float" office:value="0.944989731958809" calcext:value-type="float">
            <text:p>0.944989731958809</text:p>
          </table:table-cell>
          <table:table-cell table:style-name="Default" office:value-type="float" office:value="0.0238128659316699" calcext:value-type="float">
            <text:p>0.0238128659316699</text:p>
          </table:table-cell>
          <table:table-cell table:style-name="Default" office:value-type="float" office:value="0.949031057515814" calcext:value-type="float">
            <text:p>0.949031057515814</text:p>
          </table:table-cell>
          <table:table-cell table:style-name="Default" office:value-type="float" office:value="0.0224034539281653" calcext:value-type="float">
            <text:p>0.0224034539281653</text:p>
          </table:table-cell>
          <table:table-cell table:style-name="Default" office:value-type="float" office:value="0.944989731958809" calcext:value-type="float">
            <text:p>0.944989731958809</text:p>
          </table:table-cell>
          <table:table-cell table:style-name="Default" office:value-type="float" office:value="0.0238128659316699" calcext:value-type="float">
            <text:p>0.0238128659316699</text:p>
          </table:table-cell>
          <table:table-cell/>
          <table:table-cell table:style-name="ce18" table:formula="of:=[.B63]&gt;[.N63]" office:value-type="boolean" office:boolean-value="true" calcext:value-type="boolean">
            <text:p>TRUE</text:p>
          </table:table-cell>
          <table:table-cell/>
          <table:table-cell table:style-name="ce18" table:formula="of:=[.B63]&gt;[.T63]" office:value-type="boolean" office:boolean-value="false" calcext:value-type="boolean">
            <text:p>FALSE</text:p>
          </table:table-cell>
          <table:table-cell/>
          <table:table-cell table:style-name="ce18" table:formula="of:=[.B63]&gt;[.N63]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Default" office:value-type="float" office:value="0.941753082265107" calcext:value-type="float">
            <text:p>0.941753082265107</text:p>
          </table:table-cell>
          <table:table-cell table:style-name="Default" office:value-type="float" office:value="0.00625486758794445" calcext:value-type="float">
            <text:p>0.00625486758794445</text:p>
          </table:table-cell>
          <table:table-cell table:style-name="Default" office:value-type="float" office:value="0.94636212591975" calcext:value-type="float">
            <text:p>0.94636212591975</text:p>
          </table:table-cell>
          <table:table-cell table:style-name="Default" office:value-type="float" office:value="0.00493865476100304" calcext:value-type="float">
            <text:p>0.00493865476100304</text:p>
          </table:table-cell>
          <table:table-cell table:style-name="Default" office:value-type="float" office:value="0.941753082265107" calcext:value-type="float">
            <text:p>0.941753082265107</text:p>
          </table:table-cell>
          <table:table-cell table:style-name="Default" office:value-type="float" office:value="0.00625486758794445" calcext:value-type="float">
            <text:p>0.00625486758794445</text:p>
          </table:table-cell>
          <table:table-cell table:style-name="Default" office:value-type="float" office:value="0.943085367519433" calcext:value-type="float">
            <text:p>0.943085367519433</text:p>
          </table:table-cell>
          <table:table-cell table:style-name="Default" office:value-type="float" office:value="0.01795971819305" calcext:value-type="float">
            <text:p>0.01795971819305</text:p>
          </table:table-cell>
          <table:table-cell table:style-name="Default" office:value-type="float" office:value="0.947397847784898" calcext:value-type="float">
            <text:p>0.947397847784898</text:p>
          </table:table-cell>
          <table:table-cell table:style-name="Default" office:value-type="float" office:value="0.0166039912929428" calcext:value-type="float">
            <text:p>0.0166039912929428</text:p>
          </table:table-cell>
          <table:table-cell table:style-name="Default" office:value-type="float" office:value="0.943085367519433" calcext:value-type="float">
            <text:p>0.943085367519433</text:p>
          </table:table-cell>
          <table:table-cell table:style-name="Default" office:value-type="float" office:value="0.01795971819305" calcext:value-type="float">
            <text:p>0.01795971819305</text:p>
          </table:table-cell>
          <table:table-cell table:style-name="Default" office:value-type="float" office:value="0.947653291559715" calcext:value-type="float">
            <text:p>0.947653291559715</text:p>
          </table:table-cell>
          <table:table-cell table:style-name="Default" office:value-type="float" office:value="0.0179687179208335" calcext:value-type="float">
            <text:p>0.0179687179208335</text:p>
          </table:table-cell>
          <table:table-cell table:style-name="Default" office:value-type="float" office:value="0.951033784944207" calcext:value-type="float">
            <text:p>0.951033784944207</text:p>
          </table:table-cell>
          <table:table-cell table:style-name="Default" office:value-type="float" office:value="0.0167842064269669" calcext:value-type="float">
            <text:p>0.0167842064269669</text:p>
          </table:table-cell>
          <table:table-cell table:style-name="Default" office:value-type="float" office:value="0.947653291559715" calcext:value-type="float">
            <text:p>0.947653291559715</text:p>
          </table:table-cell>
          <table:table-cell table:style-name="Default" office:value-type="float" office:value="0.0179687179208335" calcext:value-type="float">
            <text:p>0.0179687179208335</text:p>
          </table:table-cell>
          <table:table-cell table:style-name="Default" office:value-type="float" office:value="0.940765277078625" calcext:value-type="float">
            <text:p>0.940765277078625</text:p>
          </table:table-cell>
          <table:table-cell table:style-name="Default" office:value-type="float" office:value="0.013375876604097" calcext:value-type="float">
            <text:p>0.013375876604097</text:p>
          </table:table-cell>
          <table:table-cell table:style-name="Default" office:value-type="float" office:value="0.945273837457768" calcext:value-type="float">
            <text:p>0.945273837457768</text:p>
          </table:table-cell>
          <table:table-cell table:style-name="Default" office:value-type="float" office:value="0.011230234339884" calcext:value-type="float">
            <text:p>0.011230234339884</text:p>
          </table:table-cell>
          <table:table-cell table:style-name="Default" office:value-type="float" office:value="0.940765277078625" calcext:value-type="float">
            <text:p>0.940765277078625</text:p>
          </table:table-cell>
          <table:table-cell table:style-name="Default" office:value-type="float" office:value="0.013375876604097" calcext:value-type="float">
            <text:p>0.013375876604097</text:p>
          </table:table-cell>
          <table:table-cell/>
          <table:table-cell table:style-name="ce18" table:formula="of:=[.B64]&gt;[.N64]" office:value-type="boolean" office:boolean-value="false" calcext:value-type="boolean">
            <text:p>FALSE</text:p>
          </table:table-cell>
          <table:table-cell/>
          <table:table-cell table:style-name="ce18" table:formula="of:=[.B64]&gt;[.T64]" office:value-type="boolean" office:boolean-value="true" calcext:value-type="boolean">
            <text:p>TRUE</text:p>
          </table:table-cell>
          <table:table-cell/>
          <table:table-cell table:style-name="ce18" table:formula="of:=[.B64]&gt;[.N64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Default" office:value-type="float" office:value="0.943426926598197" calcext:value-type="float">
            <text:p>0.943426926598197</text:p>
          </table:table-cell>
          <table:table-cell table:style-name="Default" office:value-type="float" office:value="0.0128523248432465" calcext:value-type="float">
            <text:p>0.0128523248432465</text:p>
          </table:table-cell>
          <table:table-cell table:style-name="Default" office:value-type="float" office:value="0.947631572018974" calcext:value-type="float">
            <text:p>0.947631572018974</text:p>
          </table:table-cell>
          <table:table-cell table:style-name="Default" office:value-type="float" office:value="0.0119069785041634" calcext:value-type="float">
            <text:p>0.0119069785041634</text:p>
          </table:table-cell>
          <table:table-cell table:style-name="Default" office:value-type="float" office:value="0.943426926598197" calcext:value-type="float">
            <text:p>0.943426926598197</text:p>
          </table:table-cell>
          <table:table-cell table:style-name="Default" office:value-type="float" office:value="0.0128523248432465" calcext:value-type="float">
            <text:p>0.0128523248432465</text:p>
          </table:table-cell>
          <table:table-cell table:style-name="Default" office:value-type="float" office:value="0.948750633100883" calcext:value-type="float">
            <text:p>0.948750633100883</text:p>
          </table:table-cell>
          <table:table-cell table:style-name="Default" office:value-type="float" office:value="0.0140955208058193" calcext:value-type="float">
            <text:p>0.0140955208058193</text:p>
          </table:table-cell>
          <table:table-cell table:style-name="Default" office:value-type="float" office:value="0.952627376892074" calcext:value-type="float">
            <text:p>0.952627376892074</text:p>
          </table:table-cell>
          <table:table-cell table:style-name="Default" office:value-type="float" office:value="0.0122607719800131" calcext:value-type="float">
            <text:p>0.0122607719800131</text:p>
          </table:table-cell>
          <table:table-cell table:style-name="Default" office:value-type="float" office:value="0.948750633100883" calcext:value-type="float">
            <text:p>0.948750633100883</text:p>
          </table:table-cell>
          <table:table-cell table:style-name="Default" office:value-type="float" office:value="0.0140955208058193" calcext:value-type="float">
            <text:p>0.0140955208058193</text:p>
          </table:table-cell>
          <table:table-cell table:style-name="Default" office:value-type="float" office:value="0.944116573071801" calcext:value-type="float">
            <text:p>0.944116573071801</text:p>
          </table:table-cell>
          <table:table-cell table:style-name="Default" office:value-type="float" office:value="0.0173204205975766" calcext:value-type="float">
            <text:p>0.0173204205975766</text:p>
          </table:table-cell>
          <table:table-cell table:style-name="Default" office:value-type="float" office:value="0.947411144893669" calcext:value-type="float">
            <text:p>0.947411144893669</text:p>
          </table:table-cell>
          <table:table-cell table:style-name="Default" office:value-type="float" office:value="0.0172488494442714" calcext:value-type="float">
            <text:p>0.0172488494442714</text:p>
          </table:table-cell>
          <table:table-cell table:style-name="Default" office:value-type="float" office:value="0.944116573071801" calcext:value-type="float">
            <text:p>0.944116573071801</text:p>
          </table:table-cell>
          <table:table-cell table:style-name="Default" office:value-type="float" office:value="0.0173204205975766" calcext:value-type="float">
            <text:p>0.0173204205975766</text:p>
          </table:table-cell>
          <table:table-cell table:style-name="Default" office:value-type="float" office:value="0.946001349426127" calcext:value-type="float">
            <text:p>0.946001349426127</text:p>
          </table:table-cell>
          <table:table-cell table:style-name="Default" office:value-type="float" office:value="0.0142672855963872" calcext:value-type="float">
            <text:p>0.0142672855963872</text:p>
          </table:table-cell>
          <table:table-cell table:style-name="Default" office:value-type="float" office:value="0.95108313667051" calcext:value-type="float">
            <text:p>0.95108313667051</text:p>
          </table:table-cell>
          <table:table-cell table:style-name="Default" office:value-type="float" office:value="0.0124156478068043" calcext:value-type="float">
            <text:p>0.0124156478068043</text:p>
          </table:table-cell>
          <table:table-cell table:style-name="Default" office:value-type="float" office:value="0.946001349426127" calcext:value-type="float">
            <text:p>0.946001349426127</text:p>
          </table:table-cell>
          <table:table-cell table:style-name="Default" office:value-type="float" office:value="0.0142672855963872" calcext:value-type="float">
            <text:p>0.0142672855963872</text:p>
          </table:table-cell>
          <table:table-cell/>
          <table:table-cell table:style-name="ce18" table:formula="of:=[.B65]&gt;[.N65]" office:value-type="boolean" office:boolean-value="false" calcext:value-type="boolean">
            <text:p>FALSE</text:p>
          </table:table-cell>
          <table:table-cell/>
          <table:table-cell table:style-name="ce18" table:formula="of:=[.B65]&gt;[.T65]" office:value-type="boolean" office:boolean-value="false" calcext:value-type="boolean">
            <text:p>FALSE</text:p>
          </table:table-cell>
          <table:table-cell/>
          <table:table-cell table:style-name="ce18" table:formula="of:=[.B65]&gt;[.N65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BENCHMARK</text:p>
          </table:table-cell>
          <table:table-cell table:style-name="Default" table:number-columns-repeated="24"/>
          <table:table-cell/>
          <table:table-cell table:style-name="ce18" table:formula="of:=[.B66]&gt;[.N66]" office:value-type="boolean" office:boolean-value="false" calcext:value-type="boolean">
            <text:p>FALSE</text:p>
          </table:table-cell>
          <table:table-cell/>
          <table:table-cell table:style-name="ce18" table:formula="of:=[.B66]&gt;[.T66]" office:value-type="boolean" office:boolean-value="false" calcext:value-type="boolean">
            <text:p>FALSE</text:p>
          </table:table-cell>
          <table:table-cell/>
          <table:table-cell table:style-name="ce18" table:formula="of:=[.B66]&gt;[.H66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0.943490484917612" calcext:value-type="float">
            <text:p>0.943490484917612</text:p>
          </table:table-cell>
          <table:table-cell table:style-name="Default" office:value-type="float" office:value="0.0136833091982401" calcext:value-type="float">
            <text:p>0.0136833091982401</text:p>
          </table:table-cell>
          <table:table-cell table:style-name="Default" office:value-type="float" office:value="0.947526063382396" calcext:value-type="float">
            <text:p>0.947526063382396</text:p>
          </table:table-cell>
          <table:table-cell table:style-name="Default" office:value-type="float" office:value="0.014355593160808" calcext:value-type="float">
            <text:p>0.014355593160808</text:p>
          </table:table-cell>
          <table:table-cell table:style-name="Default" office:value-type="float" office:value="0.943490484917612" calcext:value-type="float">
            <text:p>0.943490484917612</text:p>
          </table:table-cell>
          <table:table-cell table:style-name="Default" office:value-type="float" office:value="0.0136833091982401" calcext:value-type="float">
            <text:p>0.0136833091982401</text:p>
          </table:table-cell>
          <table:table-cell table:style-name="Default" office:value-type="float" office:value="0.943490484917612" calcext:value-type="float">
            <text:p>0.943490484917612</text:p>
          </table:table-cell>
          <table:table-cell table:style-name="Default" office:value-type="float" office:value="0.0136833091982401" calcext:value-type="float">
            <text:p>0.0136833091982401</text:p>
          </table:table-cell>
          <table:table-cell table:style-name="Default" office:value-type="float" office:value="0.947526063382396" calcext:value-type="float">
            <text:p>0.947526063382396</text:p>
          </table:table-cell>
          <table:table-cell table:style-name="Default" office:value-type="float" office:value="0.014355593160808" calcext:value-type="float">
            <text:p>0.014355593160808</text:p>
          </table:table-cell>
          <table:table-cell table:style-name="Default" office:value-type="float" office:value="0.943490484917612" calcext:value-type="float">
            <text:p>0.943490484917612</text:p>
          </table:table-cell>
          <table:table-cell table:style-name="Default" office:value-type="float" office:value="0.0136833091982401" calcext:value-type="float">
            <text:p>0.0136833091982401</text:p>
          </table:table-cell>
          <table:table-cell table:style-name="Default" office:value-type="float" office:value="0.943490484917612" calcext:value-type="float">
            <text:p>0.943490484917612</text:p>
          </table:table-cell>
          <table:table-cell table:style-name="Default" office:value-type="float" office:value="0.0136833091982401" calcext:value-type="float">
            <text:p>0.0136833091982401</text:p>
          </table:table-cell>
          <table:table-cell table:style-name="Default" office:value-type="float" office:value="0.947526063382396" calcext:value-type="float">
            <text:p>0.947526063382396</text:p>
          </table:table-cell>
          <table:table-cell table:style-name="Default" office:value-type="float" office:value="0.014355593160808" calcext:value-type="float">
            <text:p>0.014355593160808</text:p>
          </table:table-cell>
          <table:table-cell table:style-name="Default" office:value-type="float" office:value="0.943490484917612" calcext:value-type="float">
            <text:p>0.943490484917612</text:p>
          </table:table-cell>
          <table:table-cell table:style-name="Default" office:value-type="float" office:value="0.0136833091982401" calcext:value-type="float">
            <text:p>0.0136833091982401</text:p>
          </table:table-cell>
          <table:table-cell table:style-name="Default" office:value-type="float" office:value="0.943490484917612" calcext:value-type="float">
            <text:p>0.943490484917612</text:p>
          </table:table-cell>
          <table:table-cell table:style-name="Default" office:value-type="float" office:value="0.0136833091982401" calcext:value-type="float">
            <text:p>0.0136833091982401</text:p>
          </table:table-cell>
          <table:table-cell table:style-name="Default" office:value-type="float" office:value="0.947526063382396" calcext:value-type="float">
            <text:p>0.947526063382396</text:p>
          </table:table-cell>
          <table:table-cell table:style-name="Default" office:value-type="float" office:value="0.014355593160808" calcext:value-type="float">
            <text:p>0.014355593160808</text:p>
          </table:table-cell>
          <table:table-cell table:style-name="Default" office:value-type="float" office:value="0.943490484917612" calcext:value-type="float">
            <text:p>0.943490484917612</text:p>
          </table:table-cell>
          <table:table-cell table:style-name="Default" office:value-type="float" office:value="0.0136833091982401" calcext:value-type="float">
            <text:p>0.0136833091982401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993"/>
        </table:table-row>
        <table:table-row table:style-name="ro2">
          <table:table-cell table:number-columns-repeated="26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993"/>
        </table:table-row>
        <table:table-row table:style-name="ro1">
          <table:table-cell table:style-name="ce1" office:value-type="string" calcext:value-type="string" table:number-columns-spanned="25" table:number-rows-spanned="1">
            <text:p>VOWEL</text:p>
          </table:table-cell>
          <table:covered-table-cell table:number-columns-repeated="23" table:style-name="ce2"/>
          <table:covered-table-cell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993"/>
        </table:table-row>
        <table:table-row table:style-name="ro1">
          <table:table-cell table:style-name="ce1"/>
          <table:table-cell table:style-name="ce4" office:value-type="string" calcext:value-type="string" table:number-columns-spanned="6" table:number-rows-spanned="1">
            <text:p>MO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SO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ANOVA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RFE</text:p>
          </table:table-cell>
          <table:covered-table-cell table:style-name="ce4"/>
          <table:covered-table-cell table:number-columns-repeated="3" table:style-name="ce2"/>
          <table:covered-table-cell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993"/>
        </table:table-row>
        <table:table-row table:style-name="ro2">
          <table:table-cell table:style-name="ce2" office:value-type="string" calcext:value-type="string">
            <text:p>Num. Ftr.</text:p>
          </table:table-cell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993"/>
        </table:table-row>
        <table:table-row table:style-name="ro2"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99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Default" office:value-type="float" office:value="0.653909366836623" calcext:value-type="float">
            <text:p>0.653909366836623</text:p>
          </table:table-cell>
          <table:table-cell table:style-name="Default" office:value-type="float" office:value="0.0345129425165162" calcext:value-type="float">
            <text:p>0.0345129425165162</text:p>
          </table:table-cell>
          <table:table-cell table:style-name="Default" office:value-type="float" office:value="0.679294280922704" calcext:value-type="float">
            <text:p>0.679294280922704</text:p>
          </table:table-cell>
          <table:table-cell table:style-name="Default" office:value-type="float" office:value="0.0316472295163209" calcext:value-type="float">
            <text:p>0.0316472295163209</text:p>
          </table:table-cell>
          <table:table-cell table:style-name="Default" office:value-type="float" office:value="0.653909366836623" calcext:value-type="float">
            <text:p>0.653909366836623</text:p>
          </table:table-cell>
          <table:table-cell table:style-name="Default" office:value-type="float" office:value="0.0345129425165162" calcext:value-type="float">
            <text:p>0.0345129425165162</text:p>
          </table:table-cell>
          <table:table-cell table:style-name="Default" office:value-type="float" office:value="0.652118204687239" calcext:value-type="float">
            <text:p>0.652118204687239</text:p>
          </table:table-cell>
          <table:table-cell table:style-name="Default" office:value-type="float" office:value="0.0218026856969223" calcext:value-type="float">
            <text:p>0.0218026856969223</text:p>
          </table:table-cell>
          <table:table-cell table:style-name="Default" office:value-type="float" office:value="0.703166240009377" calcext:value-type="float">
            <text:p>0.703166240009377</text:p>
          </table:table-cell>
          <table:table-cell table:style-name="Default" office:value-type="float" office:value="0.0219476281015025" calcext:value-type="float">
            <text:p>0.0219476281015025</text:p>
          </table:table-cell>
          <table:table-cell table:style-name="Default" office:value-type="float" office:value="0.652118204687239" calcext:value-type="float">
            <text:p>0.652118204687239</text:p>
          </table:table-cell>
          <table:table-cell table:style-name="Default" office:value-type="float" office:value="0.0218026856969223" calcext:value-type="float">
            <text:p>0.0218026856969223</text:p>
          </table:table-cell>
          <table:table-cell table:style-name="Default" office:value-type="float" office:value="0.636898798140485" calcext:value-type="float">
            <text:p>0.636898798140485</text:p>
          </table:table-cell>
          <table:table-cell table:style-name="Default" office:value-type="float" office:value="0.0251692761621003" calcext:value-type="float">
            <text:p>0.0251692761621003</text:p>
          </table:table-cell>
          <table:table-cell table:style-name="Default" office:value-type="float" office:value="0.666174822648124" calcext:value-type="float">
            <text:p>0.666174822648124</text:p>
          </table:table-cell>
          <table:table-cell table:style-name="Default" office:value-type="float" office:value="0.0298098134870057" calcext:value-type="float">
            <text:p>0.0298098134870057</text:p>
          </table:table-cell>
          <table:table-cell table:style-name="Default" office:value-type="float" office:value="0.636898798140485" calcext:value-type="float">
            <text:p>0.636898798140485</text:p>
          </table:table-cell>
          <table:table-cell table:style-name="Default" office:value-type="float" office:value="0.0251692761621003" calcext:value-type="float">
            <text:p>0.0251692761621003</text:p>
          </table:table-cell>
          <table:table-cell table:style-name="Default" office:value-type="float" office:value="0.6372010380812" calcext:value-type="float">
            <text:p>0.6372010380812</text:p>
          </table:table-cell>
          <table:table-cell table:style-name="Default" office:value-type="float" office:value="0.0245534279774769" calcext:value-type="float">
            <text:p>0.0245534279774769</text:p>
          </table:table-cell>
          <table:table-cell table:style-name="Default" office:value-type="float" office:value="0.675172246363887" calcext:value-type="float">
            <text:p>0.675172246363887</text:p>
          </table:table-cell>
          <table:table-cell table:style-name="Default" office:value-type="float" office:value="0.0263691986295348" calcext:value-type="float">
            <text:p>0.0263691986295348</text:p>
          </table:table-cell>
          <table:table-cell table:style-name="Default" office:value-type="float" office:value="0.6372010380812" calcext:value-type="float">
            <text:p>0.6372010380812</text:p>
          </table:table-cell>
          <table:table-cell table:style-name="Default" office:value-type="float" office:value="0.0245534279774769" calcext:value-type="float">
            <text:p>0.0245534279774769</text:p>
          </table:table-cell>
          <table:table-cell/>
          <table:table-cell table:style-name="ce18" table:formula="of:=[.T73]&gt;[.N73]" office:value-type="boolean" office:boolean-value="true" calcext:value-type="boolean">
            <text:p>TRUE</text:p>
          </table:table-cell>
          <table:table-cell/>
          <table:table-cell table:style-name="ce18" table:formula="of:=[.T73]&gt;[.T73]" office:value-type="boolean" office:boolean-value="false" calcext:value-type="boolean">
            <text:p>FALSE</text:p>
          </table:table-cell>
          <table:table-cell/>
          <table:table-cell table:style-name="ce18" table:formula="of:=[.T73]&gt;[.H73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float" office:value="0.729367852992622" calcext:value-type="float">
            <text:p>0.729367852992622</text:p>
          </table:table-cell>
          <table:table-cell table:style-name="Default" office:value-type="float" office:value="0.0389102008330127" calcext:value-type="float">
            <text:p>0.0389102008330127</text:p>
          </table:table-cell>
          <table:table-cell table:style-name="Default" office:value-type="float" office:value="0.757070281554697" calcext:value-type="float">
            <text:p>0.757070281554697</text:p>
          </table:table-cell>
          <table:table-cell table:style-name="Default" office:value-type="float" office:value="0.0352611037111664" calcext:value-type="float">
            <text:p>0.0352611037111664</text:p>
          </table:table-cell>
          <table:table-cell table:style-name="Default" office:value-type="float" office:value="0.729367852992622" calcext:value-type="float">
            <text:p>0.729367852992622</text:p>
          </table:table-cell>
          <table:table-cell table:style-name="Default" office:value-type="float" office:value="0.0389102008330127" calcext:value-type="float">
            <text:p>0.0389102008330127</text:p>
          </table:table-cell>
          <table:table-cell table:style-name="Default" office:value-type="float" office:value="0.722390478797744" calcext:value-type="float">
            <text:p>0.722390478797744</text:p>
          </table:table-cell>
          <table:table-cell table:style-name="Default" office:value-type="float" office:value="0.0338222961038678" calcext:value-type="float">
            <text:p>0.0338222961038678</text:p>
          </table:table-cell>
          <table:table-cell table:style-name="Default" office:value-type="float" office:value="0.760597733276103" calcext:value-type="float">
            <text:p>0.760597733276103</text:p>
          </table:table-cell>
          <table:table-cell table:style-name="Default" office:value-type="float" office:value="0.0331425002228204" calcext:value-type="float">
            <text:p>0.0331425002228204</text:p>
          </table:table-cell>
          <table:table-cell table:style-name="Default" office:value-type="float" office:value="0.722390478797744" calcext:value-type="float">
            <text:p>0.722390478797744</text:p>
          </table:table-cell>
          <table:table-cell table:style-name="Default" office:value-type="float" office:value="0.0338222961038678" calcext:value-type="float">
            <text:p>0.0338222961038678</text:p>
          </table:table-cell>
          <table:table-cell table:style-name="Default" office:value-type="float" office:value="0.728075421920418" calcext:value-type="float">
            <text:p>0.728075421920418</text:p>
          </table:table-cell>
          <table:table-cell table:style-name="Default" office:value-type="float" office:value="0.0317913373895589" calcext:value-type="float">
            <text:p>0.0317913373895589</text:p>
          </table:table-cell>
          <table:table-cell table:style-name="Default" office:value-type="float" office:value="0.769120939661881" calcext:value-type="float">
            <text:p>0.769120939661881</text:p>
          </table:table-cell>
          <table:table-cell table:style-name="Default" office:value-type="float" office:value="0.034432284926224" calcext:value-type="float">
            <text:p>0.034432284926224</text:p>
          </table:table-cell>
          <table:table-cell table:style-name="Default" office:value-type="float" office:value="0.728075421920418" calcext:value-type="float">
            <text:p>0.728075421920418</text:p>
          </table:table-cell>
          <table:table-cell table:style-name="Default" office:value-type="float" office:value="0.0317913373895589" calcext:value-type="float">
            <text:p>0.0317913373895589</text:p>
          </table:table-cell>
          <table:table-cell table:style-name="Default" office:value-type="float" office:value="0.723011991154634" calcext:value-type="float">
            <text:p>0.723011991154634</text:p>
          </table:table-cell>
          <table:table-cell table:style-name="Default" office:value-type="float" office:value="0.0235952558191309" calcext:value-type="float">
            <text:p>0.0235952558191309</text:p>
          </table:table-cell>
          <table:table-cell table:style-name="Default" office:value-type="float" office:value="0.758307937491458" calcext:value-type="float">
            <text:p>0.758307937491458</text:p>
          </table:table-cell>
          <table:table-cell table:style-name="Default" office:value-type="float" office:value="0.0233060028382844" calcext:value-type="float">
            <text:p>0.0233060028382844</text:p>
          </table:table-cell>
          <table:table-cell table:style-name="Default" office:value-type="float" office:value="0.723011991154634" calcext:value-type="float">
            <text:p>0.723011991154634</text:p>
          </table:table-cell>
          <table:table-cell table:style-name="Default" office:value-type="float" office:value="0.0235952558191309" calcext:value-type="float">
            <text:p>0.0235952558191309</text:p>
          </table:table-cell>
          <table:table-cell/>
          <table:table-cell table:style-name="ce18" table:formula="of:=[.T74]&gt;[.N74]" office:value-type="boolean" office:boolean-value="false" calcext:value-type="boolean">
            <text:p>FALSE</text:p>
          </table:table-cell>
          <table:table-cell/>
          <table:table-cell table:style-name="ce18" table:formula="of:=[.T74]&gt;[.T74]" office:value-type="boolean" office:boolean-value="false" calcext:value-type="boolean">
            <text:p>FALSE</text:p>
          </table:table-cell>
          <table:table-cell/>
          <table:table-cell table:style-name="ce18" table:formula="of:=[.T74]&gt;[.H74]" office:value-type="boolean" office:boolean-value="true" calcext:value-type="boolean">
            <text:p>TRUE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98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Default" office:value-type="float" office:value="0.736554843579595" calcext:value-type="float">
            <text:p>0.736554843579595</text:p>
          </table:table-cell>
          <table:table-cell table:style-name="Default" office:value-type="float" office:value="0.0423676243845663" calcext:value-type="float">
            <text:p>0.0423676243845663</text:p>
          </table:table-cell>
          <table:table-cell table:style-name="Default" office:value-type="float" office:value="0.766515113138055" calcext:value-type="float">
            <text:p>0.766515113138055</text:p>
          </table:table-cell>
          <table:table-cell table:style-name="Default" office:value-type="float" office:value="0.0354821264293655" calcext:value-type="float">
            <text:p>0.0354821264293655</text:p>
          </table:table-cell>
          <table:table-cell table:style-name="Default" office:value-type="float" office:value="0.736554843579595" calcext:value-type="float">
            <text:p>0.736554843579595</text:p>
          </table:table-cell>
          <table:table-cell table:style-name="Default" office:value-type="float" office:value="0.0423676243845663" calcext:value-type="float">
            <text:p>0.0423676243845663</text:p>
          </table:table-cell>
          <table:table-cell table:style-name="Default" office:value-type="float" office:value="0.741633154303018" calcext:value-type="float">
            <text:p>0.741633154303018</text:p>
          </table:table-cell>
          <table:table-cell table:style-name="Default" office:value-type="float" office:value="0.0277221309911854" calcext:value-type="float">
            <text:p>0.0277221309911854</text:p>
          </table:table-cell>
          <table:table-cell table:style-name="Default" office:value-type="float" office:value="0.777121196545686" calcext:value-type="float">
            <text:p>0.777121196545686</text:p>
          </table:table-cell>
          <table:table-cell table:style-name="Default" office:value-type="float" office:value="0.0262624226534763" calcext:value-type="float">
            <text:p>0.0262624226534763</text:p>
          </table:table-cell>
          <table:table-cell table:style-name="Default" office:value-type="float" office:value="0.741633154303018" calcext:value-type="float">
            <text:p>0.741633154303018</text:p>
          </table:table-cell>
          <table:table-cell table:style-name="Default" office:value-type="float" office:value="0.0277221309911854" calcext:value-type="float">
            <text:p>0.0277221309911854</text:p>
          </table:table-cell>
          <table:table-cell table:style-name="Default" office:value-type="float" office:value="0.73746308122079" calcext:value-type="float">
            <text:p>0.73746308122079</text:p>
          </table:table-cell>
          <table:table-cell table:style-name="Default" office:value-type="float" office:value="0.0433031246144358" calcext:value-type="float">
            <text:p>0.0433031246144358</text:p>
          </table:table-cell>
          <table:table-cell table:style-name="Default" office:value-type="float" office:value="0.77045741369836" calcext:value-type="float">
            <text:p>0.77045741369836</text:p>
          </table:table-cell>
          <table:table-cell table:style-name="Default" office:value-type="float" office:value="0.038148377277105" calcext:value-type="float">
            <text:p>0.038148377277105</text:p>
          </table:table-cell>
          <table:table-cell table:style-name="Default" office:value-type="float" office:value="0.73746308122079" calcext:value-type="float">
            <text:p>0.73746308122079</text:p>
          </table:table-cell>
          <table:table-cell table:style-name="Default" office:value-type="float" office:value="0.0433031246144358" calcext:value-type="float">
            <text:p>0.0433031246144358</text:p>
          </table:table-cell>
          <table:table-cell table:style-name="Default" office:value-type="float" office:value="0.748347894210108" calcext:value-type="float">
            <text:p>0.748347894210108</text:p>
          </table:table-cell>
          <table:table-cell table:style-name="Default" office:value-type="float" office:value="0.0240558789338085" calcext:value-type="float">
            <text:p>0.0240558789338085</text:p>
          </table:table-cell>
          <table:table-cell table:style-name="Default" office:value-type="float" office:value="0.778035729966648" calcext:value-type="float">
            <text:p>0.778035729966648</text:p>
          </table:table-cell>
          <table:table-cell table:style-name="Default" office:value-type="float" office:value="0.0215211168631088" calcext:value-type="float">
            <text:p>0.0215211168631088</text:p>
          </table:table-cell>
          <table:table-cell table:style-name="Default" office:value-type="float" office:value="0.748347894210108" calcext:value-type="float">
            <text:p>0.748347894210108</text:p>
          </table:table-cell>
          <table:table-cell table:style-name="Default" office:value-type="float" office:value="0.0240558789338085" calcext:value-type="float">
            <text:p>0.0240558789338085</text:p>
          </table:table-cell>
          <table:table-cell/>
          <table:table-cell table:style-name="ce18" table:formula="of:=[.T75]&gt;[.N75]" office:value-type="boolean" office:boolean-value="true" calcext:value-type="boolean">
            <text:p>TRUE</text:p>
          </table:table-cell>
          <table:table-cell/>
          <table:table-cell table:style-name="ce18" table:formula="of:=[.T75]&gt;[.T75]" office:value-type="boolean" office:boolean-value="false" calcext:value-type="boolean">
            <text:p>FALSE</text:p>
          </table:table-cell>
          <table:table-cell/>
          <table:table-cell table:style-name="ce18" table:formula="of:=[.T75]&gt;[.H75]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Default" office:value-type="float" office:value="0.763581178262501" calcext:value-type="float">
            <text:p>0.763581178262501</text:p>
          </table:table-cell>
          <table:table-cell table:style-name="Default" office:value-type="float" office:value="0.0343413981966915" calcext:value-type="float">
            <text:p>0.0343413981966915</text:p>
          </table:table-cell>
          <table:table-cell table:style-name="Default" office:value-type="float" office:value="0.793460491472977" calcext:value-type="float">
            <text:p>0.793460491472977</text:p>
          </table:table-cell>
          <table:table-cell table:style-name="Default" office:value-type="float" office:value="0.0296475365177082" calcext:value-type="float">
            <text:p>0.0296475365177082</text:p>
          </table:table-cell>
          <table:table-cell table:style-name="Default" office:value-type="float" office:value="0.763581178262501" calcext:value-type="float">
            <text:p>0.763581178262501</text:p>
          </table:table-cell>
          <table:table-cell table:style-name="Default" office:value-type="float" office:value="0.0343413981966915" calcext:value-type="float">
            <text:p>0.0343413981966915</text:p>
          </table:table-cell>
          <table:table-cell table:style-name="Default" office:value-type="float" office:value="0.758078766974759" calcext:value-type="float">
            <text:p>0.758078766974759</text:p>
          </table:table-cell>
          <table:table-cell table:style-name="Default" office:value-type="float" office:value="0.0285766394662742" calcext:value-type="float">
            <text:p>0.0285766394662742</text:p>
          </table:table-cell>
          <table:table-cell table:style-name="Default" office:value-type="float" office:value="0.790007440967044" calcext:value-type="float">
            <text:p>0.790007440967044</text:p>
          </table:table-cell>
          <table:table-cell table:style-name="Default" office:value-type="float" office:value="0.0308560503489041" calcext:value-type="float">
            <text:p>0.0308560503489041</text:p>
          </table:table-cell>
          <table:table-cell table:style-name="Default" office:value-type="float" office:value="0.758078766974759" calcext:value-type="float">
            <text:p>0.758078766974759</text:p>
          </table:table-cell>
          <table:table-cell table:style-name="Default" office:value-type="float" office:value="0.0285766394662742" calcext:value-type="float">
            <text:p>0.0285766394662742</text:p>
          </table:table-cell>
          <table:table-cell table:style-name="Default" office:value-type="float" office:value="0.779391558829028" calcext:value-type="float">
            <text:p>0.779391558829028</text:p>
          </table:table-cell>
          <table:table-cell table:style-name="Default" office:value-type="float" office:value="0.0196519670572089" calcext:value-type="float">
            <text:p>0.0196519670572089</text:p>
          </table:table-cell>
          <table:table-cell table:style-name="Default" office:value-type="float" office:value="0.808451578279559" calcext:value-type="float">
            <text:p>0.808451578279559</text:p>
          </table:table-cell>
          <table:table-cell table:style-name="Default" office:value-type="float" office:value="0.0229951816431898" calcext:value-type="float">
            <text:p>0.0229951816431898</text:p>
          </table:table-cell>
          <table:table-cell table:style-name="Default" office:value-type="float" office:value="0.779391558829028" calcext:value-type="float">
            <text:p>0.779391558829028</text:p>
          </table:table-cell>
          <table:table-cell table:style-name="Default" office:value-type="float" office:value="0.0196519670572089" calcext:value-type="float">
            <text:p>0.0196519670572089</text:p>
          </table:table-cell>
          <table:table-cell table:style-name="Default" office:value-type="float" office:value="0.764665555750842" calcext:value-type="float">
            <text:p>0.764665555750842</text:p>
          </table:table-cell>
          <table:table-cell table:style-name="Default" office:value-type="float" office:value="0.0163295496973817" calcext:value-type="float">
            <text:p>0.0163295496973817</text:p>
          </table:table-cell>
          <table:table-cell table:style-name="Default" office:value-type="float" office:value="0.79336104393106" calcext:value-type="float">
            <text:p>0.79336104393106</text:p>
          </table:table-cell>
          <table:table-cell table:style-name="Default" office:value-type="float" office:value="0.0185811272264893" calcext:value-type="float">
            <text:p>0.0185811272264893</text:p>
          </table:table-cell>
          <table:table-cell table:style-name="Default" office:value-type="float" office:value="0.764665555750842" calcext:value-type="float">
            <text:p>0.764665555750842</text:p>
          </table:table-cell>
          <table:table-cell table:style-name="Default" office:value-type="float" office:value="0.0163295496973817" calcext:value-type="float">
            <text:p>0.0163295496973817</text:p>
          </table:table-cell>
          <table:table-cell/>
          <table:table-cell table:style-name="ce18" table:formula="of:=[.T76]&gt;[.N76]" office:value-type="boolean" office:boolean-value="false" calcext:value-type="boolean">
            <text:p>FALSE</text:p>
          </table:table-cell>
          <table:table-cell/>
          <table:table-cell table:style-name="ce18" table:formula="of:=[.T76]&gt;[.T76]" office:value-type="boolean" office:boolean-value="false" calcext:value-type="boolean">
            <text:p>FALSE</text:p>
          </table:table-cell>
          <table:table-cell/>
          <table:table-cell table:style-name="ce18" table:formula="of:=[.T76]&gt;[.H76]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Default" office:value-type="float" office:value="0.779397351697946" calcext:value-type="float">
            <text:p>0.779397351697946</text:p>
          </table:table-cell>
          <table:table-cell table:style-name="Default" office:value-type="float" office:value="0.0362597523863128" calcext:value-type="float">
            <text:p>0.0362597523863128</text:p>
          </table:table-cell>
          <table:table-cell table:style-name="Default" office:value-type="float" office:value="0.805389652454781" calcext:value-type="float">
            <text:p>0.805389652454781</text:p>
          </table:table-cell>
          <table:table-cell table:style-name="Default" office:value-type="float" office:value="0.0288432980645171" calcext:value-type="float">
            <text:p>0.0288432980645171</text:p>
          </table:table-cell>
          <table:table-cell table:style-name="Default" office:value-type="float" office:value="0.779397351697946" calcext:value-type="float">
            <text:p>0.779397351697946</text:p>
          </table:table-cell>
          <table:table-cell table:style-name="Default" office:value-type="float" office:value="0.0362597523863128" calcext:value-type="float">
            <text:p>0.0362597523863128</text:p>
          </table:table-cell>
          <table:table-cell table:style-name="Default" office:value-type="float" office:value="0.777793622361605" calcext:value-type="float">
            <text:p>0.777793622361605</text:p>
          </table:table-cell>
          <table:table-cell table:style-name="Default" office:value-type="float" office:value="0.0264719397281266" calcext:value-type="float">
            <text:p>0.0264719397281266</text:p>
          </table:table-cell>
          <table:table-cell table:style-name="Default" office:value-type="float" office:value="0.810950530978876" calcext:value-type="float">
            <text:p>0.810950530978876</text:p>
          </table:table-cell>
          <table:table-cell table:style-name="Default" office:value-type="float" office:value="0.0255262918014335" calcext:value-type="float">
            <text:p>0.0255262918014335</text:p>
          </table:table-cell>
          <table:table-cell table:style-name="Default" office:value-type="float" office:value="0.777793622361605" calcext:value-type="float">
            <text:p>0.777793622361605</text:p>
          </table:table-cell>
          <table:table-cell table:style-name="Default" office:value-type="float" office:value="0.0264719397281266" calcext:value-type="float">
            <text:p>0.0264719397281266</text:p>
          </table:table-cell>
          <table:table-cell table:style-name="Default" office:value-type="float" office:value="0.772775709207652" calcext:value-type="float">
            <text:p>0.772775709207652</text:p>
          </table:table-cell>
          <table:table-cell table:style-name="Default" office:value-type="float" office:value="0.0341823764488823" calcext:value-type="float">
            <text:p>0.0341823764488823</text:p>
          </table:table-cell>
          <table:table-cell table:style-name="Default" office:value-type="float" office:value="0.800714873535343" calcext:value-type="float">
            <text:p>0.800714873535343</text:p>
          </table:table-cell>
          <table:table-cell table:style-name="Default" office:value-type="float" office:value="0.0317241471287525" calcext:value-type="float">
            <text:p>0.0317241471287525</text:p>
          </table:table-cell>
          <table:table-cell table:style-name="Default" office:value-type="float" office:value="0.772775709207652" calcext:value-type="float">
            <text:p>0.772775709207652</text:p>
          </table:table-cell>
          <table:table-cell table:style-name="Default" office:value-type="float" office:value="0.0341823764488823" calcext:value-type="float">
            <text:p>0.0341823764488823</text:p>
          </table:table-cell>
          <table:table-cell table:style-name="Default" office:value-type="float" office:value="0.775994051763801" calcext:value-type="float">
            <text:p>0.775994051763801</text:p>
          </table:table-cell>
          <table:table-cell table:style-name="Default" office:value-type="float" office:value="0.0263680959315395" calcext:value-type="float">
            <text:p>0.0263680959315395</text:p>
          </table:table-cell>
          <table:table-cell table:style-name="Default" office:value-type="float" office:value="0.80960340270746" calcext:value-type="float">
            <text:p>0.80960340270746</text:p>
          </table:table-cell>
          <table:table-cell table:style-name="Default" office:value-type="float" office:value="0.021092050746573" calcext:value-type="float">
            <text:p>0.021092050746573</text:p>
          </table:table-cell>
          <table:table-cell table:style-name="Default" office:value-type="float" office:value="0.775994051763801" calcext:value-type="float">
            <text:p>0.775994051763801</text:p>
          </table:table-cell>
          <table:table-cell table:style-name="Default" office:value-type="float" office:value="0.0263680959315395" calcext:value-type="float">
            <text:p>0.0263680959315395</text:p>
          </table:table-cell>
          <table:table-cell/>
          <table:table-cell table:style-name="ce18" table:formula="of:=[.T77]&gt;[.N77]" office:value-type="boolean" office:boolean-value="true" calcext:value-type="boolean">
            <text:p>TRUE</text:p>
          </table:table-cell>
          <table:table-cell/>
          <table:table-cell table:style-name="ce18" table:formula="of:=[.T77]&gt;[.T77]" office:value-type="boolean" office:boolean-value="false" calcext:value-type="boolean">
            <text:p>FALSE</text:p>
          </table:table-cell>
          <table:table-cell/>
          <table:table-cell table:style-name="ce18" table:formula="of:=[.T77]&gt;[.H77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Default" office:value-type="float" office:value="0.778153462691496" calcext:value-type="float">
            <text:p>0.778153462691496</text:p>
          </table:table-cell>
          <table:table-cell table:style-name="Default" office:value-type="float" office:value="0.0385323697210396" calcext:value-type="float">
            <text:p>0.0385323697210396</text:p>
          </table:table-cell>
          <table:table-cell table:style-name="Default" office:value-type="float" office:value="0.802591852420217" calcext:value-type="float">
            <text:p>0.802591852420217</text:p>
          </table:table-cell>
          <table:table-cell table:style-name="Default" office:value-type="float" office:value="0.0357555697170892" calcext:value-type="float">
            <text:p>0.0357555697170892</text:p>
          </table:table-cell>
          <table:table-cell table:style-name="Default" office:value-type="float" office:value="0.778153462691496" calcext:value-type="float">
            <text:p>0.778153462691496</text:p>
          </table:table-cell>
          <table:table-cell table:style-name="Default" office:value-type="float" office:value="0.0385323697210396" calcext:value-type="float">
            <text:p>0.0385323697210396</text:p>
          </table:table-cell>
          <table:table-cell table:style-name="Default" office:value-type="float" office:value="0.783475394849306" calcext:value-type="float">
            <text:p>0.783475394849306</text:p>
          </table:table-cell>
          <table:table-cell table:style-name="Default" office:value-type="float" office:value="0.0250655482826936" calcext:value-type="float">
            <text:p>0.0250655482826936</text:p>
          </table:table-cell>
          <table:table-cell table:style-name="Default" office:value-type="float" office:value="0.819735978283736" calcext:value-type="float">
            <text:p>0.819735978283736</text:p>
          </table:table-cell>
          <table:table-cell table:style-name="Default" office:value-type="float" office:value="0.0279459662144731" calcext:value-type="float">
            <text:p>0.0279459662144731</text:p>
          </table:table-cell>
          <table:table-cell table:style-name="Default" office:value-type="float" office:value="0.783475394849306" calcext:value-type="float">
            <text:p>0.783475394849306</text:p>
          </table:table-cell>
          <table:table-cell table:style-name="Default" office:value-type="float" office:value="0.0250655482826936" calcext:value-type="float">
            <text:p>0.0250655482826936</text:p>
          </table:table-cell>
          <table:table-cell table:style-name="Default" office:value-type="float" office:value="0.794245357786958" calcext:value-type="float">
            <text:p>0.794245357786958</text:p>
          </table:table-cell>
          <table:table-cell table:style-name="Default" office:value-type="float" office:value="0.0274312332583552" calcext:value-type="float">
            <text:p>0.0274312332583552</text:p>
          </table:table-cell>
          <table:table-cell table:style-name="Default" office:value-type="float" office:value="0.826534549174709" calcext:value-type="float">
            <text:p>0.826534549174709</text:p>
          </table:table-cell>
          <table:table-cell table:style-name="Default" office:value-type="float" office:value="0.026600625907104" calcext:value-type="float">
            <text:p>0.026600625907104</text:p>
          </table:table-cell>
          <table:table-cell table:style-name="Default" office:value-type="float" office:value="0.794245357786958" calcext:value-type="float">
            <text:p>0.794245357786958</text:p>
          </table:table-cell>
          <table:table-cell table:style-name="Default" office:value-type="float" office:value="0.0274312332583552" calcext:value-type="float">
            <text:p>0.0274312332583552</text:p>
          </table:table-cell>
          <table:table-cell table:style-name="Default" office:value-type="float" office:value="0.784753201288357" calcext:value-type="float">
            <text:p>0.784753201288357</text:p>
          </table:table-cell>
          <table:table-cell table:style-name="Default" office:value-type="float" office:value="0.0287828794270559" calcext:value-type="float">
            <text:p>0.0287828794270559</text:p>
          </table:table-cell>
          <table:table-cell table:style-name="Default" office:value-type="float" office:value="0.810003048100513" calcext:value-type="float">
            <text:p>0.810003048100513</text:p>
          </table:table-cell>
          <table:table-cell table:style-name="Default" office:value-type="float" office:value="0.0296607771253135" calcext:value-type="float">
            <text:p>0.0296607771253135</text:p>
          </table:table-cell>
          <table:table-cell table:style-name="Default" office:value-type="float" office:value="0.784753201288357" calcext:value-type="float">
            <text:p>0.784753201288357</text:p>
          </table:table-cell>
          <table:table-cell table:style-name="Default" office:value-type="float" office:value="0.0287828794270559" calcext:value-type="float">
            <text:p>0.0287828794270559</text:p>
          </table:table-cell>
          <table:table-cell/>
          <table:table-cell table:style-name="ce18" table:formula="of:=[.T78]&gt;[.N78]" office:value-type="boolean" office:boolean-value="false" calcext:value-type="boolean">
            <text:p>FALSE</text:p>
          </table:table-cell>
          <table:table-cell/>
          <table:table-cell table:style-name="ce18" table:formula="of:=[.T78]&gt;[.T78]" office:value-type="boolean" office:boolean-value="false" calcext:value-type="boolean">
            <text:p>FALSE</text:p>
          </table:table-cell>
          <table:table-cell/>
          <table:table-cell table:style-name="ce18" table:formula="of:=[.T78]&gt;[.H78]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6" office:value-type="float" office:value="0.790247649074068" calcext:value-type="float">
            <text:p>0.790247649074068</text:p>
          </table:table-cell>
          <table:table-cell table:style-name="ce16" office:value-type="float" office:value="0.0374983359626604" calcext:value-type="float">
            <text:p>0.0374983359626604</text:p>
          </table:table-cell>
          <table:table-cell table:style-name="ce16" office:value-type="float" office:value="0.815529264756917" calcext:value-type="float">
            <text:p>0.815529264756917</text:p>
          </table:table-cell>
          <table:table-cell table:style-name="ce16" office:value-type="float" office:value="0.0300567230641826" calcext:value-type="float">
            <text:p>0.0300567230641826</text:p>
          </table:table-cell>
          <table:table-cell table:style-name="ce16" office:value-type="float" office:value="0.790247649074068" calcext:value-type="float">
            <text:p>0.790247649074068</text:p>
          </table:table-cell>
          <table:table-cell table:style-name="ce16" office:value-type="float" office:value="0.0374983359626604" calcext:value-type="float">
            <text:p>0.0374983359626604</text:p>
          </table:table-cell>
          <table:table-cell table:style-name="Default" office:value-type="float" office:value="0.795126228957806" calcext:value-type="float">
            <text:p>0.795126228957806</text:p>
          </table:table-cell>
          <table:table-cell table:style-name="Default" office:value-type="float" office:value="0.0192640444963086" calcext:value-type="float">
            <text:p>0.0192640444963086</text:p>
          </table:table-cell>
          <table:table-cell table:style-name="Default" office:value-type="float" office:value="0.825098836063433" calcext:value-type="float">
            <text:p>0.825098836063433</text:p>
          </table:table-cell>
          <table:table-cell table:style-name="Default" office:value-type="float" office:value="0.0211181134974896" calcext:value-type="float">
            <text:p>0.0211181134974896</text:p>
          </table:table-cell>
          <table:table-cell table:style-name="Default" office:value-type="float" office:value="0.795126228957806" calcext:value-type="float">
            <text:p>0.795126228957806</text:p>
          </table:table-cell>
          <table:table-cell table:style-name="Default" office:value-type="float" office:value="0.0192640444963086" calcext:value-type="float">
            <text:p>0.0192640444963086</text:p>
          </table:table-cell>
          <table:table-cell table:style-name="Default" office:value-type="float" office:value="0.785552796681247" calcext:value-type="float">
            <text:p>0.785552796681247</text:p>
          </table:table-cell>
          <table:table-cell table:style-name="Default" office:value-type="float" office:value="0.0171319260452512" calcext:value-type="float">
            <text:p>0.0171319260452512</text:p>
          </table:table-cell>
          <table:table-cell table:style-name="Default" office:value-type="float" office:value="0.818745008017825" calcext:value-type="float">
            <text:p>0.818745008017825</text:p>
          </table:table-cell>
          <table:table-cell table:style-name="Default" office:value-type="float" office:value="0.0197378647602974" calcext:value-type="float">
            <text:p>0.0197378647602974</text:p>
          </table:table-cell>
          <table:table-cell table:style-name="Default" office:value-type="float" office:value="0.785552796681247" calcext:value-type="float">
            <text:p>0.785552796681247</text:p>
          </table:table-cell>
          <table:table-cell table:style-name="Default" office:value-type="float" office:value="0.0171319260452512" calcext:value-type="float">
            <text:p>0.0171319260452512</text:p>
          </table:table-cell>
          <table:table-cell table:style-name="Default" office:value-type="float" office:value="0.794374410127264" calcext:value-type="float">
            <text:p>0.794374410127264</text:p>
          </table:table-cell>
          <table:table-cell table:style-name="Default" office:value-type="float" office:value="0.0192537481877889" calcext:value-type="float">
            <text:p>0.0192537481877889</text:p>
          </table:table-cell>
          <table:table-cell table:style-name="Default" office:value-type="float" office:value="0.820728624307389" calcext:value-type="float">
            <text:p>0.820728624307389</text:p>
          </table:table-cell>
          <table:table-cell table:style-name="Default" office:value-type="float" office:value="0.0209347883231036" calcext:value-type="float">
            <text:p>0.0209347883231036</text:p>
          </table:table-cell>
          <table:table-cell table:style-name="Default" office:value-type="float" office:value="0.794374410127264" calcext:value-type="float">
            <text:p>0.794374410127264</text:p>
          </table:table-cell>
          <table:table-cell table:style-name="Default" office:value-type="float" office:value="0.0192537481877889" calcext:value-type="float">
            <text:p>0.0192537481877889</text:p>
          </table:table-cell>
          <table:table-cell/>
          <table:table-cell table:style-name="ce18" table:formula="of:=[.T79]&gt;[.N79]" office:value-type="boolean" office:boolean-value="true" calcext:value-type="boolean">
            <text:p>TRUE</text:p>
          </table:table-cell>
          <table:table-cell/>
          <table:table-cell table:style-name="ce18" table:formula="of:=[.T79]&gt;[.T79]" office:value-type="boolean" office:boolean-value="false" calcext:value-type="boolean">
            <text:p>FALSE</text:p>
          </table:table-cell>
          <table:table-cell/>
          <table:table-cell table:style-name="ce18" table:formula="of:=[.T79]&gt;[.H79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Default" office:value-type="float" office:value="0.785411937612239" calcext:value-type="float">
            <text:p>0.785411937612239</text:p>
          </table:table-cell>
          <table:table-cell table:style-name="Default" office:value-type="float" office:value="0.0319296945142765" calcext:value-type="float">
            <text:p>0.0319296945142765</text:p>
          </table:table-cell>
          <table:table-cell table:style-name="Default" office:value-type="float" office:value="0.812374740661252" calcext:value-type="float">
            <text:p>0.812374740661252</text:p>
          </table:table-cell>
          <table:table-cell table:style-name="Default" office:value-type="float" office:value="0.0251474151896253" calcext:value-type="float">
            <text:p>0.0251474151896253</text:p>
          </table:table-cell>
          <table:table-cell table:style-name="Default" office:value-type="float" office:value="0.785411937612239" calcext:value-type="float">
            <text:p>0.785411937612239</text:p>
          </table:table-cell>
          <table:table-cell table:style-name="Default" office:value-type="float" office:value="0.0319296945142765" calcext:value-type="float">
            <text:p>0.0319296945142765</text:p>
          </table:table-cell>
          <table:table-cell table:style-name="Default" office:value-type="float" office:value="0.790974051187497" calcext:value-type="float">
            <text:p>0.790974051187497</text:p>
          </table:table-cell>
          <table:table-cell table:style-name="Default" office:value-type="float" office:value="0.018986895233521" calcext:value-type="float">
            <text:p>0.018986895233521</text:p>
          </table:table-cell>
          <table:table-cell table:style-name="Default" office:value-type="float" office:value="0.823999832812707" calcext:value-type="float">
            <text:p>0.823999832812707</text:p>
          </table:table-cell>
          <table:table-cell table:style-name="Default" office:value-type="float" office:value="0.0215868313839865" calcext:value-type="float">
            <text:p>0.0215868313839865</text:p>
          </table:table-cell>
          <table:table-cell table:style-name="Default" office:value-type="float" office:value="0.790974051187497" calcext:value-type="float">
            <text:p>0.790974051187497</text:p>
          </table:table-cell>
          <table:table-cell table:style-name="Default" office:value-type="float" office:value="0.018986895233521" calcext:value-type="float">
            <text:p>0.018986895233521</text:p>
          </table:table-cell>
          <table:table-cell table:style-name="Default" office:value-type="float" office:value="0.793126209261024" calcext:value-type="float">
            <text:p>0.793126209261024</text:p>
          </table:table-cell>
          <table:table-cell table:style-name="Default" office:value-type="float" office:value="0.0203169453614236" calcext:value-type="float">
            <text:p>0.0203169453614236</text:p>
          </table:table-cell>
          <table:table-cell table:style-name="Default" office:value-type="float" office:value="0.822056796982584" calcext:value-type="float">
            <text:p>0.822056796982584</text:p>
          </table:table-cell>
          <table:table-cell table:style-name="Default" office:value-type="float" office:value="0.0218613306828129" calcext:value-type="float">
            <text:p>0.0218613306828129</text:p>
          </table:table-cell>
          <table:table-cell table:style-name="Default" office:value-type="float" office:value="0.793126209261024" calcext:value-type="float">
            <text:p>0.793126209261024</text:p>
          </table:table-cell>
          <table:table-cell table:style-name="Default" office:value-type="float" office:value="0.0203169453614236" calcext:value-type="float">
            <text:p>0.0203169453614236</text:p>
          </table:table-cell>
          <table:table-cell table:style-name="Default" office:value-type="float" office:value="0.790573470651667" calcext:value-type="float">
            <text:p>0.790573470651667</text:p>
          </table:table-cell>
          <table:table-cell table:style-name="Default" office:value-type="float" office:value="0.0244765405218536" calcext:value-type="float">
            <text:p>0.0244765405218536</text:p>
          </table:table-cell>
          <table:table-cell table:style-name="Default" office:value-type="float" office:value="0.817539881677577" calcext:value-type="float">
            <text:p>0.817539881677577</text:p>
          </table:table-cell>
          <table:table-cell table:style-name="Default" office:value-type="float" office:value="0.0200305281292375" calcext:value-type="float">
            <text:p>0.0200305281292375</text:p>
          </table:table-cell>
          <table:table-cell table:style-name="Default" office:value-type="float" office:value="0.790573470651667" calcext:value-type="float">
            <text:p>0.790573470651667</text:p>
          </table:table-cell>
          <table:table-cell table:style-name="Default" office:value-type="float" office:value="0.0244765405218536" calcext:value-type="float">
            <text:p>0.0244765405218536</text:p>
          </table:table-cell>
          <table:table-cell/>
          <table:table-cell table:style-name="ce18" table:formula="of:=[.T80]&gt;[.N80]" office:value-type="boolean" office:boolean-value="false" calcext:value-type="boolean">
            <text:p>FALSE</text:p>
          </table:table-cell>
          <table:table-cell/>
          <table:table-cell table:style-name="ce18" table:formula="of:=[.T80]&gt;[.T80]" office:value-type="boolean" office:boolean-value="false" calcext:value-type="boolean">
            <text:p>FALSE</text:p>
          </table:table-cell>
          <table:table-cell/>
          <table:table-cell table:style-name="ce18" table:formula="of:=[.T80]&gt;[.H80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Default" office:value-type="float" office:value="0.788078243998823" calcext:value-type="float">
            <text:p>0.788078243998823</text:p>
          </table:table-cell>
          <table:table-cell table:style-name="Default" office:value-type="float" office:value="0.0285370163935119" calcext:value-type="float">
            <text:p>0.0285370163935119</text:p>
          </table:table-cell>
          <table:table-cell table:style-name="Default" office:value-type="float" office:value="0.812229046358857" calcext:value-type="float">
            <text:p>0.812229046358857</text:p>
          </table:table-cell>
          <table:table-cell table:style-name="Default" office:value-type="float" office:value="0.0288650064886204" calcext:value-type="float">
            <text:p>0.0288650064886204</text:p>
          </table:table-cell>
          <table:table-cell table:style-name="Default" office:value-type="float" office:value="0.788078243998823" calcext:value-type="float">
            <text:p>0.788078243998823</text:p>
          </table:table-cell>
          <table:table-cell table:style-name="Default" office:value-type="float" office:value="0.0285370163935119" calcext:value-type="float">
            <text:p>0.0285370163935119</text:p>
          </table:table-cell>
          <table:table-cell table:style-name="Default" office:value-type="float" office:value="0.793411421680977" calcext:value-type="float">
            <text:p>0.793411421680977</text:p>
          </table:table-cell>
          <table:table-cell table:style-name="Default" office:value-type="float" office:value="0.020408107858196" calcext:value-type="float">
            <text:p>0.020408107858196</text:p>
          </table:table-cell>
          <table:table-cell table:style-name="Default" office:value-type="float" office:value="0.827942401326627" calcext:value-type="float">
            <text:p>0.827942401326627</text:p>
          </table:table-cell>
          <table:table-cell table:style-name="Default" office:value-type="float" office:value="0.0224444408344272" calcext:value-type="float">
            <text:p>0.0224444408344272</text:p>
          </table:table-cell>
          <table:table-cell table:style-name="Default" office:value-type="float" office:value="0.793411421680977" calcext:value-type="float">
            <text:p>0.793411421680977</text:p>
          </table:table-cell>
          <table:table-cell table:style-name="Default" office:value-type="float" office:value="0.020408107858196" calcext:value-type="float">
            <text:p>0.020408107858196</text:p>
          </table:table-cell>
          <table:table-cell table:style-name="Default" office:value-type="float" office:value="0.794298659207284" calcext:value-type="float">
            <text:p>0.794298659207284</text:p>
          </table:table-cell>
          <table:table-cell table:style-name="Default" office:value-type="float" office:value="0.0327379927960063" calcext:value-type="float">
            <text:p>0.0327379927960063</text:p>
          </table:table-cell>
          <table:table-cell table:style-name="Default" office:value-type="float" office:value="0.819518462725825" calcext:value-type="float">
            <text:p>0.819518462725825</text:p>
          </table:table-cell>
          <table:table-cell table:style-name="Default" office:value-type="float" office:value="0.0297866473904427" calcext:value-type="float">
            <text:p>0.0297866473904427</text:p>
          </table:table-cell>
          <table:table-cell table:style-name="Default" office:value-type="float" office:value="0.794298659207284" calcext:value-type="float">
            <text:p>0.794298659207284</text:p>
          </table:table-cell>
          <table:table-cell table:style-name="Default" office:value-type="float" office:value="0.0327379927960063" calcext:value-type="float">
            <text:p>0.0327379927960063</text:p>
          </table:table-cell>
          <table:table-cell table:style-name="ce16" office:value-type="float" office:value="0.808524513296864" calcext:value-type="float">
            <text:p>0.808524513296864</text:p>
          </table:table-cell>
          <table:table-cell table:style-name="ce16" office:value-type="float" office:value="0.026180118249721" calcext:value-type="float">
            <text:p>0.026180118249721</text:p>
          </table:table-cell>
          <table:table-cell table:style-name="ce16" office:value-type="float" office:value="0.833784696761943" calcext:value-type="float">
            <text:p>0.833784696761943</text:p>
          </table:table-cell>
          <table:table-cell table:style-name="ce16" office:value-type="float" office:value="0.0220736874436824" calcext:value-type="float">
            <text:p>0.0220736874436824</text:p>
          </table:table-cell>
          <table:table-cell table:style-name="ce16" office:value-type="float" office:value="0.808524513296864" calcext:value-type="float">
            <text:p>0.808524513296864</text:p>
          </table:table-cell>
          <table:table-cell table:style-name="ce16" office:value-type="float" office:value="0.026180118249721" calcext:value-type="float">
            <text:p>0.026180118249721</text:p>
          </table:table-cell>
          <table:table-cell/>
          <table:table-cell table:style-name="ce18" table:formula="of:=[.T81]&gt;[.N81]" office:value-type="boolean" office:boolean-value="true" calcext:value-type="boolean">
            <text:p>TRUE</text:p>
          </table:table-cell>
          <table:table-cell/>
          <table:table-cell table:style-name="ce18" table:formula="of:=[.T81]&gt;[.T81]" office:value-type="boolean" office:boolean-value="false" calcext:value-type="boolean">
            <text:p>FALSE</text:p>
          </table:table-cell>
          <table:table-cell/>
          <table:table-cell table:style-name="ce18" table:formula="of:=[.T81]&gt;[.H81]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Default" office:value-type="float" office:value="0.787242627642579" calcext:value-type="float">
            <text:p>0.787242627642579</text:p>
          </table:table-cell>
          <table:table-cell table:style-name="Default" office:value-type="float" office:value="0.0257417000626374" calcext:value-type="float">
            <text:p>0.0257417000626374</text:p>
          </table:table-cell>
          <table:table-cell table:style-name="Default" office:value-type="float" office:value="0.814272805640456" calcext:value-type="float">
            <text:p>0.814272805640456</text:p>
          </table:table-cell>
          <table:table-cell table:style-name="Default" office:value-type="float" office:value="0.0226381628920141" calcext:value-type="float">
            <text:p>0.0226381628920141</text:p>
          </table:table-cell>
          <table:table-cell table:style-name="Default" office:value-type="float" office:value="0.787242627642579" calcext:value-type="float">
            <text:p>0.787242627642579</text:p>
          </table:table-cell>
          <table:table-cell table:style-name="Default" office:value-type="float" office:value="0.0257417000626374" calcext:value-type="float">
            <text:p>0.0257417000626374</text:p>
          </table:table-cell>
          <table:table-cell table:style-name="ce16" office:value-type="float" office:value="0.797902641853235" calcext:value-type="float">
            <text:p>0.797902641853235</text:p>
          </table:table-cell>
          <table:table-cell table:style-name="ce16" office:value-type="float" office:value="0.0201907297887165" calcext:value-type="float">
            <text:p>0.0201907297887165</text:p>
          </table:table-cell>
          <table:table-cell table:style-name="ce16" office:value-type="float" office:value="0.828941143713069" calcext:value-type="float">
            <text:p>0.828941143713069</text:p>
          </table:table-cell>
          <table:table-cell table:style-name="ce16" office:value-type="float" office:value="0.020715842737884" calcext:value-type="float">
            <text:p>0.020715842737884</text:p>
          </table:table-cell>
          <table:table-cell table:style-name="ce16" office:value-type="float" office:value="0.797902641853235" calcext:value-type="float">
            <text:p>0.797902641853235</text:p>
          </table:table-cell>
          <table:table-cell table:style-name="ce16" office:value-type="float" office:value="0.0201907297887165" calcext:value-type="float">
            <text:p>0.0201907297887165</text:p>
          </table:table-cell>
          <table:table-cell table:style-name="ce16" office:value-type="float" office:value="0.808082565989206" calcext:value-type="float">
            <text:p>0.808082565989206</text:p>
          </table:table-cell>
          <table:table-cell table:style-name="ce16" office:value-type="float" office:value="0.0227720240331706" calcext:value-type="float">
            <text:p>0.0227720240331706</text:p>
          </table:table-cell>
          <table:table-cell table:style-name="ce16" office:value-type="float" office:value="0.841853255983405" calcext:value-type="float">
            <text:p>0.841853255983405</text:p>
          </table:table-cell>
          <table:table-cell table:style-name="ce16" office:value-type="float" office:value="0.014403368863105" calcext:value-type="float">
            <text:p>0.014403368863105</text:p>
          </table:table-cell>
          <table:table-cell table:style-name="ce16" office:value-type="float" office:value="0.808082565989206" calcext:value-type="float">
            <text:p>0.808082565989206</text:p>
          </table:table-cell>
          <table:table-cell table:style-name="ce16" office:value-type="float" office:value="0.0227720240331706" calcext:value-type="float">
            <text:p>0.0227720240331706</text:p>
          </table:table-cell>
          <table:table-cell table:style-name="Default" office:value-type="float" office:value="0.812096910137356" calcext:value-type="float">
            <text:p>0.812096910137356</text:p>
          </table:table-cell>
          <table:table-cell table:style-name="Default" office:value-type="float" office:value="0.0261546675232034" calcext:value-type="float">
            <text:p>0.0261546675232034</text:p>
          </table:table-cell>
          <table:table-cell table:style-name="Default" office:value-type="float" office:value="0.830586732374323" calcext:value-type="float">
            <text:p>0.830586732374323</text:p>
          </table:table-cell>
          <table:table-cell table:style-name="Default" office:value-type="float" office:value="0.0235581179064639" calcext:value-type="float">
            <text:p>0.0235581179064639</text:p>
          </table:table-cell>
          <table:table-cell table:style-name="Default" office:value-type="float" office:value="0.812096910137356" calcext:value-type="float">
            <text:p>0.812096910137356</text:p>
          </table:table-cell>
          <table:table-cell table:style-name="Default" office:value-type="float" office:value="0.0261546675232034" calcext:value-type="float">
            <text:p>0.0261546675232034</text:p>
          </table:table-cell>
          <table:table-cell/>
          <table:table-cell table:style-name="ce18" table:formula="of:=[.T82]&gt;[.N82]" office:value-type="boolean" office:boolean-value="true" calcext:value-type="boolean">
            <text:p>TRUE</text:p>
          </table:table-cell>
          <table:table-cell/>
          <table:table-cell table:style-name="ce18" table:formula="of:=[.T82]&gt;[.T82]" office:value-type="boolean" office:boolean-value="false" calcext:value-type="boolean">
            <text:p>FALSE</text:p>
          </table:table-cell>
          <table:table-cell/>
          <table:table-cell table:style-name="ce18" table:formula="of:=[.T82]&gt;[.H82]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BENCHMARK</text:p>
          </table:table-cell>
          <table:table-cell table:style-name="Default" table:number-columns-repeated="24"/>
          <table:table-cell/>
          <table:table-cell table:style-name="ce18" table:formula="of:=[.B83]&gt;[.N83]" office:value-type="boolean" office:boolean-value="false" calcext:value-type="boolean">
            <text:p>FALSE</text:p>
          </table:table-cell>
          <table:table-cell/>
          <table:table-cell table:style-name="ce18" table:formula="of:=[.B83]&gt;[.T83]" office:value-type="boolean" office:boolean-value="false" calcext:value-type="boolean">
            <text:p>FALSE</text:p>
          </table:table-cell>
          <table:table-cell/>
          <table:table-cell table:style-name="ce18" table:formula="of:=[.B83]&gt;[.H83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Default" office:value-type="float" office:value="0.805973159278633" calcext:value-type="float">
            <text:p>0.805973159278633</text:p>
          </table:table-cell>
          <table:table-cell table:style-name="Default" office:value-type="float" office:value="0.0208658729435529" calcext:value-type="float">
            <text:p>0.0208658729435529</text:p>
          </table:table-cell>
          <table:table-cell table:style-name="Default" office:value-type="float" office:value="0.838372918090794" calcext:value-type="float">
            <text:p>0.838372918090794</text:p>
          </table:table-cell>
          <table:table-cell table:style-name="Default" office:value-type="float" office:value="0.0247564438189718" calcext:value-type="float">
            <text:p>0.0247564438189718</text:p>
          </table:table-cell>
          <table:table-cell table:style-name="Default" office:value-type="float" office:value="0.805973159278633" calcext:value-type="float">
            <text:p>0.805973159278633</text:p>
          </table:table-cell>
          <table:table-cell table:style-name="Default" office:value-type="float" office:value="0.0208658729435529" calcext:value-type="float">
            <text:p>0.0208658729435529</text:p>
          </table:table-cell>
          <table:table-cell table:style-name="Default" office:value-type="float" office:value="0.805973159278633" calcext:value-type="float">
            <text:p>0.805973159278633</text:p>
          </table:table-cell>
          <table:table-cell table:style-name="Default" office:value-type="float" office:value="0.0208658729435529" calcext:value-type="float">
            <text:p>0.0208658729435529</text:p>
          </table:table-cell>
          <table:table-cell table:style-name="Default" office:value-type="float" office:value="0.838372918090794" calcext:value-type="float">
            <text:p>0.838372918090794</text:p>
          </table:table-cell>
          <table:table-cell table:style-name="Default" office:value-type="float" office:value="0.0247564438189718" calcext:value-type="float">
            <text:p>0.0247564438189718</text:p>
          </table:table-cell>
          <table:table-cell table:style-name="Default" office:value-type="float" office:value="0.805973159278633" calcext:value-type="float">
            <text:p>0.805973159278633</text:p>
          </table:table-cell>
          <table:table-cell table:style-name="Default" office:value-type="float" office:value="0.0208658729435529" calcext:value-type="float">
            <text:p>0.0208658729435529</text:p>
          </table:table-cell>
          <table:table-cell table:style-name="Default" office:value-type="float" office:value="0.805973159278633" calcext:value-type="float">
            <text:p>0.805973159278633</text:p>
          </table:table-cell>
          <table:table-cell table:style-name="Default" office:value-type="float" office:value="0.0208658729435529" calcext:value-type="float">
            <text:p>0.0208658729435529</text:p>
          </table:table-cell>
          <table:table-cell table:style-name="Default" office:value-type="float" office:value="0.838372918090794" calcext:value-type="float">
            <text:p>0.838372918090794</text:p>
          </table:table-cell>
          <table:table-cell table:style-name="Default" office:value-type="float" office:value="0.0247564438189718" calcext:value-type="float">
            <text:p>0.0247564438189718</text:p>
          </table:table-cell>
          <table:table-cell table:style-name="Default" office:value-type="float" office:value="0.805973159278633" calcext:value-type="float">
            <text:p>0.805973159278633</text:p>
          </table:table-cell>
          <table:table-cell table:style-name="Default" office:value-type="float" office:value="0.0208658729435529" calcext:value-type="float">
            <text:p>0.0208658729435529</text:p>
          </table:table-cell>
          <table:table-cell table:style-name="Default" office:value-type="float" office:value="0.805973159278633" calcext:value-type="float">
            <text:p>0.805973159278633</text:p>
          </table:table-cell>
          <table:table-cell table:style-name="Default" office:value-type="float" office:value="0.0208658729435529" calcext:value-type="float">
            <text:p>0.0208658729435529</text:p>
          </table:table-cell>
          <table:table-cell table:style-name="Default" office:value-type="float" office:value="0.838372918090794" calcext:value-type="float">
            <text:p>0.838372918090794</text:p>
          </table:table-cell>
          <table:table-cell table:style-name="Default" office:value-type="float" office:value="0.0247564438189718" calcext:value-type="float">
            <text:p>0.0247564438189718</text:p>
          </table:table-cell>
          <table:table-cell table:style-name="Default" office:value-type="float" office:value="0.805973159278633" calcext:value-type="float">
            <text:p>0.805973159278633</text:p>
          </table:table-cell>
          <table:table-cell table:style-name="Default" office:value-type="float" office:value="0.0208658729435529" calcext:value-type="float">
            <text:p>0.0208658729435529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993"/>
        </table:table-row>
        <table:table-row table:style-name="ro2" table:number-rows-repeated="2">
          <table:table-cell table:number-columns-repeated="26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993"/>
        </table:table-row>
        <table:table-row table:style-name="ro1">
          <table:table-cell table:style-name="ce1" office:value-type="string" calcext:value-type="string" table:number-columns-spanned="25" table:number-rows-spanned="1">
            <text:p>WINE</text:p>
          </table:table-cell>
          <table:covered-table-cell table:number-columns-repeated="23" table:style-name="ce2"/>
          <table:covered-table-cell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993"/>
        </table:table-row>
        <table:table-row table:style-name="ro1">
          <table:table-cell table:style-name="ce1"/>
          <table:table-cell table:style-name="ce4" office:value-type="string" calcext:value-type="string" table:number-columns-spanned="6" table:number-rows-spanned="1">
            <text:p>MO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SO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ANOVA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RFE</text:p>
          </table:table-cell>
          <table:covered-table-cell table:style-name="ce4"/>
          <table:covered-table-cell table:number-columns-repeated="3" table:style-name="ce2"/>
          <table:covered-table-cell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993"/>
        </table:table-row>
        <table:table-row table:style-name="ro2">
          <table:table-cell table:style-name="ce2" office:value-type="string" calcext:value-type="string">
            <text:p>Num. Ftr.</text:p>
          </table:table-cell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993"/>
        </table:table-row>
        <table:table-row table:style-name="ro2"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99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Default" office:value-type="float" office:value="0.9345" calcext:value-type="float">
            <text:p>0.9345</text:p>
          </table:table-cell>
          <table:table-cell table:style-name="Default" office:value-type="float" office:value="0.0403950018299233" calcext:value-type="float">
            <text:p>0.0403950018299233</text:p>
          </table:table-cell>
          <table:table-cell table:style-name="Default" office:value-type="float" office:value="0.947157407407407" calcext:value-type="float">
            <text:p>0.947157407407407</text:p>
          </table:table-cell>
          <table:table-cell table:style-name="Default" office:value-type="float" office:value="0.0358786212522578" calcext:value-type="float">
            <text:p>0.0358786212522578</text:p>
          </table:table-cell>
          <table:table-cell table:style-name="Default" office:value-type="float" office:value="0.9345" calcext:value-type="float">
            <text:p>0.9345</text:p>
          </table:table-cell>
          <table:table-cell table:style-name="Default" office:value-type="float" office:value="0.0403950018299233" calcext:value-type="float">
            <text:p>0.0403950018299233</text:p>
          </table:table-cell>
          <table:table-cell table:style-name="Default" office:value-type="float" office:value="0.939777777777778" calcext:value-type="float">
            <text:p>0.939777777777778</text:p>
          </table:table-cell>
          <table:table-cell table:style-name="Default" office:value-type="float" office:value="0.036134351495837" calcext:value-type="float">
            <text:p>0.036134351495837</text:p>
          </table:table-cell>
          <table:table-cell table:style-name="Default" office:value-type="float" office:value="0.94633253968254" calcext:value-type="float">
            <text:p>0.94633253968254</text:p>
          </table:table-cell>
          <table:table-cell table:style-name="Default" office:value-type="float" office:value="0.0465862615491323" calcext:value-type="float">
            <text:p>0.0465862615491323</text:p>
          </table:table-cell>
          <table:table-cell table:style-name="Default" office:value-type="float" office:value="0.939777777777778" calcext:value-type="float">
            <text:p>0.939777777777778</text:p>
          </table:table-cell>
          <table:table-cell table:style-name="Default" office:value-type="float" office:value="0.036134351495837" calcext:value-type="float">
            <text:p>0.036134351495837</text:p>
          </table:table-cell>
          <table:table-cell table:style-name="Default" office:value-type="float" office:value="0.930420634920635" calcext:value-type="float">
            <text:p>0.930420634920635</text:p>
          </table:table-cell>
          <table:table-cell table:style-name="Default" office:value-type="float" office:value="0.0296336506389099" calcext:value-type="float">
            <text:p>0.0296336506389099</text:p>
          </table:table-cell>
          <table:table-cell table:style-name="Default" office:value-type="float" office:value="0.953893518518519" calcext:value-type="float">
            <text:p>0.953893518518519</text:p>
          </table:table-cell>
          <table:table-cell table:style-name="Default" office:value-type="float" office:value="0.0262761598861167" calcext:value-type="float">
            <text:p>0.0262761598861167</text:p>
          </table:table-cell>
          <table:table-cell table:style-name="Default" office:value-type="float" office:value="0.930420634920635" calcext:value-type="float">
            <text:p>0.930420634920635</text:p>
          </table:table-cell>
          <table:table-cell table:style-name="Default" office:value-type="float" office:value="0.0296336506389099" calcext:value-type="float">
            <text:p>0.0296336506389099</text:p>
          </table:table-cell>
          <table:table-cell table:style-name="Default" office:value-type="float" office:value="0.910333333333333" calcext:value-type="float">
            <text:p>0.910333333333333</text:p>
          </table:table-cell>
          <table:table-cell table:style-name="Default" office:value-type="float" office:value="0.038017377443142" calcext:value-type="float">
            <text:p>0.038017377443142</text:p>
          </table:table-cell>
          <table:table-cell table:style-name="Default" office:value-type="float" office:value="0.943942592592593" calcext:value-type="float">
            <text:p>0.943942592592593</text:p>
          </table:table-cell>
          <table:table-cell table:style-name="Default" office:value-type="float" office:value="0.0275994690039575" calcext:value-type="float">
            <text:p>0.0275994690039575</text:p>
          </table:table-cell>
          <table:table-cell table:style-name="Default" office:value-type="float" office:value="0.910333333333333" calcext:value-type="float">
            <text:p>0.910333333333333</text:p>
          </table:table-cell>
          <table:table-cell table:style-name="Default" office:value-type="float" office:value="0.038017377443142" calcext:value-type="float">
            <text:p>0.038017377443142</text:p>
          </table:table-cell>
          <table:table-cell/>
          <table:table-cell table:style-name="ce18" table:formula="of:=[.T91]&gt;[.T91]" office:value-type="boolean" office:boolean-value="false" calcext:value-type="boolean">
            <text:p>FALSE</text:p>
          </table:table-cell>
          <table:table-cell/>
          <table:table-cell table:style-name="ce18" table:formula="of:=[.T91]&gt;[.T91]" office:value-type="boolean" office:boolean-value="false" calcext:value-type="boolean">
            <text:p>FALSE</text:p>
          </table:table-cell>
          <table:table-cell/>
          <table:table-cell table:style-name="ce18" table:formula="of:=[.T91]&gt;[.T91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6" office:value-type="float" office:value="0.955111111111111" calcext:value-type="float">
            <text:p>0.955111111111111</text:p>
          </table:table-cell>
          <table:table-cell table:style-name="ce16" office:value-type="float" office:value="0.0263544219355227" calcext:value-type="float">
            <text:p>0.0263544219355227</text:p>
          </table:table-cell>
          <table:table-cell table:style-name="ce16" office:value-type="float" office:value="0.96882671957672" calcext:value-type="float">
            <text:p>0.96882671957672</text:p>
          </table:table-cell>
          <table:table-cell table:style-name="ce16" office:value-type="float" office:value="0.0207062970279941" calcext:value-type="float">
            <text:p>0.0207062970279941</text:p>
          </table:table-cell>
          <table:table-cell table:style-name="ce16" office:value-type="float" office:value="0.955111111111111" calcext:value-type="float">
            <text:p>0.955111111111111</text:p>
          </table:table-cell>
          <table:table-cell table:style-name="ce16" office:value-type="float" office:value="0.0263544219355227" calcext:value-type="float">
            <text:p>0.0263544219355227</text:p>
          </table:table-cell>
          <table:table-cell table:style-name="Default" office:value-type="float" office:value="0.941777777777778" calcext:value-type="float">
            <text:p>0.941777777777778</text:p>
          </table:table-cell>
          <table:table-cell table:style-name="Default" office:value-type="float" office:value="0.0369641133941063" calcext:value-type="float">
            <text:p>0.0369641133941063</text:p>
          </table:table-cell>
          <table:table-cell table:style-name="Default" office:value-type="float" office:value="0.957010317460317" calcext:value-type="float">
            <text:p>0.957010317460317</text:p>
          </table:table-cell>
          <table:table-cell table:style-name="Default" office:value-type="float" office:value="0.0417540711741693" calcext:value-type="float">
            <text:p>0.0417540711741693</text:p>
          </table:table-cell>
          <table:table-cell table:style-name="Default" office:value-type="float" office:value="0.941777777777778" calcext:value-type="float">
            <text:p>0.941777777777778</text:p>
          </table:table-cell>
          <table:table-cell table:style-name="Default" office:value-type="float" office:value="0.0369641133941063" calcext:value-type="float">
            <text:p>0.0369641133941063</text:p>
          </table:table-cell>
          <table:table-cell table:style-name="Default" office:value-type="float" office:value="0.9285" calcext:value-type="float">
            <text:p>0.9285</text:p>
          </table:table-cell>
          <table:table-cell table:style-name="Default" office:value-type="float" office:value="0.0355972411887061" calcext:value-type="float">
            <text:p>0.0355972411887061</text:p>
          </table:table-cell>
          <table:table-cell table:style-name="Default" office:value-type="float" office:value="0.954789682539683" calcext:value-type="float">
            <text:p>0.954789682539683</text:p>
          </table:table-cell>
          <table:table-cell table:style-name="Default" office:value-type="float" office:value="0.0216605789346038" calcext:value-type="float">
            <text:p>0.0216605789346038</text:p>
          </table:table-cell>
          <table:table-cell table:style-name="Default" office:value-type="float" office:value="0.9285" calcext:value-type="float">
            <text:p>0.9285</text:p>
          </table:table-cell>
          <table:table-cell table:style-name="Default" office:value-type="float" office:value="0.0355972411887061" calcext:value-type="float">
            <text:p>0.0355972411887061</text:p>
          </table:table-cell>
          <table:table-cell table:style-name="Default" office:value-type="float" office:value="0.95790404040404" calcext:value-type="float">
            <text:p>0.95790404040404</text:p>
          </table:table-cell>
          <table:table-cell table:style-name="Default" office:value-type="float" office:value="0.0273570735555379" calcext:value-type="float">
            <text:p>0.0273570735555379</text:p>
          </table:table-cell>
          <table:table-cell table:style-name="Default" office:value-type="float" office:value="0.960382395382396" calcext:value-type="float">
            <text:p>0.960382395382396</text:p>
          </table:table-cell>
          <table:table-cell table:style-name="Default" office:value-type="float" office:value="0.0315549415229548" calcext:value-type="float">
            <text:p>0.0315549415229548</text:p>
          </table:table-cell>
          <table:table-cell table:style-name="Default" office:value-type="float" office:value="0.95790404040404" calcext:value-type="float">
            <text:p>0.95790404040404</text:p>
          </table:table-cell>
          <table:table-cell table:style-name="Default" office:value-type="float" office:value="0.0273570735555379" calcext:value-type="float">
            <text:p>0.0273570735555379</text:p>
          </table:table-cell>
          <table:table-cell/>
          <table:table-cell table:style-name="ce18" table:formula="of:=[.T92]&gt;[.T92]" office:value-type="boolean" office:boolean-value="false" calcext:value-type="boolean">
            <text:p>FALSE</text:p>
          </table:table-cell>
          <table:table-cell/>
          <table:table-cell table:style-name="ce18" table:formula="of:=[.T92]&gt;[.T92]" office:value-type="boolean" office:boolean-value="false" calcext:value-type="boolean">
            <text:p>FALSE</text:p>
          </table:table-cell>
          <table:table-cell/>
          <table:table-cell table:style-name="ce18" table:formula="of:=[.T92]&gt;[.T92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Default" office:value-type="float" office:value="0.960555555555556" calcext:value-type="float">
            <text:p>0.960555555555556</text:p>
          </table:table-cell>
          <table:table-cell table:style-name="Default" office:value-type="float" office:value="0.0326333919721034" calcext:value-type="float">
            <text:p>0.0326333919721034</text:p>
          </table:table-cell>
          <table:table-cell table:style-name="Default" office:value-type="float" office:value="0.974370370370371" calcext:value-type="float">
            <text:p>0.974370370370371</text:p>
          </table:table-cell>
          <table:table-cell table:style-name="Default" office:value-type="float" office:value="0.0208735430892169" calcext:value-type="float">
            <text:p>0.0208735430892169</text:p>
          </table:table-cell>
          <table:table-cell table:style-name="Default" office:value-type="float" office:value="0.960555555555556" calcext:value-type="float">
            <text:p>0.960555555555556</text:p>
          </table:table-cell>
          <table:table-cell table:style-name="Default" office:value-type="float" office:value="0.0326333919721034" calcext:value-type="float">
            <text:p>0.0326333919721034</text:p>
          </table:table-cell>
          <table:table-cell table:style-name="ce16" office:value-type="float" office:value="0.950777777777778" calcext:value-type="float">
            <text:p>0.950777777777778</text:p>
          </table:table-cell>
          <table:table-cell table:style-name="ce16" office:value-type="float" office:value="0.030236924528435" calcext:value-type="float">
            <text:p>0.030236924528435</text:p>
          </table:table-cell>
          <table:table-cell table:style-name="ce16" office:value-type="float" office:value="0.97240462962963" calcext:value-type="float">
            <text:p>0.97240462962963</text:p>
          </table:table-cell>
          <table:table-cell table:style-name="ce16" office:value-type="float" office:value="0.015402361870839" calcext:value-type="float">
            <text:p>0.015402361870839</text:p>
          </table:table-cell>
          <table:table-cell table:style-name="ce16" office:value-type="float" office:value="0.950777777777778" calcext:value-type="float">
            <text:p>0.950777777777778</text:p>
          </table:table-cell>
          <table:table-cell table:style-name="ce16" office:value-type="float" office:value="0.030236924528435" calcext:value-type="float">
            <text:p>0.030236924528435</text:p>
          </table:table-cell>
          <table:table-cell table:style-name="Default" office:value-type="float" office:value="0.937722222222222" calcext:value-type="float">
            <text:p>0.937722222222222</text:p>
          </table:table-cell>
          <table:table-cell table:style-name="Default" office:value-type="float" office:value="0.0352070156448581" calcext:value-type="float">
            <text:p>0.0352070156448581</text:p>
          </table:table-cell>
          <table:table-cell table:style-name="Default" office:value-type="float" office:value="0.96056746031746" calcext:value-type="float">
            <text:p>0.96056746031746</text:p>
          </table:table-cell>
          <table:table-cell table:style-name="Default" office:value-type="float" office:value="0.0248027255118011" calcext:value-type="float">
            <text:p>0.0248027255118011</text:p>
          </table:table-cell>
          <table:table-cell table:style-name="Default" office:value-type="float" office:value="0.937722222222222" calcext:value-type="float">
            <text:p>0.937722222222222</text:p>
          </table:table-cell>
          <table:table-cell table:style-name="Default" office:value-type="float" office:value="0.0352070156448581" calcext:value-type="float">
            <text:p>0.0352070156448581</text:p>
          </table:table-cell>
          <table:table-cell table:style-name="ce16" office:value-type="float" office:value="0.947309523809524" calcext:value-type="float">
            <text:p>0.947309523809524</text:p>
          </table:table-cell>
          <table:table-cell table:style-name="ce16" office:value-type="float" office:value="0.0386453574939177" calcext:value-type="float">
            <text:p>0.0386453574939177</text:p>
          </table:table-cell>
          <table:table-cell table:style-name="ce16" office:value-type="float" office:value="0.96057208994709" calcext:value-type="float">
            <text:p>0.96057208994709</text:p>
          </table:table-cell>
          <table:table-cell table:style-name="ce16" office:value-type="float" office:value="0.0329649100423801" calcext:value-type="float">
            <text:p>0.0329649100423801</text:p>
          </table:table-cell>
          <table:table-cell table:style-name="ce16" office:value-type="float" office:value="0.947309523809524" calcext:value-type="float">
            <text:p>0.947309523809524</text:p>
          </table:table-cell>
          <table:table-cell table:style-name="ce16" office:value-type="float" office:value="0.0386453574939177" calcext:value-type="float">
            <text:p>0.0386453574939177</text:p>
          </table:table-cell>
          <table:table-cell/>
          <table:table-cell table:style-name="ce18" table:formula="of:=[.T93]&gt;[.T93]" office:value-type="boolean" office:boolean-value="false" calcext:value-type="boolean">
            <text:p>FALSE</text:p>
          </table:table-cell>
          <table:table-cell/>
          <table:table-cell table:style-name="ce18" table:formula="of:=[.T93]&gt;[.T93]" office:value-type="boolean" office:boolean-value="false" calcext:value-type="boolean">
            <text:p>FALSE</text:p>
          </table:table-cell>
          <table:table-cell/>
          <table:table-cell table:style-name="ce18" table:formula="of:=[.T93]&gt;[.T93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Default" office:value-type="float" office:value="0.959777777777778" calcext:value-type="float">
            <text:p>0.959777777777778</text:p>
          </table:table-cell>
          <table:table-cell table:style-name="Default" office:value-type="float" office:value="0.0237244989799965" calcext:value-type="float">
            <text:p>0.0237244989799965</text:p>
          </table:table-cell>
          <table:table-cell table:style-name="Default" office:value-type="float" office:value="0.973827777777778" calcext:value-type="float">
            <text:p>0.973827777777778</text:p>
          </table:table-cell>
          <table:table-cell table:style-name="Default" office:value-type="float" office:value="0.0156359892494193" calcext:value-type="float">
            <text:p>0.0156359892494193</text:p>
          </table:table-cell>
          <table:table-cell table:style-name="Default" office:value-type="float" office:value="0.959777777777778" calcext:value-type="float">
            <text:p>0.959777777777778</text:p>
          </table:table-cell>
          <table:table-cell table:style-name="Default" office:value-type="float" office:value="0.0237244989799965" calcext:value-type="float">
            <text:p>0.0237244989799965</text:p>
          </table:table-cell>
          <table:table-cell table:style-name="Default" office:value-type="float" office:value="0.952777777777778" calcext:value-type="float">
            <text:p>0.952777777777778</text:p>
          </table:table-cell>
          <table:table-cell table:style-name="Default" office:value-type="float" office:value="0.0300524233323729" calcext:value-type="float">
            <text:p>0.0300524233323729</text:p>
          </table:table-cell>
          <table:table-cell table:style-name="Default" office:value-type="float" office:value="0.971837962962963" calcext:value-type="float">
            <text:p>0.971837962962963</text:p>
          </table:table-cell>
          <table:table-cell table:style-name="Default" office:value-type="float" office:value="0.0169156055182193" calcext:value-type="float">
            <text:p>0.0169156055182193</text:p>
          </table:table-cell>
          <table:table-cell table:style-name="Default" office:value-type="float" office:value="0.952777777777778" calcext:value-type="float">
            <text:p>0.952777777777778</text:p>
          </table:table-cell>
          <table:table-cell table:style-name="Default" office:value-type="float" office:value="0.0300524233323729" calcext:value-type="float">
            <text:p>0.0300524233323729</text:p>
          </table:table-cell>
          <table:table-cell table:style-name="ce16" office:value-type="float" office:value="0.945944444444444" calcext:value-type="float">
            <text:p>0.945944444444444</text:p>
          </table:table-cell>
          <table:table-cell table:style-name="ce16" office:value-type="float" office:value="0.0338989511473274" calcext:value-type="float">
            <text:p>0.0338989511473274</text:p>
          </table:table-cell>
          <table:table-cell table:style-name="ce16" office:value-type="float" office:value="0.961935185185185" calcext:value-type="float">
            <text:p>0.961935185185185</text:p>
          </table:table-cell>
          <table:table-cell table:style-name="ce16" office:value-type="float" office:value="0.0280598166303318" calcext:value-type="float">
            <text:p>0.0280598166303318</text:p>
          </table:table-cell>
          <table:table-cell table:style-name="ce16" office:value-type="float" office:value="0.945944444444444" calcext:value-type="float">
            <text:p>0.945944444444444</text:p>
          </table:table-cell>
          <table:table-cell table:style-name="ce16" office:value-type="float" office:value="0.0338989511473274" calcext:value-type="float">
            <text:p>0.0338989511473274</text:p>
          </table:table-cell>
          <table:table-cell table:style-name="Default" office:value-type="float" office:value="0.957222222222222" calcext:value-type="float">
            <text:p>0.957222222222222</text:p>
          </table:table-cell>
          <table:table-cell table:style-name="Default" office:value-type="float" office:value="0.0228616342588988" calcext:value-type="float">
            <text:p>0.0228616342588988</text:p>
          </table:table-cell>
          <table:table-cell table:style-name="Default" office:value-type="float" office:value="0.973592592592592" calcext:value-type="float">
            <text:p>0.973592592592592</text:p>
          </table:table-cell>
          <table:table-cell table:style-name="Default" office:value-type="float" office:value="0.0163274927619112" calcext:value-type="float">
            <text:p>0.0163274927619112</text:p>
          </table:table-cell>
          <table:table-cell table:style-name="Default" office:value-type="float" office:value="0.957222222222222" calcext:value-type="float">
            <text:p>0.957222222222222</text:p>
          </table:table-cell>
          <table:table-cell table:style-name="Default" office:value-type="float" office:value="0.0228616342588988" calcext:value-type="float">
            <text:p>0.0228616342588988</text:p>
          </table:table-cell>
          <table:table-cell/>
          <table:table-cell table:style-name="ce18" table:formula="of:=[.T94]&gt;[.T94]" office:value-type="boolean" office:boolean-value="false" calcext:value-type="boolean">
            <text:p>FALSE</text:p>
          </table:table-cell>
          <table:table-cell/>
          <table:table-cell table:style-name="ce18" table:formula="of:=[.T94]&gt;[.T94]" office:value-type="boolean" office:boolean-value="false" calcext:value-type="boolean">
            <text:p>FALSE</text:p>
          </table:table-cell>
          <table:table-cell/>
          <table:table-cell table:style-name="ce18" table:formula="of:=[.T94]&gt;[.T94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Default" office:value-type="float" office:value="0.940222222222222" calcext:value-type="float">
            <text:p>0.940222222222222</text:p>
          </table:table-cell>
          <table:table-cell table:style-name="Default" office:value-type="float" office:value="0.0330200088984591" calcext:value-type="float">
            <text:p>0.0330200088984591</text:p>
          </table:table-cell>
          <table:table-cell table:style-name="Default" office:value-type="float" office:value="0.959146296296296" calcext:value-type="float">
            <text:p>0.959146296296296</text:p>
          </table:table-cell>
          <table:table-cell table:style-name="Default" office:value-type="float" office:value="0.0209877494641997" calcext:value-type="float">
            <text:p>0.0209877494641997</text:p>
          </table:table-cell>
          <table:table-cell table:style-name="Default" office:value-type="float" office:value="0.940222222222222" calcext:value-type="float">
            <text:p>0.940222222222222</text:p>
          </table:table-cell>
          <table:table-cell table:style-name="Default" office:value-type="float" office:value="0.0330200088984591" calcext:value-type="float">
            <text:p>0.0330200088984591</text:p>
          </table:table-cell>
          <table:table-cell table:style-name="Default" office:value-type="float" office:value="0.946055555555555" calcext:value-type="float">
            <text:p>0.946055555555555</text:p>
          </table:table-cell>
          <table:table-cell table:style-name="Default" office:value-type="float" office:value="0.0280425712528138" calcext:value-type="float">
            <text:p>0.0280425712528138</text:p>
          </table:table-cell>
          <table:table-cell table:style-name="Default" office:value-type="float" office:value="0.965341666666667" calcext:value-type="float">
            <text:p>0.965341666666667</text:p>
          </table:table-cell>
          <table:table-cell table:style-name="Default" office:value-type="float" office:value="0.0200720403720752" calcext:value-type="float">
            <text:p>0.0200720403720752</text:p>
          </table:table-cell>
          <table:table-cell table:style-name="Default" office:value-type="float" office:value="0.946055555555555" calcext:value-type="float">
            <text:p>0.946055555555555</text:p>
          </table:table-cell>
          <table:table-cell table:style-name="Default" office:value-type="float" office:value="0.0280425712528138" calcext:value-type="float">
            <text:p>0.0280425712528138</text:p>
          </table:table-cell>
          <table:table-cell table:style-name="Default" office:value-type="float" office:value="0.949031746031746" calcext:value-type="float">
            <text:p>0.949031746031746</text:p>
          </table:table-cell>
          <table:table-cell table:style-name="Default" office:value-type="float" office:value="0.0312892897379498" calcext:value-type="float">
            <text:p>0.0312892897379498</text:p>
          </table:table-cell>
          <table:table-cell table:style-name="Default" office:value-type="float" office:value="0.963431216931217" calcext:value-type="float">
            <text:p>0.963431216931217</text:p>
          </table:table-cell>
          <table:table-cell table:style-name="Default" office:value-type="float" office:value="0.0216442475958544" calcext:value-type="float">
            <text:p>0.0216442475958544</text:p>
          </table:table-cell>
          <table:table-cell table:style-name="Default" office:value-type="float" office:value="0.949031746031746" calcext:value-type="float">
            <text:p>0.949031746031746</text:p>
          </table:table-cell>
          <table:table-cell table:style-name="Default" office:value-type="float" office:value="0.0312892897379498" calcext:value-type="float">
            <text:p>0.0312892897379498</text:p>
          </table:table-cell>
          <table:table-cell table:style-name="Default" office:value-type="float" office:value="0.936666666666667" calcext:value-type="float">
            <text:p>0.936666666666667</text:p>
          </table:table-cell>
          <table:table-cell table:style-name="Default" office:value-type="float" office:value="0.0293194411547975" calcext:value-type="float">
            <text:p>0.0293194411547975</text:p>
          </table:table-cell>
          <table:table-cell table:style-name="Default" office:value-type="float" office:value="0.967582010582011" calcext:value-type="float">
            <text:p>0.967582010582011</text:p>
          </table:table-cell>
          <table:table-cell table:style-name="Default" office:value-type="float" office:value="0.0173129198117425" calcext:value-type="float">
            <text:p>0.0173129198117425</text:p>
          </table:table-cell>
          <table:table-cell table:style-name="Default" office:value-type="float" office:value="0.936666666666667" calcext:value-type="float">
            <text:p>0.936666666666667</text:p>
          </table:table-cell>
          <table:table-cell table:style-name="Default" office:value-type="float" office:value="0.0293194411547975" calcext:value-type="float">
            <text:p>0.0293194411547975</text:p>
          </table:table-cell>
          <table:table-cell/>
          <table:table-cell table:style-name="ce18" table:formula="of:=[.T95]&gt;[.T95]" office:value-type="boolean" office:boolean-value="false" calcext:value-type="boolean">
            <text:p>FALSE</text:p>
          </table:table-cell>
          <table:table-cell/>
          <table:table-cell table:style-name="ce18" table:formula="of:=[.T95]&gt;[.T95]" office:value-type="boolean" office:boolean-value="false" calcext:value-type="boolean">
            <text:p>FALSE</text:p>
          </table:table-cell>
          <table:table-cell/>
          <table:table-cell table:style-name="ce18" table:formula="of:=[.T95]&gt;[.T95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Default" office:value-type="float" office:value="0.962055555555556" calcext:value-type="float">
            <text:p>0.962055555555556</text:p>
          </table:table-cell>
          <table:table-cell table:style-name="Default" office:value-type="float" office:value="0.0259653734285481" calcext:value-type="float">
            <text:p>0.0259653734285481</text:p>
          </table:table-cell>
          <table:table-cell table:style-name="Default" office:value-type="float" office:value="0.968277777777778" calcext:value-type="float">
            <text:p>0.968277777777778</text:p>
          </table:table-cell>
          <table:table-cell table:style-name="Default" office:value-type="float" office:value="0.0303136382947786" calcext:value-type="float">
            <text:p>0.0303136382947786</text:p>
          </table:table-cell>
          <table:table-cell table:style-name="Default" office:value-type="float" office:value="0.962055555555556" calcext:value-type="float">
            <text:p>0.962055555555556</text:p>
          </table:table-cell>
          <table:table-cell table:style-name="Default" office:value-type="float" office:value="0.0259653734285481" calcext:value-type="float">
            <text:p>0.0259653734285481</text:p>
          </table:table-cell>
          <table:table-cell table:style-name="Default" office:value-type="float" office:value="0.950777777777778" calcext:value-type="float">
            <text:p>0.950777777777778</text:p>
          </table:table-cell>
          <table:table-cell table:style-name="Default" office:value-type="float" office:value="0.0178716272826063" calcext:value-type="float">
            <text:p>0.0178716272826063</text:p>
          </table:table-cell>
          <table:table-cell table:style-name="Default" office:value-type="float" office:value="0.966862962962963" calcext:value-type="float">
            <text:p>0.966862962962963</text:p>
          </table:table-cell>
          <table:table-cell table:style-name="Default" office:value-type="float" office:value="0.0131994433675296" calcext:value-type="float">
            <text:p>0.0131994433675296</text:p>
          </table:table-cell>
          <table:table-cell table:style-name="Default" office:value-type="float" office:value="0.950777777777778" calcext:value-type="float">
            <text:p>0.950777777777778</text:p>
          </table:table-cell>
          <table:table-cell table:style-name="Default" office:value-type="float" office:value="0.0178716272826063" calcext:value-type="float">
            <text:p>0.0178716272826063</text:p>
          </table:table-cell>
          <table:table-cell table:style-name="Default" office:value-type="float" office:value="0.960198412698413" calcext:value-type="float">
            <text:p>0.960198412698413</text:p>
          </table:table-cell>
          <table:table-cell table:style-name="Default" office:value-type="float" office:value="0.037492407058625" calcext:value-type="float">
            <text:p>0.037492407058625</text:p>
          </table:table-cell>
          <table:table-cell table:style-name="Default" office:value-type="float" office:value="0.976884920634921" calcext:value-type="float">
            <text:p>0.976884920634921</text:p>
          </table:table-cell>
          <table:table-cell table:style-name="Default" office:value-type="float" office:value="0.023292965934907" calcext:value-type="float">
            <text:p>0.023292965934907</text:p>
          </table:table-cell>
          <table:table-cell table:style-name="Default" office:value-type="float" office:value="0.960198412698413" calcext:value-type="float">
            <text:p>0.960198412698413</text:p>
          </table:table-cell>
          <table:table-cell table:style-name="Default" office:value-type="float" office:value="0.037492407058625" calcext:value-type="float">
            <text:p>0.037492407058625</text:p>
          </table:table-cell>
          <table:table-cell table:style-name="Default" office:value-type="float" office:value="0.947666666666667" calcext:value-type="float">
            <text:p>0.947666666666667</text:p>
          </table:table-cell>
          <table:table-cell table:style-name="Default" office:value-type="float" office:value="0.0359713534858634" calcext:value-type="float">
            <text:p>0.0359713534858634</text:p>
          </table:table-cell>
          <table:table-cell table:style-name="Default" office:value-type="float" office:value="0.959318253968254" calcext:value-type="float">
            <text:p>0.959318253968254</text:p>
          </table:table-cell>
          <table:table-cell table:style-name="Default" office:value-type="float" office:value="0.0332161766638527" calcext:value-type="float">
            <text:p>0.0332161766638527</text:p>
          </table:table-cell>
          <table:table-cell table:style-name="Default" office:value-type="float" office:value="0.947666666666667" calcext:value-type="float">
            <text:p>0.947666666666667</text:p>
          </table:table-cell>
          <table:table-cell table:style-name="Default" office:value-type="float" office:value="0.0359713534858634" calcext:value-type="float">
            <text:p>0.0359713534858634</text:p>
          </table:table-cell>
          <table:table-cell/>
          <table:table-cell table:style-name="ce18" table:formula="of:=[.T96]&gt;[.T96]" office:value-type="boolean" office:boolean-value="false" calcext:value-type="boolean">
            <text:p>FALSE</text:p>
          </table:table-cell>
          <table:table-cell/>
          <table:table-cell table:style-name="ce18" table:formula="of:=[.T96]&gt;[.T96]" office:value-type="boolean" office:boolean-value="false" calcext:value-type="boolean">
            <text:p>FALSE</text:p>
          </table:table-cell>
          <table:table-cell/>
          <table:table-cell table:style-name="ce18" table:formula="of:=[.T96]&gt;[.T96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Default" office:value-type="float" office:value="0.959111111111111" calcext:value-type="float">
            <text:p>0.959111111111111</text:p>
          </table:table-cell>
          <table:table-cell table:style-name="Default" office:value-type="float" office:value="0.0217919455049082" calcext:value-type="float">
            <text:p>0.0217919455049082</text:p>
          </table:table-cell>
          <table:table-cell table:style-name="Default" office:value-type="float" office:value="0.971599074074074" calcext:value-type="float">
            <text:p>0.971599074074074</text:p>
          </table:table-cell>
          <table:table-cell table:style-name="Default" office:value-type="float" office:value="0.0166533553066589" calcext:value-type="float">
            <text:p>0.0166533553066589</text:p>
          </table:table-cell>
          <table:table-cell table:style-name="Default" office:value-type="float" office:value="0.959111111111111" calcext:value-type="float">
            <text:p>0.959111111111111</text:p>
          </table:table-cell>
          <table:table-cell table:style-name="Default" office:value-type="float" office:value="0.0217919455049082" calcext:value-type="float">
            <text:p>0.0217919455049082</text:p>
          </table:table-cell>
          <table:table-cell table:style-name="Default" office:value-type="float" office:value="0.9435" calcext:value-type="float">
            <text:p>0.9435</text:p>
          </table:table-cell>
          <table:table-cell table:style-name="Default" office:value-type="float" office:value="0.037665724340884" calcext:value-type="float">
            <text:p>0.037665724340884</text:p>
          </table:table-cell>
          <table:table-cell table:style-name="Default" office:value-type="float" office:value="0.962207539682539" calcext:value-type="float">
            <text:p>0.962207539682539</text:p>
          </table:table-cell>
          <table:table-cell table:style-name="Default" office:value-type="float" office:value="0.0286142655092466" calcext:value-type="float">
            <text:p>0.0286142655092466</text:p>
          </table:table-cell>
          <table:table-cell table:style-name="Default" office:value-type="float" office:value="0.9435" calcext:value-type="float">
            <text:p>0.9435</text:p>
          </table:table-cell>
          <table:table-cell table:style-name="Default" office:value-type="float" office:value="0.037665724340884" calcext:value-type="float">
            <text:p>0.037665724340884</text:p>
          </table:table-cell>
          <table:table-cell table:style-name="Default" office:value-type="float" office:value="0.955753968253968" calcext:value-type="float">
            <text:p>0.955753968253968</text:p>
          </table:table-cell>
          <table:table-cell table:style-name="Default" office:value-type="float" office:value="0.0353331559558577" calcext:value-type="float">
            <text:p>0.0353331559558577</text:p>
          </table:table-cell>
          <table:table-cell table:style-name="Default" office:value-type="float" office:value="0.970033068783069" calcext:value-type="float">
            <text:p>0.970033068783069</text:p>
          </table:table-cell>
          <table:table-cell table:style-name="Default" office:value-type="float" office:value="0.0246988236107533" calcext:value-type="float">
            <text:p>0.0246988236107533</text:p>
          </table:table-cell>
          <table:table-cell table:style-name="Default" office:value-type="float" office:value="0.955753968253968" calcext:value-type="float">
            <text:p>0.955753968253968</text:p>
          </table:table-cell>
          <table:table-cell table:style-name="Default" office:value-type="float" office:value="0.0353331559558577" calcext:value-type="float">
            <text:p>0.0353331559558577</text:p>
          </table:table-cell>
          <table:table-cell table:style-name="Default" office:value-type="float" office:value="0.951055555555556" calcext:value-type="float">
            <text:p>0.951055555555556</text:p>
          </table:table-cell>
          <table:table-cell table:style-name="Default" office:value-type="float" office:value="0.0174544380433003" calcext:value-type="float">
            <text:p>0.0174544380433003</text:p>
          </table:table-cell>
          <table:table-cell table:style-name="Default" office:value-type="float" office:value="0.96461044973545" calcext:value-type="float">
            <text:p>0.96461044973545</text:p>
          </table:table-cell>
          <table:table-cell table:style-name="Default" office:value-type="float" office:value="0.014221812439597" calcext:value-type="float">
            <text:p>0.014221812439597</text:p>
          </table:table-cell>
          <table:table-cell table:style-name="Default" office:value-type="float" office:value="0.951055555555556" calcext:value-type="float">
            <text:p>0.951055555555556</text:p>
          </table:table-cell>
          <table:table-cell table:style-name="Default" office:value-type="float" office:value="0.0174544380433003" calcext:value-type="float">
            <text:p>0.0174544380433003</text:p>
          </table:table-cell>
          <table:table-cell/>
          <table:table-cell table:style-name="ce18" table:formula="of:=[.T97]&gt;[.T97]" office:value-type="boolean" office:boolean-value="false" calcext:value-type="boolean">
            <text:p>FALSE</text:p>
          </table:table-cell>
          <table:table-cell/>
          <table:table-cell table:style-name="ce18" table:formula="of:=[.T97]&gt;[.T97]" office:value-type="boolean" office:boolean-value="false" calcext:value-type="boolean">
            <text:p>FALSE</text:p>
          </table:table-cell>
          <table:table-cell/>
          <table:table-cell table:style-name="ce18" table:formula="of:=[.T97]&gt;[.T97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Default" office:value-type="float" office:value="0.970111111111111" calcext:value-type="float">
            <text:p>0.970111111111111</text:p>
          </table:table-cell>
          <table:table-cell table:style-name="Default" office:value-type="float" office:value="0.0297290231056255" calcext:value-type="float">
            <text:p>0.0297290231056255</text:p>
          </table:table-cell>
          <table:table-cell table:style-name="Default" office:value-type="float" office:value="0.984953703703704" calcext:value-type="float">
            <text:p>0.984953703703704</text:p>
          </table:table-cell>
          <table:table-cell table:style-name="Default" office:value-type="float" office:value="0.0169390929618552" calcext:value-type="float">
            <text:p>0.0169390929618552</text:p>
          </table:table-cell>
          <table:table-cell table:style-name="Default" office:value-type="float" office:value="0.970111111111111" calcext:value-type="float">
            <text:p>0.970111111111111</text:p>
          </table:table-cell>
          <table:table-cell table:style-name="Default" office:value-type="float" office:value="0.0297290231056255" calcext:value-type="float">
            <text:p>0.0297290231056255</text:p>
          </table:table-cell>
          <table:table-cell table:style-name="Default" office:value-type="float" office:value="0.946555555555555" calcext:value-type="float">
            <text:p>0.946555555555555</text:p>
          </table:table-cell>
          <table:table-cell table:style-name="Default" office:value-type="float" office:value="0.0326672335551719" calcext:value-type="float">
            <text:p>0.0326672335551719</text:p>
          </table:table-cell>
          <table:table-cell table:style-name="Default" office:value-type="float" office:value="0.959210317460317" calcext:value-type="float">
            <text:p>0.959210317460317</text:p>
          </table:table-cell>
          <table:table-cell table:style-name="Default" office:value-type="float" office:value="0.0292758820955539" calcext:value-type="float">
            <text:p>0.0292758820955539</text:p>
          </table:table-cell>
          <table:table-cell table:style-name="Default" office:value-type="float" office:value="0.946555555555555" calcext:value-type="float">
            <text:p>0.946555555555555</text:p>
          </table:table-cell>
          <table:table-cell table:style-name="Default" office:value-type="float" office:value="0.0326672335551719" calcext:value-type="float">
            <text:p>0.0326672335551719</text:p>
          </table:table-cell>
          <table:table-cell table:style-name="Default" office:value-type="float" office:value="0.960111111111111" calcext:value-type="float">
            <text:p>0.960111111111111</text:p>
          </table:table-cell>
          <table:table-cell table:style-name="Default" office:value-type="float" office:value="0.0356195604467511" calcext:value-type="float">
            <text:p>0.0356195604467511</text:p>
          </table:table-cell>
          <table:table-cell table:style-name="Default" office:value-type="float" office:value="0.974268518518519" calcext:value-type="float">
            <text:p>0.974268518518519</text:p>
          </table:table-cell>
          <table:table-cell table:style-name="Default" office:value-type="float" office:value="0.0235928560512064" calcext:value-type="float">
            <text:p>0.0235928560512064</text:p>
          </table:table-cell>
          <table:table-cell table:style-name="Default" office:value-type="float" office:value="0.960111111111111" calcext:value-type="float">
            <text:p>0.960111111111111</text:p>
          </table:table-cell>
          <table:table-cell table:style-name="Default" office:value-type="float" office:value="0.0356195604467511" calcext:value-type="float">
            <text:p>0.0356195604467511</text:p>
          </table:table-cell>
          <table:table-cell table:style-name="Default" office:value-type="float" office:value="0.951111111111111" calcext:value-type="float">
            <text:p>0.951111111111111</text:p>
          </table:table-cell>
          <table:table-cell table:style-name="Default" office:value-type="float" office:value="0.0312121375567935" calcext:value-type="float">
            <text:p>0.0312121375567935</text:p>
          </table:table-cell>
          <table:table-cell table:style-name="Default" office:value-type="float" office:value="0.969572751322751" calcext:value-type="float">
            <text:p>0.969572751322751</text:p>
          </table:table-cell>
          <table:table-cell table:style-name="Default" office:value-type="float" office:value="0.0181547395456729" calcext:value-type="float">
            <text:p>0.0181547395456729</text:p>
          </table:table-cell>
          <table:table-cell table:style-name="Default" office:value-type="float" office:value="0.951111111111111" calcext:value-type="float">
            <text:p>0.951111111111111</text:p>
          </table:table-cell>
          <table:table-cell table:style-name="Default" office:value-type="float" office:value="0.0312121375567935" calcext:value-type="float">
            <text:p>0.0312121375567935</text:p>
          </table:table-cell>
          <table:table-cell/>
          <table:table-cell table:style-name="ce18" table:formula="of:=[.T98]&gt;[.T98]" office:value-type="boolean" office:boolean-value="false" calcext:value-type="boolean">
            <text:p>FALSE</text:p>
          </table:table-cell>
          <table:table-cell/>
          <table:table-cell table:style-name="ce18" table:formula="of:=[.T98]&gt;[.T98]" office:value-type="boolean" office:boolean-value="false" calcext:value-type="boolean">
            <text:p>FALSE</text:p>
          </table:table-cell>
          <table:table-cell/>
          <table:table-cell table:style-name="ce18" table:formula="of:=[.T98]&gt;[.T98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BENCHMARK</text:p>
          </table:table-cell>
          <table:table-cell table:style-name="Default" table:number-columns-repeated="12"/>
          <table:table-cell table:number-columns-repeated="6"/>
          <table:table-cell table:style-name="Default" table:number-columns-repeated="6"/>
          <table:table-cell/>
          <table:table-cell table:style-name="ce18" table:formula="of:=[.B99]&gt;[.N99]" office:value-type="boolean" office:boolean-value="false" calcext:value-type="boolean">
            <text:p>FALSE</text:p>
          </table:table-cell>
          <table:table-cell/>
          <table:table-cell table:style-name="ce18" table:formula="of:=[.B99]&gt;[.T99]" office:value-type="boolean" office:boolean-value="false" calcext:value-type="boolean">
            <text:p>FALSE</text:p>
          </table:table-cell>
          <table:table-cell/>
          <table:table-cell table:style-name="ce18" table:formula="of:=[.B99]&gt;[.H99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Default" office:value-type="float" office:value="0.943531746031746" calcext:value-type="float">
            <text:p>0.943531746031746</text:p>
          </table:table-cell>
          <table:table-cell table:style-name="Default" office:value-type="float" office:value="0.0202904784255874" calcext:value-type="float">
            <text:p>0.0202904784255874</text:p>
          </table:table-cell>
          <table:table-cell table:style-name="Default" office:value-type="float" office:value="0.962909259259259" calcext:value-type="float">
            <text:p>0.962909259259259</text:p>
          </table:table-cell>
          <table:table-cell table:style-name="Default" office:value-type="float" office:value="0.0140270711226484" calcext:value-type="float">
            <text:p>0.0140270711226484</text:p>
          </table:table-cell>
          <table:table-cell table:style-name="Default" office:value-type="float" office:value="0.943531746031746" calcext:value-type="float">
            <text:p>0.943531746031746</text:p>
          </table:table-cell>
          <table:table-cell table:style-name="Default" office:value-type="float" office:value="0.0202904784255874" calcext:value-type="float">
            <text:p>0.0202904784255874</text:p>
          </table:table-cell>
          <table:table-cell table:style-name="Default" office:value-type="float" office:value="0.943531746031746" calcext:value-type="float">
            <text:p>0.943531746031746</text:p>
          </table:table-cell>
          <table:table-cell table:style-name="Default" office:value-type="float" office:value="0.0202904784255874" calcext:value-type="float">
            <text:p>0.0202904784255874</text:p>
          </table:table-cell>
          <table:table-cell table:style-name="Default" office:value-type="float" office:value="0.962909259259259" calcext:value-type="float">
            <text:p>0.962909259259259</text:p>
          </table:table-cell>
          <table:table-cell table:style-name="Default" office:value-type="float" office:value="0.0140270711226484" calcext:value-type="float">
            <text:p>0.0140270711226484</text:p>
          </table:table-cell>
          <table:table-cell table:style-name="Default" office:value-type="float" office:value="0.943531746031746" calcext:value-type="float">
            <text:p>0.943531746031746</text:p>
          </table:table-cell>
          <table:table-cell table:style-name="Default" office:value-type="float" office:value="0.0202904784255874" calcext:value-type="float">
            <text:p>0.0202904784255874</text:p>
          </table:table-cell>
          <table:table-cell table:style-name="Default" office:value-type="float" office:value="0.943531746031746" calcext:value-type="float">
            <text:p>0.943531746031746</text:p>
          </table:table-cell>
          <table:table-cell table:style-name="Default" office:value-type="float" office:value="0.0202904784255874" calcext:value-type="float">
            <text:p>0.0202904784255874</text:p>
          </table:table-cell>
          <table:table-cell table:style-name="Default" office:value-type="float" office:value="0.962909259259259" calcext:value-type="float">
            <text:p>0.962909259259259</text:p>
          </table:table-cell>
          <table:table-cell table:style-name="Default" office:value-type="float" office:value="0.0140270711226484" calcext:value-type="float">
            <text:p>0.0140270711226484</text:p>
          </table:table-cell>
          <table:table-cell table:style-name="Default" office:value-type="float" office:value="0.943531746031746" calcext:value-type="float">
            <text:p>0.943531746031746</text:p>
          </table:table-cell>
          <table:table-cell table:style-name="Default" office:value-type="float" office:value="0.0202904784255874" calcext:value-type="float">
            <text:p>0.0202904784255874</text:p>
          </table:table-cell>
          <table:table-cell table:style-name="Default" office:value-type="float" office:value="0.943531746031746" calcext:value-type="float">
            <text:p>0.943531746031746</text:p>
          </table:table-cell>
          <table:table-cell table:style-name="Default" office:value-type="float" office:value="0.0202904784255874" calcext:value-type="float">
            <text:p>0.0202904784255874</text:p>
          </table:table-cell>
          <table:table-cell table:style-name="Default" office:value-type="float" office:value="0.962909259259259" calcext:value-type="float">
            <text:p>0.962909259259259</text:p>
          </table:table-cell>
          <table:table-cell table:style-name="Default" office:value-type="float" office:value="0.0140270711226484" calcext:value-type="float">
            <text:p>0.0140270711226484</text:p>
          </table:table-cell>
          <table:table-cell table:style-name="Default" office:value-type="float" office:value="0.943531746031746" calcext:value-type="float">
            <text:p>0.943531746031746</text:p>
          </table:table-cell>
          <table:table-cell table:style-name="Default" office:value-type="float" office:value="0.0202904784255874" calcext:value-type="float">
            <text:p>0.0202904784255874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993"/>
        </table:table-row>
        <table:table-row table:style-name="ro2">
          <table:table-cell table:number-columns-repeated="26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993"/>
        </table:table-row>
        <table:table-row table:style-name="ro1">
          <table:table-cell table:style-name="ce1" office:value-type="string" calcext:value-type="string" table:number-columns-spanned="25" table:number-rows-spanned="1">
            <text:p>HILLVALLEY</text:p>
          </table:table-cell>
          <table:covered-table-cell table:number-columns-repeated="23" table:style-name="ce2"/>
          <table:covered-table-cell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993"/>
        </table:table-row>
        <table:table-row table:style-name="ro1">
          <table:table-cell table:style-name="ce1"/>
          <table:table-cell table:style-name="ce4" office:value-type="string" calcext:value-type="string" table:number-columns-spanned="6" table:number-rows-spanned="1">
            <text:p>MO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SO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ANOVA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RFE</text:p>
          </table:table-cell>
          <table:covered-table-cell table:style-name="ce4"/>
          <table:covered-table-cell table:number-columns-repeated="3" table:style-name="ce2"/>
          <table:covered-table-cell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993"/>
        </table:table-row>
        <table:table-row table:style-name="ro2">
          <table:table-cell table:style-name="ce2" office:value-type="string" calcext:value-type="string">
            <text:p>Num. Ftr.</text:p>
          </table:table-cell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993"/>
        </table:table-row>
        <table:table-row table:style-name="ro2"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99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6" office:value-type="float" office:value="0.558860353323356" calcext:value-type="float">
            <text:p>0.558860353323356</text:p>
          </table:table-cell>
          <table:table-cell table:style-name="ce16" office:value-type="float" office:value="0.0287392002367381" calcext:value-type="float">
            <text:p>0.0287392002367381</text:p>
          </table:table-cell>
          <table:table-cell table:style-name="ce16" office:value-type="float" office:value="0.566482716005084" calcext:value-type="float">
            <text:p>0.566482716005084</text:p>
          </table:table-cell>
          <table:table-cell table:style-name="ce16" office:value-type="float" office:value="0.029311477373951" calcext:value-type="float">
            <text:p>0.029311477373951</text:p>
          </table:table-cell>
          <table:table-cell table:style-name="ce16" office:value-type="float" office:value="0.558860353323356" calcext:value-type="float">
            <text:p>0.558860353323356</text:p>
          </table:table-cell>
          <table:table-cell table:style-name="ce16" office:value-type="float" office:value="0.0287392002367381" calcext:value-type="float">
            <text:p>0.0287392002367381</text:p>
          </table:table-cell>
          <table:table-cell table:style-name="Default" office:value-type="float" office:value="0.515094041141995" calcext:value-type="float">
            <text:p>0.515094041141995</text:p>
          </table:table-cell>
          <table:table-cell table:style-name="Default" office:value-type="float" office:value="0.0287719151647075" calcext:value-type="float">
            <text:p>0.0287719151647075</text:p>
          </table:table-cell>
          <table:table-cell table:style-name="Default" office:value-type="float" office:value="0.524928920967616" calcext:value-type="float">
            <text:p>0.524928920967616</text:p>
          </table:table-cell>
          <table:table-cell table:style-name="Default" office:value-type="float" office:value="0.0313140050571877" calcext:value-type="float">
            <text:p>0.0313140050571877</text:p>
          </table:table-cell>
          <table:table-cell table:style-name="Default" office:value-type="float" office:value="0.515094041141995" calcext:value-type="float">
            <text:p>0.515094041141995</text:p>
          </table:table-cell>
          <table:table-cell table:style-name="Default" office:value-type="float" office:value="0.0287719151647075" calcext:value-type="float">
            <text:p>0.0287719151647075</text:p>
          </table:table-cell>
          <table:table-cell table:style-name="Default" office:value-type="float" office:value="0.503038609678971" calcext:value-type="float">
            <text:p>0.503038609678971</text:p>
          </table:table-cell>
          <table:table-cell table:style-name="Default" office:value-type="float" office:value="0.0243133350612683" calcext:value-type="float">
            <text:p>0.0243133350612683</text:p>
          </table:table-cell>
          <table:table-cell table:style-name="Default" office:value-type="float" office:value="0.511334658565326" calcext:value-type="float">
            <text:p>0.511334658565326</text:p>
          </table:table-cell>
          <table:table-cell table:style-name="Default" office:value-type="float" office:value="0.0265804336728076" calcext:value-type="float">
            <text:p>0.0265804336728076</text:p>
          </table:table-cell>
          <table:table-cell table:style-name="Default" office:value-type="float" office:value="0.503038609678971" calcext:value-type="float">
            <text:p>0.503038609678971</text:p>
          </table:table-cell>
          <table:table-cell table:style-name="Default" office:value-type="float" office:value="0.0243133350612683" calcext:value-type="float">
            <text:p>0.0243133350612683</text:p>
          </table:table-cell>
          <table:table-cell table:style-name="Default" office:value-type="float" office:value="0.491978084562993" calcext:value-type="float">
            <text:p>0.491978084562993</text:p>
          </table:table-cell>
          <table:table-cell table:style-name="Default" office:value-type="float" office:value="0.0259156353857309" calcext:value-type="float">
            <text:p>0.0259156353857309</text:p>
          </table:table-cell>
          <table:table-cell table:style-name="Default" office:value-type="float" office:value="0.50324976332149" calcext:value-type="float">
            <text:p>0.50324976332149</text:p>
          </table:table-cell>
          <table:table-cell table:style-name="Default" office:value-type="float" office:value="0.0312737607546334" calcext:value-type="float">
            <text:p>0.0312737607546334</text:p>
          </table:table-cell>
          <table:table-cell table:style-name="Default" office:value-type="float" office:value="0.491978084562993" calcext:value-type="float">
            <text:p>0.491978084562993</text:p>
          </table:table-cell>
          <table:table-cell table:style-name="Default" office:value-type="float" office:value="0.0259156353857309" calcext:value-type="float">
            <text:p>0.0259156353857309</text:p>
          </table:table-cell>
          <table:table-cell/>
          <table:table-cell table:style-name="ce18" table:formula="of:=[.T106]&gt;[.N106]" office:value-type="boolean" office:boolean-value="false" calcext:value-type="boolean">
            <text:p>FALSE</text:p>
          </table:table-cell>
          <table:table-cell/>
          <table:table-cell table:style-name="ce18" table:formula="of:=[.T106]&gt;[.T106]" office:value-type="boolean" office:boolean-value="false" calcext:value-type="boolean">
            <text:p>FALSE</text:p>
          </table:table-cell>
          <table:table-cell/>
          <table:table-cell table:style-name="ce18" table:formula="of:=[.T106]&gt;[.H106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Default" office:value-type="float" office:value="0.546630340461166" calcext:value-type="float">
            <text:p>0.546630340461166</text:p>
          </table:table-cell>
          <table:table-cell table:style-name="Default" office:value-type="float" office:value="0.0328359134436442" calcext:value-type="float">
            <text:p>0.0328359134436442</text:p>
          </table:table-cell>
          <table:table-cell table:style-name="Default" office:value-type="float" office:value="0.558026827306426" calcext:value-type="float">
            <text:p>0.558026827306426</text:p>
          </table:table-cell>
          <table:table-cell table:style-name="Default" office:value-type="float" office:value="0.0285313023255169" calcext:value-type="float">
            <text:p>0.0285313023255169</text:p>
          </table:table-cell>
          <table:table-cell table:style-name="Default" office:value-type="float" office:value="0.546630340461166" calcext:value-type="float">
            <text:p>0.546630340461166</text:p>
          </table:table-cell>
          <table:table-cell table:style-name="Default" office:value-type="float" office:value="0.0328359134436442" calcext:value-type="float">
            <text:p>0.0328359134436442</text:p>
          </table:table-cell>
          <table:table-cell table:style-name="Default" office:value-type="float" office:value="0.517068900205612" calcext:value-type="float">
            <text:p>0.517068900205612</text:p>
          </table:table-cell>
          <table:table-cell table:style-name="Default" office:value-type="float" office:value="0.0263230956345694" calcext:value-type="float">
            <text:p>0.0263230956345694</text:p>
          </table:table-cell>
          <table:table-cell table:style-name="Default" office:value-type="float" office:value="0.525881725843951" calcext:value-type="float">
            <text:p>0.525881725843951</text:p>
          </table:table-cell>
          <table:table-cell table:style-name="Default" office:value-type="float" office:value="0.0238203477312876" calcext:value-type="float">
            <text:p>0.0238203477312876</text:p>
          </table:table-cell>
          <table:table-cell table:style-name="Default" office:value-type="float" office:value="0.517068900205612" calcext:value-type="float">
            <text:p>0.517068900205612</text:p>
          </table:table-cell>
          <table:table-cell table:style-name="Default" office:value-type="float" office:value="0.0263230956345694" calcext:value-type="float">
            <text:p>0.0263230956345694</text:p>
          </table:table-cell>
          <table:table-cell table:style-name="Default" office:value-type="float" office:value="0.501067601021983" calcext:value-type="float">
            <text:p>0.501067601021983</text:p>
          </table:table-cell>
          <table:table-cell table:style-name="Default" office:value-type="float" office:value="0.0171541839238118" calcext:value-type="float">
            <text:p>0.0171541839238118</text:p>
          </table:table-cell>
          <table:table-cell table:style-name="Default" office:value-type="float" office:value="0.5067285278905" calcext:value-type="float">
            <text:p>0.5067285278905</text:p>
          </table:table-cell>
          <table:table-cell table:style-name="Default" office:value-type="float" office:value="0.0191458880288708" calcext:value-type="float">
            <text:p>0.0191458880288708</text:p>
          </table:table-cell>
          <table:table-cell table:style-name="Default" office:value-type="float" office:value="0.501067601021983" calcext:value-type="float">
            <text:p>0.501067601021983</text:p>
          </table:table-cell>
          <table:table-cell table:style-name="Default" office:value-type="float" office:value="0.0171541839238118" calcext:value-type="float">
            <text:p>0.0171541839238118</text:p>
          </table:table-cell>
          <table:table-cell table:style-name="Default" office:value-type="float" office:value="0.489062184921102" calcext:value-type="float">
            <text:p>0.489062184921102</text:p>
          </table:table-cell>
          <table:table-cell table:style-name="Default" office:value-type="float" office:value="0.0224846509838605" calcext:value-type="float">
            <text:p>0.0224846509838605</text:p>
          </table:table-cell>
          <table:table-cell table:style-name="Default" office:value-type="float" office:value="0.499514637901737" calcext:value-type="float">
            <text:p>0.499514637901737</text:p>
          </table:table-cell>
          <table:table-cell table:style-name="Default" office:value-type="float" office:value="0.023310434514818" calcext:value-type="float">
            <text:p>0.023310434514818</text:p>
          </table:table-cell>
          <table:table-cell table:style-name="Default" office:value-type="float" office:value="0.489062184921102" calcext:value-type="float">
            <text:p>0.489062184921102</text:p>
          </table:table-cell>
          <table:table-cell table:style-name="Default" office:value-type="float" office:value="0.0224846509838605" calcext:value-type="float">
            <text:p>0.0224846509838605</text:p>
          </table:table-cell>
          <table:table-cell/>
          <table:table-cell table:style-name="ce18" table:formula="of:=[.T107]&gt;[.N107]" office:value-type="boolean" office:boolean-value="false" calcext:value-type="boolean">
            <text:p>FALSE</text:p>
          </table:table-cell>
          <table:table-cell/>
          <table:table-cell table:style-name="ce18" table:formula="of:=[.T107]&gt;[.T107]" office:value-type="boolean" office:boolean-value="false" calcext:value-type="boolean">
            <text:p>FALSE</text:p>
          </table:table-cell>
          <table:table-cell/>
          <table:table-cell table:style-name="ce18" table:formula="of:=[.T107]&gt;[.H107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Default" office:value-type="float" office:value="0.545800624946184" calcext:value-type="float">
            <text:p>0.545800624946184</text:p>
          </table:table-cell>
          <table:table-cell table:style-name="Default" office:value-type="float" office:value="0.0189709412634646" calcext:value-type="float">
            <text:p>0.0189709412634646</text:p>
          </table:table-cell>
          <table:table-cell table:style-name="Default" office:value-type="float" office:value="0.557820494853413" calcext:value-type="float">
            <text:p>0.557820494853413</text:p>
          </table:table-cell>
          <table:table-cell table:style-name="Default" office:value-type="float" office:value="0.0225565376830558" calcext:value-type="float">
            <text:p>0.0225565376830558</text:p>
          </table:table-cell>
          <table:table-cell table:style-name="Default" office:value-type="float" office:value="0.545800624946184" calcext:value-type="float">
            <text:p>0.545800624946184</text:p>
          </table:table-cell>
          <table:table-cell table:style-name="Default" office:value-type="float" office:value="0.0189709412634646" calcext:value-type="float">
            <text:p>0.0189709412634646</text:p>
          </table:table-cell>
          <table:table-cell table:style-name="Default" office:value-type="float" office:value="0.513186113712328" calcext:value-type="float">
            <text:p>0.513186113712328</text:p>
          </table:table-cell>
          <table:table-cell table:style-name="Default" office:value-type="float" office:value="0.0212823931179804" calcext:value-type="float">
            <text:p>0.0212823931179804</text:p>
          </table:table-cell>
          <table:table-cell table:style-name="Default" office:value-type="float" office:value="0.523245171587382" calcext:value-type="float">
            <text:p>0.523245171587382</text:p>
          </table:table-cell>
          <table:table-cell table:style-name="Default" office:value-type="float" office:value="0.0174971007237106" calcext:value-type="float">
            <text:p>0.0174971007237106</text:p>
          </table:table-cell>
          <table:table-cell table:style-name="Default" office:value-type="float" office:value="0.513186113712328" calcext:value-type="float">
            <text:p>0.513186113712328</text:p>
          </table:table-cell>
          <table:table-cell table:style-name="Default" office:value-type="float" office:value="0.0212823931179804" calcext:value-type="float">
            <text:p>0.0212823931179804</text:p>
          </table:table-cell>
          <table:table-cell table:style-name="Default" office:value-type="float" office:value="0.492644339728584" calcext:value-type="float">
            <text:p>0.492644339728584</text:p>
          </table:table-cell>
          <table:table-cell table:style-name="Default" office:value-type="float" office:value="0.0323008522341137" calcext:value-type="float">
            <text:p>0.0323008522341137</text:p>
          </table:table-cell>
          <table:table-cell table:style-name="Default" office:value-type="float" office:value="0.502812682820512" calcext:value-type="float">
            <text:p>0.502812682820512</text:p>
          </table:table-cell>
          <table:table-cell table:style-name="Default" office:value-type="float" office:value="0.0332985974332802" calcext:value-type="float">
            <text:p>0.0332985974332802</text:p>
          </table:table-cell>
          <table:table-cell table:style-name="Default" office:value-type="float" office:value="0.492644339728584" calcext:value-type="float">
            <text:p>0.492644339728584</text:p>
          </table:table-cell>
          <table:table-cell table:style-name="Default" office:value-type="float" office:value="0.0323008522341137" calcext:value-type="float">
            <text:p>0.0323008522341137</text:p>
          </table:table-cell>
          <table:table-cell table:style-name="Default" office:value-type="float" office:value="0.498801185362908" calcext:value-type="float">
            <text:p>0.498801185362908</text:p>
          </table:table-cell>
          <table:table-cell table:style-name="Default" office:value-type="float" office:value="0.0248669989654348" calcext:value-type="float">
            <text:p>0.0248669989654348</text:p>
          </table:table-cell>
          <table:table-cell table:style-name="Default" office:value-type="float" office:value="0.509870877614896" calcext:value-type="float">
            <text:p>0.509870877614896</text:p>
          </table:table-cell>
          <table:table-cell table:style-name="Default" office:value-type="float" office:value="0.0245281333203414" calcext:value-type="float">
            <text:p>0.0245281333203414</text:p>
          </table:table-cell>
          <table:table-cell table:style-name="Default" office:value-type="float" office:value="0.498801185362908" calcext:value-type="float">
            <text:p>0.498801185362908</text:p>
          </table:table-cell>
          <table:table-cell table:style-name="Default" office:value-type="float" office:value="0.0248669989654348" calcext:value-type="float">
            <text:p>0.0248669989654348</text:p>
          </table:table-cell>
          <table:table-cell/>
          <table:table-cell table:style-name="ce18" table:formula="of:=[.T108]&gt;[.N108]" office:value-type="boolean" office:boolean-value="true" calcext:value-type="boolean">
            <text:p>TRUE</text:p>
          </table:table-cell>
          <table:table-cell/>
          <table:table-cell table:style-name="ce18" table:formula="of:=[.T108]&gt;[.T108]" office:value-type="boolean" office:boolean-value="false" calcext:value-type="boolean">
            <text:p>FALSE</text:p>
          </table:table-cell>
          <table:table-cell/>
          <table:table-cell table:style-name="ce18" table:formula="of:=[.T108]&gt;[.H108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Default" office:value-type="float" office:value="0.562419477324713" calcext:value-type="float">
            <text:p>0.562419477324713</text:p>
          </table:table-cell>
          <table:table-cell table:style-name="Default" office:value-type="float" office:value="0.0229889649232475" calcext:value-type="float">
            <text:p>0.0229889649232475</text:p>
          </table:table-cell>
          <table:table-cell table:style-name="Default" office:value-type="float" office:value="0.575758380247996" calcext:value-type="float">
            <text:p>0.575758380247996</text:p>
          </table:table-cell>
          <table:table-cell table:style-name="Default" office:value-type="float" office:value="0.0223180410216924" calcext:value-type="float">
            <text:p>0.0223180410216924</text:p>
          </table:table-cell>
          <table:table-cell table:style-name="Default" office:value-type="float" office:value="0.562419477324713" calcext:value-type="float">
            <text:p>0.562419477324713</text:p>
          </table:table-cell>
          <table:table-cell table:style-name="Default" office:value-type="float" office:value="0.0229889649232475" calcext:value-type="float">
            <text:p>0.0229889649232475</text:p>
          </table:table-cell>
          <table:table-cell table:style-name="Default" office:value-type="float" office:value="0.514590952998899" calcext:value-type="float">
            <text:p>0.514590952998899</text:p>
          </table:table-cell>
          <table:table-cell table:style-name="Default" office:value-type="float" office:value="0.0199780179022207" calcext:value-type="float">
            <text:p>0.0199780179022207</text:p>
          </table:table-cell>
          <table:table-cell table:style-name="Default" office:value-type="float" office:value="0.525459589885903" calcext:value-type="float">
            <text:p>0.525459589885903</text:p>
          </table:table-cell>
          <table:table-cell table:style-name="Default" office:value-type="float" office:value="0.0191111435602738" calcext:value-type="float">
            <text:p>0.0191111435602738</text:p>
          </table:table-cell>
          <table:table-cell table:style-name="Default" office:value-type="float" office:value="0.514590952998899" calcext:value-type="float">
            <text:p>0.514590952998899</text:p>
          </table:table-cell>
          <table:table-cell table:style-name="Default" office:value-type="float" office:value="0.0199780179022207" calcext:value-type="float">
            <text:p>0.0199780179022207</text:p>
          </table:table-cell>
          <table:table-cell table:style-name="Default" office:value-type="float" office:value="0.495904823138348" calcext:value-type="float">
            <text:p>0.495904823138348</text:p>
          </table:table-cell>
          <table:table-cell table:style-name="Default" office:value-type="float" office:value="0.0237927274139541" calcext:value-type="float">
            <text:p>0.0237927274139541</text:p>
          </table:table-cell>
          <table:table-cell table:style-name="Default" office:value-type="float" office:value="0.508698105251802" calcext:value-type="float">
            <text:p>0.508698105251802</text:p>
          </table:table-cell>
          <table:table-cell table:style-name="Default" office:value-type="float" office:value="0.0284968397725079" calcext:value-type="float">
            <text:p>0.0284968397725079</text:p>
          </table:table-cell>
          <table:table-cell table:style-name="Default" office:value-type="float" office:value="0.495904823138348" calcext:value-type="float">
            <text:p>0.495904823138348</text:p>
          </table:table-cell>
          <table:table-cell table:style-name="Default" office:value-type="float" office:value="0.0237927274139541" calcext:value-type="float">
            <text:p>0.0237927274139541</text:p>
          </table:table-cell>
          <table:table-cell table:style-name="Default" office:value-type="float" office:value="0.485745747282012" calcext:value-type="float">
            <text:p>0.485745747282012</text:p>
          </table:table-cell>
          <table:table-cell table:style-name="Default" office:value-type="float" office:value="0.0264597722263252" calcext:value-type="float">
            <text:p>0.0264597722263252</text:p>
          </table:table-cell>
          <table:table-cell table:style-name="Default" office:value-type="float" office:value="0.496600435017976" calcext:value-type="float">
            <text:p>0.496600435017976</text:p>
          </table:table-cell>
          <table:table-cell table:style-name="Default" office:value-type="float" office:value="0.0286484077574924" calcext:value-type="float">
            <text:p>0.0286484077574924</text:p>
          </table:table-cell>
          <table:table-cell table:style-name="Default" office:value-type="float" office:value="0.485745747282012" calcext:value-type="float">
            <text:p>0.485745747282012</text:p>
          </table:table-cell>
          <table:table-cell table:style-name="Default" office:value-type="float" office:value="0.0264597722263252" calcext:value-type="float">
            <text:p>0.0264597722263252</text:p>
          </table:table-cell>
          <table:table-cell/>
          <table:table-cell table:style-name="ce18" table:formula="of:=[.T109]&gt;[.N109]" office:value-type="boolean" office:boolean-value="false" calcext:value-type="boolean">
            <text:p>FALSE</text:p>
          </table:table-cell>
          <table:table-cell/>
          <table:table-cell table:style-name="ce18" table:formula="of:=[.T109]&gt;[.T109]" office:value-type="boolean" office:boolean-value="false" calcext:value-type="boolean">
            <text:p>FALSE</text:p>
          </table:table-cell>
          <table:table-cell/>
          <table:table-cell table:style-name="ce18" table:formula="of:=[.T109]&gt;[.H109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Default" office:value-type="float" office:value="0.549794806746359" calcext:value-type="float">
            <text:p>0.549794806746359</text:p>
          </table:table-cell>
          <table:table-cell table:style-name="Default" office:value-type="float" office:value="0.02912602950247" calcext:value-type="float">
            <text:p>0.02912602950247</text:p>
          </table:table-cell>
          <table:table-cell table:style-name="Default" office:value-type="float" office:value="0.568253519378501" calcext:value-type="float">
            <text:p>0.568253519378501</text:p>
          </table:table-cell>
          <table:table-cell table:style-name="Default" office:value-type="float" office:value="0.029483442199194" calcext:value-type="float">
            <text:p>0.029483442199194</text:p>
          </table:table-cell>
          <table:table-cell table:style-name="Default" office:value-type="float" office:value="0.549794806746359" calcext:value-type="float">
            <text:p>0.549794806746359</text:p>
          </table:table-cell>
          <table:table-cell table:style-name="Default" office:value-type="float" office:value="0.02912602950247" calcext:value-type="float">
            <text:p>0.02912602950247</text:p>
          </table:table-cell>
          <table:table-cell table:style-name="ce16" office:value-type="float" office:value="0.519059662128691" calcext:value-type="float">
            <text:p>0.519059662128691</text:p>
          </table:table-cell>
          <table:table-cell table:style-name="ce16" office:value-type="float" office:value="0.0190431435609164" calcext:value-type="float">
            <text:p>0.0190431435609164</text:p>
          </table:table-cell>
          <table:table-cell table:style-name="ce16" office:value-type="float" office:value="0.529533465706838" calcext:value-type="float">
            <text:p>0.529533465706838</text:p>
          </table:table-cell>
          <table:table-cell table:style-name="ce16" office:value-type="float" office:value="0.0159429146440176" calcext:value-type="float">
            <text:p>0.0159429146440176</text:p>
          </table:table-cell>
          <table:table-cell table:style-name="ce16" office:value-type="float" office:value="0.519059662128691" calcext:value-type="float">
            <text:p>0.519059662128691</text:p>
          </table:table-cell>
          <table:table-cell table:style-name="ce16" office:value-type="float" office:value="0.0190431435609164" calcext:value-type="float">
            <text:p>0.0190431435609164</text:p>
          </table:table-cell>
          <table:table-cell table:style-name="Default" office:value-type="float" office:value="0.505695169430776" calcext:value-type="float">
            <text:p>0.505695169430776</text:p>
          </table:table-cell>
          <table:table-cell table:style-name="Default" office:value-type="float" office:value="0.028230425603501" calcext:value-type="float">
            <text:p>0.028230425603501</text:p>
          </table:table-cell>
          <table:table-cell table:style-name="Default" office:value-type="float" office:value="0.519926373983242" calcext:value-type="float">
            <text:p>0.519926373983242</text:p>
          </table:table-cell>
          <table:table-cell table:style-name="Default" office:value-type="float" office:value="0.0351712494635196" calcext:value-type="float">
            <text:p>0.0351712494635196</text:p>
          </table:table-cell>
          <table:table-cell table:style-name="Default" office:value-type="float" office:value="0.505695169430776" calcext:value-type="float">
            <text:p>0.505695169430776</text:p>
          </table:table-cell>
          <table:table-cell table:style-name="Default" office:value-type="float" office:value="0.028230425603501" calcext:value-type="float">
            <text:p>0.028230425603501</text:p>
          </table:table-cell>
          <table:table-cell table:style-name="Default" office:value-type="float" office:value="0.502998743977104" calcext:value-type="float">
            <text:p>0.502998743977104</text:p>
          </table:table-cell>
          <table:table-cell table:style-name="Default" office:value-type="float" office:value="0.0225155962429079" calcext:value-type="float">
            <text:p>0.0225155962429079</text:p>
          </table:table-cell>
          <table:table-cell table:style-name="Default" office:value-type="float" office:value="0.513301425520404" calcext:value-type="float">
            <text:p>0.513301425520404</text:p>
          </table:table-cell>
          <table:table-cell table:style-name="Default" office:value-type="float" office:value="0.0257203076843343" calcext:value-type="float">
            <text:p>0.0257203076843343</text:p>
          </table:table-cell>
          <table:table-cell table:style-name="Default" office:value-type="float" office:value="0.502998743977104" calcext:value-type="float">
            <text:p>0.502998743977104</text:p>
          </table:table-cell>
          <table:table-cell table:style-name="Default" office:value-type="float" office:value="0.0225155962429079" calcext:value-type="float">
            <text:p>0.0225155962429079</text:p>
          </table:table-cell>
          <table:table-cell/>
          <table:table-cell table:style-name="ce18" table:formula="of:=[.T110]&gt;[.N110]" office:value-type="boolean" office:boolean-value="false" calcext:value-type="boolean">
            <text:p>FALSE</text:p>
          </table:table-cell>
          <table:table-cell/>
          <table:table-cell table:style-name="ce18" table:formula="of:=[.T110]&gt;[.T110]" office:value-type="boolean" office:boolean-value="false" calcext:value-type="boolean">
            <text:p>FALSE</text:p>
          </table:table-cell>
          <table:table-cell/>
          <table:table-cell table:style-name="ce18" table:formula="of:=[.T110]&gt;[.H110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Default" office:value-type="float" office:value="0.539990862023348" calcext:value-type="float">
            <text:p>0.539990862023348</text:p>
          </table:table-cell>
          <table:table-cell table:style-name="Default" office:value-type="float" office:value="0.0268895011095888" calcext:value-type="float">
            <text:p>0.0268895011095888</text:p>
          </table:table-cell>
          <table:table-cell table:style-name="Default" office:value-type="float" office:value="0.548283996321905" calcext:value-type="float">
            <text:p>0.548283996321905</text:p>
          </table:table-cell>
          <table:table-cell table:style-name="Default" office:value-type="float" office:value="0.0249488010169892" calcext:value-type="float">
            <text:p>0.0249488010169892</text:p>
          </table:table-cell>
          <table:table-cell table:style-name="Default" office:value-type="float" office:value="0.539990862023348" calcext:value-type="float">
            <text:p>0.539990862023348</text:p>
          </table:table-cell>
          <table:table-cell table:style-name="Default" office:value-type="float" office:value="0.0268895011095888" calcext:value-type="float">
            <text:p>0.0268895011095888</text:p>
          </table:table-cell>
          <table:table-cell table:style-name="Default" office:value-type="float" office:value="0.515061453082341" calcext:value-type="float">
            <text:p>0.515061453082341</text:p>
          </table:table-cell>
          <table:table-cell table:style-name="Default" office:value-type="float" office:value="0.0134282288366715" calcext:value-type="float">
            <text:p>0.0134282288366715</text:p>
          </table:table-cell>
          <table:table-cell table:style-name="Default" office:value-type="float" office:value="0.525315101752331" calcext:value-type="float">
            <text:p>0.525315101752331</text:p>
          </table:table-cell>
          <table:table-cell table:style-name="Default" office:value-type="float" office:value="0.0119848430961777" calcext:value-type="float">
            <text:p>0.0119848430961777</text:p>
          </table:table-cell>
          <table:table-cell table:style-name="Default" office:value-type="float" office:value="0.515061453082341" calcext:value-type="float">
            <text:p>0.515061453082341</text:p>
          </table:table-cell>
          <table:table-cell table:style-name="Default" office:value-type="float" office:value="0.0134282288366715" calcext:value-type="float">
            <text:p>0.0134282288366715</text:p>
          </table:table-cell>
          <table:table-cell table:style-name="Default" office:value-type="float" office:value="0.501605205838874" calcext:value-type="float">
            <text:p>0.501605205838874</text:p>
          </table:table-cell>
          <table:table-cell table:style-name="Default" office:value-type="float" office:value="0.0207015372162618" calcext:value-type="float">
            <text:p>0.0207015372162618</text:p>
          </table:table-cell>
          <table:table-cell table:style-name="Default" office:value-type="float" office:value="0.512624546268406" calcext:value-type="float">
            <text:p>0.512624546268406</text:p>
          </table:table-cell>
          <table:table-cell table:style-name="Default" office:value-type="float" office:value="0.0276969613577353" calcext:value-type="float">
            <text:p>0.0276969613577353</text:p>
          </table:table-cell>
          <table:table-cell table:style-name="Default" office:value-type="float" office:value="0.501605205838874" calcext:value-type="float">
            <text:p>0.501605205838874</text:p>
          </table:table-cell>
          <table:table-cell table:style-name="Default" office:value-type="float" office:value="0.0207015372162618" calcext:value-type="float">
            <text:p>0.0207015372162618</text:p>
          </table:table-cell>
          <table:table-cell table:style-name="Default" office:value-type="float" office:value="0.498827455444927" calcext:value-type="float">
            <text:p>0.498827455444927</text:p>
          </table:table-cell>
          <table:table-cell table:style-name="Default" office:value-type="float" office:value="0.0205794299069768" calcext:value-type="float">
            <text:p>0.0205794299069768</text:p>
          </table:table-cell>
          <table:table-cell table:style-name="Default" office:value-type="float" office:value="0.510199110255942" calcext:value-type="float">
            <text:p>0.510199110255942</text:p>
          </table:table-cell>
          <table:table-cell table:style-name="Default" office:value-type="float" office:value="0.022125104944014" calcext:value-type="float">
            <text:p>0.022125104944014</text:p>
          </table:table-cell>
          <table:table-cell table:style-name="Default" office:value-type="float" office:value="0.498827455444927" calcext:value-type="float">
            <text:p>0.498827455444927</text:p>
          </table:table-cell>
          <table:table-cell table:style-name="Default" office:value-type="float" office:value="0.0205794299069768" calcext:value-type="float">
            <text:p>0.0205794299069768</text:p>
          </table:table-cell>
          <table:table-cell/>
          <table:table-cell table:style-name="ce18" table:formula="of:=[.T111]&gt;[.N111]" office:value-type="boolean" office:boolean-value="false" calcext:value-type="boolean">
            <text:p>FALSE</text:p>
          </table:table-cell>
          <table:table-cell/>
          <table:table-cell table:style-name="ce18" table:formula="of:=[.T111]&gt;[.T111]" office:value-type="boolean" office:boolean-value="false" calcext:value-type="boolean">
            <text:p>FALSE</text:p>
          </table:table-cell>
          <table:table-cell/>
          <table:table-cell table:style-name="ce18" table:formula="of:=[.T111]&gt;[.H111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Default" office:value-type="float" office:value="0.551758232839236" calcext:value-type="float">
            <text:p>0.551758232839236</text:p>
          </table:table-cell>
          <table:table-cell table:style-name="Default" office:value-type="float" office:value="0.0202021474842207" calcext:value-type="float">
            <text:p>0.0202021474842207</text:p>
          </table:table-cell>
          <table:table-cell table:style-name="Default" office:value-type="float" office:value="0.562556458295359" calcext:value-type="float">
            <text:p>0.562556458295359</text:p>
          </table:table-cell>
          <table:table-cell table:style-name="Default" office:value-type="float" office:value="0.0164827986820807" calcext:value-type="float">
            <text:p>0.0164827986820807</text:p>
          </table:table-cell>
          <table:table-cell table:style-name="Default" office:value-type="float" office:value="0.551758232839236" calcext:value-type="float">
            <text:p>0.551758232839236</text:p>
          </table:table-cell>
          <table:table-cell table:style-name="Default" office:value-type="float" office:value="0.0202021474842207" calcext:value-type="float">
            <text:p>0.0202021474842207</text:p>
          </table:table-cell>
          <table:table-cell table:style-name="Default" office:value-type="float" office:value="0.51540145759703" calcext:value-type="float">
            <text:p>0.51540145759703</text:p>
          </table:table-cell>
          <table:table-cell table:style-name="Default" office:value-type="float" office:value="0.020770572912206" calcext:value-type="float">
            <text:p>0.020770572912206</text:p>
          </table:table-cell>
          <table:table-cell table:style-name="Default" office:value-type="float" office:value="0.525721405516059" calcext:value-type="float">
            <text:p>0.525721405516059</text:p>
          </table:table-cell>
          <table:table-cell table:style-name="Default" office:value-type="float" office:value="0.0183345625689372" calcext:value-type="float">
            <text:p>0.0183345625689372</text:p>
          </table:table-cell>
          <table:table-cell table:style-name="Default" office:value-type="float" office:value="0.51540145759703" calcext:value-type="float">
            <text:p>0.51540145759703</text:p>
          </table:table-cell>
          <table:table-cell table:style-name="Default" office:value-type="float" office:value="0.020770572912206" calcext:value-type="float">
            <text:p>0.020770572912206</text:p>
          </table:table-cell>
          <table:table-cell table:style-name="Default" office:value-type="float" office:value="0.482798124561943" calcext:value-type="float">
            <text:p>0.482798124561943</text:p>
          </table:table-cell>
          <table:table-cell table:style-name="Default" office:value-type="float" office:value="0.0227230882100481" calcext:value-type="float">
            <text:p>0.0227230882100481</text:p>
          </table:table-cell>
          <table:table-cell table:style-name="Default" office:value-type="float" office:value="0.491457634488264" calcext:value-type="float">
            <text:p>0.491457634488264</text:p>
          </table:table-cell>
          <table:table-cell table:style-name="Default" office:value-type="float" office:value="0.0216837366539024" calcext:value-type="float">
            <text:p>0.0216837366539024</text:p>
          </table:table-cell>
          <table:table-cell table:style-name="Default" office:value-type="float" office:value="0.482798124561943" calcext:value-type="float">
            <text:p>0.482798124561943</text:p>
          </table:table-cell>
          <table:table-cell table:style-name="Default" office:value-type="float" office:value="0.0227230882100481" calcext:value-type="float">
            <text:p>0.0227230882100481</text:p>
          </table:table-cell>
          <table:table-cell table:style-name="Default" office:value-type="float" office:value="0.501617125799028" calcext:value-type="float">
            <text:p>0.501617125799028</text:p>
          </table:table-cell>
          <table:table-cell table:style-name="Default" office:value-type="float" office:value="0.0221868606351777" calcext:value-type="float">
            <text:p>0.0221868606351777</text:p>
          </table:table-cell>
          <table:table-cell table:style-name="Default" office:value-type="float" office:value="0.51293002441099" calcext:value-type="float">
            <text:p>0.51293002441099</text:p>
          </table:table-cell>
          <table:table-cell table:style-name="Default" office:value-type="float" office:value="0.0267023452075071" calcext:value-type="float">
            <text:p>0.0267023452075071</text:p>
          </table:table-cell>
          <table:table-cell table:style-name="Default" office:value-type="float" office:value="0.501617125799028" calcext:value-type="float">
            <text:p>0.501617125799028</text:p>
          </table:table-cell>
          <table:table-cell table:style-name="Default" office:value-type="float" office:value="0.0221868606351777" calcext:value-type="float">
            <text:p>0.0221868606351777</text:p>
          </table:table-cell>
          <table:table-cell/>
          <table:table-cell table:style-name="ce18" table:formula="of:=[.T112]&gt;[.N112]" office:value-type="boolean" office:boolean-value="true" calcext:value-type="boolean">
            <text:p>TRUE</text:p>
          </table:table-cell>
          <table:table-cell/>
          <table:table-cell table:style-name="ce18" table:formula="of:=[.T112]&gt;[.T112]" office:value-type="boolean" office:boolean-value="false" calcext:value-type="boolean">
            <text:p>FALSE</text:p>
          </table:table-cell>
          <table:table-cell/>
          <table:table-cell table:style-name="ce18" table:formula="of:=[.T112]&gt;[.H112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Default" office:value-type="float" office:value="0.540652419508979" calcext:value-type="float">
            <text:p>0.540652419508979</text:p>
          </table:table-cell>
          <table:table-cell table:style-name="Default" office:value-type="float" office:value="0.0225358773012583" calcext:value-type="float">
            <text:p>0.0225358773012583</text:p>
          </table:table-cell>
          <table:table-cell table:style-name="Default" office:value-type="float" office:value="0.555100622928936" calcext:value-type="float">
            <text:p>0.555100622928936</text:p>
          </table:table-cell>
          <table:table-cell table:style-name="Default" office:value-type="float" office:value="0.0206778873261826" calcext:value-type="float">
            <text:p>0.0206778873261826</text:p>
          </table:table-cell>
          <table:table-cell table:style-name="Default" office:value-type="float" office:value="0.540652419508979" calcext:value-type="float">
            <text:p>0.540652419508979</text:p>
          </table:table-cell>
          <table:table-cell table:style-name="Default" office:value-type="float" office:value="0.0225358773012583" calcext:value-type="float">
            <text:p>0.0225358773012583</text:p>
          </table:table-cell>
          <table:table-cell table:style-name="Default" office:value-type="float" office:value="0.518431339261919" calcext:value-type="float">
            <text:p>0.518431339261919</text:p>
          </table:table-cell>
          <table:table-cell table:style-name="Default" office:value-type="float" office:value="0.0194918565408561" calcext:value-type="float">
            <text:p>0.0194918565408561</text:p>
          </table:table-cell>
          <table:table-cell table:style-name="Default" office:value-type="float" office:value="0.529959711953364" calcext:value-type="float">
            <text:p>0.529959711953364</text:p>
          </table:table-cell>
          <table:table-cell table:style-name="Default" office:value-type="float" office:value="0.0238657163981305" calcext:value-type="float">
            <text:p>0.0238657163981305</text:p>
          </table:table-cell>
          <table:table-cell table:style-name="Default" office:value-type="float" office:value="0.518431339261919" calcext:value-type="float">
            <text:p>0.518431339261919</text:p>
          </table:table-cell>
          <table:table-cell table:style-name="Default" office:value-type="float" office:value="0.0194918565408561" calcext:value-type="float">
            <text:p>0.0194918565408561</text:p>
          </table:table-cell>
          <table:table-cell table:style-name="Default" office:value-type="float" office:value="0.508378272128034" calcext:value-type="float">
            <text:p>0.508378272128034</text:p>
          </table:table-cell>
          <table:table-cell table:style-name="Default" office:value-type="float" office:value="0.0152121331234358" calcext:value-type="float">
            <text:p>0.0152121331234358</text:p>
          </table:table-cell>
          <table:table-cell table:style-name="Default" office:value-type="float" office:value="0.51850395050983" calcext:value-type="float">
            <text:p>0.51850395050983</text:p>
          </table:table-cell>
          <table:table-cell table:style-name="Default" office:value-type="float" office:value="0.0170657905540463" calcext:value-type="float">
            <text:p>0.0170657905540463</text:p>
          </table:table-cell>
          <table:table-cell table:style-name="Default" office:value-type="float" office:value="0.508378272128034" calcext:value-type="float">
            <text:p>0.508378272128034</text:p>
          </table:table-cell>
          <table:table-cell table:style-name="Default" office:value-type="float" office:value="0.0152121331234358" calcext:value-type="float">
            <text:p>0.0152121331234358</text:p>
          </table:table-cell>
          <table:table-cell table:style-name="Default" office:value-type="float" office:value="0.503347370336866" calcext:value-type="float">
            <text:p>0.503347370336866</text:p>
          </table:table-cell>
          <table:table-cell table:style-name="Default" office:value-type="float" office:value="0.0297560710382355" calcext:value-type="float">
            <text:p>0.0297560710382355</text:p>
          </table:table-cell>
          <table:table-cell table:style-name="Default" office:value-type="float" office:value="0.515230082709956" calcext:value-type="float">
            <text:p>0.515230082709956</text:p>
          </table:table-cell>
          <table:table-cell table:style-name="Default" office:value-type="float" office:value="0.0318226168707848" calcext:value-type="float">
            <text:p>0.0318226168707848</text:p>
          </table:table-cell>
          <table:table-cell table:style-name="Default" office:value-type="float" office:value="0.503347370336866" calcext:value-type="float">
            <text:p>0.503347370336866</text:p>
          </table:table-cell>
          <table:table-cell table:style-name="Default" office:value-type="float" office:value="0.0297560710382355" calcext:value-type="float">
            <text:p>0.0297560710382355</text:p>
          </table:table-cell>
          <table:table-cell/>
          <table:table-cell table:style-name="ce18" table:formula="of:=[.T113]&gt;[.N113]" office:value-type="boolean" office:boolean-value="false" calcext:value-type="boolean">
            <text:p>FALSE</text:p>
          </table:table-cell>
          <table:table-cell/>
          <table:table-cell table:style-name="ce18" table:formula="of:=[.T113]&gt;[.T113]" office:value-type="boolean" office:boolean-value="false" calcext:value-type="boolean">
            <text:p>FALSE</text:p>
          </table:table-cell>
          <table:table-cell/>
          <table:table-cell table:style-name="ce18" table:formula="of:=[.T113]&gt;[.H113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Default" office:value-type="float" office:value="0.5245844519095" calcext:value-type="float">
            <text:p>0.5245844519095</text:p>
          </table:table-cell>
          <table:table-cell table:style-name="Default" office:value-type="float" office:value="0.0275883483579148" calcext:value-type="float">
            <text:p>0.0275883483579148</text:p>
          </table:table-cell>
          <table:table-cell table:style-name="Default" office:value-type="float" office:value="0.535000933639411" calcext:value-type="float">
            <text:p>0.535000933639411</text:p>
          </table:table-cell>
          <table:table-cell table:style-name="Default" office:value-type="float" office:value="0.0216788826539628" calcext:value-type="float">
            <text:p>0.0216788826539628</text:p>
          </table:table-cell>
          <table:table-cell table:style-name="Default" office:value-type="float" office:value="0.5245844519095" calcext:value-type="float">
            <text:p>0.5245844519095</text:p>
          </table:table-cell>
          <table:table-cell table:style-name="Default" office:value-type="float" office:value="0.0275883483579148" calcext:value-type="float">
            <text:p>0.0275883483579148</text:p>
          </table:table-cell>
          <table:table-cell table:style-name="Default" office:value-type="float" office:value="0.50874496033565" calcext:value-type="float">
            <text:p>0.50874496033565</text:p>
          </table:table-cell>
          <table:table-cell table:style-name="Default" office:value-type="float" office:value="0.017562660417401" calcext:value-type="float">
            <text:p>0.017562660417401</text:p>
          </table:table-cell>
          <table:table-cell table:style-name="Default" office:value-type="float" office:value="0.520594802388322" calcext:value-type="float">
            <text:p>0.520594802388322</text:p>
          </table:table-cell>
          <table:table-cell table:style-name="Default" office:value-type="float" office:value="0.021790267219124" calcext:value-type="float">
            <text:p>0.021790267219124</text:p>
          </table:table-cell>
          <table:table-cell table:style-name="Default" office:value-type="float" office:value="0.50874496033565" calcext:value-type="float">
            <text:p>0.50874496033565</text:p>
          </table:table-cell>
          <table:table-cell table:style-name="Default" office:value-type="float" office:value="0.017562660417401" calcext:value-type="float">
            <text:p>0.017562660417401</text:p>
          </table:table-cell>
          <table:table-cell table:style-name="Default" office:value-type="float" office:value="0.492863022676781" calcext:value-type="float">
            <text:p>0.492863022676781</text:p>
          </table:table-cell>
          <table:table-cell table:style-name="Default" office:value-type="float" office:value="0.0280450005801605" calcext:value-type="float">
            <text:p>0.0280450005801605</text:p>
          </table:table-cell>
          <table:table-cell table:style-name="Default" office:value-type="float" office:value="0.502501654051379" calcext:value-type="float">
            <text:p>0.502501654051379</text:p>
          </table:table-cell>
          <table:table-cell table:style-name="Default" office:value-type="float" office:value="0.0269184067232926" calcext:value-type="float">
            <text:p>0.0269184067232926</text:p>
          </table:table-cell>
          <table:table-cell table:style-name="Default" office:value-type="float" office:value="0.492863022676781" calcext:value-type="float">
            <text:p>0.492863022676781</text:p>
          </table:table-cell>
          <table:table-cell table:style-name="Default" office:value-type="float" office:value="0.0280450005801605" calcext:value-type="float">
            <text:p>0.0280450005801605</text:p>
          </table:table-cell>
          <table:table-cell table:style-name="ce16" office:value-type="float" office:value="0.503702394830626" calcext:value-type="float">
            <text:p>0.503702394830626</text:p>
          </table:table-cell>
          <table:table-cell table:style-name="ce16" office:value-type="float" office:value="0.0285366670283672" calcext:value-type="float">
            <text:p>0.0285366670283672</text:p>
          </table:table-cell>
          <table:table-cell table:style-name="ce16" office:value-type="float" office:value="0.514937086101384" calcext:value-type="float">
            <text:p>0.514937086101384</text:p>
          </table:table-cell>
          <table:table-cell table:style-name="ce16" office:value-type="float" office:value="0.0304445265000262" calcext:value-type="float">
            <text:p>0.0304445265000262</text:p>
          </table:table-cell>
          <table:table-cell table:style-name="ce16" office:value-type="float" office:value="0.503702394830626" calcext:value-type="float">
            <text:p>0.503702394830626</text:p>
          </table:table-cell>
          <table:table-cell table:style-name="ce16" office:value-type="float" office:value="0.0285366670283672" calcext:value-type="float">
            <text:p>0.0285366670283672</text:p>
          </table:table-cell>
          <table:table-cell/>
          <table:table-cell table:style-name="ce18" table:formula="of:=[.T114]&gt;[.N114]" office:value-type="boolean" office:boolean-value="true" calcext:value-type="boolean">
            <text:p>TRUE</text:p>
          </table:table-cell>
          <table:table-cell/>
          <table:table-cell table:style-name="ce18" table:formula="of:=[.T114]&gt;[.T114]" office:value-type="boolean" office:boolean-value="false" calcext:value-type="boolean">
            <text:p>FALSE</text:p>
          </table:table-cell>
          <table:table-cell/>
          <table:table-cell table:style-name="ce18" table:formula="of:=[.T114]&gt;[.H114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Default" office:value-type="float" office:value="0.528036060030629" calcext:value-type="float">
            <text:p>0.528036060030629</text:p>
          </table:table-cell>
          <table:table-cell table:style-name="Default" office:value-type="float" office:value="0.041098543347061" calcext:value-type="float">
            <text:p>0.041098543347061</text:p>
          </table:table-cell>
          <table:table-cell table:style-name="Default" office:value-type="float" office:value="0.538253408405351" calcext:value-type="float">
            <text:p>0.538253408405351</text:p>
          </table:table-cell>
          <table:table-cell table:style-name="Default" office:value-type="float" office:value="0.0418127129018397" calcext:value-type="float">
            <text:p>0.0418127129018397</text:p>
          </table:table-cell>
          <table:table-cell table:style-name="Default" office:value-type="float" office:value="0.528036060030629" calcext:value-type="float">
            <text:p>0.528036060030629</text:p>
          </table:table-cell>
          <table:table-cell table:style-name="Default" office:value-type="float" office:value="0.041098543347061" calcext:value-type="float">
            <text:p>0.041098543347061</text:p>
          </table:table-cell>
          <table:table-cell table:style-name="Default" office:value-type="float" office:value="0.50900429226788" calcext:value-type="float">
            <text:p>0.50900429226788</text:p>
          </table:table-cell>
          <table:table-cell table:style-name="Default" office:value-type="float" office:value="0.0287622520177956" calcext:value-type="float">
            <text:p>0.0287622520177956</text:p>
          </table:table-cell>
          <table:table-cell table:style-name="Default" office:value-type="float" office:value="0.519463003263256" calcext:value-type="float">
            <text:p>0.519463003263256</text:p>
          </table:table-cell>
          <table:table-cell table:style-name="Default" office:value-type="float" office:value="0.0285284032743349" calcext:value-type="float">
            <text:p>0.0285284032743349</text:p>
          </table:table-cell>
          <table:table-cell table:style-name="Default" office:value-type="float" office:value="0.50900429226788" calcext:value-type="float">
            <text:p>0.50900429226788</text:p>
          </table:table-cell>
          <table:table-cell table:style-name="Default" office:value-type="float" office:value="0.0287622520177956" calcext:value-type="float">
            <text:p>0.0287622520177956</text:p>
          </table:table-cell>
          <table:table-cell table:style-name="Default" office:value-type="float" office:value="0.489764614249488" calcext:value-type="float">
            <text:p>0.489764614249488</text:p>
          </table:table-cell>
          <table:table-cell table:style-name="Default" office:value-type="float" office:value="0.038065132474018" calcext:value-type="float">
            <text:p>0.038065132474018</text:p>
          </table:table-cell>
          <table:table-cell table:style-name="Default" office:value-type="float" office:value="0.505256091882403" calcext:value-type="float">
            <text:p>0.505256091882403</text:p>
          </table:table-cell>
          <table:table-cell table:style-name="Default" office:value-type="float" office:value="0.0448410816677106" calcext:value-type="float">
            <text:p>0.0448410816677106</text:p>
          </table:table-cell>
          <table:table-cell table:style-name="Default" office:value-type="float" office:value="0.489764614249488" calcext:value-type="float">
            <text:p>0.489764614249488</text:p>
          </table:table-cell>
          <table:table-cell table:style-name="Default" office:value-type="float" office:value="0.038065132474018" calcext:value-type="float">
            <text:p>0.038065132474018</text:p>
          </table:table-cell>
          <table:table-cell table:style-name="Default" office:value-type="float" office:value="0.496846418545574" calcext:value-type="float">
            <text:p>0.496846418545574</text:p>
          </table:table-cell>
          <table:table-cell table:style-name="Default" office:value-type="float" office:value="0.0331307055060704" calcext:value-type="float">
            <text:p>0.0331307055060704</text:p>
          </table:table-cell>
          <table:table-cell table:style-name="Default" office:value-type="float" office:value="0.509745747641292" calcext:value-type="float">
            <text:p>0.509745747641292</text:p>
          </table:table-cell>
          <table:table-cell table:style-name="Default" office:value-type="float" office:value="0.0373244373257336" calcext:value-type="float">
            <text:p>0.0373244373257336</text:p>
          </table:table-cell>
          <table:table-cell table:style-name="Default" office:value-type="float" office:value="0.496846418545574" calcext:value-type="float">
            <text:p>0.496846418545574</text:p>
          </table:table-cell>
          <table:table-cell table:style-name="Default" office:value-type="float" office:value="0.0331307055060704" calcext:value-type="float">
            <text:p>0.0331307055060704</text:p>
          </table:table-cell>
          <table:table-cell/>
          <table:table-cell table:style-name="ce18" table:formula="of:=[.T115]&gt;[.N115]" office:value-type="boolean" office:boolean-value="true" calcext:value-type="boolean">
            <text:p>TRUE</text:p>
          </table:table-cell>
          <table:table-cell/>
          <table:table-cell table:style-name="ce18" table:formula="of:=[.T115]&gt;[.T115]" office:value-type="boolean" office:boolean-value="false" calcext:value-type="boolean">
            <text:p>FALSE</text:p>
          </table:table-cell>
          <table:table-cell/>
          <table:table-cell table:style-name="ce18" table:formula="of:=[.T115]&gt;[.H115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Default" office:value-type="float" office:value="0.542038410868869" calcext:value-type="float">
            <text:p>0.542038410868869</text:p>
          </table:table-cell>
          <table:table-cell table:style-name="Default" office:value-type="float" office:value="0.0273695895671292" calcext:value-type="float">
            <text:p>0.0273695895671292</text:p>
          </table:table-cell>
          <table:table-cell table:style-name="Default" office:value-type="float" office:value="0.555142798758833" calcext:value-type="float">
            <text:p>0.555142798758833</text:p>
          </table:table-cell>
          <table:table-cell table:style-name="Default" office:value-type="float" office:value="0.0253569913792372" calcext:value-type="float">
            <text:p>0.0253569913792372</text:p>
          </table:table-cell>
          <table:table-cell table:style-name="Default" office:value-type="float" office:value="0.542038410868869" calcext:value-type="float">
            <text:p>0.542038410868869</text:p>
          </table:table-cell>
          <table:table-cell table:style-name="Default" office:value-type="float" office:value="0.0273695895671292" calcext:value-type="float">
            <text:p>0.0273695895671292</text:p>
          </table:table-cell>
          <table:table-cell table:style-name="Default" office:value-type="float" office:value="0.512557563517199" calcext:value-type="float">
            <text:p>0.512557563517199</text:p>
          </table:table-cell>
          <table:table-cell table:style-name="Default" office:value-type="float" office:value="0.0258314228847371" calcext:value-type="float">
            <text:p>0.0258314228847371</text:p>
          </table:table-cell>
          <table:table-cell table:style-name="Default" office:value-type="float" office:value="0.523638180982108" calcext:value-type="float">
            <text:p>0.523638180982108</text:p>
          </table:table-cell>
          <table:table-cell table:style-name="Default" office:value-type="float" office:value="0.0309423834165714" calcext:value-type="float">
            <text:p>0.0309423834165714</text:p>
          </table:table-cell>
          <table:table-cell table:style-name="Default" office:value-type="float" office:value="0.512557563517199" calcext:value-type="float">
            <text:p>0.512557563517199</text:p>
          </table:table-cell>
          <table:table-cell table:style-name="Default" office:value-type="float" office:value="0.0258314228847371" calcext:value-type="float">
            <text:p>0.0258314228847371</text:p>
          </table:table-cell>
          <table:table-cell table:style-name="Default" office:value-type="float" office:value="0.495469739544752" calcext:value-type="float">
            <text:p>0.495469739544752</text:p>
          </table:table-cell>
          <table:table-cell table:style-name="Default" office:value-type="float" office:value="0.0266714041192582" calcext:value-type="float">
            <text:p>0.0266714041192582</text:p>
          </table:table-cell>
          <table:table-cell table:style-name="Default" office:value-type="float" office:value="0.498455084119926" calcext:value-type="float">
            <text:p>0.498455084119926</text:p>
          </table:table-cell>
          <table:table-cell table:style-name="Default" office:value-type="float" office:value="0.0256026380786511" calcext:value-type="float">
            <text:p>0.0256026380786511</text:p>
          </table:table-cell>
          <table:table-cell table:style-name="Default" office:value-type="float" office:value="0.495469739544752" calcext:value-type="float">
            <text:p>0.495469739544752</text:p>
          </table:table-cell>
          <table:table-cell table:style-name="Default" office:value-type="float" office:value="0.0266714041192582" calcext:value-type="float">
            <text:p>0.0266714041192582</text:p>
          </table:table-cell>
          <table:table-cell table:style-name="Default" office:value-type="float" office:value="0.500343533439932" calcext:value-type="float">
            <text:p>0.500343533439932</text:p>
          </table:table-cell>
          <table:table-cell table:style-name="Default" office:value-type="float" office:value="0.0298579643786259" calcext:value-type="float">
            <text:p>0.0298579643786259</text:p>
          </table:table-cell>
          <table:table-cell table:style-name="Default" office:value-type="float" office:value="0.511264983742666" calcext:value-type="float">
            <text:p>0.511264983742666</text:p>
          </table:table-cell>
          <table:table-cell table:style-name="Default" office:value-type="float" office:value="0.0319855600720837" calcext:value-type="float">
            <text:p>0.0319855600720837</text:p>
          </table:table-cell>
          <table:table-cell table:style-name="Default" office:value-type="float" office:value="0.500343533439932" calcext:value-type="float">
            <text:p>0.500343533439932</text:p>
          </table:table-cell>
          <table:table-cell table:style-name="Default" office:value-type="float" office:value="0.0298579643786259" calcext:value-type="float">
            <text:p>0.0298579643786259</text:p>
          </table:table-cell>
          <table:table-cell/>
          <table:table-cell table:style-name="ce18" table:formula="of:=[.T116]&gt;[.N116]" office:value-type="boolean" office:boolean-value="true" calcext:value-type="boolean">
            <text:p>TRUE</text:p>
          </table:table-cell>
          <table:table-cell/>
          <table:table-cell table:style-name="ce18" table:formula="of:=[.T116]&gt;[.T116]" office:value-type="boolean" office:boolean-value="false" calcext:value-type="boolean">
            <text:p>FALSE</text:p>
          </table:table-cell>
          <table:table-cell/>
          <table:table-cell table:style-name="ce18" table:formula="of:=[.T116]&gt;[.H116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Default" office:value-type="float" office:value="0.529448826200688" calcext:value-type="float">
            <text:p>0.529448826200688</text:p>
          </table:table-cell>
          <table:table-cell table:style-name="Default" office:value-type="float" office:value="0.0268625206286398" calcext:value-type="float">
            <text:p>0.0268625206286398</text:p>
          </table:table-cell>
          <table:table-cell table:style-name="Default" office:value-type="float" office:value="0.538195936009889" calcext:value-type="float">
            <text:p>0.538195936009889</text:p>
          </table:table-cell>
          <table:table-cell table:style-name="Default" office:value-type="float" office:value="0.0287291441045947" calcext:value-type="float">
            <text:p>0.0287291441045947</text:p>
          </table:table-cell>
          <table:table-cell table:style-name="Default" office:value-type="float" office:value="0.529448826200688" calcext:value-type="float">
            <text:p>0.529448826200688</text:p>
          </table:table-cell>
          <table:table-cell table:style-name="Default" office:value-type="float" office:value="0.0268625206286398" calcext:value-type="float">
            <text:p>0.0268625206286398</text:p>
          </table:table-cell>
          <table:table-cell table:style-name="Default" office:value-type="float" office:value="0.511153698617173" calcext:value-type="float">
            <text:p>0.511153698617173</text:p>
          </table:table-cell>
          <table:table-cell table:style-name="Default" office:value-type="float" office:value="0.0321501966428956" calcext:value-type="float">
            <text:p>0.0321501966428956</text:p>
          </table:table-cell>
          <table:table-cell table:style-name="Default" office:value-type="float" office:value="0.521874193710725" calcext:value-type="float">
            <text:p>0.521874193710725</text:p>
          </table:table-cell>
          <table:table-cell table:style-name="Default" office:value-type="float" office:value="0.0338634849861781" calcext:value-type="float">
            <text:p>0.0338634849861781</text:p>
          </table:table-cell>
          <table:table-cell table:style-name="Default" office:value-type="float" office:value="0.511153698617173" calcext:value-type="float">
            <text:p>0.511153698617173</text:p>
          </table:table-cell>
          <table:table-cell table:style-name="Default" office:value-type="float" office:value="0.0321501966428956" calcext:value-type="float">
            <text:p>0.0321501966428956</text:p>
          </table:table-cell>
          <table:table-cell table:style-name="Default" office:value-type="float" office:value="0.506898904368751" calcext:value-type="float">
            <text:p>0.506898904368751</text:p>
          </table:table-cell>
          <table:table-cell table:style-name="Default" office:value-type="float" office:value="0.0332291140359279" calcext:value-type="float">
            <text:p>0.0332291140359279</text:p>
          </table:table-cell>
          <table:table-cell table:style-name="Default" office:value-type="float" office:value="0.513322613717096" calcext:value-type="float">
            <text:p>0.513322613717096</text:p>
          </table:table-cell>
          <table:table-cell table:style-name="Default" office:value-type="float" office:value="0.0301781672762295" calcext:value-type="float">
            <text:p>0.0301781672762295</text:p>
          </table:table-cell>
          <table:table-cell table:style-name="Default" office:value-type="float" office:value="0.506898904368751" calcext:value-type="float">
            <text:p>0.506898904368751</text:p>
          </table:table-cell>
          <table:table-cell table:style-name="Default" office:value-type="float" office:value="0.0332291140359279" calcext:value-type="float">
            <text:p>0.0332291140359279</text:p>
          </table:table-cell>
          <table:table-cell table:style-name="Default" office:value-type="float" office:value="0.497331519787523" calcext:value-type="float">
            <text:p>0.497331519787523</text:p>
          </table:table-cell>
          <table:table-cell table:style-name="Default" office:value-type="float" office:value="0.032341778116314" calcext:value-type="float">
            <text:p>0.032341778116314</text:p>
          </table:table-cell>
          <table:table-cell table:style-name="Default" office:value-type="float" office:value="0.508118581179476" calcext:value-type="float">
            <text:p>0.508118581179476</text:p>
          </table:table-cell>
          <table:table-cell table:style-name="Default" office:value-type="float" office:value="0.0348471178471935" calcext:value-type="float">
            <text:p>0.0348471178471935</text:p>
          </table:table-cell>
          <table:table-cell table:style-name="Default" office:value-type="float" office:value="0.497331519787523" calcext:value-type="float">
            <text:p>0.497331519787523</text:p>
          </table:table-cell>
          <table:table-cell table:style-name="Default" office:value-type="float" office:value="0.032341778116314" calcext:value-type="float">
            <text:p>0.032341778116314</text:p>
          </table:table-cell>
          <table:table-cell/>
          <table:table-cell table:style-name="ce18" table:formula="of:=[.T117]&gt;[.N117]" office:value-type="boolean" office:boolean-value="false" calcext:value-type="boolean">
            <text:p>FALSE</text:p>
          </table:table-cell>
          <table:table-cell/>
          <table:table-cell table:style-name="ce18" table:formula="of:=[.T117]&gt;[.T117]" office:value-type="boolean" office:boolean-value="false" calcext:value-type="boolean">
            <text:p>FALSE</text:p>
          </table:table-cell>
          <table:table-cell/>
          <table:table-cell table:style-name="ce18" table:formula="of:=[.T117]&gt;[.H117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Default" office:value-type="float" office:value="0.511352966057058" calcext:value-type="float">
            <text:p>0.511352966057058</text:p>
          </table:table-cell>
          <table:table-cell table:style-name="Default" office:value-type="float" office:value="0.0357633008896311" calcext:value-type="float">
            <text:p>0.0357633008896311</text:p>
          </table:table-cell>
          <table:table-cell table:style-name="Default" office:value-type="float" office:value="0.521159078657173" calcext:value-type="float">
            <text:p>0.521159078657173</text:p>
          </table:table-cell>
          <table:table-cell table:style-name="Default" office:value-type="float" office:value="0.0351153441868665" calcext:value-type="float">
            <text:p>0.0351153441868665</text:p>
          </table:table-cell>
          <table:table-cell table:style-name="Default" office:value-type="float" office:value="0.511352966057058" calcext:value-type="float">
            <text:p>0.511352966057058</text:p>
          </table:table-cell>
          <table:table-cell table:style-name="Default" office:value-type="float" office:value="0.0357633008896311" calcext:value-type="float">
            <text:p>0.0357633008896311</text:p>
          </table:table-cell>
          <table:table-cell table:style-name="Default" office:value-type="float" office:value="0.509583233466861" calcext:value-type="float">
            <text:p>0.509583233466861</text:p>
          </table:table-cell>
          <table:table-cell table:style-name="Default" office:value-type="float" office:value="0.026683556576247" calcext:value-type="float">
            <text:p>0.026683556576247</text:p>
          </table:table-cell>
          <table:table-cell table:style-name="Default" office:value-type="float" office:value="0.52224969567275" calcext:value-type="float">
            <text:p>0.52224969567275</text:p>
          </table:table-cell>
          <table:table-cell table:style-name="Default" office:value-type="float" office:value="0.028692994343516" calcext:value-type="float">
            <text:p>0.028692994343516</text:p>
          </table:table-cell>
          <table:table-cell table:style-name="Default" office:value-type="float" office:value="0.509583233466861" calcext:value-type="float">
            <text:p>0.509583233466861</text:p>
          </table:table-cell>
          <table:table-cell table:style-name="Default" office:value-type="float" office:value="0.026683556576247" calcext:value-type="float">
            <text:p>0.026683556576247</text:p>
          </table:table-cell>
          <table:table-cell table:style-name="ce16" office:value-type="float" office:value="0.515285747280035" calcext:value-type="float">
            <text:p>0.515285747280035</text:p>
          </table:table-cell>
          <table:table-cell table:style-name="ce16" office:value-type="float" office:value="0.0312153936162552" calcext:value-type="float">
            <text:p>0.0312153936162552</text:p>
          </table:table-cell>
          <table:table-cell table:style-name="ce16" office:value-type="float" office:value="0.527254333331102" calcext:value-type="float">
            <text:p>0.527254333331102</text:p>
          </table:table-cell>
          <table:table-cell table:style-name="ce16" office:value-type="float" office:value="0.0361141853551509" calcext:value-type="float">
            <text:p>0.0361141853551509</text:p>
          </table:table-cell>
          <table:table-cell table:style-name="ce16" office:value-type="float" office:value="0.515285747280035" calcext:value-type="float">
            <text:p>0.515285747280035</text:p>
          </table:table-cell>
          <table:table-cell table:style-name="ce16" office:value-type="float" office:value="0.0312153936162552" calcext:value-type="float">
            <text:p>0.0312153936162552</text:p>
          </table:table-cell>
          <table:table-cell table:style-name="Default" office:value-type="float" office:value="0.493391071120964" calcext:value-type="float">
            <text:p>0.493391071120964</text:p>
          </table:table-cell>
          <table:table-cell table:style-name="Default" office:value-type="float" office:value="0.0221473751183078" calcext:value-type="float">
            <text:p>0.0221473751183078</text:p>
          </table:table-cell>
          <table:table-cell table:style-name="Default" office:value-type="float" office:value="0.505518881691573" calcext:value-type="float">
            <text:p>0.505518881691573</text:p>
          </table:table-cell>
          <table:table-cell table:style-name="Default" office:value-type="float" office:value="0.0231231352939681" calcext:value-type="float">
            <text:p>0.0231231352939681</text:p>
          </table:table-cell>
          <table:table-cell table:style-name="Default" office:value-type="float" office:value="0.493391071120964" calcext:value-type="float">
            <text:p>0.493391071120964</text:p>
          </table:table-cell>
          <table:table-cell table:style-name="Default" office:value-type="float" office:value="0.0221473751183078" calcext:value-type="float">
            <text:p>0.0221473751183078</text:p>
          </table:table-cell>
          <table:table-cell/>
          <table:table-cell table:style-name="ce18" table:formula="of:=[.T118]&gt;[.N118]" office:value-type="boolean" office:boolean-value="false" calcext:value-type="boolean">
            <text:p>FALSE</text:p>
          </table:table-cell>
          <table:table-cell/>
          <table:table-cell table:style-name="ce18" table:formula="of:=[.T118]&gt;[.T118]" office:value-type="boolean" office:boolean-value="false" calcext:value-type="boolean">
            <text:p>FALSE</text:p>
          </table:table-cell>
          <table:table-cell/>
          <table:table-cell table:style-name="ce18" table:formula="of:=[.T118]&gt;[.H118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Default" office:value-type="float" office:value="0.521779608616535" calcext:value-type="float">
            <text:p>0.521779608616535</text:p>
          </table:table-cell>
          <table:table-cell table:style-name="Default" office:value-type="float" office:value="0.0278940258993979" calcext:value-type="float">
            <text:p>0.0278940258993979</text:p>
          </table:table-cell>
          <table:table-cell table:style-name="Default" office:value-type="float" office:value="0.530432977520561" calcext:value-type="float">
            <text:p>0.530432977520561</text:p>
          </table:table-cell>
          <table:table-cell table:style-name="Default" office:value-type="float" office:value="0.0319616741029954" calcext:value-type="float">
            <text:p>0.0319616741029954</text:p>
          </table:table-cell>
          <table:table-cell table:style-name="Default" office:value-type="float" office:value="0.521779608616535" calcext:value-type="float">
            <text:p>0.521779608616535</text:p>
          </table:table-cell>
          <table:table-cell table:style-name="Default" office:value-type="float" office:value="0.0278940258993979" calcext:value-type="float">
            <text:p>0.0278940258993979</text:p>
          </table:table-cell>
          <table:table-cell table:style-name="Default" office:value-type="float" office:value="0.501725508752368" calcext:value-type="float">
            <text:p>0.501725508752368</text:p>
          </table:table-cell>
          <table:table-cell table:style-name="Default" office:value-type="float" office:value="0.0212412344103551" calcext:value-type="float">
            <text:p>0.0212412344103551</text:p>
          </table:table-cell>
          <table:table-cell table:style-name="Default" office:value-type="float" office:value="0.512673437859251" calcext:value-type="float">
            <text:p>0.512673437859251</text:p>
          </table:table-cell>
          <table:table-cell table:style-name="Default" office:value-type="float" office:value="0.0255282967675248" calcext:value-type="float">
            <text:p>0.0255282967675248</text:p>
          </table:table-cell>
          <table:table-cell table:style-name="Default" office:value-type="float" office:value="0.501725508752368" calcext:value-type="float">
            <text:p>0.501725508752368</text:p>
          </table:table-cell>
          <table:table-cell table:style-name="Default" office:value-type="float" office:value="0.0212412344103551" calcext:value-type="float">
            <text:p>0.0212412344103551</text:p>
          </table:table-cell>
          <table:table-cell table:style-name="Default" office:value-type="float" office:value="0.50881583943793" calcext:value-type="float">
            <text:p>0.50881583943793</text:p>
          </table:table-cell>
          <table:table-cell table:style-name="Default" office:value-type="float" office:value="0.0327930242987387" calcext:value-type="float">
            <text:p>0.0327930242987387</text:p>
          </table:table-cell>
          <table:table-cell table:style-name="Default" office:value-type="float" office:value="0.518921619484034" calcext:value-type="float">
            <text:p>0.518921619484034</text:p>
          </table:table-cell>
          <table:table-cell table:style-name="Default" office:value-type="float" office:value="0.0326990166081818" calcext:value-type="float">
            <text:p>0.0326990166081818</text:p>
          </table:table-cell>
          <table:table-cell table:style-name="Default" office:value-type="float" office:value="0.50881583943793" calcext:value-type="float">
            <text:p>0.50881583943793</text:p>
          </table:table-cell>
          <table:table-cell table:style-name="Default" office:value-type="float" office:value="0.0327930242987387" calcext:value-type="float">
            <text:p>0.0327930242987387</text:p>
          </table:table-cell>
          <table:table-cell table:style-name="Default" office:value-type="float" office:value="0.497897179985336" calcext:value-type="float">
            <text:p>0.497897179985336</text:p>
          </table:table-cell>
          <table:table-cell table:style-name="Default" office:value-type="float" office:value="0.0301785183891216" calcext:value-type="float">
            <text:p>0.0301785183891216</text:p>
          </table:table-cell>
          <table:table-cell table:style-name="Default" office:value-type="float" office:value="0.509143198769141" calcext:value-type="float">
            <text:p>0.509143198769141</text:p>
          </table:table-cell>
          <table:table-cell table:style-name="Default" office:value-type="float" office:value="0.0298869433191078" calcext:value-type="float">
            <text:p>0.0298869433191078</text:p>
          </table:table-cell>
          <table:table-cell table:style-name="Default" office:value-type="float" office:value="0.497897179985336" calcext:value-type="float">
            <text:p>0.497897179985336</text:p>
          </table:table-cell>
          <table:table-cell table:style-name="Default" office:value-type="float" office:value="0.0301785183891216" calcext:value-type="float">
            <text:p>0.0301785183891216</text:p>
          </table:table-cell>
          <table:table-cell/>
          <table:table-cell table:style-name="ce18" table:formula="of:=[.T119]&gt;[.N119]" office:value-type="boolean" office:boolean-value="false" calcext:value-type="boolean">
            <text:p>FALSE</text:p>
          </table:table-cell>
          <table:table-cell/>
          <table:table-cell table:style-name="ce18" table:formula="of:=[.T119]&gt;[.T119]" office:value-type="boolean" office:boolean-value="false" calcext:value-type="boolean">
            <text:p>FALSE</text:p>
          </table:table-cell>
          <table:table-cell/>
          <table:table-cell table:style-name="ce18" table:formula="of:=[.T119]&gt;[.H119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Default" office:value-type="float" office:value="0.525327908645208" calcext:value-type="float">
            <text:p>0.525327908645208</text:p>
          </table:table-cell>
          <table:table-cell table:style-name="Default" office:value-type="float" office:value="0.0378214994931587" calcext:value-type="float">
            <text:p>0.0378214994931587</text:p>
          </table:table-cell>
          <table:table-cell table:style-name="Default" office:value-type="float" office:value="0.538392363194708" calcext:value-type="float">
            <text:p>0.538392363194708</text:p>
          </table:table-cell>
          <table:table-cell table:style-name="Default" office:value-type="float" office:value="0.0400585538652114" calcext:value-type="float">
            <text:p>0.0400585538652114</text:p>
          </table:table-cell>
          <table:table-cell table:style-name="Default" office:value-type="float" office:value="0.525327908645208" calcext:value-type="float">
            <text:p>0.525327908645208</text:p>
          </table:table-cell>
          <table:table-cell table:style-name="Default" office:value-type="float" office:value="0.0378214994931587" calcext:value-type="float">
            <text:p>0.0378214994931587</text:p>
          </table:table-cell>
          <table:table-cell table:style-name="Default" office:value-type="float" office:value="0.506149182020141" calcext:value-type="float">
            <text:p>0.506149182020141</text:p>
          </table:table-cell>
          <table:table-cell table:style-name="Default" office:value-type="float" office:value="0.0292912084548767" calcext:value-type="float">
            <text:p>0.0292912084548767</text:p>
          </table:table-cell>
          <table:table-cell table:style-name="Default" office:value-type="float" office:value="0.518041258191567" calcext:value-type="float">
            <text:p>0.518041258191567</text:p>
          </table:table-cell>
          <table:table-cell table:style-name="Default" office:value-type="float" office:value="0.027000072396249" calcext:value-type="float">
            <text:p>0.027000072396249</text:p>
          </table:table-cell>
          <table:table-cell table:style-name="Default" office:value-type="float" office:value="0.506149182020141" calcext:value-type="float">
            <text:p>0.506149182020141</text:p>
          </table:table-cell>
          <table:table-cell table:style-name="Default" office:value-type="float" office:value="0.0292912084548767" calcext:value-type="float">
            <text:p>0.0292912084548767</text:p>
          </table:table-cell>
          <table:table-cell table:style-name="Default" office:value-type="float" office:value="0.503441572026704" calcext:value-type="float">
            <text:p>0.503441572026704</text:p>
          </table:table-cell>
          <table:table-cell table:style-name="Default" office:value-type="float" office:value="0.0296224475346449" calcext:value-type="float">
            <text:p>0.0296224475346449</text:p>
          </table:table-cell>
          <table:table-cell table:style-name="Default" office:value-type="float" office:value="0.513746380499616" calcext:value-type="float">
            <text:p>0.513746380499616</text:p>
          </table:table-cell>
          <table:table-cell table:style-name="Default" office:value-type="float" office:value="0.0366332669652873" calcext:value-type="float">
            <text:p>0.0366332669652873</text:p>
          </table:table-cell>
          <table:table-cell table:style-name="Default" office:value-type="float" office:value="0.503441572026704" calcext:value-type="float">
            <text:p>0.503441572026704</text:p>
          </table:table-cell>
          <table:table-cell table:style-name="Default" office:value-type="float" office:value="0.0296224475346449" calcext:value-type="float">
            <text:p>0.0296224475346449</text:p>
          </table:table-cell>
          <table:table-cell table:style-name="Default" office:value-type="float" office:value="0.496588960824274" calcext:value-type="float">
            <text:p>0.496588960824274</text:p>
          </table:table-cell>
          <table:table-cell table:style-name="Default" office:value-type="float" office:value="0.0248539609045636" calcext:value-type="float">
            <text:p>0.0248539609045636</text:p>
          </table:table-cell>
          <table:table-cell table:style-name="Default" office:value-type="float" office:value="0.507463413447548" calcext:value-type="float">
            <text:p>0.507463413447548</text:p>
          </table:table-cell>
          <table:table-cell table:style-name="Default" office:value-type="float" office:value="0.0261796867165114" calcext:value-type="float">
            <text:p>0.0261796867165114</text:p>
          </table:table-cell>
          <table:table-cell table:style-name="Default" office:value-type="float" office:value="0.496588960824274" calcext:value-type="float">
            <text:p>0.496588960824274</text:p>
          </table:table-cell>
          <table:table-cell table:style-name="Default" office:value-type="float" office:value="0.0248539609045636" calcext:value-type="float">
            <text:p>0.0248539609045636</text:p>
          </table:table-cell>
          <table:table-cell/>
          <table:table-cell table:style-name="ce18" table:formula="of:=[.T120]&gt;[.N120]" office:value-type="boolean" office:boolean-value="false" calcext:value-type="boolean">
            <text:p>FALSE</text:p>
          </table:table-cell>
          <table:table-cell/>
          <table:table-cell table:style-name="ce18" table:formula="of:=[.T120]&gt;[.T120]" office:value-type="boolean" office:boolean-value="false" calcext:value-type="boolean">
            <text:p>FALSE</text:p>
          </table:table-cell>
          <table:table-cell/>
          <table:table-cell table:style-name="ce18" table:formula="of:=[.T120]&gt;[.H120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Default" office:value-type="float" office:value="0.531693700810912" calcext:value-type="float">
            <text:p>0.531693700810912</text:p>
          </table:table-cell>
          <table:table-cell table:style-name="Default" office:value-type="float" office:value="0.0276009529466245" calcext:value-type="float">
            <text:p>0.0276009529466245</text:p>
          </table:table-cell>
          <table:table-cell table:style-name="Default" office:value-type="float" office:value="0.541039299366552" calcext:value-type="float">
            <text:p>0.541039299366552</text:p>
          </table:table-cell>
          <table:table-cell table:style-name="Default" office:value-type="float" office:value="0.0269620787377634" calcext:value-type="float">
            <text:p>0.0269620787377634</text:p>
          </table:table-cell>
          <table:table-cell table:style-name="Default" office:value-type="float" office:value="0.531693700810912" calcext:value-type="float">
            <text:p>0.531693700810912</text:p>
          </table:table-cell>
          <table:table-cell table:style-name="Default" office:value-type="float" office:value="0.0276009529466245" calcext:value-type="float">
            <text:p>0.0276009529466245</text:p>
          </table:table-cell>
          <table:table-cell table:style-name="Default" office:value-type="float" office:value="0.510226150148982" calcext:value-type="float">
            <text:p>0.510226150148982</text:p>
          </table:table-cell>
          <table:table-cell table:style-name="Default" office:value-type="float" office:value="0.0197846465625394" calcext:value-type="float">
            <text:p>0.0197846465625394</text:p>
          </table:table-cell>
          <table:table-cell table:style-name="Default" office:value-type="float" office:value="0.521881992535009" calcext:value-type="float">
            <text:p>0.521881992535009</text:p>
          </table:table-cell>
          <table:table-cell table:style-name="Default" office:value-type="float" office:value="0.0264785823348252" calcext:value-type="float">
            <text:p>0.0264785823348252</text:p>
          </table:table-cell>
          <table:table-cell table:style-name="Default" office:value-type="float" office:value="0.510226150148982" calcext:value-type="float">
            <text:p>0.510226150148982</text:p>
          </table:table-cell>
          <table:table-cell table:style-name="Default" office:value-type="float" office:value="0.0197846465625394" calcext:value-type="float">
            <text:p>0.0197846465625394</text:p>
          </table:table-cell>
          <table:table-cell table:style-name="Default" office:value-type="float" office:value="0.513146517284224" calcext:value-type="float">
            <text:p>0.513146517284224</text:p>
          </table:table-cell>
          <table:table-cell table:style-name="Default" office:value-type="float" office:value="0.0369161100601077" calcext:value-type="float">
            <text:p>0.0369161100601077</text:p>
          </table:table-cell>
          <table:table-cell table:style-name="Default" office:value-type="float" office:value="0.526305592835229" calcext:value-type="float">
            <text:p>0.526305592835229</text:p>
          </table:table-cell>
          <table:table-cell table:style-name="Default" office:value-type="float" office:value="0.0373999975808159" calcext:value-type="float">
            <text:p>0.0373999975808159</text:p>
          </table:table-cell>
          <table:table-cell table:style-name="Default" office:value-type="float" office:value="0.513146517284224" calcext:value-type="float">
            <text:p>0.513146517284224</text:p>
          </table:table-cell>
          <table:table-cell table:style-name="Default" office:value-type="float" office:value="0.0369161100601077" calcext:value-type="float">
            <text:p>0.0369161100601077</text:p>
          </table:table-cell>
          <table:table-cell table:style-name="Default" office:value-type="float" office:value="0.497086486102771" calcext:value-type="float">
            <text:p>0.497086486102771</text:p>
          </table:table-cell>
          <table:table-cell table:style-name="Default" office:value-type="float" office:value="0.0291584088430512" calcext:value-type="float">
            <text:p>0.0291584088430512</text:p>
          </table:table-cell>
          <table:table-cell table:style-name="Default" office:value-type="float" office:value="0.507649803644748" calcext:value-type="float">
            <text:p>0.507649803644748</text:p>
          </table:table-cell>
          <table:table-cell table:style-name="Default" office:value-type="float" office:value="0.0285893162604533" calcext:value-type="float">
            <text:p>0.0285893162604533</text:p>
          </table:table-cell>
          <table:table-cell table:style-name="Default" office:value-type="float" office:value="0.497086486102771" calcext:value-type="float">
            <text:p>0.497086486102771</text:p>
          </table:table-cell>
          <table:table-cell table:style-name="Default" office:value-type="float" office:value="0.0291584088430512" calcext:value-type="float">
            <text:p>0.0291584088430512</text:p>
          </table:table-cell>
          <table:table-cell/>
          <table:table-cell table:style-name="ce18" table:formula="of:=[.T121]&gt;[.N121]" office:value-type="boolean" office:boolean-value="false" calcext:value-type="boolean">
            <text:p>FALSE</text:p>
          </table:table-cell>
          <table:table-cell/>
          <table:table-cell table:style-name="ce18" table:formula="of:=[.T121]&gt;[.T121]" office:value-type="boolean" office:boolean-value="false" calcext:value-type="boolean">
            <text:p>FALSE</text:p>
          </table:table-cell>
          <table:table-cell/>
          <table:table-cell table:style-name="ce18" table:formula="of:=[.T121]&gt;[.H121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Default" office:value-type="float" office:value="0.504182105723054" calcext:value-type="float">
            <text:p>0.504182105723054</text:p>
          </table:table-cell>
          <table:table-cell table:style-name="Default" office:value-type="float" office:value="0.0297351405260071" calcext:value-type="float">
            <text:p>0.0297351405260071</text:p>
          </table:table-cell>
          <table:table-cell table:style-name="Default" office:value-type="float" office:value="0.512755873971085" calcext:value-type="float">
            <text:p>0.512755873971085</text:p>
          </table:table-cell>
          <table:table-cell table:style-name="Default" office:value-type="float" office:value="0.0301548588949789" calcext:value-type="float">
            <text:p>0.0301548588949789</text:p>
          </table:table-cell>
          <table:table-cell table:style-name="Default" office:value-type="float" office:value="0.504182105723054" calcext:value-type="float">
            <text:p>0.504182105723054</text:p>
          </table:table-cell>
          <table:table-cell table:style-name="Default" office:value-type="float" office:value="0.0297351405260071" calcext:value-type="float">
            <text:p>0.0297351405260071</text:p>
          </table:table-cell>
          <table:table-cell table:style-name="Default" office:value-type="float" office:value="0.510931917761389" calcext:value-type="float">
            <text:p>0.510931917761389</text:p>
          </table:table-cell>
          <table:table-cell table:style-name="Default" office:value-type="float" office:value="0.0196458401218631" calcext:value-type="float">
            <text:p>0.0196458401218631</text:p>
          </table:table-cell>
          <table:table-cell table:style-name="Default" office:value-type="float" office:value="0.521244004008055" calcext:value-type="float">
            <text:p>0.521244004008055</text:p>
          </table:table-cell>
          <table:table-cell table:style-name="Default" office:value-type="float" office:value="0.025276574073167" calcext:value-type="float">
            <text:p>0.025276574073167</text:p>
          </table:table-cell>
          <table:table-cell table:style-name="Default" office:value-type="float" office:value="0.510931917761389" calcext:value-type="float">
            <text:p>0.510931917761389</text:p>
          </table:table-cell>
          <table:table-cell table:style-name="Default" office:value-type="float" office:value="0.0196458401218631" calcext:value-type="float">
            <text:p>0.0196458401218631</text:p>
          </table:table-cell>
          <table:table-cell table:style-name="Default" office:value-type="float" office:value="0.486548966833094" calcext:value-type="float">
            <text:p>0.486548966833094</text:p>
          </table:table-cell>
          <table:table-cell table:style-name="Default" office:value-type="float" office:value="0.0333363712202034" calcext:value-type="float">
            <text:p>0.0333363712202034</text:p>
          </table:table-cell>
          <table:table-cell table:style-name="Default" office:value-type="float" office:value="0.493800295177816" calcext:value-type="float">
            <text:p>0.493800295177816</text:p>
          </table:table-cell>
          <table:table-cell table:style-name="Default" office:value-type="float" office:value="0.0343504554984417" calcext:value-type="float">
            <text:p>0.0343504554984417</text:p>
          </table:table-cell>
          <table:table-cell table:style-name="Default" office:value-type="float" office:value="0.486548966833094" calcext:value-type="float">
            <text:p>0.486548966833094</text:p>
          </table:table-cell>
          <table:table-cell table:style-name="Default" office:value-type="float" office:value="0.0333363712202034" calcext:value-type="float">
            <text:p>0.0333363712202034</text:p>
          </table:table-cell>
          <table:table-cell table:style-name="Default" office:value-type="float" office:value="0.49155161553246" calcext:value-type="float">
            <text:p>0.49155161553246</text:p>
          </table:table-cell>
          <table:table-cell table:style-name="Default" office:value-type="float" office:value="0.0285658852722485" calcext:value-type="float">
            <text:p>0.0285658852722485</text:p>
          </table:table-cell>
          <table:table-cell table:style-name="Default" office:value-type="float" office:value="0.502303023638445" calcext:value-type="float">
            <text:p>0.502303023638445</text:p>
          </table:table-cell>
          <table:table-cell table:style-name="Default" office:value-type="float" office:value="0.0322292742809193" calcext:value-type="float">
            <text:p>0.0322292742809193</text:p>
          </table:table-cell>
          <table:table-cell table:style-name="Default" office:value-type="float" office:value="0.49155161553246" calcext:value-type="float">
            <text:p>0.49155161553246</text:p>
          </table:table-cell>
          <table:table-cell table:style-name="Default" office:value-type="float" office:value="0.0285658852722485" calcext:value-type="float">
            <text:p>0.0285658852722485</text:p>
          </table:table-cell>
          <table:table-cell/>
          <table:table-cell table:style-name="ce18" table:formula="of:=[.T122]&gt;[.N122]" office:value-type="boolean" office:boolean-value="true" calcext:value-type="boolean">
            <text:p>TRUE</text:p>
          </table:table-cell>
          <table:table-cell/>
          <table:table-cell table:style-name="ce18" table:formula="of:=[.T122]&gt;[.T122]" office:value-type="boolean" office:boolean-value="false" calcext:value-type="boolean">
            <text:p>FALSE</text:p>
          </table:table-cell>
          <table:table-cell/>
          <table:table-cell table:style-name="ce18" table:formula="of:=[.T122]&gt;[.H122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Default" office:value-type="float" office:value="0.521585064708913" calcext:value-type="float">
            <text:p>0.521585064708913</text:p>
          </table:table-cell>
          <table:table-cell table:style-name="Default" office:value-type="float" office:value="0.0194928701257959" calcext:value-type="float">
            <text:p>0.0194928701257959</text:p>
          </table:table-cell>
          <table:table-cell table:style-name="Default" office:value-type="float" office:value="0.533200871137049" calcext:value-type="float">
            <text:p>0.533200871137049</text:p>
          </table:table-cell>
          <table:table-cell table:style-name="Default" office:value-type="float" office:value="0.0218033082737405" calcext:value-type="float">
            <text:p>0.0218033082737405</text:p>
          </table:table-cell>
          <table:table-cell table:style-name="Default" office:value-type="float" office:value="0.521585064708913" calcext:value-type="float">
            <text:p>0.521585064708913</text:p>
          </table:table-cell>
          <table:table-cell table:style-name="Default" office:value-type="float" office:value="0.0194928701257959" calcext:value-type="float">
            <text:p>0.0194928701257959</text:p>
          </table:table-cell>
          <table:table-cell table:style-name="Default" office:value-type="float" office:value="0.503404776849319" calcext:value-type="float">
            <text:p>0.503404776849319</text:p>
          </table:table-cell>
          <table:table-cell table:style-name="Default" office:value-type="float" office:value="0.0210226967442518" calcext:value-type="float">
            <text:p>0.0210226967442518</text:p>
          </table:table-cell>
          <table:table-cell table:style-name="Default" office:value-type="float" office:value="0.5141603705205" calcext:value-type="float">
            <text:p>0.5141603705205</text:p>
          </table:table-cell>
          <table:table-cell table:style-name="Default" office:value-type="float" office:value="0.0245651825424188" calcext:value-type="float">
            <text:p>0.0245651825424188</text:p>
          </table:table-cell>
          <table:table-cell table:style-name="Default" office:value-type="float" office:value="0.503404776849319" calcext:value-type="float">
            <text:p>0.503404776849319</text:p>
          </table:table-cell>
          <table:table-cell table:style-name="Default" office:value-type="float" office:value="0.0210226967442518" calcext:value-type="float">
            <text:p>0.0210226967442518</text:p>
          </table:table-cell>
          <table:table-cell table:style-name="Default" office:value-type="float" office:value="0.508970675746257" calcext:value-type="float">
            <text:p>0.508970675746257</text:p>
          </table:table-cell>
          <table:table-cell table:style-name="Default" office:value-type="float" office:value="0.0441898805392099" calcext:value-type="float">
            <text:p>0.0441898805392099</text:p>
          </table:table-cell>
          <table:table-cell table:style-name="Default" office:value-type="float" office:value="0.519965458626942" calcext:value-type="float">
            <text:p>0.519965458626942</text:p>
          </table:table-cell>
          <table:table-cell table:style-name="Default" office:value-type="float" office:value="0.0414099477902748" calcext:value-type="float">
            <text:p>0.0414099477902748</text:p>
          </table:table-cell>
          <table:table-cell table:style-name="Default" office:value-type="float" office:value="0.508970675746257" calcext:value-type="float">
            <text:p>0.508970675746257</text:p>
          </table:table-cell>
          <table:table-cell table:style-name="Default" office:value-type="float" office:value="0.0441898805392099" calcext:value-type="float">
            <text:p>0.0441898805392099</text:p>
          </table:table-cell>
          <table:table-cell table:style-name="Default" office:value-type="float" office:value="0.497439952746081" calcext:value-type="float">
            <text:p>0.497439952746081</text:p>
          </table:table-cell>
          <table:table-cell table:style-name="Default" office:value-type="float" office:value="0.0341352606857749" calcext:value-type="float">
            <text:p>0.0341352606857749</text:p>
          </table:table-cell>
          <table:table-cell table:style-name="Default" office:value-type="float" office:value="0.507422130923998" calcext:value-type="float">
            <text:p>0.507422130923998</text:p>
          </table:table-cell>
          <table:table-cell table:style-name="Default" office:value-type="float" office:value="0.0351594921299354" calcext:value-type="float">
            <text:p>0.0351594921299354</text:p>
          </table:table-cell>
          <table:table-cell table:style-name="Default" office:value-type="float" office:value="0.497439952746081" calcext:value-type="float">
            <text:p>0.497439952746081</text:p>
          </table:table-cell>
          <table:table-cell table:style-name="Default" office:value-type="float" office:value="0.0341352606857749" calcext:value-type="float">
            <text:p>0.0341352606857749</text:p>
          </table:table-cell>
          <table:table-cell/>
          <table:table-cell table:style-name="ce18" table:formula="of:=[.T123]&gt;[.N123]" office:value-type="boolean" office:boolean-value="false" calcext:value-type="boolean">
            <text:p>FALSE</text:p>
          </table:table-cell>
          <table:table-cell/>
          <table:table-cell table:style-name="ce18" table:formula="of:=[.T123]&gt;[.T123]" office:value-type="boolean" office:boolean-value="false" calcext:value-type="boolean">
            <text:p>FALSE</text:p>
          </table:table-cell>
          <table:table-cell/>
          <table:table-cell table:style-name="ce18" table:formula="of:=[.T123]&gt;[.H123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Default" office:value-type="float" office:value="0.50375648374113" calcext:value-type="float">
            <text:p>0.50375648374113</text:p>
          </table:table-cell>
          <table:table-cell table:style-name="Default" office:value-type="float" office:value="0.0222240531713161" calcext:value-type="float">
            <text:p>0.0222240531713161</text:p>
          </table:table-cell>
          <table:table-cell table:style-name="Default" office:value-type="float" office:value="0.510889205142156" calcext:value-type="float">
            <text:p>0.510889205142156</text:p>
          </table:table-cell>
          <table:table-cell table:style-name="Default" office:value-type="float" office:value="0.0253579693897514" calcext:value-type="float">
            <text:p>0.0253579693897514</text:p>
          </table:table-cell>
          <table:table-cell table:style-name="Default" office:value-type="float" office:value="0.50375648374113" calcext:value-type="float">
            <text:p>0.50375648374113</text:p>
          </table:table-cell>
          <table:table-cell table:style-name="Default" office:value-type="float" office:value="0.0222240531713161" calcext:value-type="float">
            <text:p>0.0222240531713161</text:p>
          </table:table-cell>
          <table:table-cell table:style-name="Default" office:value-type="float" office:value="0.503672083885226" calcext:value-type="float">
            <text:p>0.503672083885226</text:p>
          </table:table-cell>
          <table:table-cell table:style-name="Default" office:value-type="float" office:value="0.0250947182329116" calcext:value-type="float">
            <text:p>0.0250947182329116</text:p>
          </table:table-cell>
          <table:table-cell table:style-name="Default" office:value-type="float" office:value="0.514320330554453" calcext:value-type="float">
            <text:p>0.514320330554453</text:p>
          </table:table-cell>
          <table:table-cell table:style-name="Default" office:value-type="float" office:value="0.0273584267123231" calcext:value-type="float">
            <text:p>0.0273584267123231</text:p>
          </table:table-cell>
          <table:table-cell table:style-name="Default" office:value-type="float" office:value="0.503672083885226" calcext:value-type="float">
            <text:p>0.503672083885226</text:p>
          </table:table-cell>
          <table:table-cell table:style-name="Default" office:value-type="float" office:value="0.0250947182329116" calcext:value-type="float">
            <text:p>0.0250947182329116</text:p>
          </table:table-cell>
          <table:table-cell table:style-name="Default" office:value-type="float" office:value="0.508584915545288" calcext:value-type="float">
            <text:p>0.508584915545288</text:p>
          </table:table-cell>
          <table:table-cell table:style-name="Default" office:value-type="float" office:value="0.0353881300043454" calcext:value-type="float">
            <text:p>0.0353881300043454</text:p>
          </table:table-cell>
          <table:table-cell table:style-name="Default" office:value-type="float" office:value="0.516256124574958" calcext:value-type="float">
            <text:p>0.516256124574958</text:p>
          </table:table-cell>
          <table:table-cell table:style-name="Default" office:value-type="float" office:value="0.0376987653215619" calcext:value-type="float">
            <text:p>0.0376987653215619</text:p>
          </table:table-cell>
          <table:table-cell table:style-name="Default" office:value-type="float" office:value="0.508584915545288" calcext:value-type="float">
            <text:p>0.508584915545288</text:p>
          </table:table-cell>
          <table:table-cell table:style-name="Default" office:value-type="float" office:value="0.0353881300043454" calcext:value-type="float">
            <text:p>0.0353881300043454</text:p>
          </table:table-cell>
          <table:table-cell table:style-name="Default" office:value-type="float" office:value="0.495385876374934" calcext:value-type="float">
            <text:p>0.495385876374934</text:p>
          </table:table-cell>
          <table:table-cell table:style-name="Default" office:value-type="float" office:value="0.0269436943935195" calcext:value-type="float">
            <text:p>0.0269436943935195</text:p>
          </table:table-cell>
          <table:table-cell table:style-name="Default" office:value-type="float" office:value="0.505746766733164" calcext:value-type="float">
            <text:p>0.505746766733164</text:p>
          </table:table-cell>
          <table:table-cell table:style-name="Default" office:value-type="float" office:value="0.0295024251562675" calcext:value-type="float">
            <text:p>0.0295024251562675</text:p>
          </table:table-cell>
          <table:table-cell table:style-name="Default" office:value-type="float" office:value="0.495385876374934" calcext:value-type="float">
            <text:p>0.495385876374934</text:p>
          </table:table-cell>
          <table:table-cell table:style-name="Default" office:value-type="float" office:value="0.0269436943935195" calcext:value-type="float">
            <text:p>0.0269436943935195</text:p>
          </table:table-cell>
          <table:table-cell/>
          <table:table-cell table:style-name="ce18" table:formula="of:=[.T124]&gt;[.N124]" office:value-type="boolean" office:boolean-value="false" calcext:value-type="boolean">
            <text:p>FALSE</text:p>
          </table:table-cell>
          <table:table-cell/>
          <table:table-cell table:style-name="ce18" table:formula="of:=[.T124]&gt;[.T124]" office:value-type="boolean" office:boolean-value="false" calcext:value-type="boolean">
            <text:p>FALSE</text:p>
          </table:table-cell>
          <table:table-cell/>
          <table:table-cell table:style-name="ce18" table:formula="of:=[.T124]&gt;[.H124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BENCHMARK</text:p>
          </table:table-cell>
          <table:table-cell table:style-name="Default" table:number-columns-repeated="24"/>
          <table:table-cell/>
          <table:table-cell table:style-name="ce18" table:formula="of:=[.B125]&gt;[.N125]" office:value-type="boolean" office:boolean-value="false" calcext:value-type="boolean">
            <text:p>FALSE</text:p>
          </table:table-cell>
          <table:table-cell/>
          <table:table-cell table:style-name="ce18" table:formula="of:=[.B125]&gt;[.T125]" office:value-type="boolean" office:boolean-value="false" calcext:value-type="boolean">
            <text:p>FALSE</text:p>
          </table:table-cell>
          <table:table-cell/>
          <table:table-cell table:style-name="ce18" table:formula="of:=[.B125]&gt;[.H125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Default" office:value-type="float" office:value="0.519684639843554" calcext:value-type="float">
            <text:p>0.519684639843554</text:p>
          </table:table-cell>
          <table:table-cell table:style-name="Default" office:value-type="float" office:value="0.0367704674293919" calcext:value-type="float">
            <text:p>0.0367704674293919</text:p>
          </table:table-cell>
          <table:table-cell table:style-name="Default" office:value-type="float" office:value="0.531923730079767" calcext:value-type="float">
            <text:p>0.531923730079767</text:p>
          </table:table-cell>
          <table:table-cell table:style-name="Default" office:value-type="float" office:value="0.0418559139230317" calcext:value-type="float">
            <text:p>0.0418559139230317</text:p>
          </table:table-cell>
          <table:table-cell table:style-name="Default" office:value-type="float" office:value="0.519684639843554" calcext:value-type="float">
            <text:p>0.519684639843554</text:p>
          </table:table-cell>
          <table:table-cell table:style-name="Default" office:value-type="float" office:value="0.0367704674293919" calcext:value-type="float">
            <text:p>0.0367704674293919</text:p>
          </table:table-cell>
          <table:table-cell table:style-name="Default" office:value-type="float" office:value="0.519684639843554" calcext:value-type="float">
            <text:p>0.519684639843554</text:p>
          </table:table-cell>
          <table:table-cell table:style-name="Default" office:value-type="float" office:value="0.0367704674293919" calcext:value-type="float">
            <text:p>0.0367704674293919</text:p>
          </table:table-cell>
          <table:table-cell table:style-name="Default" office:value-type="float" office:value="0.531923730079767" calcext:value-type="float">
            <text:p>0.531923730079767</text:p>
          </table:table-cell>
          <table:table-cell table:style-name="Default" office:value-type="float" office:value="0.0418559139230317" calcext:value-type="float">
            <text:p>0.0418559139230317</text:p>
          </table:table-cell>
          <table:table-cell table:style-name="Default" office:value-type="float" office:value="0.519684639843554" calcext:value-type="float">
            <text:p>0.519684639843554</text:p>
          </table:table-cell>
          <table:table-cell table:style-name="Default" office:value-type="float" office:value="0.0367704674293919" calcext:value-type="float">
            <text:p>0.0367704674293919</text:p>
          </table:table-cell>
          <table:table-cell table:style-name="Default" office:value-type="float" office:value="0.519684639843554" calcext:value-type="float">
            <text:p>0.519684639843554</text:p>
          </table:table-cell>
          <table:table-cell table:style-name="Default" office:value-type="float" office:value="0.0367704674293919" calcext:value-type="float">
            <text:p>0.0367704674293919</text:p>
          </table:table-cell>
          <table:table-cell table:style-name="Default" office:value-type="float" office:value="0.531923730079767" calcext:value-type="float">
            <text:p>0.531923730079767</text:p>
          </table:table-cell>
          <table:table-cell table:style-name="Default" office:value-type="float" office:value="0.0418559139230317" calcext:value-type="float">
            <text:p>0.0418559139230317</text:p>
          </table:table-cell>
          <table:table-cell table:style-name="Default" office:value-type="float" office:value="0.519684639843554" calcext:value-type="float">
            <text:p>0.519684639843554</text:p>
          </table:table-cell>
          <table:table-cell table:style-name="Default" office:value-type="float" office:value="0.0367704674293919" calcext:value-type="float">
            <text:p>0.0367704674293919</text:p>
          </table:table-cell>
          <table:table-cell table:style-name="Default" office:value-type="float" office:value="0.519684639843554" calcext:value-type="float">
            <text:p>0.519684639843554</text:p>
          </table:table-cell>
          <table:table-cell table:style-name="Default" office:value-type="float" office:value="0.0367704674293919" calcext:value-type="float">
            <text:p>0.0367704674293919</text:p>
          </table:table-cell>
          <table:table-cell table:style-name="Default" office:value-type="float" office:value="0.531923730079767" calcext:value-type="float">
            <text:p>0.531923730079767</text:p>
          </table:table-cell>
          <table:table-cell table:style-name="Default" office:value-type="float" office:value="0.0418559139230317" calcext:value-type="float">
            <text:p>0.0418559139230317</text:p>
          </table:table-cell>
          <table:table-cell table:style-name="Default" office:value-type="float" office:value="0.519684639843554" calcext:value-type="float">
            <text:p>0.519684639843554</text:p>
          </table:table-cell>
          <table:table-cell table:style-name="Default" office:value-type="float" office:value="0.0367704674293919" calcext:value-type="float">
            <text:p>0.0367704674293919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993"/>
        </table:table-row>
        <table:table-row table:style-name="ro2">
          <table:table-cell table:number-columns-repeated="26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993"/>
        </table:table-row>
        <table:table-row table:style-name="ro1">
          <table:table-cell table:style-name="ce1" office:value-type="string" calcext:value-type="string" table:number-columns-spanned="25" table:number-rows-spanned="1">
            <text:p>VEHICLE</text:p>
          </table:table-cell>
          <table:covered-table-cell table:number-columns-repeated="23" table:style-name="ce2"/>
          <table:covered-table-cell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993"/>
        </table:table-row>
        <table:table-row table:style-name="ro1">
          <table:table-cell table:style-name="ce1"/>
          <table:table-cell table:style-name="ce4" office:value-type="string" calcext:value-type="string" table:number-columns-spanned="6" table:number-rows-spanned="1">
            <text:p>MO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SO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ANOVA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RFE</text:p>
          </table:table-cell>
          <table:covered-table-cell table:style-name="ce4"/>
          <table:covered-table-cell table:number-columns-repeated="3" table:style-name="ce2"/>
          <table:covered-table-cell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993"/>
        </table:table-row>
        <table:table-row table:style-name="ro2">
          <table:table-cell table:style-name="ce2" office:value-type="string" calcext:value-type="string">
            <text:p>Num. Ftr.</text:p>
          </table:table-cell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993"/>
        </table:table-row>
        <table:table-row table:style-name="ro2"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99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Default" office:value-type="float" office:value="0.67146227506347" calcext:value-type="float">
            <text:p>0.67146227506347</text:p>
          </table:table-cell>
          <table:table-cell table:style-name="Default" office:value-type="float" office:value="0.0154413173160406" calcext:value-type="float">
            <text:p>0.0154413173160406</text:p>
          </table:table-cell>
          <table:table-cell table:style-name="Default" office:value-type="float" office:value="0.670705694607371" calcext:value-type="float">
            <text:p>0.670705694607371</text:p>
          </table:table-cell>
          <table:table-cell table:style-name="Default" office:value-type="float" office:value="0.0153016374943134" calcext:value-type="float">
            <text:p>0.0153016374943134</text:p>
          </table:table-cell>
          <table:table-cell table:style-name="Default" office:value-type="float" office:value="0.67146227506347" calcext:value-type="float">
            <text:p>0.67146227506347</text:p>
          </table:table-cell>
          <table:table-cell table:style-name="Default" office:value-type="float" office:value="0.0154413173160406" calcext:value-type="float">
            <text:p>0.0154413173160406</text:p>
          </table:table-cell>
          <table:table-cell table:style-name="Default" office:value-type="float" office:value="0.67953005864982" calcext:value-type="float">
            <text:p>0.67953005864982</text:p>
          </table:table-cell>
          <table:table-cell table:style-name="Default" office:value-type="float" office:value="0.0156516699149414" calcext:value-type="float">
            <text:p>0.0156516699149414</text:p>
          </table:table-cell>
          <table:table-cell table:style-name="Default" office:value-type="float" office:value="0.673779747767297" calcext:value-type="float">
            <text:p>0.673779747767297</text:p>
          </table:table-cell>
          <table:table-cell table:style-name="Default" office:value-type="float" office:value="0.0156747290901249" calcext:value-type="float">
            <text:p>0.0156747290901249</text:p>
          </table:table-cell>
          <table:table-cell table:style-name="Default" office:value-type="float" office:value="0.67953005864982" calcext:value-type="float">
            <text:p>0.67953005864982</text:p>
          </table:table-cell>
          <table:table-cell table:style-name="Default" office:value-type="float" office:value="0.0156516699149414" calcext:value-type="float">
            <text:p>0.0156516699149414</text:p>
          </table:table-cell>
          <table:table-cell table:style-name="Default" office:value-type="float" office:value="0.660551834330794" calcext:value-type="float">
            <text:p>0.660551834330794</text:p>
          </table:table-cell>
          <table:table-cell table:style-name="Default" office:value-type="float" office:value="0.0139367386405169" calcext:value-type="float">
            <text:p>0.0139367386405169</text:p>
          </table:table-cell>
          <table:table-cell table:style-name="Default" office:value-type="float" office:value="0.661621039490677" calcext:value-type="float">
            <text:p>0.661621039490677</text:p>
          </table:table-cell>
          <table:table-cell table:style-name="Default" office:value-type="float" office:value="0.0141362428809503" calcext:value-type="float">
            <text:p>0.0141362428809503</text:p>
          </table:table-cell>
          <table:table-cell table:style-name="Default" office:value-type="float" office:value="0.660551834330794" calcext:value-type="float">
            <text:p>0.660551834330794</text:p>
          </table:table-cell>
          <table:table-cell table:style-name="Default" office:value-type="float" office:value="0.0139367386405169" calcext:value-type="float">
            <text:p>0.0139367386405169</text:p>
          </table:table-cell>
          <table:table-cell table:style-name="Default" office:value-type="float" office:value="0.72529727489132" calcext:value-type="float">
            <text:p>0.72529727489132</text:p>
          </table:table-cell>
          <table:table-cell table:style-name="Default" office:value-type="float" office:value="0.0182405862121446" calcext:value-type="float">
            <text:p>0.0182405862121446</text:p>
          </table:table-cell>
          <table:table-cell table:style-name="Default" office:value-type="float" office:value="0.727373654875011" calcext:value-type="float">
            <text:p>0.727373654875011</text:p>
          </table:table-cell>
          <table:table-cell table:style-name="Default" office:value-type="float" office:value="0.0186071517869803" calcext:value-type="float">
            <text:p>0.0186071517869803</text:p>
          </table:table-cell>
          <table:table-cell table:style-name="Default" office:value-type="float" office:value="0.72529727489132" calcext:value-type="float">
            <text:p>0.72529727489132</text:p>
          </table:table-cell>
          <table:table-cell table:style-name="Default" office:value-type="float" office:value="0.0182405862121446" calcext:value-type="float">
            <text:p>0.0182405862121446</text:p>
          </table:table-cell>
          <table:table-cell/>
          <table:table-cell table:style-name="ce18" table:formula="of:=[.T132]&gt;[.N132]" office:value-type="boolean" office:boolean-value="true" calcext:value-type="boolean">
            <text:p>TRUE</text:p>
          </table:table-cell>
          <table:table-cell/>
          <table:table-cell table:style-name="ce18" table:formula="of:=[.T132]&gt;[.H132]" office:value-type="boolean" office:boolean-value="true" calcext:value-type="boolean">
            <text:p>TRUE</text:p>
          </table:table-cell>
          <table:table-cell/>
          <table:table-cell table:style-name="ce18" table:formula="of:=[.T132]&gt;[.H132]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float" office:value="0.696314481154886" calcext:value-type="float">
            <text:p>0.696314481154886</text:p>
          </table:table-cell>
          <table:table-cell table:style-name="Default" office:value-type="float" office:value="0.0142678778239389" calcext:value-type="float">
            <text:p>0.0142678778239389</text:p>
          </table:table-cell>
          <table:table-cell table:style-name="Default" office:value-type="float" office:value="0.696097500966034" calcext:value-type="float">
            <text:p>0.696097500966034</text:p>
          </table:table-cell>
          <table:table-cell table:style-name="Default" office:value-type="float" office:value="0.0148754888388975" calcext:value-type="float">
            <text:p>0.0148754888388975</text:p>
          </table:table-cell>
          <table:table-cell table:style-name="Default" office:value-type="float" office:value="0.696314481154886" calcext:value-type="float">
            <text:p>0.696314481154886</text:p>
          </table:table-cell>
          <table:table-cell table:style-name="Default" office:value-type="float" office:value="0.0142678778239389" calcext:value-type="float">
            <text:p>0.0142678778239389</text:p>
          </table:table-cell>
          <table:table-cell table:style-name="Default" office:value-type="float" office:value="0.707284919908571" calcext:value-type="float">
            <text:p>0.707284919908571</text:p>
          </table:table-cell>
          <table:table-cell table:style-name="Default" office:value-type="float" office:value="0.0179804247806391" calcext:value-type="float">
            <text:p>0.0179804247806391</text:p>
          </table:table-cell>
          <table:table-cell table:style-name="Default" office:value-type="float" office:value="0.705188589201293" calcext:value-type="float">
            <text:p>0.705188589201293</text:p>
          </table:table-cell>
          <table:table-cell table:style-name="Default" office:value-type="float" office:value="0.0184304256941979" calcext:value-type="float">
            <text:p>0.0184304256941979</text:p>
          </table:table-cell>
          <table:table-cell table:style-name="Default" office:value-type="float" office:value="0.707284919908571" calcext:value-type="float">
            <text:p>0.707284919908571</text:p>
          </table:table-cell>
          <table:table-cell table:style-name="Default" office:value-type="float" office:value="0.0179804247806391" calcext:value-type="float">
            <text:p>0.0179804247806391</text:p>
          </table:table-cell>
          <table:table-cell table:style-name="Default" office:value-type="float" office:value="0.701489166906499" calcext:value-type="float">
            <text:p>0.701489166906499</text:p>
          </table:table-cell>
          <table:table-cell table:style-name="Default" office:value-type="float" office:value="0.0236353379459813" calcext:value-type="float">
            <text:p>0.0236353379459813</text:p>
          </table:table-cell>
          <table:table-cell table:style-name="Default" office:value-type="float" office:value="0.701498954177086" calcext:value-type="float">
            <text:p>0.701498954177086</text:p>
          </table:table-cell>
          <table:table-cell table:style-name="Default" office:value-type="float" office:value="0.0243746894272245" calcext:value-type="float">
            <text:p>0.0243746894272245</text:p>
          </table:table-cell>
          <table:table-cell table:style-name="Default" office:value-type="float" office:value="0.701489166906499" calcext:value-type="float">
            <text:p>0.701489166906499</text:p>
          </table:table-cell>
          <table:table-cell table:style-name="Default" office:value-type="float" office:value="0.0236353379459813" calcext:value-type="float">
            <text:p>0.0236353379459813</text:p>
          </table:table-cell>
          <table:table-cell table:style-name="Default" office:value-type="float" office:value="0.757540385676026" calcext:value-type="float">
            <text:p>0.757540385676026</text:p>
          </table:table-cell>
          <table:table-cell table:style-name="Default" office:value-type="float" office:value="0.0118139140270787" calcext:value-type="float">
            <text:p>0.0118139140270787</text:p>
          </table:table-cell>
          <table:table-cell table:style-name="Default" office:value-type="float" office:value="0.75836478469633" calcext:value-type="float">
            <text:p>0.75836478469633</text:p>
          </table:table-cell>
          <table:table-cell table:style-name="Default" office:value-type="float" office:value="0.0124723960272454" calcext:value-type="float">
            <text:p>0.0124723960272454</text:p>
          </table:table-cell>
          <table:table-cell table:style-name="Default" office:value-type="float" office:value="0.757540385676026" calcext:value-type="float">
            <text:p>0.757540385676026</text:p>
          </table:table-cell>
          <table:table-cell table:style-name="Default" office:value-type="float" office:value="0.0118139140270787" calcext:value-type="float">
            <text:p>0.0118139140270787</text:p>
          </table:table-cell>
          <table:table-cell/>
          <table:table-cell table:style-name="ce18" table:formula="of:=[.T133]&gt;[.N133]" office:value-type="boolean" office:boolean-value="true" calcext:value-type="boolean">
            <text:p>TRUE</text:p>
          </table:table-cell>
          <table:table-cell/>
          <table:table-cell table:style-name="ce18" table:formula="of:=[.T133]&gt;[.H133]" office:value-type="boolean" office:boolean-value="true" calcext:value-type="boolean">
            <text:p>TRUE</text:p>
          </table:table-cell>
          <table:table-cell/>
          <table:table-cell table:style-name="ce18" table:formula="of:=[.T133]&gt;[.H133]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Default" office:value-type="float" office:value="0.705913352390497" calcext:value-type="float">
            <text:p>0.705913352390497</text:p>
          </table:table-cell>
          <table:table-cell table:style-name="Default" office:value-type="float" office:value="0.0116232080023782" calcext:value-type="float">
            <text:p>0.0116232080023782</text:p>
          </table:table-cell>
          <table:table-cell table:style-name="Default" office:value-type="float" office:value="0.705077780864825" calcext:value-type="float">
            <text:p>0.705077780864825</text:p>
          </table:table-cell>
          <table:table-cell table:style-name="Default" office:value-type="float" office:value="0.011499202471981" calcext:value-type="float">
            <text:p>0.011499202471981</text:p>
          </table:table-cell>
          <table:table-cell table:style-name="Default" office:value-type="float" office:value="0.705913352390497" calcext:value-type="float">
            <text:p>0.705913352390497</text:p>
          </table:table-cell>
          <table:table-cell table:style-name="Default" office:value-type="float" office:value="0.0116232080023782" calcext:value-type="float">
            <text:p>0.0116232080023782</text:p>
          </table:table-cell>
          <table:table-cell table:style-name="Default" office:value-type="float" office:value="0.732527855487771" calcext:value-type="float">
            <text:p>0.732527855487771</text:p>
          </table:table-cell>
          <table:table-cell table:style-name="Default" office:value-type="float" office:value="0.0128963108401917" calcext:value-type="float">
            <text:p>0.0128963108401917</text:p>
          </table:table-cell>
          <table:table-cell table:style-name="Default" office:value-type="float" office:value="0.733932389073007" calcext:value-type="float">
            <text:p>0.733932389073007</text:p>
          </table:table-cell>
          <table:table-cell table:style-name="Default" office:value-type="float" office:value="0.0134449080823545" calcext:value-type="float">
            <text:p>0.0134449080823545</text:p>
          </table:table-cell>
          <table:table-cell table:style-name="Default" office:value-type="float" office:value="0.732527855487771" calcext:value-type="float">
            <text:p>0.732527855487771</text:p>
          </table:table-cell>
          <table:table-cell table:style-name="Default" office:value-type="float" office:value="0.0128963108401917" calcext:value-type="float">
            <text:p>0.0128963108401917</text:p>
          </table:table-cell>
          <table:table-cell table:style-name="Default" office:value-type="float" office:value="0.726662527343026" calcext:value-type="float">
            <text:p>0.726662527343026</text:p>
          </table:table-cell>
          <table:table-cell table:style-name="Default" office:value-type="float" office:value="0.0177329093124196" calcext:value-type="float">
            <text:p>0.0177329093124196</text:p>
          </table:table-cell>
          <table:table-cell table:style-name="Default" office:value-type="float" office:value="0.728031603656871" calcext:value-type="float">
            <text:p>0.728031603656871</text:p>
          </table:table-cell>
          <table:table-cell table:style-name="Default" office:value-type="float" office:value="0.0186973238215258" calcext:value-type="float">
            <text:p>0.0186973238215258</text:p>
          </table:table-cell>
          <table:table-cell table:style-name="Default" office:value-type="float" office:value="0.726662527343026" calcext:value-type="float">
            <text:p>0.726662527343026</text:p>
          </table:table-cell>
          <table:table-cell table:style-name="Default" office:value-type="float" office:value="0.0177329093124196" calcext:value-type="float">
            <text:p>0.0177329093124196</text:p>
          </table:table-cell>
          <table:table-cell table:style-name="Default" office:value-type="float" office:value="0.775343942188844" calcext:value-type="float">
            <text:p>0.775343942188844</text:p>
          </table:table-cell>
          <table:table-cell table:style-name="Default" office:value-type="float" office:value="0.0121811426770648" calcext:value-type="float">
            <text:p>0.0121811426770648</text:p>
          </table:table-cell>
          <table:table-cell table:style-name="Default" office:value-type="float" office:value="0.775963989317771" calcext:value-type="float">
            <text:p>0.775963989317771</text:p>
          </table:table-cell>
          <table:table-cell table:style-name="Default" office:value-type="float" office:value="0.0135684673414244" calcext:value-type="float">
            <text:p>0.0135684673414244</text:p>
          </table:table-cell>
          <table:table-cell table:style-name="Default" office:value-type="float" office:value="0.775343942188844" calcext:value-type="float">
            <text:p>0.775343942188844</text:p>
          </table:table-cell>
          <table:table-cell table:style-name="Default" office:value-type="float" office:value="0.0121811426770648" calcext:value-type="float">
            <text:p>0.0121811426770648</text:p>
          </table:table-cell>
          <table:table-cell/>
          <table:table-cell table:style-name="ce18" table:formula="of:=[.T134]&gt;[.N134]" office:value-type="boolean" office:boolean-value="true" calcext:value-type="boolean">
            <text:p>TRUE</text:p>
          </table:table-cell>
          <table:table-cell/>
          <table:table-cell table:style-name="ce18" table:formula="of:=[.T134]&gt;[.H134]" office:value-type="boolean" office:boolean-value="true" calcext:value-type="boolean">
            <text:p>TRUE</text:p>
          </table:table-cell>
          <table:table-cell/>
          <table:table-cell table:style-name="ce18" table:formula="of:=[.T134]&gt;[.H134]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Default" office:value-type="float" office:value="0.729422928267079" calcext:value-type="float">
            <text:p>0.729422928267079</text:p>
          </table:table-cell>
          <table:table-cell table:style-name="Default" office:value-type="float" office:value="0.0131263535920035" calcext:value-type="float">
            <text:p>0.0131263535920035</text:p>
          </table:table-cell>
          <table:table-cell table:style-name="Default" office:value-type="float" office:value="0.729897510529226" calcext:value-type="float">
            <text:p>0.729897510529226</text:p>
          </table:table-cell>
          <table:table-cell table:style-name="Default" office:value-type="float" office:value="0.0128241734528562" calcext:value-type="float">
            <text:p>0.0128241734528562</text:p>
          </table:table-cell>
          <table:table-cell table:style-name="Default" office:value-type="float" office:value="0.729422928267079" calcext:value-type="float">
            <text:p>0.729422928267079</text:p>
          </table:table-cell>
          <table:table-cell table:style-name="Default" office:value-type="float" office:value="0.0131263535920035" calcext:value-type="float">
            <text:p>0.0131263535920035</text:p>
          </table:table-cell>
          <table:table-cell table:style-name="Default" office:value-type="float" office:value="0.755662190810148" calcext:value-type="float">
            <text:p>0.755662190810148</text:p>
          </table:table-cell>
          <table:table-cell table:style-name="Default" office:value-type="float" office:value="0.0154620181301308" calcext:value-type="float">
            <text:p>0.0154620181301308</text:p>
          </table:table-cell>
          <table:table-cell table:style-name="Default" office:value-type="float" office:value="0.75732017844738" calcext:value-type="float">
            <text:p>0.75732017844738</text:p>
          </table:table-cell>
          <table:table-cell table:style-name="Default" office:value-type="float" office:value="0.0159496469300954" calcext:value-type="float">
            <text:p>0.0159496469300954</text:p>
          </table:table-cell>
          <table:table-cell table:style-name="Default" office:value-type="float" office:value="0.755662190810148" calcext:value-type="float">
            <text:p>0.755662190810148</text:p>
          </table:table-cell>
          <table:table-cell table:style-name="Default" office:value-type="float" office:value="0.0154620181301308" calcext:value-type="float">
            <text:p>0.0154620181301308</text:p>
          </table:table-cell>
          <table:table-cell table:style-name="Default" office:value-type="float" office:value="0.747093678268716" calcext:value-type="float">
            <text:p>0.747093678268716</text:p>
          </table:table-cell>
          <table:table-cell table:style-name="Default" office:value-type="float" office:value="0.0232749001036666" calcext:value-type="float">
            <text:p>0.0232749001036666</text:p>
          </table:table-cell>
          <table:table-cell table:style-name="Default" office:value-type="float" office:value="0.746076233885976" calcext:value-type="float">
            <text:p>0.746076233885976</text:p>
          </table:table-cell>
          <table:table-cell table:style-name="Default" office:value-type="float" office:value="0.0245050651086949" calcext:value-type="float">
            <text:p>0.0245050651086949</text:p>
          </table:table-cell>
          <table:table-cell table:style-name="Default" office:value-type="float" office:value="0.747093678268716" calcext:value-type="float">
            <text:p>0.747093678268716</text:p>
          </table:table-cell>
          <table:table-cell table:style-name="Default" office:value-type="float" office:value="0.0232749001036666" calcext:value-type="float">
            <text:p>0.0232749001036666</text:p>
          </table:table-cell>
          <table:table-cell table:style-name="Default" office:value-type="float" office:value="0.793391639434058" calcext:value-type="float">
            <text:p>0.793391639434058</text:p>
          </table:table-cell>
          <table:table-cell table:style-name="Default" office:value-type="float" office:value="0.0106720545915643" calcext:value-type="float">
            <text:p>0.0106720545915643</text:p>
          </table:table-cell>
          <table:table-cell table:style-name="Default" office:value-type="float" office:value="0.794535440859508" calcext:value-type="float">
            <text:p>0.794535440859508</text:p>
          </table:table-cell>
          <table:table-cell table:style-name="Default" office:value-type="float" office:value="0.0112154694890236" calcext:value-type="float">
            <text:p>0.0112154694890236</text:p>
          </table:table-cell>
          <table:table-cell table:style-name="Default" office:value-type="float" office:value="0.793391639434058" calcext:value-type="float">
            <text:p>0.793391639434058</text:p>
          </table:table-cell>
          <table:table-cell table:style-name="Default" office:value-type="float" office:value="0.0106720545915643" calcext:value-type="float">
            <text:p>0.0106720545915643</text:p>
          </table:table-cell>
          <table:table-cell/>
          <table:table-cell table:style-name="ce18" table:formula="of:=[.T135]&gt;[.N135]" office:value-type="boolean" office:boolean-value="true" calcext:value-type="boolean">
            <text:p>TRUE</text:p>
          </table:table-cell>
          <table:table-cell/>
          <table:table-cell table:style-name="ce18" table:formula="of:=[.T135]&gt;[.H135]" office:value-type="boolean" office:boolean-value="true" calcext:value-type="boolean">
            <text:p>TRUE</text:p>
          </table:table-cell>
          <table:table-cell/>
          <table:table-cell table:style-name="ce18" table:formula="of:=[.T135]&gt;[.H135]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Default" office:value-type="float" office:value="0.75379725707029" calcext:value-type="float">
            <text:p>0.75379725707029</text:p>
          </table:table-cell>
          <table:table-cell table:style-name="Default" office:value-type="float" office:value="0.0147375480298062" calcext:value-type="float">
            <text:p>0.0147375480298062</text:p>
          </table:table-cell>
          <table:table-cell table:style-name="Default" office:value-type="float" office:value="0.75456503023728" calcext:value-type="float">
            <text:p>0.75456503023728</text:p>
          </table:table-cell>
          <table:table-cell table:style-name="Default" office:value-type="float" office:value="0.0148883483750181" calcext:value-type="float">
            <text:p>0.0148883483750181</text:p>
          </table:table-cell>
          <table:table-cell table:style-name="Default" office:value-type="float" office:value="0.75379725707029" calcext:value-type="float">
            <text:p>0.75379725707029</text:p>
          </table:table-cell>
          <table:table-cell table:style-name="Default" office:value-type="float" office:value="0.0147375480298062" calcext:value-type="float">
            <text:p>0.0147375480298062</text:p>
          </table:table-cell>
          <table:table-cell table:style-name="Default" office:value-type="float" office:value="0.767817482623145" calcext:value-type="float">
            <text:p>0.767817482623145</text:p>
          </table:table-cell>
          <table:table-cell table:style-name="Default" office:value-type="float" office:value="0.0100981509852523" calcext:value-type="float">
            <text:p>0.0100981509852523</text:p>
          </table:table-cell>
          <table:table-cell table:style-name="Default" office:value-type="float" office:value="0.770202481987993" calcext:value-type="float">
            <text:p>0.770202481987993</text:p>
          </table:table-cell>
          <table:table-cell table:style-name="Default" office:value-type="float" office:value="0.0107365496220171" calcext:value-type="float">
            <text:p>0.0107365496220171</text:p>
          </table:table-cell>
          <table:table-cell table:style-name="Default" office:value-type="float" office:value="0.767817482623145" calcext:value-type="float">
            <text:p>0.767817482623145</text:p>
          </table:table-cell>
          <table:table-cell table:style-name="Default" office:value-type="float" office:value="0.0100981509852523" calcext:value-type="float">
            <text:p>0.0100981509852523</text:p>
          </table:table-cell>
          <table:table-cell table:style-name="Default" office:value-type="float" office:value="0.779816710593032" calcext:value-type="float">
            <text:p>0.779816710593032</text:p>
          </table:table-cell>
          <table:table-cell table:style-name="Default" office:value-type="float" office:value="0.0116909920165963" calcext:value-type="float">
            <text:p>0.0116909920165963</text:p>
          </table:table-cell>
          <table:table-cell table:style-name="Default" office:value-type="float" office:value="0.780128439209308" calcext:value-type="float">
            <text:p>0.780128439209308</text:p>
          </table:table-cell>
          <table:table-cell table:style-name="Default" office:value-type="float" office:value="0.0116011374249793" calcext:value-type="float">
            <text:p>0.0116011374249793</text:p>
          </table:table-cell>
          <table:table-cell table:style-name="Default" office:value-type="float" office:value="0.779816710593032" calcext:value-type="float">
            <text:p>0.779816710593032</text:p>
          </table:table-cell>
          <table:table-cell table:style-name="Default" office:value-type="float" office:value="0.0116909920165963" calcext:value-type="float">
            <text:p>0.0116909920165963</text:p>
          </table:table-cell>
          <table:table-cell table:style-name="ce16" office:value-type="float" office:value="0.800159035412888" calcext:value-type="float">
            <text:p>0.800159035412888</text:p>
          </table:table-cell>
          <table:table-cell table:style-name="ce16" office:value-type="float" office:value="0.0132954889569949" calcext:value-type="float">
            <text:p>0.0132954889569949</text:p>
          </table:table-cell>
          <table:table-cell table:style-name="ce16" office:value-type="float" office:value="0.801691572488328" calcext:value-type="float">
            <text:p>0.801691572488328</text:p>
          </table:table-cell>
          <table:table-cell table:style-name="ce16" office:value-type="float" office:value="0.0139271544044231" calcext:value-type="float">
            <text:p>0.0139271544044231</text:p>
          </table:table-cell>
          <table:table-cell table:style-name="ce16" office:value-type="float" office:value="0.800159035412888" calcext:value-type="float">
            <text:p>0.800159035412888</text:p>
          </table:table-cell>
          <table:table-cell table:style-name="ce16" office:value-type="float" office:value="0.0132954889569949" calcext:value-type="float">
            <text:p>0.0132954889569949</text:p>
          </table:table-cell>
          <table:table-cell/>
          <table:table-cell table:style-name="ce18" table:formula="of:=[.T136]&gt;[.N136]" office:value-type="boolean" office:boolean-value="true" calcext:value-type="boolean">
            <text:p>TRUE</text:p>
          </table:table-cell>
          <table:table-cell/>
          <table:table-cell table:style-name="ce18" table:formula="of:=[.T136]&gt;[.H136]" office:value-type="boolean" office:boolean-value="true" calcext:value-type="boolean">
            <text:p>TRUE</text:p>
          </table:table-cell>
          <table:table-cell/>
          <table:table-cell table:style-name="ce18" table:formula="of:=[.T136]&gt;[.H136]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6" office:value-type="float" office:value="0.791719837970486" calcext:value-type="float">
            <text:p>0.791719837970486</text:p>
          </table:table-cell>
          <table:table-cell table:style-name="ce16" office:value-type="float" office:value="0.0204242650648464" calcext:value-type="float">
            <text:p>0.0204242650648464</text:p>
          </table:table-cell>
          <table:table-cell table:style-name="ce16" office:value-type="float" office:value="0.793208273536029" calcext:value-type="float">
            <text:p>0.793208273536029</text:p>
          </table:table-cell>
          <table:table-cell table:style-name="ce16" office:value-type="float" office:value="0.0221958801643563" calcext:value-type="float">
            <text:p>0.0221958801643563</text:p>
          </table:table-cell>
          <table:table-cell table:style-name="ce16" office:value-type="float" office:value="0.791719837970486" calcext:value-type="float">
            <text:p>0.791719837970486</text:p>
          </table:table-cell>
          <table:table-cell table:style-name="ce16" office:value-type="float" office:value="0.0204242650648464" calcext:value-type="float">
            <text:p>0.0204242650648464</text:p>
          </table:table-cell>
          <table:table-cell table:style-name="ce16" office:value-type="float" office:value="0.805712198819155" calcext:value-type="float">
            <text:p>0.805712198819155</text:p>
          </table:table-cell>
          <table:table-cell table:style-name="ce16" office:value-type="float" office:value="0.0108032730543332" calcext:value-type="float">
            <text:p>0.0108032730543332</text:p>
          </table:table-cell>
          <table:table-cell table:style-name="ce16" office:value-type="float" office:value="0.808191209028777" calcext:value-type="float">
            <text:p>0.808191209028777</text:p>
          </table:table-cell>
          <table:table-cell table:style-name="ce16" office:value-type="float" office:value="0.011176418086625" calcext:value-type="float">
            <text:p>0.011176418086625</text:p>
          </table:table-cell>
          <table:table-cell table:style-name="ce16" office:value-type="float" office:value="0.805712198819155" calcext:value-type="float">
            <text:p>0.805712198819155</text:p>
          </table:table-cell>
          <table:table-cell table:style-name="ce16" office:value-type="float" office:value="0.0108032730543332" calcext:value-type="float">
            <text:p>0.0108032730543332</text:p>
          </table:table-cell>
          <table:table-cell table:style-name="ce16" office:value-type="float" office:value="0.795066161634033" calcext:value-type="float">
            <text:p>0.795066161634033</text:p>
          </table:table-cell>
          <table:table-cell table:style-name="ce16" office:value-type="float" office:value="0.0137354867562488" calcext:value-type="float">
            <text:p>0.0137354867562488</text:p>
          </table:table-cell>
          <table:table-cell table:style-name="ce16" office:value-type="float" office:value="0.796246001155966" calcext:value-type="float">
            <text:p>0.796246001155966</text:p>
          </table:table-cell>
          <table:table-cell table:style-name="ce16" office:value-type="float" office:value="0.0125287822962681" calcext:value-type="float">
            <text:p>0.0125287822962681</text:p>
          </table:table-cell>
          <table:table-cell table:style-name="ce16" office:value-type="float" office:value="0.795066161634033" calcext:value-type="float">
            <text:p>0.795066161634033</text:p>
          </table:table-cell>
          <table:table-cell table:style-name="ce16" office:value-type="float" office:value="0.0137354867562488" calcext:value-type="float">
            <text:p>0.0137354867562488</text:p>
          </table:table-cell>
          <table:table-cell table:style-name="Default" office:value-type="float" office:value="0.791033322964015" calcext:value-type="float">
            <text:p>0.791033322964015</text:p>
          </table:table-cell>
          <table:table-cell table:style-name="Default" office:value-type="float" office:value="0.0100418298683271" calcext:value-type="float">
            <text:p>0.0100418298683271</text:p>
          </table:table-cell>
          <table:table-cell table:style-name="Default" office:value-type="float" office:value="0.792514775510029" calcext:value-type="float">
            <text:p>0.792514775510029</text:p>
          </table:table-cell>
          <table:table-cell table:style-name="Default" office:value-type="float" office:value="0.00894646395487965" calcext:value-type="float">
            <text:p>0.00894646395487965</text:p>
          </table:table-cell>
          <table:table-cell table:style-name="Default" office:value-type="float" office:value="0.791033322964015" calcext:value-type="float">
            <text:p>0.791033322964015</text:p>
          </table:table-cell>
          <table:table-cell table:style-name="Default" office:value-type="float" office:value="0.0100418298683271" calcext:value-type="float">
            <text:p>0.0100418298683271</text:p>
          </table:table-cell>
          <table:table-cell/>
          <table:table-cell table:style-name="ce18" table:formula="of:=[.T137]&gt;[.N137]" office:value-type="boolean" office:boolean-value="false" calcext:value-type="boolean">
            <text:p>FALSE</text:p>
          </table:table-cell>
          <table:table-cell/>
          <table:table-cell table:style-name="ce18" table:formula="of:=[.T137]&gt;[.H137]" office:value-type="boolean" office:boolean-value="false" calcext:value-type="boolean">
            <text:p>FALSE</text:p>
          </table:table-cell>
          <table:table-cell/>
          <table:table-cell table:style-name="ce18" table:formula="of:=[.T137]&gt;[.H137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BENCHMARK</text:p>
          </table:table-cell>
          <table:table-cell table:style-name="Default" table:number-columns-repeated="24"/>
          <table:table-cell/>
          <table:table-cell table:style-name="ce18" table:formula="of:=[.B138]&gt;[.N138]" office:value-type="boolean" office:boolean-value="false" calcext:value-type="boolean">
            <text:p>FALSE</text:p>
          </table:table-cell>
          <table:table-cell/>
          <table:table-cell table:style-name="ce18" table:formula="of:=[.B138]&gt;[.T138]" office:value-type="boolean" office:boolean-value="false" calcext:value-type="boolean">
            <text:p>FALSE</text:p>
          </table:table-cell>
          <table:table-cell/>
          <table:table-cell table:style-name="ce18" table:formula="of:=[.B138]&gt;[.H138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Default" office:value-type="float" office:value="0.811016049529675" calcext:value-type="float">
            <text:p>0.811016049529675</text:p>
          </table:table-cell>
          <table:table-cell table:style-name="Default" office:value-type="float" office:value="0.0124546913762905" calcext:value-type="float">
            <text:p>0.0124546913762905</text:p>
          </table:table-cell>
          <table:table-cell table:style-name="Default" office:value-type="float" office:value="0.811871586210494" calcext:value-type="float">
            <text:p>0.811871586210494</text:p>
          </table:table-cell>
          <table:table-cell table:style-name="Default" office:value-type="float" office:value="0.0127605034214819" calcext:value-type="float">
            <text:p>0.0127605034214819</text:p>
          </table:table-cell>
          <table:table-cell table:style-name="Default" office:value-type="float" office:value="0.811016049529675" calcext:value-type="float">
            <text:p>0.811016049529675</text:p>
          </table:table-cell>
          <table:table-cell table:style-name="Default" office:value-type="float" office:value="0.0124546913762905" calcext:value-type="float">
            <text:p>0.0124546913762905</text:p>
          </table:table-cell>
          <table:table-cell table:style-name="Default" office:value-type="float" office:value="0.811016049529675" calcext:value-type="float">
            <text:p>0.811016049529675</text:p>
          </table:table-cell>
          <table:table-cell table:style-name="Default" office:value-type="float" office:value="0.0124546913762905" calcext:value-type="float">
            <text:p>0.0124546913762905</text:p>
          </table:table-cell>
          <table:table-cell table:style-name="Default" office:value-type="float" office:value="0.811871586210494" calcext:value-type="float">
            <text:p>0.811871586210494</text:p>
          </table:table-cell>
          <table:table-cell table:style-name="Default" office:value-type="float" office:value="0.0127605034214819" calcext:value-type="float">
            <text:p>0.0127605034214819</text:p>
          </table:table-cell>
          <table:table-cell table:style-name="Default" office:value-type="float" office:value="0.811016049529675" calcext:value-type="float">
            <text:p>0.811016049529675</text:p>
          </table:table-cell>
          <table:table-cell table:style-name="Default" office:value-type="float" office:value="0.0124546913762905" calcext:value-type="float">
            <text:p>0.0124546913762905</text:p>
          </table:table-cell>
          <table:table-cell table:style-name="Default" office:value-type="float" office:value="0.811016049529675" calcext:value-type="float">
            <text:p>0.811016049529675</text:p>
          </table:table-cell>
          <table:table-cell table:style-name="Default" office:value-type="float" office:value="0.0124546913762905" calcext:value-type="float">
            <text:p>0.0124546913762905</text:p>
          </table:table-cell>
          <table:table-cell table:style-name="Default" office:value-type="float" office:value="0.811871586210494" calcext:value-type="float">
            <text:p>0.811871586210494</text:p>
          </table:table-cell>
          <table:table-cell table:style-name="Default" office:value-type="float" office:value="0.0127605034214819" calcext:value-type="float">
            <text:p>0.0127605034214819</text:p>
          </table:table-cell>
          <table:table-cell table:style-name="Default" office:value-type="float" office:value="0.811016049529675" calcext:value-type="float">
            <text:p>0.811016049529675</text:p>
          </table:table-cell>
          <table:table-cell table:style-name="Default" office:value-type="float" office:value="0.0124546913762905" calcext:value-type="float">
            <text:p>0.0124546913762905</text:p>
          </table:table-cell>
          <table:table-cell table:style-name="Default" office:value-type="float" office:value="0.811016049529675" calcext:value-type="float">
            <text:p>0.811016049529675</text:p>
          </table:table-cell>
          <table:table-cell table:style-name="Default" office:value-type="float" office:value="0.0124546913762905" calcext:value-type="float">
            <text:p>0.0124546913762905</text:p>
          </table:table-cell>
          <table:table-cell table:style-name="Default" office:value-type="float" office:value="0.811871586210494" calcext:value-type="float">
            <text:p>0.811871586210494</text:p>
          </table:table-cell>
          <table:table-cell table:style-name="Default" office:value-type="float" office:value="0.0127605034214819" calcext:value-type="float">
            <text:p>0.0127605034214819</text:p>
          </table:table-cell>
          <table:table-cell table:style-name="Default" office:value-type="float" office:value="0.811016049529675" calcext:value-type="float">
            <text:p>0.811016049529675</text:p>
          </table:table-cell>
          <table:table-cell table:style-name="Default" office:value-type="float" office:value="0.0124546913762905" calcext:value-type="float">
            <text:p>0.0124546913762905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993"/>
        </table:table-row>
        <table:table-row table:style-name="ro2" table:number-rows-repeated="2">
          <table:table-cell table:number-columns-repeated="26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993"/>
        </table:table-row>
        <table:table-row table:style-name="ro1">
          <table:table-cell table:style-name="ce1" office:value-type="string" calcext:value-type="string" table:number-columns-spanned="25" table:number-rows-spanned="1">
            <text:p>SEGMENTATION</text:p>
          </table:table-cell>
          <table:covered-table-cell table:number-columns-repeated="23" table:style-name="ce2"/>
          <table:covered-table-cell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993"/>
        </table:table-row>
        <table:table-row table:style-name="ro1">
          <table:table-cell table:style-name="ce1"/>
          <table:table-cell table:style-name="ce4" office:value-type="string" calcext:value-type="string" table:number-columns-spanned="6" table:number-rows-spanned="1">
            <text:p>MO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SO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ANOVA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RFE</text:p>
          </table:table-cell>
          <table:covered-table-cell table:style-name="ce4"/>
          <table:covered-table-cell table:number-columns-repeated="3" table:style-name="ce2"/>
          <table:covered-table-cell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993"/>
        </table:table-row>
        <table:table-row table:style-name="ro2">
          <table:table-cell table:style-name="ce2" office:value-type="string" calcext:value-type="string">
            <text:p>Num. Ftr.</text:p>
          </table:table-cell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993"/>
        </table:table-row>
        <table:table-row table:style-name="ro2"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99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Default" office:value-type="float" office:value="0.411982664434007" calcext:value-type="float">
            <text:p>0.411982664434007</text:p>
          </table:table-cell>
          <table:table-cell table:style-name="Default" office:value-type="float" office:value="0.012731103099587" calcext:value-type="float">
            <text:p>0.012731103099587</text:p>
          </table:table-cell>
          <table:table-cell table:style-name="Default" office:value-type="float" office:value="0.406544147252114" calcext:value-type="float">
            <text:p>0.406544147252114</text:p>
          </table:table-cell>
          <table:table-cell table:style-name="Default" office:value-type="float" office:value="0.0144123041696925" calcext:value-type="float">
            <text:p>0.0144123041696925</text:p>
          </table:table-cell>
          <table:table-cell table:style-name="Default" office:value-type="float" office:value="0.411982664434007" calcext:value-type="float">
            <text:p>0.411982664434007</text:p>
          </table:table-cell>
          <table:table-cell table:style-name="Default" office:value-type="float" office:value="0.012731103099587" calcext:value-type="float">
            <text:p>0.012731103099587</text:p>
          </table:table-cell>
          <table:table-cell table:style-name="Default" office:value-type="float" office:value="0.391160086194771" calcext:value-type="float">
            <text:p>0.391160086194771</text:p>
          </table:table-cell>
          <table:table-cell table:style-name="Default" office:value-type="float" office:value="0.00891271729499712" calcext:value-type="float">
            <text:p>0.00891271729499712</text:p>
          </table:table-cell>
          <table:table-cell table:style-name="Default" office:value-type="float" office:value="0.388079621888522" calcext:value-type="float">
            <text:p>0.388079621888522</text:p>
          </table:table-cell>
          <table:table-cell table:style-name="Default" office:value-type="float" office:value="0.00944990693061192" calcext:value-type="float">
            <text:p>0.00944990693061192</text:p>
          </table:table-cell>
          <table:table-cell table:style-name="Default" office:value-type="float" office:value="0.391160086194771" calcext:value-type="float">
            <text:p>0.391160086194771</text:p>
          </table:table-cell>
          <table:table-cell table:style-name="Default" office:value-type="float" office:value="0.00891271729499712" calcext:value-type="float">
            <text:p>0.00891271729499712</text:p>
          </table:table-cell>
          <table:table-cell table:style-name="Default" office:value-type="float" office:value="0.395491375461922" calcext:value-type="float">
            <text:p>0.395491375461922</text:p>
          </table:table-cell>
          <table:table-cell table:style-name="Default" office:value-type="float" office:value="0.00719242010695733" calcext:value-type="float">
            <text:p>0.00719242010695733</text:p>
          </table:table-cell>
          <table:table-cell table:style-name="Default" office:value-type="float" office:value="0.38415437241181" calcext:value-type="float">
            <text:p>0.38415437241181</text:p>
          </table:table-cell>
          <table:table-cell table:style-name="Default" office:value-type="float" office:value="0.014911631317012" calcext:value-type="float">
            <text:p>0.014911631317012</text:p>
          </table:table-cell>
          <table:table-cell table:style-name="Default" office:value-type="float" office:value="0.395491375461922" calcext:value-type="float">
            <text:p>0.395491375461922</text:p>
          </table:table-cell>
          <table:table-cell table:style-name="Default" office:value-type="float" office:value="0.00719242010695733" calcext:value-type="float">
            <text:p>0.00719242010695733</text:p>
          </table:table-cell>
          <table:table-cell table:style-name="Default" office:value-type="float" office:value="0.379516672096604" calcext:value-type="float">
            <text:p>0.379516672096604</text:p>
          </table:table-cell>
          <table:table-cell table:style-name="Default" office:value-type="float" office:value="0.0146026408063214" calcext:value-type="float">
            <text:p>0.0146026408063214</text:p>
          </table:table-cell>
          <table:table-cell table:style-name="Default" office:value-type="float" office:value="0.37643905394592" calcext:value-type="float">
            <text:p>0.37643905394592</text:p>
          </table:table-cell>
          <table:table-cell table:style-name="Default" office:value-type="float" office:value="0.0168125347781134" calcext:value-type="float">
            <text:p>0.0168125347781134</text:p>
          </table:table-cell>
          <table:table-cell table:style-name="Default" office:value-type="float" office:value="0.379516672096604" calcext:value-type="float">
            <text:p>0.379516672096604</text:p>
          </table:table-cell>
          <table:table-cell table:style-name="Default" office:value-type="float" office:value="0.0146026408063214" calcext:value-type="float">
            <text:p>0.0146026408063214</text:p>
          </table:table-cell>
          <table:table-cell/>
          <table:table-cell table:style-name="ce18" table:formula="of:=[.T146]&gt;[.N146]" office:value-type="boolean" office:boolean-value="false" calcext:value-type="boolean">
            <text:p>FALSE</text:p>
          </table:table-cell>
          <table:table-cell/>
          <table:table-cell table:style-name="ce18" table:formula="of:=[.T146]&gt;[.T146]" office:value-type="boolean" office:boolean-value="false" calcext:value-type="boolean">
            <text:p>FALSE</text:p>
          </table:table-cell>
          <table:table-cell/>
          <table:table-cell table:style-name="ce18" table:formula="of:=[.T146]&gt;[.H146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float" office:value="0.40637176566312" calcext:value-type="float">
            <text:p>0.40637176566312</text:p>
          </table:table-cell>
          <table:table-cell table:style-name="Default" office:value-type="float" office:value="0.0162758617393033" calcext:value-type="float">
            <text:p>0.0162758617393033</text:p>
          </table:table-cell>
          <table:table-cell table:style-name="Default" office:value-type="float" office:value="0.40121319476227" calcext:value-type="float">
            <text:p>0.40121319476227</text:p>
          </table:table-cell>
          <table:table-cell table:style-name="Default" office:value-type="float" office:value="0.0177922444011794" calcext:value-type="float">
            <text:p>0.0177922444011794</text:p>
          </table:table-cell>
          <table:table-cell table:style-name="Default" office:value-type="float" office:value="0.40637176566312" calcext:value-type="float">
            <text:p>0.40637176566312</text:p>
          </table:table-cell>
          <table:table-cell table:style-name="Default" office:value-type="float" office:value="0.0162758617393033" calcext:value-type="float">
            <text:p>0.0162758617393033</text:p>
          </table:table-cell>
          <table:table-cell table:style-name="Default" office:value-type="float" office:value="0.415224741839424" calcext:value-type="float">
            <text:p>0.415224741839424</text:p>
          </table:table-cell>
          <table:table-cell table:style-name="Default" office:value-type="float" office:value="0.0101368708029074" calcext:value-type="float">
            <text:p>0.0101368708029074</text:p>
          </table:table-cell>
          <table:table-cell table:style-name="Default" office:value-type="float" office:value="0.414144001680368" calcext:value-type="float">
            <text:p>0.414144001680368</text:p>
          </table:table-cell>
          <table:table-cell table:style-name="Default" office:value-type="float" office:value="0.00914573776349552" calcext:value-type="float">
            <text:p>0.00914573776349552</text:p>
          </table:table-cell>
          <table:table-cell table:style-name="Default" office:value-type="float" office:value="0.415224741839424" calcext:value-type="float">
            <text:p>0.415224741839424</text:p>
          </table:table-cell>
          <table:table-cell table:style-name="Default" office:value-type="float" office:value="0.0101368708029074" calcext:value-type="float">
            <text:p>0.0101368708029074</text:p>
          </table:table-cell>
          <table:table-cell table:style-name="Default" office:value-type="float" office:value="0.396219109619952" calcext:value-type="float">
            <text:p>0.396219109619952</text:p>
          </table:table-cell>
          <table:table-cell table:style-name="Default" office:value-type="float" office:value="0.0101907092234481" calcext:value-type="float">
            <text:p>0.0101907092234481</text:p>
          </table:table-cell>
          <table:table-cell table:style-name="Default" office:value-type="float" office:value="0.391913100515376" calcext:value-type="float">
            <text:p>0.391913100515376</text:p>
          </table:table-cell>
          <table:table-cell table:style-name="Default" office:value-type="float" office:value="0.0104228885552588" calcext:value-type="float">
            <text:p>0.0104228885552588</text:p>
          </table:table-cell>
          <table:table-cell table:style-name="Default" office:value-type="float" office:value="0.396219109619952" calcext:value-type="float">
            <text:p>0.396219109619952</text:p>
          </table:table-cell>
          <table:table-cell table:style-name="Default" office:value-type="float" office:value="0.0101907092234481" calcext:value-type="float">
            <text:p>0.0101907092234481</text:p>
          </table:table-cell>
          <table:table-cell table:style-name="Default" office:value-type="float" office:value="0.377781119043121" calcext:value-type="float">
            <text:p>0.377781119043121</text:p>
          </table:table-cell>
          <table:table-cell table:style-name="Default" office:value-type="float" office:value="0.0114124803163311" calcext:value-type="float">
            <text:p>0.0114124803163311</text:p>
          </table:table-cell>
          <table:table-cell table:style-name="Default" office:value-type="float" office:value="0.37723891161084" calcext:value-type="float">
            <text:p>0.37723891161084</text:p>
          </table:table-cell>
          <table:table-cell table:style-name="Default" office:value-type="float" office:value="0.0103377492398311" calcext:value-type="float">
            <text:p>0.0103377492398311</text:p>
          </table:table-cell>
          <table:table-cell table:style-name="Default" office:value-type="float" office:value="0.377781119043121" calcext:value-type="float">
            <text:p>0.377781119043121</text:p>
          </table:table-cell>
          <table:table-cell table:style-name="Default" office:value-type="float" office:value="0.0114124803163311" calcext:value-type="float">
            <text:p>0.0114124803163311</text:p>
          </table:table-cell>
          <table:table-cell/>
          <table:table-cell table:style-name="ce18" table:formula="of:=[.T147]&gt;[.N147]" office:value-type="boolean" office:boolean-value="false" calcext:value-type="boolean">
            <text:p>FALSE</text:p>
          </table:table-cell>
          <table:table-cell/>
          <table:table-cell table:style-name="ce18" table:formula="of:=[.T147]&gt;[.T147]" office:value-type="boolean" office:boolean-value="false" calcext:value-type="boolean">
            <text:p>FALSE</text:p>
          </table:table-cell>
          <table:table-cell/>
          <table:table-cell table:style-name="ce18" table:formula="of:=[.T147]&gt;[.H147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Default" office:value-type="float" office:value="0.412317774978665" calcext:value-type="float">
            <text:p>0.412317774978665</text:p>
          </table:table-cell>
          <table:table-cell table:style-name="Default" office:value-type="float" office:value="0.0163161218181619" calcext:value-type="float">
            <text:p>0.0163161218181619</text:p>
          </table:table-cell>
          <table:table-cell table:style-name="Default" office:value-type="float" office:value="0.408422701965934" calcext:value-type="float">
            <text:p>0.408422701965934</text:p>
          </table:table-cell>
          <table:table-cell table:style-name="Default" office:value-type="float" office:value="0.0181572665330603" calcext:value-type="float">
            <text:p>0.0181572665330603</text:p>
          </table:table-cell>
          <table:table-cell table:style-name="Default" office:value-type="float" office:value="0.412317774978665" calcext:value-type="float">
            <text:p>0.412317774978665</text:p>
          </table:table-cell>
          <table:table-cell table:style-name="Default" office:value-type="float" office:value="0.0163161218181619" calcext:value-type="float">
            <text:p>0.0163161218181619</text:p>
          </table:table-cell>
          <table:table-cell table:style-name="Default" office:value-type="float" office:value="0.410123909386999" calcext:value-type="float">
            <text:p>0.410123909386999</text:p>
          </table:table-cell>
          <table:table-cell table:style-name="Default" office:value-type="float" office:value="0.0123592669854524" calcext:value-type="float">
            <text:p>0.0123592669854524</text:p>
          </table:table-cell>
          <table:table-cell table:style-name="Default" office:value-type="float" office:value="0.408888690561673" calcext:value-type="float">
            <text:p>0.408888690561673</text:p>
          </table:table-cell>
          <table:table-cell table:style-name="Default" office:value-type="float" office:value="0.0115798042761944" calcext:value-type="float">
            <text:p>0.0115798042761944</text:p>
          </table:table-cell>
          <table:table-cell table:style-name="Default" office:value-type="float" office:value="0.410123909386999" calcext:value-type="float">
            <text:p>0.410123909386999</text:p>
          </table:table-cell>
          <table:table-cell table:style-name="Default" office:value-type="float" office:value="0.0123592669854524" calcext:value-type="float">
            <text:p>0.0123592669854524</text:p>
          </table:table-cell>
          <table:table-cell table:style-name="Default" office:value-type="float" office:value="0.408742156133565" calcext:value-type="float">
            <text:p>0.408742156133565</text:p>
          </table:table-cell>
          <table:table-cell table:style-name="Default" office:value-type="float" office:value="0.0146382105319004" calcext:value-type="float">
            <text:p>0.0146382105319004</text:p>
          </table:table-cell>
          <table:table-cell table:style-name="Default" office:value-type="float" office:value="0.405867970144154" calcext:value-type="float">
            <text:p>0.405867970144154</text:p>
          </table:table-cell>
          <table:table-cell table:style-name="Default" office:value-type="float" office:value="0.0147725046147621" calcext:value-type="float">
            <text:p>0.0147725046147621</text:p>
          </table:table-cell>
          <table:table-cell table:style-name="Default" office:value-type="float" office:value="0.408742156133565" calcext:value-type="float">
            <text:p>0.408742156133565</text:p>
          </table:table-cell>
          <table:table-cell table:style-name="Default" office:value-type="float" office:value="0.0146382105319004" calcext:value-type="float">
            <text:p>0.0146382105319004</text:p>
          </table:table-cell>
          <table:table-cell table:style-name="Default" office:value-type="float" office:value="0.396029139933349" calcext:value-type="float">
            <text:p>0.396029139933349</text:p>
          </table:table-cell>
          <table:table-cell table:style-name="Default" office:value-type="float" office:value="0.0106630240513025" calcext:value-type="float">
            <text:p>0.0106630240513025</text:p>
          </table:table-cell>
          <table:table-cell table:style-name="Default" office:value-type="float" office:value="0.395813582740203" calcext:value-type="float">
            <text:p>0.395813582740203</text:p>
          </table:table-cell>
          <table:table-cell table:style-name="Default" office:value-type="float" office:value="0.011495489826159" calcext:value-type="float">
            <text:p>0.011495489826159</text:p>
          </table:table-cell>
          <table:table-cell table:style-name="Default" office:value-type="float" office:value="0.396029139933349" calcext:value-type="float">
            <text:p>0.396029139933349</text:p>
          </table:table-cell>
          <table:table-cell table:style-name="Default" office:value-type="float" office:value="0.0106630240513025" calcext:value-type="float">
            <text:p>0.0106630240513025</text:p>
          </table:table-cell>
          <table:table-cell/>
          <table:table-cell table:style-name="ce18" table:formula="of:=[.T148]&gt;[.N148]" office:value-type="boolean" office:boolean-value="false" calcext:value-type="boolean">
            <text:p>FALSE</text:p>
          </table:table-cell>
          <table:table-cell/>
          <table:table-cell table:style-name="ce18" table:formula="of:=[.T148]&gt;[.T148]" office:value-type="boolean" office:boolean-value="false" calcext:value-type="boolean">
            <text:p>FALSE</text:p>
          </table:table-cell>
          <table:table-cell/>
          <table:table-cell table:style-name="ce18" table:formula="of:=[.T148]&gt;[.H148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Default" office:value-type="float" office:value="0.401836805567733" calcext:value-type="float">
            <text:p>0.401836805567733</text:p>
          </table:table-cell>
          <table:table-cell table:style-name="Default" office:value-type="float" office:value="0.00975640789419043" calcext:value-type="float">
            <text:p>0.00975640789419043</text:p>
          </table:table-cell>
          <table:table-cell table:style-name="Default" office:value-type="float" office:value="0.401059876146673" calcext:value-type="float">
            <text:p>0.401059876146673</text:p>
          </table:table-cell>
          <table:table-cell table:style-name="Default" office:value-type="float" office:value="0.0122296164030078" calcext:value-type="float">
            <text:p>0.0122296164030078</text:p>
          </table:table-cell>
          <table:table-cell table:style-name="Default" office:value-type="float" office:value="0.401836805567733" calcext:value-type="float">
            <text:p>0.401836805567733</text:p>
          </table:table-cell>
          <table:table-cell table:style-name="Default" office:value-type="float" office:value="0.00975640789419043" calcext:value-type="float">
            <text:p>0.00975640789419043</text:p>
          </table:table-cell>
          <table:table-cell table:style-name="Default" office:value-type="float" office:value="0.41425060303297" calcext:value-type="float">
            <text:p>0.41425060303297</text:p>
          </table:table-cell>
          <table:table-cell table:style-name="Default" office:value-type="float" office:value="0.0137766726300548" calcext:value-type="float">
            <text:p>0.0137766726300548</text:p>
          </table:table-cell>
          <table:table-cell table:style-name="Default" office:value-type="float" office:value="0.413673751424336" calcext:value-type="float">
            <text:p>0.413673751424336</text:p>
          </table:table-cell>
          <table:table-cell table:style-name="Default" office:value-type="float" office:value="0.0125307823330467" calcext:value-type="float">
            <text:p>0.0125307823330467</text:p>
          </table:table-cell>
          <table:table-cell table:style-name="Default" office:value-type="float" office:value="0.41425060303297" calcext:value-type="float">
            <text:p>0.41425060303297</text:p>
          </table:table-cell>
          <table:table-cell table:style-name="Default" office:value-type="float" office:value="0.0137766726300548" calcext:value-type="float">
            <text:p>0.0137766726300548</text:p>
          </table:table-cell>
          <table:table-cell table:style-name="Default" office:value-type="float" office:value="0.41094181151565" calcext:value-type="float">
            <text:p>0.41094181151565</text:p>
          </table:table-cell>
          <table:table-cell table:style-name="Default" office:value-type="float" office:value="0.0120573529963446" calcext:value-type="float">
            <text:p>0.0120573529963446</text:p>
          </table:table-cell>
          <table:table-cell table:style-name="Default" office:value-type="float" office:value="0.410440826945633" calcext:value-type="float">
            <text:p>0.410440826945633</text:p>
          </table:table-cell>
          <table:table-cell table:style-name="Default" office:value-type="float" office:value="0.0113092783290393" calcext:value-type="float">
            <text:p>0.0113092783290393</text:p>
          </table:table-cell>
          <table:table-cell table:style-name="Default" office:value-type="float" office:value="0.41094181151565" calcext:value-type="float">
            <text:p>0.41094181151565</text:p>
          </table:table-cell>
          <table:table-cell table:style-name="Default" office:value-type="float" office:value="0.0120573529963446" calcext:value-type="float">
            <text:p>0.0120573529963446</text:p>
          </table:table-cell>
          <table:table-cell table:style-name="Default" office:value-type="float" office:value="0.399978074429799" calcext:value-type="float">
            <text:p>0.399978074429799</text:p>
          </table:table-cell>
          <table:table-cell table:style-name="Default" office:value-type="float" office:value="0.0103935879127494" calcext:value-type="float">
            <text:p>0.0103935879127494</text:p>
          </table:table-cell>
          <table:table-cell table:style-name="Default" office:value-type="float" office:value="0.401648339331988" calcext:value-type="float">
            <text:p>0.401648339331988</text:p>
          </table:table-cell>
          <table:table-cell table:style-name="Default" office:value-type="float" office:value="0.0112753528846114" calcext:value-type="float">
            <text:p>0.0112753528846114</text:p>
          </table:table-cell>
          <table:table-cell table:style-name="Default" office:value-type="float" office:value="0.399978074429799" calcext:value-type="float">
            <text:p>0.399978074429799</text:p>
          </table:table-cell>
          <table:table-cell table:style-name="Default" office:value-type="float" office:value="0.0103935879127494" calcext:value-type="float">
            <text:p>0.0103935879127494</text:p>
          </table:table-cell>
          <table:table-cell/>
          <table:table-cell table:style-name="ce18" table:formula="of:=[.T149]&gt;[.N149]" office:value-type="boolean" office:boolean-value="false" calcext:value-type="boolean">
            <text:p>FALSE</text:p>
          </table:table-cell>
          <table:table-cell/>
          <table:table-cell table:style-name="ce18" table:formula="of:=[.T149]&gt;[.T149]" office:value-type="boolean" office:boolean-value="false" calcext:value-type="boolean">
            <text:p>FALSE</text:p>
          </table:table-cell>
          <table:table-cell/>
          <table:table-cell table:style-name="ce18" table:formula="of:=[.T149]&gt;[.H149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Default" office:value-type="float" office:value="0.396342878110525" calcext:value-type="float">
            <text:p>0.396342878110525</text:p>
          </table:table-cell>
          <table:table-cell table:style-name="Default" office:value-type="float" office:value="0.0130481585774436" calcext:value-type="float">
            <text:p>0.0130481585774436</text:p>
          </table:table-cell>
          <table:table-cell table:style-name="Default" office:value-type="float" office:value="0.395926939761554" calcext:value-type="float">
            <text:p>0.395926939761554</text:p>
          </table:table-cell>
          <table:table-cell table:style-name="Default" office:value-type="float" office:value="0.015674854532166" calcext:value-type="float">
            <text:p>0.015674854532166</text:p>
          </table:table-cell>
          <table:table-cell table:style-name="Default" office:value-type="float" office:value="0.396342878110525" calcext:value-type="float">
            <text:p>0.396342878110525</text:p>
          </table:table-cell>
          <table:table-cell table:style-name="Default" office:value-type="float" office:value="0.0130481585774436" calcext:value-type="float">
            <text:p>0.0130481585774436</text:p>
          </table:table-cell>
          <table:table-cell table:style-name="Default" office:value-type="float" office:value="0.409084979122255" calcext:value-type="float">
            <text:p>0.409084979122255</text:p>
          </table:table-cell>
          <table:table-cell table:style-name="Default" office:value-type="float" office:value="0.010942040075613" calcext:value-type="float">
            <text:p>0.010942040075613</text:p>
          </table:table-cell>
          <table:table-cell table:style-name="Default" office:value-type="float" office:value="0.410168309875505" calcext:value-type="float">
            <text:p>0.410168309875505</text:p>
          </table:table-cell>
          <table:table-cell table:style-name="Default" office:value-type="float" office:value="0.0095393645689445" calcext:value-type="float">
            <text:p>0.0095393645689445</text:p>
          </table:table-cell>
          <table:table-cell table:style-name="Default" office:value-type="float" office:value="0.409084979122255" calcext:value-type="float">
            <text:p>0.409084979122255</text:p>
          </table:table-cell>
          <table:table-cell table:style-name="Default" office:value-type="float" office:value="0.010942040075613" calcext:value-type="float">
            <text:p>0.010942040075613</text:p>
          </table:table-cell>
          <table:table-cell table:style-name="Default" office:value-type="float" office:value="0.407167890228498" calcext:value-type="float">
            <text:p>0.407167890228498</text:p>
          </table:table-cell>
          <table:table-cell table:style-name="Default" office:value-type="float" office:value="0.0121885811892095" calcext:value-type="float">
            <text:p>0.0121885811892095</text:p>
          </table:table-cell>
          <table:table-cell table:style-name="Default" office:value-type="float" office:value="0.407663275398714" calcext:value-type="float">
            <text:p>0.407663275398714</text:p>
          </table:table-cell>
          <table:table-cell table:style-name="Default" office:value-type="float" office:value="0.0113732237172292" calcext:value-type="float">
            <text:p>0.0113732237172292</text:p>
          </table:table-cell>
          <table:table-cell table:style-name="Default" office:value-type="float" office:value="0.407167890228498" calcext:value-type="float">
            <text:p>0.407167890228498</text:p>
          </table:table-cell>
          <table:table-cell table:style-name="Default" office:value-type="float" office:value="0.0121885811892095" calcext:value-type="float">
            <text:p>0.0121885811892095</text:p>
          </table:table-cell>
          <table:table-cell table:style-name="Default" office:value-type="float" office:value="0.419327433620866" calcext:value-type="float">
            <text:p>0.419327433620866</text:p>
          </table:table-cell>
          <table:table-cell table:style-name="Default" office:value-type="float" office:value="0.0139358720765331" calcext:value-type="float">
            <text:p>0.0139358720765331</text:p>
          </table:table-cell>
          <table:table-cell table:style-name="Default" office:value-type="float" office:value="0.420045252110542" calcext:value-type="float">
            <text:p>0.420045252110542</text:p>
          </table:table-cell>
          <table:table-cell table:style-name="Default" office:value-type="float" office:value="0.0137033999372976" calcext:value-type="float">
            <text:p>0.0137033999372976</text:p>
          </table:table-cell>
          <table:table-cell table:style-name="Default" office:value-type="float" office:value="0.419327433620866" calcext:value-type="float">
            <text:p>0.419327433620866</text:p>
          </table:table-cell>
          <table:table-cell table:style-name="Default" office:value-type="float" office:value="0.0139358720765331" calcext:value-type="float">
            <text:p>0.0139358720765331</text:p>
          </table:table-cell>
          <table:table-cell/>
          <table:table-cell table:style-name="ce18" table:formula="of:=[.T150]&gt;[.N150]" office:value-type="boolean" office:boolean-value="true" calcext:value-type="boolean">
            <text:p>TRUE</text:p>
          </table:table-cell>
          <table:table-cell/>
          <table:table-cell table:style-name="ce18" table:formula="of:=[.T150]&gt;[.T150]" office:value-type="boolean" office:boolean-value="false" calcext:value-type="boolean">
            <text:p>FALSE</text:p>
          </table:table-cell>
          <table:table-cell/>
          <table:table-cell table:style-name="ce18" table:formula="of:=[.T150]&gt;[.H150]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Default" office:value-type="float" office:value="0.396110211088289" calcext:value-type="float">
            <text:p>0.396110211088289</text:p>
          </table:table-cell>
          <table:table-cell table:style-name="Default" office:value-type="float" office:value="0.0141012044498996" calcext:value-type="float">
            <text:p>0.0141012044498996</text:p>
          </table:table-cell>
          <table:table-cell table:style-name="Default" office:value-type="float" office:value="0.397391095580435" calcext:value-type="float">
            <text:p>0.397391095580435</text:p>
          </table:table-cell>
          <table:table-cell table:style-name="Default" office:value-type="float" office:value="0.0142408439846992" calcext:value-type="float">
            <text:p>0.0142408439846992</text:p>
          </table:table-cell>
          <table:table-cell table:style-name="Default" office:value-type="float" office:value="0.396110211088289" calcext:value-type="float">
            <text:p>0.396110211088289</text:p>
          </table:table-cell>
          <table:table-cell table:style-name="Default" office:value-type="float" office:value="0.0141012044498996" calcext:value-type="float">
            <text:p>0.0141012044498996</text:p>
          </table:table-cell>
          <table:table-cell table:style-name="ce16" office:value-type="float" office:value="0.419020203102438" calcext:value-type="float">
            <text:p>0.419020203102438</text:p>
          </table:table-cell>
          <table:table-cell table:style-name="ce16" office:value-type="float" office:value="0.00882558827380237" calcext:value-type="float">
            <text:p>0.00882558827380237</text:p>
          </table:table-cell>
          <table:table-cell table:style-name="ce16" office:value-type="float" office:value="0.420017069990716" calcext:value-type="float">
            <text:p>0.420017069990716</text:p>
          </table:table-cell>
          <table:table-cell table:style-name="ce16" office:value-type="float" office:value="0.00891982339715499" calcext:value-type="float">
            <text:p>0.00891982339715499</text:p>
          </table:table-cell>
          <table:table-cell table:style-name="ce16" office:value-type="float" office:value="0.419020203102438" calcext:value-type="float">
            <text:p>0.419020203102438</text:p>
          </table:table-cell>
          <table:table-cell table:style-name="ce16" office:value-type="float" office:value="0.00882558827380237" calcext:value-type="float">
            <text:p>0.00882558827380237</text:p>
          </table:table-cell>
          <table:table-cell table:style-name="Default" office:value-type="float" office:value="0.41950646440571" calcext:value-type="float">
            <text:p>0.41950646440571</text:p>
          </table:table-cell>
          <table:table-cell table:style-name="Default" office:value-type="float" office:value="0.0132784568882437" calcext:value-type="float">
            <text:p>0.0132784568882437</text:p>
          </table:table-cell>
          <table:table-cell table:style-name="Default" office:value-type="float" office:value="0.421068835880069" calcext:value-type="float">
            <text:p>0.421068835880069</text:p>
          </table:table-cell>
          <table:table-cell table:style-name="Default" office:value-type="float" office:value="0.011266952775229" calcext:value-type="float">
            <text:p>0.011266952775229</text:p>
          </table:table-cell>
          <table:table-cell table:style-name="Default" office:value-type="float" office:value="0.41950646440571" calcext:value-type="float">
            <text:p>0.41950646440571</text:p>
          </table:table-cell>
          <table:table-cell table:style-name="Default" office:value-type="float" office:value="0.0132784568882437" calcext:value-type="float">
            <text:p>0.0132784568882437</text:p>
          </table:table-cell>
          <table:table-cell table:style-name="Default" office:value-type="float" office:value="0.422025485213807" calcext:value-type="float">
            <text:p>0.422025485213807</text:p>
          </table:table-cell>
          <table:table-cell table:style-name="Default" office:value-type="float" office:value="0.0106601124383629" calcext:value-type="float">
            <text:p>0.0106601124383629</text:p>
          </table:table-cell>
          <table:table-cell table:style-name="Default" office:value-type="float" office:value="0.421552007342793" calcext:value-type="float">
            <text:p>0.421552007342793</text:p>
          </table:table-cell>
          <table:table-cell table:style-name="Default" office:value-type="float" office:value="0.00915984640653437" calcext:value-type="float">
            <text:p>0.00915984640653437</text:p>
          </table:table-cell>
          <table:table-cell table:style-name="Default" office:value-type="float" office:value="0.422025485213807" calcext:value-type="float">
            <text:p>0.422025485213807</text:p>
          </table:table-cell>
          <table:table-cell table:style-name="Default" office:value-type="float" office:value="0.0106601124383629" calcext:value-type="float">
            <text:p>0.0106601124383629</text:p>
          </table:table-cell>
          <table:table-cell/>
          <table:table-cell table:style-name="ce18" table:formula="of:=[.T151]&gt;[.N151]" office:value-type="boolean" office:boolean-value="true" calcext:value-type="boolean">
            <text:p>TRUE</text:p>
          </table:table-cell>
          <table:table-cell/>
          <table:table-cell table:style-name="ce18" table:formula="of:=[.T151]&gt;[.T151]" office:value-type="boolean" office:boolean-value="false" calcext:value-type="boolean">
            <text:p>FALSE</text:p>
          </table:table-cell>
          <table:table-cell/>
          <table:table-cell table:style-name="ce18" table:formula="of:=[.T151]&gt;[.H151]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6" office:value-type="float" office:value="0.424851124514107" calcext:value-type="float">
            <text:p>0.424851124514107</text:p>
          </table:table-cell>
          <table:table-cell table:style-name="ce16" office:value-type="float" office:value="0.0140185972458096" calcext:value-type="float">
            <text:p>0.0140185972458096</text:p>
          </table:table-cell>
          <table:table-cell table:style-name="ce16" office:value-type="float" office:value="0.426604985657398" calcext:value-type="float">
            <text:p>0.426604985657398</text:p>
          </table:table-cell>
          <table:table-cell table:style-name="ce16" office:value-type="float" office:value="0.0153104075059719" calcext:value-type="float">
            <text:p>0.0153104075059719</text:p>
          </table:table-cell>
          <table:table-cell table:style-name="ce16" office:value-type="float" office:value="0.424851124514107" calcext:value-type="float">
            <text:p>0.424851124514107</text:p>
          </table:table-cell>
          <table:table-cell table:style-name="ce16" office:value-type="float" office:value="0.0140185972458096" calcext:value-type="float">
            <text:p>0.0140185972458096</text:p>
          </table:table-cell>
          <table:table-cell table:style-name="Default" office:value-type="float" office:value="0.418969099341089" calcext:value-type="float">
            <text:p>0.418969099341089</text:p>
          </table:table-cell>
          <table:table-cell table:style-name="Default" office:value-type="float" office:value="0.0114168372730633" calcext:value-type="float">
            <text:p>0.0114168372730633</text:p>
          </table:table-cell>
          <table:table-cell table:style-name="Default" office:value-type="float" office:value="0.419293610950433" calcext:value-type="float">
            <text:p>0.419293610950433</text:p>
          </table:table-cell>
          <table:table-cell table:style-name="Default" office:value-type="float" office:value="0.0117487849516866" calcext:value-type="float">
            <text:p>0.0117487849516866</text:p>
          </table:table-cell>
          <table:table-cell table:style-name="Default" office:value-type="float" office:value="0.418969099341089" calcext:value-type="float">
            <text:p>0.418969099341089</text:p>
          </table:table-cell>
          <table:table-cell table:style-name="Default" office:value-type="float" office:value="0.0114168372730633" calcext:value-type="float">
            <text:p>0.0114168372730633</text:p>
          </table:table-cell>
          <table:table-cell table:style-name="ce16" office:value-type="float" office:value="0.425391230915883" calcext:value-type="float">
            <text:p>0.425391230915883</text:p>
          </table:table-cell>
          <table:table-cell table:style-name="ce16" office:value-type="float" office:value="0.0155793964295909" calcext:value-type="float">
            <text:p>0.0155793964295909</text:p>
          </table:table-cell>
          <table:table-cell table:style-name="ce16" office:value-type="float" office:value="0.425407544605533" calcext:value-type="float">
            <text:p>0.425407544605533</text:p>
          </table:table-cell>
          <table:table-cell table:style-name="ce16" office:value-type="float" office:value="0.0159955098483289" calcext:value-type="float">
            <text:p>0.0159955098483289</text:p>
          </table:table-cell>
          <table:table-cell table:style-name="ce16" office:value-type="float" office:value="0.425391230915883" calcext:value-type="float">
            <text:p>0.425391230915883</text:p>
          </table:table-cell>
          <table:table-cell table:style-name="ce16" office:value-type="float" office:value="0.0155793964295909" calcext:value-type="float">
            <text:p>0.0155793964295909</text:p>
          </table:table-cell>
          <table:table-cell table:style-name="ce16" office:value-type="float" office:value="0.433815366616749" calcext:value-type="float">
            <text:p>0.433815366616749</text:p>
          </table:table-cell>
          <table:table-cell table:style-name="ce16" office:value-type="float" office:value="0.0100612736990344" calcext:value-type="float">
            <text:p>0.0100612736990344</text:p>
          </table:table-cell>
          <table:table-cell table:style-name="ce16" office:value-type="float" office:value="0.433911646943515" calcext:value-type="float">
            <text:p>0.433911646943515</text:p>
          </table:table-cell>
          <table:table-cell table:style-name="ce16" office:value-type="float" office:value="0.0103147980442958" calcext:value-type="float">
            <text:p>0.0103147980442958</text:p>
          </table:table-cell>
          <table:table-cell table:style-name="ce16" office:value-type="float" office:value="0.433815366616749" calcext:value-type="float">
            <text:p>0.433815366616749</text:p>
          </table:table-cell>
          <table:table-cell table:style-name="ce16" office:value-type="float" office:value="0.0100612736990344" calcext:value-type="float">
            <text:p>0.0100612736990344</text:p>
          </table:table-cell>
          <table:table-cell/>
          <table:table-cell table:style-name="ce18" table:formula="of:=[.T152]&gt;[.N152]" office:value-type="boolean" office:boolean-value="true" calcext:value-type="boolean">
            <text:p>TRUE</text:p>
          </table:table-cell>
          <table:table-cell/>
          <table:table-cell table:style-name="ce18" table:formula="of:=[.T152]&gt;[.T152]" office:value-type="boolean" office:boolean-value="false" calcext:value-type="boolean">
            <text:p>FALSE</text:p>
          </table:table-cell>
          <table:table-cell/>
          <table:table-cell table:style-name="ce18" table:formula="of:=[.T152]&gt;[.H152]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BENCHMARK</text:p>
          </table:table-cell>
          <table:table-cell table:style-name="Default" table:number-columns-repeated="24"/>
          <table:table-cell/>
          <table:table-cell table:style-name="ce18" table:formula="of:=[.B153]&gt;[.N153]" office:value-type="boolean" office:boolean-value="false" calcext:value-type="boolean">
            <text:p>FALSE</text:p>
          </table:table-cell>
          <table:table-cell/>
          <table:table-cell table:style-name="ce18" table:formula="of:=[.B153]&gt;[.T153]" office:value-type="boolean" office:boolean-value="false" calcext:value-type="boolean">
            <text:p>FALSE</text:p>
          </table:table-cell>
          <table:table-cell/>
          <table:table-cell table:style-name="ce18" table:formula="of:=[.B153]&gt;[.H153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Default" office:value-type="float" office:value="0.43822966291288" calcext:value-type="float">
            <text:p>0.43822966291288</text:p>
          </table:table-cell>
          <table:table-cell table:style-name="Default" office:value-type="float" office:value="0.00867518863849115" calcext:value-type="float">
            <text:p>0.00867518863849115</text:p>
          </table:table-cell>
          <table:table-cell table:style-name="Default" office:value-type="float" office:value="0.438063441124335" calcext:value-type="float">
            <text:p>0.438063441124335</text:p>
          </table:table-cell>
          <table:table-cell table:style-name="Default" office:value-type="float" office:value="0.00857297558261473" calcext:value-type="float">
            <text:p>0.00857297558261473</text:p>
          </table:table-cell>
          <table:table-cell table:style-name="Default" office:value-type="float" office:value="0.43822966291288" calcext:value-type="float">
            <text:p>0.43822966291288</text:p>
          </table:table-cell>
          <table:table-cell table:style-name="Default" office:value-type="float" office:value="0.00867518863849115" calcext:value-type="float">
            <text:p>0.00867518863849115</text:p>
          </table:table-cell>
          <table:table-cell table:style-name="Default" office:value-type="float" office:value="0.43822966291288" calcext:value-type="float">
            <text:p>0.43822966291288</text:p>
          </table:table-cell>
          <table:table-cell table:style-name="Default" office:value-type="float" office:value="0.00867518863849115" calcext:value-type="float">
            <text:p>0.00867518863849115</text:p>
          </table:table-cell>
          <table:table-cell table:style-name="Default" office:value-type="float" office:value="0.438063441124335" calcext:value-type="float">
            <text:p>0.438063441124335</text:p>
          </table:table-cell>
          <table:table-cell table:style-name="Default" office:value-type="float" office:value="0.00857297558261473" calcext:value-type="float">
            <text:p>0.00857297558261473</text:p>
          </table:table-cell>
          <table:table-cell table:style-name="Default" office:value-type="float" office:value="0.43822966291288" calcext:value-type="float">
            <text:p>0.43822966291288</text:p>
          </table:table-cell>
          <table:table-cell table:style-name="Default" office:value-type="float" office:value="0.00867518863849115" calcext:value-type="float">
            <text:p>0.00867518863849115</text:p>
          </table:table-cell>
          <table:table-cell table:style-name="Default" office:value-type="float" office:value="0.43822966291288" calcext:value-type="float">
            <text:p>0.43822966291288</text:p>
          </table:table-cell>
          <table:table-cell table:style-name="Default" office:value-type="float" office:value="0.00867518863849115" calcext:value-type="float">
            <text:p>0.00867518863849115</text:p>
          </table:table-cell>
          <table:table-cell table:style-name="Default" office:value-type="float" office:value="0.438063441124335" calcext:value-type="float">
            <text:p>0.438063441124335</text:p>
          </table:table-cell>
          <table:table-cell table:style-name="Default" office:value-type="float" office:value="0.00857297558261473" calcext:value-type="float">
            <text:p>0.00857297558261473</text:p>
          </table:table-cell>
          <table:table-cell table:style-name="Default" office:value-type="float" office:value="0.43822966291288" calcext:value-type="float">
            <text:p>0.43822966291288</text:p>
          </table:table-cell>
          <table:table-cell table:style-name="Default" office:value-type="float" office:value="0.00867518863849115" calcext:value-type="float">
            <text:p>0.00867518863849115</text:p>
          </table:table-cell>
          <table:table-cell table:style-name="Default" office:value-type="float" office:value="0.43822966291288" calcext:value-type="float">
            <text:p>0.43822966291288</text:p>
          </table:table-cell>
          <table:table-cell table:style-name="Default" office:value-type="float" office:value="0.00867518863849115" calcext:value-type="float">
            <text:p>0.00867518863849115</text:p>
          </table:table-cell>
          <table:table-cell table:style-name="Default" office:value-type="float" office:value="0.438063441124335" calcext:value-type="float">
            <text:p>0.438063441124335</text:p>
          </table:table-cell>
          <table:table-cell table:style-name="Default" office:value-type="float" office:value="0.00857297558261473" calcext:value-type="float">
            <text:p>0.00857297558261473</text:p>
          </table:table-cell>
          <table:table-cell table:style-name="Default" office:value-type="float" office:value="0.43822966291288" calcext:value-type="float">
            <text:p>0.43822966291288</text:p>
          </table:table-cell>
          <table:table-cell table:style-name="Default" office:value-type="float" office:value="0.00867518863849115" calcext:value-type="float">
            <text:p>0.00867518863849115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993"/>
        </table:table-row>
        <table:table-row table:style-name="ro2">
          <table:table-cell table:number-columns-repeated="26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993"/>
        </table:table-row>
        <table:table-row table:style-name="ro1">
          <table:table-cell table:style-name="ce1" office:value-type="string" calcext:value-type="string" table:number-columns-spanned="25" table:number-rows-spanned="1">
            <text:p>DIABETES</text:p>
          </table:table-cell>
          <table:covered-table-cell table:number-columns-repeated="23" table:style-name="ce2"/>
          <table:covered-table-cell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993"/>
        </table:table-row>
        <table:table-row table:style-name="ro1">
          <table:table-cell table:style-name="ce1"/>
          <table:table-cell table:style-name="ce4" office:value-type="string" calcext:value-type="string" table:number-columns-spanned="6" table:number-rows-spanned="1">
            <text:p>MO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SO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ANOVA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RFE</text:p>
          </table:table-cell>
          <table:covered-table-cell table:style-name="ce4"/>
          <table:covered-table-cell table:number-columns-repeated="3" table:style-name="ce2"/>
          <table:covered-table-cell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993"/>
        </table:table-row>
        <table:table-row table:style-name="ro2">
          <table:table-cell table:style-name="ce2" office:value-type="string" calcext:value-type="string">
            <text:p>Num. Ftr.</text:p>
          </table:table-cell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993"/>
        </table:table-row>
        <table:table-row table:style-name="ro2"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99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Default" office:value-type="float" office:value="0.71715090903305" calcext:value-type="float">
            <text:p>0.71715090903305</text:p>
          </table:table-cell>
          <table:table-cell table:style-name="Default" office:value-type="float" office:value="0.0251049300280527" calcext:value-type="float">
            <text:p>0.0251049300280527</text:p>
          </table:table-cell>
          <table:table-cell table:style-name="Default" office:value-type="float" office:value="0.725642728566287" calcext:value-type="float">
            <text:p>0.725642728566287</text:p>
          </table:table-cell>
          <table:table-cell table:style-name="Default" office:value-type="float" office:value="0.0249811932053491" calcext:value-type="float">
            <text:p>0.0249811932053491</text:p>
          </table:table-cell>
          <table:table-cell table:style-name="Default" office:value-type="float" office:value="0.71715090903305" calcext:value-type="float">
            <text:p>0.71715090903305</text:p>
          </table:table-cell>
          <table:table-cell table:style-name="Default" office:value-type="float" office:value="0.0251049300280527" calcext:value-type="float">
            <text:p>0.0251049300280527</text:p>
          </table:table-cell>
          <table:table-cell table:style-name="Default" office:value-type="float" office:value="0.711297840732877" calcext:value-type="float">
            <text:p>0.711297840732877</text:p>
          </table:table-cell>
          <table:table-cell table:style-name="Default" office:value-type="float" office:value="0.037185408635985" calcext:value-type="float">
            <text:p>0.037185408635985</text:p>
          </table:table-cell>
          <table:table-cell table:style-name="Default" office:value-type="float" office:value="0.723843909237244" calcext:value-type="float">
            <text:p>0.723843909237244</text:p>
          </table:table-cell>
          <table:table-cell table:style-name="Default" office:value-type="float" office:value="0.0343707087851308" calcext:value-type="float">
            <text:p>0.0343707087851308</text:p>
          </table:table-cell>
          <table:table-cell table:style-name="Default" office:value-type="float" office:value="0.711297840732877" calcext:value-type="float">
            <text:p>0.711297840732877</text:p>
          </table:table-cell>
          <table:table-cell table:style-name="Default" office:value-type="float" office:value="0.037185408635985" calcext:value-type="float">
            <text:p>0.037185408635985</text:p>
          </table:table-cell>
          <table:table-cell table:style-name="Default" office:value-type="float" office:value="0.677907637696947" calcext:value-type="float">
            <text:p>0.677907637696947</text:p>
          </table:table-cell>
          <table:table-cell table:style-name="Default" office:value-type="float" office:value="0.0270765653513764" calcext:value-type="float">
            <text:p>0.0270765653513764</text:p>
          </table:table-cell>
          <table:table-cell table:style-name="Default" office:value-type="float" office:value="0.691280404399241" calcext:value-type="float">
            <text:p>0.691280404399241</text:p>
          </table:table-cell>
          <table:table-cell table:style-name="Default" office:value-type="float" office:value="0.0225173160836791" calcext:value-type="float">
            <text:p>0.0225173160836791</text:p>
          </table:table-cell>
          <table:table-cell table:style-name="Default" office:value-type="float" office:value="0.677907637696947" calcext:value-type="float">
            <text:p>0.677907637696947</text:p>
          </table:table-cell>
          <table:table-cell table:style-name="Default" office:value-type="float" office:value="0.0270765653513764" calcext:value-type="float">
            <text:p>0.0270765653513764</text:p>
          </table:table-cell>
          <table:table-cell table:style-name="Default" office:value-type="float" office:value="0.708023833170175" calcext:value-type="float">
            <text:p>0.708023833170175</text:p>
          </table:table-cell>
          <table:table-cell table:style-name="Default" office:value-type="float" office:value="0.0241482034354923" calcext:value-type="float">
            <text:p>0.0241482034354923</text:p>
          </table:table-cell>
          <table:table-cell table:style-name="Default" office:value-type="float" office:value="0.718556106912326" calcext:value-type="float">
            <text:p>0.718556106912326</text:p>
          </table:table-cell>
          <table:table-cell table:style-name="Default" office:value-type="float" office:value="0.0252655026266937" calcext:value-type="float">
            <text:p>0.0252655026266937</text:p>
          </table:table-cell>
          <table:table-cell table:style-name="Default" office:value-type="float" office:value="0.708023833170175" calcext:value-type="float">
            <text:p>0.708023833170175</text:p>
          </table:table-cell>
          <table:table-cell table:style-name="Default" office:value-type="float" office:value="0.0241482034354923" calcext:value-type="float">
            <text:p>0.0241482034354923</text:p>
          </table:table-cell>
          <table:table-cell/>
          <table:table-cell table:style-name="ce18" table:formula="of:=[.N160]&gt;[.N160]" office:value-type="boolean" office:boolean-value="false" calcext:value-type="boolean">
            <text:p>FALSE</text:p>
          </table:table-cell>
          <table:table-cell/>
          <table:table-cell table:style-name="ce18" table:formula="of:=[.N160]&gt;[.T160]" office:value-type="boolean" office:boolean-value="false" calcext:value-type="boolean">
            <text:p>FALSE</text:p>
          </table:table-cell>
          <table:table-cell/>
          <table:table-cell table:style-name="ce18" table:formula="of:=[.N160]&gt;[.N160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float" office:value="0.762742784650604" calcext:value-type="float">
            <text:p>0.762742784650604</text:p>
          </table:table-cell>
          <table:table-cell table:style-name="Default" office:value-type="float" office:value="0.0228581026675242" calcext:value-type="float">
            <text:p>0.0228581026675242</text:p>
          </table:table-cell>
          <table:table-cell table:style-name="Default" office:value-type="float" office:value="0.770340354130908" calcext:value-type="float">
            <text:p>0.770340354130908</text:p>
          </table:table-cell>
          <table:table-cell table:style-name="Default" office:value-type="float" office:value="0.025054754990361" calcext:value-type="float">
            <text:p>0.025054754990361</text:p>
          </table:table-cell>
          <table:table-cell table:style-name="Default" office:value-type="float" office:value="0.762742784650604" calcext:value-type="float">
            <text:p>0.762742784650604</text:p>
          </table:table-cell>
          <table:table-cell table:style-name="Default" office:value-type="float" office:value="0.0228581026675242" calcext:value-type="float">
            <text:p>0.0228581026675242</text:p>
          </table:table-cell>
          <table:table-cell table:style-name="Default" office:value-type="float" office:value="0.742176637731423" calcext:value-type="float">
            <text:p>0.742176637731423</text:p>
          </table:table-cell>
          <table:table-cell table:style-name="Default" office:value-type="float" office:value="0.0290060925038612" calcext:value-type="float">
            <text:p>0.0290060925038612</text:p>
          </table:table-cell>
          <table:table-cell table:style-name="Default" office:value-type="float" office:value="0.753698388354168" calcext:value-type="float">
            <text:p>0.753698388354168</text:p>
          </table:table-cell>
          <table:table-cell table:style-name="Default" office:value-type="float" office:value="0.0263422869163668" calcext:value-type="float">
            <text:p>0.0263422869163668</text:p>
          </table:table-cell>
          <table:table-cell table:style-name="Default" office:value-type="float" office:value="0.742176637731423" calcext:value-type="float">
            <text:p>0.742176637731423</text:p>
          </table:table-cell>
          <table:table-cell table:style-name="Default" office:value-type="float" office:value="0.0290060925038612" calcext:value-type="float">
            <text:p>0.0290060925038612</text:p>
          </table:table-cell>
          <table:table-cell table:style-name="Default" office:value-type="float" office:value="0.722836740464" calcext:value-type="float">
            <text:p>0.722836740464</text:p>
          </table:table-cell>
          <table:table-cell table:style-name="Default" office:value-type="float" office:value="0.0240184845373449" calcext:value-type="float">
            <text:p>0.0240184845373449</text:p>
          </table:table-cell>
          <table:table-cell table:style-name="Default" office:value-type="float" office:value="0.733126037651922" calcext:value-type="float">
            <text:p>0.733126037651922</text:p>
          </table:table-cell>
          <table:table-cell table:style-name="Default" office:value-type="float" office:value="0.0233698183288154" calcext:value-type="float">
            <text:p>0.0233698183288154</text:p>
          </table:table-cell>
          <table:table-cell table:style-name="Default" office:value-type="float" office:value="0.722836740464" calcext:value-type="float">
            <text:p>0.722836740464</text:p>
          </table:table-cell>
          <table:table-cell table:style-name="Default" office:value-type="float" office:value="0.0240184845373449" calcext:value-type="float">
            <text:p>0.0240184845373449</text:p>
          </table:table-cell>
          <table:table-cell table:style-name="Default" office:value-type="float" office:value="0.749119600514978" calcext:value-type="float">
            <text:p>0.749119600514978</text:p>
          </table:table-cell>
          <table:table-cell table:style-name="Default" office:value-type="float" office:value="0.0200746066721956" calcext:value-type="float">
            <text:p>0.0200746066721956</text:p>
          </table:table-cell>
          <table:table-cell table:style-name="Default" office:value-type="float" office:value="0.763114966717473" calcext:value-type="float">
            <text:p>0.763114966717473</text:p>
          </table:table-cell>
          <table:table-cell table:style-name="Default" office:value-type="float" office:value="0.0193828670530192" calcext:value-type="float">
            <text:p>0.0193828670530192</text:p>
          </table:table-cell>
          <table:table-cell table:style-name="Default" office:value-type="float" office:value="0.749119600514978" calcext:value-type="float">
            <text:p>0.749119600514978</text:p>
          </table:table-cell>
          <table:table-cell table:style-name="Default" office:value-type="float" office:value="0.0200746066721956" calcext:value-type="float">
            <text:p>0.0200746066721956</text:p>
          </table:table-cell>
          <table:table-cell/>
          <table:table-cell table:style-name="ce18" table:formula="of:=[.N161]&gt;[.N161]" office:value-type="boolean" office:boolean-value="false" calcext:value-type="boolean">
            <text:p>FALSE</text:p>
          </table:table-cell>
          <table:table-cell/>
          <table:table-cell table:style-name="ce18" table:formula="of:=[.N161]&gt;[.T161]" office:value-type="boolean" office:boolean-value="false" calcext:value-type="boolean">
            <text:p>FALSE</text:p>
          </table:table-cell>
          <table:table-cell/>
          <table:table-cell table:style-name="ce18" table:formula="of:=[.N161]&gt;[.N161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Default" office:value-type="float" office:value="0.763196986970475" calcext:value-type="float">
            <text:p>0.763196986970475</text:p>
          </table:table-cell>
          <table:table-cell table:style-name="Default" office:value-type="float" office:value="0.0250708452523761" calcext:value-type="float">
            <text:p>0.0250708452523761</text:p>
          </table:table-cell>
          <table:table-cell table:style-name="Default" office:value-type="float" office:value="0.77038247687787" calcext:value-type="float">
            <text:p>0.77038247687787</text:p>
          </table:table-cell>
          <table:table-cell table:style-name="Default" office:value-type="float" office:value="0.025119627982195" calcext:value-type="float">
            <text:p>0.025119627982195</text:p>
          </table:table-cell>
          <table:table-cell table:style-name="Default" office:value-type="float" office:value="0.763196986970475" calcext:value-type="float">
            <text:p>0.763196986970475</text:p>
          </table:table-cell>
          <table:table-cell table:style-name="Default" office:value-type="float" office:value="0.0250708452523761" calcext:value-type="float">
            <text:p>0.0250708452523761</text:p>
          </table:table-cell>
          <table:table-cell table:style-name="Default" office:value-type="float" office:value="0.754919675358912" calcext:value-type="float">
            <text:p>0.754919675358912</text:p>
          </table:table-cell>
          <table:table-cell table:style-name="Default" office:value-type="float" office:value="0.0134685537385253" calcext:value-type="float">
            <text:p>0.0134685537385253</text:p>
          </table:table-cell>
          <table:table-cell table:style-name="Default" office:value-type="float" office:value="0.769396730076553" calcext:value-type="float">
            <text:p>0.769396730076553</text:p>
          </table:table-cell>
          <table:table-cell table:style-name="Default" office:value-type="float" office:value="0.010679722573426" calcext:value-type="float">
            <text:p>0.010679722573426</text:p>
          </table:table-cell>
          <table:table-cell table:style-name="Default" office:value-type="float" office:value="0.754919675358912" calcext:value-type="float">
            <text:p>0.754919675358912</text:p>
          </table:table-cell>
          <table:table-cell table:style-name="Default" office:value-type="float" office:value="0.0134685537385253" calcext:value-type="float">
            <text:p>0.0134685537385253</text:p>
          </table:table-cell>
          <table:table-cell table:style-name="Default" office:value-type="float" office:value="0.739255377070712" calcext:value-type="float">
            <text:p>0.739255377070712</text:p>
          </table:table-cell>
          <table:table-cell table:style-name="Default" office:value-type="float" office:value="0.0255619379537029" calcext:value-type="float">
            <text:p>0.0255619379537029</text:p>
          </table:table-cell>
          <table:table-cell table:style-name="Default" office:value-type="float" office:value="0.748064325729933" calcext:value-type="float">
            <text:p>0.748064325729933</text:p>
          </table:table-cell>
          <table:table-cell table:style-name="Default" office:value-type="float" office:value="0.0271899853153571" calcext:value-type="float">
            <text:p>0.0271899853153571</text:p>
          </table:table-cell>
          <table:table-cell table:style-name="Default" office:value-type="float" office:value="0.739255377070712" calcext:value-type="float">
            <text:p>0.739255377070712</text:p>
          </table:table-cell>
          <table:table-cell table:style-name="Default" office:value-type="float" office:value="0.0255619379537029" calcext:value-type="float">
            <text:p>0.0255619379537029</text:p>
          </table:table-cell>
          <table:table-cell table:style-name="ce16" office:value-type="float" office:value="0.761895593184571" calcext:value-type="float">
            <text:p>0.761895593184571</text:p>
          </table:table-cell>
          <table:table-cell table:style-name="ce16" office:value-type="float" office:value="0.03397141170446" calcext:value-type="float">
            <text:p>0.03397141170446</text:p>
          </table:table-cell>
          <table:table-cell table:style-name="ce16" office:value-type="float" office:value="0.77500396938659" calcext:value-type="float">
            <text:p>0.77500396938659</text:p>
          </table:table-cell>
          <table:table-cell table:style-name="ce16" office:value-type="float" office:value="0.0339525205906474" calcext:value-type="float">
            <text:p>0.0339525205906474</text:p>
          </table:table-cell>
          <table:table-cell table:style-name="ce16" office:value-type="float" office:value="0.761895593184571" calcext:value-type="float">
            <text:p>0.761895593184571</text:p>
          </table:table-cell>
          <table:table-cell table:style-name="ce16" office:value-type="float" office:value="0.03397141170446" calcext:value-type="float">
            <text:p>0.03397141170446</text:p>
          </table:table-cell>
          <table:table-cell/>
          <table:table-cell table:style-name="ce18" table:formula="of:=[.N162]&gt;[.N162]" office:value-type="boolean" office:boolean-value="false" calcext:value-type="boolean">
            <text:p>FALSE</text:p>
          </table:table-cell>
          <table:table-cell/>
          <table:table-cell table:style-name="ce18" table:formula="of:=[.N162]&gt;[.T162]" office:value-type="boolean" office:boolean-value="false" calcext:value-type="boolean">
            <text:p>FALSE</text:p>
          </table:table-cell>
          <table:table-cell/>
          <table:table-cell table:style-name="ce18" table:formula="of:=[.N162]&gt;[.N162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6" office:value-type="float" office:value="0.766375778040792" calcext:value-type="float">
            <text:p>0.766375778040792</text:p>
          </table:table-cell>
          <table:table-cell table:style-name="ce16" office:value-type="float" office:value="0.0219498495485845" calcext:value-type="float">
            <text:p>0.0219498495485845</text:p>
          </table:table-cell>
          <table:table-cell table:style-name="ce16" office:value-type="float" office:value="0.773341839771693" calcext:value-type="float">
            <text:p>0.773341839771693</text:p>
          </table:table-cell>
          <table:table-cell table:style-name="ce16" office:value-type="float" office:value="0.0211792281603936" calcext:value-type="float">
            <text:p>0.0211792281603936</text:p>
          </table:table-cell>
          <table:table-cell table:style-name="ce16" office:value-type="float" office:value="0.766375778040792" calcext:value-type="float">
            <text:p>0.766375778040792</text:p>
          </table:table-cell>
          <table:table-cell table:style-name="ce16" office:value-type="float" office:value="0.0219498495485845" calcext:value-type="float">
            <text:p>0.0219498495485845</text:p>
          </table:table-cell>
          <table:table-cell table:style-name="Default" office:value-type="float" office:value="0.759464499442892" calcext:value-type="float">
            <text:p>0.759464499442892</text:p>
          </table:table-cell>
          <table:table-cell table:style-name="Default" office:value-type="float" office:value="0.0336905033476716" calcext:value-type="float">
            <text:p>0.0336905033476716</text:p>
          </table:table-cell>
          <table:table-cell table:style-name="Default" office:value-type="float" office:value="0.771532628114949" calcext:value-type="float">
            <text:p>0.771532628114949</text:p>
          </table:table-cell>
          <table:table-cell table:style-name="Default" office:value-type="float" office:value="0.0359155830981328" calcext:value-type="float">
            <text:p>0.0359155830981328</text:p>
          </table:table-cell>
          <table:table-cell table:style-name="Default" office:value-type="float" office:value="0.759464499442892" calcext:value-type="float">
            <text:p>0.759464499442892</text:p>
          </table:table-cell>
          <table:table-cell table:style-name="Default" office:value-type="float" office:value="0.0336905033476716" calcext:value-type="float">
            <text:p>0.0336905033476716</text:p>
          </table:table-cell>
          <table:table-cell table:style-name="Default" office:value-type="float" office:value="0.75521462003593" calcext:value-type="float">
            <text:p>0.75521462003593</text:p>
          </table:table-cell>
          <table:table-cell table:style-name="Default" office:value-type="float" office:value="0.0300352053076544" calcext:value-type="float">
            <text:p>0.0300352053076544</text:p>
          </table:table-cell>
          <table:table-cell table:style-name="Default" office:value-type="float" office:value="0.76272596110852" calcext:value-type="float">
            <text:p>0.76272596110852</text:p>
          </table:table-cell>
          <table:table-cell table:style-name="Default" office:value-type="float" office:value="0.0289977378581212" calcext:value-type="float">
            <text:p>0.0289977378581212</text:p>
          </table:table-cell>
          <table:table-cell table:style-name="Default" office:value-type="float" office:value="0.75521462003593" calcext:value-type="float">
            <text:p>0.75521462003593</text:p>
          </table:table-cell>
          <table:table-cell table:style-name="Default" office:value-type="float" office:value="0.0300352053076544" calcext:value-type="float">
            <text:p>0.0300352053076544</text:p>
          </table:table-cell>
          <table:table-cell table:style-name="Default" office:value-type="float" office:value="0.758951920942509" calcext:value-type="float">
            <text:p>0.758951920942509</text:p>
          </table:table-cell>
          <table:table-cell table:style-name="Default" office:value-type="float" office:value="0.0369382538892649" calcext:value-type="float">
            <text:p>0.0369382538892649</text:p>
          </table:table-cell>
          <table:table-cell table:style-name="Default" office:value-type="float" office:value="0.770488573975222" calcext:value-type="float">
            <text:p>0.770488573975222</text:p>
          </table:table-cell>
          <table:table-cell table:style-name="Default" office:value-type="float" office:value="0.0346688548999307" calcext:value-type="float">
            <text:p>0.0346688548999307</text:p>
          </table:table-cell>
          <table:table-cell table:style-name="Default" office:value-type="float" office:value="0.758951920942509" calcext:value-type="float">
            <text:p>0.758951920942509</text:p>
          </table:table-cell>
          <table:table-cell table:style-name="Default" office:value-type="float" office:value="0.0369382538892649" calcext:value-type="float">
            <text:p>0.0369382538892649</text:p>
          </table:table-cell>
          <table:table-cell/>
          <table:table-cell table:style-name="ce18" table:formula="of:=[.N163]&gt;[.N163]" office:value-type="boolean" office:boolean-value="false" calcext:value-type="boolean">
            <text:p>FALSE</text:p>
          </table:table-cell>
          <table:table-cell/>
          <table:table-cell table:style-name="ce18" table:formula="of:=[.N163]&gt;[.T163]" office:value-type="boolean" office:boolean-value="false" calcext:value-type="boolean">
            <text:p>FALSE</text:p>
          </table:table-cell>
          <table:table-cell/>
          <table:table-cell table:style-name="ce18" table:formula="of:=[.N163]&gt;[.N163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Default" office:value-type="float" office:value="0.763151338286119" calcext:value-type="float">
            <text:p>0.763151338286119</text:p>
          </table:table-cell>
          <table:table-cell table:style-name="Default" office:value-type="float" office:value="0.0217780654167159" calcext:value-type="float">
            <text:p>0.0217780654167159</text:p>
          </table:table-cell>
          <table:table-cell table:style-name="Default" office:value-type="float" office:value="0.772724991834772" calcext:value-type="float">
            <text:p>0.772724991834772</text:p>
          </table:table-cell>
          <table:table-cell table:style-name="Default" office:value-type="float" office:value="0.0209490995089032" calcext:value-type="float">
            <text:p>0.0209490995089032</text:p>
          </table:table-cell>
          <table:table-cell table:style-name="Default" office:value-type="float" office:value="0.763151338286119" calcext:value-type="float">
            <text:p>0.763151338286119</text:p>
          </table:table-cell>
          <table:table-cell table:style-name="Default" office:value-type="float" office:value="0.0217780654167159" calcext:value-type="float">
            <text:p>0.0217780654167159</text:p>
          </table:table-cell>
          <table:table-cell table:style-name="ce16" office:value-type="float" office:value="0.773404410144076" calcext:value-type="float">
            <text:p>0.773404410144076</text:p>
          </table:table-cell>
          <table:table-cell table:style-name="ce16" office:value-type="float" office:value="0.0178592431506816" calcext:value-type="float">
            <text:p>0.0178592431506816</text:p>
          </table:table-cell>
          <table:table-cell table:style-name="ce16" office:value-type="float" office:value="0.786873384919683" calcext:value-type="float">
            <text:p>0.786873384919683</text:p>
          </table:table-cell>
          <table:table-cell table:style-name="ce16" office:value-type="float" office:value="0.0196329816837044" calcext:value-type="float">
            <text:p>0.0196329816837044</text:p>
          </table:table-cell>
          <table:table-cell table:style-name="ce16" office:value-type="float" office:value="0.773404410144076" calcext:value-type="float">
            <text:p>0.773404410144076</text:p>
          </table:table-cell>
          <table:table-cell table:style-name="ce16" office:value-type="float" office:value="0.0178592431506816" calcext:value-type="float">
            <text:p>0.0178592431506816</text:p>
          </table:table-cell>
          <table:table-cell table:style-name="Default" office:value-type="float" office:value="0.757468624070997" calcext:value-type="float">
            <text:p>0.757468624070997</text:p>
          </table:table-cell>
          <table:table-cell table:style-name="Default" office:value-type="float" office:value="0.0297077291810663" calcext:value-type="float">
            <text:p>0.0297077291810663</text:p>
          </table:table-cell>
          <table:table-cell table:style-name="Default" office:value-type="float" office:value="0.766980955210242" calcext:value-type="float">
            <text:p>0.766980955210242</text:p>
          </table:table-cell>
          <table:table-cell table:style-name="Default" office:value-type="float" office:value="0.0301446549032199" calcext:value-type="float">
            <text:p>0.0301446549032199</text:p>
          </table:table-cell>
          <table:table-cell table:style-name="Default" office:value-type="float" office:value="0.757468624070997" calcext:value-type="float">
            <text:p>0.757468624070997</text:p>
          </table:table-cell>
          <table:table-cell table:style-name="Default" office:value-type="float" office:value="0.0297077291810663" calcext:value-type="float">
            <text:p>0.0297077291810663</text:p>
          </table:table-cell>
          <table:table-cell table:style-name="Default" office:value-type="float" office:value="0.756050497198325" calcext:value-type="float">
            <text:p>0.756050497198325</text:p>
          </table:table-cell>
          <table:table-cell table:style-name="Default" office:value-type="float" office:value="0.0299607932660741" calcext:value-type="float">
            <text:p>0.0299607932660741</text:p>
          </table:table-cell>
          <table:table-cell table:style-name="Default" office:value-type="float" office:value="0.773319369358511" calcext:value-type="float">
            <text:p>0.773319369358511</text:p>
          </table:table-cell>
          <table:table-cell table:style-name="Default" office:value-type="float" office:value="0.0266350970099782" calcext:value-type="float">
            <text:p>0.0266350970099782</text:p>
          </table:table-cell>
          <table:table-cell table:style-name="Default" office:value-type="float" office:value="0.756050497198325" calcext:value-type="float">
            <text:p>0.756050497198325</text:p>
          </table:table-cell>
          <table:table-cell table:style-name="Default" office:value-type="float" office:value="0.0299607932660741" calcext:value-type="float">
            <text:p>0.0299607932660741</text:p>
          </table:table-cell>
          <table:table-cell/>
          <table:table-cell table:style-name="ce18" table:formula="of:=[.N164]&gt;[.N164]" office:value-type="boolean" office:boolean-value="false" calcext:value-type="boolean">
            <text:p>FALSE</text:p>
          </table:table-cell>
          <table:table-cell/>
          <table:table-cell table:style-name="ce18" table:formula="of:=[.N164]&gt;[.T164]" office:value-type="boolean" office:boolean-value="true" calcext:value-type="boolean">
            <text:p>TRUE</text:p>
          </table:table-cell>
          <table:table-cell/>
          <table:table-cell table:style-name="ce18" table:formula="of:=[.N164]&gt;[.N164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Default" office:value-type="float" office:value="0.764840185016296" calcext:value-type="float">
            <text:p>0.764840185016296</text:p>
          </table:table-cell>
          <table:table-cell table:style-name="Default" office:value-type="float" office:value="0.0225332468364405" calcext:value-type="float">
            <text:p>0.0225332468364405</text:p>
          </table:table-cell>
          <table:table-cell table:style-name="Default" office:value-type="float" office:value="0.773310340856716" calcext:value-type="float">
            <text:p>0.773310340856716</text:p>
          </table:table-cell>
          <table:table-cell table:style-name="Default" office:value-type="float" office:value="0.0222006961719605" calcext:value-type="float">
            <text:p>0.0222006961719605</text:p>
          </table:table-cell>
          <table:table-cell table:style-name="Default" office:value-type="float" office:value="0.764840185016296" calcext:value-type="float">
            <text:p>0.764840185016296</text:p>
          </table:table-cell>
          <table:table-cell table:style-name="Default" office:value-type="float" office:value="0.0225332468364405" calcext:value-type="float">
            <text:p>0.0225332468364405</text:p>
          </table:table-cell>
          <table:table-cell table:style-name="Default" office:value-type="float" office:value="0.757842570565969" calcext:value-type="float">
            <text:p>0.757842570565969</text:p>
          </table:table-cell>
          <table:table-cell table:style-name="Default" office:value-type="float" office:value="0.028199702316422" calcext:value-type="float">
            <text:p>0.028199702316422</text:p>
          </table:table-cell>
          <table:table-cell table:style-name="Default" office:value-type="float" office:value="0.769788554633686" calcext:value-type="float">
            <text:p>0.769788554633686</text:p>
          </table:table-cell>
          <table:table-cell table:style-name="Default" office:value-type="float" office:value="0.0284850507224093" calcext:value-type="float">
            <text:p>0.0284850507224093</text:p>
          </table:table-cell>
          <table:table-cell table:style-name="Default" office:value-type="float" office:value="0.757842570565969" calcext:value-type="float">
            <text:p>0.757842570565969</text:p>
          </table:table-cell>
          <table:table-cell table:style-name="Default" office:value-type="float" office:value="0.028199702316422" calcext:value-type="float">
            <text:p>0.028199702316422</text:p>
          </table:table-cell>
          <table:table-cell table:style-name="ce16" office:value-type="float" office:value="0.75839388030419" calcext:value-type="float">
            <text:p>0.75839388030419</text:p>
          </table:table-cell>
          <table:table-cell table:style-name="ce16" office:value-type="float" office:value="0.0232736318421785" calcext:value-type="float">
            <text:p>0.0232736318421785</text:p>
          </table:table-cell>
          <table:table-cell table:style-name="ce16" office:value-type="float" office:value="0.767481011313439" calcext:value-type="float">
            <text:p>0.767481011313439</text:p>
          </table:table-cell>
          <table:table-cell table:style-name="ce16" office:value-type="float" office:value="0.0229860888259844" calcext:value-type="float">
            <text:p>0.0229860888259844</text:p>
          </table:table-cell>
          <table:table-cell table:style-name="ce16" office:value-type="float" office:value="0.75839388030419" calcext:value-type="float">
            <text:p>0.75839388030419</text:p>
          </table:table-cell>
          <table:table-cell table:style-name="ce16" office:value-type="float" office:value="0.0232736318421785" calcext:value-type="float">
            <text:p>0.0232736318421785</text:p>
          </table:table-cell>
          <table:table-cell table:style-name="Default" office:value-type="float" office:value="0.753573595156522" calcext:value-type="float">
            <text:p>0.753573595156522</text:p>
          </table:table-cell>
          <table:table-cell table:style-name="Default" office:value-type="float" office:value="0.0402106643333109" calcext:value-type="float">
            <text:p>0.0402106643333109</text:p>
          </table:table-cell>
          <table:table-cell table:style-name="Default" office:value-type="float" office:value="0.765683149818542" calcext:value-type="float">
            <text:p>0.765683149818542</text:p>
          </table:table-cell>
          <table:table-cell table:style-name="Default" office:value-type="float" office:value="0.0398681530645052" calcext:value-type="float">
            <text:p>0.0398681530645052</text:p>
          </table:table-cell>
          <table:table-cell table:style-name="Default" office:value-type="float" office:value="0.753573595156522" calcext:value-type="float">
            <text:p>0.753573595156522</text:p>
          </table:table-cell>
          <table:table-cell table:style-name="Default" office:value-type="float" office:value="0.0402106643333109" calcext:value-type="float">
            <text:p>0.0402106643333109</text:p>
          </table:table-cell>
          <table:table-cell/>
          <table:table-cell table:style-name="ce18" table:formula="of:=[.N165]&gt;[.N165]" office:value-type="boolean" office:boolean-value="false" calcext:value-type="boolean">
            <text:p>FALSE</text:p>
          </table:table-cell>
          <table:table-cell/>
          <table:table-cell table:style-name="ce18" table:formula="of:=[.N165]&gt;[.T165]" office:value-type="boolean" office:boolean-value="true" calcext:value-type="boolean">
            <text:p>TRUE</text:p>
          </table:table-cell>
          <table:table-cell/>
          <table:table-cell table:style-name="ce18" table:formula="of:=[.N165]&gt;[.N165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BENCHMARK</text:p>
          </table:table-cell>
          <table:table-cell table:style-name="Default" table:number-columns-repeated="24"/>
          <table:table-cell/>
          <table:table-cell table:style-name="ce18" table:formula="of:=[.B166]&gt;[.N166]" office:value-type="boolean" office:boolean-value="false" calcext:value-type="boolean">
            <text:p>FALSE</text:p>
          </table:table-cell>
          <table:table-cell/>
          <table:table-cell table:style-name="ce18" table:formula="of:=[.B166]&gt;[.T166]" office:value-type="boolean" office:boolean-value="false" calcext:value-type="boolean">
            <text:p>FALSE</text:p>
          </table:table-cell>
          <table:table-cell/>
          <table:table-cell table:style-name="ce18" table:formula="of:=[.B166]&gt;[.H166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Default" office:value-type="float" office:value="0.764725655029127" calcext:value-type="float">
            <text:p>0.764725655029127</text:p>
          </table:table-cell>
          <table:table-cell table:style-name="Default" office:value-type="float" office:value="0.0156007165559772" calcext:value-type="float">
            <text:p>0.0156007165559772</text:p>
          </table:table-cell>
          <table:table-cell table:style-name="Default" office:value-type="float" office:value="0.775716229477527" calcext:value-type="float">
            <text:p>0.775716229477527</text:p>
          </table:table-cell>
          <table:table-cell table:style-name="Default" office:value-type="float" office:value="0.0209711451157597" calcext:value-type="float">
            <text:p>0.0209711451157597</text:p>
          </table:table-cell>
          <table:table-cell table:style-name="Default" office:value-type="float" office:value="0.764725655029127" calcext:value-type="float">
            <text:p>0.764725655029127</text:p>
          </table:table-cell>
          <table:table-cell table:style-name="Default" office:value-type="float" office:value="0.0156007165559772" calcext:value-type="float">
            <text:p>0.0156007165559772</text:p>
          </table:table-cell>
          <table:table-cell table:style-name="Default" office:value-type="float" office:value="0.764725655029127" calcext:value-type="float">
            <text:p>0.764725655029127</text:p>
          </table:table-cell>
          <table:table-cell table:style-name="Default" office:value-type="float" office:value="0.0156007165559772" calcext:value-type="float">
            <text:p>0.0156007165559772</text:p>
          </table:table-cell>
          <table:table-cell table:style-name="Default" office:value-type="float" office:value="0.775716229477527" calcext:value-type="float">
            <text:p>0.775716229477527</text:p>
          </table:table-cell>
          <table:table-cell table:style-name="Default" office:value-type="float" office:value="0.0209711451157597" calcext:value-type="float">
            <text:p>0.0209711451157597</text:p>
          </table:table-cell>
          <table:table-cell table:style-name="Default" office:value-type="float" office:value="0.764725655029127" calcext:value-type="float">
            <text:p>0.764725655029127</text:p>
          </table:table-cell>
          <table:table-cell table:style-name="Default" office:value-type="float" office:value="0.0156007165559772" calcext:value-type="float">
            <text:p>0.0156007165559772</text:p>
          </table:table-cell>
          <table:table-cell table:style-name="Default" office:value-type="float" office:value="0.764725655029127" calcext:value-type="float">
            <text:p>0.764725655029127</text:p>
          </table:table-cell>
          <table:table-cell table:style-name="Default" office:value-type="float" office:value="0.0156007165559772" calcext:value-type="float">
            <text:p>0.0156007165559772</text:p>
          </table:table-cell>
          <table:table-cell table:style-name="Default" office:value-type="float" office:value="0.775716229477527" calcext:value-type="float">
            <text:p>0.775716229477527</text:p>
          </table:table-cell>
          <table:table-cell table:style-name="Default" office:value-type="float" office:value="0.0209711451157597" calcext:value-type="float">
            <text:p>0.0209711451157597</text:p>
          </table:table-cell>
          <table:table-cell table:style-name="Default" office:value-type="float" office:value="0.764725655029127" calcext:value-type="float">
            <text:p>0.764725655029127</text:p>
          </table:table-cell>
          <table:table-cell table:style-name="Default" office:value-type="float" office:value="0.0156007165559772" calcext:value-type="float">
            <text:p>0.0156007165559772</text:p>
          </table:table-cell>
          <table:table-cell table:style-name="Default" office:value-type="float" office:value="0.764725655029127" calcext:value-type="float">
            <text:p>0.764725655029127</text:p>
          </table:table-cell>
          <table:table-cell table:style-name="Default" office:value-type="float" office:value="0.0156007165559772" calcext:value-type="float">
            <text:p>0.0156007165559772</text:p>
          </table:table-cell>
          <table:table-cell table:style-name="Default" office:value-type="float" office:value="0.775716229477527" calcext:value-type="float">
            <text:p>0.775716229477527</text:p>
          </table:table-cell>
          <table:table-cell table:style-name="Default" office:value-type="float" office:value="0.0209711451157597" calcext:value-type="float">
            <text:p>0.0209711451157597</text:p>
          </table:table-cell>
          <table:table-cell table:style-name="Default" office:value-type="float" office:value="0.764725655029127" calcext:value-type="float">
            <text:p>0.764725655029127</text:p>
          </table:table-cell>
          <table:table-cell table:style-name="Default" office:value-type="float" office:value="0.0156007165559772" calcext:value-type="float">
            <text:p>0.0156007165559772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993"/>
        </table:table-row>
        <table:table-row table:style-name="ro2">
          <table:table-cell table:number-columns-repeated="26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993"/>
        </table:table-row>
        <table:table-row table:style-name="ro1">
          <table:table-cell table:style-name="ce1" office:value-type="string" calcext:value-type="string" table:number-columns-spanned="25" table:number-rows-spanned="1">
            <text:p>ISOLET</text:p>
          </table:table-cell>
          <table:covered-table-cell table:number-columns-repeated="23" table:style-name="ce2"/>
          <table:covered-table-cell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993"/>
        </table:table-row>
        <table:table-row table:style-name="ro1">
          <table:table-cell table:style-name="ce1"/>
          <table:table-cell table:style-name="ce4" office:value-type="string" calcext:value-type="string" table:number-columns-spanned="6" table:number-rows-spanned="1">
            <text:p>MO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SO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ANOVA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RFE</text:p>
          </table:table-cell>
          <table:covered-table-cell table:style-name="ce4"/>
          <table:covered-table-cell table:number-columns-repeated="3" table:style-name="ce2"/>
          <table:covered-table-cell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993"/>
        </table:table-row>
        <table:table-row table:style-name="ro2">
          <table:table-cell table:style-name="ce2" office:value-type="string" calcext:value-type="string">
            <text:p>Num. Ftr.</text:p>
          </table:table-cell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993"/>
        </table:table-row>
        <table:table-row table:style-name="ro2"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993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Default" office:value-type="float" office:value="0.819202332406939" calcext:value-type="float">
            <text:p>0.819202332406939</text:p>
          </table:table-cell>
          <table:table-cell table:style-name="Default" office:value-type="float" office:value="0.00787020298890712" calcext:value-type="float">
            <text:p>0.00787020298890712</text:p>
          </table:table-cell>
          <table:table-cell table:style-name="Default" office:value-type="float" office:value="0.832430833025033" calcext:value-type="float">
            <text:p>0.832430833025033</text:p>
          </table:table-cell>
          <table:table-cell table:style-name="Default" office:value-type="float" office:value="0.00829141668928074" calcext:value-type="float">
            <text:p>0.00829141668928074</text:p>
          </table:table-cell>
          <table:table-cell table:style-name="Default" office:value-type="float" office:value="0.819202332406939" calcext:value-type="float">
            <text:p>0.819202332406939</text:p>
          </table:table-cell>
          <table:table-cell table:style-name="Default" office:value-type="float" office:value="0.00787020298890712" calcext:value-type="float">
            <text:p>0.00787020298890712</text:p>
          </table:table-cell>
          <table:table-cell table:style-name="Default" office:value-type="float" office:value="0.820290738503332" calcext:value-type="float">
            <text:p>0.820290738503332</text:p>
          </table:table-cell>
          <table:table-cell table:style-name="Default" office:value-type="float" office:value="0.0105275158557994" calcext:value-type="float">
            <text:p>0.0105275158557994</text:p>
          </table:table-cell>
          <table:table-cell table:style-name="Default" office:value-type="float" office:value="0.833498032005441" calcext:value-type="float">
            <text:p>0.833498032005441</text:p>
          </table:table-cell>
          <table:table-cell table:style-name="Default" office:value-type="float" office:value="0.0111145890965752" calcext:value-type="float">
            <text:p>0.0111145890965752</text:p>
          </table:table-cell>
          <table:table-cell table:style-name="Default" office:value-type="float" office:value="0.820290738503332" calcext:value-type="float">
            <text:p>0.820290738503332</text:p>
          </table:table-cell>
          <table:table-cell table:style-name="Default" office:value-type="float" office:value="0.0105275158557994" calcext:value-type="float">
            <text:p>0.0105275158557994</text:p>
          </table:table-cell>
          <table:table-cell table:style-name="Default" office:value-type="float" office:value="0.791393947725512" calcext:value-type="float">
            <text:p>0.791393947725512</text:p>
          </table:table-cell>
          <table:table-cell table:style-name="Default" office:value-type="float" office:value="0.0110511252447606" calcext:value-type="float">
            <text:p>0.0110511252447606</text:p>
          </table:table-cell>
          <table:table-cell table:style-name="Default" office:value-type="float" office:value="0.806910368180218" calcext:value-type="float">
            <text:p>0.806910368180218</text:p>
          </table:table-cell>
          <table:table-cell table:style-name="Default" office:value-type="float" office:value="0.0103894121209853" calcext:value-type="float">
            <text:p>0.0103894121209853</text:p>
          </table:table-cell>
          <table:table-cell table:style-name="Default" office:value-type="float" office:value="0.791393947725512" calcext:value-type="float">
            <text:p>0.791393947725512</text:p>
          </table:table-cell>
          <table:table-cell table:style-name="Default" office:value-type="float" office:value="0.0110511252447606" calcext:value-type="float">
            <text:p>0.0110511252447606</text:p>
          </table:table-cell>
          <table:table-cell table:style-name="Default" office:value-type="float" office:value="0.897472300041317" calcext:value-type="float">
            <text:p>0.897472300041317</text:p>
          </table:table-cell>
          <table:table-cell table:style-name="Default" office:value-type="float" office:value="0.00224865689582554" calcext:value-type="float">
            <text:p>0.00224865689582554</text:p>
          </table:table-cell>
          <table:table-cell table:style-name="Default" office:value-type="float" office:value="0.906786211041518" calcext:value-type="float">
            <text:p>0.906786211041518</text:p>
          </table:table-cell>
          <table:table-cell table:style-name="Default" office:value-type="float" office:value="0.0034711090032345" calcext:value-type="float">
            <text:p>0.0034711090032345</text:p>
          </table:table-cell>
          <table:table-cell table:style-name="Default" office:value-type="float" office:value="0.897472300041317" calcext:value-type="float">
            <text:p>0.897472300041317</text:p>
          </table:table-cell>
          <table:table-cell table:style-name="Default" office:value-type="float" office:value="0.00224865689582554" calcext:value-type="float">
            <text:p>0.00224865689582554</text:p>
          </table:table-cell>
          <table:table-cell/>
          <table:table-cell table:style-name="ce18" table:formula="of:=[.H173]&gt;[.N173]" office:value-type="boolean" office:boolean-value="true" calcext:value-type="boolean">
            <text:p>TRUE</text:p>
          </table:table-cell>
          <table:table-cell/>
          <table:table-cell table:style-name="ce18" table:formula="of:=[.H173]&gt;[.T173]" office:value-type="boolean" office:boolean-value="false" calcext:value-type="boolean">
            <text:p>FALSE</text:p>
          </table:table-cell>
          <table:table-cell/>
          <table:table-cell table:style-name="ce18" table:formula="of:=[.H173]&gt;[.N173]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Default" office:value-type="float" office:value="0.870287829044703" calcext:value-type="float">
            <text:p>0.870287829044703</text:p>
          </table:table-cell>
          <table:table-cell table:style-name="Default" office:value-type="float" office:value="0.00838121214105618" calcext:value-type="float">
            <text:p>0.00838121214105618</text:p>
          </table:table-cell>
          <table:table-cell table:style-name="Default" office:value-type="float" office:value="0.881178000448994" calcext:value-type="float">
            <text:p>0.881178000448994</text:p>
          </table:table-cell>
          <table:table-cell table:style-name="Default" office:value-type="float" office:value="0.00853882730970347" calcext:value-type="float">
            <text:p>0.00853882730970347</text:p>
          </table:table-cell>
          <table:table-cell table:style-name="Default" office:value-type="float" office:value="0.870287829044703" calcext:value-type="float">
            <text:p>0.870287829044703</text:p>
          </table:table-cell>
          <table:table-cell table:style-name="Default" office:value-type="float" office:value="0.00838121214105618" calcext:value-type="float">
            <text:p>0.00838121214105618</text:p>
          </table:table-cell>
          <table:table-cell table:style-name="Default" office:value-type="float" office:value="0.866181420240887" calcext:value-type="float">
            <text:p>0.866181420240887</text:p>
          </table:table-cell>
          <table:table-cell table:style-name="Default" office:value-type="float" office:value="0.0101901043239596" calcext:value-type="float">
            <text:p>0.0101901043239596</text:p>
          </table:table-cell>
          <table:table-cell table:style-name="Default" office:value-type="float" office:value="0.877487507536675" calcext:value-type="float">
            <text:p>0.877487507536675</text:p>
          </table:table-cell>
          <table:table-cell table:style-name="Default" office:value-type="float" office:value="0.00919095750887724" calcext:value-type="float">
            <text:p>0.00919095750887724</text:p>
          </table:table-cell>
          <table:table-cell table:style-name="Default" office:value-type="float" office:value="0.866181420240887" calcext:value-type="float">
            <text:p>0.866181420240887</text:p>
          </table:table-cell>
          <table:table-cell table:style-name="Default" office:value-type="float" office:value="0.0101901043239596" calcext:value-type="float">
            <text:p>0.0101901043239596</text:p>
          </table:table-cell>
          <table:table-cell table:style-name="Default" office:value-type="float" office:value="0.854081907207788" calcext:value-type="float">
            <text:p>0.854081907207788</text:p>
          </table:table-cell>
          <table:table-cell table:style-name="Default" office:value-type="float" office:value="0.0112259995008072" calcext:value-type="float">
            <text:p>0.0112259995008072</text:p>
          </table:table-cell>
          <table:table-cell table:style-name="Default" office:value-type="float" office:value="0.86760317859196" calcext:value-type="float">
            <text:p>0.86760317859196</text:p>
          </table:table-cell>
          <table:table-cell table:style-name="Default" office:value-type="float" office:value="0.00900137798352068" calcext:value-type="float">
            <text:p>0.00900137798352068</text:p>
          </table:table-cell>
          <table:table-cell table:style-name="Default" office:value-type="float" office:value="0.854081907207788" calcext:value-type="float">
            <text:p>0.854081907207788</text:p>
          </table:table-cell>
          <table:table-cell table:style-name="Default" office:value-type="float" office:value="0.0112259995008072" calcext:value-type="float">
            <text:p>0.0112259995008072</text:p>
          </table:table-cell>
          <table:table-cell table:style-name="Default" office:value-type="float" office:value="0.919577000496345" calcext:value-type="float">
            <text:p>0.919577000496345</text:p>
          </table:table-cell>
          <table:table-cell table:style-name="Default" office:value-type="float" office:value="0.00332364777265698" calcext:value-type="float">
            <text:p>0.00332364777265698</text:p>
          </table:table-cell>
          <table:table-cell table:style-name="Default" office:value-type="float" office:value="0.928537122288218" calcext:value-type="float">
            <text:p>0.928537122288218</text:p>
          </table:table-cell>
          <table:table-cell table:style-name="Default" office:value-type="float" office:value="0.00483861020940196" calcext:value-type="float">
            <text:p>0.00483861020940196</text:p>
          </table:table-cell>
          <table:table-cell table:style-name="Default" office:value-type="float" office:value="0.919577000496345" calcext:value-type="float">
            <text:p>0.919577000496345</text:p>
          </table:table-cell>
          <table:table-cell table:style-name="Default" office:value-type="float" office:value="0.00332364777265698" calcext:value-type="float">
            <text:p>0.00332364777265698</text:p>
          </table:table-cell>
          <table:table-cell/>
          <table:table-cell table:style-name="ce18" table:formula="of:=[.H174]&gt;[.N174]" office:value-type="boolean" office:boolean-value="true" calcext:value-type="boolean">
            <text:p>TRUE</text:p>
          </table:table-cell>
          <table:table-cell/>
          <table:table-cell table:style-name="ce18" table:formula="of:=[.H174]&gt;[.T174]" office:value-type="boolean" office:boolean-value="false" calcext:value-type="boolean">
            <text:p>FALSE</text:p>
          </table:table-cell>
          <table:table-cell/>
          <table:table-cell table:style-name="ce18" table:formula="of:=[.H174]&gt;[.N174]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Default" office:value-type="float" office:value="0.895825486527611" calcext:value-type="float">
            <text:p>0.895825486527611</text:p>
          </table:table-cell>
          <table:table-cell table:style-name="Default" office:value-type="float" office:value="0.00606250768096004" calcext:value-type="float">
            <text:p>0.00606250768096004</text:p>
          </table:table-cell>
          <table:table-cell table:style-name="Default" office:value-type="float" office:value="0.904500578229497" calcext:value-type="float">
            <text:p>0.904500578229497</text:p>
          </table:table-cell>
          <table:table-cell table:style-name="Default" office:value-type="float" office:value="0.00592072983392992" calcext:value-type="float">
            <text:p>0.00592072983392992</text:p>
          </table:table-cell>
          <table:table-cell table:style-name="Default" office:value-type="float" office:value="0.895825486527611" calcext:value-type="float">
            <text:p>0.895825486527611</text:p>
          </table:table-cell>
          <table:table-cell table:style-name="Default" office:value-type="float" office:value="0.00606250768096004" calcext:value-type="float">
            <text:p>0.00606250768096004</text:p>
          </table:table-cell>
          <table:table-cell table:style-name="Default" office:value-type="float" office:value="0.881400320957804" calcext:value-type="float">
            <text:p>0.881400320957804</text:p>
          </table:table-cell>
          <table:table-cell table:style-name="Default" office:value-type="float" office:value="0.0114803572789157" calcext:value-type="float">
            <text:p>0.0114803572789157</text:p>
          </table:table-cell>
          <table:table-cell table:style-name="Default" office:value-type="float" office:value="0.89095209810138" calcext:value-type="float">
            <text:p>0.89095209810138</text:p>
          </table:table-cell>
          <table:table-cell table:style-name="Default" office:value-type="float" office:value="0.0108056593049362" calcext:value-type="float">
            <text:p>0.0108056593049362</text:p>
          </table:table-cell>
          <table:table-cell table:style-name="Default" office:value-type="float" office:value="0.881400320957804" calcext:value-type="float">
            <text:p>0.881400320957804</text:p>
          </table:table-cell>
          <table:table-cell table:style-name="Default" office:value-type="float" office:value="0.0114803572789157" calcext:value-type="float">
            <text:p>0.0114803572789157</text:p>
          </table:table-cell>
          <table:table-cell table:style-name="Default" office:value-type="float" office:value="0.878620545895208" calcext:value-type="float">
            <text:p>0.878620545895208</text:p>
          </table:table-cell>
          <table:table-cell table:style-name="Default" office:value-type="float" office:value="0.00866162495500595" calcext:value-type="float">
            <text:p>0.00866162495500595</text:p>
          </table:table-cell>
          <table:table-cell table:style-name="Default" office:value-type="float" office:value="0.890111226376457" calcext:value-type="float">
            <text:p>0.890111226376457</text:p>
          </table:table-cell>
          <table:table-cell table:style-name="Default" office:value-type="float" office:value="0.0087081564638032" calcext:value-type="float">
            <text:p>0.0087081564638032</text:p>
          </table:table-cell>
          <table:table-cell table:style-name="Default" office:value-type="float" office:value="0.878620545895208" calcext:value-type="float">
            <text:p>0.878620545895208</text:p>
          </table:table-cell>
          <table:table-cell table:style-name="Default" office:value-type="float" office:value="0.00866162495500595" calcext:value-type="float">
            <text:p>0.00866162495500595</text:p>
          </table:table-cell>
          <table:table-cell table:style-name="Default" office:value-type="float" office:value="0.91188093494337" calcext:value-type="float">
            <text:p>0.91188093494337</text:p>
          </table:table-cell>
          <table:table-cell table:style-name="Default" office:value-type="float" office:value="0.005601811198791" calcext:value-type="float">
            <text:p>0.005601811198791</text:p>
          </table:table-cell>
          <table:table-cell table:style-name="Default" office:value-type="float" office:value="0.920001784752464" calcext:value-type="float">
            <text:p>0.920001784752464</text:p>
          </table:table-cell>
          <table:table-cell table:style-name="Default" office:value-type="float" office:value="0.00476757008310652" calcext:value-type="float">
            <text:p>0.00476757008310652</text:p>
          </table:table-cell>
          <table:table-cell table:style-name="Default" office:value-type="float" office:value="0.91188093494337" calcext:value-type="float">
            <text:p>0.91188093494337</text:p>
          </table:table-cell>
          <table:table-cell table:style-name="Default" office:value-type="float" office:value="0.005601811198791" calcext:value-type="float">
            <text:p>0.005601811198791</text:p>
          </table:table-cell>
          <table:table-cell/>
          <table:table-cell table:style-name="ce18" table:formula="of:=[.H175]&gt;[.N175]" office:value-type="boolean" office:boolean-value="true" calcext:value-type="boolean">
            <text:p>TRUE</text:p>
          </table:table-cell>
          <table:table-cell/>
          <table:table-cell table:style-name="ce18" table:formula="of:=[.H175]&gt;[.T175]" office:value-type="boolean" office:boolean-value="false" calcext:value-type="boolean">
            <text:p>FALSE</text:p>
          </table:table-cell>
          <table:table-cell/>
          <table:table-cell table:style-name="ce18" table:formula="of:=[.H175]&gt;[.N175]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2">
          <table:table-cell office:value-type="float" office:value="320" calcext:value-type="float">
            <text:p>320</text:p>
          </table:table-cell>
          <table:table-cell table:style-name="Default" office:value-type="float" office:value="0.902662209895211" calcext:value-type="float">
            <text:p>0.902662209895211</text:p>
          </table:table-cell>
          <table:table-cell table:style-name="Default" office:value-type="float" office:value="0.00673511625614243" calcext:value-type="float">
            <text:p>0.00673511625614243</text:p>
          </table:table-cell>
          <table:table-cell table:style-name="Default" office:value-type="float" office:value="0.912186927542471" calcext:value-type="float">
            <text:p>0.912186927542471</text:p>
          </table:table-cell>
          <table:table-cell table:style-name="Default" office:value-type="float" office:value="0.00679533235783234" calcext:value-type="float">
            <text:p>0.00679533235783234</text:p>
          </table:table-cell>
          <table:table-cell table:style-name="Default" office:value-type="float" office:value="0.902662209895211" calcext:value-type="float">
            <text:p>0.902662209895211</text:p>
          </table:table-cell>
          <table:table-cell table:style-name="Default" office:value-type="float" office:value="0.00673511625614243" calcext:value-type="float">
            <text:p>0.00673511625614243</text:p>
          </table:table-cell>
          <table:table-cell table:style-name="Default" office:value-type="float" office:value="0.897391866506704" calcext:value-type="float">
            <text:p>0.897391866506704</text:p>
          </table:table-cell>
          <table:table-cell table:style-name="Default" office:value-type="float" office:value="0.00954829030108504" calcext:value-type="float">
            <text:p>0.00954829030108504</text:p>
          </table:table-cell>
          <table:table-cell table:style-name="Default" office:value-type="float" office:value="0.905714590706298" calcext:value-type="float">
            <text:p>0.905714590706298</text:p>
          </table:table-cell>
          <table:table-cell table:style-name="Default" office:value-type="float" office:value="0.00899483077055667" calcext:value-type="float">
            <text:p>0.00899483077055667</text:p>
          </table:table-cell>
          <table:table-cell table:style-name="Default" office:value-type="float" office:value="0.897391866506704" calcext:value-type="float">
            <text:p>0.897391866506704</text:p>
          </table:table-cell>
          <table:table-cell table:style-name="Default" office:value-type="float" office:value="0.00954829030108504" calcext:value-type="float">
            <text:p>0.00954829030108504</text:p>
          </table:table-cell>
          <table:table-cell table:style-name="Default" office:value-type="float" office:value="0.895446559335337" calcext:value-type="float">
            <text:p>0.895446559335337</text:p>
          </table:table-cell>
          <table:table-cell table:style-name="Default" office:value-type="float" office:value="0.00739029465060944" calcext:value-type="float">
            <text:p>0.00739029465060944</text:p>
          </table:table-cell>
          <table:table-cell table:style-name="Default" office:value-type="float" office:value="0.906513648605124" calcext:value-type="float">
            <text:p>0.906513648605124</text:p>
          </table:table-cell>
          <table:table-cell table:style-name="Default" office:value-type="float" office:value="0.00629704332913699" calcext:value-type="float">
            <text:p>0.00629704332913699</text:p>
          </table:table-cell>
          <table:table-cell table:style-name="Default" office:value-type="float" office:value="0.895446559335337" calcext:value-type="float">
            <text:p>0.895446559335337</text:p>
          </table:table-cell>
          <table:table-cell table:style-name="Default" office:value-type="float" office:value="0.00739029465060944" calcext:value-type="float">
            <text:p>0.00739029465060944</text:p>
          </table:table-cell>
          <table:table-cell table:style-name="Default" office:value-type="float" office:value="0.909582655148352" calcext:value-type="float">
            <text:p>0.909582655148352</text:p>
          </table:table-cell>
          <table:table-cell table:style-name="Default" office:value-type="float" office:value="0.00669190138838399" calcext:value-type="float">
            <text:p>0.00669190138838399</text:p>
          </table:table-cell>
          <table:table-cell table:style-name="Default" office:value-type="float" office:value="0.917701875151227" calcext:value-type="float">
            <text:p>0.917701875151227</text:p>
          </table:table-cell>
          <table:table-cell table:style-name="Default" office:value-type="float" office:value="0.00807268074891199" calcext:value-type="float">
            <text:p>0.00807268074891199</text:p>
          </table:table-cell>
          <table:table-cell table:style-name="Default" office:value-type="float" office:value="0.909582655148352" calcext:value-type="float">
            <text:p>0.909582655148352</text:p>
          </table:table-cell>
          <table:table-cell table:style-name="Default" office:value-type="float" office:value="0.00669190138838399" calcext:value-type="float">
            <text:p>0.00669190138838399</text:p>
          </table:table-cell>
          <table:table-cell/>
          <table:table-cell table:style-name="ce18" table:formula="of:=[.H176]&gt;[.N176]" office:value-type="boolean" office:boolean-value="true" calcext:value-type="boolean">
            <text:p>TRUE</text:p>
          </table:table-cell>
          <table:table-cell/>
          <table:table-cell table:style-name="ce18" table:formula="of:=[.H176]&gt;[.T176]" office:value-type="boolean" office:boolean-value="false" calcext:value-type="boolean">
            <text:p>FALSE</text:p>
          </table:table-cell>
          <table:table-cell/>
          <table:table-cell table:style-name="ce18" table:formula="of:=[.H176]&gt;[.N176]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2">
          <table:table-cell office:value-type="float" office:value="400" calcext:value-type="float">
            <text:p>400</text:p>
          </table:table-cell>
          <table:table-cell table:style-name="ce16" office:value-type="float" office:value="0.907587366790583" calcext:value-type="float">
            <text:p>0.907587366790583</text:p>
          </table:table-cell>
          <table:table-cell table:style-name="ce16" office:value-type="float" office:value="0.00586225417876667" calcext:value-type="float">
            <text:p>0.00586225417876667</text:p>
          </table:table-cell>
          <table:table-cell table:style-name="ce16" office:value-type="float" office:value="0.916363887000711" calcext:value-type="float">
            <text:p>0.916363887000711</text:p>
          </table:table-cell>
          <table:table-cell table:style-name="ce16" office:value-type="float" office:value="0.00642150018307882" calcext:value-type="float">
            <text:p>0.00642150018307882</text:p>
          </table:table-cell>
          <table:table-cell table:style-name="ce16" office:value-type="float" office:value="0.907587366790583" calcext:value-type="float">
            <text:p>0.907587366790583</text:p>
          </table:table-cell>
          <table:table-cell table:style-name="ce16" office:value-type="float" office:value="0.00586225417876667" calcext:value-type="float">
            <text:p>0.00586225417876667</text:p>
          </table:table-cell>
          <table:table-cell table:style-name="Default" office:value-type="float" office:value="0.902657941258874" calcext:value-type="float">
            <text:p>0.902657941258874</text:p>
          </table:table-cell>
          <table:table-cell table:style-name="Default" office:value-type="float" office:value="0.00862750574813057" calcext:value-type="float">
            <text:p>0.00862750574813057</text:p>
          </table:table-cell>
          <table:table-cell table:style-name="Default" office:value-type="float" office:value="0.910731136982094" calcext:value-type="float">
            <text:p>0.910731136982094</text:p>
          </table:table-cell>
          <table:table-cell table:style-name="Default" office:value-type="float" office:value="0.00788337706629687" calcext:value-type="float">
            <text:p>0.00788337706629687</text:p>
          </table:table-cell>
          <table:table-cell table:style-name="Default" office:value-type="float" office:value="0.902657941258874" calcext:value-type="float">
            <text:p>0.902657941258874</text:p>
          </table:table-cell>
          <table:table-cell table:style-name="Default" office:value-type="float" office:value="0.00862750574813057" calcext:value-type="float">
            <text:p>0.00862750574813057</text:p>
          </table:table-cell>
          <table:table-cell table:style-name="Default" office:value-type="float" office:value="0.904393463539478" calcext:value-type="float">
            <text:p>0.904393463539478</text:p>
          </table:table-cell>
          <table:table-cell table:style-name="Default" office:value-type="float" office:value="0.00761189928978328" calcext:value-type="float">
            <text:p>0.00761189928978328</text:p>
          </table:table-cell>
          <table:table-cell table:style-name="Default" office:value-type="float" office:value="0.914825381114533" calcext:value-type="float">
            <text:p>0.914825381114533</text:p>
          </table:table-cell>
          <table:table-cell table:style-name="Default" office:value-type="float" office:value="0.00675382709489768" calcext:value-type="float">
            <text:p>0.00675382709489768</text:p>
          </table:table-cell>
          <table:table-cell table:style-name="Default" office:value-type="float" office:value="0.904393463539478" calcext:value-type="float">
            <text:p>0.904393463539478</text:p>
          </table:table-cell>
          <table:table-cell table:style-name="Default" office:value-type="float" office:value="0.00761189928978328" calcext:value-type="float">
            <text:p>0.00761189928978328</text:p>
          </table:table-cell>
          <table:table-cell table:style-name="ce16" office:value-type="float" office:value="0.906869375018351" calcext:value-type="float">
            <text:p>0.906869375018351</text:p>
          </table:table-cell>
          <table:table-cell table:style-name="ce16" office:value-type="float" office:value="0.000490830951744015" calcext:value-type="float">
            <text:p>0.000490830951744015</text:p>
          </table:table-cell>
          <table:table-cell table:style-name="ce16" office:value-type="float" office:value="0.918672693188915" calcext:value-type="float">
            <text:p>0.918672693188915</text:p>
          </table:table-cell>
          <table:table-cell table:style-name="ce16" office:value-type="float" office:value="0.000871447816233495" calcext:value-type="float">
            <text:p>0.000871447816233495</text:p>
          </table:table-cell>
          <table:table-cell table:style-name="ce16" office:value-type="float" office:value="0.906869375018351" calcext:value-type="float">
            <text:p>0.906869375018351</text:p>
          </table:table-cell>
          <table:table-cell table:style-name="ce16" office:value-type="float" office:value="0.000490830951744015" calcext:value-type="float">
            <text:p>0.000490830951744015</text:p>
          </table:table-cell>
          <table:table-cell/>
          <table:table-cell table:style-name="ce18" table:formula="of:=[.H177]&gt;[.N177]" office:value-type="boolean" office:boolean-value="false" calcext:value-type="boolean">
            <text:p>FALSE</text:p>
          </table:table-cell>
          <table:table-cell/>
          <table:table-cell table:style-name="ce18" table:formula="of:=[.H177]&gt;[.T174]" office:value-type="boolean" office:boolean-value="false" calcext:value-type="boolean">
            <text:p>FALSE</text:p>
          </table:table-cell>
          <table:table-cell/>
          <table:table-cell table:style-name="ce18" table:formula="of:=[.H177]&gt;[.N177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float" office:value="480" calcext:value-type="float">
            <text:p>480</text:p>
          </table:table-cell>
          <table:table-cell table:style-name="Default" office:value-type="float" office:value="0.906641095747698" calcext:value-type="float">
            <text:p>0.906641095747698</text:p>
          </table:table-cell>
          <table:table-cell table:style-name="Default" office:value-type="float" office:value="0.00505562742831292" calcext:value-type="float">
            <text:p>0.00505562742831292</text:p>
          </table:table-cell>
          <table:table-cell table:style-name="Default" office:value-type="float" office:value="0.915532549337437" calcext:value-type="float">
            <text:p>0.915532549337437</text:p>
          </table:table-cell>
          <table:table-cell table:style-name="Default" office:value-type="float" office:value="0.00467052712172888" calcext:value-type="float">
            <text:p>0.00467052712172888</text:p>
          </table:table-cell>
          <table:table-cell table:style-name="Default" office:value-type="float" office:value="0.906641095747698" calcext:value-type="float">
            <text:p>0.906641095747698</text:p>
          </table:table-cell>
          <table:table-cell table:style-name="Default" office:value-type="float" office:value="0.00505562742831292" calcext:value-type="float">
            <text:p>0.00505562742831292</text:p>
          </table:table-cell>
          <table:table-cell table:style-name="ce16" office:value-type="float" office:value="0.908473378922237" calcext:value-type="float">
            <text:p>0.908473378922237</text:p>
          </table:table-cell>
          <table:table-cell table:style-name="ce16" office:value-type="float" office:value="0.00912064117489619" calcext:value-type="float">
            <text:p>0.00912064117489619</text:p>
          </table:table-cell>
          <table:table-cell table:style-name="ce16" office:value-type="float" office:value="0.916635788638795" calcext:value-type="float">
            <text:p>0.916635788638795</text:p>
          </table:table-cell>
          <table:table-cell table:style-name="ce16" office:value-type="float" office:value="0.00792460652549841" calcext:value-type="float">
            <text:p>0.00792460652549841</text:p>
          </table:table-cell>
          <table:table-cell table:style-name="ce16" office:value-type="float" office:value="0.908473378922237" calcext:value-type="float">
            <text:p>0.908473378922237</text:p>
          </table:table-cell>
          <table:table-cell table:style-name="ce16" office:value-type="float" office:value="0.00912064117489619" calcext:value-type="float">
            <text:p>0.00912064117489619</text:p>
          </table:table-cell>
          <table:table-cell table:style-name="ce16" office:value-type="float" office:value="0.907249473420621" calcext:value-type="float">
            <text:p>0.907249473420621</text:p>
          </table:table-cell>
          <table:table-cell table:style-name="ce16" office:value-type="float" office:value="0.0063978200319669" calcext:value-type="float">
            <text:p>0.0063978200319669</text:p>
          </table:table-cell>
          <table:table-cell table:style-name="ce16" office:value-type="float" office:value="0.916474386145416" calcext:value-type="float">
            <text:p>0.916474386145416</text:p>
          </table:table-cell>
          <table:table-cell table:style-name="ce16" office:value-type="float" office:value="0.0059457841255542" calcext:value-type="float">
            <text:p>0.0059457841255542</text:p>
          </table:table-cell>
          <table:table-cell table:style-name="ce16" office:value-type="float" office:value="0.907249473420621" calcext:value-type="float">
            <text:p>0.907249473420621</text:p>
          </table:table-cell>
          <table:table-cell table:style-name="ce16" office:value-type="float" office:value="0.0063978200319669" calcext:value-type="float">
            <text:p>0.0063978200319669</text:p>
          </table:table-cell>
          <table:table-cell table:style-name="Default" office:value-type="float" office:value="0.909365245831764" calcext:value-type="float">
            <text:p>0.909365245831764</text:p>
          </table:table-cell>
          <table:table-cell table:style-name="Default" office:value-type="float" office:value="0.00391665022097348" calcext:value-type="float">
            <text:p>0.00391665022097348</text:p>
          </table:table-cell>
          <table:table-cell table:style-name="Default" office:value-type="float" office:value="0.91796151982168" calcext:value-type="float">
            <text:p>0.91796151982168</text:p>
          </table:table-cell>
          <table:table-cell table:style-name="Default" office:value-type="float" office:value="0.005140765134234" calcext:value-type="float">
            <text:p>0.005140765134234</text:p>
          </table:table-cell>
          <table:table-cell table:style-name="Default" office:value-type="float" office:value="0.909365245831764" calcext:value-type="float">
            <text:p>0.909365245831764</text:p>
          </table:table-cell>
          <table:table-cell table:style-name="Default" office:value-type="float" office:value="0.00391665022097348" calcext:value-type="float">
            <text:p>0.00391665022097348</text:p>
          </table:table-cell>
          <table:table-cell/>
          <table:table-cell table:style-name="ce18" table:formula="of:=[.H178]&gt;[.N178]" office:value-type="boolean" office:boolean-value="true" calcext:value-type="boolean">
            <text:p>TRUE</text:p>
          </table:table-cell>
          <table:table-cell/>
          <table:table-cell table:style-name="ce18" table:formula="of:=[.H178]&gt;[.T178]" office:value-type="boolean" office:boolean-value="false" calcext:value-type="boolean">
            <text:p>FALSE</text:p>
          </table:table-cell>
          <table:table-cell/>
          <table:table-cell table:style-name="ce18" table:formula="of:=[.H178]&gt;[.N178]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2">
          <table:table-cell office:value-type="float" office:value="560" calcext:value-type="float">
            <text:p>560</text:p>
          </table:table-cell>
          <table:table-cell table:style-name="Default" office:value-type="float" office:value="0.909308965658375" calcext:value-type="float">
            <text:p>0.909308965658375</text:p>
          </table:table-cell>
          <table:table-cell table:style-name="Default" office:value-type="float" office:value="0.00368919469308889" calcext:value-type="float">
            <text:p>0.00368919469308889</text:p>
          </table:table-cell>
          <table:table-cell table:style-name="Default" office:value-type="float" office:value="0.918471467284269" calcext:value-type="float">
            <text:p>0.918471467284269</text:p>
          </table:table-cell>
          <table:table-cell table:style-name="Default" office:value-type="float" office:value="0.00330567052392077" calcext:value-type="float">
            <text:p>0.00330567052392077</text:p>
          </table:table-cell>
          <table:table-cell table:style-name="Default" office:value-type="float" office:value="0.909308965658375" calcext:value-type="float">
            <text:p>0.909308965658375</text:p>
          </table:table-cell>
          <table:table-cell table:style-name="Default" office:value-type="float" office:value="0.00368919469308889" calcext:value-type="float">
            <text:p>0.00368919469308889</text:p>
          </table:table-cell>
          <table:table-cell table:style-name="Default" office:value-type="float" office:value="0.907055005245578" calcext:value-type="float">
            <text:p>0.907055005245578</text:p>
          </table:table-cell>
          <table:table-cell table:style-name="Default" office:value-type="float" office:value="0.00961900675578244" calcext:value-type="float">
            <text:p>0.00961900675578244</text:p>
          </table:table-cell>
          <table:table-cell table:style-name="Default" office:value-type="float" office:value="0.915175335775909" calcext:value-type="float">
            <text:p>0.915175335775909</text:p>
          </table:table-cell>
          <table:table-cell table:style-name="Default" office:value-type="float" office:value="0.00821896719151852" calcext:value-type="float">
            <text:p>0.00821896719151852</text:p>
          </table:table-cell>
          <table:table-cell table:style-name="Default" office:value-type="float" office:value="0.907055005245578" calcext:value-type="float">
            <text:p>0.907055005245578</text:p>
          </table:table-cell>
          <table:table-cell table:style-name="Default" office:value-type="float" office:value="0.00961900675578244" calcext:value-type="float">
            <text:p>0.00961900675578244</text:p>
          </table:table-cell>
          <table:table-cell table:style-name="Default" office:value-type="float" office:value="0.909773365662537" calcext:value-type="float">
            <text:p>0.909773365662537</text:p>
          </table:table-cell>
          <table:table-cell table:style-name="Default" office:value-type="float" office:value="0.00644420043046902" calcext:value-type="float">
            <text:p>0.00644420043046902</text:p>
          </table:table-cell>
          <table:table-cell table:style-name="Default" office:value-type="float" office:value="0.919312401379322" calcext:value-type="float">
            <text:p>0.919312401379322</text:p>
          </table:table-cell>
          <table:table-cell table:style-name="Default" office:value-type="float" office:value="0.00592847635177584" calcext:value-type="float">
            <text:p>0.00592847635177584</text:p>
          </table:table-cell>
          <table:table-cell table:style-name="Default" office:value-type="float" office:value="0.909773365662537" calcext:value-type="float">
            <text:p>0.909773365662537</text:p>
          </table:table-cell>
          <table:table-cell table:style-name="Default" office:value-type="float" office:value="0.00644420043046902" calcext:value-type="float">
            <text:p>0.00644420043046902</text:p>
          </table:table-cell>
          <table:table-cell table:style-name="Default" office:value-type="float" office:value="0.920034639543948" calcext:value-type="float">
            <text:p>0.920034639543948</text:p>
          </table:table-cell>
          <table:table-cell table:style-name="Default" office:value-type="float" office:value="0.00132824234457851" calcext:value-type="float">
            <text:p>0.00132824234457851</text:p>
          </table:table-cell>
          <table:table-cell table:style-name="Default" office:value-type="float" office:value="0.92549280866233" calcext:value-type="float">
            <text:p>0.92549280866233</text:p>
          </table:table-cell>
          <table:table-cell table:style-name="Default" office:value-type="float" office:value="0.00113043940486701" calcext:value-type="float">
            <text:p>0.00113043940486701</text:p>
          </table:table-cell>
          <table:table-cell table:style-name="Default" office:value-type="float" office:value="0.920034639543948" calcext:value-type="float">
            <text:p>0.920034639543948</text:p>
          </table:table-cell>
          <table:table-cell table:style-name="Default" office:value-type="float" office:value="0.00132824234457851" calcext:value-type="float">
            <text:p>0.00132824234457851</text:p>
          </table:table-cell>
          <table:table-cell/>
          <table:table-cell table:style-name="ce18" table:formula="of:=[.H179]&gt;[.N179]" office:value-type="boolean" office:boolean-value="false" calcext:value-type="boolean">
            <text:p>FALSE</text:p>
          </table:table-cell>
          <table:table-cell/>
          <table:table-cell table:style-name="ce18" table:formula="of:=[.H179]&gt;[.T179]" office:value-type="boolean" office:boolean-value="false" calcext:value-type="boolean">
            <text:p>FALSE</text:p>
          </table:table-cell>
          <table:table-cell/>
          <table:table-cell table:style-name="ce18" table:formula="of:=[.H179]&gt;[.N179]" office:value-type="boolean" office:boolean-value="false" calcext:value-type="boolean">
            <text:p>FALSE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BENCHMARK</text:p>
          </table:table-cell>
          <table:table-cell table:number-columns-repeated="18"/>
          <table:table-cell table:style-name="Default" table:number-columns-repeated="6"/>
          <table:table-cell/>
          <table:table-cell table:style-name="ce18" table:formula="of:=[.H179]&gt;[.N180]" office:value-type="boolean" office:boolean-value="true" calcext:value-type="boolean">
            <text:p>TRUE</text:p>
          </table:table-cell>
          <table:table-cell/>
          <table:table-cell table:style-name="ce18" table:formula="of:=[.H179]&gt;[.T180]" office:value-type="boolean" office:boolean-value="true" calcext:value-type="boolean">
            <text:p>TRUE</text:p>
          </table:table-cell>
          <table:table-cell/>
          <table:table-cell table:style-name="ce18" table:formula="of:=[.H179]&gt;[.H180]" office:value-type="boolean" office:boolean-value="true" calcext:value-type="boolean">
            <text:p>TRUE</text:p>
          </table:table-cell>
          <table:table-cell table:number-columns-repeated="993"/>
        </table:table-row>
        <table:table-row table:style-name="ro2">
          <table:table-cell office:value-type="float" office:value="617" calcext:value-type="float">
            <text:p>617</text:p>
          </table:table-cell>
          <table:table-cell table:style-name="Default" office:value-type="float" office:value="0.90657718000996" calcext:value-type="float">
            <text:p>0.90657718000996</text:p>
          </table:table-cell>
          <table:table-cell table:style-name="Default" office:value-type="float" office:value="0.00621924869825241" calcext:value-type="float">
            <text:p>0.00621924869825241</text:p>
          </table:table-cell>
          <table:table-cell table:style-name="Default" office:value-type="float" office:value="0.915555964179257" calcext:value-type="float">
            <text:p>0.915555964179257</text:p>
          </table:table-cell>
          <table:table-cell table:style-name="Default" office:value-type="float" office:value="0.00625304334217785" calcext:value-type="float">
            <text:p>0.00625304334217785</text:p>
          </table:table-cell>
          <table:table-cell table:style-name="Default" office:value-type="float" office:value="0.90657718000996" calcext:value-type="float">
            <text:p>0.90657718000996</text:p>
          </table:table-cell>
          <table:table-cell table:style-name="Default" office:value-type="float" office:value="0.00621924869825241" calcext:value-type="float">
            <text:p>0.00621924869825241</text:p>
          </table:table-cell>
          <table:table-cell table:style-name="Default" office:value-type="float" office:value="0.90657718000996" calcext:value-type="float">
            <text:p>0.90657718000996</text:p>
          </table:table-cell>
          <table:table-cell table:style-name="Default" office:value-type="float" office:value="0.00621924869825241" calcext:value-type="float">
            <text:p>0.00621924869825241</text:p>
          </table:table-cell>
          <table:table-cell table:style-name="Default" office:value-type="float" office:value="0.915555964179257" calcext:value-type="float">
            <text:p>0.915555964179257</text:p>
          </table:table-cell>
          <table:table-cell table:style-name="Default" office:value-type="float" office:value="0.00625304334217785" calcext:value-type="float">
            <text:p>0.00625304334217785</text:p>
          </table:table-cell>
          <table:table-cell table:style-name="Default" office:value-type="float" office:value="0.90657718000996" calcext:value-type="float">
            <text:p>0.90657718000996</text:p>
          </table:table-cell>
          <table:table-cell table:style-name="Default" office:value-type="float" office:value="0.00621924869825241" calcext:value-type="float">
            <text:p>0.00621924869825241</text:p>
          </table:table-cell>
          <table:table-cell table:style-name="Default" office:value-type="float" office:value="0.90657718000996" calcext:value-type="float">
            <text:p>0.90657718000996</text:p>
          </table:table-cell>
          <table:table-cell table:style-name="Default" office:value-type="float" office:value="0.00621924869825241" calcext:value-type="float">
            <text:p>0.00621924869825241</text:p>
          </table:table-cell>
          <table:table-cell table:style-name="Default" office:value-type="float" office:value="0.915555964179257" calcext:value-type="float">
            <text:p>0.915555964179257</text:p>
          </table:table-cell>
          <table:table-cell table:style-name="Default" office:value-type="float" office:value="0.00625304334217785" calcext:value-type="float">
            <text:p>0.00625304334217785</text:p>
          </table:table-cell>
          <table:table-cell table:style-name="Default" office:value-type="float" office:value="0.90657718000996" calcext:value-type="float">
            <text:p>0.90657718000996</text:p>
          </table:table-cell>
          <table:table-cell table:style-name="Default" office:value-type="float" office:value="0.00621924869825241" calcext:value-type="float">
            <text:p>0.00621924869825241</text:p>
          </table:table-cell>
          <table:table-cell table:style-name="Default" office:value-type="float" office:value="0.90657718000996" calcext:value-type="float">
            <text:p>0.90657718000996</text:p>
          </table:table-cell>
          <table:table-cell table:style-name="Default" office:value-type="float" office:value="0.00621924869825241" calcext:value-type="float">
            <text:p>0.00621924869825241</text:p>
          </table:table-cell>
          <table:table-cell table:style-name="Default" office:value-type="float" office:value="0.915555964179257" calcext:value-type="float">
            <text:p>0.915555964179257</text:p>
          </table:table-cell>
          <table:table-cell table:style-name="Default" office:value-type="float" office:value="0.00625304334217785" calcext:value-type="float">
            <text:p>0.00625304334217785</text:p>
          </table:table-cell>
          <table:table-cell table:style-name="Default" office:value-type="float" office:value="0.90657718000996" calcext:value-type="float">
            <text:p>0.90657718000996</text:p>
          </table:table-cell>
          <table:table-cell table:style-name="Default" office:value-type="float" office:value="0.00621924869825241" calcext:value-type="float">
            <text:p>0.00621924869825241</text:p>
          </table:table-cell>
          <table:table-cell table:number-columns-repeated="99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5" table:number-rows-spanned="1">
            <text:p>AC</text:p>
          </table:table-cell>
          <table:covered-table-cell table:number-columns-repeated="23" table:style-name="ce2"/>
          <table:covered-table-cell/>
          <table:table-cell table:number-columns-repeated="999"/>
        </table:table-row>
        <table:table-row table:style-name="ro1">
          <table:table-cell table:style-name="ce1"/>
          <table:table-cell table:style-name="ce4" office:value-type="string" calcext:value-type="string" table:number-columns-spanned="6" table:number-rows-spanned="1">
            <text:p>MO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SO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ANOVA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RFE</text:p>
          </table:table-cell>
          <table:covered-table-cell table:style-name="ce4"/>
          <table:covered-table-cell table:number-columns-repeated="3" table:style-name="ce2"/>
          <table:covered-table-cell/>
          <table:table-cell table:number-columns-repeated="999"/>
        </table:table-row>
        <table:table-row table:style-name="ro2">
          <table:table-cell table:style-name="ce2" office:value-type="string" calcext:value-type="string">
            <text:p>Num. Ftr.</text:p>
          </table:table-cell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/>
          <table:table-cell table:number-columns-repeated="999"/>
        </table:table-row>
        <table:table-row table:style-name="ro2"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99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Default" office:value-type="float" office:value="0.99022898272635" calcext:value-type="float">
            <text:p>0.99022898272635</text:p>
          </table:table-cell>
          <table:table-cell table:style-name="Default" office:value-type="float" office:value="0.000447268084358338" calcext:value-type="float">
            <text:p>0.000447268084358338</text:p>
          </table:table-cell>
          <table:table-cell table:style-name="Default" office:value-type="float" office:value="0.990230609721744" calcext:value-type="float">
            <text:p>0.990230609721744</text:p>
          </table:table-cell>
          <table:table-cell table:style-name="Default" office:value-type="float" office:value="0.000446469931695844" calcext:value-type="float">
            <text:p>0.000446469931695844</text:p>
          </table:table-cell>
          <table:table-cell table:style-name="Default" office:value-type="float" office:value="0.99022898272635" calcext:value-type="float">
            <text:p>0.99022898272635</text:p>
          </table:table-cell>
          <table:table-cell table:style-name="Default" office:value-type="float" office:value="0.000447268084358338" calcext:value-type="float">
            <text:p>0.000447268084358338</text:p>
          </table:table-cell>
          <table:table-cell table:style-name="Default" office:value-type="float" office:value="0.99026849827035" calcext:value-type="float">
            <text:p>0.99026849827035</text:p>
          </table:table-cell>
          <table:table-cell table:style-name="Default" office:value-type="float" office:value="0.000305740691028724" calcext:value-type="float">
            <text:p>0.000305740691028724</text:p>
          </table:table-cell>
          <table:table-cell table:style-name="Default" office:value-type="float" office:value="0.99027912385384" calcext:value-type="float">
            <text:p>0.99027912385384</text:p>
          </table:table-cell>
          <table:table-cell table:style-name="Default" office:value-type="float" office:value="0.00030471307738774" calcext:value-type="float">
            <text:p>0.00030471307738774</text:p>
          </table:table-cell>
          <table:table-cell table:style-name="Default" office:value-type="float" office:value="0.99026849827035" calcext:value-type="float">
            <text:p>0.99026849827035</text:p>
          </table:table-cell>
          <table:table-cell table:style-name="Default" office:value-type="float" office:value="0.000305740691028724" calcext:value-type="float">
            <text:p>0.000305740691028724</text:p>
          </table:table-cell>
          <table:table-cell table:style-name="Default" office:value-type="float" office:value="0.990393178171952" calcext:value-type="float">
            <text:p>0.990393178171952</text:p>
          </table:table-cell>
          <table:table-cell table:style-name="Default" office:value-type="float" office:value="0.000218908607415628" calcext:value-type="float">
            <text:p>0.000218908607415628</text:p>
          </table:table-cell>
          <table:table-cell table:style-name="Default" office:value-type="float" office:value="0.99039950183194" calcext:value-type="float">
            <text:p>0.99039950183194</text:p>
          </table:table-cell>
          <table:table-cell table:style-name="Default" office:value-type="float" office:value="0.000218733696277256" calcext:value-type="float">
            <text:p>0.000218733696277256</text:p>
          </table:table-cell>
          <table:table-cell table:style-name="Default" office:value-type="float" office:value="0.990393178171952" calcext:value-type="float">
            <text:p>0.990393178171952</text:p>
          </table:table-cell>
          <table:table-cell table:style-name="Default" office:value-type="float" office:value="0.000218908607415628" calcext:value-type="float">
            <text:p>0.000218908607415628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Default" office:value-type="float" office:value="0.992954207713878" calcext:value-type="float">
            <text:p>0.992954207713878</text:p>
          </table:table-cell>
          <table:table-cell table:style-name="Default" office:value-type="float" office:value="0.000539564105191475" calcext:value-type="float">
            <text:p>0.000539564105191475</text:p>
          </table:table-cell>
          <table:table-cell table:style-name="Default" office:value-type="float" office:value="0.992955426437811" calcext:value-type="float">
            <text:p>0.992955426437811</text:p>
          </table:table-cell>
          <table:table-cell table:style-name="Default" office:value-type="float" office:value="0.000539510105271742" calcext:value-type="float">
            <text:p>0.000539510105271742</text:p>
          </table:table-cell>
          <table:table-cell table:style-name="Default" office:value-type="float" office:value="0.992954207713878" calcext:value-type="float">
            <text:p>0.992954207713878</text:p>
          </table:table-cell>
          <table:table-cell table:style-name="Default" office:value-type="float" office:value="0.000539564105191475" calcext:value-type="float">
            <text:p>0.000539564105191475</text:p>
          </table:table-cell>
          <table:table-cell table:style-name="Default" office:value-type="float" office:value="0.993225947183259" calcext:value-type="float">
            <text:p>0.993225947183259</text:p>
          </table:table-cell>
          <table:table-cell table:style-name="Default" office:value-type="float" office:value="0.000257760852124013" calcext:value-type="float">
            <text:p>0.000257760852124013</text:p>
          </table:table-cell>
          <table:table-cell table:style-name="Default" office:value-type="float" office:value="0.99323544526349" calcext:value-type="float">
            <text:p>0.99323544526349</text:p>
          </table:table-cell>
          <table:table-cell table:style-name="Default" office:value-type="float" office:value="0.000256825046889541" calcext:value-type="float">
            <text:p>0.000256825046889541</text:p>
          </table:table-cell>
          <table:table-cell table:style-name="Default" office:value-type="float" office:value="0.993225947183259" calcext:value-type="float">
            <text:p>0.993225947183259</text:p>
          </table:table-cell>
          <table:table-cell table:style-name="Default" office:value-type="float" office:value="0.000257760852124013" calcext:value-type="float">
            <text:p>0.000257760852124013</text:p>
          </table:table-cell>
          <table:table-cell table:style-name="Default" office:value-type="float" office:value="0.993837443372304" calcext:value-type="float">
            <text:p>0.993837443372304</text:p>
          </table:table-cell>
          <table:table-cell table:style-name="Default" office:value-type="float" office:value="0.000304813745353622" calcext:value-type="float">
            <text:p>0.000304813745353622</text:p>
          </table:table-cell>
          <table:table-cell table:style-name="Default" office:value-type="float" office:value="0.993840322126596" calcext:value-type="float">
            <text:p>0.993840322126596</text:p>
          </table:table-cell>
          <table:table-cell table:style-name="Default" office:value-type="float" office:value="0.000304637222176822" calcext:value-type="float">
            <text:p>0.000304637222176822</text:p>
          </table:table-cell>
          <table:table-cell table:style-name="Default" office:value-type="float" office:value="0.993837443372304" calcext:value-type="float">
            <text:p>0.993837443372304</text:p>
          </table:table-cell>
          <table:table-cell table:style-name="Default" office:value-type="float" office:value="0.000304813745353622" calcext:value-type="float">
            <text:p>0.000304813745353622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Default" office:value-type="float" office:value="0.99490379781265" calcext:value-type="float">
            <text:p>0.99490379781265</text:p>
          </table:table-cell>
          <table:table-cell table:style-name="Default" office:value-type="float" office:value="0.000666561559965971" calcext:value-type="float">
            <text:p>0.000666561559965971</text:p>
          </table:table-cell>
          <table:table-cell table:style-name="Default" office:value-type="float" office:value="0.994904641642327" calcext:value-type="float">
            <text:p>0.994904641642327</text:p>
          </table:table-cell>
          <table:table-cell table:style-name="Default" office:value-type="float" office:value="0.000666365088013931" calcext:value-type="float">
            <text:p>0.000666365088013931</text:p>
          </table:table-cell>
          <table:table-cell table:style-name="Default" office:value-type="float" office:value="0.99490379781265" calcext:value-type="float">
            <text:p>0.99490379781265</text:p>
          </table:table-cell>
          <table:table-cell table:style-name="Default" office:value-type="float" office:value="0.000666561559965971" calcext:value-type="float">
            <text:p>0.000666561559965971</text:p>
          </table:table-cell>
          <table:table-cell table:style-name="Default" office:value-type="float" office:value="0.995258649386164" calcext:value-type="float">
            <text:p>0.995258649386164</text:p>
          </table:table-cell>
          <table:table-cell table:style-name="Default" office:value-type="float" office:value="0.00026502803210126" calcext:value-type="float">
            <text:p>0.00026502803210126</text:p>
          </table:table-cell>
          <table:table-cell table:style-name="Default" office:value-type="float" office:value="0.995264500319928" calcext:value-type="float">
            <text:p>0.995264500319928</text:p>
          </table:table-cell>
          <table:table-cell table:style-name="Default" office:value-type="float" office:value="0.000263822034174741" calcext:value-type="float">
            <text:p>0.000263822034174741</text:p>
          </table:table-cell>
          <table:table-cell table:style-name="Default" office:value-type="float" office:value="0.995258649386164" calcext:value-type="float">
            <text:p>0.995258649386164</text:p>
          </table:table-cell>
          <table:table-cell table:style-name="Default" office:value-type="float" office:value="0.00026502803210126" calcext:value-type="float">
            <text:p>0.00026502803210126</text:p>
          </table:table-cell>
          <table:table-cell table:style-name="Default" office:value-type="float" office:value="0.995219933912388" calcext:value-type="float">
            <text:p>0.995219933912388</text:p>
          </table:table-cell>
          <table:table-cell table:style-name="Default" office:value-type="float" office:value="0.000166095578762965" calcext:value-type="float">
            <text:p>0.000166095578762965</text:p>
          </table:table-cell>
          <table:table-cell table:style-name="Default" office:value-type="float" office:value="0.995222016921718" calcext:value-type="float">
            <text:p>0.995222016921718</text:p>
          </table:table-cell>
          <table:table-cell table:style-name="Default" office:value-type="float" office:value="0.000165663381833159" calcext:value-type="float">
            <text:p>0.000165663381833159</text:p>
          </table:table-cell>
          <table:table-cell table:style-name="Default" office:value-type="float" office:value="0.995219933912388" calcext:value-type="float">
            <text:p>0.995219933912388</text:p>
          </table:table-cell>
          <table:table-cell table:style-name="Default" office:value-type="float" office:value="0.000166095578762965" calcext:value-type="float">
            <text:p>0.000166095578762965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Default" office:value-type="float" office:value="0.995995811025833" calcext:value-type="float">
            <text:p>0.995995811025833</text:p>
          </table:table-cell>
          <table:table-cell table:style-name="Default" office:value-type="float" office:value="0.000525098228841953" calcext:value-type="float">
            <text:p>0.000525098228841953</text:p>
          </table:table-cell>
          <table:table-cell table:style-name="Default" office:value-type="float" office:value="0.995996270059745" calcext:value-type="float">
            <text:p>0.995996270059745</text:p>
          </table:table-cell>
          <table:table-cell table:style-name="Default" office:value-type="float" office:value="0.00052511647632704" calcext:value-type="float">
            <text:p>0.00052511647632704</text:p>
          </table:table-cell>
          <table:table-cell table:style-name="Default" office:value-type="float" office:value="0.995995811025833" calcext:value-type="float">
            <text:p>0.995995811025833</text:p>
          </table:table-cell>
          <table:table-cell table:style-name="Default" office:value-type="float" office:value="0.000525098228841953" calcext:value-type="float">
            <text:p>0.000525098228841953</text:p>
          </table:table-cell>
          <table:table-cell table:style-name="Default" office:value-type="float" office:value="0.99635388030024" calcext:value-type="float">
            <text:p>0.99635388030024</text:p>
          </table:table-cell>
          <table:table-cell table:style-name="Default" office:value-type="float" office:value="0.000211510516604768" calcext:value-type="float">
            <text:p>0.000211510516604768</text:p>
          </table:table-cell>
          <table:table-cell table:style-name="Default" office:value-type="float" office:value="0.996356090280623" calcext:value-type="float">
            <text:p>0.996356090280623</text:p>
          </table:table-cell>
          <table:table-cell table:style-name="Default" office:value-type="float" office:value="0.00021102708973739" calcext:value-type="float">
            <text:p>0.00021102708973739</text:p>
          </table:table-cell>
          <table:table-cell table:style-name="Default" office:value-type="float" office:value="0.99635388030024" calcext:value-type="float">
            <text:p>0.99635388030024</text:p>
          </table:table-cell>
          <table:table-cell table:style-name="Default" office:value-type="float" office:value="0.000211510516604768" calcext:value-type="float">
            <text:p>0.000211510516604768</text:p>
          </table:table-cell>
          <table:table-cell table:style-name="Default" office:value-type="float" office:value="0.996269589065551" calcext:value-type="float">
            <text:p>0.996269589065551</text:p>
          </table:table-cell>
          <table:table-cell table:style-name="Default" office:value-type="float" office:value="0.000127221322570667" calcext:value-type="float">
            <text:p>0.000127221322570667</text:p>
          </table:table-cell>
          <table:table-cell table:style-name="Default" office:value-type="float" office:value="0.996273220541646" calcext:value-type="float">
            <text:p>0.996273220541646</text:p>
          </table:table-cell>
          <table:table-cell table:style-name="Default" office:value-type="float" office:value="0.000126515276898112" calcext:value-type="float">
            <text:p>0.000126515276898112</text:p>
          </table:table-cell>
          <table:table-cell table:style-name="Default" office:value-type="float" office:value="0.996269589065551" calcext:value-type="float">
            <text:p>0.996269589065551</text:p>
          </table:table-cell>
          <table:table-cell table:style-name="Default" office:value-type="float" office:value="0.000127221322570667" calcext:value-type="float">
            <text:p>0.000127221322570667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Default" office:value-type="float" office:value="0.996644100686837" calcext:value-type="float">
            <text:p>0.996644100686837</text:p>
          </table:table-cell>
          <table:table-cell table:style-name="Default" office:value-type="float" office:value="0.00061838464899601" calcext:value-type="float">
            <text:p>0.00061838464899601</text:p>
          </table:table-cell>
          <table:table-cell table:style-name="Default" office:value-type="float" office:value="0.996644736632445" calcext:value-type="float">
            <text:p>0.996644736632445</text:p>
          </table:table-cell>
          <table:table-cell table:style-name="Default" office:value-type="float" office:value="0.000618533187218648" calcext:value-type="float">
            <text:p>0.000618533187218648</text:p>
          </table:table-cell>
          <table:table-cell table:style-name="Default" office:value-type="float" office:value="0.996644100686837" calcext:value-type="float">
            <text:p>0.996644100686837</text:p>
          </table:table-cell>
          <table:table-cell table:style-name="Default" office:value-type="float" office:value="0.00061838464899601" calcext:value-type="float">
            <text:p>0.00061838464899601</text:p>
          </table:table-cell>
          <table:table-cell table:style-name="Default" office:value-type="float" office:value="0.997027746910336" calcext:value-type="float">
            <text:p>0.997027746910336</text:p>
          </table:table-cell>
          <table:table-cell table:style-name="Default" office:value-type="float" office:value="0.00014915032338489" calcext:value-type="float">
            <text:p>0.00014915032338489</text:p>
          </table:table-cell>
          <table:table-cell table:style-name="Default" office:value-type="float" office:value="0.997028631025436" calcext:value-type="float">
            <text:p>0.997028631025436</text:p>
          </table:table-cell>
          <table:table-cell table:style-name="Default" office:value-type="float" office:value="0.000148863337683911" calcext:value-type="float">
            <text:p>0.000148863337683911</text:p>
          </table:table-cell>
          <table:table-cell table:style-name="Default" office:value-type="float" office:value="0.997027746910336" calcext:value-type="float">
            <text:p>0.997027746910336</text:p>
          </table:table-cell>
          <table:table-cell table:style-name="Default" office:value-type="float" office:value="0.00014915032338489" calcext:value-type="float">
            <text:p>0.00014915032338489</text:p>
          </table:table-cell>
          <table:table-cell table:style-name="Default" office:value-type="float" office:value="0.997107958123335" calcext:value-type="float">
            <text:p>0.997107958123335</text:p>
          </table:table-cell>
          <table:table-cell table:style-name="Default" office:value-type="float" office:value="0.000132822047283694" calcext:value-type="float">
            <text:p>0.000132822047283694</text:p>
          </table:table-cell>
          <table:table-cell table:style-name="Default" office:value-type="float" office:value="0.997108579073347" calcext:value-type="float">
            <text:p>0.997108579073347</text:p>
          </table:table-cell>
          <table:table-cell table:style-name="Default" office:value-type="float" office:value="0.000132615091097949" calcext:value-type="float">
            <text:p>0.000132615091097949</text:p>
          </table:table-cell>
          <table:table-cell table:style-name="Default" office:value-type="float" office:value="0.997107958123335" calcext:value-type="float">
            <text:p>0.997107958123335</text:p>
          </table:table-cell>
          <table:table-cell table:style-name="Default" office:value-type="float" office:value="0.000132822047283694" calcext:value-type="float">
            <text:p>0.000132822047283694</text:p>
          </table:table-cell>
          <table:table-cell table:number-columns-repeated="1005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Default" office:value-type="float" office:value="0.997637778025212" calcext:value-type="float">
            <text:p>0.997637778025212</text:p>
          </table:table-cell>
          <table:table-cell table:style-name="Default" office:value-type="float" office:value="0.000464153022190406" calcext:value-type="float">
            <text:p>0.000464153022190406</text:p>
          </table:table-cell>
          <table:table-cell table:style-name="Default" office:value-type="float" office:value="0.997638304429361" calcext:value-type="float">
            <text:p>0.997638304429361</text:p>
          </table:table-cell>
          <table:table-cell table:style-name="Default" office:value-type="float" office:value="0.000464153887982212" calcext:value-type="float">
            <text:p>0.000464153887982212</text:p>
          </table:table-cell>
          <table:table-cell table:style-name="Default" office:value-type="float" office:value="0.997637778025212" calcext:value-type="float">
            <text:p>0.997637778025212</text:p>
          </table:table-cell>
          <table:table-cell table:style-name="Default" office:value-type="float" office:value="0.000464153022190406" calcext:value-type="float">
            <text:p>0.000464153022190406</text:p>
          </table:table-cell>
          <table:table-cell table:style-name="Default" office:value-type="float" office:value="0.997540865821778" calcext:value-type="float">
            <text:p>0.997540865821778</text:p>
          </table:table-cell>
          <table:table-cell table:style-name="Default" office:value-type="float" office:value="0.000161024932398834" calcext:value-type="float">
            <text:p>0.000161024932398834</text:p>
          </table:table-cell>
          <table:table-cell table:style-name="Default" office:value-type="float" office:value="0.997541406375033" calcext:value-type="float">
            <text:p>0.997541406375033</text:p>
          </table:table-cell>
          <table:table-cell table:style-name="Default" office:value-type="float" office:value="0.000160668916856663" calcext:value-type="float">
            <text:p>0.000160668916856663</text:p>
          </table:table-cell>
          <table:table-cell table:style-name="Default" office:value-type="float" office:value="0.997540865821778" calcext:value-type="float">
            <text:p>0.997540865821778</text:p>
          </table:table-cell>
          <table:table-cell table:style-name="Default" office:value-type="float" office:value="0.000161024932398834" calcext:value-type="float">
            <text:p>0.000161024932398834</text:p>
          </table:table-cell>
          <table:table-cell table:style-name="Default" office:value-type="float" office:value="0.997530014376703" calcext:value-type="float">
            <text:p>0.997530014376703</text:p>
          </table:table-cell>
          <table:table-cell table:style-name="Default" office:value-type="float" office:value="0.000184971935256579" calcext:value-type="float">
            <text:p>0.000184971935256579</text:p>
          </table:table-cell>
          <table:table-cell table:style-name="Default" office:value-type="float" office:value="0.9975305884426" calcext:value-type="float">
            <text:p>0.9975305884426</text:p>
          </table:table-cell>
          <table:table-cell table:style-name="Default" office:value-type="float" office:value="0.000184950925382568" calcext:value-type="float">
            <text:p>0.000184950925382568</text:p>
          </table:table-cell>
          <table:table-cell table:style-name="Default" office:value-type="float" office:value="0.997530014376703" calcext:value-type="float">
            <text:p>0.997530014376703</text:p>
          </table:table-cell>
          <table:table-cell table:style-name="Default" office:value-type="float" office:value="0.000184971935256579" calcext:value-type="float">
            <text:p>0.000184971935256579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Default" office:value-type="float" office:value="0.998277982435454" calcext:value-type="float">
            <text:p>0.998277982435454</text:p>
          </table:table-cell>
          <table:table-cell table:style-name="Default" office:value-type="float" office:value="0.000132071461350173" calcext:value-type="float">
            <text:p>0.000132071461350173</text:p>
          </table:table-cell>
          <table:table-cell table:style-name="Default" office:value-type="float" office:value="0.998278299540661" calcext:value-type="float">
            <text:p>0.998278299540661</text:p>
          </table:table-cell>
          <table:table-cell table:style-name="Default" office:value-type="float" office:value="0.000131903178322906" calcext:value-type="float">
            <text:p>0.000131903178322906</text:p>
          </table:table-cell>
          <table:table-cell table:style-name="Default" office:value-type="float" office:value="0.998277982435454" calcext:value-type="float">
            <text:p>0.998277982435454</text:p>
          </table:table-cell>
          <table:table-cell table:style-name="Default" office:value-type="float" office:value="0.000132071461350173" calcext:value-type="float">
            <text:p>0.000132071461350173</text:p>
          </table:table-cell>
          <table:table-cell table:style-name="Default" office:value-type="float" office:value="0.997922413570538" calcext:value-type="float">
            <text:p>0.997922413570538</text:p>
          </table:table-cell>
          <table:table-cell table:style-name="Default" office:value-type="float" office:value="0.000213348470353409" calcext:value-type="float">
            <text:p>0.000213348470353409</text:p>
          </table:table-cell>
          <table:table-cell table:style-name="Default" office:value-type="float" office:value="0.997922899294802" calcext:value-type="float">
            <text:p>0.997922899294802</text:p>
          </table:table-cell>
          <table:table-cell table:style-name="Default" office:value-type="float" office:value="0.000213011942731529" calcext:value-type="float">
            <text:p>0.000213011942731529</text:p>
          </table:table-cell>
          <table:table-cell table:style-name="Default" office:value-type="float" office:value="0.997922413570538" calcext:value-type="float">
            <text:p>0.997922413570538</text:p>
          </table:table-cell>
          <table:table-cell table:style-name="Default" office:value-type="float" office:value="0.000213348470353409" calcext:value-type="float">
            <text:p>0.000213348470353409</text:p>
          </table:table-cell>
          <table:table-cell table:style-name="Default" office:value-type="float" office:value="0.998153912134491" calcext:value-type="float">
            <text:p>0.998153912134491</text:p>
          </table:table-cell>
          <table:table-cell table:style-name="Default" office:value-type="float" office:value="0.00010277032087568" calcext:value-type="float">
            <text:p>0.00010277032087568</text:p>
          </table:table-cell>
          <table:table-cell table:style-name="Default" office:value-type="float" office:value="0.998154203681782" calcext:value-type="float">
            <text:p>0.998154203681782</text:p>
          </table:table-cell>
          <table:table-cell table:style-name="Default" office:value-type="float" office:value="0.000102718058247213" calcext:value-type="float">
            <text:p>0.000102718058247213</text:p>
          </table:table-cell>
          <table:table-cell table:style-name="Default" office:value-type="float" office:value="0.998153912134491" calcext:value-type="float">
            <text:p>0.998153912134491</text:p>
          </table:table-cell>
          <table:table-cell table:style-name="Default" office:value-type="float" office:value="0.00010277032087568" calcext:value-type="float">
            <text:p>0.00010277032087568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Default" office:value-type="float" office:value="0.998577533204117" calcext:value-type="float">
            <text:p>0.998577533204117</text:p>
          </table:table-cell>
          <table:table-cell table:style-name="Default" office:value-type="float" office:value="0.000105120937809652" calcext:value-type="float">
            <text:p>0.000105120937809652</text:p>
          </table:table-cell>
          <table:table-cell table:style-name="Default" office:value-type="float" office:value="0.998577762129018" calcext:value-type="float">
            <text:p>0.998577762129018</text:p>
          </table:table-cell>
          <table:table-cell table:style-name="Default" office:value-type="float" office:value="0.000105080776885777" calcext:value-type="float">
            <text:p>0.000105080776885777</text:p>
          </table:table-cell>
          <table:table-cell table:style-name="Default" office:value-type="float" office:value="0.998577533204117" calcext:value-type="float">
            <text:p>0.998577533204117</text:p>
          </table:table-cell>
          <table:table-cell table:style-name="Default" office:value-type="float" office:value="0.000105120937809652" calcext:value-type="float">
            <text:p>0.000105120937809652</text:p>
          </table:table-cell>
          <table:table-cell table:style-name="Default" office:value-type="float" office:value="0.998140305138585" calcext:value-type="float">
            <text:p>0.998140305138585</text:p>
          </table:table-cell>
          <table:table-cell table:style-name="Default" office:value-type="float" office:value="0.000215568321916937" calcext:value-type="float">
            <text:p>0.000215568321916937</text:p>
          </table:table-cell>
          <table:table-cell table:style-name="Default" office:value-type="float" office:value="0.998140684156355" calcext:value-type="float">
            <text:p>0.998140684156355</text:p>
          </table:table-cell>
          <table:table-cell table:style-name="Default" office:value-type="float" office:value="0.000215349648642668" calcext:value-type="float">
            <text:p>0.000215349648642668</text:p>
          </table:table-cell>
          <table:table-cell table:style-name="Default" office:value-type="float" office:value="0.998140305138585" calcext:value-type="float">
            <text:p>0.998140305138585</text:p>
          </table:table-cell>
          <table:table-cell table:style-name="Default" office:value-type="float" office:value="0.000215568321916937" calcext:value-type="float">
            <text:p>0.000215568321916937</text:p>
          </table:table-cell>
          <table:table-cell table:style-name="Default" office:value-type="float" office:value="0.99825031260784" calcext:value-type="float">
            <text:p>0.99825031260784</text:p>
          </table:table-cell>
          <table:table-cell table:style-name="Default" office:value-type="float" office:value="0.000200333762332035" calcext:value-type="float">
            <text:p>0.000200333762332035</text:p>
          </table:table-cell>
          <table:table-cell table:style-name="Default" office:value-type="float" office:value="0.998250589450422" calcext:value-type="float">
            <text:p>0.998250589450422</text:p>
          </table:table-cell>
          <table:table-cell table:style-name="Default" office:value-type="float" office:value="0.000200211791317799" calcext:value-type="float">
            <text:p>0.000200211791317799</text:p>
          </table:table-cell>
          <table:table-cell table:style-name="Default" office:value-type="float" office:value="0.99825031260784" calcext:value-type="float">
            <text:p>0.99825031260784</text:p>
          </table:table-cell>
          <table:table-cell table:style-name="Default" office:value-type="float" office:value="0.000200333762332035" calcext:value-type="float">
            <text:p>0.000200333762332035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Default" office:value-type="float" office:value="0.998694236873101" calcext:value-type="float">
            <text:p>0.998694236873101</text:p>
          </table:table-cell>
          <table:table-cell table:style-name="Default" office:value-type="float" office:value="0.00014303101332144" calcext:value-type="float">
            <text:p>0.00014303101332144</text:p>
          </table:table-cell>
          <table:table-cell table:style-name="Default" office:value-type="float" office:value="0.998694447965845" calcext:value-type="float">
            <text:p>0.998694447965845</text:p>
          </table:table-cell>
          <table:table-cell table:style-name="Default" office:value-type="float" office:value="0.000142997147193194" calcext:value-type="float">
            <text:p>0.000142997147193194</text:p>
          </table:table-cell>
          <table:table-cell table:style-name="Default" office:value-type="float" office:value="0.998694236873101" calcext:value-type="float">
            <text:p>0.998694236873101</text:p>
          </table:table-cell>
          <table:table-cell table:style-name="Default" office:value-type="float" office:value="0.00014303101332144" calcext:value-type="float">
            <text:p>0.00014303101332144</text:p>
          </table:table-cell>
          <table:table-cell table:style-name="Default" office:value-type="float" office:value="0.99837542729655" calcext:value-type="float">
            <text:p>0.99837542729655</text:p>
          </table:table-cell>
          <table:table-cell table:style-name="Default" office:value-type="float" office:value="0.000143683452423024" calcext:value-type="float">
            <text:p>0.000143683452423024</text:p>
          </table:table-cell>
          <table:table-cell table:style-name="Default" office:value-type="float" office:value="0.99837571717581" calcext:value-type="float">
            <text:p>0.99837571717581</text:p>
          </table:table-cell>
          <table:table-cell table:style-name="Default" office:value-type="float" office:value="0.000143567618852156" calcext:value-type="float">
            <text:p>0.000143567618852156</text:p>
          </table:table-cell>
          <table:table-cell table:style-name="Default" office:value-type="float" office:value="0.99837542729655" calcext:value-type="float">
            <text:p>0.99837542729655</text:p>
          </table:table-cell>
          <table:table-cell table:style-name="Default" office:value-type="float" office:value="0.000143683452423024" calcext:value-type="float">
            <text:p>0.000143683452423024</text:p>
          </table:table-cell>
          <table:table-cell table:style-name="Default" office:value-type="float" office:value="0.998567144735913" calcext:value-type="float">
            <text:p>0.998567144735913</text:p>
          </table:table-cell>
          <table:table-cell table:style-name="Default" office:value-type="float" office:value="0.000124609922657713" calcext:value-type="float">
            <text:p>0.000124609922657713</text:p>
          </table:table-cell>
          <table:table-cell table:style-name="Default" office:value-type="float" office:value="0.998567341760978" calcext:value-type="float">
            <text:p>0.998567341760978</text:p>
          </table:table-cell>
          <table:table-cell table:style-name="Default" office:value-type="float" office:value="0.000124614408550289" calcext:value-type="float">
            <text:p>0.000124614408550289</text:p>
          </table:table-cell>
          <table:table-cell table:style-name="Default" office:value-type="float" office:value="0.998567144735913" calcext:value-type="float">
            <text:p>0.998567144735913</text:p>
          </table:table-cell>
          <table:table-cell table:style-name="Default" office:value-type="float" office:value="0.000124609922657713" calcext:value-type="float">
            <text:p>0.000124609922657713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Default" office:value-type="float" office:value="0.998874921333048" calcext:value-type="float">
            <text:p>0.998874921333048</text:p>
          </table:table-cell>
          <table:table-cell table:style-name="Default" office:value-type="float" office:value="0.00011100005852424" calcext:value-type="float">
            <text:p>0.00011100005852424</text:p>
          </table:table-cell>
          <table:table-cell table:style-name="Default" office:value-type="float" office:value="0.998875094299855" calcext:value-type="float">
            <text:p>0.998875094299855</text:p>
          </table:table-cell>
          <table:table-cell table:style-name="Default" office:value-type="float" office:value="0.00011089766186487" calcext:value-type="float">
            <text:p>0.00011089766186487</text:p>
          </table:table-cell>
          <table:table-cell table:style-name="Default" office:value-type="float" office:value="0.998874921333048" calcext:value-type="float">
            <text:p>0.998874921333048</text:p>
          </table:table-cell>
          <table:table-cell table:style-name="Default" office:value-type="float" office:value="0.00011100005852424" calcext:value-type="float">
            <text:p>0.00011100005852424</text:p>
          </table:table-cell>
          <table:table-cell table:style-name="Default" office:value-type="float" office:value="0.998514482681673" calcext:value-type="float">
            <text:p>0.998514482681673</text:p>
          </table:table-cell>
          <table:table-cell table:style-name="Default" office:value-type="float" office:value="0.000126737520621045" calcext:value-type="float">
            <text:p>0.000126737520621045</text:p>
          </table:table-cell>
          <table:table-cell table:style-name="Default" office:value-type="float" office:value="0.998514708380929" calcext:value-type="float">
            <text:p>0.998514708380929</text:p>
          </table:table-cell>
          <table:table-cell table:style-name="Default" office:value-type="float" office:value="0.000126666035926075" calcext:value-type="float">
            <text:p>0.000126666035926075</text:p>
          </table:table-cell>
          <table:table-cell table:style-name="Default" office:value-type="float" office:value="0.998514482681673" calcext:value-type="float">
            <text:p>0.998514482681673</text:p>
          </table:table-cell>
          <table:table-cell table:style-name="Default" office:value-type="float" office:value="0.000126737520621045" calcext:value-type="float">
            <text:p>0.000126737520621045</text:p>
          </table:table-cell>
          <table:table-cell table:style-name="Default" office:value-type="float" office:value="0.998695476918095" calcext:value-type="float">
            <text:p>0.998695476918095</text:p>
          </table:table-cell>
          <table:table-cell table:style-name="Default" office:value-type="float" office:value="0.000111968263416527" calcext:value-type="float">
            <text:p>0.000111968263416527</text:p>
          </table:table-cell>
          <table:table-cell table:style-name="Default" office:value-type="float" office:value="0.998695674113844" calcext:value-type="float">
            <text:p>0.998695674113844</text:p>
          </table:table-cell>
          <table:table-cell table:style-name="Default" office:value-type="float" office:value="0.000111891924946227" calcext:value-type="float">
            <text:p>0.000111891924946227</text:p>
          </table:table-cell>
          <table:table-cell table:style-name="Default" office:value-type="float" office:value="0.998695476918095" calcext:value-type="float">
            <text:p>0.998695476918095</text:p>
          </table:table-cell>
          <table:table-cell table:style-name="Default" office:value-type="float" office:value="0.000111968263416527" calcext:value-type="float">
            <text:p>0.000111968263416527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Default" office:value-type="float" office:value="0.998945555356161" calcext:value-type="float">
            <text:p>0.998945555356161</text:p>
          </table:table-cell>
          <table:table-cell table:style-name="Default" office:value-type="float" office:value="0.000141094937946978" calcext:value-type="float">
            <text:p>0.000141094937946978</text:p>
          </table:table-cell>
          <table:table-cell table:style-name="Default" office:value-type="float" office:value="0.998945716725016" calcext:value-type="float">
            <text:p>0.998945716725016</text:p>
          </table:table-cell>
          <table:table-cell table:style-name="Default" office:value-type="float" office:value="0.000140987150114943" calcext:value-type="float">
            <text:p>0.000140987150114943</text:p>
          </table:table-cell>
          <table:table-cell table:style-name="Default" office:value-type="float" office:value="0.998945555356161" calcext:value-type="float">
            <text:p>0.998945555356161</text:p>
          </table:table-cell>
          <table:table-cell table:style-name="Default" office:value-type="float" office:value="0.000141094937946978" calcext:value-type="float">
            <text:p>0.000141094937946978</text:p>
          </table:table-cell>
          <table:table-cell table:style-name="Default" office:value-type="float" office:value="0.998697969705432" calcext:value-type="float">
            <text:p>0.998697969705432</text:p>
          </table:table-cell>
          <table:table-cell table:style-name="Default" office:value-type="float" office:value="0.000148422216902211" calcext:value-type="float">
            <text:p>0.000148422216902211</text:p>
          </table:table-cell>
          <table:table-cell table:style-name="Default" office:value-type="float" office:value="0.998698138658039" calcext:value-type="float">
            <text:p>0.998698138658039</text:p>
          </table:table-cell>
          <table:table-cell table:style-name="Default" office:value-type="float" office:value="0.000148357605707035" calcext:value-type="float">
            <text:p>0.000148357605707035</text:p>
          </table:table-cell>
          <table:table-cell table:style-name="Default" office:value-type="float" office:value="0.998697969705432" calcext:value-type="float">
            <text:p>0.998697969705432</text:p>
          </table:table-cell>
          <table:table-cell table:style-name="Default" office:value-type="float" office:value="0.000148422216902211" calcext:value-type="float">
            <text:p>0.000148422216902211</text:p>
          </table:table-cell>
          <table:table-cell table:style-name="Default" office:value-type="float" office:value="0.998789359426403" calcext:value-type="float">
            <text:p>0.998789359426403</text:p>
          </table:table-cell>
          <table:table-cell table:style-name="Default" office:value-type="float" office:value="0.0000921069371663512" calcext:value-type="float">
            <text:p>9.21069371663512E-05</text:p>
          </table:table-cell>
          <table:table-cell table:style-name="Default" office:value-type="float" office:value="0.998789537267647" calcext:value-type="float">
            <text:p>0.998789537267647</text:p>
          </table:table-cell>
          <table:table-cell table:style-name="Default" office:value-type="float" office:value="0.0000921468532294858" calcext:value-type="float">
            <text:p>9.21468532294858E-05</text:p>
          </table:table-cell>
          <table:table-cell table:style-name="Default" office:value-type="float" office:value="0.998789359426403" calcext:value-type="float">
            <text:p>0.998789359426403</text:p>
          </table:table-cell>
          <table:table-cell table:style-name="Default" office:value-type="float" office:value="0.0000921069371663512" calcext:value-type="float">
            <text:p>9.21069371663512E-05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Default" office:value-type="float" office:value="0.9989437178964" calcext:value-type="float">
            <text:p>0.9989437178964</text:p>
          </table:table-cell>
          <table:table-cell table:style-name="Default" office:value-type="float" office:value="0.000132661612111415" calcext:value-type="float">
            <text:p>0.000132661612111415</text:p>
          </table:table-cell>
          <table:table-cell table:style-name="Default" office:value-type="float" office:value="0.998943914813725" calcext:value-type="float">
            <text:p>0.998943914813725</text:p>
          </table:table-cell>
          <table:table-cell table:style-name="Default" office:value-type="float" office:value="0.000132540397610812" calcext:value-type="float">
            <text:p>0.000132540397610812</text:p>
          </table:table-cell>
          <table:table-cell table:style-name="Default" office:value-type="float" office:value="0.9989437178964" calcext:value-type="float">
            <text:p>0.9989437178964</text:p>
          </table:table-cell>
          <table:table-cell table:style-name="Default" office:value-type="float" office:value="0.000132661612111415" calcext:value-type="float">
            <text:p>0.000132661612111415</text:p>
          </table:table-cell>
          <table:table-cell table:style-name="Default" office:value-type="float" office:value="0.998704841310823" calcext:value-type="float">
            <text:p>0.998704841310823</text:p>
          </table:table-cell>
          <table:table-cell table:style-name="Default" office:value-type="float" office:value="0.000141044288470699" calcext:value-type="float">
            <text:p>0.000141044288470699</text:p>
          </table:table-cell>
          <table:table-cell table:style-name="Default" office:value-type="float" office:value="0.998704963900658" calcext:value-type="float">
            <text:p>0.998704963900658</text:p>
          </table:table-cell>
          <table:table-cell table:style-name="Default" office:value-type="float" office:value="0.000141010394286779" calcext:value-type="float">
            <text:p>0.000141010394286779</text:p>
          </table:table-cell>
          <table:table-cell table:style-name="Default" office:value-type="float" office:value="0.998704841310823" calcext:value-type="float">
            <text:p>0.998704841310823</text:p>
          </table:table-cell>
          <table:table-cell table:style-name="Default" office:value-type="float" office:value="0.000141044288470699" calcext:value-type="float">
            <text:p>0.000141044288470699</text:p>
          </table:table-cell>
          <table:table-cell table:style-name="Default" office:value-type="float" office:value="0.99877449736218" calcext:value-type="float">
            <text:p>0.99877449736218</text:p>
          </table:table-cell>
          <table:table-cell table:style-name="Default" office:value-type="float" office:value="0.0000757160769235661" calcext:value-type="float">
            <text:p>7.57160769235661E-05</text:p>
          </table:table-cell>
          <table:table-cell table:style-name="Default" office:value-type="float" office:value="0.998774638188097" calcext:value-type="float">
            <text:p>0.998774638188097</text:p>
          </table:table-cell>
          <table:table-cell table:style-name="Default" office:value-type="float" office:value="0.0000756814243682921" calcext:value-type="float">
            <text:p>7.56814243682921E-05</text:p>
          </table:table-cell>
          <table:table-cell table:style-name="Default" office:value-type="float" office:value="0.99877449736218" calcext:value-type="float">
            <text:p>0.99877449736218</text:p>
          </table:table-cell>
          <table:table-cell table:style-name="Default" office:value-type="float" office:value="0.0000757160769235661" calcext:value-type="float">
            <text:p>7.57160769235661E-05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6" office:value-type="float" office:value="0.999016023393373" calcext:value-type="float">
            <text:p>0.999016023393373</text:p>
          </table:table-cell>
          <table:table-cell table:style-name="ce16" office:value-type="float" office:value="0.000121229082831715" calcext:value-type="float">
            <text:p>0.000121229082831715</text:p>
          </table:table-cell>
          <table:table-cell table:style-name="ce16" office:value-type="float" office:value="0.999016184313582" calcext:value-type="float">
            <text:p>0.999016184313582</text:p>
          </table:table-cell>
          <table:table-cell table:style-name="ce16" office:value-type="float" office:value="0.000121162681821999" calcext:value-type="float">
            <text:p>0.000121162681821999</text:p>
          </table:table-cell>
          <table:table-cell table:style-name="ce16" office:value-type="float" office:value="0.999016023393373" calcext:value-type="float">
            <text:p>0.999016023393373</text:p>
          </table:table-cell>
          <table:table-cell table:style-name="ce16" office:value-type="float" office:value="0.000121229082831715" calcext:value-type="float">
            <text:p>0.000121229082831715</text:p>
          </table:table-cell>
          <table:table-cell table:style-name="Default" office:value-type="float" office:value="0.998776463009554" calcext:value-type="float">
            <text:p>0.998776463009554</text:p>
          </table:table-cell>
          <table:table-cell table:style-name="Default" office:value-type="float" office:value="0.000135336066724397" calcext:value-type="float">
            <text:p>0.000135336066724397</text:p>
          </table:table-cell>
          <table:table-cell table:style-name="Default" office:value-type="float" office:value="0.998776577877504" calcext:value-type="float">
            <text:p>0.998776577877504</text:p>
          </table:table-cell>
          <table:table-cell table:style-name="Default" office:value-type="float" office:value="0.000135280164882799" calcext:value-type="float">
            <text:p>0.000135280164882799</text:p>
          </table:table-cell>
          <table:table-cell table:style-name="Default" office:value-type="float" office:value="0.998776463009554" calcext:value-type="float">
            <text:p>0.998776463009554</text:p>
          </table:table-cell>
          <table:table-cell table:style-name="Default" office:value-type="float" office:value="0.000135336066724397" calcext:value-type="float">
            <text:p>0.000135336066724397</text:p>
          </table:table-cell>
          <table:table-cell table:style-name="Default" office:value-type="float" office:value="0.998804943432488" calcext:value-type="float">
            <text:p>0.998804943432488</text:p>
          </table:table-cell>
          <table:table-cell table:style-name="Default" office:value-type="float" office:value="0.0000770948354304051" calcext:value-type="float">
            <text:p>7.70948354304051E-05</text:p>
          </table:table-cell>
          <table:table-cell table:style-name="Default" office:value-type="float" office:value="0.998805138482563" calcext:value-type="float">
            <text:p>0.998805138482563</text:p>
          </table:table-cell>
          <table:table-cell table:style-name="Default" office:value-type="float" office:value="0.0000770680610186406" calcext:value-type="float">
            <text:p>7.70680610186406E-05</text:p>
          </table:table-cell>
          <table:table-cell table:style-name="Default" office:value-type="float" office:value="0.998804943432488" calcext:value-type="float">
            <text:p>0.998804943432488</text:p>
          </table:table-cell>
          <table:table-cell table:style-name="Default" office:value-type="float" office:value="0.0000770948354304051" calcext:value-type="float">
            <text:p>7.70948354304051E-05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Default" office:value-type="float" office:value="0.999029335768877" calcext:value-type="float">
            <text:p>0.999029335768877</text:p>
          </table:table-cell>
          <table:table-cell table:style-name="Default" office:value-type="float" office:value="0.000135046619051845" calcext:value-type="float">
            <text:p>0.000135046619051845</text:p>
          </table:table-cell>
          <table:table-cell table:style-name="Default" office:value-type="float" office:value="0.999029471834659" calcext:value-type="float">
            <text:p>0.999029471834659</text:p>
          </table:table-cell>
          <table:table-cell table:style-name="Default" office:value-type="float" office:value="0.000134979366444726" calcext:value-type="float">
            <text:p>0.000134979366444726</text:p>
          </table:table-cell>
          <table:table-cell table:style-name="Default" office:value-type="float" office:value="0.999029335768877" calcext:value-type="float">
            <text:p>0.999029335768877</text:p>
          </table:table-cell>
          <table:table-cell table:style-name="Default" office:value-type="float" office:value="0.000135046619051845" calcext:value-type="float">
            <text:p>0.000135046619051845</text:p>
          </table:table-cell>
          <table:table-cell table:style-name="Default" office:value-type="float" office:value="0.998822824824952" calcext:value-type="float">
            <text:p>0.998822824824952</text:p>
          </table:table-cell>
          <table:table-cell table:style-name="Default" office:value-type="float" office:value="0.000115012530190098" calcext:value-type="float">
            <text:p>0.000115012530190098</text:p>
          </table:table-cell>
          <table:table-cell table:style-name="Default" office:value-type="float" office:value="0.998822941110627" calcext:value-type="float">
            <text:p>0.998822941110627</text:p>
          </table:table-cell>
          <table:table-cell table:style-name="Default" office:value-type="float" office:value="0.000114987359380834" calcext:value-type="float">
            <text:p>0.000114987359380834</text:p>
          </table:table-cell>
          <table:table-cell table:style-name="Default" office:value-type="float" office:value="0.998822824824952" calcext:value-type="float">
            <text:p>0.998822824824952</text:p>
          </table:table-cell>
          <table:table-cell table:style-name="Default" office:value-type="float" office:value="0.000115012530190098" calcext:value-type="float">
            <text:p>0.000115012530190098</text:p>
          </table:table-cell>
          <table:table-cell table:style-name="Default" office:value-type="float" office:value="0.998884252530905" calcext:value-type="float">
            <text:p>0.998884252530905</text:p>
          </table:table-cell>
          <table:table-cell table:style-name="Default" office:value-type="float" office:value="0.0000926007423609987" calcext:value-type="float">
            <text:p>9.26007423609987E-05</text:p>
          </table:table-cell>
          <table:table-cell table:style-name="Default" office:value-type="float" office:value="0.998884377067384" calcext:value-type="float">
            <text:p>0.998884377067384</text:p>
          </table:table-cell>
          <table:table-cell table:style-name="Default" office:value-type="float" office:value="0.0000926174149187949" calcext:value-type="float">
            <text:p>9.26174149187949E-05</text:p>
          </table:table-cell>
          <table:table-cell table:style-name="Default" office:value-type="float" office:value="0.998884252530905" calcext:value-type="float">
            <text:p>0.998884252530905</text:p>
          </table:table-cell>
          <table:table-cell table:style-name="Default" office:value-type="float" office:value="0.0000926007423609987" calcext:value-type="float">
            <text:p>9.26007423609987E-05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0.999110467809297" calcext:value-type="float">
            <text:p>0.999110467809297</text:p>
          </table:table-cell>
          <table:table-cell table:style-name="Default" office:value-type="float" office:value="0.0000958627312746698" calcext:value-type="float">
            <text:p>9.58627312746698E-05</text:p>
          </table:table-cell>
          <table:table-cell table:style-name="Default" office:value-type="float" office:value="0.999110610818602" calcext:value-type="float">
            <text:p>0.999110610818602</text:p>
          </table:table-cell>
          <table:table-cell table:style-name="Default" office:value-type="float" office:value="0.0000957730696151913" calcext:value-type="float">
            <text:p>9.57730696151913E-05</text:p>
          </table:table-cell>
          <table:table-cell table:style-name="Default" office:value-type="float" office:value="0.999110467809297" calcext:value-type="float">
            <text:p>0.999110467809297</text:p>
          </table:table-cell>
          <table:table-cell table:style-name="Default" office:value-type="float" office:value="0.0000958627312746698" calcext:value-type="float">
            <text:p>9.58627312746698E-05</text:p>
          </table:table-cell>
          <table:table-cell table:style-name="Default" office:value-type="float" office:value="0.998899458049958" calcext:value-type="float">
            <text:p>0.998899458049958</text:p>
          </table:table-cell>
          <table:table-cell table:style-name="Default" office:value-type="float" office:value="0.000117092657937931" calcext:value-type="float">
            <text:p>0.000117092657937931</text:p>
          </table:table-cell>
          <table:table-cell table:style-name="Default" office:value-type="float" office:value="0.998899560802735" calcext:value-type="float">
            <text:p>0.998899560802735</text:p>
          </table:table-cell>
          <table:table-cell table:style-name="Default" office:value-type="float" office:value="0.000117061366000911" calcext:value-type="float">
            <text:p>0.000117061366000911</text:p>
          </table:table-cell>
          <table:table-cell table:style-name="Default" office:value-type="float" office:value="0.998899458049958" calcext:value-type="float">
            <text:p>0.998899458049958</text:p>
          </table:table-cell>
          <table:table-cell table:style-name="Default" office:value-type="float" office:value="0.000117092657937931" calcext:value-type="float">
            <text:p>0.000117092657937931</text:p>
          </table:table-cell>
          <table:table-cell table:style-name="Default" office:value-type="float" office:value="0.998973287532023" calcext:value-type="float">
            <text:p>0.998973287532023</text:p>
          </table:table-cell>
          <table:table-cell table:style-name="Default" office:value-type="float" office:value="0.000102002111079232" calcext:value-type="float">
            <text:p>0.000102002111079232</text:p>
          </table:table-cell>
          <table:table-cell table:style-name="Default" office:value-type="float" office:value="0.998973440294657" calcext:value-type="float">
            <text:p>0.998973440294657</text:p>
          </table:table-cell>
          <table:table-cell table:style-name="Default" office:value-type="float" office:value="0.000101932586134013" calcext:value-type="float">
            <text:p>0.000101932586134013</text:p>
          </table:table-cell>
          <table:table-cell table:style-name="Default" office:value-type="float" office:value="0.998973287532023" calcext:value-type="float">
            <text:p>0.998973287532023</text:p>
          </table:table-cell>
          <table:table-cell table:style-name="Default" office:value-type="float" office:value="0.000102002111079232" calcext:value-type="float">
            <text:p>0.000102002111079232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Default" office:value-type="float" office:value="0.999161638290013" calcext:value-type="float">
            <text:p>0.999161638290013</text:p>
          </table:table-cell>
          <table:table-cell table:style-name="Default" office:value-type="float" office:value="0.000105545400535802" calcext:value-type="float">
            <text:p>0.000105545400535802</text:p>
          </table:table-cell>
          <table:table-cell table:style-name="Default" office:value-type="float" office:value="0.99916176956126" calcext:value-type="float">
            <text:p>0.99916176956126</text:p>
          </table:table-cell>
          <table:table-cell table:style-name="Default" office:value-type="float" office:value="0.000105497046125706" calcext:value-type="float">
            <text:p>0.000105497046125706</text:p>
          </table:table-cell>
          <table:table-cell table:style-name="Default" office:value-type="float" office:value="0.999161638290013" calcext:value-type="float">
            <text:p>0.999161638290013</text:p>
          </table:table-cell>
          <table:table-cell table:style-name="Default" office:value-type="float" office:value="0.000105545400535802" calcext:value-type="float">
            <text:p>0.000105545400535802</text:p>
          </table:table-cell>
          <table:table-cell table:style-name="Default" office:value-type="float" office:value="0.998948500714632" calcext:value-type="float">
            <text:p>0.998948500714632</text:p>
          </table:table-cell>
          <table:table-cell table:style-name="Default" office:value-type="float" office:value="0.000106932839275258" calcext:value-type="float">
            <text:p>0.000106932839275258</text:p>
          </table:table-cell>
          <table:table-cell table:style-name="Default" office:value-type="float" office:value="0.998948611377202" calcext:value-type="float">
            <text:p>0.998948611377202</text:p>
          </table:table-cell>
          <table:table-cell table:style-name="Default" office:value-type="float" office:value="0.000106931777165789" calcext:value-type="float">
            <text:p>0.000106931777165789</text:p>
          </table:table-cell>
          <table:table-cell table:style-name="Default" office:value-type="float" office:value="0.998948500714632" calcext:value-type="float">
            <text:p>0.998948500714632</text:p>
          </table:table-cell>
          <table:table-cell table:style-name="Default" office:value-type="float" office:value="0.000106932839275258" calcext:value-type="float">
            <text:p>0.000106932839275258</text:p>
          </table:table-cell>
          <table:table-cell table:style-name="Default" office:value-type="float" office:value="0.998971926746595" calcext:value-type="float">
            <text:p>0.998971926746595</text:p>
          </table:table-cell>
          <table:table-cell table:style-name="Default" office:value-type="float" office:value="0.0000613132078907212" calcext:value-type="float">
            <text:p>6.13132078907212E-05</text:p>
          </table:table-cell>
          <table:table-cell table:style-name="Default" office:value-type="float" office:value="0.998972072600548" calcext:value-type="float">
            <text:p>0.998972072600548</text:p>
          </table:table-cell>
          <table:table-cell table:style-name="Default" office:value-type="float" office:value="0.0000613257016839389" calcext:value-type="float">
            <text:p>6.13257016839389E-05</text:p>
          </table:table-cell>
          <table:table-cell table:style-name="Default" office:value-type="float" office:value="0.998971926746595" calcext:value-type="float">
            <text:p>0.998971926746595</text:p>
          </table:table-cell>
          <table:table-cell table:style-name="Default" office:value-type="float" office:value="0.0000613132078907212" calcext:value-type="float">
            <text:p>6.13132078907212E-05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Default" office:value-type="float" office:value="0.999159981276838" calcext:value-type="float">
            <text:p>0.999159981276838</text:p>
          </table:table-cell>
          <table:table-cell table:style-name="Default" office:value-type="float" office:value="0.000108928166497156" calcext:value-type="float">
            <text:p>0.000108928166497156</text:p>
          </table:table-cell>
          <table:table-cell table:style-name="Default" office:value-type="float" office:value="0.999160099968934" calcext:value-type="float">
            <text:p>0.999160099968934</text:p>
          </table:table-cell>
          <table:table-cell table:style-name="Default" office:value-type="float" office:value="0.000108846422989581" calcext:value-type="float">
            <text:p>0.000108846422989581</text:p>
          </table:table-cell>
          <table:table-cell table:style-name="Default" office:value-type="float" office:value="0.999159981276838" calcext:value-type="float">
            <text:p>0.999159981276838</text:p>
          </table:table-cell>
          <table:table-cell table:style-name="Default" office:value-type="float" office:value="0.000108928166497156" calcext:value-type="float">
            <text:p>0.000108928166497156</text:p>
          </table:table-cell>
          <table:table-cell table:style-name="ce16" office:value-type="float" office:value="0.999010957868843" calcext:value-type="float">
            <text:p>0.999010957868843</text:p>
          </table:table-cell>
          <table:table-cell table:style-name="ce16" office:value-type="float" office:value="0.0000623904074797667" calcext:value-type="float">
            <text:p>6.23904074797667E-05</text:p>
          </table:table-cell>
          <table:table-cell table:style-name="ce16" office:value-type="float" office:value="0.99901104112935" calcext:value-type="float">
            <text:p>0.99901104112935</text:p>
          </table:table-cell>
          <table:table-cell table:style-name="ce16" office:value-type="float" office:value="0.0000623547036047798" calcext:value-type="float">
            <text:p>6.23547036047798E-05</text:p>
          </table:table-cell>
          <table:table-cell table:style-name="ce16" office:value-type="float" office:value="0.999010957868843" calcext:value-type="float">
            <text:p>0.999010957868843</text:p>
          </table:table-cell>
          <table:table-cell table:style-name="ce16" office:value-type="float" office:value="0.0000623904074797667" calcext:value-type="float">
            <text:p>6.23904074797667E-05</text:p>
          </table:table-cell>
          <table:table-cell table:style-name="ce16" office:value-type="float" office:value="0.999059650276767" calcext:value-type="float">
            <text:p>0.999059650276767</text:p>
          </table:table-cell>
          <table:table-cell table:style-name="ce16" office:value-type="float" office:value="0.0000761922426599121" calcext:value-type="float">
            <text:p>7.61922426599121E-05</text:p>
          </table:table-cell>
          <table:table-cell table:style-name="ce16" office:value-type="float" office:value="0.999059759666241" calcext:value-type="float">
            <text:p>0.999059759666241</text:p>
          </table:table-cell>
          <table:table-cell table:style-name="ce16" office:value-type="float" office:value="0.0000761829373553862" calcext:value-type="float">
            <text:p>7.61829373553862E-05</text:p>
          </table:table-cell>
          <table:table-cell table:style-name="ce16" office:value-type="float" office:value="0.999059650276767" calcext:value-type="float">
            <text:p>0.999059650276767</text:p>
          </table:table-cell>
          <table:table-cell table:style-name="ce16" office:value-type="float" office:value="0.0000761922426599121" calcext:value-type="float">
            <text:p>7.61922426599121E-05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Default" office:value-type="float" office:value="0.999215213164053" calcext:value-type="float">
            <text:p>0.999215213164053</text:p>
          </table:table-cell>
          <table:table-cell table:style-name="Default" office:value-type="float" office:value="0.000109928717137243" calcext:value-type="float">
            <text:p>0.000109928717137243</text:p>
          </table:table-cell>
          <table:table-cell table:style-name="Default" office:value-type="float" office:value="0.999215315673098" calcext:value-type="float">
            <text:p>0.999215315673098</text:p>
          </table:table-cell>
          <table:table-cell table:style-name="Default" office:value-type="float" office:value="0.000109853632073039" calcext:value-type="float">
            <text:p>0.000109853632073039</text:p>
          </table:table-cell>
          <table:table-cell table:style-name="Default" office:value-type="float" office:value="0.999215213164053" calcext:value-type="float">
            <text:p>0.999215213164053</text:p>
          </table:table-cell>
          <table:table-cell table:style-name="Default" office:value-type="float" office:value="0.000109928717137243" calcext:value-type="float">
            <text:p>0.000109928717137243</text:p>
          </table:table-cell>
          <table:table-cell table:style-name="Default" office:value-type="float" office:value="0.999011730080021" calcext:value-type="float">
            <text:p>0.999011730080021</text:p>
          </table:table-cell>
          <table:table-cell table:style-name="Default" office:value-type="float" office:value="0.0000919111624699258" calcext:value-type="float">
            <text:p>9.19111624699258E-05</text:p>
          </table:table-cell>
          <table:table-cell table:style-name="Default" office:value-type="float" office:value="0.999011848087251" calcext:value-type="float">
            <text:p>0.999011848087251</text:p>
          </table:table-cell>
          <table:table-cell table:style-name="Default" office:value-type="float" office:value="0.000091866874929444" calcext:value-type="float">
            <text:p>9.1866874929444E-05</text:p>
          </table:table-cell>
          <table:table-cell table:style-name="Default" office:value-type="float" office:value="0.999011730080021" calcext:value-type="float">
            <text:p>0.999011730080021</text:p>
          </table:table-cell>
          <table:table-cell table:style-name="Default" office:value-type="float" office:value="0.0000919111624699258" calcext:value-type="float">
            <text:p>9.19111624699258E-05</text:p>
          </table:table-cell>
          <table:table-cell table:style-name="Default" office:value-type="float" office:value="0.999128046778544" calcext:value-type="float">
            <text:p>0.999128046778544</text:p>
          </table:table-cell>
          <table:table-cell table:style-name="Default" office:value-type="float" office:value="0.0000425019123379073" calcext:value-type="float">
            <text:p>4.25019123379073E-05</text:p>
          </table:table-cell>
          <table:table-cell table:style-name="Default" office:value-type="float" office:value="0.999128165861612" calcext:value-type="float">
            <text:p>0.999128165861612</text:p>
          </table:table-cell>
          <table:table-cell table:style-name="Default" office:value-type="float" office:value="0.0000425415454681408" calcext:value-type="float">
            <text:p>4.25415454681408E-05</text:p>
          </table:table-cell>
          <table:table-cell table:style-name="Default" office:value-type="float" office:value="0.999128046778544" calcext:value-type="float">
            <text:p>0.999128046778544</text:p>
          </table:table-cell>
          <table:table-cell table:style-name="Default" office:value-type="float" office:value="0.0000425019123379073" calcext:value-type="float">
            <text:p>4.25019123379073E-05</text:p>
          </table:table-cell>
          <table:table-cell table:number-columns-repeated="1005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Default" office:value-type="float" office:value="0.999232409095107" calcext:value-type="float">
            <text:p>0.999232409095107</text:p>
          </table:table-cell>
          <table:table-cell table:style-name="Default" office:value-type="float" office:value="0.000117726022609381" calcext:value-type="float">
            <text:p>0.000117726022609381</text:p>
          </table:table-cell>
          <table:table-cell table:style-name="Default" office:value-type="float" office:value="0.999232496971857" calcext:value-type="float">
            <text:p>0.999232496971857</text:p>
          </table:table-cell>
          <table:table-cell table:style-name="Default" office:value-type="float" office:value="0.000117680273529477" calcext:value-type="float">
            <text:p>0.000117680273529477</text:p>
          </table:table-cell>
          <table:table-cell table:style-name="Default" office:value-type="float" office:value="0.999232409095107" calcext:value-type="float">
            <text:p>0.999232409095107</text:p>
          </table:table-cell>
          <table:table-cell table:style-name="Default" office:value-type="float" office:value="0.000117726022609381" calcext:value-type="float">
            <text:p>0.000117726022609381</text:p>
          </table:table-cell>
          <table:table-cell table:style-name="Default" office:value-type="float" office:value="0.999066056816579" calcext:value-type="float">
            <text:p>0.999066056816579</text:p>
          </table:table-cell>
          <table:table-cell table:style-name="Default" office:value-type="float" office:value="0.0000844522532167272" calcext:value-type="float">
            <text:p>8.44522532167272E-05</text:p>
          </table:table-cell>
          <table:table-cell table:style-name="Default" office:value-type="float" office:value="0.999066139507168" calcext:value-type="float">
            <text:p>0.999066139507168</text:p>
          </table:table-cell>
          <table:table-cell table:style-name="Default" office:value-type="float" office:value="0.0000844149718627205" calcext:value-type="float">
            <text:p>8.44149718627205E-05</text:p>
          </table:table-cell>
          <table:table-cell table:style-name="Default" office:value-type="float" office:value="0.999066056816579" calcext:value-type="float">
            <text:p>0.999066056816579</text:p>
          </table:table-cell>
          <table:table-cell table:style-name="Default" office:value-type="float" office:value="0.0000844522532167272" calcext:value-type="float">
            <text:p>8.44522532167272E-05</text:p>
          </table:table-cell>
          <table:table-cell table:style-name="Default" office:value-type="float" office:value="0.999117908553168" calcext:value-type="float">
            <text:p>0.999117908553168</text:p>
          </table:table-cell>
          <table:table-cell table:style-name="Default" office:value-type="float" office:value="0.00010030947687714" calcext:value-type="float">
            <text:p>0.00010030947687714</text:p>
          </table:table-cell>
          <table:table-cell table:style-name="Default" office:value-type="float" office:value="0.999118035767246" calcext:value-type="float">
            <text:p>0.999118035767246</text:p>
          </table:table-cell>
          <table:table-cell table:style-name="Default" office:value-type="float" office:value="0.000100317387551916" calcext:value-type="float">
            <text:p>0.000100317387551916</text:p>
          </table:table-cell>
          <table:table-cell table:style-name="Default" office:value-type="float" office:value="0.999117908553168" calcext:value-type="float">
            <text:p>0.999117908553168</text:p>
          </table:table-cell>
          <table:table-cell table:style-name="Default" office:value-type="float" office:value="0.00010030947687714" calcext:value-type="float">
            <text:p>0.00010030947687714</text:p>
          </table:table-cell>
          <table:table-cell table:number-columns-repeated="1005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Default" office:value-type="float" office:value="0.999272328451252" calcext:value-type="float">
            <text:p>0.999272328451252</text:p>
          </table:table-cell>
          <table:table-cell table:style-name="Default" office:value-type="float" office:value="0.000108586245990847" calcext:value-type="float">
            <text:p>0.000108586245990847</text:p>
          </table:table-cell>
          <table:table-cell table:style-name="Default" office:value-type="float" office:value="0.999272415063567" calcext:value-type="float">
            <text:p>0.999272415063567</text:p>
          </table:table-cell>
          <table:table-cell table:style-name="Default" office:value-type="float" office:value="0.000108550205389102" calcext:value-type="float">
            <text:p>0.000108550205389102</text:p>
          </table:table-cell>
          <table:table-cell table:style-name="Default" office:value-type="float" office:value="0.999272328451252" calcext:value-type="float">
            <text:p>0.999272328451252</text:p>
          </table:table-cell>
          <table:table-cell table:style-name="Default" office:value-type="float" office:value="0.000108586245990847" calcext:value-type="float">
            <text:p>0.000108586245990847</text:p>
          </table:table-cell>
          <table:table-cell table:style-name="Default" office:value-type="float" office:value="0.999099626420243" calcext:value-type="float">
            <text:p>0.999099626420243</text:p>
          </table:table-cell>
          <table:table-cell table:style-name="Default" office:value-type="float" office:value="0.0000866011338430134" calcext:value-type="float">
            <text:p>8.66011338430134E-05</text:p>
          </table:table-cell>
          <table:table-cell table:style-name="Default" office:value-type="float" office:value="0.999099710920823" calcext:value-type="float">
            <text:p>0.999099710920823</text:p>
          </table:table-cell>
          <table:table-cell table:style-name="Default" office:value-type="float" office:value="0.0000865656335287501" calcext:value-type="float">
            <text:p>8.65656335287501E-05</text:p>
          </table:table-cell>
          <table:table-cell table:style-name="Default" office:value-type="float" office:value="0.999099626420243" calcext:value-type="float">
            <text:p>0.999099626420243</text:p>
          </table:table-cell>
          <table:table-cell table:style-name="Default" office:value-type="float" office:value="0.0000866011338430134" calcext:value-type="float">
            <text:p>8.66011338430134E-05</text:p>
          </table:table-cell>
          <table:table-cell table:style-name="Default" office:value-type="float" office:value="0.999374027090302" calcext:value-type="float">
            <text:p>0.999374027090302</text:p>
          </table:table-cell>
          <table:table-cell table:style-name="Default" office:value-type="float" office:value="0.0000727519009093484" calcext:value-type="float">
            <text:p>7.27519009093484E-05</text:p>
          </table:table-cell>
          <table:table-cell table:style-name="Default" office:value-type="float" office:value="0.999374083158563" calcext:value-type="float">
            <text:p>0.999374083158563</text:p>
          </table:table-cell>
          <table:table-cell table:style-name="Default" office:value-type="float" office:value="0.0000727642862932615" calcext:value-type="float">
            <text:p>7.27642862932615E-05</text:p>
          </table:table-cell>
          <table:table-cell table:style-name="Default" office:value-type="float" office:value="0.999374027090302" calcext:value-type="float">
            <text:p>0.999374027090302</text:p>
          </table:table-cell>
          <table:table-cell table:style-name="Default" office:value-type="float" office:value="0.0000727519009093484" calcext:value-type="float">
            <text:p>7.27519009093484E-05</text:p>
          </table:table-cell>
          <table:table-cell table:number-columns-repeated="1005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Default" office:value-type="float" office:value="0.999254452121626" calcext:value-type="float">
            <text:p>0.999254452121626</text:p>
          </table:table-cell>
          <table:table-cell table:style-name="Default" office:value-type="float" office:value="0.000116546398179106" calcext:value-type="float">
            <text:p>0.000116546398179106</text:p>
          </table:table-cell>
          <table:table-cell table:style-name="Default" office:value-type="float" office:value="0.99925455334143" calcext:value-type="float">
            <text:p>0.99925455334143</text:p>
          </table:table-cell>
          <table:table-cell table:style-name="Default" office:value-type="float" office:value="0.000116521474433929" calcext:value-type="float">
            <text:p>0.000116521474433929</text:p>
          </table:table-cell>
          <table:table-cell table:style-name="Default" office:value-type="float" office:value="0.999254452121626" calcext:value-type="float">
            <text:p>0.999254452121626</text:p>
          </table:table-cell>
          <table:table-cell table:style-name="Default" office:value-type="float" office:value="0.000116546398179106" calcext:value-type="float">
            <text:p>0.000116546398179106</text:p>
          </table:table-cell>
          <table:table-cell table:style-name="Default" office:value-type="float" office:value="0.999091907622039" calcext:value-type="float">
            <text:p>0.999091907622039</text:p>
          </table:table-cell>
          <table:table-cell table:style-name="Default" office:value-type="float" office:value="0.0000789058461498376" calcext:value-type="float">
            <text:p>7.89058461498376E-05</text:p>
          </table:table-cell>
          <table:table-cell table:style-name="Default" office:value-type="float" office:value="0.999091998615356" calcext:value-type="float">
            <text:p>0.999091998615356</text:p>
          </table:table-cell>
          <table:table-cell table:style-name="Default" office:value-type="float" office:value="0.0000788904098020454" calcext:value-type="float">
            <text:p>7.88904098020454E-05</text:p>
          </table:table-cell>
          <table:table-cell table:style-name="Default" office:value-type="float" office:value="0.999091907622039" calcext:value-type="float">
            <text:p>0.999091907622039</text:p>
          </table:table-cell>
          <table:table-cell table:style-name="Default" office:value-type="float" office:value="0.0000789058461498376" calcext:value-type="float">
            <text:p>7.89058461498376E-05</text:p>
          </table:table-cell>
          <table:table-cell table:style-name="Default" office:value-type="float" office:value="0.999321319486061" calcext:value-type="float">
            <text:p>0.999321319486061</text:p>
          </table:table-cell>
          <table:table-cell table:style-name="Default" office:value-type="float" office:value="0.0000789328175416664" calcext:value-type="float">
            <text:p>7.89328175416664E-05</text:p>
          </table:table-cell>
          <table:table-cell table:style-name="Default" office:value-type="float" office:value="0.999321403716495" calcext:value-type="float">
            <text:p>0.999321403716495</text:p>
          </table:table-cell>
          <table:table-cell table:style-name="Default" office:value-type="float" office:value="0.0000789192530234284" calcext:value-type="float">
            <text:p>7.89192530234284E-05</text:p>
          </table:table-cell>
          <table:table-cell table:style-name="Default" office:value-type="float" office:value="0.999321319486061" calcext:value-type="float">
            <text:p>0.999321319486061</text:p>
          </table:table-cell>
          <table:table-cell table:style-name="Default" office:value-type="float" office:value="0.0000789328175416664" calcext:value-type="float">
            <text:p>7.89328175416664E-05</text:p>
          </table:table-cell>
          <table:table-cell table:number-columns-repeated="1005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Default" office:value-type="float" office:value="0.999250951643092" calcext:value-type="float">
            <text:p>0.999250951643092</text:p>
          </table:table-cell>
          <table:table-cell table:style-name="Default" office:value-type="float" office:value="0.000111538673081213" calcext:value-type="float">
            <text:p>0.000111538673081213</text:p>
          </table:table-cell>
          <table:table-cell table:style-name="Default" office:value-type="float" office:value="0.999251040540322" calcext:value-type="float">
            <text:p>0.999251040540322</text:p>
          </table:table-cell>
          <table:table-cell table:style-name="Default" office:value-type="float" office:value="0.000111502410593857" calcext:value-type="float">
            <text:p>0.000111502410593857</text:p>
          </table:table-cell>
          <table:table-cell table:style-name="Default" office:value-type="float" office:value="0.999250951643092" calcext:value-type="float">
            <text:p>0.999250951643092</text:p>
          </table:table-cell>
          <table:table-cell table:style-name="Default" office:value-type="float" office:value="0.000111538673081213" calcext:value-type="float">
            <text:p>0.000111538673081213</text:p>
          </table:table-cell>
          <table:table-cell table:style-name="Default" office:value-type="float" office:value="0.999177370123013" calcext:value-type="float">
            <text:p>0.999177370123013</text:p>
          </table:table-cell>
          <table:table-cell table:style-name="Default" office:value-type="float" office:value="0.0000777015045105308" calcext:value-type="float">
            <text:p>7.77015045105308E-05</text:p>
          </table:table-cell>
          <table:table-cell table:style-name="Default" office:value-type="float" office:value="0.999177443445797" calcext:value-type="float">
            <text:p>0.999177443445797</text:p>
          </table:table-cell>
          <table:table-cell table:style-name="Default" office:value-type="float" office:value="0.0000776871983965277" calcext:value-type="float">
            <text:p>7.76871983965277E-05</text:p>
          </table:table-cell>
          <table:table-cell table:style-name="Default" office:value-type="float" office:value="0.999177370123013" calcext:value-type="float">
            <text:p>0.999177370123013</text:p>
          </table:table-cell>
          <table:table-cell table:style-name="Default" office:value-type="float" office:value="0.0000777015045105308" calcext:value-type="float">
            <text:p>7.77015045105308E-05</text:p>
          </table:table-cell>
          <table:table-cell table:style-name="Default" office:value-type="float" office:value="0.99935360478832" calcext:value-type="float">
            <text:p>0.99935360478832</text:p>
          </table:table-cell>
          <table:table-cell table:style-name="Default" office:value-type="float" office:value="0.000063035180092302" calcext:value-type="float">
            <text:p>6.3035180092302E-05</text:p>
          </table:table-cell>
          <table:table-cell table:style-name="Default" office:value-type="float" office:value="0.999353676242543" calcext:value-type="float">
            <text:p>0.999353676242543</text:p>
          </table:table-cell>
          <table:table-cell table:style-name="Default" office:value-type="float" office:value="0.0000630292909583376" calcext:value-type="float">
            <text:p>6.30292909583376E-05</text:p>
          </table:table-cell>
          <table:table-cell table:style-name="Default" office:value-type="float" office:value="0.99935360478832" calcext:value-type="float">
            <text:p>0.99935360478832</text:p>
          </table:table-cell>
          <table:table-cell table:style-name="Default" office:value-type="float" office:value="0.000063035180092302" calcext:value-type="float">
            <text:p>6.3035180092302E-05</text:p>
          </table:table-cell>
          <table:table-cell table:number-columns-repeated="1005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Default" office:value-type="float" office:value="0.999270531047591" calcext:value-type="float">
            <text:p>0.999270531047591</text:p>
          </table:table-cell>
          <table:table-cell table:style-name="Default" office:value-type="float" office:value="0.000120843843395477" calcext:value-type="float">
            <text:p>0.000120843843395477</text:p>
          </table:table-cell>
          <table:table-cell table:style-name="Default" office:value-type="float" office:value="0.999270628311269" calcext:value-type="float">
            <text:p>0.999270628311269</text:p>
          </table:table-cell>
          <table:table-cell table:style-name="Default" office:value-type="float" office:value="0.000120808035612631" calcext:value-type="float">
            <text:p>0.000120808035612631</text:p>
          </table:table-cell>
          <table:table-cell table:style-name="Default" office:value-type="float" office:value="0.999270531047591" calcext:value-type="float">
            <text:p>0.999270531047591</text:p>
          </table:table-cell>
          <table:table-cell table:style-name="Default" office:value-type="float" office:value="0.000120843843395477" calcext:value-type="float">
            <text:p>0.000120843843395477</text:p>
          </table:table-cell>
          <table:table-cell table:style-name="Default" office:value-type="float" office:value="0.999225100030747" calcext:value-type="float">
            <text:p>0.999225100030747</text:p>
          </table:table-cell>
          <table:table-cell table:style-name="Default" office:value-type="float" office:value="0.000085364947204406" calcext:value-type="float">
            <text:p>8.5364947204406E-05</text:p>
          </table:table-cell>
          <table:table-cell table:style-name="Default" office:value-type="float" office:value="0.999225163215158" calcext:value-type="float">
            <text:p>0.999225163215158</text:p>
          </table:table-cell>
          <table:table-cell table:style-name="Default" office:value-type="float" office:value="0.0000853705205011229" calcext:value-type="float">
            <text:p>8.53705205011229E-05</text:p>
          </table:table-cell>
          <table:table-cell table:style-name="Default" office:value-type="float" office:value="0.999225100030747" calcext:value-type="float">
            <text:p>0.999225100030747</text:p>
          </table:table-cell>
          <table:table-cell table:style-name="Default" office:value-type="float" office:value="0.000085364947204406" calcext:value-type="float">
            <text:p>8.5364947204406E-05</text:p>
          </table:table-cell>
          <table:table-cell table:style-name="Default" office:value-type="float" office:value="0.999422302323021" calcext:value-type="float">
            <text:p>0.999422302323021</text:p>
          </table:table-cell>
          <table:table-cell table:style-name="Default" office:value-type="float" office:value="0.0000727707676590572" calcext:value-type="float">
            <text:p>7.27707676590572E-05</text:p>
          </table:table-cell>
          <table:table-cell table:style-name="Default" office:value-type="float" office:value="0.999422353423075" calcext:value-type="float">
            <text:p>0.999422353423075</text:p>
          </table:table-cell>
          <table:table-cell table:style-name="Default" office:value-type="float" office:value="0.0000727838629595362" calcext:value-type="float">
            <text:p>7.27838629595362E-05</text:p>
          </table:table-cell>
          <table:table-cell table:style-name="Default" office:value-type="float" office:value="0.999422302323021" calcext:value-type="float">
            <text:p>0.999422302323021</text:p>
          </table:table-cell>
          <table:table-cell table:style-name="Default" office:value-type="float" office:value="0.0000727707676590572" calcext:value-type="float">
            <text:p>7.27707676590572E-05</text:p>
          </table:table-cell>
          <table:table-cell table:number-columns-repeated="100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.999299801528915" calcext:value-type="float">
            <text:p>0.999299801528915</text:p>
          </table:table-cell>
          <table:table-cell office:value-type="float" office:value="0.000117203845497365" calcext:value-type="float">
            <text:p>0.000117203845497365</text:p>
          </table:table-cell>
          <table:table-cell office:value-type="float" office:value="0.999299891572422" calcext:value-type="float">
            <text:p>0.999299891572422</text:p>
          </table:table-cell>
          <table:table-cell office:value-type="float" office:value="0.000117157109363828" calcext:value-type="float">
            <text:p>0.000117157109363828</text:p>
          </table:table-cell>
          <table:table-cell office:value-type="float" office:value="0.999299801528915" calcext:value-type="float">
            <text:p>0.999299801528915</text:p>
          </table:table-cell>
          <table:table-cell office:value-type="float" office:value="0.000117203845497365" calcext:value-type="float">
            <text:p>0.000117203845497365</text:p>
          </table:table-cell>
          <table:table-cell office:value-type="float" office:value="0.999344185764768" calcext:value-type="float">
            <text:p>0.999344185764768</text:p>
          </table:table-cell>
          <table:table-cell office:value-type="float" office:value="0.0000947263044620004" calcext:value-type="float">
            <text:p>9.47263044620004E-05</text:p>
          </table:table-cell>
          <table:table-cell office:value-type="float" office:value="0.999344250310924" calcext:value-type="float">
            <text:p>0.999344250310924</text:p>
          </table:table-cell>
          <table:table-cell office:value-type="float" office:value="0.0000947079659713641" calcext:value-type="float">
            <text:p>9.47079659713641E-05</text:p>
          </table:table-cell>
          <table:table-cell office:value-type="float" office:value="0.999344185764768" calcext:value-type="float">
            <text:p>0.999344185764768</text:p>
          </table:table-cell>
          <table:table-cell office:value-type="float" office:value="0.0000947263044620004" calcext:value-type="float">
            <text:p>9.47263044620004E-05</text:p>
          </table:table-cell>
          <table:table-cell table:style-name="Default" office:value-type="float" office:value="0.999318963069893" calcext:value-type="float">
            <text:p>0.999318963069893</text:p>
          </table:table-cell>
          <table:table-cell table:style-name="Default" office:value-type="float" office:value="0.0000695728246446887" calcext:value-type="float">
            <text:p>6.95728246446887E-05</text:p>
          </table:table-cell>
          <table:table-cell table:style-name="Default" office:value-type="float" office:value="0.99931904246257" calcext:value-type="float">
            <text:p>0.99931904246257</text:p>
          </table:table-cell>
          <table:table-cell table:style-name="Default" office:value-type="float" office:value="0.0000695632094136137" calcext:value-type="float">
            <text:p>6.95632094136137E-05</text:p>
          </table:table-cell>
          <table:table-cell table:style-name="Default" office:value-type="float" office:value="0.999318963069893" calcext:value-type="float">
            <text:p>0.999318963069893</text:p>
          </table:table-cell>
          <table:table-cell table:style-name="Default" office:value-type="float" office:value="0.0000695728246446887" calcext:value-type="float">
            <text:p>6.95728246446887E-05</text:p>
          </table:table-cell>
          <table:table-cell table:number-columns-repeated="1005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2"/>
          <table:table-cell table:style-name="Default" table:number-columns-repeated="6"/>
          <table:table-cell table:number-columns-repeated="1005"/>
        </table:table-row>
        <table:table-row table:style-name="ro2">
          <table:table-cell office:value-type="string" calcext:value-type="string">
            <text:p>BENCHMARK</text:p>
          </table:table-cell>
          <table:table-cell table:number-columns-repeated="1023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Default" office:value-type="float" office:value="0.999447948760208" calcext:value-type="float">
            <text:p>0.999447948760208</text:p>
          </table:table-cell>
          <table:table-cell table:style-name="Default" office:value-type="float" office:value="0.0000621161675797047" calcext:value-type="float">
            <text:p>6.21161675797047E-05</text:p>
          </table:table-cell>
          <table:table-cell table:style-name="Default" office:value-type="float" office:value="0.999448013193997" calcext:value-type="float">
            <text:p>0.999448013193997</text:p>
          </table:table-cell>
          <table:table-cell table:style-name="Default" office:value-type="float" office:value="0.0000621033039982622" calcext:value-type="float">
            <text:p>6.21033039982622E-05</text:p>
          </table:table-cell>
          <table:table-cell table:style-name="Default" office:value-type="float" office:value="0.999447948760208" calcext:value-type="float">
            <text:p>0.999447948760208</text:p>
          </table:table-cell>
          <table:table-cell table:style-name="Default" office:value-type="float" office:value="0.0000621161675797047" calcext:value-type="float">
            <text:p>6.21161675797047E-05</text:p>
          </table:table-cell>
          <table:table-cell table:style-name="Default" office:value-type="float" office:value="0.999447948760208" calcext:value-type="float">
            <text:p>0.999447948760208</text:p>
          </table:table-cell>
          <table:table-cell table:style-name="Default" office:value-type="float" office:value="0.0000621161675797047" calcext:value-type="float">
            <text:p>6.21161675797047E-05</text:p>
          </table:table-cell>
          <table:table-cell table:style-name="Default" office:value-type="float" office:value="0.999448013193997" calcext:value-type="float">
            <text:p>0.999448013193997</text:p>
          </table:table-cell>
          <table:table-cell table:style-name="Default" office:value-type="float" office:value="0.0000621033039982622" calcext:value-type="float">
            <text:p>6.21033039982622E-05</text:p>
          </table:table-cell>
          <table:table-cell table:style-name="Default" office:value-type="float" office:value="0.999447948760208" calcext:value-type="float">
            <text:p>0.999447948760208</text:p>
          </table:table-cell>
          <table:table-cell table:style-name="Default" office:value-type="float" office:value="0.0000621161675797047" calcext:value-type="float">
            <text:p>6.21161675797047E-05</text:p>
          </table:table-cell>
          <table:table-cell table:style-name="Default" office:value-type="float" office:value="0.999447948760208" calcext:value-type="float">
            <text:p>0.999447948760208</text:p>
          </table:table-cell>
          <table:table-cell table:style-name="Default" office:value-type="float" office:value="0.0000621161675797047" calcext:value-type="float">
            <text:p>6.21161675797047E-05</text:p>
          </table:table-cell>
          <table:table-cell table:style-name="Default" office:value-type="float" office:value="0.999448013193997" calcext:value-type="float">
            <text:p>0.999448013193997</text:p>
          </table:table-cell>
          <table:table-cell table:style-name="Default" office:value-type="float" office:value="0.0000621033039982622" calcext:value-type="float">
            <text:p>6.21033039982622E-05</text:p>
          </table:table-cell>
          <table:table-cell table:style-name="Default" office:value-type="float" office:value="0.999447948760208" calcext:value-type="float">
            <text:p>0.999447948760208</text:p>
          </table:table-cell>
          <table:table-cell table:style-name="Default" office:value-type="float" office:value="0.0000621161675797047" calcext:value-type="float">
            <text:p>6.21161675797047E-05</text:p>
          </table:table-cell>
          <table:table-cell table:style-name="Default" office:value-type="float" office:value="0.999447948760208" calcext:value-type="float">
            <text:p>0.999447948760208</text:p>
          </table:table-cell>
          <table:table-cell table:style-name="Default" office:value-type="float" office:value="0.0000621161675797047" calcext:value-type="float">
            <text:p>6.21161675797047E-05</text:p>
          </table:table-cell>
          <table:table-cell table:style-name="Default" office:value-type="float" office:value="0.999448013193997" calcext:value-type="float">
            <text:p>0.999448013193997</text:p>
          </table:table-cell>
          <table:table-cell table:style-name="Default" office:value-type="float" office:value="0.0000621033039982622" calcext:value-type="float">
            <text:p>6.21033039982622E-05</text:p>
          </table:table-cell>
          <table:table-cell table:style-name="Default" office:value-type="float" office:value="0.999447948760208" calcext:value-type="float">
            <text:p>0.999447948760208</text:p>
          </table:table-cell>
          <table:table-cell table:style-name="Default" office:value-type="float" office:value="0.0000621161675797047" calcext:value-type="float">
            <text:p>6.21161675797047E-05</text:p>
          </table:table-cell>
          <table:table-cell table:number-columns-repeated="99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5" table:number-rows-spanned="1">
            <text:p>NSL</text:p>
          </table:table-cell>
          <table:covered-table-cell table:number-columns-repeated="23" table:style-name="ce2"/>
          <table:covered-table-cell/>
          <table:table-cell table:number-columns-repeated="999"/>
        </table:table-row>
        <table:table-row table:style-name="ro1">
          <table:table-cell table:style-name="ce1"/>
          <table:table-cell table:style-name="ce4" office:value-type="string" calcext:value-type="string" table:number-columns-spanned="6" table:number-rows-spanned="1">
            <text:p>MO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SO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ANOVA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RFE</text:p>
          </table:table-cell>
          <table:covered-table-cell table:style-name="ce4"/>
          <table:covered-table-cell table:number-columns-repeated="3" table:style-name="ce2"/>
          <table:covered-table-cell/>
          <table:table-cell table:number-columns-repeated="999"/>
        </table:table-row>
        <table:table-row table:style-name="ro2">
          <table:table-cell table:style-name="ce2" office:value-type="string" calcext:value-type="string">
            <text:p>Num. Ftr.</text:p>
          </table:table-cell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/>
          <table:table-cell table:number-columns-repeated="999"/>
        </table:table-row>
        <table:table-row table:style-name="ro2"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99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Default" office:value-type="float" office:value="0.932435037830812" calcext:value-type="float">
            <text:p>0.932435037830812</text:p>
          </table:table-cell>
          <table:table-cell table:style-name="Default" office:value-type="float" office:value="0.00138757576187338" calcext:value-type="float">
            <text:p>0.00138757576187338</text:p>
          </table:table-cell>
          <table:table-cell table:style-name="Default" office:value-type="float" office:value="0.932525894507724" calcext:value-type="float">
            <text:p>0.932525894507724</text:p>
          </table:table-cell>
          <table:table-cell table:style-name="Default" office:value-type="float" office:value="0.00139013949882647" calcext:value-type="float">
            <text:p>0.00139013949882647</text:p>
          </table:table-cell>
          <table:table-cell table:style-name="Default" office:value-type="float" office:value="0.932435037830812" calcext:value-type="float">
            <text:p>0.932435037830812</text:p>
          </table:table-cell>
          <table:table-cell table:style-name="Default" office:value-type="float" office:value="0.00138757576187338" calcext:value-type="float">
            <text:p>0.00138757576187338</text:p>
          </table:table-cell>
          <table:table-cell table:style-name="Default" office:value-type="float" office:value="0.923183133875871" calcext:value-type="float">
            <text:p>0.923183133875871</text:p>
          </table:table-cell>
          <table:table-cell table:style-name="Default" office:value-type="float" office:value="0.00119111516603163" calcext:value-type="float">
            <text:p>0.00119111516603163</text:p>
          </table:table-cell>
          <table:table-cell table:style-name="Default" office:value-type="float" office:value="0.923269244402532" calcext:value-type="float">
            <text:p>0.923269244402532</text:p>
          </table:table-cell>
          <table:table-cell table:style-name="Default" office:value-type="float" office:value="0.00121086790980505" calcext:value-type="float">
            <text:p>0.00121086790980505</text:p>
          </table:table-cell>
          <table:table-cell table:style-name="Default" office:value-type="float" office:value="0.923183133875871" calcext:value-type="float">
            <text:p>0.923183133875871</text:p>
          </table:table-cell>
          <table:table-cell table:style-name="Default" office:value-type="float" office:value="0.00119111516603163" calcext:value-type="float">
            <text:p>0.00119111516603163</text:p>
          </table:table-cell>
          <table:table-cell table:style-name="Default" office:value-type="float" office:value="0.923871129713441" calcext:value-type="float">
            <text:p>0.923871129713441</text:p>
          </table:table-cell>
          <table:table-cell table:style-name="Default" office:value-type="float" office:value="0.00128864789163888" calcext:value-type="float">
            <text:p>0.00128864789163888</text:p>
          </table:table-cell>
          <table:table-cell table:style-name="Default" office:value-type="float" office:value="0.923933500040636" calcext:value-type="float">
            <text:p>0.923933500040636</text:p>
          </table:table-cell>
          <table:table-cell table:style-name="Default" office:value-type="float" office:value="0.0012758013347412" calcext:value-type="float">
            <text:p>0.0012758013347412</text:p>
          </table:table-cell>
          <table:table-cell table:style-name="Default" office:value-type="float" office:value="0.923871129713441" calcext:value-type="float">
            <text:p>0.923871129713441</text:p>
          </table:table-cell>
          <table:table-cell table:style-name="Default" office:value-type="float" office:value="0.00128864789163888" calcext:value-type="float">
            <text:p>0.00128864789163888</text:p>
          </table:table-cell>
          <table:table-cell table:style-name="Default" office:value-type="float" office:value="0.991630744769024" calcext:value-type="float">
            <text:p>0.991630744769024</text:p>
          </table:table-cell>
          <table:table-cell table:style-name="Default" office:value-type="float" office:value="0.000328764496233185" calcext:value-type="float">
            <text:p>0.000328764496233185</text:p>
          </table:table-cell>
          <table:table-cell table:style-name="Default" office:value-type="float" office:value="0.991634378439824" calcext:value-type="float">
            <text:p>0.991634378439824</text:p>
          </table:table-cell>
          <table:table-cell table:style-name="Default" office:value-type="float" office:value="0.000327899437633459" calcext:value-type="float">
            <text:p>0.000327899437633459</text:p>
          </table:table-cell>
          <table:table-cell table:style-name="Default" office:value-type="float" office:value="0.991630744769024" calcext:value-type="float">
            <text:p>0.991630744769024</text:p>
          </table:table-cell>
          <table:table-cell table:style-name="Default" office:value-type="float" office:value="0.000328764496233185" calcext:value-type="float">
            <text:p>0.000328764496233185</text:p>
          </table:table-cell>
          <table:table-cell table:number-columns-repeated="999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Default" office:value-type="float" office:value="0.954332394013752" calcext:value-type="float">
            <text:p>0.954332394013752</text:p>
          </table:table-cell>
          <table:table-cell table:style-name="Default" office:value-type="float" office:value="0.00111653232486059" calcext:value-type="float">
            <text:p>0.00111653232486059</text:p>
          </table:table-cell>
          <table:table-cell table:style-name="Default" office:value-type="float" office:value="0.954362057410539" calcext:value-type="float">
            <text:p>0.954362057410539</text:p>
          </table:table-cell>
          <table:table-cell table:style-name="Default" office:value-type="float" office:value="0.0011163815636314" calcext:value-type="float">
            <text:p>0.0011163815636314</text:p>
          </table:table-cell>
          <table:table-cell table:style-name="Default" office:value-type="float" office:value="0.954332394013752" calcext:value-type="float">
            <text:p>0.954332394013752</text:p>
          </table:table-cell>
          <table:table-cell table:style-name="Default" office:value-type="float" office:value="0.00111653232486059" calcext:value-type="float">
            <text:p>0.00111653232486059</text:p>
          </table:table-cell>
          <table:table-cell table:style-name="Default" office:value-type="float" office:value="0.927966393339563" calcext:value-type="float">
            <text:p>0.927966393339563</text:p>
          </table:table-cell>
          <table:table-cell table:style-name="Default" office:value-type="float" office:value="0.00149915094413926" calcext:value-type="float">
            <text:p>0.00149915094413926</text:p>
          </table:table-cell>
          <table:table-cell table:style-name="Default" office:value-type="float" office:value="0.928068824046156" calcext:value-type="float">
            <text:p>0.928068824046156</text:p>
          </table:table-cell>
          <table:table-cell table:style-name="Default" office:value-type="float" office:value="0.00150917215991955" calcext:value-type="float">
            <text:p>0.00150917215991955</text:p>
          </table:table-cell>
          <table:table-cell table:style-name="Default" office:value-type="float" office:value="0.927966393339563" calcext:value-type="float">
            <text:p>0.927966393339563</text:p>
          </table:table-cell>
          <table:table-cell table:style-name="Default" office:value-type="float" office:value="0.00149915094413926" calcext:value-type="float">
            <text:p>0.00149915094413926</text:p>
          </table:table-cell>
          <table:table-cell table:style-name="Default" office:value-type="float" office:value="0.928000983864765" calcext:value-type="float">
            <text:p>0.928000983864765</text:p>
          </table:table-cell>
          <table:table-cell table:style-name="Default" office:value-type="float" office:value="0.0014421481670552" calcext:value-type="float">
            <text:p>0.0014421481670552</text:p>
          </table:table-cell>
          <table:table-cell table:style-name="Default" office:value-type="float" office:value="0.928057615893043" calcext:value-type="float">
            <text:p>0.928057615893043</text:p>
          </table:table-cell>
          <table:table-cell table:style-name="Default" office:value-type="float" office:value="0.00144531024587681" calcext:value-type="float">
            <text:p>0.00144531024587681</text:p>
          </table:table-cell>
          <table:table-cell table:style-name="Default" office:value-type="float" office:value="0.928000983864765" calcext:value-type="float">
            <text:p>0.928000983864765</text:p>
          </table:table-cell>
          <table:table-cell table:style-name="Default" office:value-type="float" office:value="0.0014421481670552" calcext:value-type="float">
            <text:p>0.0014421481670552</text:p>
          </table:table-cell>
          <table:table-cell table:style-name="Default" office:value-type="float" office:value="0.994233708101237" calcext:value-type="float">
            <text:p>0.994233708101237</text:p>
          </table:table-cell>
          <table:table-cell table:style-name="Default" office:value-type="float" office:value="0.000301531635004111" calcext:value-type="float">
            <text:p>0.000301531635004111</text:p>
          </table:table-cell>
          <table:table-cell table:style-name="Default" office:value-type="float" office:value="0.994235996291869" calcext:value-type="float">
            <text:p>0.994235996291869</text:p>
          </table:table-cell>
          <table:table-cell table:style-name="Default" office:value-type="float" office:value="0.000301238770760445" calcext:value-type="float">
            <text:p>0.000301238770760445</text:p>
          </table:table-cell>
          <table:table-cell table:style-name="Default" office:value-type="float" office:value="0.994233708101237" calcext:value-type="float">
            <text:p>0.994233708101237</text:p>
          </table:table-cell>
          <table:table-cell table:style-name="Default" office:value-type="float" office:value="0.000301531635004111" calcext:value-type="float">
            <text:p>0.000301531635004111</text:p>
          </table:table-cell>
          <table:table-cell table:number-columns-repeated="999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Default" office:value-type="float" office:value="0.959935335469913" calcext:value-type="float">
            <text:p>0.959935335469913</text:p>
          </table:table-cell>
          <table:table-cell table:style-name="Default" office:value-type="float" office:value="0.000708127153697917" calcext:value-type="float">
            <text:p>0.000708127153697917</text:p>
          </table:table-cell>
          <table:table-cell table:style-name="Default" office:value-type="float" office:value="0.95995426712598" calcext:value-type="float">
            <text:p>0.95995426712598</text:p>
          </table:table-cell>
          <table:table-cell table:style-name="Default" office:value-type="float" office:value="0.00070454983810393" calcext:value-type="float">
            <text:p>0.00070454983810393</text:p>
          </table:table-cell>
          <table:table-cell table:style-name="Default" office:value-type="float" office:value="0.959935335469913" calcext:value-type="float">
            <text:p>0.959935335469913</text:p>
          </table:table-cell>
          <table:table-cell table:style-name="Default" office:value-type="float" office:value="0.000708127153697917" calcext:value-type="float">
            <text:p>0.000708127153697917</text:p>
          </table:table-cell>
          <table:table-cell table:style-name="Default" office:value-type="float" office:value="0.928642815096517" calcext:value-type="float">
            <text:p>0.928642815096517</text:p>
          </table:table-cell>
          <table:table-cell table:style-name="Default" office:value-type="float" office:value="0.00155356472929701" calcext:value-type="float">
            <text:p>0.00155356472929701</text:p>
          </table:table-cell>
          <table:table-cell table:style-name="Default" office:value-type="float" office:value="0.928751199692892" calcext:value-type="float">
            <text:p>0.928751199692892</text:p>
          </table:table-cell>
          <table:table-cell table:style-name="Default" office:value-type="float" office:value="0.00156672195536536" calcext:value-type="float">
            <text:p>0.00156672195536536</text:p>
          </table:table-cell>
          <table:table-cell table:style-name="Default" office:value-type="float" office:value="0.928642815096517" calcext:value-type="float">
            <text:p>0.928642815096517</text:p>
          </table:table-cell>
          <table:table-cell table:style-name="Default" office:value-type="float" office:value="0.00155356472929701" calcext:value-type="float">
            <text:p>0.00155356472929701</text:p>
          </table:table-cell>
          <table:table-cell table:style-name="Default" office:value-type="float" office:value="0.93007092143466" calcext:value-type="float">
            <text:p>0.93007092143466</text:p>
          </table:table-cell>
          <table:table-cell table:style-name="Default" office:value-type="float" office:value="0.00164444888087585" calcext:value-type="float">
            <text:p>0.00164444888087585</text:p>
          </table:table-cell>
          <table:table-cell table:style-name="Default" office:value-type="float" office:value="0.930136038352319" calcext:value-type="float">
            <text:p>0.930136038352319</text:p>
          </table:table-cell>
          <table:table-cell table:style-name="Default" office:value-type="float" office:value="0.00164738428842305" calcext:value-type="float">
            <text:p>0.00164738428842305</text:p>
          </table:table-cell>
          <table:table-cell table:style-name="Default" office:value-type="float" office:value="0.93007092143466" calcext:value-type="float">
            <text:p>0.93007092143466</text:p>
          </table:table-cell>
          <table:table-cell table:style-name="Default" office:value-type="float" office:value="0.00164444888087585" calcext:value-type="float">
            <text:p>0.00164444888087585</text:p>
          </table:table-cell>
          <table:table-cell table:style-name="Default" office:value-type="float" office:value="0.99506951996751" calcext:value-type="float">
            <text:p>0.99506951996751</text:p>
          </table:table-cell>
          <table:table-cell table:style-name="Default" office:value-type="float" office:value="0.000497449899045222" calcext:value-type="float">
            <text:p>0.000497449899045222</text:p>
          </table:table-cell>
          <table:table-cell table:style-name="Default" office:value-type="float" office:value="0.995073972096086" calcext:value-type="float">
            <text:p>0.995073972096086</text:p>
          </table:table-cell>
          <table:table-cell table:style-name="Default" office:value-type="float" office:value="0.000498720994781353" calcext:value-type="float">
            <text:p>0.000498720994781353</text:p>
          </table:table-cell>
          <table:table-cell table:style-name="Default" office:value-type="float" office:value="0.99506951996751" calcext:value-type="float">
            <text:p>0.99506951996751</text:p>
          </table:table-cell>
          <table:table-cell table:style-name="Default" office:value-type="float" office:value="0.000497449899045222" calcext:value-type="float">
            <text:p>0.000497449899045222</text:p>
          </table:table-cell>
          <table:table-cell table:number-columns-repeated="999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Default" office:value-type="float" office:value="0.96064795909822" calcext:value-type="float">
            <text:p>0.96064795909822</text:p>
          </table:table-cell>
          <table:table-cell table:style-name="Default" office:value-type="float" office:value="0.000758635697922713" calcext:value-type="float">
            <text:p>0.000758635697922713</text:p>
          </table:table-cell>
          <table:table-cell table:style-name="Default" office:value-type="float" office:value="0.960669802710486" calcext:value-type="float">
            <text:p>0.960669802710486</text:p>
          </table:table-cell>
          <table:table-cell table:style-name="Default" office:value-type="float" office:value="0.000753767179098985" calcext:value-type="float">
            <text:p>0.000753767179098985</text:p>
          </table:table-cell>
          <table:table-cell table:style-name="Default" office:value-type="float" office:value="0.96064795909822" calcext:value-type="float">
            <text:p>0.96064795909822</text:p>
          </table:table-cell>
          <table:table-cell table:style-name="Default" office:value-type="float" office:value="0.000758635697922713" calcext:value-type="float">
            <text:p>0.000758635697922713</text:p>
          </table:table-cell>
          <table:table-cell table:style-name="Default" office:value-type="float" office:value="0.9293179778689" calcext:value-type="float">
            <text:p>0.9293179778689</text:p>
          </table:table-cell>
          <table:table-cell table:style-name="Default" office:value-type="float" office:value="0.00116742212119221" calcext:value-type="float">
            <text:p>0.00116742212119221</text:p>
          </table:table-cell>
          <table:table-cell table:style-name="Default" office:value-type="float" office:value="0.929431738090631" calcext:value-type="float">
            <text:p>0.929431738090631</text:p>
          </table:table-cell>
          <table:table-cell table:style-name="Default" office:value-type="float" office:value="0.00117455071373103" calcext:value-type="float">
            <text:p>0.00117455071373103</text:p>
          </table:table-cell>
          <table:table-cell table:style-name="Default" office:value-type="float" office:value="0.9293179778689" calcext:value-type="float">
            <text:p>0.9293179778689</text:p>
          </table:table-cell>
          <table:table-cell table:style-name="Default" office:value-type="float" office:value="0.00116742212119221" calcext:value-type="float">
            <text:p>0.00116742212119221</text:p>
          </table:table-cell>
          <table:table-cell table:style-name="Default" office:value-type="float" office:value="0.929684817568427" calcext:value-type="float">
            <text:p>0.929684817568427</text:p>
          </table:table-cell>
          <table:table-cell table:style-name="Default" office:value-type="float" office:value="0.00114635387168767" calcext:value-type="float">
            <text:p>0.00114635387168767</text:p>
          </table:table-cell>
          <table:table-cell table:style-name="Default" office:value-type="float" office:value="0.929766692764594" calcext:value-type="float">
            <text:p>0.929766692764594</text:p>
          </table:table-cell>
          <table:table-cell table:style-name="Default" office:value-type="float" office:value="0.00114537659481972" calcext:value-type="float">
            <text:p>0.00114537659481972</text:p>
          </table:table-cell>
          <table:table-cell table:style-name="Default" office:value-type="float" office:value="0.929684817568427" calcext:value-type="float">
            <text:p>0.929684817568427</text:p>
          </table:table-cell>
          <table:table-cell table:style-name="Default" office:value-type="float" office:value="0.00114635387168767" calcext:value-type="float">
            <text:p>0.00114635387168767</text:p>
          </table:table-cell>
          <table:table-cell table:style-name="Default" office:value-type="float" office:value="0.994758636961765" calcext:value-type="float">
            <text:p>0.994758636961765</text:p>
          </table:table-cell>
          <table:table-cell table:style-name="Default" office:value-type="float" office:value="0.000503283757167783" calcext:value-type="float">
            <text:p>0.000503283757167783</text:p>
          </table:table-cell>
          <table:table-cell table:style-name="Default" office:value-type="float" office:value="0.994767393348304" calcext:value-type="float">
            <text:p>0.994767393348304</text:p>
          </table:table-cell>
          <table:table-cell table:style-name="Default" office:value-type="float" office:value="0.000499602886254278" calcext:value-type="float">
            <text:p>0.000499602886254278</text:p>
          </table:table-cell>
          <table:table-cell table:style-name="Default" office:value-type="float" office:value="0.994758636961765" calcext:value-type="float">
            <text:p>0.994758636961765</text:p>
          </table:table-cell>
          <table:table-cell table:style-name="Default" office:value-type="float" office:value="0.000503283757167783" calcext:value-type="float">
            <text:p>0.000503283757167783</text:p>
          </table:table-cell>
          <table:table-cell table:number-columns-repeated="999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Default" office:value-type="float" office:value="0.960624029575481" calcext:value-type="float">
            <text:p>0.960624029575481</text:p>
          </table:table-cell>
          <table:table-cell table:style-name="Default" office:value-type="float" office:value="0.000845647627134489" calcext:value-type="float">
            <text:p>0.000845647627134489</text:p>
          </table:table-cell>
          <table:table-cell table:style-name="Default" office:value-type="float" office:value="0.960643246455372" calcext:value-type="float">
            <text:p>0.960643246455372</text:p>
          </table:table-cell>
          <table:table-cell table:style-name="Default" office:value-type="float" office:value="0.00084230127427225" calcext:value-type="float">
            <text:p>0.00084230127427225</text:p>
          </table:table-cell>
          <table:table-cell table:style-name="Default" office:value-type="float" office:value="0.960624029575481" calcext:value-type="float">
            <text:p>0.960624029575481</text:p>
          </table:table-cell>
          <table:table-cell table:style-name="Default" office:value-type="float" office:value="0.000845647627134489" calcext:value-type="float">
            <text:p>0.000845647627134489</text:p>
          </table:table-cell>
          <table:table-cell table:style-name="Default" office:value-type="float" office:value="0.95198878599908" calcext:value-type="float">
            <text:p>0.95198878599908</text:p>
          </table:table-cell>
          <table:table-cell table:style-name="Default" office:value-type="float" office:value="0.00127919852856177" calcext:value-type="float">
            <text:p>0.00127919852856177</text:p>
          </table:table-cell>
          <table:table-cell table:style-name="Default" office:value-type="float" office:value="0.952007771168442" calcext:value-type="float">
            <text:p>0.952007771168442</text:p>
          </table:table-cell>
          <table:table-cell table:style-name="Default" office:value-type="float" office:value="0.00127998784221415" calcext:value-type="float">
            <text:p>0.00127998784221415</text:p>
          </table:table-cell>
          <table:table-cell table:style-name="Default" office:value-type="float" office:value="0.95198878599908" calcext:value-type="float">
            <text:p>0.95198878599908</text:p>
          </table:table-cell>
          <table:table-cell table:style-name="Default" office:value-type="float" office:value="0.00127919852856177" calcext:value-type="float">
            <text:p>0.00127919852856177</text:p>
          </table:table-cell>
          <table:table-cell table:style-name="Default" office:value-type="float" office:value="0.95170754249422" calcext:value-type="float">
            <text:p>0.95170754249422</text:p>
          </table:table-cell>
          <table:table-cell table:style-name="Default" office:value-type="float" office:value="0.000841708796534462" calcext:value-type="float">
            <text:p>0.000841708796534462</text:p>
          </table:table-cell>
          <table:table-cell table:style-name="Default" office:value-type="float" office:value="0.951734459562187" calcext:value-type="float">
            <text:p>0.951734459562187</text:p>
          </table:table-cell>
          <table:table-cell table:style-name="Default" office:value-type="float" office:value="0.000849451456341888" calcext:value-type="float">
            <text:p>0.000849451456341888</text:p>
          </table:table-cell>
          <table:table-cell table:style-name="Default" office:value-type="float" office:value="0.95170754249422" calcext:value-type="float">
            <text:p>0.95170754249422</text:p>
          </table:table-cell>
          <table:table-cell table:style-name="Default" office:value-type="float" office:value="0.000841708796534462" calcext:value-type="float">
            <text:p>0.000841708796534462</text:p>
          </table:table-cell>
          <table:table-cell table:style-name="Default" office:value-type="float" office:value="0.994991944440133" calcext:value-type="float">
            <text:p>0.994991944440133</text:p>
          </table:table-cell>
          <table:table-cell table:style-name="Default" office:value-type="float" office:value="0.000352789017769231" calcext:value-type="float">
            <text:p>0.000352789017769231</text:p>
          </table:table-cell>
          <table:table-cell table:style-name="Default" office:value-type="float" office:value="0.994997405474273" calcext:value-type="float">
            <text:p>0.994997405474273</text:p>
          </table:table-cell>
          <table:table-cell table:style-name="Default" office:value-type="float" office:value="0.000354381993417562" calcext:value-type="float">
            <text:p>0.000354381993417562</text:p>
          </table:table-cell>
          <table:table-cell table:style-name="Default" office:value-type="float" office:value="0.994991944440133" calcext:value-type="float">
            <text:p>0.994991944440133</text:p>
          </table:table-cell>
          <table:table-cell table:style-name="Default" office:value-type="float" office:value="0.000352789017769231" calcext:value-type="float">
            <text:p>0.000352789017769231</text:p>
          </table:table-cell>
          <table:table-cell table:number-columns-repeated="999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Default" office:value-type="float" office:value="0.964059435700944" calcext:value-type="float">
            <text:p>0.964059435700944</text:p>
          </table:table-cell>
          <table:table-cell table:style-name="Default" office:value-type="float" office:value="0.00956926937498649" calcext:value-type="float">
            <text:p>0.00956926937498649</text:p>
          </table:table-cell>
          <table:table-cell table:style-name="Default" office:value-type="float" office:value="0.964078567454356" calcext:value-type="float">
            <text:p>0.964078567454356</text:p>
          </table:table-cell>
          <table:table-cell table:style-name="Default" office:value-type="float" office:value="0.00956802300389914" calcext:value-type="float">
            <text:p>0.00956802300389914</text:p>
          </table:table-cell>
          <table:table-cell table:style-name="Default" office:value-type="float" office:value="0.964059435700944" calcext:value-type="float">
            <text:p>0.964059435700944</text:p>
          </table:table-cell>
          <table:table-cell table:style-name="Default" office:value-type="float" office:value="0.00956926937498649" calcext:value-type="float">
            <text:p>0.00956926937498649</text:p>
          </table:table-cell>
          <table:table-cell table:style-name="Default" office:value-type="float" office:value="0.960743809729049" calcext:value-type="float">
            <text:p>0.960743809729049</text:p>
          </table:table-cell>
          <table:table-cell table:style-name="Default" office:value-type="float" office:value="0.000997637207640129" calcext:value-type="float">
            <text:p>0.000997637207640129</text:p>
          </table:table-cell>
          <table:table-cell table:style-name="Default" office:value-type="float" office:value="0.96076419448063" calcext:value-type="float">
            <text:p>0.96076419448063</text:p>
          </table:table-cell>
          <table:table-cell table:style-name="Default" office:value-type="float" office:value="0.000993463360866428" calcext:value-type="float">
            <text:p>0.000993463360866428</text:p>
          </table:table-cell>
          <table:table-cell table:style-name="Default" office:value-type="float" office:value="0.960743809729049" calcext:value-type="float">
            <text:p>0.960743809729049</text:p>
          </table:table-cell>
          <table:table-cell table:style-name="Default" office:value-type="float" office:value="0.000997637207640129" calcext:value-type="float">
            <text:p>0.000997637207640129</text:p>
          </table:table-cell>
          <table:table-cell table:style-name="Default" office:value-type="float" office:value="0.960870082575122" calcext:value-type="float">
            <text:p>0.960870082575122</text:p>
          </table:table-cell>
          <table:table-cell table:style-name="Default" office:value-type="float" office:value="0.000866365217178843" calcext:value-type="float">
            <text:p>0.000866365217178843</text:p>
          </table:table-cell>
          <table:table-cell table:style-name="Default" office:value-type="float" office:value="0.960886444657572" calcext:value-type="float">
            <text:p>0.960886444657572</text:p>
          </table:table-cell>
          <table:table-cell table:style-name="Default" office:value-type="float" office:value="0.000866179280835085" calcext:value-type="float">
            <text:p>0.000866179280835085</text:p>
          </table:table-cell>
          <table:table-cell table:style-name="Default" office:value-type="float" office:value="0.960870082575122" calcext:value-type="float">
            <text:p>0.960870082575122</text:p>
          </table:table-cell>
          <table:table-cell table:style-name="Default" office:value-type="float" office:value="0.000866365217178843" calcext:value-type="float">
            <text:p>0.000866365217178843</text:p>
          </table:table-cell>
          <table:table-cell table:style-name="Default" office:value-type="float" office:value="0.995522966744979" calcext:value-type="float">
            <text:p>0.995522966744979</text:p>
          </table:table-cell>
          <table:table-cell table:style-name="Default" office:value-type="float" office:value="0.000264834097817014" calcext:value-type="float">
            <text:p>0.000264834097817014</text:p>
          </table:table-cell>
          <table:table-cell table:style-name="Default" office:value-type="float" office:value="0.995530115304481" calcext:value-type="float">
            <text:p>0.995530115304481</text:p>
          </table:table-cell>
          <table:table-cell table:style-name="Default" office:value-type="float" office:value="0.000263745790539109" calcext:value-type="float">
            <text:p>0.000263745790539109</text:p>
          </table:table-cell>
          <table:table-cell table:style-name="Default" office:value-type="float" office:value="0.995522966744979" calcext:value-type="float">
            <text:p>0.995522966744979</text:p>
          </table:table-cell>
          <table:table-cell table:style-name="Default" office:value-type="float" office:value="0.000264834097817014" calcext:value-type="float">
            <text:p>0.000264834097817014</text:p>
          </table:table-cell>
          <table:table-cell table:number-columns-repeated="999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Default" office:value-type="float" office:value="0.969708191271224" calcext:value-type="float">
            <text:p>0.969708191271224</text:p>
          </table:table-cell>
          <table:table-cell table:style-name="Default" office:value-type="float" office:value="0.0139841632468383" calcext:value-type="float">
            <text:p>0.0139841632468383</text:p>
          </table:table-cell>
          <table:table-cell table:style-name="Default" office:value-type="float" office:value="0.969725308401314" calcext:value-type="float">
            <text:p>0.969725308401314</text:p>
          </table:table-cell>
          <table:table-cell table:style-name="Default" office:value-type="float" office:value="0.0139788746353927" calcext:value-type="float">
            <text:p>0.0139788746353927</text:p>
          </table:table-cell>
          <table:table-cell table:style-name="Default" office:value-type="float" office:value="0.969708191271224" calcext:value-type="float">
            <text:p>0.969708191271224</text:p>
          </table:table-cell>
          <table:table-cell table:style-name="Default" office:value-type="float" office:value="0.0139841632468383" calcext:value-type="float">
            <text:p>0.0139841632468383</text:p>
          </table:table-cell>
          <table:table-cell table:style-name="Default" office:value-type="float" office:value="0.964059526901812" calcext:value-type="float">
            <text:p>0.964059526901812</text:p>
          </table:table-cell>
          <table:table-cell table:style-name="Default" office:value-type="float" office:value="0.00106898225644776" calcext:value-type="float">
            <text:p>0.00106898225644776</text:p>
          </table:table-cell>
          <table:table-cell table:style-name="Default" office:value-type="float" office:value="0.964079990088855" calcext:value-type="float">
            <text:p>0.964079990088855</text:p>
          </table:table-cell>
          <table:table-cell table:style-name="Default" office:value-type="float" office:value="0.00106623434481575" calcext:value-type="float">
            <text:p>0.00106623434481575</text:p>
          </table:table-cell>
          <table:table-cell table:style-name="Default" office:value-type="float" office:value="0.964059526901812" calcext:value-type="float">
            <text:p>0.964059526901812</text:p>
          </table:table-cell>
          <table:table-cell table:style-name="Default" office:value-type="float" office:value="0.00106898225644776" calcext:value-type="float">
            <text:p>0.00106898225644776</text:p>
          </table:table-cell>
          <table:table-cell table:style-name="Default" office:value-type="float" office:value="0.976376097867082" calcext:value-type="float">
            <text:p>0.976376097867082</text:p>
          </table:table-cell>
          <table:table-cell table:style-name="Default" office:value-type="float" office:value="0.00130548164990704" calcext:value-type="float">
            <text:p>0.00130548164990704</text:p>
          </table:table-cell>
          <table:table-cell table:style-name="Default" office:value-type="float" office:value="0.976453285267858" calcext:value-type="float">
            <text:p>0.976453285267858</text:p>
          </table:table-cell>
          <table:table-cell table:style-name="Default" office:value-type="float" office:value="0.00130823823455834" calcext:value-type="float">
            <text:p>0.00130823823455834</text:p>
          </table:table-cell>
          <table:table-cell table:style-name="Default" office:value-type="float" office:value="0.976376097867082" calcext:value-type="float">
            <text:p>0.976376097867082</text:p>
          </table:table-cell>
          <table:table-cell table:style-name="Default" office:value-type="float" office:value="0.00130548164990704" calcext:value-type="float">
            <text:p>0.00130548164990704</text:p>
          </table:table-cell>
          <table:table-cell table:style-name="Default" office:value-type="float" office:value="0.995631679319281" calcext:value-type="float">
            <text:p>0.995631679319281</text:p>
          </table:table-cell>
          <table:table-cell table:style-name="Default" office:value-type="float" office:value="0.000614826484522603" calcext:value-type="float">
            <text:p>0.000614826484522603</text:p>
          </table:table-cell>
          <table:table-cell table:style-name="Default" office:value-type="float" office:value="0.995639986182085" calcext:value-type="float">
            <text:p>0.995639986182085</text:p>
          </table:table-cell>
          <table:table-cell table:style-name="Default" office:value-type="float" office:value="0.000611427713022572" calcext:value-type="float">
            <text:p>0.000611427713022572</text:p>
          </table:table-cell>
          <table:table-cell table:style-name="Default" office:value-type="float" office:value="0.995631679319281" calcext:value-type="float">
            <text:p>0.995631679319281</text:p>
          </table:table-cell>
          <table:table-cell table:style-name="Default" office:value-type="float" office:value="0.000614826484522603" calcext:value-type="float">
            <text:p>0.000614826484522603</text:p>
          </table:table-cell>
          <table:table-cell table:number-columns-repeated="999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Default" office:value-type="float" office:value="0.981711507662858" calcext:value-type="float">
            <text:p>0.981711507662858</text:p>
          </table:table-cell>
          <table:table-cell table:style-name="Default" office:value-type="float" office:value="0.0142486695960442" calcext:value-type="float">
            <text:p>0.0142486695960442</text:p>
          </table:table-cell>
          <table:table-cell table:style-name="Default" office:value-type="float" office:value="0.981728179960048" calcext:value-type="float">
            <text:p>0.981728179960048</text:p>
          </table:table-cell>
          <table:table-cell table:style-name="Default" office:value-type="float" office:value="0.0142420385318758" calcext:value-type="float">
            <text:p>0.0142420385318758</text:p>
          </table:table-cell>
          <table:table-cell table:style-name="Default" office:value-type="float" office:value="0.981711507662858" calcext:value-type="float">
            <text:p>0.981711507662858</text:p>
          </table:table-cell>
          <table:table-cell table:style-name="Default" office:value-type="float" office:value="0.0142486695960442" calcext:value-type="float">
            <text:p>0.0142486695960442</text:p>
          </table:table-cell>
          <table:table-cell table:style-name="Default" office:value-type="float" office:value="0.979812873869137" calcext:value-type="float">
            <text:p>0.979812873869137</text:p>
          </table:table-cell>
          <table:table-cell table:style-name="Default" office:value-type="float" office:value="0.000864632971301746" calcext:value-type="float">
            <text:p>0.000864632971301746</text:p>
          </table:table-cell>
          <table:table-cell table:style-name="Default" office:value-type="float" office:value="0.979859360722811" calcext:value-type="float">
            <text:p>0.979859360722811</text:p>
          </table:table-cell>
          <table:table-cell table:style-name="Default" office:value-type="float" office:value="0.000863562820327643" calcext:value-type="float">
            <text:p>0.000863562820327643</text:p>
          </table:table-cell>
          <table:table-cell table:style-name="Default" office:value-type="float" office:value="0.979812873869137" calcext:value-type="float">
            <text:p>0.979812873869137</text:p>
          </table:table-cell>
          <table:table-cell table:style-name="Default" office:value-type="float" office:value="0.000864632971301746" calcext:value-type="float">
            <text:p>0.000864632971301746</text:p>
          </table:table-cell>
          <table:table-cell table:style-name="Default" office:value-type="float" office:value="0.977888253515815" calcext:value-type="float">
            <text:p>0.977888253515815</text:p>
          </table:table-cell>
          <table:table-cell table:style-name="Default" office:value-type="float" office:value="0.000810708602152298" calcext:value-type="float">
            <text:p>0.000810708602152298</text:p>
          </table:table-cell>
          <table:table-cell table:style-name="Default" office:value-type="float" office:value="0.977957249156539" calcext:value-type="float">
            <text:p>0.977957249156539</text:p>
          </table:table-cell>
          <table:table-cell table:style-name="Default" office:value-type="float" office:value="0.000799918865124425" calcext:value-type="float">
            <text:p>0.000799918865124425</text:p>
          </table:table-cell>
          <table:table-cell table:style-name="Default" office:value-type="float" office:value="0.977888253515815" calcext:value-type="float">
            <text:p>0.977888253515815</text:p>
          </table:table-cell>
          <table:table-cell table:style-name="Default" office:value-type="float" office:value="0.000810708602152298" calcext:value-type="float">
            <text:p>0.000810708602152298</text:p>
          </table:table-cell>
          <table:table-cell table:style-name="Default" office:value-type="float" office:value="0.995831260692251" calcext:value-type="float">
            <text:p>0.995831260692251</text:p>
          </table:table-cell>
          <table:table-cell table:style-name="Default" office:value-type="float" office:value="0.00032915108890329" calcext:value-type="float">
            <text:p>0.00032915108890329</text:p>
          </table:table-cell>
          <table:table-cell table:style-name="Default" office:value-type="float" office:value="0.995837151875281" calcext:value-type="float">
            <text:p>0.995837151875281</text:p>
          </table:table-cell>
          <table:table-cell table:style-name="Default" office:value-type="float" office:value="0.000326009376271345" calcext:value-type="float">
            <text:p>0.000326009376271345</text:p>
          </table:table-cell>
          <table:table-cell table:style-name="Default" office:value-type="float" office:value="0.995831260692251" calcext:value-type="float">
            <text:p>0.995831260692251</text:p>
          </table:table-cell>
          <table:table-cell table:style-name="Default" office:value-type="float" office:value="0.00032915108890329" calcext:value-type="float">
            <text:p>0.00032915108890329</text:p>
          </table:table-cell>
          <table:table-cell table:number-columns-repeated="999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Default" office:value-type="float" office:value="0.989216887597781" calcext:value-type="float">
            <text:p>0.989216887597781</text:p>
          </table:table-cell>
          <table:table-cell table:style-name="Default" office:value-type="float" office:value="0.00639301018146338" calcext:value-type="float">
            <text:p>0.00639301018146338</text:p>
          </table:table-cell>
          <table:table-cell table:style-name="Default" office:value-type="float" office:value="0.989225144537331" calcext:value-type="float">
            <text:p>0.989225144537331</text:p>
          </table:table-cell>
          <table:table-cell table:style-name="Default" office:value-type="float" office:value="0.00639207300552006" calcext:value-type="float">
            <text:p>0.00639207300552006</text:p>
          </table:table-cell>
          <table:table-cell table:style-name="Default" office:value-type="float" office:value="0.989216887597781" calcext:value-type="float">
            <text:p>0.989216887597781</text:p>
          </table:table-cell>
          <table:table-cell table:style-name="Default" office:value-type="float" office:value="0.00639301018146338" calcext:value-type="float">
            <text:p>0.00639301018146338</text:p>
          </table:table-cell>
          <table:table-cell table:style-name="Default" office:value-type="float" office:value="0.980235489175793" calcext:value-type="float">
            <text:p>0.980235489175793</text:p>
          </table:table-cell>
          <table:table-cell table:style-name="Default" office:value-type="float" office:value="0.000774374599187118" calcext:value-type="float">
            <text:p>0.000774374599187118</text:p>
          </table:table-cell>
          <table:table-cell table:style-name="Default" office:value-type="float" office:value="0.980288923826718" calcext:value-type="float">
            <text:p>0.980288923826718</text:p>
          </table:table-cell>
          <table:table-cell table:style-name="Default" office:value-type="float" office:value="0.000772148063376665" calcext:value-type="float">
            <text:p>0.000772148063376665</text:p>
          </table:table-cell>
          <table:table-cell table:style-name="Default" office:value-type="float" office:value="0.980235489175793" calcext:value-type="float">
            <text:p>0.980235489175793</text:p>
          </table:table-cell>
          <table:table-cell table:style-name="Default" office:value-type="float" office:value="0.000774374599187118" calcext:value-type="float">
            <text:p>0.000774374599187118</text:p>
          </table:table-cell>
          <table:table-cell table:style-name="Default" office:value-type="float" office:value="0.979666870847501" calcext:value-type="float">
            <text:p>0.979666870847501</text:p>
          </table:table-cell>
          <table:table-cell table:style-name="Default" office:value-type="float" office:value="0.000601580707069281" calcext:value-type="float">
            <text:p>0.000601580707069281</text:p>
          </table:table-cell>
          <table:table-cell table:style-name="Default" office:value-type="float" office:value="0.979740670007305" calcext:value-type="float">
            <text:p>0.979740670007305</text:p>
          </table:table-cell>
          <table:table-cell table:style-name="Default" office:value-type="float" office:value="0.000593552965681713" calcext:value-type="float">
            <text:p>0.000593552965681713</text:p>
          </table:table-cell>
          <table:table-cell table:style-name="Default" office:value-type="float" office:value="0.979666870847501" calcext:value-type="float">
            <text:p>0.979666870847501</text:p>
          </table:table-cell>
          <table:table-cell table:style-name="Default" office:value-type="float" office:value="0.000601580707069281" calcext:value-type="float">
            <text:p>0.000601580707069281</text:p>
          </table:table-cell>
          <table:table-cell table:style-name="Default" office:value-type="float" office:value="0.995841338924857" calcext:value-type="float">
            <text:p>0.995841338924857</text:p>
          </table:table-cell>
          <table:table-cell table:style-name="Default" office:value-type="float" office:value="0.000135682715226875" calcext:value-type="float">
            <text:p>0.000135682715226875</text:p>
          </table:table-cell>
          <table:table-cell table:style-name="Default" office:value-type="float" office:value="0.995848891959071" calcext:value-type="float">
            <text:p>0.995848891959071</text:p>
          </table:table-cell>
          <table:table-cell table:style-name="Default" office:value-type="float" office:value="0.000134725895631689" calcext:value-type="float">
            <text:p>0.000134725895631689</text:p>
          </table:table-cell>
          <table:table-cell table:style-name="Default" office:value-type="float" office:value="0.995841338924857" calcext:value-type="float">
            <text:p>0.995841338924857</text:p>
          </table:table-cell>
          <table:table-cell table:style-name="Default" office:value-type="float" office:value="0.000135682715226875" calcext:value-type="float">
            <text:p>0.000135682715226875</text:p>
          </table:table-cell>
          <table:table-cell table:number-columns-repeated="999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Default" office:value-type="float" office:value="0.99415592071549" calcext:value-type="float">
            <text:p>0.99415592071549</text:p>
          </table:table-cell>
          <table:table-cell table:style-name="Default" office:value-type="float" office:value="0.00378057413712174" calcext:value-type="float">
            <text:p>0.00378057413712174</text:p>
          </table:table-cell>
          <table:table-cell table:style-name="Default" office:value-type="float" office:value="0.994165530876425" calcext:value-type="float">
            <text:p>0.994165530876425</text:p>
          </table:table-cell>
          <table:table-cell table:style-name="Default" office:value-type="float" office:value="0.00378187076660628" calcext:value-type="float">
            <text:p>0.00378187076660628</text:p>
          </table:table-cell>
          <table:table-cell table:style-name="Default" office:value-type="float" office:value="0.99415592071549" calcext:value-type="float">
            <text:p>0.99415592071549</text:p>
          </table:table-cell>
          <table:table-cell table:style-name="Default" office:value-type="float" office:value="0.00378057413712174" calcext:value-type="float">
            <text:p>0.00378057413712174</text:p>
          </table:table-cell>
          <table:table-cell table:style-name="Default" office:value-type="float" office:value="0.980361381710891" calcext:value-type="float">
            <text:p>0.980361381710891</text:p>
          </table:table-cell>
          <table:table-cell table:style-name="Default" office:value-type="float" office:value="0.000893065602712478" calcext:value-type="float">
            <text:p>0.000893065602712478</text:p>
          </table:table-cell>
          <table:table-cell table:style-name="Default" office:value-type="float" office:value="0.980418351801612" calcext:value-type="float">
            <text:p>0.980418351801612</text:p>
          </table:table-cell>
          <table:table-cell table:style-name="Default" office:value-type="float" office:value="0.000886821918794885" calcext:value-type="float">
            <text:p>0.000886821918794885</text:p>
          </table:table-cell>
          <table:table-cell table:style-name="Default" office:value-type="float" office:value="0.980361381710891" calcext:value-type="float">
            <text:p>0.980361381710891</text:p>
          </table:table-cell>
          <table:table-cell table:style-name="Default" office:value-type="float" office:value="0.000893065602712478" calcext:value-type="float">
            <text:p>0.000893065602712478</text:p>
          </table:table-cell>
          <table:table-cell table:style-name="Default" office:value-type="float" office:value="0.980768632284592" calcext:value-type="float">
            <text:p>0.980768632284592</text:p>
          </table:table-cell>
          <table:table-cell table:style-name="Default" office:value-type="float" office:value="0.000845318630898083" calcext:value-type="float">
            <text:p>0.000845318630898083</text:p>
          </table:table-cell>
          <table:table-cell table:style-name="Default" office:value-type="float" office:value="0.98083457686662" calcext:value-type="float">
            <text:p>0.98083457686662</text:p>
          </table:table-cell>
          <table:table-cell table:style-name="Default" office:value-type="float" office:value="0.000842304514689026" calcext:value-type="float">
            <text:p>0.000842304514689026</text:p>
          </table:table-cell>
          <table:table-cell table:style-name="Default" office:value-type="float" office:value="0.980768632284592" calcext:value-type="float">
            <text:p>0.980768632284592</text:p>
          </table:table-cell>
          <table:table-cell table:style-name="Default" office:value-type="float" office:value="0.000845318630898083" calcext:value-type="float">
            <text:p>0.000845318630898083</text:p>
          </table:table-cell>
          <table:table-cell table:style-name="Default" office:value-type="float" office:value="0.99644274154445" calcext:value-type="float">
            <text:p>0.99644274154445</text:p>
          </table:table-cell>
          <table:table-cell table:style-name="Default" office:value-type="float" office:value="0.000319195277024249" calcext:value-type="float">
            <text:p>0.000319195277024249</text:p>
          </table:table-cell>
          <table:table-cell table:style-name="Default" office:value-type="float" office:value="0.996448867999392" calcext:value-type="float">
            <text:p>0.996448867999392</text:p>
          </table:table-cell>
          <table:table-cell table:style-name="Default" office:value-type="float" office:value="0.000318983147525198" calcext:value-type="float">
            <text:p>0.000318983147525198</text:p>
          </table:table-cell>
          <table:table-cell table:style-name="Default" office:value-type="float" office:value="0.99644274154445" calcext:value-type="float">
            <text:p>0.99644274154445</text:p>
          </table:table-cell>
          <table:table-cell table:style-name="Default" office:value-type="float" office:value="0.000319195277024249" calcext:value-type="float">
            <text:p>0.000319195277024249</text:p>
          </table:table-cell>
          <table:table-cell table:number-columns-repeated="999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Default" office:value-type="float" office:value="0.994069765387936" calcext:value-type="float">
            <text:p>0.994069765387936</text:p>
          </table:table-cell>
          <table:table-cell table:style-name="Default" office:value-type="float" office:value="0.0037542914894129" calcext:value-type="float">
            <text:p>0.0037542914894129</text:p>
          </table:table-cell>
          <table:table-cell table:style-name="Default" office:value-type="float" office:value="0.994079657009316" calcext:value-type="float">
            <text:p>0.994079657009316</text:p>
          </table:table-cell>
          <table:table-cell table:style-name="Default" office:value-type="float" office:value="0.00375516714585392" calcext:value-type="float">
            <text:p>0.00375516714585392</text:p>
          </table:table-cell>
          <table:table-cell table:style-name="Default" office:value-type="float" office:value="0.994069765387936" calcext:value-type="float">
            <text:p>0.994069765387936</text:p>
          </table:table-cell>
          <table:table-cell table:style-name="Default" office:value-type="float" office:value="0.0037542914894129" calcext:value-type="float">
            <text:p>0.0037542914894129</text:p>
          </table:table-cell>
          <table:table-cell table:style-name="Default" office:value-type="float" office:value="0.982512612852638" calcext:value-type="float">
            <text:p>0.982512612852638</text:p>
          </table:table-cell>
          <table:table-cell table:style-name="Default" office:value-type="float" office:value="0.000592755366254258" calcext:value-type="float">
            <text:p>0.000592755366254258</text:p>
          </table:table-cell>
          <table:table-cell table:style-name="Default" office:value-type="float" office:value="0.982556631114704" calcext:value-type="float">
            <text:p>0.982556631114704</text:p>
          </table:table-cell>
          <table:table-cell table:style-name="Default" office:value-type="float" office:value="0.000590870349228258" calcext:value-type="float">
            <text:p>0.000590870349228258</text:p>
          </table:table-cell>
          <table:table-cell table:style-name="Default" office:value-type="float" office:value="0.982512612852638" calcext:value-type="float">
            <text:p>0.982512612852638</text:p>
          </table:table-cell>
          <table:table-cell table:style-name="Default" office:value-type="float" office:value="0.000592755366254258" calcext:value-type="float">
            <text:p>0.000592755366254258</text:p>
          </table:table-cell>
          <table:table-cell table:style-name="Default" office:value-type="float" office:value="0.982486934806818" calcext:value-type="float">
            <text:p>0.982486934806818</text:p>
          </table:table-cell>
          <table:table-cell table:style-name="Default" office:value-type="float" office:value="0.000708764469290452" calcext:value-type="float">
            <text:p>0.000708764469290452</text:p>
          </table:table-cell>
          <table:table-cell table:style-name="Default" office:value-type="float" office:value="0.982550342239151" calcext:value-type="float">
            <text:p>0.982550342239151</text:p>
          </table:table-cell>
          <table:table-cell table:style-name="Default" office:value-type="float" office:value="0.000691290059293376" calcext:value-type="float">
            <text:p>0.000691290059293376</text:p>
          </table:table-cell>
          <table:table-cell table:style-name="Default" office:value-type="float" office:value="0.982486934806818" calcext:value-type="float">
            <text:p>0.982486934806818</text:p>
          </table:table-cell>
          <table:table-cell table:style-name="Default" office:value-type="float" office:value="0.000708764469290452" calcext:value-type="float">
            <text:p>0.000708764469290452</text:p>
          </table:table-cell>
          <table:table-cell table:style-name="Default" office:value-type="float" office:value="0.996336835315997" calcext:value-type="float">
            <text:p>0.996336835315997</text:p>
          </table:table-cell>
          <table:table-cell table:style-name="Default" office:value-type="float" office:value="0.000264137777601474" calcext:value-type="float">
            <text:p>0.000264137777601474</text:p>
          </table:table-cell>
          <table:table-cell table:style-name="Default" office:value-type="float" office:value="0.996342594522764" calcext:value-type="float">
            <text:p>0.996342594522764</text:p>
          </table:table-cell>
          <table:table-cell table:style-name="Default" office:value-type="float" office:value="0.000263389272273339" calcext:value-type="float">
            <text:p>0.000263389272273339</text:p>
          </table:table-cell>
          <table:table-cell table:style-name="Default" office:value-type="float" office:value="0.996336835315997" calcext:value-type="float">
            <text:p>0.996336835315997</text:p>
          </table:table-cell>
          <table:table-cell table:style-name="Default" office:value-type="float" office:value="0.000264137777601474" calcext:value-type="float">
            <text:p>0.000264137777601474</text:p>
          </table:table-cell>
          <table:table-cell table:number-columns-repeated="999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Default" office:value-type="float" office:value="0.99426420145612" calcext:value-type="float">
            <text:p>0.99426420145612</text:p>
          </table:table-cell>
          <table:table-cell table:style-name="Default" office:value-type="float" office:value="0.00379317389102546" calcext:value-type="float">
            <text:p>0.00379317389102546</text:p>
          </table:table-cell>
          <table:table-cell table:style-name="Default" office:value-type="float" office:value="0.994273237949896" calcext:value-type="float">
            <text:p>0.994273237949896</text:p>
          </table:table-cell>
          <table:table-cell table:style-name="Default" office:value-type="float" office:value="0.00379342310317436" calcext:value-type="float">
            <text:p>0.00379342310317436</text:p>
          </table:table-cell>
          <table:table-cell table:style-name="Default" office:value-type="float" office:value="0.99426420145612" calcext:value-type="float">
            <text:p>0.99426420145612</text:p>
          </table:table-cell>
          <table:table-cell table:style-name="Default" office:value-type="float" office:value="0.00379317389102546" calcext:value-type="float">
            <text:p>0.00379317389102546</text:p>
          </table:table-cell>
          <table:table-cell table:style-name="Default" office:value-type="float" office:value="0.982338509919914" calcext:value-type="float">
            <text:p>0.982338509919914</text:p>
          </table:table-cell>
          <table:table-cell table:style-name="Default" office:value-type="float" office:value="0.000662099887278923" calcext:value-type="float">
            <text:p>0.000662099887278923</text:p>
          </table:table-cell>
          <table:table-cell table:style-name="Default" office:value-type="float" office:value="0.982376888725341" calcext:value-type="float">
            <text:p>0.982376888725341</text:p>
          </table:table-cell>
          <table:table-cell table:style-name="Default" office:value-type="float" office:value="0.000660631208495747" calcext:value-type="float">
            <text:p>0.000660631208495747</text:p>
          </table:table-cell>
          <table:table-cell table:style-name="Default" office:value-type="float" office:value="0.982338509919914" calcext:value-type="float">
            <text:p>0.982338509919914</text:p>
          </table:table-cell>
          <table:table-cell table:style-name="Default" office:value-type="float" office:value="0.000662099887278923" calcext:value-type="float">
            <text:p>0.000662099887278923</text:p>
          </table:table-cell>
          <table:table-cell table:style-name="Default" office:value-type="float" office:value="0.982698840570261" calcext:value-type="float">
            <text:p>0.982698840570261</text:p>
          </table:table-cell>
          <table:table-cell table:style-name="Default" office:value-type="float" office:value="0.000788978774051509" calcext:value-type="float">
            <text:p>0.000788978774051509</text:p>
          </table:table-cell>
          <table:table-cell table:style-name="Default" office:value-type="float" office:value="0.982746978107403" calcext:value-type="float">
            <text:p>0.982746978107403</text:p>
          </table:table-cell>
          <table:table-cell table:style-name="Default" office:value-type="float" office:value="0.000775301786339457" calcext:value-type="float">
            <text:p>0.000775301786339457</text:p>
          </table:table-cell>
          <table:table-cell table:style-name="Default" office:value-type="float" office:value="0.982698840570261" calcext:value-type="float">
            <text:p>0.982698840570261</text:p>
          </table:table-cell>
          <table:table-cell table:style-name="Default" office:value-type="float" office:value="0.000788978774051509" calcext:value-type="float">
            <text:p>0.000788978774051509</text:p>
          </table:table-cell>
          <table:table-cell table:style-name="Default" office:value-type="float" office:value="0.996626457840545" calcext:value-type="float">
            <text:p>0.996626457840545</text:p>
          </table:table-cell>
          <table:table-cell table:style-name="Default" office:value-type="float" office:value="0.000244819137632558" calcext:value-type="float">
            <text:p>0.000244819137632558</text:p>
          </table:table-cell>
          <table:table-cell table:style-name="Default" office:value-type="float" office:value="0.996632075212836" calcext:value-type="float">
            <text:p>0.996632075212836</text:p>
          </table:table-cell>
          <table:table-cell table:style-name="Default" office:value-type="float" office:value="0.000246491992473126" calcext:value-type="float">
            <text:p>0.000246491992473126</text:p>
          </table:table-cell>
          <table:table-cell table:style-name="Default" office:value-type="float" office:value="0.996626457840545" calcext:value-type="float">
            <text:p>0.996626457840545</text:p>
          </table:table-cell>
          <table:table-cell table:style-name="Default" office:value-type="float" office:value="0.000244819137632558" calcext:value-type="float">
            <text:p>0.000244819137632558</text:p>
          </table:table-cell>
          <table:table-cell table:number-columns-repeated="999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Default" office:value-type="float" office:value="0.994411513420504" calcext:value-type="float">
            <text:p>0.994411513420504</text:p>
          </table:table-cell>
          <table:table-cell table:style-name="Default" office:value-type="float" office:value="0.00338428118010798" calcext:value-type="float">
            <text:p>0.00338428118010798</text:p>
          </table:table-cell>
          <table:table-cell table:style-name="Default" office:value-type="float" office:value="0.994419175383771" calcext:value-type="float">
            <text:p>0.994419175383771</text:p>
          </table:table-cell>
          <table:table-cell table:style-name="Default" office:value-type="float" office:value="0.00338549420452988" calcext:value-type="float">
            <text:p>0.00338549420452988</text:p>
          </table:table-cell>
          <table:table-cell table:style-name="Default" office:value-type="float" office:value="0.994411513420504" calcext:value-type="float">
            <text:p>0.994411513420504</text:p>
          </table:table-cell>
          <table:table-cell table:style-name="Default" office:value-type="float" office:value="0.00338428118010798" calcext:value-type="float">
            <text:p>0.00338428118010798</text:p>
          </table:table-cell>
          <table:table-cell table:style-name="Default" office:value-type="float" office:value="0.988097426545076" calcext:value-type="float">
            <text:p>0.988097426545076</text:p>
          </table:table-cell>
          <table:table-cell table:style-name="Default" office:value-type="float" office:value="0.000603054262712791" calcext:value-type="float">
            <text:p>0.000603054262712791</text:p>
          </table:table-cell>
          <table:table-cell table:style-name="Default" office:value-type="float" office:value="0.988115838334899" calcext:value-type="float">
            <text:p>0.988115838334899</text:p>
          </table:table-cell>
          <table:table-cell table:style-name="Default" office:value-type="float" office:value="0.000600919119233008" calcext:value-type="float">
            <text:p>0.000600919119233008</text:p>
          </table:table-cell>
          <table:table-cell table:style-name="Default" office:value-type="float" office:value="0.988097426545076" calcext:value-type="float">
            <text:p>0.988097426545076</text:p>
          </table:table-cell>
          <table:table-cell table:style-name="Default" office:value-type="float" office:value="0.000603054262712791" calcext:value-type="float">
            <text:p>0.000603054262712791</text:p>
          </table:table-cell>
          <table:table-cell table:style-name="Default" office:value-type="float" office:value="0.98429981955579" calcext:value-type="float">
            <text:p>0.98429981955579</text:p>
          </table:table-cell>
          <table:table-cell table:style-name="Default" office:value-type="float" office:value="0.000435771548167715" calcext:value-type="float">
            <text:p>0.000435771548167715</text:p>
          </table:table-cell>
          <table:table-cell table:style-name="Default" office:value-type="float" office:value="0.984344153707291" calcext:value-type="float">
            <text:p>0.984344153707291</text:p>
          </table:table-cell>
          <table:table-cell table:style-name="Default" office:value-type="float" office:value="0.00043026941712409" calcext:value-type="float">
            <text:p>0.00043026941712409</text:p>
          </table:table-cell>
          <table:table-cell table:style-name="Default" office:value-type="float" office:value="0.98429981955579" calcext:value-type="float">
            <text:p>0.98429981955579</text:p>
          </table:table-cell>
          <table:table-cell table:style-name="Default" office:value-type="float" office:value="0.000435771548167715" calcext:value-type="float">
            <text:p>0.000435771548167715</text:p>
          </table:table-cell>
          <table:table-cell table:style-name="Default" office:value-type="float" office:value="0.99667882713318" calcext:value-type="float">
            <text:p>0.99667882713318</text:p>
          </table:table-cell>
          <table:table-cell table:style-name="Default" office:value-type="float" office:value="0.00037538872908353" calcext:value-type="float">
            <text:p>0.00037538872908353</text:p>
          </table:table-cell>
          <table:table-cell table:style-name="Default" office:value-type="float" office:value="0.996684036802126" calcext:value-type="float">
            <text:p>0.996684036802126</text:p>
          </table:table-cell>
          <table:table-cell table:style-name="Default" office:value-type="float" office:value="0.000373537352572549" calcext:value-type="float">
            <text:p>0.000373537352572549</text:p>
          </table:table-cell>
          <table:table-cell table:style-name="Default" office:value-type="float" office:value="0.99667882713318" calcext:value-type="float">
            <text:p>0.99667882713318</text:p>
          </table:table-cell>
          <table:table-cell table:style-name="Default" office:value-type="float" office:value="0.00037538872908353" calcext:value-type="float">
            <text:p>0.00037538872908353</text:p>
          </table:table-cell>
          <table:table-cell table:number-columns-repeated="999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Default" office:value-type="float" office:value="0.994930903421482" calcext:value-type="float">
            <text:p>0.994930903421482</text:p>
          </table:table-cell>
          <table:table-cell table:style-name="Default" office:value-type="float" office:value="0.00233452982155363" calcext:value-type="float">
            <text:p>0.00233452982155363</text:p>
          </table:table-cell>
          <table:table-cell table:style-name="Default" office:value-type="float" office:value="0.994938201828128" calcext:value-type="float">
            <text:p>0.994938201828128</text:p>
          </table:table-cell>
          <table:table-cell table:style-name="Default" office:value-type="float" office:value="0.00233439534470533" calcext:value-type="float">
            <text:p>0.00233439534470533</text:p>
          </table:table-cell>
          <table:table-cell table:style-name="Default" office:value-type="float" office:value="0.994930903421482" calcext:value-type="float">
            <text:p>0.994930903421482</text:p>
          </table:table-cell>
          <table:table-cell table:style-name="Default" office:value-type="float" office:value="0.00233452982155363" calcext:value-type="float">
            <text:p>0.00233452982155363</text:p>
          </table:table-cell>
          <table:table-cell table:style-name="Default" office:value-type="float" office:value="0.98897122524709" calcext:value-type="float">
            <text:p>0.98897122524709</text:p>
          </table:table-cell>
          <table:table-cell table:style-name="Default" office:value-type="float" office:value="0.000623550327807192" calcext:value-type="float">
            <text:p>0.000623550327807192</text:p>
          </table:table-cell>
          <table:table-cell table:style-name="Default" office:value-type="float" office:value="0.988989338382407" calcext:value-type="float">
            <text:p>0.988989338382407</text:p>
          </table:table-cell>
          <table:table-cell table:style-name="Default" office:value-type="float" office:value="0.000622067732116336" calcext:value-type="float">
            <text:p>0.000622067732116336</text:p>
          </table:table-cell>
          <table:table-cell table:style-name="Default" office:value-type="float" office:value="0.98897122524709" calcext:value-type="float">
            <text:p>0.98897122524709</text:p>
          </table:table-cell>
          <table:table-cell table:style-name="Default" office:value-type="float" office:value="0.000623550327807192" calcext:value-type="float">
            <text:p>0.000623550327807192</text:p>
          </table:table-cell>
          <table:table-cell table:style-name="Default" office:value-type="float" office:value="0.986098645091144" calcext:value-type="float">
            <text:p>0.986098645091144</text:p>
          </table:table-cell>
          <table:table-cell table:style-name="Default" office:value-type="float" office:value="0.000976035371009579" calcext:value-type="float">
            <text:p>0.000976035371009579</text:p>
          </table:table-cell>
          <table:table-cell table:style-name="Default" office:value-type="float" office:value="0.986126364916493" calcext:value-type="float">
            <text:p>0.986126364916493</text:p>
          </table:table-cell>
          <table:table-cell table:style-name="Default" office:value-type="float" office:value="0.00096742974353868" calcext:value-type="float">
            <text:p>0.00096742974353868</text:p>
          </table:table-cell>
          <table:table-cell table:style-name="Default" office:value-type="float" office:value="0.986098645091144" calcext:value-type="float">
            <text:p>0.986098645091144</text:p>
          </table:table-cell>
          <table:table-cell table:style-name="Default" office:value-type="float" office:value="0.000976035371009579" calcext:value-type="float">
            <text:p>0.000976035371009579</text:p>
          </table:table-cell>
          <table:table-cell table:style-name="Default" office:value-type="float" office:value="0.996324655644779" calcext:value-type="float">
            <text:p>0.996324655644779</text:p>
          </table:table-cell>
          <table:table-cell table:style-name="Default" office:value-type="float" office:value="0.000477791045623923" calcext:value-type="float">
            <text:p>0.000477791045623923</text:p>
          </table:table-cell>
          <table:table-cell table:style-name="Default" office:value-type="float" office:value="0.996331825955287" calcext:value-type="float">
            <text:p>0.996331825955287</text:p>
          </table:table-cell>
          <table:table-cell table:style-name="Default" office:value-type="float" office:value="0.000475873041136372" calcext:value-type="float">
            <text:p>0.000475873041136372</text:p>
          </table:table-cell>
          <table:table-cell table:style-name="Default" office:value-type="float" office:value="0.996324655644779" calcext:value-type="float">
            <text:p>0.996324655644779</text:p>
          </table:table-cell>
          <table:table-cell table:style-name="Default" office:value-type="float" office:value="0.000477791045623923" calcext:value-type="float">
            <text:p>0.000477791045623923</text:p>
          </table:table-cell>
          <table:table-cell table:number-columns-repeated="999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0.995198065774142" calcext:value-type="float">
            <text:p>0.995198065774142</text:p>
          </table:table-cell>
          <table:table-cell table:style-name="Default" office:value-type="float" office:value="0.00234184512697436" calcext:value-type="float">
            <text:p>0.00234184512697436</text:p>
          </table:table-cell>
          <table:table-cell table:style-name="Default" office:value-type="float" office:value="0.995205572532651" calcext:value-type="float">
            <text:p>0.995205572532651</text:p>
          </table:table-cell>
          <table:table-cell table:style-name="Default" office:value-type="float" office:value="0.00234228883939714" calcext:value-type="float">
            <text:p>0.00234228883939714</text:p>
          </table:table-cell>
          <table:table-cell table:style-name="Default" office:value-type="float" office:value="0.995198065774142" calcext:value-type="float">
            <text:p>0.995198065774142</text:p>
          </table:table-cell>
          <table:table-cell table:style-name="Default" office:value-type="float" office:value="0.00234184512697436" calcext:value-type="float">
            <text:p>0.00234184512697436</text:p>
          </table:table-cell>
          <table:table-cell table:style-name="Default" office:value-type="float" office:value="0.98942832440651" calcext:value-type="float">
            <text:p>0.98942832440651</text:p>
          </table:table-cell>
          <table:table-cell table:style-name="Default" office:value-type="float" office:value="0.000556694363852434" calcext:value-type="float">
            <text:p>0.000556694363852434</text:p>
          </table:table-cell>
          <table:table-cell table:style-name="Default" office:value-type="float" office:value="0.989445280604016" calcext:value-type="float">
            <text:p>0.989445280604016</text:p>
          </table:table-cell>
          <table:table-cell table:style-name="Default" office:value-type="float" office:value="0.000552312353643535" calcext:value-type="float">
            <text:p>0.000552312353643535</text:p>
          </table:table-cell>
          <table:table-cell table:style-name="Default" office:value-type="float" office:value="0.98942832440651" calcext:value-type="float">
            <text:p>0.98942832440651</text:p>
          </table:table-cell>
          <table:table-cell table:style-name="Default" office:value-type="float" office:value="0.000556694363852434" calcext:value-type="float">
            <text:p>0.000556694363852434</text:p>
          </table:table-cell>
          <table:table-cell table:style-name="Default" office:value-type="float" office:value="0.989509079097065" calcext:value-type="float">
            <text:p>0.989509079097065</text:p>
          </table:table-cell>
          <table:table-cell table:style-name="Default" office:value-type="float" office:value="0.000609682129687541" calcext:value-type="float">
            <text:p>0.000609682129687541</text:p>
          </table:table-cell>
          <table:table-cell table:style-name="Default" office:value-type="float" office:value="0.989524830995473" calcext:value-type="float">
            <text:p>0.989524830995473</text:p>
          </table:table-cell>
          <table:table-cell table:style-name="Default" office:value-type="float" office:value="0.000608901067706398" calcext:value-type="float">
            <text:p>0.000608901067706398</text:p>
          </table:table-cell>
          <table:table-cell table:style-name="Default" office:value-type="float" office:value="0.989509079097065" calcext:value-type="float">
            <text:p>0.989509079097065</text:p>
          </table:table-cell>
          <table:table-cell table:style-name="Default" office:value-type="float" office:value="0.000609682129687541" calcext:value-type="float">
            <text:p>0.000609682129687541</text:p>
          </table:table-cell>
          <table:table-cell table:style-name="Default" office:value-type="float" office:value="0.996475366163194" calcext:value-type="float">
            <text:p>0.996475366163194</text:p>
          </table:table-cell>
          <table:table-cell table:style-name="Default" office:value-type="float" office:value="0.000563645227193148" calcext:value-type="float">
            <text:p>0.000563645227193148</text:p>
          </table:table-cell>
          <table:table-cell table:style-name="Default" office:value-type="float" office:value="0.996482960061848" calcext:value-type="float">
            <text:p>0.996482960061848</text:p>
          </table:table-cell>
          <table:table-cell table:style-name="Default" office:value-type="float" office:value="0.000560827695149525" calcext:value-type="float">
            <text:p>0.000560827695149525</text:p>
          </table:table-cell>
          <table:table-cell table:style-name="Default" office:value-type="float" office:value="0.996475366163194" calcext:value-type="float">
            <text:p>0.996475366163194</text:p>
          </table:table-cell>
          <table:table-cell table:style-name="Default" office:value-type="float" office:value="0.000563645227193148" calcext:value-type="float">
            <text:p>0.000563645227193148</text:p>
          </table:table-cell>
          <table:table-cell table:number-columns-repeated="999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Default" office:value-type="float" office:value="0.995190809117133" calcext:value-type="float">
            <text:p>0.995190809117133</text:p>
          </table:table-cell>
          <table:table-cell table:style-name="Default" office:value-type="float" office:value="0.00245339982881917" calcext:value-type="float">
            <text:p>0.00245339982881917</text:p>
          </table:table-cell>
          <table:table-cell table:style-name="Default" office:value-type="float" office:value="0.995199272724996" calcext:value-type="float">
            <text:p>0.995199272724996</text:p>
          </table:table-cell>
          <table:table-cell table:style-name="Default" office:value-type="float" office:value="0.00245334913317147" calcext:value-type="float">
            <text:p>0.00245334913317147</text:p>
          </table:table-cell>
          <table:table-cell table:style-name="Default" office:value-type="float" office:value="0.995190809117133" calcext:value-type="float">
            <text:p>0.995190809117133</text:p>
          </table:table-cell>
          <table:table-cell table:style-name="Default" office:value-type="float" office:value="0.00245339982881917" calcext:value-type="float">
            <text:p>0.00245339982881917</text:p>
          </table:table-cell>
          <table:table-cell table:style-name="Default" office:value-type="float" office:value="0.990069127682981" calcext:value-type="float">
            <text:p>0.990069127682981</text:p>
          </table:table-cell>
          <table:table-cell table:style-name="Default" office:value-type="float" office:value="0.00061932323953259" calcext:value-type="float">
            <text:p>0.00061932323953259</text:p>
          </table:table-cell>
          <table:table-cell table:style-name="Default" office:value-type="float" office:value="0.990083548727606" calcext:value-type="float">
            <text:p>0.990083548727606</text:p>
          </table:table-cell>
          <table:table-cell table:style-name="Default" office:value-type="float" office:value="0.00061928792609758" calcext:value-type="float">
            <text:p>0.00061928792609758</text:p>
          </table:table-cell>
          <table:table-cell table:style-name="Default" office:value-type="float" office:value="0.990069127682981" calcext:value-type="float">
            <text:p>0.990069127682981</text:p>
          </table:table-cell>
          <table:table-cell table:style-name="Default" office:value-type="float" office:value="0.00061932323953259" calcext:value-type="float">
            <text:p>0.00061932323953259</text:p>
          </table:table-cell>
          <table:table-cell table:style-name="Default" office:value-type="float" office:value="0.990467734850874" calcext:value-type="float">
            <text:p>0.990467734850874</text:p>
          </table:table-cell>
          <table:table-cell table:style-name="Default" office:value-type="float" office:value="0.00045146763564009" calcext:value-type="float">
            <text:p>0.00045146763564009</text:p>
          </table:table-cell>
          <table:table-cell table:style-name="Default" office:value-type="float" office:value="0.990479700901202" calcext:value-type="float">
            <text:p>0.990479700901202</text:p>
          </table:table-cell>
          <table:table-cell table:style-name="Default" office:value-type="float" office:value="0.000450102113050798" calcext:value-type="float">
            <text:p>0.000450102113050798</text:p>
          </table:table-cell>
          <table:table-cell table:style-name="Default" office:value-type="float" office:value="0.990467734850874" calcext:value-type="float">
            <text:p>0.990467734850874</text:p>
          </table:table-cell>
          <table:table-cell table:style-name="Default" office:value-type="float" office:value="0.00045146763564009" calcext:value-type="float">
            <text:p>0.00045146763564009</text:p>
          </table:table-cell>
          <table:table-cell table:style-name="Default" office:value-type="float" office:value="0.996608542848999" calcext:value-type="float">
            <text:p>0.996608542848999</text:p>
          </table:table-cell>
          <table:table-cell table:style-name="Default" office:value-type="float" office:value="0.000212019824729394" calcext:value-type="float">
            <text:p>0.000212019824729394</text:p>
          </table:table-cell>
          <table:table-cell table:style-name="Default" office:value-type="float" office:value="0.996614802264272" calcext:value-type="float">
            <text:p>0.996614802264272</text:p>
          </table:table-cell>
          <table:table-cell table:style-name="Default" office:value-type="float" office:value="0.000210810471214817" calcext:value-type="float">
            <text:p>0.000210810471214817</text:p>
          </table:table-cell>
          <table:table-cell table:style-name="Default" office:value-type="float" office:value="0.996608542848999" calcext:value-type="float">
            <text:p>0.996608542848999</text:p>
          </table:table-cell>
          <table:table-cell table:style-name="Default" office:value-type="float" office:value="0.000212019824729394" calcext:value-type="float">
            <text:p>0.000212019824729394</text:p>
          </table:table-cell>
          <table:table-cell table:number-columns-repeated="999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Default" office:value-type="float" office:value="0.995445185761064" calcext:value-type="float">
            <text:p>0.995445185761064</text:p>
          </table:table-cell>
          <table:table-cell table:style-name="Default" office:value-type="float" office:value="0.00155768893038195" calcext:value-type="float">
            <text:p>0.00155768893038195</text:p>
          </table:table-cell>
          <table:table-cell table:style-name="Default" office:value-type="float" office:value="0.995454578025825" calcext:value-type="float">
            <text:p>0.995454578025825</text:p>
          </table:table-cell>
          <table:table-cell table:style-name="Default" office:value-type="float" office:value="0.00155545991013641" calcext:value-type="float">
            <text:p>0.00155545991013641</text:p>
          </table:table-cell>
          <table:table-cell table:style-name="Default" office:value-type="float" office:value="0.995445185761064" calcext:value-type="float">
            <text:p>0.995445185761064</text:p>
          </table:table-cell>
          <table:table-cell table:style-name="Default" office:value-type="float" office:value="0.00155768893038195" calcext:value-type="float">
            <text:p>0.00155768893038195</text:p>
          </table:table-cell>
          <table:table-cell table:style-name="Default" office:value-type="float" office:value="0.990654556750273" calcext:value-type="float">
            <text:p>0.990654556750273</text:p>
          </table:table-cell>
          <table:table-cell table:style-name="Default" office:value-type="float" office:value="0.000558914225890067" calcext:value-type="float">
            <text:p>0.000558914225890067</text:p>
          </table:table-cell>
          <table:table-cell table:style-name="Default" office:value-type="float" office:value="0.99066953791243" calcext:value-type="float">
            <text:p>0.99066953791243</text:p>
          </table:table-cell>
          <table:table-cell table:style-name="Default" office:value-type="float" office:value="0.00055818372319923" calcext:value-type="float">
            <text:p>0.00055818372319923</text:p>
          </table:table-cell>
          <table:table-cell table:style-name="Default" office:value-type="float" office:value="0.990654556750273" calcext:value-type="float">
            <text:p>0.990654556750273</text:p>
          </table:table-cell>
          <table:table-cell table:style-name="Default" office:value-type="float" office:value="0.000558914225890067" calcext:value-type="float">
            <text:p>0.000558914225890067</text:p>
          </table:table-cell>
          <table:table-cell table:style-name="Default" office:value-type="float" office:value="0.990793713928749" calcext:value-type="float">
            <text:p>0.990793713928749</text:p>
          </table:table-cell>
          <table:table-cell table:style-name="Default" office:value-type="float" office:value="0.000657425654595354" calcext:value-type="float">
            <text:p>0.000657425654595354</text:p>
          </table:table-cell>
          <table:table-cell table:style-name="Default" office:value-type="float" office:value="0.990804965424929" calcext:value-type="float">
            <text:p>0.990804965424929</text:p>
          </table:table-cell>
          <table:table-cell table:style-name="Default" office:value-type="float" office:value="0.000653238932266207" calcext:value-type="float">
            <text:p>0.000653238932266207</text:p>
          </table:table-cell>
          <table:table-cell table:style-name="Default" office:value-type="float" office:value="0.990793713928749" calcext:value-type="float">
            <text:p>0.990793713928749</text:p>
          </table:table-cell>
          <table:table-cell table:style-name="Default" office:value-type="float" office:value="0.000657425654595354" calcext:value-type="float">
            <text:p>0.000657425654595354</text:p>
          </table:table-cell>
          <table:table-cell table:style-name="Default" office:value-type="float" office:value="0.996345031965681" calcext:value-type="float">
            <text:p>0.996345031965681</text:p>
          </table:table-cell>
          <table:table-cell table:style-name="Default" office:value-type="float" office:value="0.000318059976842077" calcext:value-type="float">
            <text:p>0.000318059976842077</text:p>
          </table:table-cell>
          <table:table-cell table:style-name="Default" office:value-type="float" office:value="0.996352437166541" calcext:value-type="float">
            <text:p>0.996352437166541</text:p>
          </table:table-cell>
          <table:table-cell table:style-name="Default" office:value-type="float" office:value="0.000316802338769009" calcext:value-type="float">
            <text:p>0.000316802338769009</text:p>
          </table:table-cell>
          <table:table-cell table:style-name="Default" office:value-type="float" office:value="0.996345031965681" calcext:value-type="float">
            <text:p>0.996345031965681</text:p>
          </table:table-cell>
          <table:table-cell table:style-name="Default" office:value-type="float" office:value="0.000318059976842077" calcext:value-type="float">
            <text:p>0.000318059976842077</text:p>
          </table:table-cell>
          <table:table-cell table:number-columns-repeated="999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Default" office:value-type="float" office:value="0.995443180941673" calcext:value-type="float">
            <text:p>0.995443180941673</text:p>
          </table:table-cell>
          <table:table-cell table:style-name="Default" office:value-type="float" office:value="0.00152694840077971" calcext:value-type="float">
            <text:p>0.00152694840077971</text:p>
          </table:table-cell>
          <table:table-cell table:style-name="Default" office:value-type="float" office:value="0.995451283910507" calcext:value-type="float">
            <text:p>0.995451283910507</text:p>
          </table:table-cell>
          <table:table-cell table:style-name="Default" office:value-type="float" office:value="0.0015244782724535" calcext:value-type="float">
            <text:p>0.0015244782724535</text:p>
          </table:table-cell>
          <table:table-cell table:style-name="Default" office:value-type="float" office:value="0.995443180941673" calcext:value-type="float">
            <text:p>0.995443180941673</text:p>
          </table:table-cell>
          <table:table-cell table:style-name="Default" office:value-type="float" office:value="0.00152694840077971" calcext:value-type="float">
            <text:p>0.00152694840077971</text:p>
          </table:table-cell>
          <table:table-cell table:style-name="Default" office:value-type="float" office:value="0.990812737778061" calcext:value-type="float">
            <text:p>0.990812737778061</text:p>
          </table:table-cell>
          <table:table-cell table:style-name="Default" office:value-type="float" office:value="0.000534598987788734" calcext:value-type="float">
            <text:p>0.000534598987788734</text:p>
          </table:table-cell>
          <table:table-cell table:style-name="Default" office:value-type="float" office:value="0.990827084476345" calcext:value-type="float">
            <text:p>0.990827084476345</text:p>
          </table:table-cell>
          <table:table-cell table:style-name="Default" office:value-type="float" office:value="0.000531898958159827" calcext:value-type="float">
            <text:p>0.000531898958159827</text:p>
          </table:table-cell>
          <table:table-cell table:style-name="Default" office:value-type="float" office:value="0.990812737778061" calcext:value-type="float">
            <text:p>0.990812737778061</text:p>
          </table:table-cell>
          <table:table-cell table:style-name="Default" office:value-type="float" office:value="0.000534598987788734" calcext:value-type="float">
            <text:p>0.000534598987788734</text:p>
          </table:table-cell>
          <table:table-cell table:style-name="Default" office:value-type="float" office:value="0.991179840478682" calcext:value-type="float">
            <text:p>0.991179840478682</text:p>
          </table:table-cell>
          <table:table-cell table:style-name="Default" office:value-type="float" office:value="0.000608690750003591" calcext:value-type="float">
            <text:p>0.000608690750003591</text:p>
          </table:table-cell>
          <table:table-cell table:style-name="Default" office:value-type="float" office:value="0.991192991380102" calcext:value-type="float">
            <text:p>0.991192991380102</text:p>
          </table:table-cell>
          <table:table-cell table:style-name="Default" office:value-type="float" office:value="0.00060556670363513" calcext:value-type="float">
            <text:p>0.00060556670363513</text:p>
          </table:table-cell>
          <table:table-cell table:style-name="Default" office:value-type="float" office:value="0.991179840478682" calcext:value-type="float">
            <text:p>0.991179840478682</text:p>
          </table:table-cell>
          <table:table-cell table:style-name="Default" office:value-type="float" office:value="0.000608690750003591" calcext:value-type="float">
            <text:p>0.000608690750003591</text:p>
          </table:table-cell>
          <table:table-cell table:style-name="Default" office:value-type="float" office:value="0.996519744087166" calcext:value-type="float">
            <text:p>0.996519744087166</text:p>
          </table:table-cell>
          <table:table-cell table:style-name="Default" office:value-type="float" office:value="0.0000573678953808394" calcext:value-type="float">
            <text:p>5.73678953808394E-05</text:p>
          </table:table-cell>
          <table:table-cell table:style-name="Default" office:value-type="float" office:value="0.996526273803157" calcext:value-type="float">
            <text:p>0.996526273803157</text:p>
          </table:table-cell>
          <table:table-cell table:style-name="Default" office:value-type="float" office:value="0.0000580496622030125" calcext:value-type="float">
            <text:p>5.80496622030125E-05</text:p>
          </table:table-cell>
          <table:table-cell table:style-name="Default" office:value-type="float" office:value="0.996519744087166" calcext:value-type="float">
            <text:p>0.996519744087166</text:p>
          </table:table-cell>
          <table:table-cell table:style-name="Default" office:value-type="float" office:value="0.0000573678953808394" calcext:value-type="float">
            <text:p>5.73678953808394E-05</text:p>
          </table:table-cell>
          <table:table-cell table:number-columns-repeated="999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Default" office:value-type="float" office:value="0.995745021300029" calcext:value-type="float">
            <text:p>0.995745021300029</text:p>
          </table:table-cell>
          <table:table-cell table:style-name="Default" office:value-type="float" office:value="0.000923304179519884" calcext:value-type="float">
            <text:p>0.000923304179519884</text:p>
          </table:table-cell>
          <table:table-cell table:style-name="Default" office:value-type="float" office:value="0.995752260223945" calcext:value-type="float">
            <text:p>0.995752260223945</text:p>
          </table:table-cell>
          <table:table-cell table:style-name="Default" office:value-type="float" office:value="0.000922058568115092" calcext:value-type="float">
            <text:p>0.000922058568115092</text:p>
          </table:table-cell>
          <table:table-cell table:style-name="Default" office:value-type="float" office:value="0.995745021300029" calcext:value-type="float">
            <text:p>0.995745021300029</text:p>
          </table:table-cell>
          <table:table-cell table:style-name="Default" office:value-type="float" office:value="0.000923304179519884" calcext:value-type="float">
            <text:p>0.000923304179519884</text:p>
          </table:table-cell>
          <table:table-cell table:style-name="Default" office:value-type="float" office:value="0.991827943137838" calcext:value-type="float">
            <text:p>0.991827943137838</text:p>
          </table:table-cell>
          <table:table-cell table:style-name="Default" office:value-type="float" office:value="0.000844682233855325" calcext:value-type="float">
            <text:p>0.000844682233855325</text:p>
          </table:table-cell>
          <table:table-cell table:style-name="Default" office:value-type="float" office:value="0.991838411404309" calcext:value-type="float">
            <text:p>0.991838411404309</text:p>
          </table:table-cell>
          <table:table-cell table:style-name="Default" office:value-type="float" office:value="0.00084216956893901" calcext:value-type="float">
            <text:p>0.00084216956893901</text:p>
          </table:table-cell>
          <table:table-cell table:style-name="Default" office:value-type="float" office:value="0.991827943137838" calcext:value-type="float">
            <text:p>0.991827943137838</text:p>
          </table:table-cell>
          <table:table-cell table:style-name="Default" office:value-type="float" office:value="0.000844682233855325" calcext:value-type="float">
            <text:p>0.000844682233855325</text:p>
          </table:table-cell>
          <table:table-cell table:style-name="Default" office:value-type="float" office:value="0.991527781326115" calcext:value-type="float">
            <text:p>0.991527781326115</text:p>
          </table:table-cell>
          <table:table-cell table:style-name="Default" office:value-type="float" office:value="0.000482098775087936" calcext:value-type="float">
            <text:p>0.000482098775087936</text:p>
          </table:table-cell>
          <table:table-cell table:style-name="Default" office:value-type="float" office:value="0.991537704886671" calcext:value-type="float">
            <text:p>0.991537704886671</text:p>
          </table:table-cell>
          <table:table-cell table:style-name="Default" office:value-type="float" office:value="0.000480789478301789" calcext:value-type="float">
            <text:p>0.000480789478301789</text:p>
          </table:table-cell>
          <table:table-cell table:style-name="Default" office:value-type="float" office:value="0.991527781326115" calcext:value-type="float">
            <text:p>0.991527781326115</text:p>
          </table:table-cell>
          <table:table-cell table:style-name="Default" office:value-type="float" office:value="0.000482098775087936" calcext:value-type="float">
            <text:p>0.000482098775087936</text:p>
          </table:table-cell>
          <table:table-cell table:style-name="Default" office:value-type="float" office:value="0.996923227111651" calcext:value-type="float">
            <text:p>0.996923227111651</text:p>
          </table:table-cell>
          <table:table-cell table:style-name="Default" office:value-type="float" office:value="0.000161828116726654" calcext:value-type="float">
            <text:p>0.000161828116726654</text:p>
          </table:table-cell>
          <table:table-cell table:style-name="Default" office:value-type="float" office:value="0.99692812889132" calcext:value-type="float">
            <text:p>0.99692812889132</text:p>
          </table:table-cell>
          <table:table-cell table:style-name="Default" office:value-type="float" office:value="0.000161722966052992" calcext:value-type="float">
            <text:p>0.000161722966052992</text:p>
          </table:table-cell>
          <table:table-cell table:style-name="Default" office:value-type="float" office:value="0.996923227111651" calcext:value-type="float">
            <text:p>0.996923227111651</text:p>
          </table:table-cell>
          <table:table-cell table:style-name="Default" office:value-type="float" office:value="0.000161828116726654" calcext:value-type="float">
            <text:p>0.000161828116726654</text:p>
          </table:table-cell>
          <table:table-cell table:number-columns-repeated="999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Default" office:value-type="float" office:value="0.995935170738354" calcext:value-type="float">
            <text:p>0.995935170738354</text:p>
          </table:table-cell>
          <table:table-cell table:style-name="Default" office:value-type="float" office:value="0.00105569510676374" calcext:value-type="float">
            <text:p>0.00105569510676374</text:p>
          </table:table-cell>
          <table:table-cell table:style-name="Default" office:value-type="float" office:value="0.995942573553443" calcext:value-type="float">
            <text:p>0.995942573553443</text:p>
          </table:table-cell>
          <table:table-cell table:style-name="Default" office:value-type="float" office:value="0.00105424987327317" calcext:value-type="float">
            <text:p>0.00105424987327317</text:p>
          </table:table-cell>
          <table:table-cell table:style-name="Default" office:value-type="float" office:value="0.995935170738354" calcext:value-type="float">
            <text:p>0.995935170738354</text:p>
          </table:table-cell>
          <table:table-cell table:style-name="Default" office:value-type="float" office:value="0.00105569510676374" calcext:value-type="float">
            <text:p>0.00105569510676374</text:p>
          </table:table-cell>
          <table:table-cell table:style-name="Default" office:value-type="float" office:value="0.992318341528067" calcext:value-type="float">
            <text:p>0.992318341528067</text:p>
          </table:table-cell>
          <table:table-cell table:style-name="Default" office:value-type="float" office:value="0.000477545896694049" calcext:value-type="float">
            <text:p>0.000477545896694049</text:p>
          </table:table-cell>
          <table:table-cell table:style-name="Default" office:value-type="float" office:value="0.992327164756108" calcext:value-type="float">
            <text:p>0.992327164756108</text:p>
          </table:table-cell>
          <table:table-cell table:style-name="Default" office:value-type="float" office:value="0.000475830035774308" calcext:value-type="float">
            <text:p>0.000475830035774308</text:p>
          </table:table-cell>
          <table:table-cell table:style-name="Default" office:value-type="float" office:value="0.992318341528067" calcext:value-type="float">
            <text:p>0.992318341528067</text:p>
          </table:table-cell>
          <table:table-cell table:style-name="Default" office:value-type="float" office:value="0.000477545896694049" calcext:value-type="float">
            <text:p>0.000477545896694049</text:p>
          </table:table-cell>
          <table:table-cell table:style-name="Default" office:value-type="float" office:value="0.991858623612295" calcext:value-type="float">
            <text:p>0.991858623612295</text:p>
          </table:table-cell>
          <table:table-cell table:style-name="Default" office:value-type="float" office:value="0.00110243615883322" calcext:value-type="float">
            <text:p>0.00110243615883322</text:p>
          </table:table-cell>
          <table:table-cell table:style-name="Default" office:value-type="float" office:value="0.991867432963032" calcext:value-type="float">
            <text:p>0.991867432963032</text:p>
          </table:table-cell>
          <table:table-cell table:style-name="Default" office:value-type="float" office:value="0.00109884344064083" calcext:value-type="float">
            <text:p>0.00109884344064083</text:p>
          </table:table-cell>
          <table:table-cell table:style-name="Default" office:value-type="float" office:value="0.991858623612295" calcext:value-type="float">
            <text:p>0.991858623612295</text:p>
          </table:table-cell>
          <table:table-cell table:style-name="Default" office:value-type="float" office:value="0.00110243615883322" calcext:value-type="float">
            <text:p>0.00110243615883322</text:p>
          </table:table-cell>
          <table:table-cell table:style-name="Default" office:value-type="float" office:value="0.996731361370347" calcext:value-type="float">
            <text:p>0.996731361370347</text:p>
          </table:table-cell>
          <table:table-cell table:style-name="Default" office:value-type="float" office:value="0.000181393147549009" calcext:value-type="float">
            <text:p>0.000181393147549009</text:p>
          </table:table-cell>
          <table:table-cell table:style-name="Default" office:value-type="float" office:value="0.996737878000581" calcext:value-type="float">
            <text:p>0.996737878000581</text:p>
          </table:table-cell>
          <table:table-cell table:style-name="Default" office:value-type="float" office:value="0.000182132525619841" calcext:value-type="float">
            <text:p>0.000182132525619841</text:p>
          </table:table-cell>
          <table:table-cell table:style-name="Default" office:value-type="float" office:value="0.996731361370347" calcext:value-type="float">
            <text:p>0.996731361370347</text:p>
          </table:table-cell>
          <table:table-cell table:style-name="Default" office:value-type="float" office:value="0.000181393147549009" calcext:value-type="float">
            <text:p>0.000181393147549009</text:p>
          </table:table-cell>
          <table:table-cell table:number-columns-repeated="999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16" office:value-type="float" office:value="0.996001885842251" calcext:value-type="float">
            <text:p>0.996001885842251</text:p>
          </table:table-cell>
          <table:table-cell table:style-name="ce16" office:value-type="float" office:value="0.000989187168014619" calcext:value-type="float">
            <text:p>0.000989187168014619</text:p>
          </table:table-cell>
          <table:table-cell table:style-name="ce16" office:value-type="float" office:value="0.996008199580096" calcext:value-type="float">
            <text:p>0.996008199580096</text:p>
          </table:table-cell>
          <table:table-cell table:style-name="ce16" office:value-type="float" office:value="0.000988312605946293" calcext:value-type="float">
            <text:p>0.000988312605946293</text:p>
          </table:table-cell>
          <table:table-cell table:style-name="ce16" office:value-type="float" office:value="0.996001885842251" calcext:value-type="float">
            <text:p>0.996001885842251</text:p>
          </table:table-cell>
          <table:table-cell table:style-name="ce16" office:value-type="float" office:value="0.000989187168014619" calcext:value-type="float">
            <text:p>0.000989187168014619</text:p>
          </table:table-cell>
          <table:table-cell table:style-name="Default" office:value-type="float" office:value="0.992432683589746" calcext:value-type="float">
            <text:p>0.992432683589746</text:p>
          </table:table-cell>
          <table:table-cell table:style-name="Default" office:value-type="float" office:value="0.000486243505691182" calcext:value-type="float">
            <text:p>0.000486243505691182</text:p>
          </table:table-cell>
          <table:table-cell table:style-name="Default" office:value-type="float" office:value="0.992440428585053" calcext:value-type="float">
            <text:p>0.992440428585053</text:p>
          </table:table-cell>
          <table:table-cell table:style-name="Default" office:value-type="float" office:value="0.000484873100420373" calcext:value-type="float">
            <text:p>0.000484873100420373</text:p>
          </table:table-cell>
          <table:table-cell table:style-name="Default" office:value-type="float" office:value="0.992432683589746" calcext:value-type="float">
            <text:p>0.992432683589746</text:p>
          </table:table-cell>
          <table:table-cell table:style-name="Default" office:value-type="float" office:value="0.000486243505691182" calcext:value-type="float">
            <text:p>0.000486243505691182</text:p>
          </table:table-cell>
          <table:table-cell table:style-name="Default" office:value-type="float" office:value="0.991975084023768" calcext:value-type="float">
            <text:p>0.991975084023768</text:p>
          </table:table-cell>
          <table:table-cell table:style-name="Default" office:value-type="float" office:value="0.000592552643923617" calcext:value-type="float">
            <text:p>0.000592552643923617</text:p>
          </table:table-cell>
          <table:table-cell table:style-name="Default" office:value-type="float" office:value="0.991985882603732" calcext:value-type="float">
            <text:p>0.991985882603732</text:p>
          </table:table-cell>
          <table:table-cell table:style-name="Default" office:value-type="float" office:value="0.000593111090828178" calcext:value-type="float">
            <text:p>0.000593111090828178</text:p>
          </table:table-cell>
          <table:table-cell table:style-name="Default" office:value-type="float" office:value="0.991975084023768" calcext:value-type="float">
            <text:p>0.991975084023768</text:p>
          </table:table-cell>
          <table:table-cell table:style-name="Default" office:value-type="float" office:value="0.000592552643923617" calcext:value-type="float">
            <text:p>0.000592552643923617</text:p>
          </table:table-cell>
          <table:table-cell table:style-name="Default" office:value-type="float" office:value="0.996975654318166" calcext:value-type="float">
            <text:p>0.996975654318166</text:p>
          </table:table-cell>
          <table:table-cell table:style-name="Default" office:value-type="float" office:value="0.0000690797677809666" calcext:value-type="float">
            <text:p>6.90797677809666E-05</text:p>
          </table:table-cell>
          <table:table-cell table:style-name="Default" office:value-type="float" office:value="0.996982208104203" calcext:value-type="float">
            <text:p>0.996982208104203</text:p>
          </table:table-cell>
          <table:table-cell table:style-name="Default" office:value-type="float" office:value="0.0000704984528960904" calcext:value-type="float">
            <text:p>7.04984528960904E-05</text:p>
          </table:table-cell>
          <table:table-cell table:style-name="Default" office:value-type="float" office:value="0.996975654318166" calcext:value-type="float">
            <text:p>0.996975654318166</text:p>
          </table:table-cell>
          <table:table-cell table:style-name="Default" office:value-type="float" office:value="0.0000690797677809666" calcext:value-type="float">
            <text:p>6.90797677809666E-05</text:p>
          </table:table-cell>
          <table:table-cell table:number-columns-repeated="999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Default" office:value-type="float" office:value="0.996061297725265" calcext:value-type="float">
            <text:p>0.996061297725265</text:p>
          </table:table-cell>
          <table:table-cell table:style-name="Default" office:value-type="float" office:value="0.000958819633984993" calcext:value-type="float">
            <text:p>0.000958819633984993</text:p>
          </table:table-cell>
          <table:table-cell table:style-name="Default" office:value-type="float" office:value="0.9960671264369" calcext:value-type="float">
            <text:p>0.9960671264369</text:p>
          </table:table-cell>
          <table:table-cell table:style-name="Default" office:value-type="float" office:value="0.000957879163516933" calcext:value-type="float">
            <text:p>0.000957879163516933</text:p>
          </table:table-cell>
          <table:table-cell table:style-name="Default" office:value-type="float" office:value="0.996061297725265" calcext:value-type="float">
            <text:p>0.996061297725265</text:p>
          </table:table-cell>
          <table:table-cell table:style-name="Default" office:value-type="float" office:value="0.000958819633984993" calcext:value-type="float">
            <text:p>0.000958819633984993</text:p>
          </table:table-cell>
          <table:table-cell table:style-name="Default" office:value-type="float" office:value="0.99242752781183" calcext:value-type="float">
            <text:p>0.99242752781183</text:p>
          </table:table-cell>
          <table:table-cell table:style-name="Default" office:value-type="float" office:value="0.000476460799190558" calcext:value-type="float">
            <text:p>0.000476460799190558</text:p>
          </table:table-cell>
          <table:table-cell table:style-name="Default" office:value-type="float" office:value="0.992435793936291" calcext:value-type="float">
            <text:p>0.992435793936291</text:p>
          </table:table-cell>
          <table:table-cell table:style-name="Default" office:value-type="float" office:value="0.000474318618343143" calcext:value-type="float">
            <text:p>0.000474318618343143</text:p>
          </table:table-cell>
          <table:table-cell table:style-name="Default" office:value-type="float" office:value="0.99242752781183" calcext:value-type="float">
            <text:p>0.99242752781183</text:p>
          </table:table-cell>
          <table:table-cell table:style-name="Default" office:value-type="float" office:value="0.000476460799190558" calcext:value-type="float">
            <text:p>0.000476460799190558</text:p>
          </table:table-cell>
          <table:table-cell table:style-name="Default" office:value-type="float" office:value="0.992490799781728" calcext:value-type="float">
            <text:p>0.992490799781728</text:p>
          </table:table-cell>
          <table:table-cell table:style-name="Default" office:value-type="float" office:value="0.000812259856522056" calcext:value-type="float">
            <text:p>0.000812259856522056</text:p>
          </table:table-cell>
          <table:table-cell table:style-name="Default" office:value-type="float" office:value="0.99249943363422" calcext:value-type="float">
            <text:p>0.99249943363422</text:p>
          </table:table-cell>
          <table:table-cell table:style-name="Default" office:value-type="float" office:value="0.000809869783714652" calcext:value-type="float">
            <text:p>0.000809869783714652</text:p>
          </table:table-cell>
          <table:table-cell table:style-name="Default" office:value-type="float" office:value="0.992490799781728" calcext:value-type="float">
            <text:p>0.992490799781728</text:p>
          </table:table-cell>
          <table:table-cell table:style-name="Default" office:value-type="float" office:value="0.000812259856522056" calcext:value-type="float">
            <text:p>0.000812259856522056</text:p>
          </table:table-cell>
          <table:table-cell table:style-name="Default" office:value-type="float" office:value="0.996633529749222" calcext:value-type="float">
            <text:p>0.996633529749222</text:p>
          </table:table-cell>
          <table:table-cell table:style-name="Default" office:value-type="float" office:value="0.000266113181220542" calcext:value-type="float">
            <text:p>0.000266113181220542</text:p>
          </table:table-cell>
          <table:table-cell table:style-name="Default" office:value-type="float" office:value="0.996637549323473" calcext:value-type="float">
            <text:p>0.996637549323473</text:p>
          </table:table-cell>
          <table:table-cell table:style-name="Default" office:value-type="float" office:value="0.000265520396463113" calcext:value-type="float">
            <text:p>0.000265520396463113</text:p>
          </table:table-cell>
          <table:table-cell table:style-name="Default" office:value-type="float" office:value="0.996633529749222" calcext:value-type="float">
            <text:p>0.996633529749222</text:p>
          </table:table-cell>
          <table:table-cell table:style-name="Default" office:value-type="float" office:value="0.000266113181220542" calcext:value-type="float">
            <text:p>0.000266113181220542</text:p>
          </table:table-cell>
          <table:table-cell table:number-columns-repeated="999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Default" office:value-type="float" office:value="0.996213405683531" calcext:value-type="float">
            <text:p>0.996213405683531</text:p>
          </table:table-cell>
          <table:table-cell table:style-name="Default" office:value-type="float" office:value="0.000966622788066794" calcext:value-type="float">
            <text:p>0.000966622788066794</text:p>
          </table:table-cell>
          <table:table-cell table:style-name="Default" office:value-type="float" office:value="0.996219007576443" calcext:value-type="float">
            <text:p>0.996219007576443</text:p>
          </table:table-cell>
          <table:table-cell table:style-name="Default" office:value-type="float" office:value="0.000965774576423611" calcext:value-type="float">
            <text:p>0.000965774576423611</text:p>
          </table:table-cell>
          <table:table-cell table:style-name="Default" office:value-type="float" office:value="0.996213405683531" calcext:value-type="float">
            <text:p>0.996213405683531</text:p>
          </table:table-cell>
          <table:table-cell table:style-name="Default" office:value-type="float" office:value="0.000966622788066794" calcext:value-type="float">
            <text:p>0.000966622788066794</text:p>
          </table:table-cell>
          <table:table-cell table:style-name="Default" office:value-type="float" office:value="0.992360565597189" calcext:value-type="float">
            <text:p>0.992360565597189</text:p>
          </table:table-cell>
          <table:table-cell table:style-name="Default" office:value-type="float" office:value="0.000474991461109012" calcext:value-type="float">
            <text:p>0.000474991461109012</text:p>
          </table:table-cell>
          <table:table-cell table:style-name="Default" office:value-type="float" office:value="0.992368799695354" calcext:value-type="float">
            <text:p>0.992368799695354</text:p>
          </table:table-cell>
          <table:table-cell table:style-name="Default" office:value-type="float" office:value="0.000474940035188808" calcext:value-type="float">
            <text:p>0.000474940035188808</text:p>
          </table:table-cell>
          <table:table-cell table:style-name="Default" office:value-type="float" office:value="0.992360565597189" calcext:value-type="float">
            <text:p>0.992360565597189</text:p>
          </table:table-cell>
          <table:table-cell table:style-name="Default" office:value-type="float" office:value="0.000474991461109012" calcext:value-type="float">
            <text:p>0.000474991461109012</text:p>
          </table:table-cell>
          <table:table-cell table:style-name="Default" office:value-type="float" office:value="0.993205563364655" calcext:value-type="float">
            <text:p>0.993205563364655</text:p>
          </table:table-cell>
          <table:table-cell table:style-name="Default" office:value-type="float" office:value="0.000972447374026648" calcext:value-type="float">
            <text:p>0.000972447374026648</text:p>
          </table:table-cell>
          <table:table-cell table:style-name="Default" office:value-type="float" office:value="0.993213146519259" calcext:value-type="float">
            <text:p>0.993213146519259</text:p>
          </table:table-cell>
          <table:table-cell table:style-name="Default" office:value-type="float" office:value="0.00096950455666589" calcext:value-type="float">
            <text:p>0.00096950455666589</text:p>
          </table:table-cell>
          <table:table-cell table:style-name="Default" office:value-type="float" office:value="0.993205563364655" calcext:value-type="float">
            <text:p>0.993205563364655</text:p>
          </table:table-cell>
          <table:table-cell table:style-name="Default" office:value-type="float" office:value="0.000972447374026648" calcext:value-type="float">
            <text:p>0.000972447374026648</text:p>
          </table:table-cell>
          <table:table-cell table:style-name="Default" office:value-type="float" office:value="0.996986378929172" calcext:value-type="float">
            <text:p>0.996986378929172</text:p>
          </table:table-cell>
          <table:table-cell table:style-name="Default" office:value-type="float" office:value="0.000512567931219809" calcext:value-type="float">
            <text:p>0.000512567931219809</text:p>
          </table:table-cell>
          <table:table-cell table:style-name="Default" office:value-type="float" office:value="0.996991674622953" calcext:value-type="float">
            <text:p>0.996991674622953</text:p>
          </table:table-cell>
          <table:table-cell table:style-name="Default" office:value-type="float" office:value="0.000511479358930707" calcext:value-type="float">
            <text:p>0.000511479358930707</text:p>
          </table:table-cell>
          <table:table-cell table:style-name="Default" office:value-type="float" office:value="0.996986378929172" calcext:value-type="float">
            <text:p>0.996986378929172</text:p>
          </table:table-cell>
          <table:table-cell table:style-name="Default" office:value-type="float" office:value="0.000512567931219809" calcext:value-type="float">
            <text:p>0.000512567931219809</text:p>
          </table:table-cell>
          <table:table-cell table:number-columns-repeated="999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Default" office:value-type="float" office:value="0.996100088157625" calcext:value-type="float">
            <text:p>0.996100088157625</text:p>
          </table:table-cell>
          <table:table-cell table:style-name="Default" office:value-type="float" office:value="0.00102520618861443" calcext:value-type="float">
            <text:p>0.00102520618861443</text:p>
          </table:table-cell>
          <table:table-cell table:style-name="Default" office:value-type="float" office:value="0.996106204166204" calcext:value-type="float">
            <text:p>0.996106204166204</text:p>
          </table:table-cell>
          <table:table-cell table:style-name="Default" office:value-type="float" office:value="0.00102414986389494" calcext:value-type="float">
            <text:p>0.00102414986389494</text:p>
          </table:table-cell>
          <table:table-cell table:style-name="Default" office:value-type="float" office:value="0.996100088157625" calcext:value-type="float">
            <text:p>0.996100088157625</text:p>
          </table:table-cell>
          <table:table-cell table:style-name="Default" office:value-type="float" office:value="0.00102520618861443" calcext:value-type="float">
            <text:p>0.00102520618861443</text:p>
          </table:table-cell>
          <table:table-cell table:style-name="Default" office:value-type="float" office:value="0.994811177094917" calcext:value-type="float">
            <text:p>0.994811177094917</text:p>
          </table:table-cell>
          <table:table-cell table:style-name="Default" office:value-type="float" office:value="0.0018572669431167" calcext:value-type="float">
            <text:p>0.0018572669431167</text:p>
          </table:table-cell>
          <table:table-cell table:style-name="Default" office:value-type="float" office:value="0.994817758258667" calcext:value-type="float">
            <text:p>0.994817758258667</text:p>
          </table:table-cell>
          <table:table-cell table:style-name="Default" office:value-type="float" office:value="0.00185835030913141" calcext:value-type="float">
            <text:p>0.00185835030913141</text:p>
          </table:table-cell>
          <table:table-cell table:style-name="Default" office:value-type="float" office:value="0.994811177094917" calcext:value-type="float">
            <text:p>0.994811177094917</text:p>
          </table:table-cell>
          <table:table-cell table:style-name="Default" office:value-type="float" office:value="0.0018572669431167" calcext:value-type="float">
            <text:p>0.0018572669431167</text:p>
          </table:table-cell>
          <table:table-cell table:style-name="Default" office:value-type="float" office:value="0.993349787793239" calcext:value-type="float">
            <text:p>0.993349787793239</text:p>
          </table:table-cell>
          <table:table-cell table:style-name="Default" office:value-type="float" office:value="0.000734986969490616" calcext:value-type="float">
            <text:p>0.000734986969490616</text:p>
          </table:table-cell>
          <table:table-cell table:style-name="Default" office:value-type="float" office:value="0.993358041520032" calcext:value-type="float">
            <text:p>0.993358041520032</text:p>
          </table:table-cell>
          <table:table-cell table:style-name="Default" office:value-type="float" office:value="0.000732513587404011" calcext:value-type="float">
            <text:p>0.000732513587404011</text:p>
          </table:table-cell>
          <table:table-cell table:style-name="Default" office:value-type="float" office:value="0.993349787793239" calcext:value-type="float">
            <text:p>0.993349787793239</text:p>
          </table:table-cell>
          <table:table-cell table:style-name="Default" office:value-type="float" office:value="0.000734986969490616" calcext:value-type="float">
            <text:p>0.000734986969490616</text:p>
          </table:table-cell>
          <table:table-cell table:style-name="Default" office:value-type="float" office:value="0.996716513860366" calcext:value-type="float">
            <text:p>0.996716513860366</text:p>
          </table:table-cell>
          <table:table-cell table:style-name="Default" office:value-type="float" office:value="0.000100392328006858" calcext:value-type="float">
            <text:p>0.000100392328006858</text:p>
          </table:table-cell>
          <table:table-cell table:style-name="Default" office:value-type="float" office:value="0.996724299293447" calcext:value-type="float">
            <text:p>0.996724299293447</text:p>
          </table:table-cell>
          <table:table-cell table:style-name="Default" office:value-type="float" office:value="0.0000988677761488666" calcext:value-type="float">
            <text:p>9.88677761488666E-05</text:p>
          </table:table-cell>
          <table:table-cell table:style-name="Default" office:value-type="float" office:value="0.996716513860366" calcext:value-type="float">
            <text:p>0.996716513860366</text:p>
          </table:table-cell>
          <table:table-cell table:style-name="Default" office:value-type="float" office:value="0.000100392328006858" calcext:value-type="float">
            <text:p>0.000100392328006858</text:p>
          </table:table-cell>
          <table:table-cell table:number-columns-repeated="999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Default" office:value-type="float" office:value="0.996171283992686" calcext:value-type="float">
            <text:p>0.996171283992686</text:p>
          </table:table-cell>
          <table:table-cell table:style-name="Default" office:value-type="float" office:value="0.000996466977940142" calcext:value-type="float">
            <text:p>0.000996466977940142</text:p>
          </table:table-cell>
          <table:table-cell table:style-name="Default" office:value-type="float" office:value="0.996177744013523" calcext:value-type="float">
            <text:p>0.996177744013523</text:p>
          </table:table-cell>
          <table:table-cell table:style-name="Default" office:value-type="float" office:value="0.000994715955464783" calcext:value-type="float">
            <text:p>0.000994715955464783</text:p>
          </table:table-cell>
          <table:table-cell table:style-name="Default" office:value-type="float" office:value="0.996171283992686" calcext:value-type="float">
            <text:p>0.996171283992686</text:p>
          </table:table-cell>
          <table:table-cell table:style-name="Default" office:value-type="float" office:value="0.000996466977940142" calcext:value-type="float">
            <text:p>0.000996466977940142</text:p>
          </table:table-cell>
          <table:table-cell table:style-name="Default" office:value-type="float" office:value="0.994800521544129" calcext:value-type="float">
            <text:p>0.994800521544129</text:p>
          </table:table-cell>
          <table:table-cell table:style-name="Default" office:value-type="float" office:value="0.00190774896037412" calcext:value-type="float">
            <text:p>0.00190774896037412</text:p>
          </table:table-cell>
          <table:table-cell table:style-name="Default" office:value-type="float" office:value="0.994807357737226" calcext:value-type="float">
            <text:p>0.994807357737226</text:p>
          </table:table-cell>
          <table:table-cell table:style-name="Default" office:value-type="float" office:value="0.00190793938793528" calcext:value-type="float">
            <text:p>0.00190793938793528</text:p>
          </table:table-cell>
          <table:table-cell table:style-name="Default" office:value-type="float" office:value="0.994800521544129" calcext:value-type="float">
            <text:p>0.994800521544129</text:p>
          </table:table-cell>
          <table:table-cell table:style-name="Default" office:value-type="float" office:value="0.00190774896037412" calcext:value-type="float">
            <text:p>0.00190774896037412</text:p>
          </table:table-cell>
          <table:table-cell table:style-name="Default" office:value-type="float" office:value="0.993665089648528" calcext:value-type="float">
            <text:p>0.993665089648528</text:p>
          </table:table-cell>
          <table:table-cell table:style-name="Default" office:value-type="float" office:value="0.000515820979618442" calcext:value-type="float">
            <text:p>0.000515820979618442</text:p>
          </table:table-cell>
          <table:table-cell table:style-name="Default" office:value-type="float" office:value="0.993671927404323" calcext:value-type="float">
            <text:p>0.993671927404323</text:p>
          </table:table-cell>
          <table:table-cell table:style-name="Default" office:value-type="float" office:value="0.000517072917577088" calcext:value-type="float">
            <text:p>0.000517072917577088</text:p>
          </table:table-cell>
          <table:table-cell table:style-name="Default" office:value-type="float" office:value="0.993665089648528" calcext:value-type="float">
            <text:p>0.993665089648528</text:p>
          </table:table-cell>
          <table:table-cell table:style-name="Default" office:value-type="float" office:value="0.000515820979618442" calcext:value-type="float">
            <text:p>0.000515820979618442</text:p>
          </table:table-cell>
          <table:table-cell table:style-name="Default" office:value-type="float" office:value="0.996959401013846" calcext:value-type="float">
            <text:p>0.996959401013846</text:p>
          </table:table-cell>
          <table:table-cell table:style-name="Default" office:value-type="float" office:value="0.00037435637057448" calcext:value-type="float">
            <text:p>0.00037435637057448</text:p>
          </table:table-cell>
          <table:table-cell table:style-name="Default" office:value-type="float" office:value="0.996966016847919" calcext:value-type="float">
            <text:p>0.996966016847919</text:p>
          </table:table-cell>
          <table:table-cell table:style-name="Default" office:value-type="float" office:value="0.000372066183290337" calcext:value-type="float">
            <text:p>0.000372066183290337</text:p>
          </table:table-cell>
          <table:table-cell table:style-name="Default" office:value-type="float" office:value="0.996959401013846" calcext:value-type="float">
            <text:p>0.996959401013846</text:p>
          </table:table-cell>
          <table:table-cell table:style-name="Default" office:value-type="float" office:value="0.00037435637057448" calcext:value-type="float">
            <text:p>0.00037435637057448</text:p>
          </table:table-cell>
          <table:table-cell table:number-columns-repeated="999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Default" office:value-type="float" office:value="0.996179701553376" calcext:value-type="float">
            <text:p>0.996179701553376</text:p>
          </table:table-cell>
          <table:table-cell table:style-name="Default" office:value-type="float" office:value="0.00098353007235019" calcext:value-type="float">
            <text:p>0.00098353007235019</text:p>
          </table:table-cell>
          <table:table-cell table:style-name="Default" office:value-type="float" office:value="0.996185812185529" calcext:value-type="float">
            <text:p>0.996185812185529</text:p>
          </table:table-cell>
          <table:table-cell table:style-name="Default" office:value-type="float" office:value="0.000982090698477828" calcext:value-type="float">
            <text:p>0.000982090698477828</text:p>
          </table:table-cell>
          <table:table-cell table:style-name="Default" office:value-type="float" office:value="0.996179701553376" calcext:value-type="float">
            <text:p>0.996179701553376</text:p>
          </table:table-cell>
          <table:table-cell table:style-name="Default" office:value-type="float" office:value="0.00098353007235019" calcext:value-type="float">
            <text:p>0.00098353007235019</text:p>
          </table:table-cell>
          <table:table-cell table:style-name="Default" office:value-type="float" office:value="0.994921938260609" calcext:value-type="float">
            <text:p>0.994921938260609</text:p>
          </table:table-cell>
          <table:table-cell table:style-name="Default" office:value-type="float" office:value="0.0018549187917972" calcext:value-type="float">
            <text:p>0.0018549187917972</text:p>
          </table:table-cell>
          <table:table-cell table:style-name="Default" office:value-type="float" office:value="0.99492897301602" calcext:value-type="float">
            <text:p>0.99492897301602</text:p>
          </table:table-cell>
          <table:table-cell table:style-name="Default" office:value-type="float" office:value="0.00185612028161324" calcext:value-type="float">
            <text:p>0.00185612028161324</text:p>
          </table:table-cell>
          <table:table-cell table:style-name="Default" office:value-type="float" office:value="0.994921938260609" calcext:value-type="float">
            <text:p>0.994921938260609</text:p>
          </table:table-cell>
          <table:table-cell table:style-name="Default" office:value-type="float" office:value="0.0018549187917972" calcext:value-type="float">
            <text:p>0.0018549187917972</text:p>
          </table:table-cell>
          <table:table-cell table:style-name="Default" office:value-type="float" office:value="0.994341808192436" calcext:value-type="float">
            <text:p>0.994341808192436</text:p>
          </table:table-cell>
          <table:table-cell table:style-name="Default" office:value-type="float" office:value="0.000734447734676952" calcext:value-type="float">
            <text:p>0.000734447734676952</text:p>
          </table:table-cell>
          <table:table-cell table:style-name="Default" office:value-type="float" office:value="0.994351167975034" calcext:value-type="float">
            <text:p>0.994351167975034</text:p>
          </table:table-cell>
          <table:table-cell table:style-name="Default" office:value-type="float" office:value="0.000732167782876935" calcext:value-type="float">
            <text:p>0.000732167782876935</text:p>
          </table:table-cell>
          <table:table-cell table:style-name="Default" office:value-type="float" office:value="0.994341808192436" calcext:value-type="float">
            <text:p>0.994341808192436</text:p>
          </table:table-cell>
          <table:table-cell table:style-name="Default" office:value-type="float" office:value="0.000734447734676952" calcext:value-type="float">
            <text:p>0.000734447734676952</text:p>
          </table:table-cell>
          <table:table-cell table:style-name="Default" office:value-type="float" office:value="0.996876151231651" calcext:value-type="float">
            <text:p>0.996876151231651</text:p>
          </table:table-cell>
          <table:table-cell table:style-name="Default" office:value-type="float" office:value="0.000128213583650339" calcext:value-type="float">
            <text:p>0.000128213583650339</text:p>
          </table:table-cell>
          <table:table-cell table:style-name="Default" office:value-type="float" office:value="0.996882877873259" calcext:value-type="float">
            <text:p>0.996882877873259</text:p>
          </table:table-cell>
          <table:table-cell table:style-name="Default" office:value-type="float" office:value="0.000127089493589543" calcext:value-type="float">
            <text:p>0.000127089493589543</text:p>
          </table:table-cell>
          <table:table-cell table:style-name="Default" office:value-type="float" office:value="0.996876151231651" calcext:value-type="float">
            <text:p>0.996876151231651</text:p>
          </table:table-cell>
          <table:table-cell table:style-name="Default" office:value-type="float" office:value="0.000128213583650339" calcext:value-type="float">
            <text:p>0.000128213583650339</text:p>
          </table:table-cell>
          <table:table-cell table:number-columns-repeated="999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Default" office:value-type="float" office:value="0.996583247474127" calcext:value-type="float">
            <text:p>0.996583247474127</text:p>
          </table:table-cell>
          <table:table-cell table:style-name="Default" office:value-type="float" office:value="0.000514521146044581" calcext:value-type="float">
            <text:p>0.000514521146044581</text:p>
          </table:table-cell>
          <table:table-cell table:style-name="Default" office:value-type="float" office:value="0.99658906873479" calcext:value-type="float">
            <text:p>0.99658906873479</text:p>
          </table:table-cell>
          <table:table-cell table:style-name="Default" office:value-type="float" office:value="0.000511846549020282" calcext:value-type="float">
            <text:p>0.000511846549020282</text:p>
          </table:table-cell>
          <table:table-cell table:style-name="Default" office:value-type="float" office:value="0.996583247474127" calcext:value-type="float">
            <text:p>0.996583247474127</text:p>
          </table:table-cell>
          <table:table-cell table:style-name="Default" office:value-type="float" office:value="0.000514521146044581" calcext:value-type="float">
            <text:p>0.000514521146044581</text:p>
          </table:table-cell>
          <table:table-cell table:style-name="Default" office:value-type="float" office:value="0.995430573921018" calcext:value-type="float">
            <text:p>0.995430573921018</text:p>
          </table:table-cell>
          <table:table-cell table:style-name="Default" office:value-type="float" office:value="0.00156900573643456" calcext:value-type="float">
            <text:p>0.00156900573643456</text:p>
          </table:table-cell>
          <table:table-cell table:style-name="Default" office:value-type="float" office:value="0.99543778583005" calcext:value-type="float">
            <text:p>0.99543778583005</text:p>
          </table:table-cell>
          <table:table-cell table:style-name="Default" office:value-type="float" office:value="0.00156871769183926" calcext:value-type="float">
            <text:p>0.00156871769183926</text:p>
          </table:table-cell>
          <table:table-cell table:style-name="Default" office:value-type="float" office:value="0.995430573921018" calcext:value-type="float">
            <text:p>0.995430573921018</text:p>
          </table:table-cell>
          <table:table-cell table:style-name="Default" office:value-type="float" office:value="0.00156900573643456" calcext:value-type="float">
            <text:p>0.00156900573643456</text:p>
          </table:table-cell>
          <table:table-cell table:style-name="Default" office:value-type="float" office:value="0.995003438442811" calcext:value-type="float">
            <text:p>0.995003438442811</text:p>
          </table:table-cell>
          <table:table-cell table:style-name="Default" office:value-type="float" office:value="0.00107276671378041" calcext:value-type="float">
            <text:p>0.00107276671378041</text:p>
          </table:table-cell>
          <table:table-cell table:style-name="Default" office:value-type="float" office:value="0.995012333187385" calcext:value-type="float">
            <text:p>0.995012333187385</text:p>
          </table:table-cell>
          <table:table-cell table:style-name="Default" office:value-type="float" office:value="0.0010707775183949" calcext:value-type="float">
            <text:p>0.0010707775183949</text:p>
          </table:table-cell>
          <table:table-cell table:style-name="Default" office:value-type="float" office:value="0.995003438442811" calcext:value-type="float">
            <text:p>0.995003438442811</text:p>
          </table:table-cell>
          <table:table-cell table:style-name="Default" office:value-type="float" office:value="0.00107276671378041" calcext:value-type="float">
            <text:p>0.00107276671378041</text:p>
          </table:table-cell>
          <table:table-cell table:style-name="ce16" office:value-type="float" office:value="0.996666023864324" calcext:value-type="float">
            <text:p>0.996666023864324</text:p>
          </table:table-cell>
          <table:table-cell table:style-name="ce16" office:value-type="float" office:value="0.000381823598163964" calcext:value-type="float">
            <text:p>0.000381823598163964</text:p>
          </table:table-cell>
          <table:table-cell table:style-name="ce16" office:value-type="float" office:value="0.99667092918864" calcext:value-type="float">
            <text:p>0.99667092918864</text:p>
          </table:table-cell>
          <table:table-cell table:style-name="ce16" office:value-type="float" office:value="0.000379056644860289" calcext:value-type="float">
            <text:p>0.000379056644860289</text:p>
          </table:table-cell>
          <table:table-cell table:style-name="ce16" office:value-type="float" office:value="0.996666023864324" calcext:value-type="float">
            <text:p>0.996666023864324</text:p>
          </table:table-cell>
          <table:table-cell table:style-name="ce16" office:value-type="float" office:value="0.000381823598163964" calcext:value-type="float">
            <text:p>0.000381823598163964</text:p>
          </table:table-cell>
          <table:table-cell table:number-columns-repeated="999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Default" office:value-type="float" office:value="0.996547566762891" calcext:value-type="float">
            <text:p>0.996547566762891</text:p>
          </table:table-cell>
          <table:table-cell table:style-name="Default" office:value-type="float" office:value="0.000443787406753853" calcext:value-type="float">
            <text:p>0.000443787406753853</text:p>
          </table:table-cell>
          <table:table-cell table:style-name="Default" office:value-type="float" office:value="0.996553691965363" calcext:value-type="float">
            <text:p>0.996553691965363</text:p>
          </table:table-cell>
          <table:table-cell table:style-name="Default" office:value-type="float" office:value="0.000441799278913574" calcext:value-type="float">
            <text:p>0.000441799278913574</text:p>
          </table:table-cell>
          <table:table-cell table:style-name="Default" office:value-type="float" office:value="0.996547566762891" calcext:value-type="float">
            <text:p>0.996547566762891</text:p>
          </table:table-cell>
          <table:table-cell table:style-name="Default" office:value-type="float" office:value="0.000443787406753853" calcext:value-type="float">
            <text:p>0.000443787406753853</text:p>
          </table:table-cell>
          <table:table-cell table:style-name="ce16" office:value-type="float" office:value="0.996013045146001" calcext:value-type="float">
            <text:p>0.996013045146001</text:p>
          </table:table-cell>
          <table:table-cell table:style-name="ce16" office:value-type="float" office:value="0.000598382564444735" calcext:value-type="float">
            <text:p>0.000598382564444735</text:p>
          </table:table-cell>
          <table:table-cell table:style-name="ce16" office:value-type="float" office:value="0.996020433311009" calcext:value-type="float">
            <text:p>0.996020433311009</text:p>
          </table:table-cell>
          <table:table-cell table:style-name="ce16" office:value-type="float" office:value="0.000598023983090938" calcext:value-type="float">
            <text:p>0.000598023983090938</text:p>
          </table:table-cell>
          <table:table-cell table:style-name="ce16" office:value-type="float" office:value="0.996013045146001" calcext:value-type="float">
            <text:p>0.996013045146001</text:p>
          </table:table-cell>
          <table:table-cell table:style-name="ce16" office:value-type="float" office:value="0.000598382564444735" calcext:value-type="float">
            <text:p>0.000598382564444735</text:p>
          </table:table-cell>
          <table:table-cell table:style-name="Default" office:value-type="float" office:value="0.995746381114694" calcext:value-type="float">
            <text:p>0.995746381114694</text:p>
          </table:table-cell>
          <table:table-cell table:style-name="Default" office:value-type="float" office:value="0.00108138784021785" calcext:value-type="float">
            <text:p>0.00108138784021785</text:p>
          </table:table-cell>
          <table:table-cell table:style-name="Default" office:value-type="float" office:value="0.995754256077019" calcext:value-type="float">
            <text:p>0.995754256077019</text:p>
          </table:table-cell>
          <table:table-cell table:style-name="Default" office:value-type="float" office:value="0.00107776408824068" calcext:value-type="float">
            <text:p>0.00107776408824068</text:p>
          </table:table-cell>
          <table:table-cell table:style-name="Default" office:value-type="float" office:value="0.995746381114694" calcext:value-type="float">
            <text:p>0.995746381114694</text:p>
          </table:table-cell>
          <table:table-cell table:style-name="Default" office:value-type="float" office:value="0.00108138784021785" calcext:value-type="float">
            <text:p>0.00108138784021785</text:p>
          </table:table-cell>
          <table:table-cell table:style-name="Default" office:value-type="float" office:value="0.996917491030989" calcext:value-type="float">
            <text:p>0.996917491030989</text:p>
          </table:table-cell>
          <table:table-cell table:style-name="Default" office:value-type="float" office:value="0.000202729188353715" calcext:value-type="float">
            <text:p>0.000202729188353715</text:p>
          </table:table-cell>
          <table:table-cell table:style-name="Default" office:value-type="float" office:value="0.996924205140488" calcext:value-type="float">
            <text:p>0.996924205140488</text:p>
          </table:table-cell>
          <table:table-cell table:style-name="Default" office:value-type="float" office:value="0.000203580985723671" calcext:value-type="float">
            <text:p>0.000203580985723671</text:p>
          </table:table-cell>
          <table:table-cell table:style-name="Default" office:value-type="float" office:value="0.996917491030989" calcext:value-type="float">
            <text:p>0.996917491030989</text:p>
          </table:table-cell>
          <table:table-cell table:style-name="Default" office:value-type="float" office:value="0.000202729188353715" calcext:value-type="float">
            <text:p>0.000202729188353715</text:p>
          </table:table-cell>
          <table:table-cell table:number-columns-repeated="999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Default" office:value-type="float" office:value="0.996514236070535" calcext:value-type="float">
            <text:p>0.996514236070535</text:p>
          </table:table-cell>
          <table:table-cell table:style-name="Default" office:value-type="float" office:value="0.000469117068551925" calcext:value-type="float">
            <text:p>0.000469117068551925</text:p>
          </table:table-cell>
          <table:table-cell table:style-name="Default" office:value-type="float" office:value="0.9965205344019" calcext:value-type="float">
            <text:p>0.9965205344019</text:p>
          </table:table-cell>
          <table:table-cell table:style-name="Default" office:value-type="float" office:value="0.000466488604047063" calcext:value-type="float">
            <text:p>0.000466488604047063</text:p>
          </table:table-cell>
          <table:table-cell table:style-name="Default" office:value-type="float" office:value="0.996514236070535" calcext:value-type="float">
            <text:p>0.996514236070535</text:p>
          </table:table-cell>
          <table:table-cell table:style-name="Default" office:value-type="float" office:value="0.000469117068551925" calcext:value-type="float">
            <text:p>0.000469117068551925</text:p>
          </table:table-cell>
          <table:table-cell table:style-name="Default" office:value-type="float" office:value="0.996184045189138" calcext:value-type="float">
            <text:p>0.996184045189138</text:p>
          </table:table-cell>
          <table:table-cell table:style-name="Default" office:value-type="float" office:value="0.000724127652821013" calcext:value-type="float">
            <text:p>0.000724127652821013</text:p>
          </table:table-cell>
          <table:table-cell table:style-name="Default" office:value-type="float" office:value="0.996190871739666" calcext:value-type="float">
            <text:p>0.996190871739666</text:p>
          </table:table-cell>
          <table:table-cell table:style-name="Default" office:value-type="float" office:value="0.000724173790107511" calcext:value-type="float">
            <text:p>0.000724173790107511</text:p>
          </table:table-cell>
          <table:table-cell table:style-name="Default" office:value-type="float" office:value="0.996184045189138" calcext:value-type="float">
            <text:p>0.996184045189138</text:p>
          </table:table-cell>
          <table:table-cell table:style-name="Default" office:value-type="float" office:value="0.000724127652821013" calcext:value-type="float">
            <text:p>0.000724127652821013</text:p>
          </table:table-cell>
          <table:table-cell table:style-name="ce16" office:value-type="float" office:value="0.996401508195732" calcext:value-type="float">
            <text:p>0.996401508195732</text:p>
          </table:table-cell>
          <table:table-cell table:style-name="ce16" office:value-type="float" office:value="0.000441735932510693" calcext:value-type="float">
            <text:p>0.000441735932510693</text:p>
          </table:table-cell>
          <table:table-cell table:style-name="ce16" office:value-type="float" office:value="0.996406983625453" calcext:value-type="float">
            <text:p>0.996406983625453</text:p>
          </table:table-cell>
          <table:table-cell table:style-name="ce16" office:value-type="float" office:value="0.00044027807517808" calcext:value-type="float">
            <text:p>0.00044027807517808</text:p>
          </table:table-cell>
          <table:table-cell table:style-name="ce16" office:value-type="float" office:value="0.996401508195732" calcext:value-type="float">
            <text:p>0.996401508195732</text:p>
          </table:table-cell>
          <table:table-cell table:style-name="ce16" office:value-type="float" office:value="0.000441735932510693" calcext:value-type="float">
            <text:p>0.000441735932510693</text:p>
          </table:table-cell>
          <table:table-cell table:style-name="Default" office:value-type="float" office:value="0.996681397438316" calcext:value-type="float">
            <text:p>0.996681397438316</text:p>
          </table:table-cell>
          <table:table-cell table:style-name="Default" office:value-type="float" office:value="0.000216529537283444" calcext:value-type="float">
            <text:p>0.000216529537283444</text:p>
          </table:table-cell>
          <table:table-cell table:style-name="Default" office:value-type="float" office:value="0.996688092886328" calcext:value-type="float">
            <text:p>0.996688092886328</text:p>
          </table:table-cell>
          <table:table-cell table:style-name="Default" office:value-type="float" office:value="0.000215881749755023" calcext:value-type="float">
            <text:p>0.000215881749755023</text:p>
          </table:table-cell>
          <table:table-cell table:style-name="Default" office:value-type="float" office:value="0.996681397438316" calcext:value-type="float">
            <text:p>0.996681397438316</text:p>
          </table:table-cell>
          <table:table-cell table:style-name="Default" office:value-type="float" office:value="0.000216529537283444" calcext:value-type="float">
            <text:p>0.000216529537283444</text:p>
          </table:table-cell>
          <table:table-cell table:number-columns-repeated="999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Default" office:value-type="float" office:value="0.996617104511285" calcext:value-type="float">
            <text:p>0.996617104511285</text:p>
          </table:table-cell>
          <table:table-cell table:style-name="Default" office:value-type="float" office:value="0.000347607896140088" calcext:value-type="float">
            <text:p>0.000347607896140088</text:p>
          </table:table-cell>
          <table:table-cell table:style-name="Default" office:value-type="float" office:value="0.996623125101729" calcext:value-type="float">
            <text:p>0.996623125101729</text:p>
          </table:table-cell>
          <table:table-cell table:style-name="Default" office:value-type="float" office:value="0.000345744535540172" calcext:value-type="float">
            <text:p>0.000345744535540172</text:p>
          </table:table-cell>
          <table:table-cell table:style-name="Default" office:value-type="float" office:value="0.996617104511285" calcext:value-type="float">
            <text:p>0.996617104511285</text:p>
          </table:table-cell>
          <table:table-cell table:style-name="Default" office:value-type="float" office:value="0.000347607896140088" calcext:value-type="float">
            <text:p>0.000347607896140088</text:p>
          </table:table-cell>
          <table:table-cell table:style-name="Default" office:value-type="float" office:value="0.996413580870406" calcext:value-type="float">
            <text:p>0.996413580870406</text:p>
          </table:table-cell>
          <table:table-cell table:style-name="Default" office:value-type="float" office:value="0.000565202440562461" calcext:value-type="float">
            <text:p>0.000565202440562461</text:p>
          </table:table-cell>
          <table:table-cell table:style-name="Default" office:value-type="float" office:value="0.99641991880058" calcext:value-type="float">
            <text:p>0.99641991880058</text:p>
          </table:table-cell>
          <table:table-cell table:style-name="Default" office:value-type="float" office:value="0.000565604603836562" calcext:value-type="float">
            <text:p>0.000565604603836562</text:p>
          </table:table-cell>
          <table:table-cell table:style-name="Default" office:value-type="float" office:value="0.996413580870406" calcext:value-type="float">
            <text:p>0.996413580870406</text:p>
          </table:table-cell>
          <table:table-cell table:style-name="Default" office:value-type="float" office:value="0.000565202440562461" calcext:value-type="float">
            <text:p>0.000565202440562461</text:p>
          </table:table-cell>
          <table:table-cell table:style-name="Default" office:value-type="float" office:value="0.996682064516152" calcext:value-type="float">
            <text:p>0.996682064516152</text:p>
          </table:table-cell>
          <table:table-cell table:style-name="Default" office:value-type="float" office:value="0.000386140529472201" calcext:value-type="float">
            <text:p>0.000386140529472201</text:p>
          </table:table-cell>
          <table:table-cell table:style-name="Default" office:value-type="float" office:value="0.996688216713748" calcext:value-type="float">
            <text:p>0.996688216713748</text:p>
          </table:table-cell>
          <table:table-cell table:style-name="Default" office:value-type="float" office:value="0.000383769354177179" calcext:value-type="float">
            <text:p>0.000383769354177179</text:p>
          </table:table-cell>
          <table:table-cell table:style-name="Default" office:value-type="float" office:value="0.996682064516152" calcext:value-type="float">
            <text:p>0.996682064516152</text:p>
          </table:table-cell>
          <table:table-cell table:style-name="Default" office:value-type="float" office:value="0.000386140529472201" calcext:value-type="float">
            <text:p>0.000386140529472201</text:p>
          </table:table-cell>
          <table:table-cell table:style-name="Default" office:value-type="float" office:value="0.996903844806845" calcext:value-type="float">
            <text:p>0.996903844806845</text:p>
          </table:table-cell>
          <table:table-cell table:style-name="Default" office:value-type="float" office:value="0.000179779125883595" calcext:value-type="float">
            <text:p>0.000179779125883595</text:p>
          </table:table-cell>
          <table:table-cell table:style-name="Default" office:value-type="float" office:value="0.996911191496172" calcext:value-type="float">
            <text:p>0.996911191496172</text:p>
          </table:table-cell>
          <table:table-cell table:style-name="Default" office:value-type="float" office:value="0.000179861541632199" calcext:value-type="float">
            <text:p>0.000179861541632199</text:p>
          </table:table-cell>
          <table:table-cell table:style-name="Default" office:value-type="float" office:value="0.996903844806845" calcext:value-type="float">
            <text:p>0.996903844806845</text:p>
          </table:table-cell>
          <table:table-cell table:style-name="Default" office:value-type="float" office:value="0.000179779125883595" calcext:value-type="float">
            <text:p>0.000179779125883595</text:p>
          </table:table-cell>
          <table:table-cell table:number-columns-repeated="999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Default" office:value-type="float" office:value="0.996623159057196" calcext:value-type="float">
            <text:p>0.996623159057196</text:p>
          </table:table-cell>
          <table:table-cell table:style-name="Default" office:value-type="float" office:value="0.00040971284628779" calcext:value-type="float">
            <text:p>0.00040971284628779</text:p>
          </table:table-cell>
          <table:table-cell table:style-name="Default" office:value-type="float" office:value="0.996629196687239" calcext:value-type="float">
            <text:p>0.996629196687239</text:p>
          </table:table-cell>
          <table:table-cell table:style-name="Default" office:value-type="float" office:value="0.00040773882801852" calcext:value-type="float">
            <text:p>0.00040773882801852</text:p>
          </table:table-cell>
          <table:table-cell table:style-name="Default" office:value-type="float" office:value="0.996623159057196" calcext:value-type="float">
            <text:p>0.996623159057196</text:p>
          </table:table-cell>
          <table:table-cell table:style-name="Default" office:value-type="float" office:value="0.00040971284628779" calcext:value-type="float">
            <text:p>0.00040971284628779</text:p>
          </table:table-cell>
          <table:table-cell table:style-name="Default" office:value-type="float" office:value="0.996891146163074" calcext:value-type="float">
            <text:p>0.996891146163074</text:p>
          </table:table-cell>
          <table:table-cell table:style-name="Default" office:value-type="float" office:value="0.000376661372327517" calcext:value-type="float">
            <text:p>0.000376661372327517</text:p>
          </table:table-cell>
          <table:table-cell table:style-name="Default" office:value-type="float" office:value="0.996897142982972" calcext:value-type="float">
            <text:p>0.996897142982972</text:p>
          </table:table-cell>
          <table:table-cell table:style-name="Default" office:value-type="float" office:value="0.000375675926965848" calcext:value-type="float">
            <text:p>0.000375675926965848</text:p>
          </table:table-cell>
          <table:table-cell table:style-name="Default" office:value-type="float" office:value="0.996891146163074" calcext:value-type="float">
            <text:p>0.996891146163074</text:p>
          </table:table-cell>
          <table:table-cell table:style-name="Default" office:value-type="float" office:value="0.000376661372327517" calcext:value-type="float">
            <text:p>0.000376661372327517</text:p>
          </table:table-cell>
          <table:table-cell table:style-name="Default" office:value-type="float" office:value="0.996770959346828" calcext:value-type="float">
            <text:p>0.996770959346828</text:p>
          </table:table-cell>
          <table:table-cell table:style-name="Default" office:value-type="float" office:value="0.000355757392407933" calcext:value-type="float">
            <text:p>0.000355757392407933</text:p>
          </table:table-cell>
          <table:table-cell table:style-name="Default" office:value-type="float" office:value="0.996778815632621" calcext:value-type="float">
            <text:p>0.996778815632621</text:p>
          </table:table-cell>
          <table:table-cell table:style-name="Default" office:value-type="float" office:value="0.000354145781991646" calcext:value-type="float">
            <text:p>0.000354145781991646</text:p>
          </table:table-cell>
          <table:table-cell table:style-name="Default" office:value-type="float" office:value="0.996770959346828" calcext:value-type="float">
            <text:p>0.996770959346828</text:p>
          </table:table-cell>
          <table:table-cell table:style-name="Default" office:value-type="float" office:value="0.000355757392407933" calcext:value-type="float">
            <text:p>0.000355757392407933</text:p>
          </table:table-cell>
          <table:table-cell table:style-name="Default" office:value-type="float" office:value="0.996924075136472" calcext:value-type="float">
            <text:p>0.996924075136472</text:p>
          </table:table-cell>
          <table:table-cell table:style-name="Default" office:value-type="float" office:value="0.000293859101463022" calcext:value-type="float">
            <text:p>0.000293859101463022</text:p>
          </table:table-cell>
          <table:table-cell table:style-name="Default" office:value-type="float" office:value="0.996927857038083" calcext:value-type="float">
            <text:p>0.996927857038083</text:p>
          </table:table-cell>
          <table:table-cell table:style-name="Default" office:value-type="float" office:value="0.000293831601540261" calcext:value-type="float">
            <text:p>0.000293831601540261</text:p>
          </table:table-cell>
          <table:table-cell table:style-name="Default" office:value-type="float" office:value="0.996924075136472" calcext:value-type="float">
            <text:p>0.996924075136472</text:p>
          </table:table-cell>
          <table:table-cell table:style-name="Default" office:value-type="float" office:value="0.000293859101463022" calcext:value-type="float">
            <text:p>0.000293859101463022</text:p>
          </table:table-cell>
          <table:table-cell table:number-columns-repeated="999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Default" office:value-type="float" office:value="0.996704750351774" calcext:value-type="float">
            <text:p>0.996704750351774</text:p>
          </table:table-cell>
          <table:table-cell table:style-name="Default" office:value-type="float" office:value="0.000367795917820793" calcext:value-type="float">
            <text:p>0.000367795917820793</text:p>
          </table:table-cell>
          <table:table-cell table:style-name="Default" office:value-type="float" office:value="0.996710323059062" calcext:value-type="float">
            <text:p>0.996710323059062</text:p>
          </table:table-cell>
          <table:table-cell table:style-name="Default" office:value-type="float" office:value="0.000365930027776242" calcext:value-type="float">
            <text:p>0.000365930027776242</text:p>
          </table:table-cell>
          <table:table-cell table:style-name="Default" office:value-type="float" office:value="0.996704750351774" calcext:value-type="float">
            <text:p>0.996704750351774</text:p>
          </table:table-cell>
          <table:table-cell table:style-name="Default" office:value-type="float" office:value="0.000367795917820793" calcext:value-type="float">
            <text:p>0.000367795917820793</text:p>
          </table:table-cell>
          <table:table-cell table:style-name="Default" office:value-type="float" office:value="0.996961825338956" calcext:value-type="float">
            <text:p>0.996961825338956</text:p>
          </table:table-cell>
          <table:table-cell table:style-name="Default" office:value-type="float" office:value="0.000344738477895679" calcext:value-type="float">
            <text:p>0.000344738477895679</text:p>
          </table:table-cell>
          <table:table-cell table:style-name="Default" office:value-type="float" office:value="0.996967448099141" calcext:value-type="float">
            <text:p>0.996967448099141</text:p>
          </table:table-cell>
          <table:table-cell table:style-name="Default" office:value-type="float" office:value="0.000344472183531671" calcext:value-type="float">
            <text:p>0.000344472183531671</text:p>
          </table:table-cell>
          <table:table-cell table:style-name="Default" office:value-type="float" office:value="0.996961825338956" calcext:value-type="float">
            <text:p>0.996961825338956</text:p>
          </table:table-cell>
          <table:table-cell table:style-name="Default" office:value-type="float" office:value="0.000344738477895679" calcext:value-type="float">
            <text:p>0.000344738477895679</text:p>
          </table:table-cell>
          <table:table-cell table:style-name="Default" office:value-type="float" office:value="0.996923172505949" calcext:value-type="float">
            <text:p>0.996923172505949</text:p>
          </table:table-cell>
          <table:table-cell table:style-name="Default" office:value-type="float" office:value="0.000395504055387305" calcext:value-type="float">
            <text:p>0.000395504055387305</text:p>
          </table:table-cell>
          <table:table-cell table:style-name="Default" office:value-type="float" office:value="0.996928819555467" calcext:value-type="float">
            <text:p>0.996928819555467</text:p>
          </table:table-cell>
          <table:table-cell table:style-name="Default" office:value-type="float" office:value="0.000395833833290971" calcext:value-type="float">
            <text:p>0.000395833833290971</text:p>
          </table:table-cell>
          <table:table-cell table:style-name="Default" office:value-type="float" office:value="0.996923172505949" calcext:value-type="float">
            <text:p>0.996923172505949</text:p>
          </table:table-cell>
          <table:table-cell table:style-name="Default" office:value-type="float" office:value="0.000395504055387305" calcext:value-type="float">
            <text:p>0.000395504055387305</text:p>
          </table:table-cell>
          <table:table-cell table:style-name="Default" office:value-type="float" office:value="0.996965418192454" calcext:value-type="float">
            <text:p>0.996965418192454</text:p>
          </table:table-cell>
          <table:table-cell table:style-name="Default" office:value-type="float" office:value="0.000354753668987853" calcext:value-type="float">
            <text:p>0.000354753668987853</text:p>
          </table:table-cell>
          <table:table-cell table:style-name="Default" office:value-type="float" office:value="0.996971083723939" calcext:value-type="float">
            <text:p>0.996971083723939</text:p>
          </table:table-cell>
          <table:table-cell table:style-name="Default" office:value-type="float" office:value="0.000353010999716476" calcext:value-type="float">
            <text:p>0.000353010999716476</text:p>
          </table:table-cell>
          <table:table-cell table:style-name="Default" office:value-type="float" office:value="0.996965418192454" calcext:value-type="float">
            <text:p>0.996965418192454</text:p>
          </table:table-cell>
          <table:table-cell table:style-name="Default" office:value-type="float" office:value="0.000354753668987853" calcext:value-type="float">
            <text:p>0.000354753668987853</text:p>
          </table:table-cell>
          <table:table-cell table:number-columns-repeated="999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Default" office:value-type="float" office:value="0.996715098806814" calcext:value-type="float">
            <text:p>0.996715098806814</text:p>
          </table:table-cell>
          <table:table-cell table:style-name="Default" office:value-type="float" office:value="0.000305847082529979" calcext:value-type="float">
            <text:p>0.000305847082529979</text:p>
          </table:table-cell>
          <table:table-cell table:style-name="Default" office:value-type="float" office:value="0.99672069517221" calcext:value-type="float">
            <text:p>0.99672069517221</text:p>
          </table:table-cell>
          <table:table-cell table:style-name="Default" office:value-type="float" office:value="0.000303941729551259" calcext:value-type="float">
            <text:p>0.000303941729551259</text:p>
          </table:table-cell>
          <table:table-cell table:style-name="Default" office:value-type="float" office:value="0.996715098806814" calcext:value-type="float">
            <text:p>0.996715098806814</text:p>
          </table:table-cell>
          <table:table-cell table:style-name="Default" office:value-type="float" office:value="0.000305847082529979" calcext:value-type="float">
            <text:p>0.000305847082529979</text:p>
          </table:table-cell>
          <table:table-cell table:style-name="Default" office:value-type="float" office:value="0.996955163717005" calcext:value-type="float">
            <text:p>0.996955163717005</text:p>
          </table:table-cell>
          <table:table-cell table:style-name="Default" office:value-type="float" office:value="0.000339462402177373" calcext:value-type="float">
            <text:p>0.000339462402177373</text:p>
          </table:table-cell>
          <table:table-cell table:style-name="Default" office:value-type="float" office:value="0.99696093058144" calcext:value-type="float">
            <text:p>0.99696093058144</text:p>
          </table:table-cell>
          <table:table-cell table:style-name="Default" office:value-type="float" office:value="0.000339134043995979" calcext:value-type="float">
            <text:p>0.000339134043995979</text:p>
          </table:table-cell>
          <table:table-cell table:style-name="Default" office:value-type="float" office:value="0.996955163717005" calcext:value-type="float">
            <text:p>0.996955163717005</text:p>
          </table:table-cell>
          <table:table-cell table:style-name="Default" office:value-type="float" office:value="0.000339462402177373" calcext:value-type="float">
            <text:p>0.000339462402177373</text:p>
          </table:table-cell>
          <table:table-cell table:style-name="Default" office:value-type="float" office:value="0.996823312371431" calcext:value-type="float">
            <text:p>0.996823312371431</text:p>
          </table:table-cell>
          <table:table-cell table:style-name="Default" office:value-type="float" office:value="0.000356196961872474" calcext:value-type="float">
            <text:p>0.000356196961872474</text:p>
          </table:table-cell>
          <table:table-cell table:style-name="Default" office:value-type="float" office:value="0.996829081590735" calcext:value-type="float">
            <text:p>0.996829081590735</text:p>
          </table:table-cell>
          <table:table-cell table:style-name="Default" office:value-type="float" office:value="0.000355094528991502" calcext:value-type="float">
            <text:p>0.000355094528991502</text:p>
          </table:table-cell>
          <table:table-cell table:style-name="Default" office:value-type="float" office:value="0.996823312371431" calcext:value-type="float">
            <text:p>0.996823312371431</text:p>
          </table:table-cell>
          <table:table-cell table:style-name="Default" office:value-type="float" office:value="0.000356196961872474" calcext:value-type="float">
            <text:p>0.000356196961872474</text:p>
          </table:table-cell>
          <table:table-cell table:style-name="Default" office:value-type="float" office:value="0.996855981238606" calcext:value-type="float">
            <text:p>0.996855981238606</text:p>
          </table:table-cell>
          <table:table-cell table:style-name="Default" office:value-type="float" office:value="0.000128294541541125" calcext:value-type="float">
            <text:p>0.000128294541541125</text:p>
          </table:table-cell>
          <table:table-cell table:style-name="Default" office:value-type="float" office:value="0.9968607479551" calcext:value-type="float">
            <text:p>0.9968607479551</text:p>
          </table:table-cell>
          <table:table-cell table:style-name="Default" office:value-type="float" office:value="0.000128123245356272" calcext:value-type="float">
            <text:p>0.000128123245356272</text:p>
          </table:table-cell>
          <table:table-cell table:style-name="Default" office:value-type="float" office:value="0.996855981238606" calcext:value-type="float">
            <text:p>0.996855981238606</text:p>
          </table:table-cell>
          <table:table-cell table:style-name="Default" office:value-type="float" office:value="0.000128294541541125" calcext:value-type="float">
            <text:p>0.000128294541541125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ENCHMARK</text:p>
          </table:table-cell>
          <table:table-cell table:number-columns-repeated="1023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Default" office:value-type="float" office:value="0.996973444956472" calcext:value-type="float">
            <text:p>0.996973444956472</text:p>
          </table:table-cell>
          <table:table-cell table:style-name="Default" office:value-type="float" office:value="0.000312921685466237" calcext:value-type="float">
            <text:p>0.000312921685466237</text:p>
          </table:table-cell>
          <table:table-cell table:style-name="Default" office:value-type="float" office:value="0.996978794489101" calcext:value-type="float">
            <text:p>0.996978794489101</text:p>
          </table:table-cell>
          <table:table-cell table:style-name="Default" office:value-type="float" office:value="0.000311489045889468" calcext:value-type="float">
            <text:p>0.000311489045889468</text:p>
          </table:table-cell>
          <table:table-cell table:style-name="Default" office:value-type="float" office:value="0.996973444956472" calcext:value-type="float">
            <text:p>0.996973444956472</text:p>
          </table:table-cell>
          <table:table-cell table:style-name="Default" office:value-type="float" office:value="0.000312921685466237" calcext:value-type="float">
            <text:p>0.000312921685466237</text:p>
          </table:table-cell>
          <table:table-cell table:style-name="Default" office:value-type="float" office:value="0.996973444956472" calcext:value-type="float">
            <text:p>0.996973444956472</text:p>
          </table:table-cell>
          <table:table-cell table:style-name="Default" office:value-type="float" office:value="0.000312921685466237" calcext:value-type="float">
            <text:p>0.000312921685466237</text:p>
          </table:table-cell>
          <table:table-cell table:style-name="Default" office:value-type="float" office:value="0.996978794489101" calcext:value-type="float">
            <text:p>0.996978794489101</text:p>
          </table:table-cell>
          <table:table-cell table:style-name="Default" office:value-type="float" office:value="0.000311489045889468" calcext:value-type="float">
            <text:p>0.000311489045889468</text:p>
          </table:table-cell>
          <table:table-cell table:style-name="Default" office:value-type="float" office:value="0.996973444956472" calcext:value-type="float">
            <text:p>0.996973444956472</text:p>
          </table:table-cell>
          <table:table-cell table:style-name="Default" office:value-type="float" office:value="0.000312921685466237" calcext:value-type="float">
            <text:p>0.000312921685466237</text:p>
          </table:table-cell>
          <table:table-cell table:style-name="Default" office:value-type="float" office:value="0.996973444956472" calcext:value-type="float">
            <text:p>0.996973444956472</text:p>
          </table:table-cell>
          <table:table-cell table:style-name="Default" office:value-type="float" office:value="0.000312921685466237" calcext:value-type="float">
            <text:p>0.000312921685466237</text:p>
          </table:table-cell>
          <table:table-cell table:style-name="Default" office:value-type="float" office:value="0.996978794489101" calcext:value-type="float">
            <text:p>0.996978794489101</text:p>
          </table:table-cell>
          <table:table-cell table:style-name="Default" office:value-type="float" office:value="0.000311489045889468" calcext:value-type="float">
            <text:p>0.000311489045889468</text:p>
          </table:table-cell>
          <table:table-cell table:style-name="Default" office:value-type="float" office:value="0.996973444956472" calcext:value-type="float">
            <text:p>0.996973444956472</text:p>
          </table:table-cell>
          <table:table-cell table:style-name="Default" office:value-type="float" office:value="0.000312921685466237" calcext:value-type="float">
            <text:p>0.000312921685466237</text:p>
          </table:table-cell>
          <table:table-cell table:style-name="Default" office:value-type="float" office:value="0.996973444956472" calcext:value-type="float">
            <text:p>0.996973444956472</text:p>
          </table:table-cell>
          <table:table-cell table:style-name="Default" office:value-type="float" office:value="0.000312921685466237" calcext:value-type="float">
            <text:p>0.000312921685466237</text:p>
          </table:table-cell>
          <table:table-cell table:style-name="Default" office:value-type="float" office:value="0.996978794489101" calcext:value-type="float">
            <text:p>0.996978794489101</text:p>
          </table:table-cell>
          <table:table-cell table:style-name="Default" office:value-type="float" office:value="0.000311489045889468" calcext:value-type="float">
            <text:p>0.000311489045889468</text:p>
          </table:table-cell>
          <table:table-cell table:style-name="Default" office:value-type="float" office:value="0.996973444956472" calcext:value-type="float">
            <text:p>0.996973444956472</text:p>
          </table:table-cell>
          <table:table-cell table:style-name="Default" office:value-type="float" office:value="0.000312921685466237" calcext:value-type="float">
            <text:p>0.000312921685466237</text:p>
          </table:table-cell>
          <table:table-cell table:number-columns-repeated="99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5" table:number-rows-spanned="1">
            <text:p>IOT</text:p>
          </table:table-cell>
          <table:covered-table-cell table:number-columns-repeated="23" table:style-name="ce2"/>
          <table:covered-table-cell/>
          <table:table-cell table:number-columns-repeated="999"/>
        </table:table-row>
        <table:table-row table:style-name="ro1">
          <table:table-cell table:style-name="ce1"/>
          <table:table-cell table:style-name="ce4" office:value-type="string" calcext:value-type="string" table:number-columns-spanned="6" table:number-rows-spanned="1">
            <text:p>MO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SO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ANOVA</text:p>
          </table:table-cell>
          <table:covered-table-cell table:style-name="ce4"/>
          <table:covered-table-cell table:number-columns-repeated="4" table:style-name="ce2"/>
          <table:table-cell table:style-name="ce4" office:value-type="string" calcext:value-type="string" table:number-columns-spanned="6" table:number-rows-spanned="1">
            <text:p>RFE</text:p>
          </table:table-cell>
          <table:covered-table-cell table:style-name="ce4"/>
          <table:covered-table-cell table:number-columns-repeated="3" table:style-name="ce2"/>
          <table:covered-table-cell/>
          <table:table-cell table:number-columns-repeated="999"/>
        </table:table-row>
        <table:table-row table:style-name="ro2">
          <table:table-cell table:style-name="ce2" office:value-type="string" calcext:value-type="string">
            <text:p>Num. Ftr.</text:p>
          </table:table-cell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Accuracy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recision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Recall</text:p>
          </table:table-cell>
          <table:covered-table-cell/>
          <table:table-cell table:number-columns-repeated="999"/>
        </table:table-row>
        <table:table-row table:style-name="ro2"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99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Default" office:value-type="float" office:value="0.952620967177469" calcext:value-type="float">
            <text:p>0.952620967177469</text:p>
          </table:table-cell>
          <table:table-cell table:style-name="Default" office:value-type="float" office:value="0.000826678318689225" calcext:value-type="float">
            <text:p>0.000826678318689225</text:p>
          </table:table-cell>
          <table:table-cell table:style-name="Default" office:value-type="float" office:value="0.955418108992965" calcext:value-type="float">
            <text:p>0.955418108992965</text:p>
          </table:table-cell>
          <table:table-cell table:style-name="Default" office:value-type="float" office:value="0.000728078244170328" calcext:value-type="float">
            <text:p>0.000728078244170328</text:p>
          </table:table-cell>
          <table:table-cell table:style-name="Default" office:value-type="float" office:value="0.952620967177469" calcext:value-type="float">
            <text:p>0.952620967177469</text:p>
          </table:table-cell>
          <table:table-cell table:style-name="Default" office:value-type="float" office:value="0.000826678318689225" calcext:value-type="float">
            <text:p>0.000826678318689225</text:p>
          </table:table-cell>
          <table:table-cell table:style-name="Default" office:value-type="float" office:value="0.952722963465841" calcext:value-type="float">
            <text:p>0.952722963465841</text:p>
          </table:table-cell>
          <table:table-cell table:style-name="Default" office:value-type="float" office:value="0.000983329380528989" calcext:value-type="float">
            <text:p>0.000983329380528989</text:p>
          </table:table-cell>
          <table:table-cell table:style-name="Default" office:value-type="float" office:value="0.955506246217894" calcext:value-type="float">
            <text:p>0.955506246217894</text:p>
          </table:table-cell>
          <table:table-cell table:style-name="Default" office:value-type="float" office:value="0.000871828105519249" calcext:value-type="float">
            <text:p>0.000871828105519249</text:p>
          </table:table-cell>
          <table:table-cell table:style-name="Default" office:value-type="float" office:value="0.952722963465841" calcext:value-type="float">
            <text:p>0.952722963465841</text:p>
          </table:table-cell>
          <table:table-cell table:style-name="Default" office:value-type="float" office:value="0.000983329380528989" calcext:value-type="float">
            <text:p>0.000983329380528989</text:p>
          </table:table-cell>
          <table:table-cell table:style-name="Default" office:value-type="float" office:value="0.86939388249553" calcext:value-type="float">
            <text:p>0.86939388249553</text:p>
          </table:table-cell>
          <table:table-cell table:style-name="Default" office:value-type="float" office:value="0.000572270801748867" calcext:value-type="float">
            <text:p>0.000572270801748867</text:p>
          </table:table-cell>
          <table:table-cell table:style-name="Default" office:value-type="float" office:value="0.861444508610849" calcext:value-type="float">
            <text:p>0.861444508610849</text:p>
          </table:table-cell>
          <table:table-cell table:style-name="Default" office:value-type="float" office:value="0.00093507618814308" calcext:value-type="float">
            <text:p>0.00093507618814308</text:p>
          </table:table-cell>
          <table:table-cell table:style-name="Default" office:value-type="float" office:value="0.86939388249553" calcext:value-type="float">
            <text:p>0.86939388249553</text:p>
          </table:table-cell>
          <table:table-cell table:style-name="Default" office:value-type="float" office:value="0.000572270801748867" calcext:value-type="float">
            <text:p>0.000572270801748867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Default" office:value-type="float" office:value="0.974125949150938" calcext:value-type="float">
            <text:p>0.974125949150938</text:p>
          </table:table-cell>
          <table:table-cell table:style-name="Default" office:value-type="float" office:value="0.000933053524089889" calcext:value-type="float">
            <text:p>0.000933053524089889</text:p>
          </table:table-cell>
          <table:table-cell table:style-name="Default" office:value-type="float" office:value="0.974999349768514" calcext:value-type="float">
            <text:p>0.974999349768514</text:p>
          </table:table-cell>
          <table:table-cell table:style-name="Default" office:value-type="float" office:value="0.000870362296723906" calcext:value-type="float">
            <text:p>0.000870362296723906</text:p>
          </table:table-cell>
          <table:table-cell table:style-name="Default" office:value-type="float" office:value="0.974125949150938" calcext:value-type="float">
            <text:p>0.974125949150938</text:p>
          </table:table-cell>
          <table:table-cell table:style-name="Default" office:value-type="float" office:value="0.000933053524089889" calcext:value-type="float">
            <text:p>0.000933053524089889</text:p>
          </table:table-cell>
          <table:table-cell table:style-name="Default" office:value-type="float" office:value="0.969454247349198" calcext:value-type="float">
            <text:p>0.969454247349198</text:p>
          </table:table-cell>
          <table:table-cell table:style-name="Default" office:value-type="float" office:value="0.00121829055044351" calcext:value-type="float">
            <text:p>0.00121829055044351</text:p>
          </table:table-cell>
          <table:table-cell table:style-name="Default" office:value-type="float" office:value="0.970670391567764" calcext:value-type="float">
            <text:p>0.970670391567764</text:p>
          </table:table-cell>
          <table:table-cell table:style-name="Default" office:value-type="float" office:value="0.00111576686494022" calcext:value-type="float">
            <text:p>0.00111576686494022</text:p>
          </table:table-cell>
          <table:table-cell table:style-name="Default" office:value-type="float" office:value="0.969454247349198" calcext:value-type="float">
            <text:p>0.969454247349198</text:p>
          </table:table-cell>
          <table:table-cell table:style-name="Default" office:value-type="float" office:value="0.00121829055044351" calcext:value-type="float">
            <text:p>0.00121829055044351</text:p>
          </table:table-cell>
          <table:table-cell table:style-name="Default" office:value-type="float" office:value="0.88030101318894" calcext:value-type="float">
            <text:p>0.88030101318894</text:p>
          </table:table-cell>
          <table:table-cell table:style-name="Default" office:value-type="float" office:value="0.000803635070608551" calcext:value-type="float">
            <text:p>0.000803635070608551</text:p>
          </table:table-cell>
          <table:table-cell table:style-name="Default" office:value-type="float" office:value="0.88273328725052" calcext:value-type="float">
            <text:p>0.88273328725052</text:p>
          </table:table-cell>
          <table:table-cell table:style-name="Default" office:value-type="float" office:value="0.000647559089201448" calcext:value-type="float">
            <text:p>0.000647559089201448</text:p>
          </table:table-cell>
          <table:table-cell table:style-name="Default" office:value-type="float" office:value="0.88030101318894" calcext:value-type="float">
            <text:p>0.88030101318894</text:p>
          </table:table-cell>
          <table:table-cell table:style-name="Default" office:value-type="float" office:value="0.000803635070608551" calcext:value-type="float">
            <text:p>0.000803635070608551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6" office:value-type="float" office:value="0.983303258463864" calcext:value-type="float">
            <text:p>0.983303258463864</text:p>
          </table:table-cell>
          <table:table-cell table:style-name="ce16" office:value-type="float" office:value="0.00048109186680482" calcext:value-type="float">
            <text:p>0.00048109186680482</text:p>
          </table:table-cell>
          <table:table-cell table:style-name="ce16" office:value-type="float" office:value="0.983671647863341" calcext:value-type="float">
            <text:p>0.983671647863341</text:p>
          </table:table-cell>
          <table:table-cell table:style-name="ce16" office:value-type="float" office:value="0.000458761367817827" calcext:value-type="float">
            <text:p>0.000458761367817827</text:p>
          </table:table-cell>
          <table:table-cell table:style-name="ce16" office:value-type="float" office:value="0.983303258463864" calcext:value-type="float">
            <text:p>0.983303258463864</text:p>
          </table:table-cell>
          <table:table-cell table:style-name="ce16" office:value-type="float" office:value="0.00048109186680482" calcext:value-type="float">
            <text:p>0.00048109186680482</text:p>
          </table:table-cell>
          <table:table-cell table:style-name="ce16" office:value-type="float" office:value="0.98051183855244" calcext:value-type="float">
            <text:p>0.98051183855244</text:p>
          </table:table-cell>
          <table:table-cell table:style-name="ce16" office:value-type="float" office:value="0.000814524626773201" calcext:value-type="float">
            <text:p>0.000814524626773201</text:p>
          </table:table-cell>
          <table:table-cell table:style-name="ce16" office:value-type="float" office:value="0.981014423297738" calcext:value-type="float">
            <text:p>0.981014423297738</text:p>
          </table:table-cell>
          <table:table-cell table:style-name="ce16" office:value-type="float" office:value="0.000773014782744394" calcext:value-type="float">
            <text:p>0.000773014782744394</text:p>
          </table:table-cell>
          <table:table-cell table:style-name="ce16" office:value-type="float" office:value="0.98051183855244" calcext:value-type="float">
            <text:p>0.98051183855244</text:p>
          </table:table-cell>
          <table:table-cell table:style-name="ce16" office:value-type="float" office:value="0.000814524626773201" calcext:value-type="float">
            <text:p>0.000814524626773201</text:p>
          </table:table-cell>
          <table:table-cell table:style-name="Default" office:value-type="float" office:value="0.877035644253329" calcext:value-type="float">
            <text:p>0.877035644253329</text:p>
          </table:table-cell>
          <table:table-cell table:style-name="Default" office:value-type="float" office:value="0.00213074171720207" calcext:value-type="float">
            <text:p>0.00213074171720207</text:p>
          </table:table-cell>
          <table:table-cell table:style-name="Default" office:value-type="float" office:value="0.882174014933992" calcext:value-type="float">
            <text:p>0.882174014933992</text:p>
          </table:table-cell>
          <table:table-cell table:style-name="Default" office:value-type="float" office:value="0.00303306204809191" calcext:value-type="float">
            <text:p>0.00303306204809191</text:p>
          </table:table-cell>
          <table:table-cell table:style-name="Default" office:value-type="float" office:value="0.877035644253329" calcext:value-type="float">
            <text:p>0.877035644253329</text:p>
          </table:table-cell>
          <table:table-cell table:style-name="Default" office:value-type="float" office:value="0.00213074171720207" calcext:value-type="float">
            <text:p>0.00213074171720207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Default" office:value-type="float" office:value="0.984695300546133" calcext:value-type="float">
            <text:p>0.984695300546133</text:p>
          </table:table-cell>
          <table:table-cell table:style-name="Default" office:value-type="float" office:value="0.000408881390442936" calcext:value-type="float">
            <text:p>0.000408881390442936</text:p>
          </table:table-cell>
          <table:table-cell table:style-name="Default" office:value-type="float" office:value="0.985002758053883" calcext:value-type="float">
            <text:p>0.985002758053883</text:p>
          </table:table-cell>
          <table:table-cell table:style-name="Default" office:value-type="float" office:value="0.000392656746457623" calcext:value-type="float">
            <text:p>0.000392656746457623</text:p>
          </table:table-cell>
          <table:table-cell table:style-name="Default" office:value-type="float" office:value="0.984695300546133" calcext:value-type="float">
            <text:p>0.984695300546133</text:p>
          </table:table-cell>
          <table:table-cell table:style-name="Default" office:value-type="float" office:value="0.000408881390442936" calcext:value-type="float">
            <text:p>0.000408881390442936</text:p>
          </table:table-cell>
          <table:table-cell table:style-name="Default" office:value-type="float" office:value="0.986854305716951" calcext:value-type="float">
            <text:p>0.986854305716951</text:p>
          </table:table-cell>
          <table:table-cell table:style-name="Default" office:value-type="float" office:value="0.000955893960892094" calcext:value-type="float">
            <text:p>0.000955893960892094</text:p>
          </table:table-cell>
          <table:table-cell table:style-name="Default" office:value-type="float" office:value="0.987092899605729" calcext:value-type="float">
            <text:p>0.987092899605729</text:p>
          </table:table-cell>
          <table:table-cell table:style-name="Default" office:value-type="float" office:value="0.000919066447035469" calcext:value-type="float">
            <text:p>0.000919066447035469</text:p>
          </table:table-cell>
          <table:table-cell table:style-name="Default" office:value-type="float" office:value="0.986854305716951" calcext:value-type="float">
            <text:p>0.986854305716951</text:p>
          </table:table-cell>
          <table:table-cell table:style-name="Default" office:value-type="float" office:value="0.000955893960892094" calcext:value-type="float">
            <text:p>0.000955893960892094</text:p>
          </table:table-cell>
          <table:table-cell table:style-name="Default" office:value-type="float" office:value="0.884153012103716" calcext:value-type="float">
            <text:p>0.884153012103716</text:p>
          </table:table-cell>
          <table:table-cell table:style-name="Default" office:value-type="float" office:value="0.0111342575919209" calcext:value-type="float">
            <text:p>0.0111342575919209</text:p>
          </table:table-cell>
          <table:table-cell table:style-name="Default" office:value-type="float" office:value="0.892221318965208" calcext:value-type="float">
            <text:p>0.892221318965208</text:p>
          </table:table-cell>
          <table:table-cell table:style-name="Default" office:value-type="float" office:value="0.0117931198614809" calcext:value-type="float">
            <text:p>0.0117931198614809</text:p>
          </table:table-cell>
          <table:table-cell table:style-name="Default" office:value-type="float" office:value="0.884153012103716" calcext:value-type="float">
            <text:p>0.884153012103716</text:p>
          </table:table-cell>
          <table:table-cell table:style-name="Default" office:value-type="float" office:value="0.0111342575919209" calcext:value-type="float">
            <text:p>0.0111342575919209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Default" office:value-type="float" office:value="0.981316606803729" calcext:value-type="float">
            <text:p>0.981316606803729</text:p>
          </table:table-cell>
          <table:table-cell table:style-name="Default" office:value-type="float" office:value="0.00061139727639467" calcext:value-type="float">
            <text:p>0.00061139727639467</text:p>
          </table:table-cell>
          <table:table-cell table:style-name="Default" office:value-type="float" office:value="0.981774440390294" calcext:value-type="float">
            <text:p>0.981774440390294</text:p>
          </table:table-cell>
          <table:table-cell table:style-name="Default" office:value-type="float" office:value="0.000581905455827421" calcext:value-type="float">
            <text:p>0.000581905455827421</text:p>
          </table:table-cell>
          <table:table-cell table:style-name="Default" office:value-type="float" office:value="0.981316606803729" calcext:value-type="float">
            <text:p>0.981316606803729</text:p>
          </table:table-cell>
          <table:table-cell table:style-name="Default" office:value-type="float" office:value="0.00061139727639467" calcext:value-type="float">
            <text:p>0.00061139727639467</text:p>
          </table:table-cell>
          <table:table-cell table:style-name="Default" office:value-type="float" office:value="0.989727389392638" calcext:value-type="float">
            <text:p>0.989727389392638</text:p>
          </table:table-cell>
          <table:table-cell table:style-name="Default" office:value-type="float" office:value="0.000431931956134685" calcext:value-type="float">
            <text:p>0.000431931956134685</text:p>
          </table:table-cell>
          <table:table-cell table:style-name="Default" office:value-type="float" office:value="0.989869380885195" calcext:value-type="float">
            <text:p>0.989869380885195</text:p>
          </table:table-cell>
          <table:table-cell table:style-name="Default" office:value-type="float" office:value="0.000421435486886139" calcext:value-type="float">
            <text:p>0.000421435486886139</text:p>
          </table:table-cell>
          <table:table-cell table:style-name="Default" office:value-type="float" office:value="0.989727389392638" calcext:value-type="float">
            <text:p>0.989727389392638</text:p>
          </table:table-cell>
          <table:table-cell table:style-name="Default" office:value-type="float" office:value="0.000431931956134685" calcext:value-type="float">
            <text:p>0.000431931956134685</text:p>
          </table:table-cell>
          <table:table-cell table:style-name="Default" office:value-type="float" office:value="0.913444684005299" calcext:value-type="float">
            <text:p>0.913444684005299</text:p>
          </table:table-cell>
          <table:table-cell table:style-name="Default" office:value-type="float" office:value="0.016288420905477" calcext:value-type="float">
            <text:p>0.016288420905477</text:p>
          </table:table-cell>
          <table:table-cell table:style-name="Default" office:value-type="float" office:value="0.919987142128166" calcext:value-type="float">
            <text:p>0.919987142128166</text:p>
          </table:table-cell>
          <table:table-cell table:style-name="Default" office:value-type="float" office:value="0.0148579780160333" calcext:value-type="float">
            <text:p>0.0148579780160333</text:p>
          </table:table-cell>
          <table:table-cell table:style-name="Default" office:value-type="float" office:value="0.913444684005299" calcext:value-type="float">
            <text:p>0.913444684005299</text:p>
          </table:table-cell>
          <table:table-cell table:style-name="Default" office:value-type="float" office:value="0.016288420905477" calcext:value-type="float">
            <text:p>0.016288420905477</text:p>
          </table:table-cell>
          <table:table-cell table:style-name="Default" office:value-type="float" office:value="0.987483267420016" calcext:value-type="float">
            <text:p>0.987483267420016</text:p>
          </table:table-cell>
          <table:table-cell table:style-name="Default" office:value-type="float" office:value="0.000364429916585085" calcext:value-type="float">
            <text:p>0.000364429916585085</text:p>
          </table:table-cell>
          <table:table-cell table:style-name="Default" office:value-type="float" office:value="0.987695790824819" calcext:value-type="float">
            <text:p>0.987695790824819</text:p>
          </table:table-cell>
          <table:table-cell table:style-name="Default" office:value-type="float" office:value="0.000350362225821632" calcext:value-type="float">
            <text:p>0.000350362225821632</text:p>
          </table:table-cell>
          <table:table-cell table:style-name="Default" office:value-type="float" office:value="0.987483267420016" calcext:value-type="float">
            <text:p>0.987483267420016</text:p>
          </table:table-cell>
          <table:table-cell table:style-name="Default" office:value-type="float" office:value="0.000364429916585085" calcext:value-type="float">
            <text:p>0.000364429916585085</text:p>
          </table:table-cell>
          <table:table-cell table:number-columns-repeated="999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Default" office:value-type="float" office:value="0.982266789861368" calcext:value-type="float">
            <text:p>0.982266789861368</text:p>
          </table:table-cell>
          <table:table-cell table:style-name="Default" office:value-type="float" office:value="0.000332266890242635" calcext:value-type="float">
            <text:p>0.000332266890242635</text:p>
          </table:table-cell>
          <table:table-cell table:style-name="Default" office:value-type="float" office:value="0.982677217952874" calcext:value-type="float">
            <text:p>0.982677217952874</text:p>
          </table:table-cell>
          <table:table-cell table:style-name="Default" office:value-type="float" office:value="0.000317936288475623" calcext:value-type="float">
            <text:p>0.000317936288475623</text:p>
          </table:table-cell>
          <table:table-cell table:style-name="Default" office:value-type="float" office:value="0.982266789861368" calcext:value-type="float">
            <text:p>0.982266789861368</text:p>
          </table:table-cell>
          <table:table-cell table:style-name="Default" office:value-type="float" office:value="0.000332266890242635" calcext:value-type="float">
            <text:p>0.000332266890242635</text:p>
          </table:table-cell>
          <table:table-cell table:style-name="Default" office:value-type="float" office:value="0.988056244248118" calcext:value-type="float">
            <text:p>0.988056244248118</text:p>
          </table:table-cell>
          <table:table-cell table:style-name="Default" office:value-type="float" office:value="0.000775709253946492" calcext:value-type="float">
            <text:p>0.000775709253946492</text:p>
          </table:table-cell>
          <table:table-cell table:style-name="Default" office:value-type="float" office:value="0.988249342860219" calcext:value-type="float">
            <text:p>0.988249342860219</text:p>
          </table:table-cell>
          <table:table-cell table:style-name="Default" office:value-type="float" office:value="0.000750171990100051" calcext:value-type="float">
            <text:p>0.000750171990100051</text:p>
          </table:table-cell>
          <table:table-cell table:style-name="Default" office:value-type="float" office:value="0.988056244248118" calcext:value-type="float">
            <text:p>0.988056244248118</text:p>
          </table:table-cell>
          <table:table-cell table:style-name="Default" office:value-type="float" office:value="0.000775709253946492" calcext:value-type="float">
            <text:p>0.000775709253946492</text:p>
          </table:table-cell>
          <table:table-cell table:style-name="Default" office:value-type="float" office:value="0.938274989888543" calcext:value-type="float">
            <text:p>0.938274989888543</text:p>
          </table:table-cell>
          <table:table-cell table:style-name="Default" office:value-type="float" office:value="0.0140950745627991" calcext:value-type="float">
            <text:p>0.0140950745627991</text:p>
          </table:table-cell>
          <table:table-cell table:style-name="Default" office:value-type="float" office:value="0.942662315889311" calcext:value-type="float">
            <text:p>0.942662315889311</text:p>
          </table:table-cell>
          <table:table-cell table:style-name="Default" office:value-type="float" office:value="0.0124706153071581" calcext:value-type="float">
            <text:p>0.0124706153071581</text:p>
          </table:table-cell>
          <table:table-cell table:style-name="Default" office:value-type="float" office:value="0.938274989888543" calcext:value-type="float">
            <text:p>0.938274989888543</text:p>
          </table:table-cell>
          <table:table-cell table:style-name="Default" office:value-type="float" office:value="0.0140950745627991" calcext:value-type="float">
            <text:p>0.0140950745627991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Default" office:value-type="float" office:value="0.980251656343047" calcext:value-type="float">
            <text:p>0.980251656343047</text:p>
          </table:table-cell>
          <table:table-cell table:style-name="Default" office:value-type="float" office:value="0.000274183631818971" calcext:value-type="float">
            <text:p>0.000274183631818971</text:p>
          </table:table-cell>
          <table:table-cell table:style-name="Default" office:value-type="float" office:value="0.980752373244052" calcext:value-type="float">
            <text:p>0.980752373244052</text:p>
          </table:table-cell>
          <table:table-cell table:style-name="Default" office:value-type="float" office:value="0.000259255894173551" calcext:value-type="float">
            <text:p>0.000259255894173551</text:p>
          </table:table-cell>
          <table:table-cell table:style-name="Default" office:value-type="float" office:value="0.980251656343047" calcext:value-type="float">
            <text:p>0.980251656343047</text:p>
          </table:table-cell>
          <table:table-cell table:style-name="Default" office:value-type="float" office:value="0.000274183631818971" calcext:value-type="float">
            <text:p>0.000274183631818971</text:p>
          </table:table-cell>
          <table:table-cell table:style-name="Default" office:value-type="float" office:value="0.986525112605988" calcext:value-type="float">
            <text:p>0.986525112605988</text:p>
          </table:table-cell>
          <table:table-cell table:style-name="Default" office:value-type="float" office:value="0.000790929576461099" calcext:value-type="float">
            <text:p>0.000790929576461099</text:p>
          </table:table-cell>
          <table:table-cell table:style-name="Default" office:value-type="float" office:value="0.986767683037698" calcext:value-type="float">
            <text:p>0.986767683037698</text:p>
          </table:table-cell>
          <table:table-cell table:style-name="Default" office:value-type="float" office:value="0.000763437727997573" calcext:value-type="float">
            <text:p>0.000763437727997573</text:p>
          </table:table-cell>
          <table:table-cell table:style-name="Default" office:value-type="float" office:value="0.986525112605988" calcext:value-type="float">
            <text:p>0.986525112605988</text:p>
          </table:table-cell>
          <table:table-cell table:style-name="Default" office:value-type="float" office:value="0.000790929576461099" calcext:value-type="float">
            <text:p>0.000790929576461099</text:p>
          </table:table-cell>
          <table:table-cell table:style-name="Default" office:value-type="float" office:value="0.950762146883538" calcext:value-type="float">
            <text:p>0.950762146883538</text:p>
          </table:table-cell>
          <table:table-cell table:style-name="Default" office:value-type="float" office:value="0.0013981317638077" calcext:value-type="float">
            <text:p>0.0013981317638077</text:p>
          </table:table-cell>
          <table:table-cell table:style-name="Default" office:value-type="float" office:value="0.953675513719299" calcext:value-type="float">
            <text:p>0.953675513719299</text:p>
          </table:table-cell>
          <table:table-cell table:style-name="Default" office:value-type="float" office:value="0.00121682831985575" calcext:value-type="float">
            <text:p>0.00121682831985575</text:p>
          </table:table-cell>
          <table:table-cell table:style-name="Default" office:value-type="float" office:value="0.950762146883538" calcext:value-type="float">
            <text:p>0.950762146883538</text:p>
          </table:table-cell>
          <table:table-cell table:style-name="Default" office:value-type="float" office:value="0.0013981317638077" calcext:value-type="float">
            <text:p>0.0013981317638077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Default" office:value-type="float" office:value="0.98001446320312" calcext:value-type="float">
            <text:p>0.98001446320312</text:p>
          </table:table-cell>
          <table:table-cell table:style-name="Default" office:value-type="float" office:value="0.000634189586773054" calcext:value-type="float">
            <text:p>0.000634189586773054</text:p>
          </table:table-cell>
          <table:table-cell table:style-name="Default" office:value-type="float" office:value="0.980526651380633" calcext:value-type="float">
            <text:p>0.980526651380633</text:p>
          </table:table-cell>
          <table:table-cell table:style-name="Default" office:value-type="float" office:value="0.000597995727763343" calcext:value-type="float">
            <text:p>0.000597995727763343</text:p>
          </table:table-cell>
          <table:table-cell table:style-name="Default" office:value-type="float" office:value="0.98001446320312" calcext:value-type="float">
            <text:p>0.98001446320312</text:p>
          </table:table-cell>
          <table:table-cell table:style-name="Default" office:value-type="float" office:value="0.000634189586773054" calcext:value-type="float">
            <text:p>0.000634189586773054</text:p>
          </table:table-cell>
          <table:table-cell table:style-name="Default" office:value-type="float" office:value="0.986489565088981" calcext:value-type="float">
            <text:p>0.986489565088981</text:p>
          </table:table-cell>
          <table:table-cell table:style-name="Default" office:value-type="float" office:value="0.000610527996454073" calcext:value-type="float">
            <text:p>0.000610527996454073</text:p>
          </table:table-cell>
          <table:table-cell table:style-name="Default" office:value-type="float" office:value="0.986734166615916" calcext:value-type="float">
            <text:p>0.986734166615916</text:p>
          </table:table-cell>
          <table:table-cell table:style-name="Default" office:value-type="float" office:value="0.000588995046630523" calcext:value-type="float">
            <text:p>0.000588995046630523</text:p>
          </table:table-cell>
          <table:table-cell table:style-name="Default" office:value-type="float" office:value="0.986489565088981" calcext:value-type="float">
            <text:p>0.986489565088981</text:p>
          </table:table-cell>
          <table:table-cell table:style-name="Default" office:value-type="float" office:value="0.000610527996454073" calcext:value-type="float">
            <text:p>0.000610527996454073</text:p>
          </table:table-cell>
          <table:table-cell table:style-name="Default" office:value-type="float" office:value="0.948496236432159" calcext:value-type="float">
            <text:p>0.948496236432159</text:p>
          </table:table-cell>
          <table:table-cell table:style-name="Default" office:value-type="float" office:value="0.00203573951139751" calcext:value-type="float">
            <text:p>0.00203573951139751</text:p>
          </table:table-cell>
          <table:table-cell table:style-name="Default" office:value-type="float" office:value="0.951653913573252" calcext:value-type="float">
            <text:p>0.951653913573252</text:p>
          </table:table-cell>
          <table:table-cell table:style-name="Default" office:value-type="float" office:value="0.00177612790022787" calcext:value-type="float">
            <text:p>0.00177612790022787</text:p>
          </table:table-cell>
          <table:table-cell table:style-name="Default" office:value-type="float" office:value="0.948496236432159" calcext:value-type="float">
            <text:p>0.948496236432159</text:p>
          </table:table-cell>
          <table:table-cell table:style-name="Default" office:value-type="float" office:value="0.00203573951139751" calcext:value-type="float">
            <text:p>0.00203573951139751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Default" office:value-type="float" office:value="0.977874387580681" calcext:value-type="float">
            <text:p>0.977874387580681</text:p>
          </table:table-cell>
          <table:table-cell table:style-name="Default" office:value-type="float" office:value="0.000475283387733629" calcext:value-type="float">
            <text:p>0.000475283387733629</text:p>
          </table:table-cell>
          <table:table-cell table:style-name="Default" office:value-type="float" office:value="0.978492700131154" calcext:value-type="float">
            <text:p>0.978492700131154</text:p>
          </table:table-cell>
          <table:table-cell table:style-name="Default" office:value-type="float" office:value="0.00044638736163015" calcext:value-type="float">
            <text:p>0.00044638736163015</text:p>
          </table:table-cell>
          <table:table-cell table:style-name="Default" office:value-type="float" office:value="0.977874387580681" calcext:value-type="float">
            <text:p>0.977874387580681</text:p>
          </table:table-cell>
          <table:table-cell table:style-name="Default" office:value-type="float" office:value="0.000475283387733629" calcext:value-type="float">
            <text:p>0.000475283387733629</text:p>
          </table:table-cell>
          <table:table-cell table:style-name="Default" office:value-type="float" office:value="0.985737254530934" calcext:value-type="float">
            <text:p>0.985737254530934</text:p>
          </table:table-cell>
          <table:table-cell table:style-name="Default" office:value-type="float" office:value="0.000712651813791544" calcext:value-type="float">
            <text:p>0.000712651813791544</text:p>
          </table:table-cell>
          <table:table-cell table:style-name="Default" office:value-type="float" office:value="0.986011390065208" calcext:value-type="float">
            <text:p>0.986011390065208</text:p>
          </table:table-cell>
          <table:table-cell table:style-name="Default" office:value-type="float" office:value="0.000685761044475513" calcext:value-type="float">
            <text:p>0.000685761044475513</text:p>
          </table:table-cell>
          <table:table-cell table:style-name="Default" office:value-type="float" office:value="0.985737254530934" calcext:value-type="float">
            <text:p>0.985737254530934</text:p>
          </table:table-cell>
          <table:table-cell table:style-name="Default" office:value-type="float" office:value="0.000712651813791544" calcext:value-type="float">
            <text:p>0.000712651813791544</text:p>
          </table:table-cell>
          <table:table-cell table:style-name="Default" office:value-type="float" office:value="0.945955295132735" calcext:value-type="float">
            <text:p>0.945955295132735</text:p>
          </table:table-cell>
          <table:table-cell table:style-name="Default" office:value-type="float" office:value="0.000505559140452715" calcext:value-type="float">
            <text:p>0.000505559140452715</text:p>
          </table:table-cell>
          <table:table-cell table:style-name="Default" office:value-type="float" office:value="0.94940082907573" calcext:value-type="float">
            <text:p>0.94940082907573</text:p>
          </table:table-cell>
          <table:table-cell table:style-name="Default" office:value-type="float" office:value="0.000442631111412302" calcext:value-type="float">
            <text:p>0.000442631111412302</text:p>
          </table:table-cell>
          <table:table-cell table:style-name="Default" office:value-type="float" office:value="0.945955295132735" calcext:value-type="float">
            <text:p>0.945955295132735</text:p>
          </table:table-cell>
          <table:table-cell table:style-name="Default" office:value-type="float" office:value="0.000505559140452715" calcext:value-type="float">
            <text:p>0.000505559140452715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Default" office:value-type="float" office:value="0.97227089657868" calcext:value-type="float">
            <text:p>0.97227089657868</text:p>
          </table:table-cell>
          <table:table-cell table:style-name="Default" office:value-type="float" office:value="0.000746176690545785" calcext:value-type="float">
            <text:p>0.000746176690545785</text:p>
          </table:table-cell>
          <table:table-cell table:style-name="Default" office:value-type="float" office:value="0.973240796328597" calcext:value-type="float">
            <text:p>0.973240796328597</text:p>
          </table:table-cell>
          <table:table-cell table:style-name="Default" office:value-type="float" office:value="0.000692053001002801" calcext:value-type="float">
            <text:p>0.000692053001002801</text:p>
          </table:table-cell>
          <table:table-cell table:style-name="Default" office:value-type="float" office:value="0.97227089657868" calcext:value-type="float">
            <text:p>0.97227089657868</text:p>
          </table:table-cell>
          <table:table-cell table:style-name="Default" office:value-type="float" office:value="0.000746176690545785" calcext:value-type="float">
            <text:p>0.000746176690545785</text:p>
          </table:table-cell>
          <table:table-cell table:style-name="Default" office:value-type="float" office:value="0.984978457249214" calcext:value-type="float">
            <text:p>0.984978457249214</text:p>
          </table:table-cell>
          <table:table-cell table:style-name="Default" office:value-type="float" office:value="0.000649264516466432" calcext:value-type="float">
            <text:p>0.000649264516466432</text:p>
          </table:table-cell>
          <table:table-cell table:style-name="Default" office:value-type="float" office:value="0.985280554562337" calcext:value-type="float">
            <text:p>0.985280554562337</text:p>
          </table:table-cell>
          <table:table-cell table:style-name="Default" office:value-type="float" office:value="0.000620746199485818" calcext:value-type="float">
            <text:p>0.000620746199485818</text:p>
          </table:table-cell>
          <table:table-cell table:style-name="Default" office:value-type="float" office:value="0.984978457249214" calcext:value-type="float">
            <text:p>0.984978457249214</text:p>
          </table:table-cell>
          <table:table-cell table:style-name="Default" office:value-type="float" office:value="0.000649264516466432" calcext:value-type="float">
            <text:p>0.000649264516466432</text:p>
          </table:table-cell>
          <table:table-cell table:style-name="Default" office:value-type="float" office:value="0.94050642163141" calcext:value-type="float">
            <text:p>0.94050642163141</text:p>
          </table:table-cell>
          <table:table-cell table:style-name="Default" office:value-type="float" office:value="0.00128202215977102" calcext:value-type="float">
            <text:p>0.00128202215977102</text:p>
          </table:table-cell>
          <table:table-cell table:style-name="Default" office:value-type="float" office:value="0.944632074967973" calcext:value-type="float">
            <text:p>0.944632074967973</text:p>
          </table:table-cell>
          <table:table-cell table:style-name="Default" office:value-type="float" office:value="0.00110693900930765" calcext:value-type="float">
            <text:p>0.00110693900930765</text:p>
          </table:table-cell>
          <table:table-cell table:style-name="Default" office:value-type="float" office:value="0.94050642163141" calcext:value-type="float">
            <text:p>0.94050642163141</text:p>
          </table:table-cell>
          <table:table-cell table:style-name="Default" office:value-type="float" office:value="0.00128202215977102" calcext:value-type="float">
            <text:p>0.00128202215977102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Default" office:value-type="float" office:value="0.969950635550063" calcext:value-type="float">
            <text:p>0.969950635550063</text:p>
          </table:table-cell>
          <table:table-cell table:style-name="Default" office:value-type="float" office:value="0.000778060505061567" calcext:value-type="float">
            <text:p>0.000778060505061567</text:p>
          </table:table-cell>
          <table:table-cell table:style-name="Default" office:value-type="float" office:value="0.971082833775207" calcext:value-type="float">
            <text:p>0.971082833775207</text:p>
          </table:table-cell>
          <table:table-cell table:style-name="Default" office:value-type="float" office:value="0.000718660153240702" calcext:value-type="float">
            <text:p>0.000718660153240702</text:p>
          </table:table-cell>
          <table:table-cell table:style-name="Default" office:value-type="float" office:value="0.969950635550063" calcext:value-type="float">
            <text:p>0.969950635550063</text:p>
          </table:table-cell>
          <table:table-cell table:style-name="Default" office:value-type="float" office:value="0.000778060505061567" calcext:value-type="float">
            <text:p>0.000778060505061567</text:p>
          </table:table-cell>
          <table:table-cell table:style-name="Default" office:value-type="float" office:value="0.98663636016379" calcext:value-type="float">
            <text:p>0.98663636016379</text:p>
          </table:table-cell>
          <table:table-cell table:style-name="Default" office:value-type="float" office:value="0.000400970449706783" calcext:value-type="float">
            <text:p>0.000400970449706783</text:p>
          </table:table-cell>
          <table:table-cell table:style-name="Default" office:value-type="float" office:value="0.986870996740308" calcext:value-type="float">
            <text:p>0.986870996740308</text:p>
          </table:table-cell>
          <table:table-cell table:style-name="Default" office:value-type="float" office:value="0.000386123596975563" calcext:value-type="float">
            <text:p>0.000386123596975563</text:p>
          </table:table-cell>
          <table:table-cell table:style-name="Default" office:value-type="float" office:value="0.98663636016379" calcext:value-type="float">
            <text:p>0.98663636016379</text:p>
          </table:table-cell>
          <table:table-cell table:style-name="Default" office:value-type="float" office:value="0.000400970449706783" calcext:value-type="float">
            <text:p>0.000400970449706783</text:p>
          </table:table-cell>
          <table:table-cell table:style-name="Default" office:value-type="float" office:value="0.935968990780115" calcext:value-type="float">
            <text:p>0.935968990780115</text:p>
          </table:table-cell>
          <table:table-cell table:style-name="Default" office:value-type="float" office:value="0.0010276820259292" calcext:value-type="float">
            <text:p>0.0010276820259292</text:p>
          </table:table-cell>
          <table:table-cell table:style-name="Default" office:value-type="float" office:value="0.940704506510845" calcext:value-type="float">
            <text:p>0.940704506510845</text:p>
          </table:table-cell>
          <table:table-cell table:style-name="Default" office:value-type="float" office:value="0.000868342195947769" calcext:value-type="float">
            <text:p>0.000868342195947769</text:p>
          </table:table-cell>
          <table:table-cell table:style-name="Default" office:value-type="float" office:value="0.935968990780115" calcext:value-type="float">
            <text:p>0.935968990780115</text:p>
          </table:table-cell>
          <table:table-cell table:style-name="Default" office:value-type="float" office:value="0.0010276820259292" calcext:value-type="float">
            <text:p>0.0010276820259292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Default" office:value-type="float" office:value="0.972130674856338" calcext:value-type="float">
            <text:p>0.972130674856338</text:p>
          </table:table-cell>
          <table:table-cell table:style-name="Default" office:value-type="float" office:value="0.000583811875221264" calcext:value-type="float">
            <text:p>0.000583811875221264</text:p>
          </table:table-cell>
          <table:table-cell table:style-name="Default" office:value-type="float" office:value="0.973105249988717" calcext:value-type="float">
            <text:p>0.973105249988717</text:p>
          </table:table-cell>
          <table:table-cell table:style-name="Default" office:value-type="float" office:value="0.000545097683736452" calcext:value-type="float">
            <text:p>0.000545097683736452</text:p>
          </table:table-cell>
          <table:table-cell table:style-name="Default" office:value-type="float" office:value="0.972130674856338" calcext:value-type="float">
            <text:p>0.972130674856338</text:p>
          </table:table-cell>
          <table:table-cell table:style-name="Default" office:value-type="float" office:value="0.000583811875221264" calcext:value-type="float">
            <text:p>0.000583811875221264</text:p>
          </table:table-cell>
          <table:table-cell table:style-name="Default" office:value-type="float" office:value="0.985057212411382" calcext:value-type="float">
            <text:p>0.985057212411382</text:p>
          </table:table-cell>
          <table:table-cell table:style-name="Default" office:value-type="float" office:value="0.000582341101317078" calcext:value-type="float">
            <text:p>0.000582341101317078</text:p>
          </table:table-cell>
          <table:table-cell table:style-name="Default" office:value-type="float" office:value="0.985351010635174" calcext:value-type="float">
            <text:p>0.985351010635174</text:p>
          </table:table-cell>
          <table:table-cell table:style-name="Default" office:value-type="float" office:value="0.00055925874229128" calcext:value-type="float">
            <text:p>0.00055925874229128</text:p>
          </table:table-cell>
          <table:table-cell table:style-name="Default" office:value-type="float" office:value="0.985057212411382" calcext:value-type="float">
            <text:p>0.985057212411382</text:p>
          </table:table-cell>
          <table:table-cell table:style-name="Default" office:value-type="float" office:value="0.000582341101317078" calcext:value-type="float">
            <text:p>0.000582341101317078</text:p>
          </table:table-cell>
          <table:table-cell table:style-name="Default" office:value-type="float" office:value="0.941093006550753" calcext:value-type="float">
            <text:p>0.941093006550753</text:p>
          </table:table-cell>
          <table:table-cell table:style-name="Default" office:value-type="float" office:value="0.00102447850795414" calcext:value-type="float">
            <text:p>0.00102447850795414</text:p>
          </table:table-cell>
          <table:table-cell table:style-name="Default" office:value-type="float" office:value="0.945130854966507" calcext:value-type="float">
            <text:p>0.945130854966507</text:p>
          </table:table-cell>
          <table:table-cell table:style-name="Default" office:value-type="float" office:value="0.000891205795259046" calcext:value-type="float">
            <text:p>0.000891205795259046</text:p>
          </table:table-cell>
          <table:table-cell table:style-name="Default" office:value-type="float" office:value="0.941093006550753" calcext:value-type="float">
            <text:p>0.941093006550753</text:p>
          </table:table-cell>
          <table:table-cell table:style-name="Default" office:value-type="float" office:value="0.00102447850795414" calcext:value-type="float">
            <text:p>0.00102447850795414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Default" office:value-type="float" office:value="0.969347199530243" calcext:value-type="float">
            <text:p>0.969347199530243</text:p>
          </table:table-cell>
          <table:table-cell table:style-name="Default" office:value-type="float" office:value="0.000792873833918604" calcext:value-type="float">
            <text:p>0.000792873833918604</text:p>
          </table:table-cell>
          <table:table-cell table:style-name="Default" office:value-type="float" office:value="0.970517646650237" calcext:value-type="float">
            <text:p>0.970517646650237</text:p>
          </table:table-cell>
          <table:table-cell table:style-name="Default" office:value-type="float" office:value="0.000734706208993659" calcext:value-type="float">
            <text:p>0.000734706208993659</text:p>
          </table:table-cell>
          <table:table-cell table:style-name="Default" office:value-type="float" office:value="0.969347199530243" calcext:value-type="float">
            <text:p>0.969347199530243</text:p>
          </table:table-cell>
          <table:table-cell table:style-name="Default" office:value-type="float" office:value="0.000792873833918604" calcext:value-type="float">
            <text:p>0.000792873833918604</text:p>
          </table:table-cell>
          <table:table-cell table:style-name="Default" office:value-type="float" office:value="0.98264083939088" calcext:value-type="float">
            <text:p>0.98264083939088</text:p>
          </table:table-cell>
          <table:table-cell table:style-name="Default" office:value-type="float" office:value="0.00061261605181359" calcext:value-type="float">
            <text:p>0.00061261605181359</text:p>
          </table:table-cell>
          <table:table-cell table:style-name="Default" office:value-type="float" office:value="0.98303417381775" calcext:value-type="float">
            <text:p>0.98303417381775</text:p>
          </table:table-cell>
          <table:table-cell table:style-name="Default" office:value-type="float" office:value="0.000586549197600152" calcext:value-type="float">
            <text:p>0.000586549197600152</text:p>
          </table:table-cell>
          <table:table-cell table:style-name="Default" office:value-type="float" office:value="0.98264083939088" calcext:value-type="float">
            <text:p>0.98264083939088</text:p>
          </table:table-cell>
          <table:table-cell table:style-name="Default" office:value-type="float" office:value="0.00061261605181359" calcext:value-type="float">
            <text:p>0.00061261605181359</text:p>
          </table:table-cell>
          <table:table-cell table:style-name="Default" office:value-type="float" office:value="0.940738267456194" calcext:value-type="float">
            <text:p>0.940738267456194</text:p>
          </table:table-cell>
          <table:table-cell table:style-name="Default" office:value-type="float" office:value="0.00620412875306388" calcext:value-type="float">
            <text:p>0.00620412875306388</text:p>
          </table:table-cell>
          <table:table-cell table:style-name="Default" office:value-type="float" office:value="0.944878539318541" calcext:value-type="float">
            <text:p>0.944878539318541</text:p>
          </table:table-cell>
          <table:table-cell table:style-name="Default" office:value-type="float" office:value="0.00543574944097109" calcext:value-type="float">
            <text:p>0.00543574944097109</text:p>
          </table:table-cell>
          <table:table-cell table:style-name="Default" office:value-type="float" office:value="0.940738267456194" calcext:value-type="float">
            <text:p>0.940738267456194</text:p>
          </table:table-cell>
          <table:table-cell table:style-name="Default" office:value-type="float" office:value="0.00620412875306388" calcext:value-type="float">
            <text:p>0.00620412875306388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Default" office:value-type="float" office:value="0.969219081528649" calcext:value-type="float">
            <text:p>0.969219081528649</text:p>
          </table:table-cell>
          <table:table-cell table:style-name="Default" office:value-type="float" office:value="0.00117904866409624" calcext:value-type="float">
            <text:p>0.00117904866409624</text:p>
          </table:table-cell>
          <table:table-cell table:style-name="Default" office:value-type="float" office:value="0.970392452423299" calcext:value-type="float">
            <text:p>0.970392452423299</text:p>
          </table:table-cell>
          <table:table-cell table:style-name="Default" office:value-type="float" office:value="0.00109380511574559" calcext:value-type="float">
            <text:p>0.00109380511574559</text:p>
          </table:table-cell>
          <table:table-cell table:style-name="Default" office:value-type="float" office:value="0.969219081528649" calcext:value-type="float">
            <text:p>0.969219081528649</text:p>
          </table:table-cell>
          <table:table-cell table:style-name="Default" office:value-type="float" office:value="0.00117904866409624" calcext:value-type="float">
            <text:p>0.00117904866409624</text:p>
          </table:table-cell>
          <table:table-cell table:style-name="Default" office:value-type="float" office:value="0.981835881557718" calcext:value-type="float">
            <text:p>0.981835881557718</text:p>
          </table:table-cell>
          <table:table-cell table:style-name="Default" office:value-type="float" office:value="0.00067682397676949" calcext:value-type="float">
            <text:p>0.00067682397676949</text:p>
          </table:table-cell>
          <table:table-cell table:style-name="Default" office:value-type="float" office:value="0.982261159301635" calcext:value-type="float">
            <text:p>0.982261159301635</text:p>
          </table:table-cell>
          <table:table-cell table:style-name="Default" office:value-type="float" office:value="0.000645634748197204" calcext:value-type="float">
            <text:p>0.000645634748197204</text:p>
          </table:table-cell>
          <table:table-cell table:style-name="Default" office:value-type="float" office:value="0.981835881557718" calcext:value-type="float">
            <text:p>0.981835881557718</text:p>
          </table:table-cell>
          <table:table-cell table:style-name="Default" office:value-type="float" office:value="0.00067682397676949" calcext:value-type="float">
            <text:p>0.00067682397676949</text:p>
          </table:table-cell>
          <table:table-cell table:style-name="Default" office:value-type="float" office:value="0.953675404984703" calcext:value-type="float">
            <text:p>0.953675404984703</text:p>
          </table:table-cell>
          <table:table-cell table:style-name="Default" office:value-type="float" office:value="0.00735224101653112" calcext:value-type="float">
            <text:p>0.00735224101653112</text:p>
          </table:table-cell>
          <table:table-cell table:style-name="Default" office:value-type="float" office:value="0.956333311246219" calcext:value-type="float">
            <text:p>0.956333311246219</text:p>
          </table:table-cell>
          <table:table-cell table:style-name="Default" office:value-type="float" office:value="0.00663966323945175" calcext:value-type="float">
            <text:p>0.00663966323945175</text:p>
          </table:table-cell>
          <table:table-cell table:style-name="Default" office:value-type="float" office:value="0.953675404984703" calcext:value-type="float">
            <text:p>0.953675404984703</text:p>
          </table:table-cell>
          <table:table-cell table:style-name="Default" office:value-type="float" office:value="0.00735224101653112" calcext:value-type="float">
            <text:p>0.00735224101653112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0.966244753573506" calcext:value-type="float">
            <text:p>0.966244753573506</text:p>
          </table:table-cell>
          <table:table-cell table:style-name="Default" office:value-type="float" office:value="0.00112750510462357" calcext:value-type="float">
            <text:p>0.00112750510462357</text:p>
          </table:table-cell>
          <table:table-cell table:style-name="Default" office:value-type="float" office:value="0.967644758429986" calcext:value-type="float">
            <text:p>0.967644758429986</text:p>
          </table:table-cell>
          <table:table-cell table:style-name="Default" office:value-type="float" office:value="0.00103581319454371" calcext:value-type="float">
            <text:p>0.00103581319454371</text:p>
          </table:table-cell>
          <table:table-cell table:style-name="Default" office:value-type="float" office:value="0.966244753573506" calcext:value-type="float">
            <text:p>0.966244753573506</text:p>
          </table:table-cell>
          <table:table-cell table:style-name="Default" office:value-type="float" office:value="0.00112750510462357" calcext:value-type="float">
            <text:p>0.00112750510462357</text:p>
          </table:table-cell>
          <table:table-cell table:style-name="Default" office:value-type="float" office:value="0.982967793529004" calcext:value-type="float">
            <text:p>0.982967793529004</text:p>
          </table:table-cell>
          <table:table-cell table:style-name="Default" office:value-type="float" office:value="0.000515166035168748" calcext:value-type="float">
            <text:p>0.000515166035168748</text:p>
          </table:table-cell>
          <table:table-cell table:style-name="Default" office:value-type="float" office:value="0.983345259907783" calcext:value-type="float">
            <text:p>0.983345259907783</text:p>
          </table:table-cell>
          <table:table-cell table:style-name="Default" office:value-type="float" office:value="0.000489445132903862" calcext:value-type="float">
            <text:p>0.000489445132903862</text:p>
          </table:table-cell>
          <table:table-cell table:style-name="Default" office:value-type="float" office:value="0.982967793529004" calcext:value-type="float">
            <text:p>0.982967793529004</text:p>
          </table:table-cell>
          <table:table-cell table:style-name="Default" office:value-type="float" office:value="0.000515166035168748" calcext:value-type="float">
            <text:p>0.000515166035168748</text:p>
          </table:table-cell>
          <table:table-cell table:style-name="ce16" office:value-type="float" office:value="0.965558331262557" calcext:value-type="float">
            <text:p>0.965558331262557</text:p>
          </table:table-cell>
          <table:table-cell table:style-name="ce16" office:value-type="float" office:value="0.000627153112703042" calcext:value-type="float">
            <text:p>0.000627153112703042</text:p>
          </table:table-cell>
          <table:table-cell table:style-name="ce16" office:value-type="float" office:value="0.967019926738646" calcext:value-type="float">
            <text:p>0.967019926738646</text:p>
          </table:table-cell>
          <table:table-cell table:style-name="ce16" office:value-type="float" office:value="0.000581573474587992" calcext:value-type="float">
            <text:p>0.000581573474587992</text:p>
          </table:table-cell>
          <table:table-cell table:style-name="ce16" office:value-type="float" office:value="0.965558331262557" calcext:value-type="float">
            <text:p>0.965558331262557</text:p>
          </table:table-cell>
          <table:table-cell table:style-name="ce16" office:value-type="float" office:value="0.000627153112703042" calcext:value-type="float">
            <text:p>0.000627153112703042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Default" office:value-type="float" office:value="0.963751655757117" calcext:value-type="float">
            <text:p>0.963751655757117</text:p>
          </table:table-cell>
          <table:table-cell table:style-name="Default" office:value-type="float" office:value="0.000859104384748898" calcext:value-type="float">
            <text:p>0.000859104384748898</text:p>
          </table:table-cell>
          <table:table-cell table:style-name="Default" office:value-type="float" office:value="0.965352749038423" calcext:value-type="float">
            <text:p>0.965352749038423</text:p>
          </table:table-cell>
          <table:table-cell table:style-name="Default" office:value-type="float" office:value="0.000790839912343445" calcext:value-type="float">
            <text:p>0.000790839912343445</text:p>
          </table:table-cell>
          <table:table-cell table:style-name="Default" office:value-type="float" office:value="0.963751655757117" calcext:value-type="float">
            <text:p>0.963751655757117</text:p>
          </table:table-cell>
          <table:table-cell table:style-name="Default" office:value-type="float" office:value="0.000859104384748898" calcext:value-type="float">
            <text:p>0.000859104384748898</text:p>
          </table:table-cell>
          <table:table-cell table:style-name="Default" office:value-type="float" office:value="0.982213114228513" calcext:value-type="float">
            <text:p>0.982213114228513</text:p>
          </table:table-cell>
          <table:table-cell table:style-name="Default" office:value-type="float" office:value="0.000624703803159297" calcext:value-type="float">
            <text:p>0.000624703803159297</text:p>
          </table:table-cell>
          <table:table-cell table:style-name="Default" office:value-type="float" office:value="0.982622203477363" calcext:value-type="float">
            <text:p>0.982622203477363</text:p>
          </table:table-cell>
          <table:table-cell table:style-name="Default" office:value-type="float" office:value="0.000592181290957461" calcext:value-type="float">
            <text:p>0.000592181290957461</text:p>
          </table:table-cell>
          <table:table-cell table:style-name="Default" office:value-type="float" office:value="0.982213114228513" calcext:value-type="float">
            <text:p>0.982213114228513</text:p>
          </table:table-cell>
          <table:table-cell table:style-name="Default" office:value-type="float" office:value="0.000624703803159297" calcext:value-type="float">
            <text:p>0.000624703803159297</text:p>
          </table:table-cell>
          <table:table-cell table:style-name="Default" office:value-type="float" office:value="0.963176292270221" calcext:value-type="float">
            <text:p>0.963176292270221</text:p>
          </table:table-cell>
          <table:table-cell table:style-name="Default" office:value-type="float" office:value="0.000654707638663385" calcext:value-type="float">
            <text:p>0.000654707638663385</text:p>
          </table:table-cell>
          <table:table-cell table:style-name="Default" office:value-type="float" office:value="0.96483485500541" calcext:value-type="float">
            <text:p>0.96483485500541</text:p>
          </table:table-cell>
          <table:table-cell table:style-name="Default" office:value-type="float" office:value="0.000591350182996959" calcext:value-type="float">
            <text:p>0.000591350182996959</text:p>
          </table:table-cell>
          <table:table-cell table:style-name="Default" office:value-type="float" office:value="0.963176292270221" calcext:value-type="float">
            <text:p>0.963176292270221</text:p>
          </table:table-cell>
          <table:table-cell table:style-name="Default" office:value-type="float" office:value="0.000654707638663385" calcext:value-type="float">
            <text:p>0.000654707638663385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Default" office:value-type="float" office:value="0.9644616318837" calcext:value-type="float">
            <text:p>0.9644616318837</text:p>
          </table:table-cell>
          <table:table-cell table:style-name="Default" office:value-type="float" office:value="0.00147004203248697" calcext:value-type="float">
            <text:p>0.00147004203248697</text:p>
          </table:table-cell>
          <table:table-cell table:style-name="Default" office:value-type="float" office:value="0.965995607043085" calcext:value-type="float">
            <text:p>0.965995607043085</text:p>
          </table:table-cell>
          <table:table-cell table:style-name="Default" office:value-type="float" office:value="0.0013493249753446" calcext:value-type="float">
            <text:p>0.0013493249753446</text:p>
          </table:table-cell>
          <table:table-cell table:style-name="Default" office:value-type="float" office:value="0.9644616318837" calcext:value-type="float">
            <text:p>0.9644616318837</text:p>
          </table:table-cell>
          <table:table-cell table:style-name="Default" office:value-type="float" office:value="0.00147004203248697" calcext:value-type="float">
            <text:p>0.00147004203248697</text:p>
          </table:table-cell>
          <table:table-cell table:style-name="Default" office:value-type="float" office:value="0.981106360607362" calcext:value-type="float">
            <text:p>0.981106360607362</text:p>
          </table:table-cell>
          <table:table-cell table:style-name="Default" office:value-type="float" office:value="0.000631496425091985" calcext:value-type="float">
            <text:p>0.000631496425091985</text:p>
          </table:table-cell>
          <table:table-cell table:style-name="Default" office:value-type="float" office:value="0.981568515379813" calcext:value-type="float">
            <text:p>0.981568515379813</text:p>
          </table:table-cell>
          <table:table-cell table:style-name="Default" office:value-type="float" office:value="0.000596184838910242" calcext:value-type="float">
            <text:p>0.000596184838910242</text:p>
          </table:table-cell>
          <table:table-cell table:style-name="Default" office:value-type="float" office:value="0.981106360607362" calcext:value-type="float">
            <text:p>0.981106360607362</text:p>
          </table:table-cell>
          <table:table-cell table:style-name="Default" office:value-type="float" office:value="0.000631496425091985" calcext:value-type="float">
            <text:p>0.000631496425091985</text:p>
          </table:table-cell>
          <table:table-cell table:style-name="Default" office:value-type="float" office:value="0.961842005011343" calcext:value-type="float">
            <text:p>0.961842005011343</text:p>
          </table:table-cell>
          <table:table-cell table:style-name="Default" office:value-type="float" office:value="0.000778698397468519" calcext:value-type="float">
            <text:p>0.000778698397468519</text:p>
          </table:table-cell>
          <table:table-cell table:style-name="Default" office:value-type="float" office:value="0.963619665046044" calcext:value-type="float">
            <text:p>0.963619665046044</text:p>
          </table:table-cell>
          <table:table-cell table:style-name="Default" office:value-type="float" office:value="0.000714719665659462" calcext:value-type="float">
            <text:p>0.000714719665659462</text:p>
          </table:table-cell>
          <table:table-cell table:style-name="Default" office:value-type="float" office:value="0.961842005011343" calcext:value-type="float">
            <text:p>0.961842005011343</text:p>
          </table:table-cell>
          <table:table-cell table:style-name="Default" office:value-type="float" office:value="0.000778698397468519" calcext:value-type="float">
            <text:p>0.000778698397468519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Default" office:value-type="float" office:value="0.962419227899315" calcext:value-type="float">
            <text:p>0.962419227899315</text:p>
          </table:table-cell>
          <table:table-cell table:style-name="Default" office:value-type="float" office:value="0.000915855817604453" calcext:value-type="float">
            <text:p>0.000915855817604453</text:p>
          </table:table-cell>
          <table:table-cell table:style-name="Default" office:value-type="float" office:value="0.964122169954278" calcext:value-type="float">
            <text:p>0.964122169954278</text:p>
          </table:table-cell>
          <table:table-cell table:style-name="Default" office:value-type="float" office:value="0.000829596398543753" calcext:value-type="float">
            <text:p>0.000829596398543753</text:p>
          </table:table-cell>
          <table:table-cell table:style-name="Default" office:value-type="float" office:value="0.962419227899315" calcext:value-type="float">
            <text:p>0.962419227899315</text:p>
          </table:table-cell>
          <table:table-cell table:style-name="Default" office:value-type="float" office:value="0.000915855817604453" calcext:value-type="float">
            <text:p>0.000915855817604453</text:p>
          </table:table-cell>
          <table:table-cell table:style-name="Default" office:value-type="float" office:value="0.980362305967829" calcext:value-type="float">
            <text:p>0.980362305967829</text:p>
          </table:table-cell>
          <table:table-cell table:style-name="Default" office:value-type="float" office:value="0.000493212213814862" calcext:value-type="float">
            <text:p>0.000493212213814862</text:p>
          </table:table-cell>
          <table:table-cell table:style-name="Default" office:value-type="float" office:value="0.980853399562142" calcext:value-type="float">
            <text:p>0.980853399562142</text:p>
          </table:table-cell>
          <table:table-cell table:style-name="Default" office:value-type="float" office:value="0.000468791256198451" calcext:value-type="float">
            <text:p>0.000468791256198451</text:p>
          </table:table-cell>
          <table:table-cell table:style-name="Default" office:value-type="float" office:value="0.980362305967829" calcext:value-type="float">
            <text:p>0.980362305967829</text:p>
          </table:table-cell>
          <table:table-cell table:style-name="Default" office:value-type="float" office:value="0.000493212213814862" calcext:value-type="float">
            <text:p>0.000493212213814862</text:p>
          </table:table-cell>
          <table:table-cell table:style-name="Default" office:value-type="float" office:value="0.962057866271272" calcext:value-type="float">
            <text:p>0.962057866271272</text:p>
          </table:table-cell>
          <table:table-cell table:style-name="Default" office:value-type="float" office:value="0.000440002690660475" calcext:value-type="float">
            <text:p>0.000440002690660475</text:p>
          </table:table-cell>
          <table:table-cell table:style-name="Default" office:value-type="float" office:value="0.963814701832072" calcext:value-type="float">
            <text:p>0.963814701832072</text:p>
          </table:table-cell>
          <table:table-cell table:style-name="Default" office:value-type="float" office:value="0.000399677042379933" calcext:value-type="float">
            <text:p>0.000399677042379933</text:p>
          </table:table-cell>
          <table:table-cell table:style-name="Default" office:value-type="float" office:value="0.962057866271272" calcext:value-type="float">
            <text:p>0.962057866271272</text:p>
          </table:table-cell>
          <table:table-cell table:style-name="Default" office:value-type="float" office:value="0.000440002690660475" calcext:value-type="float">
            <text:p>0.000440002690660475</text:p>
          </table:table-cell>
          <table:table-cell table:number-columns-repeated="1005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Default" office:value-type="float" office:value="0.960267200772691" calcext:value-type="float">
            <text:p>0.960267200772691</text:p>
          </table:table-cell>
          <table:table-cell table:style-name="Default" office:value-type="float" office:value="0.000837284009449165" calcext:value-type="float">
            <text:p>0.000837284009449165</text:p>
          </table:table-cell>
          <table:table-cell table:style-name="Default" office:value-type="float" office:value="0.962159328725523" calcext:value-type="float">
            <text:p>0.962159328725523</text:p>
          </table:table-cell>
          <table:table-cell table:style-name="Default" office:value-type="float" office:value="0.000758594458667641" calcext:value-type="float">
            <text:p>0.000758594458667641</text:p>
          </table:table-cell>
          <table:table-cell table:style-name="Default" office:value-type="float" office:value="0.960267200772691" calcext:value-type="float">
            <text:p>0.960267200772691</text:p>
          </table:table-cell>
          <table:table-cell table:style-name="Default" office:value-type="float" office:value="0.000837284009449165" calcext:value-type="float">
            <text:p>0.000837284009449165</text:p>
          </table:table-cell>
          <table:table-cell table:style-name="Default" office:value-type="float" office:value="0.980452121518484" calcext:value-type="float">
            <text:p>0.980452121518484</text:p>
          </table:table-cell>
          <table:table-cell table:style-name="Default" office:value-type="float" office:value="0.000601754612052247" calcext:value-type="float">
            <text:p>0.000601754612052247</text:p>
          </table:table-cell>
          <table:table-cell table:style-name="Default" office:value-type="float" office:value="0.98094132980011" calcext:value-type="float">
            <text:p>0.98094132980011</text:p>
          </table:table-cell>
          <table:table-cell table:style-name="Default" office:value-type="float" office:value="0.000571828941948977" calcext:value-type="float">
            <text:p>0.000571828941948977</text:p>
          </table:table-cell>
          <table:table-cell table:style-name="Default" office:value-type="float" office:value="0.980452121518484" calcext:value-type="float">
            <text:p>0.980452121518484</text:p>
          </table:table-cell>
          <table:table-cell table:style-name="Default" office:value-type="float" office:value="0.000601754612052247" calcext:value-type="float">
            <text:p>0.000601754612052247</text:p>
          </table:table-cell>
          <table:table-cell table:style-name="Default" office:value-type="float" office:value="0.959455272095665" calcext:value-type="float">
            <text:p>0.959455272095665</text:p>
          </table:table-cell>
          <table:table-cell table:style-name="Default" office:value-type="float" office:value="0.000536986811315849" calcext:value-type="float">
            <text:p>0.000536986811315849</text:p>
          </table:table-cell>
          <table:table-cell table:style-name="Default" office:value-type="float" office:value="0.961441897143189" calcext:value-type="float">
            <text:p>0.961441897143189</text:p>
          </table:table-cell>
          <table:table-cell table:style-name="Default" office:value-type="float" office:value="0.000483577118159114" calcext:value-type="float">
            <text:p>0.000483577118159114</text:p>
          </table:table-cell>
          <table:table-cell table:style-name="Default" office:value-type="float" office:value="0.959455272095665" calcext:value-type="float">
            <text:p>0.959455272095665</text:p>
          </table:table-cell>
          <table:table-cell table:style-name="Default" office:value-type="float" office:value="0.000536986811315849" calcext:value-type="float">
            <text:p>0.000536986811315849</text:p>
          </table:table-cell>
          <table:table-cell table:number-columns-repeated="1005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Default" office:value-type="float" office:value="0.957987932136853" calcext:value-type="float">
            <text:p>0.957987932136853</text:p>
          </table:table-cell>
          <table:table-cell table:style-name="Default" office:value-type="float" office:value="0.000820528035887622" calcext:value-type="float">
            <text:p>0.000820528035887622</text:p>
          </table:table-cell>
          <table:table-cell table:style-name="Default" office:value-type="float" office:value="0.960090067419122" calcext:value-type="float">
            <text:p>0.960090067419122</text:p>
          </table:table-cell>
          <table:table-cell table:style-name="Default" office:value-type="float" office:value="0.000741580728180912" calcext:value-type="float">
            <text:p>0.000741580728180912</text:p>
          </table:table-cell>
          <table:table-cell table:style-name="Default" office:value-type="float" office:value="0.957987932136853" calcext:value-type="float">
            <text:p>0.957987932136853</text:p>
          </table:table-cell>
          <table:table-cell table:style-name="Default" office:value-type="float" office:value="0.000820528035887622" calcext:value-type="float">
            <text:p>0.000820528035887622</text:p>
          </table:table-cell>
          <table:table-cell table:style-name="Default" office:value-type="float" office:value="0.979711038730973" calcext:value-type="float">
            <text:p>0.979711038730973</text:p>
          </table:table-cell>
          <table:table-cell table:style-name="Default" office:value-type="float" office:value="0.000745739857090337" calcext:value-type="float">
            <text:p>0.000745739857090337</text:p>
          </table:table-cell>
          <table:table-cell table:style-name="Default" office:value-type="float" office:value="0.980233999334025" calcext:value-type="float">
            <text:p>0.980233999334025</text:p>
          </table:table-cell>
          <table:table-cell table:style-name="Default" office:value-type="float" office:value="0.000712297946399562" calcext:value-type="float">
            <text:p>0.000712297946399562</text:p>
          </table:table-cell>
          <table:table-cell table:style-name="Default" office:value-type="float" office:value="0.979711038730973" calcext:value-type="float">
            <text:p>0.979711038730973</text:p>
          </table:table-cell>
          <table:table-cell table:style-name="Default" office:value-type="float" office:value="0.000745739857090337" calcext:value-type="float">
            <text:p>0.000745739857090337</text:p>
          </table:table-cell>
          <table:table-cell table:style-name="Default" office:value-type="float" office:value="0.959632023565235" calcext:value-type="float">
            <text:p>0.959632023565235</text:p>
          </table:table-cell>
          <table:table-cell table:style-name="Default" office:value-type="float" office:value="0.000613732006411432" calcext:value-type="float">
            <text:p>0.000613732006411432</text:p>
          </table:table-cell>
          <table:table-cell table:style-name="Default" office:value-type="float" office:value="0.961592459709365" calcext:value-type="float">
            <text:p>0.961592459709365</text:p>
          </table:table-cell>
          <table:table-cell table:style-name="Default" office:value-type="float" office:value="0.000551007122520057" calcext:value-type="float">
            <text:p>0.000551007122520057</text:p>
          </table:table-cell>
          <table:table-cell table:style-name="Default" office:value-type="float" office:value="0.959632023565235" calcext:value-type="float">
            <text:p>0.959632023565235</text:p>
          </table:table-cell>
          <table:table-cell table:style-name="Default" office:value-type="float" office:value="0.000613732006411432" calcext:value-type="float">
            <text:p>0.000613732006411432</text:p>
          </table:table-cell>
          <table:table-cell table:number-columns-repeated="1005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Default" office:value-type="float" office:value="0.96136253862764" calcext:value-type="float">
            <text:p>0.96136253862764</text:p>
          </table:table-cell>
          <table:table-cell table:style-name="Default" office:value-type="float" office:value="0.000804110785745155" calcext:value-type="float">
            <text:p>0.000804110785745155</text:p>
          </table:table-cell>
          <table:table-cell table:style-name="Default" office:value-type="float" office:value="0.963155938120387" calcext:value-type="float">
            <text:p>0.963155938120387</text:p>
          </table:table-cell>
          <table:table-cell table:style-name="Default" office:value-type="float" office:value="0.000721405265211069" calcext:value-type="float">
            <text:p>0.000721405265211069</text:p>
          </table:table-cell>
          <table:table-cell table:style-name="Default" office:value-type="float" office:value="0.96136253862764" calcext:value-type="float">
            <text:p>0.96136253862764</text:p>
          </table:table-cell>
          <table:table-cell table:style-name="Default" office:value-type="float" office:value="0.000804110785745155" calcext:value-type="float">
            <text:p>0.000804110785745155</text:p>
          </table:table-cell>
          <table:table-cell table:style-name="Default" office:value-type="float" office:value="0.981278738437793" calcext:value-type="float">
            <text:p>0.981278738437793</text:p>
          </table:table-cell>
          <table:table-cell table:style-name="Default" office:value-type="float" office:value="0.000438717570301004" calcext:value-type="float">
            <text:p>0.000438717570301004</text:p>
          </table:table-cell>
          <table:table-cell table:style-name="Default" office:value-type="float" office:value="0.981726674007041" calcext:value-type="float">
            <text:p>0.981726674007041</text:p>
          </table:table-cell>
          <table:table-cell table:style-name="Default" office:value-type="float" office:value="0.000409422409676348" calcext:value-type="float">
            <text:p>0.000409422409676348</text:p>
          </table:table-cell>
          <table:table-cell table:style-name="Default" office:value-type="float" office:value="0.981278738437793" calcext:value-type="float">
            <text:p>0.981278738437793</text:p>
          </table:table-cell>
          <table:table-cell table:style-name="Default" office:value-type="float" office:value="0.000438717570301004" calcext:value-type="float">
            <text:p>0.000438717570301004</text:p>
          </table:table-cell>
          <table:table-cell table:style-name="Default" office:value-type="float" office:value="0.961491780097693" calcext:value-type="float">
            <text:p>0.961491780097693</text:p>
          </table:table-cell>
          <table:table-cell table:style-name="Default" office:value-type="float" office:value="0.000585041046212921" calcext:value-type="float">
            <text:p>0.000585041046212921</text:p>
          </table:table-cell>
          <table:table-cell table:style-name="Default" office:value-type="float" office:value="0.963274196633512" calcext:value-type="float">
            <text:p>0.963274196633512</text:p>
          </table:table-cell>
          <table:table-cell table:style-name="Default" office:value-type="float" office:value="0.00052903445104855" calcext:value-type="float">
            <text:p>0.00052903445104855</text:p>
          </table:table-cell>
          <table:table-cell table:style-name="Default" office:value-type="float" office:value="0.961491780097693" calcext:value-type="float">
            <text:p>0.961491780097693</text:p>
          </table:table-cell>
          <table:table-cell table:style-name="Default" office:value-type="float" office:value="0.000585041046212921" calcext:value-type="float">
            <text:p>0.000585041046212921</text:p>
          </table:table-cell>
          <table:table-cell table:number-columns-repeated="1005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Default" office:value-type="float" office:value="0.96136253862764" calcext:value-type="float">
            <text:p>0.96136253862764</text:p>
          </table:table-cell>
          <table:table-cell table:style-name="Default" office:value-type="float" office:value="0.000804110785745155" calcext:value-type="float">
            <text:p>0.000804110785745155</text:p>
          </table:table-cell>
          <table:table-cell table:style-name="Default" office:value-type="float" office:value="0.963155938120387" calcext:value-type="float">
            <text:p>0.963155938120387</text:p>
          </table:table-cell>
          <table:table-cell table:style-name="Default" office:value-type="float" office:value="0.000721405265211069" calcext:value-type="float">
            <text:p>0.000721405265211069</text:p>
          </table:table-cell>
          <table:table-cell table:style-name="Default" office:value-type="float" office:value="0.96136253862764" calcext:value-type="float">
            <text:p>0.96136253862764</text:p>
          </table:table-cell>
          <table:table-cell table:style-name="Default" office:value-type="float" office:value="0.000804110785745155" calcext:value-type="float">
            <text:p>0.000804110785745155</text:p>
          </table:table-cell>
          <table:table-cell table:style-name="Default" office:value-type="float" office:value="0.980685068587274" calcext:value-type="float">
            <text:p>0.980685068587274</text:p>
          </table:table-cell>
          <table:table-cell table:style-name="Default" office:value-type="float" office:value="0.000615524393162261" calcext:value-type="float">
            <text:p>0.000615524393162261</text:p>
          </table:table-cell>
          <table:table-cell table:style-name="Default" office:value-type="float" office:value="0.981154115246267" calcext:value-type="float">
            <text:p>0.981154115246267</text:p>
          </table:table-cell>
          <table:table-cell table:style-name="Default" office:value-type="float" office:value="0.000583403170325153" calcext:value-type="float">
            <text:p>0.000583403170325153</text:p>
          </table:table-cell>
          <table:table-cell table:style-name="Default" office:value-type="float" office:value="0.980685068587274" calcext:value-type="float">
            <text:p>0.980685068587274</text:p>
          </table:table-cell>
          <table:table-cell table:style-name="Default" office:value-type="float" office:value="0.000615524393162261" calcext:value-type="float">
            <text:p>0.000615524393162261</text:p>
          </table:table-cell>
          <table:table-cell table:style-name="Default" office:value-type="float" office:value="0.961491780097693" calcext:value-type="float">
            <text:p>0.961491780097693</text:p>
          </table:table-cell>
          <table:table-cell table:style-name="Default" office:value-type="float" office:value="0.000585041046212921" calcext:value-type="float">
            <text:p>0.000585041046212921</text:p>
          </table:table-cell>
          <table:table-cell table:style-name="Default" office:value-type="float" office:value="0.963274196633512" calcext:value-type="float">
            <text:p>0.963274196633512</text:p>
          </table:table-cell>
          <table:table-cell table:style-name="Default" office:value-type="float" office:value="0.00052903445104855" calcext:value-type="float">
            <text:p>0.00052903445104855</text:p>
          </table:table-cell>
          <table:table-cell table:style-name="Default" office:value-type="float" office:value="0.961491780097693" calcext:value-type="float">
            <text:p>0.961491780097693</text:p>
          </table:table-cell>
          <table:table-cell table:style-name="Default" office:value-type="float" office:value="0.000585041046212921" calcext:value-type="float">
            <text:p>0.000585041046212921</text:p>
          </table:table-cell>
          <table:table-cell table:number-columns-repeated="1005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Default" office:value-type="float" office:value="0.96136253862764" calcext:value-type="float">
            <text:p>0.96136253862764</text:p>
          </table:table-cell>
          <table:table-cell table:style-name="Default" office:value-type="float" office:value="0.000804110785745155" calcext:value-type="float">
            <text:p>0.000804110785745155</text:p>
          </table:table-cell>
          <table:table-cell table:style-name="Default" office:value-type="float" office:value="0.963155938120387" calcext:value-type="float">
            <text:p>0.963155938120387</text:p>
          </table:table-cell>
          <table:table-cell table:style-name="Default" office:value-type="float" office:value="0.000721405265211069" calcext:value-type="float">
            <text:p>0.000721405265211069</text:p>
          </table:table-cell>
          <table:table-cell table:style-name="Default" office:value-type="float" office:value="0.96136253862764" calcext:value-type="float">
            <text:p>0.96136253862764</text:p>
          </table:table-cell>
          <table:table-cell table:style-name="Default" office:value-type="float" office:value="0.000804110785745155" calcext:value-type="float">
            <text:p>0.000804110785745155</text:p>
          </table:table-cell>
          <table:table-cell table:style-name="Default" office:value-type="float" office:value="0.979039592500801" calcext:value-type="float">
            <text:p>0.979039592500801</text:p>
          </table:table-cell>
          <table:table-cell table:style-name="Default" office:value-type="float" office:value="0.00062167234945816" calcext:value-type="float">
            <text:p>0.00062167234945816</text:p>
          </table:table-cell>
          <table:table-cell table:style-name="Default" office:value-type="float" office:value="0.979592768716981" calcext:value-type="float">
            <text:p>0.979592768716981</text:p>
          </table:table-cell>
          <table:table-cell table:style-name="Default" office:value-type="float" office:value="0.000586873879603044" calcext:value-type="float">
            <text:p>0.000586873879603044</text:p>
          </table:table-cell>
          <table:table-cell table:style-name="Default" office:value-type="float" office:value="0.979039592500801" calcext:value-type="float">
            <text:p>0.979039592500801</text:p>
          </table:table-cell>
          <table:table-cell table:style-name="Default" office:value-type="float" office:value="0.00062167234945816" calcext:value-type="float">
            <text:p>0.00062167234945816</text:p>
          </table:table-cell>
          <table:table-cell table:style-name="Default" office:value-type="float" office:value="0.961491780097693" calcext:value-type="float">
            <text:p>0.961491780097693</text:p>
          </table:table-cell>
          <table:table-cell table:style-name="Default" office:value-type="float" office:value="0.000585041046212921" calcext:value-type="float">
            <text:p>0.000585041046212921</text:p>
          </table:table-cell>
          <table:table-cell table:style-name="Default" office:value-type="float" office:value="0.963274196633512" calcext:value-type="float">
            <text:p>0.963274196633512</text:p>
          </table:table-cell>
          <table:table-cell table:style-name="Default" office:value-type="float" office:value="0.00052903445104855" calcext:value-type="float">
            <text:p>0.00052903445104855</text:p>
          </table:table-cell>
          <table:table-cell table:style-name="Default" office:value-type="float" office:value="0.961491780097693" calcext:value-type="float">
            <text:p>0.961491780097693</text:p>
          </table:table-cell>
          <table:table-cell table:style-name="Default" office:value-type="float" office:value="0.000585041046212921" calcext:value-type="float">
            <text:p>0.00058504104621292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BENCHMARK</text:p>
          </table:table-cell>
          <table:table-cell table:style-name="ce17" table:number-columns-repeated="6"/>
          <table:table-cell table:number-columns-repeated="1017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Default" office:value-type="float" office:value="0.977276455358872" calcext:value-type="float">
            <text:p>0.977276455358872</text:p>
          </table:table-cell>
          <table:table-cell table:style-name="Default" office:value-type="float" office:value="0.000451247597609765" calcext:value-type="float">
            <text:p>0.000451247597609765</text:p>
          </table:table-cell>
          <table:table-cell table:style-name="Default" office:value-type="float" office:value="0.977930806354376" calcext:value-type="float">
            <text:p>0.977930806354376</text:p>
          </table:table-cell>
          <table:table-cell table:style-name="Default" office:value-type="float" office:value="0.00042687414440579" calcext:value-type="float">
            <text:p>0.00042687414440579</text:p>
          </table:table-cell>
          <table:table-cell table:style-name="Default" office:value-type="float" office:value="0.977276455358872" calcext:value-type="float">
            <text:p>0.977276455358872</text:p>
          </table:table-cell>
          <table:table-cell table:style-name="Default" office:value-type="float" office:value="0.000451247597609765" calcext:value-type="float">
            <text:p>0.000451247597609765</text:p>
          </table:table-cell>
          <table:table-cell table:style-name="Default" office:value-type="float" office:value="0.977276455358872" calcext:value-type="float">
            <text:p>0.977276455358872</text:p>
          </table:table-cell>
          <table:table-cell table:style-name="Default" office:value-type="float" office:value="0.000451247597609765" calcext:value-type="float">
            <text:p>0.000451247597609765</text:p>
          </table:table-cell>
          <table:table-cell table:style-name="Default" office:value-type="float" office:value="0.977930806354376" calcext:value-type="float">
            <text:p>0.977930806354376</text:p>
          </table:table-cell>
          <table:table-cell table:style-name="Default" office:value-type="float" office:value="0.00042687414440579" calcext:value-type="float">
            <text:p>0.00042687414440579</text:p>
          </table:table-cell>
          <table:table-cell table:style-name="Default" office:value-type="float" office:value="0.977276455358872" calcext:value-type="float">
            <text:p>0.977276455358872</text:p>
          </table:table-cell>
          <table:table-cell table:style-name="Default" office:value-type="float" office:value="0.000451247597609765" calcext:value-type="float">
            <text:p>0.000451247597609765</text:p>
          </table:table-cell>
          <table:table-cell table:style-name="Default" office:value-type="float" office:value="0.977276455358872" calcext:value-type="float">
            <text:p>0.977276455358872</text:p>
          </table:table-cell>
          <table:table-cell table:style-name="Default" office:value-type="float" office:value="0.000451247597609765" calcext:value-type="float">
            <text:p>0.000451247597609765</text:p>
          </table:table-cell>
          <table:table-cell table:style-name="Default" office:value-type="float" office:value="0.977930806354376" calcext:value-type="float">
            <text:p>0.977930806354376</text:p>
          </table:table-cell>
          <table:table-cell table:style-name="Default" office:value-type="float" office:value="0.00042687414440579" calcext:value-type="float">
            <text:p>0.00042687414440579</text:p>
          </table:table-cell>
          <table:table-cell table:style-name="Default" office:value-type="float" office:value="0.977276455358872" calcext:value-type="float">
            <text:p>0.977276455358872</text:p>
          </table:table-cell>
          <table:table-cell table:style-name="Default" office:value-type="float" office:value="0.000451247597609765" calcext:value-type="float">
            <text:p>0.000451247597609765</text:p>
          </table:table-cell>
          <table:table-cell table:style-name="Default" office:value-type="float" office:value="0.977276455358872" calcext:value-type="float">
            <text:p>0.977276455358872</text:p>
          </table:table-cell>
          <table:table-cell table:style-name="Default" office:value-type="float" office:value="0.000451247597609765" calcext:value-type="float">
            <text:p>0.000451247597609765</text:p>
          </table:table-cell>
          <table:table-cell table:style-name="Default" office:value-type="float" office:value="0.977930806354376" calcext:value-type="float">
            <text:p>0.977930806354376</text:p>
          </table:table-cell>
          <table:table-cell table:style-name="Default" office:value-type="float" office:value="0.00042687414440579" calcext:value-type="float">
            <text:p>0.00042687414440579</text:p>
          </table:table-cell>
          <table:table-cell table:style-name="Default" office:value-type="float" office:value="0.977276455358872" calcext:value-type="float">
            <text:p>0.977276455358872</text:p>
          </table:table-cell>
          <table:table-cell table:style-name="Default" office:value-type="float" office:value="0.000451247597609765" calcext:value-type="float">
            <text:p>0.000451247597609765</text:p>
          </table:table-cell>
          <table:table-cell table:number-columns-repeated="999"/>
        </table:table-row>
        <table:table-row table:style-name="ro2" table:number-rows-repeated="104828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20:42:17.004692687</meta:creation-date>
    <dc:date>2023-07-23T14:55:36.513446581</dc:date>
    <meta:editing-duration>P2DT3H59M2S</meta:editing-duration>
    <meta:editing-cycles>56</meta:editing-cycles>
    <meta:generator>LibreOffice/7.3.7.2$Linux_X86_64 LibreOffice_project/30$Build-2</meta:generator>
    <meta:document-statistic meta:table-count="1" meta:cell-count="5847" meta:object-count="0"/>
  </office:meta>
</office:document-meta>
</file>